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3866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4083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3764in"/>
    </style:style>
    <style:style style:name="co11" style:family="table-column">
      <style:table-column-properties fo:break-before="auto" style:column-width="0.7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/>
    <style:style style:name="gr1" style:family="graphic">
      <style:graphic-properties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vitesse" table:style-name="ta1">
        <office:forms form:automatic-focus="false" form:apply-design-mode="false"/>
        <table:shapes>
          <draw:frame draw:z-index="0" draw:style-name="gr1" svg:width="6.2988in" svg:height="3.5429in" svg:x="7.9783in" svg:y="2.1051in">
            <draw:object draw:notify-on-update-of-ranges="vitesse.M10:vitesse.M121 vitesse.B10:vitesse.B10 vitesse.B10:vitesse.B121 vitesse.M11:vitesse.M121 vitesse.A10:vitesse.A10 vitesse.A11:vitesse.A121 vitesse.M11:vitesse.M121 vitesse.G10:vitesse.G10 vitesse.G11:vitesse.G121 vitesse.M11:vitesse.M121 vitesse.F10:vitesse.F10 vitesse.F11:vitesse.F121 vitesse.M11:vitesse.M122 vitesse.U10:vitesse.U10 vitesse.U11:vitesse.U122 vitesse.M11:vitesse.M122 vitesse.V10:vitesse.V10 vitesse.V11:vitesse.V122 vitesse.M11:vitesse.M122 vitesse.W10:vitesse.W10 vitesse.W11:vitesse.W122 vitesse.M11:vitesse.M122 vitesse.X10:vitesse.X10 vitesse.X11:vitesse.X1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998" table:default-cell-style-name="Default"/>
        <table:table-row table:style-name="ro1">
          <table:table-cell table:number-columns-repeated="11"/>
          <table:table-cell table:style-name="ce1" office:value-type="string">
            <text:p># ouverture estimée des sépales (le moins-le plus) et pétales vs. temps depuis CPV</text:p>
          </table:table-cell>
          <table:table-cell table:number-columns-repeated="1011"/>
        </table:table-row>
        <table:table-row table:style-name="ro1">
          <table:table-cell office:value-type="string">
            <text:p># i.e 2 dec 2011 à 17 h</text:p>
          </table:table-cell>
          <table:table-cell table:number-columns-repeated="1022"/>
        </table:table-row>
        <table:table-row table:style-name="ro2">
          <table:table-cell table:style-name="ce1" office:value-type="string" table:number-columns-spanned="7" table:number-rows-spanned="1">
            <text:p>Angles (degrés)</text:p>
          </table:table-cell>
          <table:covered-table-cell table:number-columns-repeated="6"/>
          <table:table-cell/>
          <table:table-cell table:style-name="ce1"/>
          <table:table-cell table:style-name="ce1" office:value-type="string" table:number-columns-spanned="5" table:number-rows-spanned="1">
            <text:p>Date après CPV</text:p>
          </table:table-cell>
          <table:covered-table-cell table:number-columns-repeated="4"/>
          <table:table-cell table:number-columns-repeated="5"/>
          <table:table-cell table:style-name="ce3" office:value-type="string" table:number-columns-spanned="5" table:number-rows-spanned="1">
            <text:p>Logistique f(x)=A/(1+exp(k(I-x)))</text:p>
          </table:table-cell>
          <table:covered-table-cell table:number-columns-repeated="4"/>
          <table:table-cell office:value-type="string">
            <text:p>changement</text:p>
          </table:table-cell>
          <table:table-cell table:number-columns-repeated="998"/>
        </table:table-row>
        <table:table-row table:style-name="ro1">
          <table:table-cell office:value-type="string">
            <text:p>début ouverture premier sépale avant 29/11/2011 (extrémité courbée)»</text:p>
          </table:table-cell>
          <table:table-cell table:number-columns-repeated="18"/>
          <table:table-cell table:style-name="ce4"/>
          <table:table-cell table:style-name="ce5" office:value-type="string">
            <text:p>S+</text:p>
          </table:table-cell>
          <table:table-cell table:style-name="ce5" office:value-type="string">
            <text:p>S-</text:p>
          </table:table-cell>
          <table:table-cell table:style-name="ce5" office:value-type="string">
            <text:p>P+</text:p>
          </table:table-cell>
          <table:table-cell table:style-name="ce5" office:value-type="string">
            <text:p>P-</text:p>
          </table:table-cell>
          <table:table-cell office:value-type="string">
            <text:p>de variable (x)</text:p>
          </table:table-cell>
          <table:table-cell table:number-columns-repeated="998"/>
        </table:table-row>
        <table:table-row table:style-name="ro1">
          <table:table-cell office:value-type="string">
            <text:p>ouverture atteint pétales le 2/12 12h</text:p>
          </table:table-cell>
          <table:table-cell table:number-columns-repeated="18"/>
          <table:table-cell table:style-name="ce4" office:value-type="string">
            <text:p>A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4" office:value-type="float" office:value="90">
            <text:p>90</text:p>
          </table:table-cell>
          <table:table-cell table:style-name="ce4" office:value-type="float" office:value="120">
            <text:p>120</text:p>
          </table:table-cell>
          <table:table-cell table:number-columns-repeated="998"/>
        </table:table-row>
        <table:table-row table:style-name="ro1">
          <table:table-cell office:value-type="string">
            <text:p>pétale visible 2/12 à 12h</text:p>
          </table:table-cell>
          <table:table-cell table:number-columns-repeated="18"/>
          <table:table-cell table:style-name="ce4" office:value-type="string">
            <text:p>k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0">
            <text:p>100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4" office:value-type="string">
            <text:p>I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3.2">
            <text:p>3.2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0.05">
            <text:p>0.05</text:p>
          </table:table-cell>
          <table:table-cell table:number-columns-repeated="99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% long du</text:p>
          </table:table-cell>
          <table:table-cell office:value-type="string">
            <text:p>% pet. du</text:p>
          </table:table-cell>
          <table:table-cell office:value-type="string">
            <text:p>Nb sép</text:p>
          </table:table-cell>
          <table:table-cell table:number-columns-repeated="2"/>
          <table:table-cell office:value-type="string">
            <text:p>Nb</text:p>
          </table:table-cell>
          <table:table-cell table:number-columns-repeated="3"/>
          <table:table-cell table:style-name="ce1" office:value-type="string" table:number-columns-spanned="2" table:number-rows-spanned="1">
            <text:p>Depuis le 2/12 à 12h</text:p>
          </table:table-cell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S-</text:p>
          </table:table-cell>
          <table:table-cell table:style-name="ce2" office:value-type="string">
            <text:p><text:s/>S+</text:p>
          </table:table-cell>
          <table:table-cell table:style-name="ce2" office:value-type="string">
            <text:p><text:s/>+courbé</text:p>
          </table:table-cell>
          <table:table-cell table:style-name="ce2" office:value-type="string">
            <text:p>+ décollé</text:p>
          </table:table-cell>
          <table:table-cell table:style-name="ce2" office:value-type="string">
            <text:p>décollés</text:p>
          </table:table-cell>
          <table:table-cell table:style-name="ce2" office:value-type="string">
            <text:p>P-</text:p>
          </table:table-cell>
          <table:table-cell table:style-name="ce2" office:value-type="string">
            <text:p><text:s/>P+</text:p>
          </table:table-cell>
          <table:table-cell table:style-name="ce2" office:value-type="string">
            <text:p>ouv.</text:p>
          </table:table-cell>
          <table:table-cell table:style-name="ce2" office:value-type="string">
            <text:p>M</text:p>
          </table:table-cell>
          <table:table-cell table:style-name="ce2" office:value-type="string">
            <text:p>J</text:p>
          </table:table-cell>
          <table:table-cell table:style-name="ce2" office:value-type="string">
            <text:p>H</text:p>
          </table:table-cell>
          <table:table-cell table:style-name="ce2" office:value-type="string">
            <text:p>heures</text:p>
          </table:table-cell>
          <table:table-cell table:style-name="ce2" office:value-type="string">
            <text:p>jours</text:p>
          </table:table-cell>
          <table:table-cell/>
          <table:table-cell table:style-name="ce2" table:number-columns-repeated="6"/>
          <table:table-cell table:style-name="ce2" office:value-type="string">
            <text:p>Sigmo S+</text:p>
          </table:table-cell>
          <table:table-cell table:style-name="ce2" office:value-type="string">
            <text:p>Sigmo S-</text:p>
          </table:table-cell>
          <table:table-cell table:style-name="ce2" office:value-type="string">
            <text:p>Sigmo P+</text:p>
          </table:table-cell>
          <table:table-cell table:style-name="ce2" office:value-type="string">
            <text:p>Sigmo P-</text:p>
          </table:table-cell>
          <table:table-cell office:value-type="string">
            <text:p>S+ avec x/10</text:p>
          </table:table-cell>
          <table:table-cell table:style-name="ce2" office:value-type="string">
            <text:p>«S+ - S10+»</text:p>
          </table:table-cell>
          <table:table-cell table:style-name="ce2"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([.I11]-[.I$36])*30+([.J11]-[.J$36]))*24+([.K11]-[.K$36])" office:value-type="float" office:value="-72">
            <text:p>-72</text:p>
          </table:table-cell>
          <table:table-cell table:formula="of:=[.L11]/24" office:value-type="float" office:value="-3">
            <text:p>-3</text:p>
          </table:table-cell>
          <table:table-cell table:number-columns-repeated="7"/>
          <table:table-cell table:formula="of:=[.U$5]/(1+EXP([.U$6]*([.U$7]-[.$M11])))" office:value-type="float" office:value="0.0000000000000756614011217638">
            <text:p>7.56614011217638E-014</text:p>
          </table:table-cell>
          <table:table-cell table:formula="of:=[.V$5]/(1+EXP([.V$6]*([.V$7]-[.$M11])))" office:value-type="float" office:value="0.00000000227902154224576">
            <text:p>2.27902154224576E-009</text:p>
          </table:table-cell>
          <table:table-cell table:formula="of:=[.W$5]/(1+EXP([.W$6]*([.W$7]-[.$M11])))" office:value-type="float" office:value="1.27603326104052E-017">
            <text:p>1.27603326104052E-017</text:p>
          </table:table-cell>
          <table:table-cell table:formula="of:=[.X$5]/(1+EXP([.X$6]*([.X$7]-[.$M11])))" office:value-type="float" office:value="3.53195627215272E-024">
            <text:p>3.53195627215272E-024</text:p>
          </table:table-cell>
          <table:table-cell table:formula="of:=[.Y$5]/(1+EXP([.Y$6]*([.Y$7]-([.$M11]/10))))" office:value-type="float" office:value="0.0000000000000756614011217638">
            <text:p>7.56614011217638E-014</text:p>
          </table:table-cell>
          <table:table-cell table:formula="of:=[.U11]-[.Y1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([.I12]-[.I$36])*30+([.J12]-[.J$36]))*24+([.K12]-[.K$36])" office:value-type="float" office:value="-71">
            <text:p>-71</text:p>
          </table:table-cell>
          <table:table-cell table:formula="of:=[.L12]/24" office:value-type="float" office:value="-2.95833333333333">
            <text:p>-2.9583333333</text:p>
          </table:table-cell>
          <table:table-cell table:number-columns-repeated="7"/>
          <table:table-cell table:formula="of:=[.U$5]/(1+EXP([.U$6]*([.U$7]-[.$M12])))" office:value-type="float" office:value="0.000000000000114770536971847">
            <text:p>1.14770536971847E-013</text:p>
          </table:table-cell>
          <table:table-cell table:formula="of:=[.V$5]/(1+EXP([.V$6]*([.V$7]-[.$M12])))" office:value-type="float" office:value="0.00000000292632158540523">
            <text:p>2.92632158540523E-009</text:p>
          </table:table-cell>
          <table:table-cell table:formula="of:=[.W$5]/(1+EXP([.W$6]*([.W$7]-[.$M12])))" office:value-type="float" office:value="1.70817050539009E-017">
            <text:p>1.70817050539009E-017</text:p>
          </table:table-cell>
          <table:table-cell table:formula="of:=[.X$5]/(1+EXP([.X$6]*([.X$7]-[.$M12])))" office:value-type="float" office:value="4.35004084851925E-024">
            <text:p>4.35004084851925E-024</text:p>
          </table:table-cell>
          <table:table-cell table:formula="of:=[.Y$5]/(1+EXP([.Y$6]*([.Y$7]-([.$M12]/10))))" office:value-type="float" office:value="0.000000000000114770536971847">
            <text:p>1.14770536971847E-013</text:p>
          </table:table-cell>
          <table:table-cell table:formula="of:=[.U12]-[.Y1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([.I13]-[.I$36])*30+([.J13]-[.J$36]))*24+([.K13]-[.K$36])" office:value-type="float" office:value="-70">
            <text:p>-70</text:p>
          </table:table-cell>
          <table:table-cell table:formula="of:=[.L13]/24" office:value-type="float" office:value="-2.91666666666667">
            <text:p>-2.9166666667</text:p>
          </table:table-cell>
          <table:table-cell table:number-columns-repeated="7"/>
          <table:table-cell table:formula="of:=[.U$5]/(1+EXP([.U$6]*([.U$7]-[.$M13])))" office:value-type="float" office:value="0.00000000000017409505985235">
            <text:p>1.7409505985235E-013</text:p>
          </table:table-cell>
          <table:table-cell table:formula="of:=[.V$5]/(1+EXP([.V$6]*([.V$7]-[.$M13])))" office:value-type="float" office:value="0.00000000375747129303389">
            <text:p>3.75747129303389E-009</text:p>
          </table:table-cell>
          <table:table-cell table:formula="of:=[.W$5]/(1+EXP([.W$6]*([.W$7]-[.$M13])))" office:value-type="float" office:value="2.28665393338206E-017">
            <text:p>2.28665393338206E-017</text:p>
          </table:table-cell>
          <table:table-cell table:formula="of:=[.X$5]/(1+EXP([.X$6]*([.X$7]-[.$M13])))" office:value-type="float" office:value="5.35761315421174E-024">
            <text:p>5.35761315421174E-024</text:p>
          </table:table-cell>
          <table:table-cell table:formula="of:=[.Y$5]/(1+EXP([.Y$6]*([.Y$7]-([.$M13]/10))))" office:value-type="float" office:value="0.00000000000017409505985235">
            <text:p>1.7409505985235E-013</text:p>
          </table:table-cell>
          <table:table-cell table:formula="of:=[.U13]-[.Y1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([.I14]-[.I$36])*30+([.J14]-[.J$36]))*24+([.K14]-[.K$36])" office:value-type="float" office:value="-69">
            <text:p>-69</text:p>
          </table:table-cell>
          <table:table-cell table:formula="of:=[.L14]/24" office:value-type="float" office:value="-2.875">
            <text:p>-2.875</text:p>
          </table:table-cell>
          <table:table-cell table:number-columns-repeated="7"/>
          <table:table-cell table:formula="of:=[.U$5]/(1+EXP([.U$6]*([.U$7]-[.$M14])))" office:value-type="float" office:value="0.000000000000264084238557043">
            <text:p>2.64084238557043E-013</text:p>
          </table:table-cell>
          <table:table-cell table:formula="of:=[.V$5]/(1+EXP([.V$6]*([.V$7]-[.$M14])))" office:value-type="float" office:value="0.00000000482468864268326">
            <text:p>4.82468864268326E-009</text:p>
          </table:table-cell>
          <table:table-cell table:formula="of:=[.W$5]/(1+EXP([.W$6]*([.W$7]-[.$M14])))" office:value-type="float" office:value="3.06104466419037E-017">
            <text:p>3.06104466419037E-017</text:p>
          </table:table-cell>
          <table:table-cell table:formula="of:=[.X$5]/(1+EXP([.X$6]*([.X$7]-[.$M14])))" office:value-type="float" office:value="6.5985630272767E-024">
            <text:p>6.5985630272767E-024</text:p>
          </table:table-cell>
          <table:table-cell table:formula="of:=[.Y$5]/(1+EXP([.Y$6]*([.Y$7]-([.$M14]/10))))" office:value-type="float" office:value="0.000000000000264084238557043">
            <text:p>2.64084238557043E-013</text:p>
          </table:table-cell>
          <table:table-cell table:formula="of:=[.U14]-[.Y1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([.I15]-[.I$36])*30+([.J15]-[.J$36]))*24+([.K15]-[.K$36])" office:value-type="float" office:value="-68">
            <text:p>-68</text:p>
          </table:table-cell>
          <table:table-cell table:formula="of:=[.L15]/24" office:value-type="float" office:value="-2.83333333333333">
            <text:p>-2.8333333333</text:p>
          </table:table-cell>
          <table:table-cell table:number-columns-repeated="7"/>
          <table:table-cell table:formula="of:=[.U$5]/(1+EXP([.U$6]*([.U$7]-[.$M15])))" office:value-type="float" office:value="0.000000000000400588535443799">
            <text:p>4.00588535443799E-013</text:p>
          </table:table-cell>
          <table:table-cell table:formula="of:=[.V$5]/(1+EXP([.V$6]*([.V$7]-[.$M15])))" office:value-type="float" office:value="0.0000000061950228447328">
            <text:p>6.1950228447328E-009</text:p>
          </table:table-cell>
          <table:table-cell table:formula="of:=[.W$5]/(1+EXP([.W$6]*([.W$7]-[.$M15])))" office:value-type="float" office:value="4.09768802326358E-017">
            <text:p>4.09768802326358E-017</text:p>
          </table:table-cell>
          <table:table-cell table:formula="of:=[.X$5]/(1+EXP([.X$6]*([.X$7]-[.$M15])))" office:value-type="float" office:value="8.12694622991112E-024">
            <text:p>8.12694622991112E-024</text:p>
          </table:table-cell>
          <table:table-cell table:formula="of:=[.Y$5]/(1+EXP([.Y$6]*([.Y$7]-([.$M15]/10))))" office:value-type="float" office:value="0.000000000000400588535443801">
            <text:p>4.00588535443801E-013</text:p>
          </table:table-cell>
          <table:table-cell table:formula="of:=[.U15]-[.Y15]" office:value-type="float" office:value="-2.87776458224625E-027">
            <text:p>-2.87776458224625E-02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([.I16]-[.I$36])*30+([.J16]-[.J$36]))*24+([.K16]-[.K$36])" office:value-type="float" office:value="-67">
            <text:p>-67</text:p>
          </table:table-cell>
          <table:table-cell table:formula="of:=[.L16]/24" office:value-type="float" office:value="-2.79166666666667">
            <text:p>-2.7916666667</text:p>
          </table:table-cell>
          <table:table-cell table:number-columns-repeated="7"/>
          <table:table-cell table:formula="of:=[.U$5]/(1+EXP([.U$6]*([.U$7]-[.$M16])))" office:value-type="float" office:value="0.000000000000607651466084546">
            <text:p>6.07651466084546E-013</text:p>
          </table:table-cell>
          <table:table-cell table:formula="of:=[.V$5]/(1+EXP([.V$6]*([.V$7]-[.$M16])))" office:value-type="float" office:value="0.00000000795456678947088">
            <text:p>0.000000008</text:p>
          </table:table-cell>
          <table:table-cell table:formula="of:=[.W$5]/(1+EXP([.W$6]*([.W$7]-[.$M16])))" office:value-type="float" office:value="5.48539762664292E-017">
            <text:p>5.48539762664292E-017</text:p>
          </table:table-cell>
          <table:table-cell table:formula="of:=[.X$5]/(1+EXP([.X$6]*([.X$7]-[.$M16])))" office:value-type="float" office:value="1.00093391168418E-023">
            <text:p>1.00093391168418E-023</text:p>
          </table:table-cell>
          <table:table-cell table:formula="of:=[.Y$5]/(1+EXP([.Y$6]*([.Y$7]-([.$M16]/10))))" office:value-type="float" office:value="0.000000000000607651466084546">
            <text:p>6.07651466084546E-013</text:p>
          </table:table-cell>
          <table:table-cell table:formula="of:=[.U16]-[.Y1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(([.I17]-[.I$36])*30+([.J17]-[.J$36]))*24+([.K17]-[.K$36])" office:value-type="float" office:value="-66">
            <text:p>-66</text:p>
          </table:table-cell>
          <table:table-cell table:formula="of:=[.L17]/24" office:value-type="float" office:value="-2.75">
            <text:p>-2.75</text:p>
          </table:table-cell>
          <table:table-cell table:number-columns-repeated="7"/>
          <table:table-cell table:formula="of:=[.U$5]/(1+EXP([.U$6]*([.U$7]-[.$M17])))" office:value-type="float" office:value="0.000000000000921744562224244">
            <text:p>9.21744562224244E-013</text:p>
          </table:table-cell>
          <table:table-cell table:formula="of:=[.V$5]/(1+EXP([.V$6]*([.V$7]-[.$M17])))" office:value-type="float" office:value="0.000000010213865936211">
            <text:p>1.0213865936211E-008</text:p>
          </table:table-cell>
          <table:table-cell table:formula="of:=[.W$5]/(1+EXP([.W$6]*([.W$7]-[.$M17])))" office:value-type="float" office:value="7.34306441865609E-017">
            <text:p>7.34306441865609E-017</text:p>
          </table:table-cell>
          <table:table-cell table:formula="of:=[.X$5]/(1+EXP([.X$6]*([.X$7]-[.$M17])))" office:value-type="float" office:value="1.23277387005714E-023">
            <text:p>1.23277387005714E-023</text:p>
          </table:table-cell>
          <table:table-cell table:formula="of:=[.Y$5]/(1+EXP([.Y$6]*([.Y$7]-([.$M17]/10))))" office:value-type="float" office:value="0.000000000000921744562224244">
            <text:p>9.21744562224244E-013</text:p>
          </table:table-cell>
          <table:table-cell table:formula="of:=[.U17]-[.Y1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(([.I18]-[.I$36])*30+([.J18]-[.J$36]))*24+([.K18]-[.K$36])" office:value-type="float" office:value="-50">
            <text:p>-50</text:p>
          </table:table-cell>
          <table:table-cell table:formula="of:=[.L18]/24" office:value-type="float" office:value="-2.08333333333333">
            <text:p>-2.0833333333</text:p>
          </table:table-cell>
          <table:table-cell table:number-columns-repeated="7"/>
          <table:table-cell table:formula="of:=[.U$5]/(1+EXP([.U$6]*([.U$7]-[.$M18])))" office:value-type="float" office:value="0.000000000724281062822855">
            <text:p>7.24281062822855E-010</text:p>
          </table:table-cell>
          <table:table-cell table:formula="of:=[.V$5]/(1+EXP([.V$6]*([.V$7]-[.$M18])))" office:value-type="float" office:value="0.000000557658182028337">
            <text:p>5.57658182028337E-007</text:p>
          </table:table-cell>
          <table:table-cell table:formula="of:=[.W$5]/(1+EXP([.W$6]*([.W$7]-[.$M18])))" office:value-type="float" office:value="7.80881115900961E-015">
            <text:p>7.80881115900961E-015</text:p>
          </table:table-cell>
          <table:table-cell table:formula="of:=[.X$5]/(1+EXP([.X$6]*([.X$7]-[.$M18])))" office:value-type="float" office:value="3.45566547052152E-022">
            <text:p>3.45566547052152E-022</text:p>
          </table:table-cell>
          <table:table-cell table:formula="of:=[.Y$5]/(1+EXP([.Y$6]*([.Y$7]-([.$M18]/10))))" office:value-type="float" office:value="0.000000000724281062822855">
            <text:p>7.24281062822855E-010</text:p>
          </table:table-cell>
          <table:table-cell table:formula="of:=[.U18]-[.Y1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([.I19]-[.I$36])*30+([.J19]-[.J$36]))*24+([.K19]-[.K$36])" office:value-type="float" office:value="-49">
            <text:p>-49</text:p>
          </table:table-cell>
          <table:table-cell table:formula="of:=[.L19]/24" office:value-type="float" office:value="-2.04166666666667">
            <text:p>-2.0416666667</text:p>
          </table:table-cell>
          <table:table-cell table:number-columns-repeated="7"/>
          <table:table-cell table:formula="of:=[.U$5]/(1+EXP([.U$6]*([.U$7]-[.$M19])))" office:value-type="float" office:value="0.00000000109865962387722">
            <text:p>1.09865962387722E-009</text:p>
          </table:table-cell>
          <table:table-cell table:formula="of:=[.V$5]/(1+EXP([.V$6]*([.V$7]-[.$M19])))" office:value-type="float" office:value="0.000000716047278517226">
            <text:p>0.000000716</text:p>
          </table:table-cell>
          <table:table-cell table:formula="of:=[.W$5]/(1+EXP([.W$6]*([.W$7]-[.$M19])))" office:value-type="float" office:value="0.0000000000000104533175672117">
            <text:p>1.04533175672117E-014</text:p>
          </table:table-cell>
          <table:table-cell table:formula="of:=[.X$5]/(1+EXP([.X$6]*([.X$7]-[.$M19])))" office:value-type="float" office:value="4.25607929353665E-022">
            <text:p>4.25607929353665E-022</text:p>
          </table:table-cell>
          <table:table-cell table:formula="of:=[.Y$5]/(1+EXP([.Y$6]*([.Y$7]-([.$M19]/10))))" office:value-type="float" office:value="0.00000000109865962387722">
            <text:p>1.09865962387722E-009</text:p>
          </table:table-cell>
          <table:table-cell table:formula="of:=[.U19]-[.Y1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([.I20]-[.I$36])*30+([.J20]-[.J$36]))*24+([.K20]-[.K$36])" office:value-type="float" office:value="-48">
            <text:p>-48</text:p>
          </table:table-cell>
          <table:table-cell table:formula="of:=[.L20]/24" office:value-type="float" office:value="-2">
            <text:p>-2</text:p>
          </table:table-cell>
          <table:table-cell table:number-columns-repeated="7"/>
          <table:table-cell table:formula="of:=[.U$5]/(1+EXP([.U$6]*([.U$7]-[.$M20])))" office:value-type="float" office:value="0.00000000166655326377254">
            <text:p>1.66655326377254E-009</text:p>
          </table:table-cell>
          <table:table-cell table:formula="of:=[.V$5]/(1+EXP([.V$6]*([.V$7]-[.$M20])))" office:value-type="float" office:value="0.000000919422903466312">
            <text:p>9.19422903466312E-007</text:p>
          </table:table-cell>
          <table:table-cell table:formula="of:=[.W$5]/(1+EXP([.W$6]*([.W$7]-[.$M20])))" office:value-type="float" office:value="0.0000000000000139934038531463">
            <text:p>1.39934038531463E-014</text:p>
          </table:table-cell>
          <table:table-cell table:formula="of:=[.X$5]/(1+EXP([.X$6]*([.X$7]-[.$M20])))" office:value-type="float" office:value="5.24188788162344E-022">
            <text:p>5.24188788162344E-022</text:p>
          </table:table-cell>
          <table:table-cell table:formula="of:=[.Y$5]/(1+EXP([.Y$6]*([.Y$7]-([.$M20]/10))))" office:value-type="float" office:value="0.00000000166655326377254">
            <text:p>1.66655326377254E-009</text:p>
          </table:table-cell>
          <table:table-cell table:formula="of:=[.U20]-[.Y2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([.I21]-[.I$36])*30+([.J21]-[.J$36]))*24+([.K21]-[.K$36])" office:value-type="float" office:value="-47">
            <text:p>-47</text:p>
          </table:table-cell>
          <table:table-cell table:formula="of:=[.L21]/24" office:value-type="float" office:value="-1.95833333333333">
            <text:p>-1.9583333333</text:p>
          </table:table-cell>
          <table:table-cell table:number-columns-repeated="7"/>
          <table:table-cell table:formula="of:=[.U$5]/(1+EXP([.U$6]*([.U$7]-[.$M21])))" office:value-type="float" office:value="0.00000000252798930680875">
            <text:p>2.52798930680875E-009</text:p>
          </table:table-cell>
          <table:table-cell table:formula="of:=[.V$5]/(1+EXP([.V$6]*([.V$7]-[.$M21])))" office:value-type="float" office:value="0.00000118056237393293">
            <text:p>1.18056237393293E-006</text:p>
          </table:table-cell>
          <table:table-cell table:formula="of:=[.W$5]/(1+EXP([.W$6]*([.W$7]-[.$M21])))" office:value-type="float" office:value="0.0000000000000187323641646027">
            <text:p>1.87323641646027E-014</text:p>
          </table:table-cell>
          <table:table-cell table:formula="of:=[.X$5]/(1+EXP([.X$6]*([.X$7]-[.$M21])))" office:value-type="float" office:value="6.45603304553994E-022">
            <text:p>6.45603304553994E-022</text:p>
          </table:table-cell>
          <table:table-cell table:formula="of:=[.Y$5]/(1+EXP([.Y$6]*([.Y$7]-([.$M21]/10))))" office:value-type="float" office:value="0.00000000252798930680873">
            <text:p>2.52798930680873E-009</text:p>
          </table:table-cell>
          <table:table-cell table:formula="of:=[.U21]-[.Y21]" office:value-type="float" office:value="1.77843831698901E-023">
            <text:p>1.77843831698901E-023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([.I22]-[.I$36])*30+([.J22]-[.J$36]))*24+([.K22]-[.K$36])" office:value-type="float" office:value="-46">
            <text:p>-46</text:p>
          </table:table-cell>
          <table:table-cell table:formula="of:=[.L22]/24" office:value-type="float" office:value="-1.91666666666667">
            <text:p>-1.9166666667</text:p>
          </table:table-cell>
          <table:table-cell table:number-columns-repeated="7"/>
          <table:table-cell table:formula="of:=[.U$5]/(1+EXP([.U$6]*([.U$7]-[.$M22])))" office:value-type="float" office:value="0.00000000383469888076006">
            <text:p>3.83469888076006E-009</text:p>
          </table:table-cell>
          <table:table-cell table:formula="of:=[.V$5]/(1+EXP([.V$6]*([.V$7]-[.$M22])))" office:value-type="float" office:value="0.00000151587208949432">
            <text:p>1.51587208949432E-006</text:p>
          </table:table-cell>
          <table:table-cell table:formula="of:=[.W$5]/(1+EXP([.W$6]*([.W$7]-[.$M22])))" office:value-type="float" office:value="0.0000000000000250762052519763">
            <text:p>2.50762052519763E-014</text:p>
          </table:table-cell>
          <table:table-cell table:formula="of:=[.X$5]/(1+EXP([.X$6]*([.X$7]-[.$M22])))" office:value-type="float" office:value="7.95140293466084E-022">
            <text:p>7.95140293466084E-022</text:p>
          </table:table-cell>
          <table:table-cell table:formula="of:=[.Y$5]/(1+EXP([.Y$6]*([.Y$7]-([.$M22]/10))))" office:value-type="float" office:value="0.00000000383469888076006">
            <text:p>3.83469888076006E-009</text:p>
          </table:table-cell>
          <table:table-cell table:formula="of:=[.U22]-[.Y2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([.I23]-[.I$36])*30+([.J23]-[.J$36]))*24+([.K23]-[.K$36])" office:value-type="float" office:value="-45">
            <text:p>-45</text:p>
          </table:table-cell>
          <table:table-cell table:formula="of:=[.L23]/24" office:value-type="float" office:value="-1.875">
            <text:p>-1.875</text:p>
          </table:table-cell>
          <table:table-cell table:number-columns-repeated="7"/>
          <table:table-cell table:formula="of:=[.U$5]/(1+EXP([.U$6]*([.U$7]-[.$M23])))" office:value-type="float" office:value="0.00000000581684244724234">
            <text:p>5.81684244724234E-009</text:p>
          </table:table-cell>
          <table:table-cell table:formula="of:=[.V$5]/(1+EXP([.V$6]*([.V$7]-[.$M23])))" office:value-type="float" office:value="0.00000194641828373987">
            <text:p>1.94641828373987E-006</text:p>
          </table:table-cell>
          <table:table-cell table:formula="of:=[.W$5]/(1+EXP([.W$6]*([.W$7]-[.$M23])))" office:value-type="float" office:value="0.0000000000000335684307818166">
            <text:p>3.35684307818166E-014</text:p>
          </table:table-cell>
          <table:table-cell table:formula="of:=[.X$5]/(1+EXP([.X$6]*([.X$7]-[.$M23])))" office:value-type="float" office:value="9.79313584415596E-022">
            <text:p>9.79313584415596E-022</text:p>
          </table:table-cell>
          <table:table-cell table:formula="of:=[.Y$5]/(1+EXP([.Y$6]*([.Y$7]-([.$M23]/10))))" office:value-type="float" office:value="0.00000000581684244724234">
            <text:p>5.81684244724234E-009</text:p>
          </table:table-cell>
          <table:table-cell table:formula="of:=[.U23]-[.Y2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([.I24]-[.I$36])*30+([.J24]-[.J$36]))*24+([.K24]-[.K$36])" office:value-type="float" office:value="-44">
            <text:p>-44</text:p>
          </table:table-cell>
          <table:table-cell table:formula="of:=[.L24]/24" office:value-type="float" office:value="-1.83333333333333">
            <text:p>-1.8333333333</text:p>
          </table:table-cell>
          <table:table-cell table:number-columns-repeated="7"/>
          <table:table-cell table:formula="of:=[.U$5]/(1+EXP([.U$6]*([.U$7]-[.$M24])))" office:value-type="float" office:value="0.00000000882354967309584">
            <text:p>8.82354967309584E-009</text:p>
          </table:table-cell>
          <table:table-cell table:formula="of:=[.V$5]/(1+EXP([.V$6]*([.V$7]-[.$M24])))" office:value-type="float" office:value="0.00000249925053526712">
            <text:p>2.49925053526712E-006</text:p>
          </table:table-cell>
          <table:table-cell table:formula="of:=[.W$5]/(1+EXP([.W$6]*([.W$7]-[.$M24])))" office:value-type="float" office:value="0.0000000000000449366055920601">
            <text:p>4.49366055920601E-014</text:p>
          </table:table-cell>
          <table:table-cell table:formula="of:=[.X$5]/(1+EXP([.X$6]*([.X$7]-[.$M24])))" office:value-type="float" office:value="1.20614576383788E-021">
            <text:p>1.20614576383788E-021</text:p>
          </table:table-cell>
          <table:table-cell table:formula="of:=[.Y$5]/(1+EXP([.Y$6]*([.Y$7]-([.$M24]/10))))" office:value-type="float" office:value="0.00000000882354967309581">
            <text:p>8.82354967309581E-009</text:p>
          </table:table-cell>
          <table:table-cell table:formula="of:=[.U24]-[.Y24]" office:value-type="float" office:value="3.14328632770151E-023">
            <text:p>3.14328632770151E-023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([.I25]-[.I$36])*30+([.J25]-[.J$36]))*24+([.K25]-[.K$36])" office:value-type="float" office:value="-43">
            <text:p>-43</text:p>
          </table:table-cell>
          <table:table-cell table:formula="of:=[.L25]/24" office:value-type="float" office:value="-1.79166666666667">
            <text:p>-1.7916666667</text:p>
          </table:table-cell>
          <table:table-cell table:number-columns-repeated="7"/>
          <table:table-cell table:formula="of:=[.U$5]/(1+EXP([.U$6]*([.U$7]-[.$M25])))" office:value-type="float" office:value="0.0000000133844142313825">
            <text:p>1.33844142313825E-008</text:p>
          </table:table-cell>
          <table:table-cell table:formula="of:=[.V$5]/(1+EXP([.V$6]*([.V$7]-[.$M25])))" office:value-type="float" office:value="0.00000320910118924449">
            <text:p>3.20910118924449E-006</text:p>
          </table:table-cell>
          <table:table-cell table:formula="of:=[.W$5]/(1+EXP([.W$6]*([.W$7]-[.$M25])))" office:value-type="float" office:value="0.0000000000000601546892454139">
            <text:p>6.01546892454139E-014</text:p>
          </table:table-cell>
          <table:table-cell table:formula="of:=[.X$5]/(1+EXP([.X$6]*([.X$7]-[.$M25])))" office:value-type="float" office:value="1.48551763885948E-021">
            <text:p>1.48551763885948E-021</text:p>
          </table:table-cell>
          <table:table-cell table:formula="of:=[.Y$5]/(1+EXP([.Y$6]*([.Y$7]-([.$M25]/10))))" office:value-type="float" office:value="0.0000000133844142313826">
            <text:p>1.33844142313826E-008</text:p>
          </table:table-cell>
          <table:table-cell table:formula="of:=[.U25]-[.Y25]" office:value-type="float" office:value="-4.79764755280756E-023">
            <text:p>-4.79764755280756E-023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([.J26]-[.J$36])*24+[.K26]-[.K$36]" office:value-type="float" office:value="-26">
            <text:p>-26</text:p>
          </table:table-cell>
          <table:table-cell table:formula="of:=[.L26]/24" office:value-type="float" office:value="-1.08333333333333">
            <text:p>-1.0833333333</text:p>
          </table:table-cell>
          <table:table-cell table:number-columns-repeated="7"/>
          <table:table-cell table:formula="of:=[.U$5]/(1+EXP([.U$6]*([.U$7]-[.$M26])))" office:value-type="float" office:value="0.0000159533499352785">
            <text:p>1.59533499352785E-005</text:p>
          </table:table-cell>
          <table:table-cell table:formula="of:=[.V$5]/(1+EXP([.V$6]*([.V$7]-[.$M26])))" office:value-type="float" office:value="0.000224974908572011">
            <text:p>0.0002249749</text:p>
          </table:table-cell>
          <table:table-cell table:formula="of:=[.W$5]/(1+EXP([.W$6]*([.W$7]-[.$M26])))" office:value-type="float" office:value="0.00000000000856340124487529">
            <text:p>8.56340124487529E-012</text:p>
          </table:table-cell>
          <table:table-cell table:formula="of:=[.X$5]/(1+EXP([.X$6]*([.X$7]-[.$M26])))" office:value-type="float" office:value="5.1286622928179E-020">
            <text:p>5.1286622928179E-020</text:p>
          </table:table-cell>
          <table:table-cell table:formula="of:=[.Y$5]/(1+EXP([.Y$6]*([.Y$7]-([.$M26]/10))))" office:value-type="float" office:value="0.0000159533499352785">
            <text:p>1.59533499352785E-005</text:p>
          </table:table-cell>
          <table:table-cell table:formula="of:=[.U26]-[.Y2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J27]-[.J$36])*24+[.K27]-[.K$36]" office:value-type="float" office:value="-25">
            <text:p>-25</text:p>
          </table:table-cell>
          <table:table-cell table:formula="of:=[.L27]/24" office:value-type="float" office:value="-1.04166666666667">
            <text:p>-1.0416666667</text:p>
          </table:table-cell>
          <table:table-cell table:number-columns-repeated="7"/>
          <table:table-cell table:formula="of:=[.U$5]/(1+EXP([.U$6]*([.U$7]-[.$M27])))" office:value-type="float" office:value="0.0000241995837455217">
            <text:p>2.41995837455217E-005</text:p>
          </table:table-cell>
          <table:table-cell table:formula="of:=[.V$5]/(1+EXP([.V$6]*([.V$7]-[.$M27])))" office:value-type="float" office:value="0.000288873332918015">
            <text:p>0.0002888733</text:p>
          </table:table-cell>
          <table:table-cell table:formula="of:=[.W$5]/(1+EXP([.W$6]*([.W$7]-[.$M27])))" office:value-type="float" office:value="0.0000000000114634546597856">
            <text:p>1.14634546597856E-011</text:p>
          </table:table-cell>
          <table:table-cell table:formula="of:=[.X$5]/(1+EXP([.X$6]*([.X$7]-[.$M27])))" office:value-type="float" office:value="6.31658173344837E-020">
            <text:p>6.31658173344837E-020</text:p>
          </table:table-cell>
          <table:table-cell table:formula="of:=[.Y$5]/(1+EXP([.Y$6]*([.Y$7]-([.$M27]/10))))" office:value-type="float" office:value="0.0000241995837455217">
            <text:p>2.41995837455217E-005</text:p>
          </table:table-cell>
          <table:table-cell table:formula="of:=[.U27]-[.Y2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([.J28]-[.J$36])*24+[.K28]-[.K$36]" office:value-type="float" office:value="-24">
            <text:p>-24</text:p>
          </table:table-cell>
          <table:table-cell table:formula="of:=[.L28]/24" office:value-type="float" office:value="-1">
            <text:p>-1</text:p>
          </table:table-cell>
          <table:table-cell table:number-columns-repeated="7"/>
          <table:table-cell table:formula="of:=[.U$5]/(1+EXP([.U$6]*([.U$7]-[.$M28])))" office:value-type="float" office:value="0.000036708267231075">
            <text:p>3.6708267231075E-005</text:p>
          </table:table-cell>
          <table:table-cell table:formula="of:=[.V$5]/(1+EXP([.V$6]*([.V$7]-[.$M28])))" office:value-type="float" office:value="0.000370920425005986">
            <text:p>0.0003709204</text:p>
          </table:table-cell>
          <table:table-cell table:formula="of:=[.W$5]/(1+EXP([.W$6]*([.W$7]-[.$M28])))" office:value-type="float" office:value="0.0000000000153456306646381">
            <text:p>1.53456306646381E-011</text:p>
          </table:table-cell>
          <table:table-cell table:formula="of:=[.X$5]/(1+EXP([.X$6]*([.X$7]-[.$M28])))" office:value-type="float" office:value="7.77965140173249E-020">
            <text:p>7.77965140173249E-020</text:p>
          </table:table-cell>
          <table:table-cell table:formula="of:=[.Y$5]/(1+EXP([.Y$6]*([.Y$7]-([.$M28]/10))))" office:value-type="float" office:value="0.0000367082672310749">
            <text:p>3.67082672310749E-005</text:p>
          </table:table-cell>
          <table:table-cell table:formula="of:=[.U28]-[.Y2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[.J29]-[.J$36])*24+[.K29]-[.K$36]" office:value-type="float" office:value="-23">
            <text:p>-23</text:p>
          </table:table-cell>
          <table:table-cell table:formula="of:=[.L29]/24" office:value-type="float" office:value="-0.958333333333333">
            <text:p>-0.9583333333</text:p>
          </table:table-cell>
          <table:table-cell table:number-columns-repeated="7"/>
          <table:table-cell table:formula="of:=[.U$5]/(1+EXP([.U$6]*([.U$7]-[.$M29])))" office:value-type="float" office:value="0.0000556826441592468">
            <text:p>5.56826441592468E-005</text:p>
          </table:table-cell>
          <table:table-cell table:formula="of:=[.V$5]/(1+EXP([.V$6]*([.V$7]-[.$M29])))" office:value-type="float" office:value="0.000476270797135187">
            <text:p>0.0004762708</text:p>
          </table:table-cell>
          <table:table-cell table:formula="of:=[.W$5]/(1+EXP([.W$6]*([.W$7]-[.$M29])))" office:value-type="float" office:value="0.0000000000205425316786557">
            <text:p>2.05425316786557E-011</text:p>
          </table:table-cell>
          <table:table-cell table:formula="of:=[.X$5]/(1+EXP([.X$6]*([.X$7]-[.$M29])))" office:value-type="float" office:value="9.58160259559212E-020">
            <text:p>9.58160259559212E-020</text:p>
          </table:table-cell>
          <table:table-cell table:formula="of:=[.Y$5]/(1+EXP([.Y$6]*([.Y$7]-([.$M29]/10))))" office:value-type="float" office:value="0.0000556826441592469">
            <text:p>5.56826441592469E-005</text:p>
          </table:table-cell>
          <table:table-cell table:formula="of:=[.U29]-[.Y2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([.J30]-[.J$36])*24+[.K30]-[.K$36]" office:value-type="float" office:value="-22">
            <text:p>-22</text:p>
          </table:table-cell>
          <table:table-cell table:formula="of:=[.L30]/24" office:value-type="float" office:value="-0.916666666666667">
            <text:p>-0.9166666667</text:p>
          </table:table-cell>
          <table:table-cell table:number-columns-repeated="7"/>
          <table:table-cell table:formula="of:=[.U$5]/(1+EXP([.U$6]*([.U$7]-[.$M30])))" office:value-type="float" office:value="0.0000844648042805765">
            <text:p>8.44648042805765E-005</text:p>
          </table:table-cell>
          <table:table-cell table:formula="of:=[.V$5]/(1+EXP([.V$6]*([.V$7]-[.$M30])))" office:value-type="float" office:value="0.000611543056699795">
            <text:p>0.0006115431</text:p>
          </table:table-cell>
          <table:table-cell table:formula="of:=[.W$5]/(1+EXP([.W$6]*([.W$7]-[.$M30])))" office:value-type="float" office:value="0.0000000000274993981668667">
            <text:p>2.74993981668667E-011</text:p>
          </table:table-cell>
          <table:table-cell table:formula="of:=[.X$5]/(1+EXP([.X$6]*([.X$7]-[.$M30])))" office:value-type="float" office:value="1.18009282883051E-019">
            <text:p>1.18009282883051E-019</text:p>
          </table:table-cell>
          <table:table-cell table:formula="of:=[.Y$5]/(1+EXP([.Y$6]*([.Y$7]-([.$M30]/10))))" office:value-type="float" office:value="0.0000844648042805764">
            <text:p>8.44648042805764E-005</text:p>
          </table:table-cell>
          <table:table-cell table:formula="of:=[.U30]-[.Y3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([.J31]-[.J$36])*24+[.K31]-[.K$36]" office:value-type="float" office:value="-21">
            <text:p>-21</text:p>
          </table:table-cell>
          <table:table-cell table:formula="of:=[.L31]/24" office:value-type="float" office:value="-0.875">
            <text:p>-0.875</text:p>
          </table:table-cell>
          <table:table-cell table:number-columns-repeated="7"/>
          <table:table-cell table:formula="of:=[.U$5]/(1+EXP([.U$6]*([.U$7]-[.$M31])))" office:value-type="float" office:value="0.000128124344405298">
            <text:p>0.0001281243</text:p>
          </table:table-cell>
          <table:table-cell table:formula="of:=[.V$5]/(1+EXP([.V$6]*([.V$7]-[.$M31])))" office:value-type="float" office:value="0.000785235588287531">
            <text:p>0.0007852356</text:p>
          </table:table-cell>
          <table:table-cell table:formula="of:=[.W$5]/(1+EXP([.W$6]*([.W$7]-[.$M31])))" office:value-type="float" office:value="0.0000000000368122542717355">
            <text:p>3.68122542717355E-011</text:p>
          </table:table-cell>
          <table:table-cell table:formula="of:=[.X$5]/(1+EXP([.X$6]*([.X$7]-[.$M31])))" office:value-type="float" office:value="1.45343022815186E-019">
            <text:p>1.45343022815186E-019</text:p>
          </table:table-cell>
          <table:table-cell table:formula="of:=[.Y$5]/(1+EXP([.Y$6]*([.Y$7]-([.$M31]/10))))" office:value-type="float" office:value="0.000128124344405297">
            <text:p>0.0001281243</text:p>
          </table:table-cell>
          <table:table-cell table:formula="of:=[.U31]-[.Y3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([.J32]-[.J$36])*24+[.K32]-[.K$36]" office:value-type="float" office:value="-20">
            <text:p>-20</text:p>
          </table:table-cell>
          <table:table-cell table:formula="of:=[.L32]/24" office:value-type="float" office:value="-0.833333333333333">
            <text:p>-0.8333333333</text:p>
          </table:table-cell>
          <table:table-cell table:number-columns-repeated="7"/>
          <table:table-cell table:formula="of:=[.U$5]/(1+EXP([.U$6]*([.U$7]-[.$M32])))" office:value-type="float" office:value="0.00019435130030677">
            <text:p>0.0001943513</text:p>
          </table:table-cell>
          <table:table-cell table:formula="of:=[.V$5]/(1+EXP([.V$6]*([.V$7]-[.$M32])))" office:value-type="float" office:value="0.00100826040918386">
            <text:p>0.0010082604</text:p>
          </table:table-cell>
          <table:table-cell table:formula="of:=[.W$5]/(1+EXP([.W$6]*([.W$7]-[.$M32])))" office:value-type="float" office:value="0.0000000000492789717194478">
            <text:p>4.92789717194478E-011</text:p>
          </table:table-cell>
          <table:table-cell table:formula="of:=[.X$5]/(1+EXP([.X$6]*([.X$7]-[.$M32])))" office:value-type="float" office:value="1.79007903149371E-019">
            <text:p>1.79007903149371E-019</text:p>
          </table:table-cell>
          <table:table-cell table:formula="of:=[.Y$5]/(1+EXP([.Y$6]*([.Y$7]-([.$M32]/10))))" office:value-type="float" office:value="0.00019435130030677">
            <text:p>0.0001943513</text:p>
          </table:table-cell>
          <table:table-cell table:formula="of:=[.U32]-[.Y3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([.J33]-[.J$36])*24+[.K33]-[.K$36]" office:value-type="float" office:value="-19">
            <text:p>-19</text:p>
          </table:table-cell>
          <table:table-cell table:formula="of:=[.L33]/24" office:value-type="float" office:value="-0.791666666666667">
            <text:p>-0.7916666667</text:p>
          </table:table-cell>
          <table:table-cell table:number-columns-repeated="7"/>
          <table:table-cell table:formula="of:=[.U$5]/(1+EXP([.U$6]*([.U$7]-[.$M33])))" office:value-type="float" office:value="0.000294810618004672">
            <text:p>0.0002948106</text:p>
          </table:table-cell>
          <table:table-cell table:formula="of:=[.V$5]/(1+EXP([.V$6]*([.V$7]-[.$M33])))" office:value-type="float" office:value="0.00129462862162436">
            <text:p>0.0012946286</text:p>
          </table:table-cell>
          <table:table-cell table:formula="of:=[.W$5]/(1+EXP([.W$6]*([.W$7]-[.$M33])))" office:value-type="float" office:value="0.0000000000659676268614327">
            <text:p>6.59676268614327E-011</text:p>
          </table:table-cell>
          <table:table-cell table:formula="of:=[.X$5]/(1+EXP([.X$6]*([.X$7]-[.$M33])))" office:value-type="float" office:value="2.20470365685736E-019">
            <text:p>2.20470365685736E-019</text:p>
          </table:table-cell>
          <table:table-cell table:formula="of:=[.Y$5]/(1+EXP([.Y$6]*([.Y$7]-([.$M33]/10))))" office:value-type="float" office:value="0.000294810618004672">
            <text:p>0.0002948106</text:p>
          </table:table-cell>
          <table:table-cell table:formula="of:=[.U33]-[.Y3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([.J34]-[.J$36])*24+[.K34]-[.K$36]" office:value-type="float" office:value="-2">
            <text:p>-2</text:p>
          </table:table-cell>
          <table:table-cell table:formula="of:=[.L34]/24" office:value-type="float" office:value="-0.0833333333333333">
            <text:p>-0.0833333333</text:p>
          </table:table-cell>
          <table:table-cell table:number-columns-repeated="7"/>
          <table:table-cell table:formula="of:=[.U$5]/(1+EXP([.U$6]*([.U$7]-[.$M34])))" office:value-type="float" office:value="0.350369975087061">
            <text:p>0.3503699751</text:p>
          </table:table-cell>
          <table:table-cell table:formula="of:=[.V$5]/(1+EXP([.V$6]*([.V$7]-[.$M34])))" office:value-type="float" office:value="0.0906867155038125">
            <text:p>0.0906867155</text:p>
          </table:table-cell>
          <table:table-cell table:formula="of:=[.W$5]/(1+EXP([.W$6]*([.W$7]-[.$M34])))" office:value-type="float" office:value="0.00000000939090975307879">
            <text:p>9.39090975307879E-009</text:p>
          </table:table-cell>
          <table:table-cell table:formula="of:=[.X$5]/(1+EXP([.X$6]*([.X$7]-[.$M34])))" office:value-type="float" office:value="7.61160972847368E-018">
            <text:p>7.61160972847368E-018</text:p>
          </table:table-cell>
          <table:table-cell table:formula="of:=[.Y$5]/(1+EXP([.Y$6]*([.Y$7]-([.$M34]/10))))" office:value-type="float" office:value="0.350369975087062">
            <text:p>0.3503699751</text:p>
          </table:table-cell>
          <table:table-cell table:formula="of:=[.U34]-[.Y3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J35]-[.J$36])*24+[.K35]-[.K$36]" office:value-type="float" office:value="-1">
            <text:p>-1</text:p>
          </table:table-cell>
          <table:table-cell table:formula="of:=[.L35]/24" office:value-type="float" office:value="-0.0416666666666667">
            <text:p>-0.0416666667</text:p>
          </table:table-cell>
          <table:table-cell table:number-columns-repeated="7"/>
          <table:table-cell table:formula="of:=[.U$5]/(1+EXP([.U$6]*([.U$7]-[.$M35])))" office:value-type="float" office:value="0.53067419432344">
            <text:p>0.5306741943</text:p>
          </table:table-cell>
          <table:table-cell table:formula="of:=[.V$5]/(1+EXP([.V$6]*([.V$7]-[.$M35])))" office:value-type="float" office:value="0.116416787791261">
            <text:p>0.1164167878</text:p>
          </table:table-cell>
          <table:table-cell table:formula="of:=[.W$5]/(1+EXP([.W$6]*([.W$7]-[.$M35])))" office:value-type="float" office:value="0.0000000125712044883078">
            <text:p>1.25712044883078E-008</text:p>
          </table:table-cell>
          <table:table-cell table:formula="of:=[.X$5]/(1+EXP([.X$6]*([.X$7]-[.$M35])))" office:value-type="float" office:value="9.37463849790702E-018">
            <text:p>9.37463849790702E-018</text:p>
          </table:table-cell>
          <table:table-cell table:formula="of:=[.Y$5]/(1+EXP([.Y$6]*([.Y$7]-([.$M35]/10))))" office:value-type="float" office:value="0.53067419432344">
            <text:p>0.5306741943</text:p>
          </table:table-cell>
          <table:table-cell table:formula="of:=[.U35]-[.Y3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([.J36]-[.J$36])*24+[.K36]-[.K$36]" office:value-type="float" office:value="0">
            <text:p>0</text:p>
          </table:table-cell>
          <table:table-cell table:formula="of:=[.L36]/24" office:value-type="float" office:value="0">
            <text:p>0</text:p>
          </table:table-cell>
          <table:table-cell table:number-columns-repeated="7"/>
          <table:table-cell table:formula="of:=[.U$5]/(1+EXP([.U$6]*([.U$7]-[.$M36])))" office:value-type="float" office:value="0.803142110914183">
            <text:p>0.8031421109</text:p>
          </table:table-cell>
          <table:table-cell table:formula="of:=[.V$5]/(1+EXP([.V$6]*([.V$7]-[.$M36])))" office:value-type="float" office:value="0.149437194547185">
            <text:p>0.1494371945</text:p>
          </table:table-cell>
          <table:table-cell table:formula="of:=[.W$5]/(1+EXP([.W$6]*([.W$7]-[.$M36])))" office:value-type="float" office:value="0.0000000168285274206949">
            <text:p>1.68285274206949E-008</text:p>
          </table:table-cell>
          <table:table-cell table:formula="of:=[.X$5]/(1+EXP([.X$6]*([.X$7]-[.$M36])))" office:value-type="float" office:value="1.15460264124791E-017">
            <text:p>1.15460264124791E-017</text:p>
          </table:table-cell>
          <table:table-cell table:formula="of:=[.Y$5]/(1+EXP([.Y$6]*([.Y$7]-([.$M36]/10))))" office:value-type="float" office:value="0.803142110914183">
            <text:p>0.8031421109</text:p>
          </table:table-cell>
          <table:table-cell table:formula="of:=[.U36]-[.Y3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([.J37]-[.J$36])*24+[.K37]-[.K$36]" office:value-type="float" office:value="1">
            <text:p>1</text:p>
          </table:table-cell>
          <table:table-cell table:formula="of:=[.L37]/24" office:value-type="float" office:value="0.0416666666666667">
            <text:p>0.0416666667</text:p>
          </table:table-cell>
          <table:table-cell office:value-type="string">
            <text:p># décollement 1er sépale visible : CPV</text:p>
          </table:table-cell>
          <table:table-cell table:number-columns-repeated="6"/>
          <table:table-cell table:formula="of:=[.U$5]/(1+EXP([.U$6]*([.U$7]-[.$M37])))" office:value-type="float" office:value="1.21408355699708">
            <text:p>1.214083557</text:p>
          </table:table-cell>
          <table:table-cell table:formula="of:=[.V$5]/(1+EXP([.V$6]*([.V$7]-[.$M37])))" office:value-type="float" office:value="0.191807146405026">
            <text:p>0.1918071464</text:p>
          </table:table-cell>
          <table:table-cell table:formula="of:=[.W$5]/(1+EXP([.W$6]*([.W$7]-[.$M37])))" office:value-type="float" office:value="0.0000000225276213912472">
            <text:p>2.25276213912472E-008</text:p>
          </table:table-cell>
          <table:table-cell table:formula="of:=[.X$5]/(1+EXP([.X$6]*([.X$7]-[.$M37])))" office:value-type="float" office:value="1.42203591047727E-017">
            <text:p>1.42203591047727E-017</text:p>
          </table:table-cell>
          <table:table-cell table:formula="of:=[.Y$5]/(1+EXP([.Y$6]*([.Y$7]-([.$M37]/10))))" office:value-type="float" office:value="1.21408355699708">
            <text:p>1.214083557</text:p>
          </table:table-cell>
          <table:table-cell table:formula="of:=[.U37]-[.Y3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[.J38]-[.J$36])*24+[.K38]-[.K$36]" office:value-type="float" office:value="2">
            <text:p>2</text:p>
          </table:table-cell>
          <table:table-cell table:formula="of:=[.L38]/24" office:value-type="float" office:value="0.0833333333333333">
            <text:p>0.0833333333</text:p>
          </table:table-cell>
          <table:table-cell table:number-columns-repeated="7"/>
          <table:table-cell table:formula="of:=[.U$5]/(1+EXP([.U$6]*([.U$7]-[.$M38])))" office:value-type="float" office:value="1.83205846564493">
            <text:p>1.8320584656</text:p>
          </table:table-cell>
          <table:table-cell table:formula="of:=[.V$5]/(1+EXP([.V$6]*([.V$7]-[.$M38])))" office:value-type="float" office:value="0.246163337340396">
            <text:p>0.2461633373</text:p>
          </table:table-cell>
          <table:table-cell table:formula="of:=[.W$5]/(1+EXP([.W$6]*([.W$7]-[.$M38])))" office:value-type="float" office:value="0.0000000301567518565173">
            <text:p>3.01567518565173E-008</text:p>
          </table:table-cell>
          <table:table-cell table:formula="of:=[.X$5]/(1+EXP([.X$6]*([.X$7]-[.$M38])))" office:value-type="float" office:value="1.75141304761033E-017">
            <text:p>1.75141304761033E-017</text:p>
          </table:table-cell>
          <table:table-cell table:formula="of:=[.Y$5]/(1+EXP([.Y$6]*([.Y$7]-([.$M38]/10))))" office:value-type="float" office:value="1.83205846564493">
            <text:p>1.8320584656</text:p>
          </table:table-cell>
          <table:table-cell table:formula="of:=[.U38]-[.Y3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([.J39]-[.J$36])*24+[.K39]-[.K$36]" office:value-type="float" office:value="3">
            <text:p>3</text:p>
          </table:table-cell>
          <table:table-cell table:formula="of:=[.L39]/24" office:value-type="float" office:value="0.125">
            <text:p>0.125</text:p>
          </table:table-cell>
          <table:table-cell table:number-columns-repeated="7"/>
          <table:table-cell table:formula="of:=[.U$5]/(1+EXP([.U$6]*([.U$7]-[.$M39])))" office:value-type="float" office:value="2.75728438920307">
            <text:p>2.7572843892</text:p>
          </table:table-cell>
          <table:table-cell table:formula="of:=[.V$5]/(1+EXP([.V$6]*([.V$7]-[.$M39])))" office:value-type="float" office:value="0.315879207127044">
            <text:p>0.3158792071</text:p>
          </table:table-cell>
          <table:table-cell table:formula="of:=[.W$5]/(1+EXP([.W$6]*([.W$7]-[.$M39])))" office:value-type="float" office:value="0.0000000403695386527935">
            <text:p>4.03695386527935E-008</text:p>
          </table:table-cell>
          <table:table-cell table:formula="of:=[.X$5]/(1+EXP([.X$6]*([.X$7]-[.$M39])))" office:value-type="float" office:value="2.15708171695197E-017">
            <text:p>2.15708171695197E-017</text:p>
          </table:table-cell>
          <table:table-cell table:formula="of:=[.Y$5]/(1+EXP([.Y$6]*([.Y$7]-([.$M39]/10))))" office:value-type="float" office:value="2.75728438920307">
            <text:p>2.7572843892</text:p>
          </table:table-cell>
          <table:table-cell table:formula="of:=[.U39]-[.Y3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([.J40]-[.J$36])*24+[.K40]-[.K$36]" office:value-type="float" office:value="4">
            <text:p>4</text:p>
          </table:table-cell>
          <table:table-cell table:formula="of:=[.L40]/24" office:value-type="float" office:value="0.166666666666667">
            <text:p>0.1666666667</text:p>
          </table:table-cell>
          <table:table-cell table:number-columns-repeated="7"/>
          <table:table-cell table:formula="of:=[.U$5]/(1+EXP([.U$6]*([.U$7]-[.$M40])))" office:value-type="float" office:value="4.13342347994534">
            <text:p>4.1334234799</text:p>
          </table:table-cell>
          <table:table-cell table:formula="of:=[.V$5]/(1+EXP([.V$6]*([.V$7]-[.$M40])))" office:value-type="float" office:value="0.405266388937958">
            <text:p>0.4052663889</text:p>
          </table:table-cell>
          <table:table-cell table:formula="of:=[.W$5]/(1+EXP([.W$6]*([.W$7]-[.$M40])))" office:value-type="float" office:value="0.0000000540409543683852">
            <text:p>0.000000054</text:p>
          </table:table-cell>
          <table:table-cell table:formula="of:=[.X$5]/(1+EXP([.X$6]*([.X$7]-[.$M40])))" office:value-type="float" office:value="2.65671284107262E-017">
            <text:p>2.65671284107262E-017</text:p>
          </table:table-cell>
          <table:table-cell table:formula="of:=[.Y$5]/(1+EXP([.Y$6]*([.Y$7]-([.$M40]/10))))" office:value-type="float" office:value="4.13342347994534">
            <text:p>4.1334234799</text:p>
          </table:table-cell>
          <table:table-cell table:formula="of:=[.U40]-[.Y4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([.J41]-[.J$36])*24+[.K41]-[.K$36]" office:value-type="float" office:value="5">
            <text:p>5</text:p>
          </table:table-cell>
          <table:table-cell table:formula="of:=[.L41]/24" office:value-type="float" office:value="0.208333333333333">
            <text:p>0.2083333333</text:p>
          </table:table-cell>
          <table:table-cell table:number-columns-repeated="7"/>
          <table:table-cell table:formula="of:=[.U$5]/(1+EXP([.U$6]*([.U$7]-[.$M41])))" office:value-type="float" office:value="6.16029517383795">
            <text:p>6.1602951738</text:p>
          </table:table-cell>
          <table:table-cell table:formula="of:=[.V$5]/(1+EXP([.V$6]*([.V$7]-[.$M41])))" office:value-type="float" office:value="0.519828386263503">
            <text:p>0.5198283863</text:p>
          </table:table-cell>
          <table:table-cell table:formula="of:=[.W$5]/(1+EXP([.W$6]*([.W$7]-[.$M41])))" office:value-type="float" office:value="0.000000072342286940987">
            <text:p>7.2342286940987E-008</text:p>
          </table:table-cell>
          <table:table-cell table:formula="of:=[.X$5]/(1+EXP([.X$6]*([.X$7]-[.$M41])))" office:value-type="float" office:value="3.27207034599204E-017">
            <text:p>3.27207034599204E-017</text:p>
          </table:table-cell>
          <table:table-cell table:formula="of:=[.Y$5]/(1+EXP([.Y$6]*([.Y$7]-([.$M41]/10))))" office:value-type="float" office:value="6.16029517383795">
            <text:p>6.1602951738</text:p>
          </table:table-cell>
          <table:table-cell table:formula="of:=[.U41]-[.Y4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([.J42]-[.J$36])*24+[.K42]-[.K$36]" office:value-type="float" office:value="6">
            <text:p>6</text:p>
          </table:table-cell>
          <table:table-cell table:formula="of:=[.L42]/24" office:value-type="float" office:value="0.25">
            <text:p>0.25</text:p>
          </table:table-cell>
          <table:table-cell table:number-columns-repeated="7"/>
          <table:table-cell table:formula="of:=[.U$5]/(1+EXP([.U$6]*([.U$7]-[.$M42])))" office:value-type="float" office:value="9.10298160254923">
            <text:p>9.1029816025</text:p>
          </table:table-cell>
          <table:table-cell table:formula="of:=[.V$5]/(1+EXP([.V$6]*([.V$7]-[.$M42])))" office:value-type="float" office:value="0.666578164074252">
            <text:p>0.6665781641</text:p>
          </table:table-cell>
          <table:table-cell table:formula="of:=[.W$5]/(1+EXP([.W$6]*([.W$7]-[.$M42])))" office:value-type="float" office:value="0.0000000968414888422715">
            <text:p>9.68414888422715E-008</text:p>
          </table:table-cell>
          <table:table-cell table:formula="of:=[.X$5]/(1+EXP([.X$6]*([.X$7]-[.$M42])))" office:value-type="float" office:value="4.02995919754647E-017">
            <text:p>4.02995919754647E-017</text:p>
          </table:table-cell>
          <table:table-cell table:formula="of:=[.Y$5]/(1+EXP([.Y$6]*([.Y$7]-([.$M42]/10))))" office:value-type="float" office:value="9.10298160254923">
            <text:p>9.1029816025</text:p>
          </table:table-cell>
          <table:table-cell table:formula="of:=[.U42]-[.Y4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J43]-[.J$36])*24+[.K43]-[.K$36]" office:value-type="float" office:value="22">
            <text:p>22</text:p>
          </table:table-cell>
          <table:table-cell table:formula="of:=[.L43]/24" office:value-type="float" office:value="0.916666666666667">
            <text:p>0.9166666667</text:p>
          </table:table-cell>
          <table:table-cell table:number-columns-repeated="7"/>
          <table:table-cell table:formula="of:=[.U$5]/(1+EXP([.U$6]*([.U$7]-[.$M43])))" office:value-type="float" office:value="118.167941534355">
            <text:p>118.1679415344</text:p>
          </table:table-cell>
          <table:table-cell table:formula="of:=[.V$5]/(1+EXP([.V$6]*([.V$7]-[.$M43])))" office:value-type="float" office:value="27.471388384537">
            <text:p>27.4713883845</text:p>
          </table:table-cell>
          <table:table-cell table:formula="of:=[.W$5]/(1+EXP([.W$6]*([.W$7]-[.$M43])))" office:value-type="float" office:value="0.0000102983818457024">
            <text:p>1.02983818457024E-005</text:p>
          </table:table-cell>
          <table:table-cell table:formula="of:=[.X$5]/(1+EXP([.X$6]*([.X$7]-[.$M43])))" office:value-type="float" office:value="1.12966304565869E-015">
            <text:p>1.12966304565869E-015</text:p>
          </table:table-cell>
          <table:table-cell table:formula="of:=[.Y$5]/(1+EXP([.Y$6]*([.Y$7]-([.$M43]/10))))" office:value-type="float" office:value="118.167941534355">
            <text:p>118.1679415344</text:p>
          </table:table-cell>
          <table:table-cell table:formula="of:=[.U43]-[.Y4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J44]-[.J$36])*24+[.K44]-[.K$36]" office:value-type="float" office:value="23">
            <text:p>23</text:p>
          </table:table-cell>
          <table:table-cell table:formula="of:=[.L44]/24" office:value-type="float" office:value="0.958333333333333">
            <text:p>0.9583333333</text:p>
          </table:table-cell>
          <table:table-cell table:number-columns-repeated="7"/>
          <table:table-cell table:formula="of:=[.U$5]/(1+EXP([.U$6]*([.U$7]-[.$M44])))" office:value-type="float" office:value="118.785916443003">
            <text:p>118.785916443</text:p>
          </table:table-cell>
          <table:table-cell table:formula="of:=[.V$5]/(1+EXP([.V$6]*([.V$7]-[.$M44])))" office:value-type="float" office:value="32.937614327863">
            <text:p>32.9376143279</text:p>
          </table:table-cell>
          <table:table-cell table:formula="of:=[.W$5]/(1+EXP([.W$6]*([.W$7]-[.$M44])))" office:value-type="float" office:value="0.0000137859975734802">
            <text:p>0.000013786</text:p>
          </table:table-cell>
          <table:table-cell table:formula="of:=[.X$5]/(1+EXP([.X$6]*([.X$7]-[.$M44])))" office:value-type="float" office:value="1.39131971491901E-015">
            <text:p>1.39131971491901E-015</text:p>
          </table:table-cell>
          <table:table-cell table:formula="of:=[.Y$5]/(1+EXP([.Y$6]*([.Y$7]-([.$M44]/10))))" office:value-type="float" office:value="118.785916443003">
            <text:p>118.785916443</text:p>
          </table:table-cell>
          <table:table-cell table:formula="of:=[.U44]-[.Y4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[.J45]-[.J$36])*24+[.K45]-[.K$36]" office:value-type="float" office:value="24">
            <text:p>24</text:p>
          </table:table-cell>
          <table:table-cell table:formula="of:=[.L45]/24" office:value-type="float" office:value="1">
            <text:p>1</text:p>
          </table:table-cell>
          <table:table-cell table:number-columns-repeated="7"/>
          <table:table-cell table:formula="of:=[.U$5]/(1+EXP([.U$6]*([.U$7]-[.$M45])))" office:value-type="float" office:value="119.196857889086">
            <text:p>119.1968578891</text:p>
          </table:table-cell>
          <table:table-cell table:formula="of:=[.V$5]/(1+EXP([.V$6]*([.V$7]-[.$M45])))" office:value-type="float" office:value="38.9778063151625">
            <text:p>38.9778063152</text:p>
          </table:table-cell>
          <table:table-cell table:formula="of:=[.W$5]/(1+EXP([.W$6]*([.W$7]-[.$M45])))" office:value-type="float" office:value="0.0000184547173963222">
            <text:p>1.84547173963222E-005</text:p>
          </table:table-cell>
          <table:table-cell table:formula="of:=[.X$5]/(1+EXP([.X$6]*([.X$7]-[.$M45])))" office:value-type="float" office:value="1.71358225495781E-015">
            <text:p>1.71358225495781E-015</text:p>
          </table:table-cell>
          <table:table-cell table:formula="of:=[.Y$5]/(1+EXP([.Y$6]*([.Y$7]-([.$M45]/10))))" office:value-type="float" office:value="119.196857889086">
            <text:p>119.1968578891</text:p>
          </table:table-cell>
          <table:table-cell table:formula="of:=[.U45]-[.Y4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J46]-[.J$36])*24+[.K46]-[.K$36]" office:value-type="float" office:value="25">
            <text:p>25</text:p>
          </table:table-cell>
          <table:table-cell table:formula="of:=[.L46]/24" office:value-type="float" office:value="1.04166666666667">
            <text:p>1.0416666667</text:p>
          </table:table-cell>
          <table:table-cell table:number-columns-repeated="7"/>
          <table:table-cell table:formula="of:=[.U$5]/(1+EXP([.U$6]*([.U$7]-[.$M46])))" office:value-type="float" office:value="119.469325805677">
            <text:p>119.4693258057</text:p>
          </table:table-cell>
          <table:table-cell table:formula="of:=[.V$5]/(1+EXP([.V$6]*([.V$7]-[.$M46])))" office:value-type="float" office:value="45.4720663190937">
            <text:p>45.4720663191</text:p>
          </table:table-cell>
          <table:table-cell table:formula="of:=[.W$5]/(1+EXP([.W$6]*([.W$7]-[.$M46])))" office:value-type="float" office:value="0.0000247045298230814">
            <text:p>2.47045298230814E-005</text:p>
          </table:table-cell>
          <table:table-cell table:formula="of:=[.X$5]/(1+EXP([.X$6]*([.X$7]-[.$M46])))" office:value-type="float" office:value="2.11048841831241E-015">
            <text:p>2.11048841831241E-015</text:p>
          </table:table-cell>
          <table:table-cell table:formula="of:=[.Y$5]/(1+EXP([.Y$6]*([.Y$7]-([.$M46]/10))))" office:value-type="float" office:value="119.469325805677">
            <text:p>119.4693258057</text:p>
          </table:table-cell>
          <table:table-cell table:formula="of:=[.U46]-[.Y4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[.J47]-[.J$36])*24+[.K47]-[.K$36]" office:value-type="float" office:value="26">
            <text:p>26</text:p>
          </table:table-cell>
          <table:table-cell table:formula="of:=[.L47]/24" office:value-type="float" office:value="1.08333333333333">
            <text:p>1.0833333333</text:p>
          </table:table-cell>
          <table:table-cell table:number-columns-repeated="7"/>
          <table:table-cell table:formula="of:=[.U$5]/(1+EXP([.U$6]*([.U$7]-[.$M47])))" office:value-type="float" office:value="119.649630024913">
            <text:p>119.6496300249</text:p>
          </table:table-cell>
          <table:table-cell table:formula="of:=[.V$5]/(1+EXP([.V$6]*([.V$7]-[.$M47])))" office:value-type="float" office:value="52.2522893773166">
            <text:p>52.2522893773</text:p>
          </table:table-cell>
          <table:table-cell table:formula="of:=[.W$5]/(1+EXP([.W$6]*([.W$7]-[.$M47])))" office:value-type="float" office:value="0.0000330708818953966">
            <text:p>3.30708818953966E-005</text:p>
          </table:table-cell>
          <table:table-cell table:formula="of:=[.X$5]/(1+EXP([.X$6]*([.X$7]-[.$M47])))" office:value-type="float" office:value="2.5993274328932E-015">
            <text:p>2.5993274328932E-015</text:p>
          </table:table-cell>
          <table:table-cell table:formula="of:=[.Y$5]/(1+EXP([.Y$6]*([.Y$7]-([.$M47]/10))))" office:value-type="float" office:value="119.649630024913">
            <text:p>119.6496300249</text:p>
          </table:table-cell>
          <table:table-cell table:formula="of:=[.U47]-[.Y4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[.J48]-[.J$36])*24+[.K48]-[.K$36]" office:value-type="float" office:value="27">
            <text:p>27</text:p>
          </table:table-cell>
          <table:table-cell table:formula="of:=[.L48]/24" office:value-type="float" office:value="1.125">
            <text:p>1.125</text:p>
          </table:table-cell>
          <table:table-cell table:number-columns-repeated="7"/>
          <table:table-cell table:formula="of:=[.U$5]/(1+EXP([.U$6]*([.U$7]-[.$M48])))" office:value-type="float" office:value="119.768791840401">
            <text:p>119.7687918404</text:p>
          </table:table-cell>
          <table:table-cell table:formula="of:=[.V$5]/(1+EXP([.V$6]*([.V$7]-[.$M48])))" office:value-type="float" office:value="59.1172829878124">
            <text:p>59.1172829878</text:p>
          </table:table-cell>
          <table:table-cell table:formula="of:=[.W$5]/(1+EXP([.W$6]*([.W$7]-[.$M48])))" office:value-type="float" office:value="0.0000442705529204945">
            <text:p>4.42705529204945E-005</text:p>
          </table:table-cell>
          <table:table-cell table:formula="of:=[.X$5]/(1+EXP([.X$6]*([.X$7]-[.$M48])))" office:value-type="float" office:value="3.20139312055251E-015">
            <text:p>3.20139312055251E-015</text:p>
          </table:table-cell>
          <table:table-cell table:formula="of:=[.Y$5]/(1+EXP([.Y$6]*([.Y$7]-([.$M48]/10))))" office:value-type="float" office:value="119.768791840401">
            <text:p>119.7687918404</text:p>
          </table:table-cell>
          <table:table-cell table:formula="of:=[.U48]-[.Y4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([.J49]-[.J$36])*24+[.K49]-[.K$36]" office:value-type="float" office:value="28">
            <text:p>28</text:p>
          </table:table-cell>
          <table:table-cell table:formula="of:=[.L49]/24" office:value-type="float" office:value="1.16666666666667">
            <text:p>1.1666666667</text:p>
          </table:table-cell>
          <table:table-cell table:number-columns-repeated="7"/>
          <table:table-cell table:formula="of:=[.U$5]/(1+EXP([.U$6]*([.U$7]-[.$M49])))" office:value-type="float" office:value="119.84747804843">
            <text:p>119.8474780484</text:p>
          </table:table-cell>
          <table:table-cell table:formula="of:=[.V$5]/(1+EXP([.V$6]*([.V$7]-[.$M49])))" office:value-type="float" office:value="65.8556426123697">
            <text:p>65.8556426124</text:p>
          </table:table-cell>
          <table:table-cell table:formula="of:=[.W$5]/(1+EXP([.W$6]*([.W$7]-[.$M49])))" office:value-type="float" office:value="0.0000592630634855976">
            <text:p>5.92630634855976E-005</text:p>
          </table:table-cell>
          <table:table-cell table:formula="of:=[.X$5]/(1+EXP([.X$6]*([.X$7]-[.$M49])))" office:value-type="float" office:value="3.94291145571969E-015">
            <text:p>3.94291145571969E-015</text:p>
          </table:table-cell>
          <table:table-cell table:formula="of:=[.Y$5]/(1+EXP([.Y$6]*([.Y$7]-([.$M49]/10))))" office:value-type="float" office:value="119.84747804843">
            <text:p>119.8474780484</text:p>
          </table:table-cell>
          <table:table-cell table:formula="of:=[.U49]-[.Y4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([.J50]-[.J$36])*24+[.K50]-[.K$36]" office:value-type="float" office:value="29">
            <text:p>29</text:p>
          </table:table-cell>
          <table:table-cell table:formula="of:=[.L50]/24" office:value-type="float" office:value="1.20833333333333">
            <text:p>1.2083333333</text:p>
          </table:table-cell>
          <table:table-cell table:number-columns-repeated="7"/>
          <table:table-cell table:formula="of:=[.U$5]/(1+EXP([.U$6]*([.U$7]-[.$M50])))" office:value-type="float" office:value="119.899407764954">
            <text:p>119.899407765</text:p>
          </table:table-cell>
          <table:table-cell table:formula="of:=[.V$5]/(1+EXP([.V$6]*([.V$7]-[.$M50])))" office:value-type="float" office:value="72.2711508940848">
            <text:p>72.2711508941</text:p>
          </table:table-cell>
          <table:table-cell table:formula="of:=[.W$5]/(1+EXP([.W$6]*([.W$7]-[.$M50])))" office:value-type="float" office:value="0.0000793328807496724">
            <text:p>7.93328807496724E-005</text:p>
          </table:table-cell>
          <table:table-cell table:formula="of:=[.X$5]/(1+EXP([.X$6]*([.X$7]-[.$M50])))" office:value-type="float" office:value="4.8561829685454E-015">
            <text:p>4.8561829685454E-015</text:p>
          </table:table-cell>
          <table:table-cell table:formula="of:=[.Y$5]/(1+EXP([.Y$6]*([.Y$7]-([.$M50]/10))))" office:value-type="float" office:value="119.899407764954">
            <text:p>119.899407765</text:p>
          </table:table-cell>
          <table:table-cell table:formula="of:=[.U50]-[.Y5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([.J51]-[.J$36])*24+[.K51]-[.K$36]" office:value-type="float" office:value="30">
            <text:p>30</text:p>
          </table:table-cell>
          <table:table-cell table:formula="of:=[.L51]/24" office:value-type="float" office:value="1.25">
            <text:p>1.25</text:p>
          </table:table-cell>
          <table:table-cell table:number-columns-repeated="7"/>
          <table:table-cell table:formula="of:=[.U$5]/(1+EXP([.U$6]*([.U$7]-[.$M51])))" office:value-type="float" office:value="119.933666563569">
            <text:p>119.9336665636</text:p>
          </table:table-cell>
          <table:table-cell table:formula="of:=[.V$5]/(1+EXP([.V$6]*([.V$7]-[.$M51])))" office:value-type="float" office:value="78.2044452887504">
            <text:p>78.2044452888</text:p>
          </table:table-cell>
          <table:table-cell table:formula="of:=[.W$5]/(1+EXP([.W$6]*([.W$7]-[.$M51])))" office:value-type="float" office:value="0.000106199462575407">
            <text:p>0.0001061995</text:p>
          </table:table-cell>
          <table:table-cell table:formula="of:=[.X$5]/(1+EXP([.X$6]*([.X$7]-[.$M51])))" office:value-type="float" office:value="5.98098975562356E-015">
            <text:p>5.98098975562356E-015</text:p>
          </table:table-cell>
          <table:table-cell table:formula="of:=[.Y$5]/(1+EXP([.Y$6]*([.Y$7]-([.$M51]/10))))" office:value-type="float" office:value="119.933666563569">
            <text:p>119.9336665636</text:p>
          </table:table-cell>
          <table:table-cell table:formula="of:=[.U51]-[.Y5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([.J52]-[.J$36])*24+[.K52]-[.K$36]" office:value-type="float" office:value="46">
            <text:p>46</text:p>
          </table:table-cell>
          <table:table-cell table:formula="of:=[.L52]/24" office:value-type="float" office:value="1.91666666666667">
            <text:p>1.9166666667</text:p>
          </table:table-cell>
          <table:table-cell table:number-columns-repeated="7"/>
          <table:table-cell table:formula="of:=[.U$5]/(1+EXP([.U$6]*([.U$7]-[.$M52])))" office:value-type="float" office:value="119.999915535196">
            <text:p>119.9999155352</text:p>
          </table:table-cell>
          <table:table-cell table:formula="of:=[.V$5]/(1+EXP([.V$6]*([.V$7]-[.$M52])))" office:value-type="float" office:value="109.186930452129">
            <text:p>109.1869304521</text:p>
          </table:table-cell>
          <table:table-cell table:formula="of:=[.W$5]/(1+EXP([.W$6]*([.W$7]-[.$M52])))" office:value-type="float" office:value="0.0112921313220966">
            <text:p>0.0112921313</text:p>
          </table:table-cell>
          <table:table-cell table:formula="of:=[.X$5]/(1+EXP([.X$6]*([.X$7]-[.$M52])))" office:value-type="float" office:value="0.000000000000167656861327643">
            <text:p>1.67656861327643E-013</text:p>
          </table:table-cell>
          <table:table-cell table:formula="of:=[.Y$5]/(1+EXP([.Y$6]*([.Y$7]-([.$M52]/10))))" office:value-type="float" office:value="119.999915535196">
            <text:p>119.9999155352</text:p>
          </table:table-cell>
          <table:table-cell table:formula="of:=[.U52]-[.Y5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[.J53]-[.J$36])*24+[.K53]-[.K$36]" office:value-type="float" office:value="47">
            <text:p>47</text:p>
          </table:table-cell>
          <table:table-cell table:formula="of:=[.L53]/24" office:value-type="float" office:value="1.95833333333333">
            <text:p>1.9583333333</text:p>
          </table:table-cell>
          <table:table-cell table:number-columns-repeated="7"/>
          <table:table-cell table:formula="of:=[.U$5]/(1+EXP([.U$6]*([.U$7]-[.$M53])))" office:value-type="float" office:value="119.999944317356">
            <text:p>119.9999443174</text:p>
          </table:table-cell>
          <table:table-cell table:formula="of:=[.V$5]/(1+EXP([.V$6]*([.V$7]-[.$M53])))" office:value-type="float" office:value="109.365743788518">
            <text:p>109.3657437885</text:p>
          </table:table-cell>
          <table:table-cell table:formula="of:=[.W$5]/(1+EXP([.W$6]*([.W$7]-[.$M53])))" office:value-type="float" office:value="0.0151156452533963">
            <text:p>0.0151156453</text:p>
          </table:table-cell>
          <table:table-cell table:formula="of:=[.X$5]/(1+EXP([.X$6]*([.X$7]-[.$M53])))" office:value-type="float" office:value="0.000000000000206490154212827">
            <text:p>2.06490154212827E-013</text:p>
          </table:table-cell>
          <table:table-cell table:formula="of:=[.Y$5]/(1+EXP([.Y$6]*([.Y$7]-([.$M53]/10))))" office:value-type="float" office:value="119.999944317356">
            <text:p>119.9999443174</text:p>
          </table:table-cell>
          <table:table-cell table:formula="of:=[.U53]-[.Y5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([.J54]-[.J$36])*24+[.K54]-[.K$36]" office:value-type="float" office:value="48">
            <text:p>48</text:p>
          </table:table-cell>
          <table:table-cell table:formula="of:=[.L54]/24" office:value-type="float" office:value="2">
            <text:p>2</text:p>
          </table:table-cell>
          <table:table-cell table:number-columns-repeated="7"/>
          <table:table-cell table:formula="of:=[.U$5]/(1+EXP([.U$6]*([.U$7]-[.$M54])))" office:value-type="float" office:value="119.999963291733">
            <text:p>119.9999632917</text:p>
          </table:table-cell>
          <table:table-cell table:formula="of:=[.V$5]/(1+EXP([.V$6]*([.V$7]-[.$M54])))" office:value-type="float" office:value="109.505409952296">
            <text:p>109.5054099523</text:p>
          </table:table-cell>
          <table:table-cell table:formula="of:=[.W$5]/(1+EXP([.W$6]*([.W$7]-[.$M54])))" office:value-type="float" office:value="0.0202335093209965">
            <text:p>0.0202335093</text:p>
          </table:table-cell>
          <table:table-cell table:formula="of:=[.X$5]/(1+EXP([.X$6]*([.X$7]-[.$M54])))" office:value-type="float" office:value="0.000000000000254318155840404">
            <text:p>2.54318155840404E-013</text:p>
          </table:table-cell>
          <table:table-cell table:formula="of:=[.Y$5]/(1+EXP([.Y$6]*([.Y$7]-([.$M54]/10))))" office:value-type="float" office:value="119.999963291733">
            <text:p>119.9999632917</text:p>
          </table:table-cell>
          <table:table-cell table:formula="of:=[.U54]-[.Y5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([.J55]-[.J$36])*24+[.K55]-[.K$36]" office:value-type="float" office:value="49">
            <text:p>49</text:p>
          </table:table-cell>
          <table:table-cell table:formula="of:=[.L55]/24" office:value-type="float" office:value="2.04166666666667">
            <text:p>2.0416666667</text:p>
          </table:table-cell>
          <table:table-cell table:number-columns-repeated="7"/>
          <table:table-cell table:formula="of:=[.U$5]/(1+EXP([.U$6]*([.U$7]-[.$M55])))" office:value-type="float" office:value="119.999975800416">
            <text:p>119.9999758004</text:p>
          </table:table-cell>
          <table:table-cell table:formula="of:=[.V$5]/(1+EXP([.V$6]*([.V$7]-[.$M55])))" office:value-type="float" office:value="109.614429405793">
            <text:p>109.6144294058</text:p>
          </table:table-cell>
          <table:table-cell table:formula="of:=[.W$5]/(1+EXP([.W$6]*([.W$7]-[.$M55])))" office:value-type="float" office:value="0.0270836612760056">
            <text:p>0.0270836613</text:p>
          </table:table-cell>
          <table:table-cell table:formula="of:=[.X$5]/(1+EXP([.X$6]*([.X$7]-[.$M55])))" office:value-type="float" office:value="0.000000000000313224253411144">
            <text:p>3.13224253411144E-013</text:p>
          </table:table-cell>
          <table:table-cell table:formula="of:=[.Y$5]/(1+EXP([.Y$6]*([.Y$7]-([.$M55]/10))))" office:value-type="float" office:value="119.999975800416">
            <text:p>119.9999758004</text:p>
          </table:table-cell>
          <table:table-cell table:formula="of:=[.U55]-[.Y5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([.J56]-[.J$36])*24+[.K56]-[.K$36]" office:value-type="float" office:value="50">
            <text:p>50</text:p>
          </table:table-cell>
          <table:table-cell table:formula="of:=[.L56]/24" office:value-type="float" office:value="2.08333333333333">
            <text:p>2.0833333333</text:p>
          </table:table-cell>
          <table:table-cell table:number-columns-repeated="7"/>
          <table:table-cell table:formula="of:=[.U$5]/(1+EXP([.U$6]*([.U$7]-[.$M56])))" office:value-type="float" office:value="119.99998404665">
            <text:p>119.9999840467</text:p>
          </table:table-cell>
          <table:table-cell table:formula="of:=[.V$5]/(1+EXP([.V$6]*([.V$7]-[.$M56])))" office:value-type="float" office:value="109.699484316069">
            <text:p>109.6994843161</text:p>
          </table:table-cell>
          <table:table-cell table:formula="of:=[.W$5]/(1+EXP([.W$6]*([.W$7]-[.$M56])))" office:value-type="float" office:value="0.0362520307767063">
            <text:p>0.0362520308</text:p>
          </table:table-cell>
          <table:table-cell table:formula="of:=[.X$5]/(1+EXP([.X$6]*([.X$7]-[.$M56])))" office:value-type="float" office:value="0.000000000000385774395857669">
            <text:p>3.85774395857669E-013</text:p>
          </table:table-cell>
          <table:table-cell table:formula="of:=[.Y$5]/(1+EXP([.Y$6]*([.Y$7]-([.$M56]/10))))" office:value-type="float" office:value="119.99998404665">
            <text:p>119.9999840467</text:p>
          </table:table-cell>
          <table:table-cell table:formula="of:=[.U56]-[.Y5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([.J57]-[.J$36])*24+[.K57]-[.K$36]" office:value-type="float" office:value="51">
            <text:p>51</text:p>
          </table:table-cell>
          <table:table-cell table:formula="of:=[.L57]/24" office:value-type="float" office:value="2.125">
            <text:p>2.125</text:p>
          </table:table-cell>
          <table:table-cell table:number-columns-repeated="7"/>
          <table:table-cell table:formula="of:=[.U$5]/(1+EXP([.U$6]*([.U$7]-[.$M57])))" office:value-type="float" office:value="119.999989482903">
            <text:p>119.9999894829</text:p>
          </table:table-cell>
          <table:table-cell table:formula="of:=[.V$5]/(1+EXP([.V$6]*([.V$7]-[.$M57])))" office:value-type="float" office:value="109.765816631244">
            <text:p>109.7658166312</text:p>
          </table:table-cell>
          <table:table-cell table:formula="of:=[.W$5]/(1+EXP([.W$6]*([.W$7]-[.$M57])))" office:value-type="float" office:value="0.0485224057786452">
            <text:p>0.0485224058</text:p>
          </table:table-cell>
          <table:table-cell table:formula="of:=[.X$5]/(1+EXP([.X$6]*([.X$7]-[.$M57])))" office:value-type="float" office:value="0.000000000000475128866550452">
            <text:p>4.75128866550452E-013</text:p>
          </table:table-cell>
          <table:table-cell table:formula="of:=[.Y$5]/(1+EXP([.Y$6]*([.Y$7]-([.$M57]/10))))" office:value-type="float" office:value="119.999989482903">
            <text:p>119.9999894829</text:p>
          </table:table-cell>
          <table:table-cell table:formula="of:=[.U57]-[.Y5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([.J58]-[.J$36])*24+[.K58]-[.K$36]" office:value-type="float" office:value="52">
            <text:p>52</text:p>
          </table:table-cell>
          <table:table-cell table:formula="of:=[.L58]/24" office:value-type="float" office:value="2.16666666666667">
            <text:p>2.1666666667</text:p>
          </table:table-cell>
          <table:table-cell table:number-columns-repeated="7"/>
          <table:table-cell table:formula="of:=[.U$5]/(1+EXP([.U$6]*([.U$7]-[.$M58])))" office:value-type="float" office:value="119.999993066702">
            <text:p>119.9999930667</text:p>
          </table:table-cell>
          <table:table-cell table:formula="of:=[.V$5]/(1+EXP([.V$6]*([.V$7]-[.$M58])))" office:value-type="float" office:value="109.817531881181">
            <text:p>109.8175318812</text:p>
          </table:table-cell>
          <table:table-cell table:formula="of:=[.W$5]/(1+EXP([.W$6]*([.W$7]-[.$M58])))" office:value-type="float" office:value="0.0649429873142901">
            <text:p>0.0649429873</text:p>
          </table:table-cell>
          <table:table-cell table:formula="of:=[.X$5]/(1+EXP([.X$6]*([.X$7]-[.$M58])))" office:value-type="float" office:value="0.000000000000585179945205094">
            <text:p>5.85179945205094E-013</text:p>
          </table:table-cell>
          <table:table-cell table:formula="of:=[.Y$5]/(1+EXP([.Y$6]*([.Y$7]-([.$M58]/10))))" office:value-type="float" office:value="119.999993066702">
            <text:p>119.9999930667</text:p>
          </table:table-cell>
          <table:table-cell table:formula="of:=[.U58]-[.Y5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J59]-[.J$36])*24+[.K59]-[.K$36]" office:value-type="float" office:value="53">
            <text:p>53</text:p>
          </table:table-cell>
          <table:table-cell table:formula="of:=[.L59]/24" office:value-type="float" office:value="2.20833333333333">
            <text:p>2.2083333333</text:p>
          </table:table-cell>
          <table:table-cell table:number-columns-repeated="7"/>
          <table:table-cell table:formula="of:=[.U$5]/(1+EXP([.U$6]*([.U$7]-[.$M59])))" office:value-type="float" office:value="119.999995429288">
            <text:p>119.9999954293</text:p>
          </table:table-cell>
          <table:table-cell table:formula="of:=[.V$5]/(1+EXP([.V$6]*([.V$7]-[.$M59])))" office:value-type="float" office:value="109.857841524608">
            <text:p>109.8578415246</text:p>
          </table:table-cell>
          <table:table-cell table:formula="of:=[.W$5]/(1+EXP([.W$6]*([.W$7]-[.$M59])))" office:value-type="float" office:value="0.0869151271415991">
            <text:p>0.0869151271</text:p>
          </table:table-cell>
          <table:table-cell table:formula="of:=[.X$5]/(1+EXP([.X$6]*([.X$7]-[.$M59])))" office:value-type="float" office:value="0.000000000000720721455541945">
            <text:p>7.20721455541945E-013</text:p>
          </table:table-cell>
          <table:table-cell table:formula="of:=[.Y$5]/(1+EXP([.Y$6]*([.Y$7]-([.$M59]/10))))" office:value-type="float" office:value="119.999995429288">
            <text:p>119.9999954293</text:p>
          </table:table-cell>
          <table:table-cell table:formula="of:=[.U59]-[.Y5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([.J60]-[.J$36])*24+[.K60]-[.K$36]" office:value-type="float" office:value="70">
            <text:p>70</text:p>
          </table:table-cell>
          <table:table-cell table:formula="of:=[.L60]/24" office:value-type="float" office:value="2.91666666666667">
            <text:p>2.9166666667</text:p>
          </table:table-cell>
          <table:table-cell table:number-columns-repeated="7"/>
          <table:table-cell table:formula="of:=[.U$5]/(1+EXP([.U$6]*([.U$7]-[.$M60])))" office:value-type="float" office:value="119.999999996165">
            <text:p>119.9999999962</text:p>
          </table:table-cell>
          <table:table-cell table:formula="of:=[.V$5]/(1+EXP([.V$6]*([.V$7]-[.$M60])))" office:value-type="float" office:value="109.997969631738">
            <text:p>109.9979696317</text:p>
          </table:table-cell>
          <table:table-cell table:formula="of:=[.W$5]/(1+EXP([.W$6]*([.W$7]-[.$M60])))" office:value-type="float" office:value="10.8867555832935">
            <text:p>10.8867555833</text:p>
          </table:table-cell>
          <table:table-cell table:formula="of:=[.X$5]/(1+EXP([.X$6]*([.X$7]-[.$M60])))" office:value-type="float" office:value="0.0000000000248824844348513">
            <text:p>2.48824844348513E-011</text:p>
          </table:table-cell>
          <table:table-cell table:formula="of:=[.Y$5]/(1+EXP([.Y$6]*([.Y$7]-([.$M60]/10))))" office:value-type="float" office:value="119.999999996165">
            <text:p>119.9999999962</text:p>
          </table:table-cell>
          <table:table-cell table:formula="of:=[.U60]-[.Y6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J61]-[.J$36])*24+[.K61]-[.K$36]" office:value-type="float" office:value="71">
            <text:p>71</text:p>
          </table:table-cell>
          <table:table-cell table:formula="of:=[.L61]/24" office:value-type="float" office:value="2.95833333333333">
            <text:p>2.9583333333</text:p>
          </table:table-cell>
          <table:table-cell table:number-columns-repeated="7"/>
          <table:table-cell table:formula="of:=[.U$5]/(1+EXP([.U$6]*([.U$7]-[.$M61])))" office:value-type="float" office:value="119.999999997472">
            <text:p>119.9999999975</text:p>
          </table:table-cell>
          <table:table-cell table:formula="of:=[.V$5]/(1+EXP([.V$6]*([.V$7]-[.$M61])))" office:value-type="float" office:value="109.998418741151">
            <text:p>109.9984187412</text:p>
          </table:table-cell>
          <table:table-cell table:formula="of:=[.W$5]/(1+EXP([.W$6]*([.W$7]-[.$M61])))" office:value-type="float" office:value="14.0001104672521">
            <text:p>14.0001104673</text:p>
          </table:table-cell>
          <table:table-cell table:formula="of:=[.X$5]/(1+EXP([.X$6]*([.X$7]-[.$M61])))" office:value-type="float" office:value="0.0000000000306458561102935">
            <text:p>3.06458561102935E-011</text:p>
          </table:table-cell>
          <table:table-cell table:formula="of:=[.Y$5]/(1+EXP([.Y$6]*([.Y$7]-([.$M61]/10))))" office:value-type="float" office:value="119.999999997472">
            <text:p>119.9999999975</text:p>
          </table:table-cell>
          <table:table-cell table:formula="of:=[.U61]-[.Y6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([.J62]-[.J$36])*24+[.K62]-[.K$36]" office:value-type="float" office:value="72">
            <text:p>72</text:p>
          </table:table-cell>
          <table:table-cell table:formula="of:=[.L62]/24" office:value-type="float" office:value="3">
            <text:p>3</text:p>
          </table:table-cell>
          <table:table-cell table:number-columns-repeated="7"/>
          <table:table-cell table:formula="of:=[.U$5]/(1+EXP([.U$6]*([.U$7]-[.$M62])))" office:value-type="float" office:value="119.999999998333">
            <text:p>119.9999999983</text:p>
          </table:table-cell>
          <table:table-cell table:formula="of:=[.V$5]/(1+EXP([.V$6]*([.V$7]-[.$M62])))" office:value-type="float" office:value="109.998768510454">
            <text:p>109.9987685105</text:p>
          </table:table-cell>
          <table:table-cell table:formula="of:=[.W$5]/(1+EXP([.W$6]*([.W$7]-[.$M62])))" office:value-type="float" office:value="17.8034500297276">
            <text:p>17.8034500297</text:p>
          </table:table-cell>
          <table:table-cell table:formula="of:=[.X$5]/(1+EXP([.X$6]*([.X$7]-[.$M62])))" office:value-type="float" office:value="0.0000000000377441609254002">
            <text:p>3.77441609254002E-011</text:p>
          </table:table-cell>
          <table:table-cell table:formula="of:=[.Y$5]/(1+EXP([.Y$6]*([.Y$7]-([.$M62]/10))))" office:value-type="float" office:value="119.999999998333">
            <text:p>119.9999999983</text:p>
          </table:table-cell>
          <table:table-cell table:formula="of:=[.U62]-[.Y6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([.J63]-[.J$36])*24+[.K63]-[.K$36]" office:value-type="float" office:value="73">
            <text:p>73</text:p>
          </table:table-cell>
          <table:table-cell table:formula="of:=[.L63]/24" office:value-type="float" office:value="3.04166666666667">
            <text:p>3.0416666667</text:p>
          </table:table-cell>
          <table:table-cell table:number-columns-repeated="7"/>
          <table:table-cell table:formula="of:=[.U$5]/(1+EXP([.U$6]*([.U$7]-[.$M63])))" office:value-type="float" office:value="119.999999998901">
            <text:p>119.9999999989</text:p>
          </table:table-cell>
          <table:table-cell table:formula="of:=[.V$5]/(1+EXP([.V$6]*([.V$7]-[.$M63])))" office:value-type="float" office:value="109.999040912602">
            <text:p>109.9990409126</text:p>
          </table:table-cell>
          <table:table-cell table:formula="of:=[.W$5]/(1+EXP([.W$6]*([.W$7]-[.$M63])))" office:value-type="float" office:value="22.3363563567397">
            <text:p>22.3363563567</text:p>
          </table:table-cell>
          <table:table-cell table:formula="of:=[.X$5]/(1+EXP([.X$6]*([.X$7]-[.$M63])))" office:value-type="float" office:value="0.00000000004648660095627">
            <text:p>4.648660095627E-011</text:p>
          </table:table-cell>
          <table:table-cell table:formula="of:=[.Y$5]/(1+EXP([.Y$6]*([.Y$7]-([.$M63]/10))))" office:value-type="float" office:value="119.999999998901">
            <text:p>119.9999999989</text:p>
          </table:table-cell>
          <table:table-cell table:formula="of:=[.U63]-[.Y6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J64]-[.J$36])*24+[.K64]-[.K$36]" office:value-type="float" office:value="74">
            <text:p>74</text:p>
          </table:table-cell>
          <table:table-cell table:formula="of:=[.L64]/24" office:value-type="float" office:value="3.08333333333333">
            <text:p>3.0833333333</text:p>
          </table:table-cell>
          <table:table-cell table:number-columns-repeated="7"/>
          <table:table-cell table:formula="of:=[.U$5]/(1+EXP([.U$6]*([.U$7]-[.$M64])))" office:value-type="float" office:value="119.999999999276">
            <text:p>119.9999999993</text:p>
          </table:table-cell>
          <table:table-cell table:formula="of:=[.V$5]/(1+EXP([.V$6]*([.V$7]-[.$M64])))" office:value-type="float" office:value="109.999253060543">
            <text:p>109.9992530605</text:p>
          </table:table-cell>
          <table:table-cell table:formula="of:=[.W$5]/(1+EXP([.W$6]*([.W$7]-[.$M64])))" office:value-type="float" office:value="27.5824522621871">
            <text:p>27.5824522622</text:p>
          </table:table-cell>
          <table:table-cell table:formula="of:=[.X$5]/(1+EXP([.X$6]*([.X$7]-[.$M64])))" office:value-type="float" office:value="0.0000000000572539967900884">
            <text:p>5.72539967900884E-011</text:p>
          </table:table-cell>
          <table:table-cell table:formula="of:=[.Y$5]/(1+EXP([.Y$6]*([.Y$7]-([.$M64]/10))))" office:value-type="float" office:value="119.999999999276">
            <text:p>119.9999999993</text:p>
          </table:table-cell>
          <table:table-cell table:formula="of:=[.U64]-[.Y6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([.J65]-[.J$36])*24+[.K65]-[.K$36]" office:value-type="float" office:value="75">
            <text:p>75</text:p>
          </table:table-cell>
          <table:table-cell table:formula="of:=[.L65]/24" office:value-type="float" office:value="3.125">
            <text:p>3.125</text:p>
          </table:table-cell>
          <table:table-cell table:number-columns-repeated="7"/>
          <table:table-cell table:formula="of:=[.U$5]/(1+EXP([.U$6]*([.U$7]-[.$M65])))" office:value-type="float" office:value="119.999999999523">
            <text:p>119.9999999995</text:p>
          </table:table-cell>
          <table:table-cell table:formula="of:=[.V$5]/(1+EXP([.V$6]*([.V$7]-[.$M65])))" office:value-type="float" office:value="109.999418282092">
            <text:p>109.9994182821</text:p>
          </table:table-cell>
          <table:table-cell table:formula="of:=[.W$5]/(1+EXP([.W$6]*([.W$7]-[.$M65])))" office:value-type="float" office:value="33.451543053417">
            <text:p>33.4515430534</text:p>
          </table:table-cell>
          <table:table-cell table:formula="of:=[.X$5]/(1+EXP([.X$6]*([.X$7]-[.$M65])))" office:value-type="float" office:value="0.0000000000705153760655245">
            <text:p>7.05153760655245E-011</text:p>
          </table:table-cell>
          <table:table-cell table:formula="of:=[.Y$5]/(1+EXP([.Y$6]*([.Y$7]-([.$M65]/10))))" office:value-type="float" office:value="119.999999999523">
            <text:p>119.9999999995</text:p>
          </table:table-cell>
          <table:table-cell table:formula="of:=[.U65]-[.Y65]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([.J66]-[.J$36])*24+[.K66]-[.K$36]" office:value-type="float" office:value="76">
            <text:p>76</text:p>
          </table:table-cell>
          <table:table-cell table:formula="of:=[.L66]/24" office:value-type="float" office:value="3.16666666666667">
            <text:p>3.1666666667</text:p>
          </table:table-cell>
          <table:table-cell office:value-type="string">
            <text:p># 1<text:span text:style-name="T1">er</text:span> pétale ouvert en face du 1<text:span text:style-name="T1">er</text:span> sépale</text:p>
          </table:table-cell>
          <table:table-cell table:number-columns-repeated="6"/>
          <table:table-cell table:formula="of:=[.U$5]/(1+EXP([.U$6]*([.U$7]-[.$M66])))" office:value-type="float" office:value="119.999999999685">
            <text:p>119.9999999997</text:p>
          </table:table-cell>
          <table:table-cell table:formula="of:=[.V$5]/(1+EXP([.V$6]*([.V$7]-[.$M66])))" office:value-type="float" office:value="109.999546957108">
            <text:p>109.9995469571</text:p>
          </table:table-cell>
          <table:table-cell table:formula="of:=[.W$5]/(1+EXP([.W$6]*([.W$7]-[.$M66])))" office:value-type="float" office:value="39.7736904713442">
            <text:p>39.7736904713</text:p>
          </table:table-cell>
          <table:table-cell table:formula="of:=[.X$5]/(1+EXP([.X$6]*([.X$7]-[.$M66])))" office:value-type="float" office:value="0.0000000000868484043112774">
            <text:p>8.68484043112774E-011</text:p>
          </table:table-cell>
          <table:table-cell table:formula="of:=[.Y$5]/(1+EXP([.Y$6]*([.Y$7]-([.$M66]/10))))" office:value-type="float" office:value="119.999999999685">
            <text:p>119.9999999997</text:p>
          </table:table-cell>
          <table:table-cell table:formula="of:=[.U66]-[.Y6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([.J67]-[.J$36])*24+[.K67]-[.K$36]" office:value-type="float" office:value="77">
            <text:p>77</text:p>
          </table:table-cell>
          <table:table-cell table:formula="of:=[.L67]/24" office:value-type="float" office:value="3.20833333333333">
            <text:p>3.2083333333</text:p>
          </table:table-cell>
          <table:table-cell table:number-columns-repeated="7"/>
          <table:table-cell table:formula="of:=[.U$5]/(1+EXP([.U$6]*([.U$7]-[.$M67])))" office:value-type="float" office:value="119.999999999793">
            <text:p>119.9999999998</text:p>
          </table:table-cell>
          <table:table-cell table:formula="of:=[.V$5]/(1+EXP([.V$6]*([.V$7]-[.$M67])))" office:value-type="float" office:value="109.99964716952">
            <text:p>109.9996471695</text:p>
          </table:table-cell>
          <table:table-cell table:formula="of:=[.W$5]/(1+EXP([.W$6]*([.W$7]-[.$M67])))" office:value-type="float" office:value="46.3121279477811">
            <text:p>46.3121279478</text:p>
          </table:table-cell>
          <table:table-cell table:formula="of:=[.X$5]/(1+EXP([.X$6]*([.X$7]-[.$M67])))" office:value-type="float" office:value="0.000000000106964548049861">
            <text:p>1.06964548049861E-010</text:p>
          </table:table-cell>
          <table:table-cell table:formula="of:=[.Y$5]/(1+EXP([.Y$6]*([.Y$7]-([.$M67]/10))))" office:value-type="float" office:value="119.999999999793">
            <text:p>119.9999999998</text:p>
          </table:table-cell>
          <table:table-cell table:formula="of:=[.U67]-[.Y6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([.J68]-[.J$36])*24+[.K68]-[.K$36]" office:value-type="float" office:value="78">
            <text:p>78</text:p>
          </table:table-cell>
          <table:table-cell table:formula="of:=[.L68]/24" office:value-type="float" office:value="3.25">
            <text:p>3.25</text:p>
          </table:table-cell>
          <table:table-cell table:number-columns-repeated="7"/>
          <table:table-cell table:formula="of:=[.U$5]/(1+EXP([.U$6]*([.U$7]-[.$M68])))" office:value-type="float" office:value="119.999999999863">
            <text:p>119.9999999999</text:p>
          </table:table-cell>
          <table:table-cell table:formula="of:=[.V$5]/(1+EXP([.V$6]*([.V$7]-[.$M68])))" office:value-type="float" office:value="109.999725215151">
            <text:p>109.9997252152</text:p>
          </table:table-cell>
          <table:table-cell table:formula="of:=[.W$5]/(1+EXP([.W$6]*([.W$7]-[.$M68])))" office:value-type="float" office:value="52.7955821025597">
            <text:p>52.7955821026</text:p>
          </table:table-cell>
          <table:table-cell table:formula="of:=[.X$5]/(1+EXP([.X$6]*([.X$7]-[.$M68])))" office:value-type="float" office:value="0.000000000131740066271139">
            <text:p>1.31740066271139E-010</text:p>
          </table:table-cell>
          <table:table-cell table:formula="of:=[.Y$5]/(1+EXP([.Y$6]*([.Y$7]-([.$M68]/10))))" office:value-type="float" office:value="119.999999999863">
            <text:p>119.9999999999</text:p>
          </table:table-cell>
          <table:table-cell table:formula="of:=[.U68]-[.Y6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([.J69]-[.J$36])*24+[.K69]-[.K$36]" office:value-type="float" office:value="94">
            <text:p>94</text:p>
          </table:table-cell>
          <table:table-cell table:formula="of:=[.L69]/24" office:value-type="float" office:value="3.91666666666667">
            <text:p>3.9166666667</text:p>
          </table:table-cell>
          <table:table-cell table:number-columns-repeated="7"/>
          <table:table-cell table:formula="of:=[.U$5]/(1+EXP([.U$6]*([.U$7]-[.$M69])))" office:value-type="float" office:value="120">
            <text:p>120</text:p>
          </table:table-cell>
          <table:table-cell table:formula="of:=[.V$5]/(1+EXP([.V$6]*([.V$7]-[.$M69])))" office:value-type="float" office:value="109.999994967128">
            <text:p>109.9999949671</text:p>
          </table:table-cell>
          <table:table-cell table:formula="of:=[.W$5]/(1+EXP([.W$6]*([.W$7]-[.$M69])))" office:value-type="float" office:value="89.4075339549875">
            <text:p>89.407533955</text:p>
          </table:table-cell>
          <table:table-cell table:formula="of:=[.X$5]/(1+EXP([.X$6]*([.X$7]-[.$M69])))" office:value-type="float" office:value="0.00000000369288812114647">
            <text:p>3.69288812114647E-009</text:p>
          </table:table-cell>
          <table:table-cell table:formula="of:=[.Y$5]/(1+EXP([.Y$6]*([.Y$7]-([.$M69]/10))))" office:value-type="float" office:value="120">
            <text:p>120</text:p>
          </table:table-cell>
          <table:table-cell table:formula="of:=[.U69]-[.Y6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([.J70]-[.J$36])*24+[.K70]-[.K$36]" office:value-type="float" office:value="95">
            <text:p>95</text:p>
          </table:table-cell>
          <table:table-cell table:formula="of:=[.L70]/24" office:value-type="float" office:value="3.95833333333333">
            <text:p>3.9583333333</text:p>
          </table:table-cell>
          <table:table-cell table:number-columns-repeated="7"/>
          <table:table-cell table:formula="of:=[.U$5]/(1+EXP([.U$6]*([.U$7]-[.$M70])))" office:value-type="float" office:value="120">
            <text:p>120</text:p>
          </table:table-cell>
          <table:table-cell table:formula="of:=[.V$5]/(1+EXP([.V$6]*([.V$7]-[.$M70])))" office:value-type="float" office:value="109.999996080395">
            <text:p>109.9999960804</text:p>
          </table:table-cell>
          <table:table-cell table:formula="of:=[.W$5]/(1+EXP([.W$6]*([.W$7]-[.$M70])))" office:value-type="float" office:value="89.5566792016907">
            <text:p>89.5566792017</text:p>
          </table:table-cell>
          <table:table-cell table:formula="of:=[.X$5]/(1+EXP([.X$6]*([.X$7]-[.$M70])))" office:value-type="float" office:value="0.00000000454824831850335">
            <text:p>4.54824831850335E-009</text:p>
          </table:table-cell>
          <table:table-cell table:formula="of:=[.Y$5]/(1+EXP([.Y$6]*([.Y$7]-([.$M70]/10))))" office:value-type="float" office:value="120">
            <text:p>120</text:p>
          </table:table-cell>
          <table:table-cell table:formula="of:=[.U70]-[.Y7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([.J71]-[.J$36])*24+[.K71]-[.K$36]" office:value-type="float" office:value="96">
            <text:p>96</text:p>
          </table:table-cell>
          <table:table-cell table:formula="of:=[.L71]/24" office:value-type="float" office:value="4">
            <text:p>4</text:p>
          </table:table-cell>
          <table:table-cell table:number-columns-repeated="7"/>
          <table:table-cell table:formula="of:=[.U$5]/(1+EXP([.U$6]*([.U$7]-[.$M71])))" office:value-type="float" office:value="120">
            <text:p>120</text:p>
          </table:table-cell>
          <table:table-cell table:formula="of:=[.V$5]/(1+EXP([.V$6]*([.V$7]-[.$M71])))" office:value-type="float" office:value="109.999996947409">
            <text:p>109.9999969474</text:p>
          </table:table-cell>
          <table:table-cell table:formula="of:=[.W$5]/(1+EXP([.W$6]*([.W$7]-[.$M71])))" office:value-type="float" office:value="89.6684184090508">
            <text:p>89.6684184091</text:p>
          </table:table-cell>
          <table:table-cell table:formula="of:=[.X$5]/(1+EXP([.X$6]*([.X$7]-[.$M71])))" office:value-type="float" office:value="0.00000000560173016026837">
            <text:p>5.60173016026837E-009</text:p>
          </table:table-cell>
          <table:table-cell table:formula="of:=[.Y$5]/(1+EXP([.Y$6]*([.Y$7]-([.$M71]/10))))" office:value-type="float" office:value="120">
            <text:p>120</text:p>
          </table:table-cell>
          <table:table-cell table:formula="of:=[.U71]-[.Y7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J72]-[.J$36])*24+[.K72]-[.K$36]" office:value-type="float" office:value="97">
            <text:p>97</text:p>
          </table:table-cell>
          <table:table-cell table:formula="of:=[.L72]/24" office:value-type="float" office:value="4.04166666666667">
            <text:p>4.0416666667</text:p>
          </table:table-cell>
          <table:table-cell table:number-columns-repeated="7"/>
          <table:table-cell table:formula="of:=[.U$5]/(1+EXP([.U$6]*([.U$7]-[.$M72])))" office:value-type="float" office:value="120">
            <text:p>120</text:p>
          </table:table-cell>
          <table:table-cell table:formula="of:=[.V$5]/(1+EXP([.V$6]*([.V$7]-[.$M72])))" office:value-type="float" office:value="109.999997622639">
            <text:p>109.9999976226</text:p>
          </table:table-cell>
          <table:table-cell table:formula="of:=[.W$5]/(1+EXP([.W$6]*([.W$7]-[.$M72])))" office:value-type="float" office:value="89.7520716676194">
            <text:p>89.7520716676</text:p>
          </table:table-cell>
          <table:table-cell table:formula="of:=[.X$5]/(1+EXP([.X$6]*([.X$7]-[.$M72])))" office:value-type="float" office:value="0.0000000068992233033356">
            <text:p>6.8992233033356E-009</text:p>
          </table:table-cell>
          <table:table-cell table:formula="of:=[.Y$5]/(1+EXP([.Y$6]*([.Y$7]-([.$M72]/10))))" office:value-type="float" office:value="120">
            <text:p>120</text:p>
          </table:table-cell>
          <table:table-cell table:formula="of:=[.U72]-[.Y7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J73]-[.J$36])*24+[.K73]-[.K$36]" office:value-type="float" office:value="98">
            <text:p>98</text:p>
          </table:table-cell>
          <table:table-cell table:formula="of:=[.L73]/24" office:value-type="float" office:value="4.08333333333333">
            <text:p>4.0833333333</text:p>
          </table:table-cell>
          <table:table-cell table:number-columns-repeated="7"/>
          <table:table-cell table:formula="of:=[.U$5]/(1+EXP([.U$6]*([.U$7]-[.$M73])))" office:value-type="float" office:value="120">
            <text:p>120</text:p>
          </table:table-cell>
          <table:table-cell table:formula="of:=[.V$5]/(1+EXP([.V$6]*([.V$7]-[.$M73])))" office:value-type="float" office:value="109.99999814851">
            <text:p>109.9999981485</text:p>
          </table:table-cell>
          <table:table-cell table:formula="of:=[.W$5]/(1+EXP([.W$6]*([.W$7]-[.$M73])))" office:value-type="float" office:value="89.8146640351651">
            <text:p>89.8146640352</text:p>
          </table:table-cell>
          <table:table-cell table:formula="of:=[.X$5]/(1+EXP([.X$6]*([.X$7]-[.$M73])))" office:value-type="float" office:value="0.00000000849724653406892">
            <text:p>8.49724653406892E-009</text:p>
          </table:table-cell>
          <table:table-cell table:formula="of:=[.Y$5]/(1+EXP([.Y$6]*([.Y$7]-([.$M73]/10))))" office:value-type="float" office:value="120">
            <text:p>120</text:p>
          </table:table-cell>
          <table:table-cell table:formula="of:=[.U73]-[.Y7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J74]-[.J$36])*24+[.K74]-[.K$36]" office:value-type="float" office:value="99">
            <text:p>99</text:p>
          </table:table-cell>
          <table:table-cell table:formula="of:=[.L74]/24" office:value-type="float" office:value="4.125">
            <text:p>4.125</text:p>
          </table:table-cell>
          <table:table-cell table:number-columns-repeated="7"/>
          <table:table-cell table:formula="of:=[.U$5]/(1+EXP([.U$6]*([.U$7]-[.$M74])))" office:value-type="float" office:value="120">
            <text:p>120</text:p>
          </table:table-cell>
          <table:table-cell table:formula="of:=[.V$5]/(1+EXP([.V$6]*([.V$7]-[.$M74])))" office:value-type="float" office:value="109.999998558058">
            <text:p>109.9999985581</text:p>
          </table:table-cell>
          <table:table-cell table:formula="of:=[.W$5]/(1+EXP([.W$6]*([.W$7]-[.$M74])))" office:value-type="float" office:value="89.8614786261891">
            <text:p>89.8614786262</text:p>
          </table:table-cell>
          <table:table-cell table:formula="of:=[.X$5]/(1+EXP([.X$6]*([.X$7]-[.$M74])))" office:value-type="float" office:value="0.000000010465409725982">
            <text:p>1.0465409725982E-008</text:p>
          </table:table-cell>
          <table:table-cell table:formula="of:=[.Y$5]/(1+EXP([.Y$6]*([.Y$7]-([.$M74]/10))))" office:value-type="float" office:value="120">
            <text:p>120</text:p>
          </table:table-cell>
          <table:table-cell table:formula="of:=[.U74]-[.Y7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J75]-[.J$36])*24+[.K75]-[.K$36]" office:value-type="float" office:value="100">
            <text:p>100</text:p>
          </table:table-cell>
          <table:table-cell table:formula="of:=[.L75]/24" office:value-type="float" office:value="4.16666666666667">
            <text:p>4.1666666667</text:p>
          </table:table-cell>
          <table:table-cell table:number-columns-repeated="7"/>
          <table:table-cell table:formula="of:=[.U$5]/(1+EXP([.U$6]*([.U$7]-[.$M75])))" office:value-type="float" office:value="120">
            <text:p>120</text:p>
          </table:table-cell>
          <table:table-cell table:formula="of:=[.V$5]/(1+EXP([.V$6]*([.V$7]-[.$M75])))" office:value-type="float" office:value="109.999998877014">
            <text:p>109.999998877</text:p>
          </table:table-cell>
          <table:table-cell table:formula="of:=[.W$5]/(1+EXP([.W$6]*([.W$7]-[.$M75])))" office:value-type="float" office:value="89.8964818025047">
            <text:p>89.8964818025</text:p>
          </table:table-cell>
          <table:table-cell table:formula="of:=[.X$5]/(1+EXP([.X$6]*([.X$7]-[.$M75])))" office:value-type="float" office:value="0.000000012889446045021">
            <text:p>1.2889446045021E-008</text:p>
          </table:table-cell>
          <table:table-cell table:formula="of:=[.Y$5]/(1+EXP([.Y$6]*([.Y$7]-([.$M75]/10))))" office:value-type="float" office:value="120">
            <text:p>120</text:p>
          </table:table-cell>
          <table:table-cell table:formula="of:=[.U75]-[.Y7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J76]-[.J$36])*24+[.K76]-[.K$36]" office:value-type="float" office:value="101">
            <text:p>101</text:p>
          </table:table-cell>
          <table:table-cell table:formula="of:=[.L76]/24" office:value-type="float" office:value="4.20833333333333">
            <text:p>4.2083333333</text:p>
          </table:table-cell>
          <table:table-cell table:number-columns-repeated="7"/>
          <table:table-cell table:formula="of:=[.U$5]/(1+EXP([.U$6]*([.U$7]-[.$M76])))" office:value-type="float" office:value="120">
            <text:p>120</text:p>
          </table:table-cell>
          <table:table-cell table:formula="of:=[.V$5]/(1+EXP([.V$6]*([.V$7]-[.$M76])))" office:value-type="float" office:value="109.999999125418">
            <text:p>109.9999991254</text:p>
          </table:table-cell>
          <table:table-cell table:formula="of:=[.W$5]/(1+EXP([.W$6]*([.W$7]-[.$M76])))" office:value-type="float" office:value="89.9226475867858">
            <text:p>89.9226475868</text:p>
          </table:table-cell>
          <table:table-cell table:formula="of:=[.X$5]/(1+EXP([.X$6]*([.X$7]-[.$M76])))" office:value-type="float" office:value="0.0000000158749464852779">
            <text:p>1.58749464852779E-008</text:p>
          </table:table-cell>
          <table:table-cell table:formula="of:=[.Y$5]/(1+EXP([.Y$6]*([.Y$7]-([.$M76]/10))))" office:value-type="float" office:value="120">
            <text:p>120</text:p>
          </table:table-cell>
          <table:table-cell table:formula="of:=[.U76]-[.Y7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J77]-[.J$36])*24+[.K77]-[.K$36]" office:value-type="float" office:value="102">
            <text:p>102</text:p>
          </table:table-cell>
          <table:table-cell table:formula="of:=[.L77]/24" office:value-type="float" office:value="4.25">
            <text:p>4.25</text:p>
          </table:table-cell>
          <table:table-cell table:number-columns-repeated="7"/>
          <table:table-cell table:formula="of:=[.U$5]/(1+EXP([.U$6]*([.U$7]-[.$M77])))" office:value-type="float" office:value="120">
            <text:p>120</text:p>
          </table:table-cell>
          <table:table-cell table:formula="of:=[.V$5]/(1+EXP([.V$6]*([.V$7]-[.$M77])))" office:value-type="float" office:value="109.999999318875">
            <text:p>109.9999993189</text:p>
          </table:table-cell>
          <table:table-cell table:formula="of:=[.W$5]/(1+EXP([.W$6]*([.W$7]-[.$M77])))" office:value-type="float" office:value="89.9422038269473">
            <text:p>89.9422038269</text:p>
          </table:table-cell>
          <table:table-cell table:formula="of:=[.X$5]/(1+EXP([.X$6]*([.X$7]-[.$M77])))" office:value-type="float" office:value="0.0000000195519594114637">
            <text:p>1.95519594114637E-008</text:p>
          </table:table-cell>
          <table:table-cell table:formula="of:=[.Y$5]/(1+EXP([.Y$6]*([.Y$7]-([.$M77]/10))))" office:value-type="float" office:value="120">
            <text:p>120</text:p>
          </table:table-cell>
          <table:table-cell table:formula="of:=[.U77]-[.Y7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([.J78]-[.J$36])*24+[.K78]-[.K$36]" office:value-type="float" office:value="118">
            <text:p>118</text:p>
          </table:table-cell>
          <table:table-cell table:formula="of:=[.L78]/24" office:value-type="float" office:value="4.91666666666667">
            <text:p>4.9166666667</text:p>
          </table:table-cell>
          <table:table-cell table:number-columns-repeated="7"/>
          <table:table-cell table:formula="of:=[.U$5]/(1+EXP([.U$6]*([.U$7]-[.$M78])))" office:value-type="float" office:value="120">
            <text:p>120</text:p>
          </table:table-cell>
          <table:table-cell table:formula="of:=[.V$5]/(1+EXP([.V$6]*([.V$7]-[.$M78])))" office:value-type="float" office:value="109.999999987525">
            <text:p>109.9999999875</text:p>
          </table:table-cell>
          <table:table-cell table:formula="of:=[.W$5]/(1+EXP([.W$6]*([.W$7]-[.$M78])))" office:value-type="float" office:value="89.9994561641152">
            <text:p>89.9994561641</text:p>
          </table:table-cell>
          <table:table-cell table:formula="of:=[.X$5]/(1+EXP([.X$6]*([.X$7]-[.$M78])))" office:value-type="float" office:value="0.000000548073188956614">
            <text:p>5.48073188956614E-007</text:p>
          </table:table-cell>
          <table:table-cell table:formula="of:=[.Y$5]/(1+EXP([.Y$6]*([.Y$7]-([.$M78]/10))))" office:value-type="float" office:value="120">
            <text:p>120</text:p>
          </table:table-cell>
          <table:table-cell table:formula="of:=[.U78]-[.Y7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J79]-[.J$36])*24+[.K79]-[.K$36]" office:value-type="float" office:value="119">
            <text:p>119</text:p>
          </table:table-cell>
          <table:table-cell table:formula="of:=[.L79]/24" office:value-type="float" office:value="4.95833333333333">
            <text:p>4.9583333333</text:p>
          </table:table-cell>
          <table:table-cell table:number-columns-repeated="7"/>
          <table:table-cell table:formula="of:=[.U$5]/(1+EXP([.U$6]*([.U$7]-[.$M79])))" office:value-type="float" office:value="120">
            <text:p>120</text:p>
          </table:table-cell>
          <table:table-cell table:formula="of:=[.V$5]/(1+EXP([.V$6]*([.V$7]-[.$M79])))" office:value-type="float" office:value="109.999999990284">
            <text:p>109.9999999903</text:p>
          </table:table-cell>
          <table:table-cell table:formula="of:=[.W$5]/(1+EXP([.W$6]*([.W$7]-[.$M79])))" office:value-type="float" office:value="89.9995937444557">
            <text:p>89.9995937445</text:p>
          </table:table-cell>
          <table:table-cell table:formula="of:=[.X$5]/(1+EXP([.X$6]*([.X$7]-[.$M79])))" office:value-type="float" office:value="0.000000675019896303376">
            <text:p>0.000000675</text:p>
          </table:table-cell>
          <table:table-cell table:formula="of:=[.Y$5]/(1+EXP([.Y$6]*([.Y$7]-([.$M79]/10))))" office:value-type="float" office:value="120">
            <text:p>120</text:p>
          </table:table-cell>
          <table:table-cell table:formula="of:=[.U79]-[.Y7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J80]-[.J$36])*24+[.K80]-[.K$36]" office:value-type="float" office:value="120">
            <text:p>120</text:p>
          </table:table-cell>
          <table:table-cell table:formula="of:=[.L80]/24" office:value-type="float" office:value="5">
            <text:p>5</text:p>
          </table:table-cell>
          <table:table-cell table:number-columns-repeated="7"/>
          <table:table-cell table:formula="of:=[.U$5]/(1+EXP([.U$6]*([.U$7]-[.$M80])))" office:value-type="float" office:value="120">
            <text:p>120</text:p>
          </table:table-cell>
          <table:table-cell table:formula="of:=[.V$5]/(1+EXP([.V$6]*([.V$7]-[.$M80])))" office:value-type="float" office:value="109.999999992433">
            <text:p>109.9999999924</text:p>
          </table:table-cell>
          <table:table-cell table:formula="of:=[.W$5]/(1+EXP([.W$6]*([.W$7]-[.$M80])))" office:value-type="float" office:value="89.9996965196523">
            <text:p>89.9996965197</text:p>
          </table:table-cell>
          <table:table-cell table:formula="of:=[.X$5]/(1+EXP([.X$6]*([.X$7]-[.$M80])))" office:value-type="float" office:value="0.000000831370461897614">
            <text:p>8.31370461897614E-007</text:p>
          </table:table-cell>
          <table:table-cell table:formula="of:=[.Y$5]/(1+EXP([.Y$6]*([.Y$7]-([.$M80]/10))))" office:value-type="float" office:value="120">
            <text:p>120</text:p>
          </table:table-cell>
          <table:table-cell table:formula="of:=[.U80]-[.Y80]" office:value-type="float" office:value="0">
            <text:p>0</text:p>
          </table:table-cell>
          <table:table-cell table:number-columns-repeated="997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J81]-[.J$36])*24+[.K81]-[.K$36]" office:value-type="float" office:value="121">
            <text:p>121</text:p>
          </table:table-cell>
          <table:table-cell table:formula="of:=[.L81]/24" office:value-type="float" office:value="5.04166666666667">
            <text:p>5.0416666667</text:p>
          </table:table-cell>
          <table:table-cell office:value-type="string">
            <text:p># probablement 5 pétales extérieurs ouverts avant ouverture du 1<text:span text:style-name="T1">er</text:span>(?) pétale intérieur</text:p>
          </table:table-cell>
          <table:table-cell table:number-columns-repeated="6"/>
          <table:table-cell table:formula="of:=[.U$5]/(1+EXP([.U$6]*([.U$7]-[.$M81])))" office:value-type="float" office:value="120">
            <text:p>120</text:p>
          </table:table-cell>
          <table:table-cell table:formula="of:=[.V$5]/(1+EXP([.V$6]*([.V$7]-[.$M81])))" office:value-type="float" office:value="109.999999994107">
            <text:p>109.9999999941</text:p>
          </table:table-cell>
          <table:table-cell table:formula="of:=[.W$5]/(1+EXP([.W$6]*([.W$7]-[.$M81])))" office:value-type="float" office:value="89.9997732946759">
            <text:p>89.9997732947</text:p>
          </table:table-cell>
          <table:table-cell table:formula="of:=[.X$5]/(1+EXP([.X$6]*([.X$7]-[.$M81])))" office:value-type="float" office:value="0.00000102393551423127">
            <text:p>1.02393551423127E-006</text:p>
          </table:table-cell>
          <table:table-cell table:formula="of:=[.Y$5]/(1+EXP([.Y$6]*([.Y$7]-([.$M81]/10))))" office:value-type="float" office:value="120">
            <text:p>120</text:p>
          </table:table-cell>
          <table:table-cell table:formula="of:=[.U81]-[.Y8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J82]-[.J$36])*24+[.K82]-[.K$36]" office:value-type="float" office:value="122">
            <text:p>122</text:p>
          </table:table-cell>
          <table:table-cell table:formula="of:=[.L82]/24" office:value-type="float" office:value="5.08333333333333">
            <text:p>5.0833333333</text:p>
          </table:table-cell>
          <table:table-cell table:number-columns-repeated="7"/>
          <table:table-cell table:formula="of:=[.U$5]/(1+EXP([.U$6]*([.U$7]-[.$M82])))" office:value-type="float" office:value="120">
            <text:p>120</text:p>
          </table:table-cell>
          <table:table-cell table:formula="of:=[.V$5]/(1+EXP([.V$6]*([.V$7]-[.$M82])))" office:value-type="float" office:value="109.999999995411">
            <text:p>109.9999999954</text:p>
          </table:table-cell>
          <table:table-cell table:formula="of:=[.W$5]/(1+EXP([.W$6]*([.W$7]-[.$M82])))" office:value-type="float" office:value="89.9998306470475">
            <text:p>89.999830647</text:p>
          </table:table-cell>
          <table:table-cell table:formula="of:=[.X$5]/(1+EXP([.X$6]*([.X$7]-[.$M82])))" office:value-type="float" office:value="0.00000126110318424275">
            <text:p>1.26110318424275E-006</text:p>
          </table:table-cell>
          <table:table-cell table:formula="of:=[.Y$5]/(1+EXP([.Y$6]*([.Y$7]-([.$M82]/10))))" office:value-type="float" office:value="120">
            <text:p>120</text:p>
          </table:table-cell>
          <table:table-cell table:formula="of:=[.U82]-[.Y8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J83]-[.J$36])*24+[.K83]-[.K$36]" office:value-type="float" office:value="123">
            <text:p>123</text:p>
          </table:table-cell>
          <table:table-cell table:formula="of:=[.L83]/24" office:value-type="float" office:value="5.125">
            <text:p>5.125</text:p>
          </table:table-cell>
          <table:table-cell office:value-type="string">
            <text:p># note : début effondrement pétales intérieurs</text:p>
          </table:table-cell>
          <table:table-cell table:number-columns-repeated="6"/>
          <table:table-cell table:formula="of:=[.U$5]/(1+EXP([.U$6]*([.U$7]-[.$M83])))" office:value-type="float" office:value="120">
            <text:p>120</text:p>
          </table:table-cell>
          <table:table-cell table:formula="of:=[.V$5]/(1+EXP([.V$6]*([.V$7]-[.$M83])))" office:value-type="float" office:value="109.999999996426">
            <text:p>109.9999999964</text:p>
          </table:table-cell>
          <table:table-cell table:formula="of:=[.W$5]/(1+EXP([.W$6]*([.W$7]-[.$M83])))" office:value-type="float" office:value="89.9998734903205">
            <text:p>89.9998734903</text:p>
          </table:table-cell>
          <table:table-cell table:formula="of:=[.X$5]/(1+EXP([.X$6]*([.X$7]-[.$M83])))" office:value-type="float" office:value="0.00000155320449211149">
            <text:p>1.55320449211149E-006</text:p>
          </table:table-cell>
          <table:table-cell table:formula="of:=[.Y$5]/(1+EXP([.Y$6]*([.Y$7]-([.$M83]/10))))" office:value-type="float" office:value="120">
            <text:p>120</text:p>
          </table:table-cell>
          <table:table-cell table:formula="of:=[.U83]-[.Y8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J84]-[.J$36])*24+[.K84]-[.K$36]" office:value-type="float" office:value="124">
            <text:p>124</text:p>
          </table:table-cell>
          <table:table-cell table:formula="of:=[.L84]/24" office:value-type="float" office:value="5.16666666666667">
            <text:p>5.1666666667</text:p>
          </table:table-cell>
          <table:table-cell office:value-type="string">
            <text:p># note : 4 pétales intérieurs visibles</text:p>
          </table:table-cell>
          <table:table-cell table:number-columns-repeated="6"/>
          <table:table-cell table:formula="of:=[.U$5]/(1+EXP([.U$6]*([.U$7]-[.$M84])))" office:value-type="float" office:value="120">
            <text:p>120</text:p>
          </table:table-cell>
          <table:table-cell table:formula="of:=[.V$5]/(1+EXP([.V$6]*([.V$7]-[.$M84])))" office:value-type="float" office:value="109.999999997216">
            <text:p>109.9999999972</text:p>
          </table:table-cell>
          <table:table-cell table:formula="of:=[.W$5]/(1+EXP([.W$6]*([.W$7]-[.$M84])))" office:value-type="float" office:value="89.9999054950219">
            <text:p>89.999905495</text:p>
          </table:table-cell>
          <table:table-cell table:formula="of:=[.X$5]/(1+EXP([.X$6]*([.X$7]-[.$M84])))" office:value-type="float" office:value="0.00000191296336623743">
            <text:p>0.000001913</text:p>
          </table:table-cell>
          <table:table-cell table:formula="of:=[.Y$5]/(1+EXP([.Y$6]*([.Y$7]-([.$M84]/10))))" office:value-type="float" office:value="120">
            <text:p>120</text:p>
          </table:table-cell>
          <table:table-cell table:formula="of:=[.U84]-[.Y8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J85]-[.J$36])*24+[.K85]-[.K$36]" office:value-type="float" office:value="125">
            <text:p>125</text:p>
          </table:table-cell>
          <table:table-cell table:formula="of:=[.L85]/24" office:value-type="float" office:value="5.20833333333333">
            <text:p>5.2083333333</text:p>
          </table:table-cell>
          <table:table-cell table:number-columns-repeated="7"/>
          <table:table-cell table:formula="of:=[.U$5]/(1+EXP([.U$6]*([.U$7]-[.$M85])))" office:value-type="float" office:value="120">
            <text:p>120</text:p>
          </table:table-cell>
          <table:table-cell table:formula="of:=[.V$5]/(1+EXP([.V$6]*([.V$7]-[.$M85])))" office:value-type="float" office:value="109.999999997832">
            <text:p>109.9999999978</text:p>
          </table:table-cell>
          <table:table-cell table:formula="of:=[.W$5]/(1+EXP([.W$6]*([.W$7]-[.$M85])))" office:value-type="float" office:value="89.9999294031087">
            <text:p>89.9999294031</text:p>
          </table:table-cell>
          <table:table-cell table:formula="of:=[.X$5]/(1+EXP([.X$6]*([.X$7]-[.$M85])))" office:value-type="float" office:value="0.0000023560508972025">
            <text:p>2.3560508972025E-006</text:p>
          </table:table-cell>
          <table:table-cell table:formula="of:=[.Y$5]/(1+EXP([.Y$6]*([.Y$7]-([.$M85]/10))))" office:value-type="float" office:value="120">
            <text:p>120</text:p>
          </table:table-cell>
          <table:table-cell table:formula="of:=[.U85]-[.Y8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J86]-[.J$36])*24+[.K86]-[.K$36]" office:value-type="float" office:value="126">
            <text:p>126</text:p>
          </table:table-cell>
          <table:table-cell table:formula="of:=[.L86]/24" office:value-type="float" office:value="5.25">
            <text:p>5.25</text:p>
          </table:table-cell>
          <table:table-cell table:number-columns-repeated="7"/>
          <table:table-cell table:formula="of:=[.U$5]/(1+EXP([.U$6]*([.U$7]-[.$M86])))" office:value-type="float" office:value="120">
            <text:p>120</text:p>
          </table:table-cell>
          <table:table-cell table:formula="of:=[.V$5]/(1+EXP([.V$6]*([.V$7]-[.$M86])))" office:value-type="float" office:value="109.999999998312">
            <text:p>109.9999999983</text:p>
          </table:table-cell>
          <table:table-cell table:formula="of:=[.W$5]/(1+EXP([.W$6]*([.W$7]-[.$M86])))" office:value-type="float" office:value="89.9999472628763">
            <text:p>89.9999472629</text:p>
          </table:table-cell>
          <table:table-cell table:formula="of:=[.X$5]/(1+EXP([.X$6]*([.X$7]-[.$M86])))" office:value-type="float" office:value="0.00000290176796997265">
            <text:p>2.90176796997265E-006</text:p>
          </table:table-cell>
          <table:table-cell table:formula="of:=[.Y$5]/(1+EXP([.Y$6]*([.Y$7]-([.$M86]/10))))" office:value-type="float" office:value="120">
            <text:p>120</text:p>
          </table:table-cell>
          <table:table-cell table:formula="of:=[.U86]-[.Y8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J87]-[.J$36])*24+[.K87]-[.K$36]" office:value-type="float" office:value="142">
            <text:p>142</text:p>
          </table:table-cell>
          <table:table-cell table:formula="of:=[.L87]/24" office:value-type="float" office:value="5.91666666666667">
            <text:p>5.9166666667</text:p>
          </table:table-cell>
          <table:table-cell table:number-columns-repeated="7"/>
          <table:table-cell table:formula="of:=[.U$5]/(1+EXP([.U$6]*([.U$7]-[.$M87])))" office:value-type="float" office:value="120">
            <text:p>120</text:p>
          </table:table-cell>
          <table:table-cell table:formula="of:=[.V$5]/(1+EXP([.V$6]*([.V$7]-[.$M87])))" office:value-type="float" office:value="109.999999999969">
            <text:p>110</text:p>
          </table:table-cell>
          <table:table-cell table:formula="of:=[.W$5]/(1+EXP([.W$6]*([.W$7]-[.$M87])))" office:value-type="float" office:value="89.9999995040829">
            <text:p>89.9999995041</text:p>
          </table:table-cell>
          <table:table-cell table:formula="of:=[.X$5]/(1+EXP([.X$6]*([.X$7]-[.$M87])))" office:value-type="float" office:value="0.000081341200372298">
            <text:p>8.1341200372298E-005</text:p>
          </table:table-cell>
          <table:table-cell table:formula="of:=[.Y$5]/(1+EXP([.Y$6]*([.Y$7]-([.$M87]/10))))" office:value-type="float" office:value="120">
            <text:p>120</text:p>
          </table:table-cell>
          <table:table-cell table:formula="of:=[.U87]-[.Y8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J88]-[.J$36])*24+[.K88]-[.K$36]" office:value-type="float" office:value="143">
            <text:p>143</text:p>
          </table:table-cell>
          <table:table-cell table:formula="of:=[.L88]/24" office:value-type="float" office:value="5.95833333333333">
            <text:p>5.9583333333</text:p>
          </table:table-cell>
          <table:table-cell table:number-columns-repeated="7"/>
          <table:table-cell table:formula="of:=[.U$5]/(1+EXP([.U$6]*([.U$7]-[.$M88])))" office:value-type="float" office:value="120">
            <text:p>120</text:p>
          </table:table-cell>
          <table:table-cell table:formula="of:=[.V$5]/(1+EXP([.V$6]*([.V$7]-[.$M88])))" office:value-type="float" office:value="109.999999999976">
            <text:p>110</text:p>
          </table:table-cell>
          <table:table-cell table:formula="of:=[.W$5]/(1+EXP([.W$6]*([.W$7]-[.$M88])))" office:value-type="float" office:value="89.9999996295412">
            <text:p>89.9999996295</text:p>
          </table:table-cell>
          <table:table-cell table:formula="of:=[.X$5]/(1+EXP([.X$6]*([.X$7]-[.$M88])))" office:value-type="float" office:value="0.000100181724503429">
            <text:p>0.0001001817</text:p>
          </table:table-cell>
          <table:table-cell table:formula="of:=[.Y$5]/(1+EXP([.Y$6]*([.Y$7]-([.$M88]/10))))" office:value-type="float" office:value="120">
            <text:p>120</text:p>
          </table:table-cell>
          <table:table-cell table:formula="of:=[.U88]-[.Y8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([.J89]-[.J$36])*24+[.K89]-[.K$36]" office:value-type="float" office:value="144">
            <text:p>144</text:p>
          </table:table-cell>
          <table:table-cell table:formula="of:=[.L89]/24" office:value-type="float" office:value="6">
            <text:p>6</text:p>
          </table:table-cell>
          <table:table-cell table:number-columns-repeated="7"/>
          <table:table-cell table:formula="of:=[.U$5]/(1+EXP([.U$6]*([.U$7]-[.$M89])))" office:value-type="float" office:value="120">
            <text:p>120</text:p>
          </table:table-cell>
          <table:table-cell table:formula="of:=[.V$5]/(1+EXP([.V$6]*([.V$7]-[.$M89])))" office:value-type="float" office:value="109.999999999981">
            <text:p>110</text:p>
          </table:table-cell>
          <table:table-cell table:formula="of:=[.W$5]/(1+EXP([.W$6]*([.W$7]-[.$M89])))" office:value-type="float" office:value="89.9999997232608">
            <text:p>89.9999997233</text:p>
          </table:table-cell>
          <table:table-cell table:formula="of:=[.X$5]/(1+EXP([.X$6]*([.X$7]-[.$M89])))" office:value-type="float" office:value="0.000123386148617206">
            <text:p>0.0001233861</text:p>
          </table:table-cell>
          <table:table-cell table:formula="of:=[.Y$5]/(1+EXP([.Y$6]*([.Y$7]-([.$M89]/10))))" office:value-type="float" office:value="120">
            <text:p>120</text:p>
          </table:table-cell>
          <table:table-cell table:formula="of:=[.U89]-[.Y8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([.J90]-[.J$36])*24+[.K90]-[.K$36]" office:value-type="float" office:value="145">
            <text:p>145</text:p>
          </table:table-cell>
          <table:table-cell table:formula="of:=[.L90]/24" office:value-type="float" office:value="6.04166666666667">
            <text:p>6.0416666667</text:p>
          </table:table-cell>
          <table:table-cell table:number-columns-repeated="7"/>
          <table:table-cell table:formula="of:=[.U$5]/(1+EXP([.U$6]*([.U$7]-[.$M90])))" office:value-type="float" office:value="120">
            <text:p>120</text:p>
          </table:table-cell>
          <table:table-cell table:formula="of:=[.V$5]/(1+EXP([.V$6]*([.V$7]-[.$M90])))" office:value-type="float" office:value="109.999999999985">
            <text:p>110</text:p>
          </table:table-cell>
          <table:table-cell table:formula="of:=[.W$5]/(1+EXP([.W$6]*([.W$7]-[.$M90])))" office:value-type="float" office:value="89.999999793271">
            <text:p>89.9999997933</text:p>
          </table:table-cell>
          <table:table-cell table:formula="of:=[.X$5]/(1+EXP([.X$6]*([.X$7]-[.$M90])))" office:value-type="float" office:value="0.000151965249519126">
            <text:p>0.0001519652</text:p>
          </table:table-cell>
          <table:table-cell table:formula="of:=[.Y$5]/(1+EXP([.Y$6]*([.Y$7]-([.$M90]/10))))" office:value-type="float" office:value="120">
            <text:p>120</text:p>
          </table:table-cell>
          <table:table-cell table:formula="of:=[.U90]-[.Y9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J91]-[.J$36])*24+[.K91]-[.K$36]" office:value-type="float" office:value="146">
            <text:p>146</text:p>
          </table:table-cell>
          <table:table-cell table:formula="of:=[.L91]/24" office:value-type="float" office:value="6.08333333333333">
            <text:p>6.0833333333</text:p>
          </table:table-cell>
          <table:table-cell table:number-columns-repeated="7"/>
          <table:table-cell table:formula="of:=[.U$5]/(1+EXP([.U$6]*([.U$7]-[.$M91])))" office:value-type="float" office:value="120">
            <text:p>120</text:p>
          </table:table-cell>
          <table:table-cell table:formula="of:=[.V$5]/(1+EXP([.V$6]*([.V$7]-[.$M91])))" office:value-type="float" office:value="109.999999999989">
            <text:p>110</text:p>
          </table:table-cell>
          <table:table-cell table:formula="of:=[.W$5]/(1+EXP([.W$6]*([.W$7]-[.$M91])))" office:value-type="float" office:value="89.9999998455698">
            <text:p>89.9999998456</text:p>
          </table:table-cell>
          <table:table-cell table:formula="of:=[.X$5]/(1+EXP([.X$6]*([.X$7]-[.$M91])))" office:value-type="float" office:value="0.000187163920923645">
            <text:p>0.0001871639</text:p>
          </table:table-cell>
          <table:table-cell table:formula="of:=[.Y$5]/(1+EXP([.Y$6]*([.Y$7]-([.$M91]/10))))" office:value-type="float" office:value="120">
            <text:p>120</text:p>
          </table:table-cell>
          <table:table-cell table:formula="of:=[.U91]-[.Y9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J92]-[.J$36])*24+[.K92]-[.K$36]" office:value-type="float" office:value="147">
            <text:p>147</text:p>
          </table:table-cell>
          <table:table-cell table:formula="of:=[.L92]/24" office:value-type="float" office:value="6.125">
            <text:p>6.125</text:p>
          </table:table-cell>
          <table:table-cell table:number-columns-repeated="7"/>
          <table:table-cell table:formula="of:=[.U$5]/(1+EXP([.U$6]*([.U$7]-[.$M92])))" office:value-type="float" office:value="120">
            <text:p>120</text:p>
          </table:table-cell>
          <table:table-cell table:formula="of:=[.V$5]/(1+EXP([.V$6]*([.V$7]-[.$M92])))" office:value-type="float" office:value="109.999999999991">
            <text:p>110</text:p>
          </table:table-cell>
          <table:table-cell table:formula="of:=[.W$5]/(1+EXP([.W$6]*([.W$7]-[.$M92])))" office:value-type="float" office:value="89.999999884638">
            <text:p>89.9999998846</text:p>
          </table:table-cell>
          <table:table-cell table:formula="of:=[.X$5]/(1+EXP([.X$6]*([.X$7]-[.$M92])))" office:value-type="float" office:value="0.000230515398968281">
            <text:p>0.0002305154</text:p>
          </table:table-cell>
          <table:table-cell table:formula="of:=[.Y$5]/(1+EXP([.Y$6]*([.Y$7]-([.$M92]/10))))" office:value-type="float" office:value="120">
            <text:p>120</text:p>
          </table:table-cell>
          <table:table-cell table:formula="of:=[.U92]-[.Y9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J93]-[.J$36])*24+[.K93]-[.K$36]" office:value-type="float" office:value="148">
            <text:p>148</text:p>
          </table:table-cell>
          <table:table-cell table:formula="of:=[.L93]/24" office:value-type="float" office:value="6.16666666666667">
            <text:p>6.1666666667</text:p>
          </table:table-cell>
          <table:table-cell table:number-columns-repeated="7"/>
          <table:table-cell table:formula="of:=[.U$5]/(1+EXP([.U$6]*([.U$7]-[.$M93])))" office:value-type="float" office:value="120">
            <text:p>120</text:p>
          </table:table-cell>
          <table:table-cell table:formula="of:=[.V$5]/(1+EXP([.V$6]*([.V$7]-[.$M93])))" office:value-type="float" office:value="109.999999999993">
            <text:p>110</text:p>
          </table:table-cell>
          <table:table-cell table:formula="of:=[.W$5]/(1+EXP([.W$6]*([.W$7]-[.$M93])))" office:value-type="float" office:value="89.9999999138225">
            <text:p>89.9999999138</text:p>
          </table:table-cell>
          <table:table-cell table:formula="of:=[.X$5]/(1+EXP([.X$6]*([.X$7]-[.$M93])))" office:value-type="float" office:value="0.000283908046864952">
            <text:p>0.000283908</text:p>
          </table:table-cell>
          <table:table-cell table:formula="of:=[.Y$5]/(1+EXP([.Y$6]*([.Y$7]-([.$M93]/10))))" office:value-type="float" office:value="120">
            <text:p>120</text:p>
          </table:table-cell>
          <table:table-cell table:formula="of:=[.U93]-[.Y9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J94]-[.J$36])*24+[.K94]-[.K$36]" office:value-type="float" office:value="149">
            <text:p>149</text:p>
          </table:table-cell>
          <table:table-cell table:formula="of:=[.L94]/24" office:value-type="float" office:value="6.20833333333333">
            <text:p>6.2083333333</text:p>
          </table:table-cell>
          <table:table-cell table:number-columns-repeated="7"/>
          <table:table-cell table:formula="of:=[.U$5]/(1+EXP([.U$6]*([.U$7]-[.$M94])))" office:value-type="float" office:value="120">
            <text:p>120</text:p>
          </table:table-cell>
          <table:table-cell table:formula="of:=[.V$5]/(1+EXP([.V$6]*([.V$7]-[.$M94])))" office:value-type="float" office:value="109.999999999995">
            <text:p>110</text:p>
          </table:table-cell>
          <table:table-cell table:formula="of:=[.W$5]/(1+EXP([.W$6]*([.W$7]-[.$M94])))" office:value-type="float" office:value="89.9999999356239">
            <text:p>89.9999999356</text:p>
          </table:table-cell>
          <table:table-cell table:formula="of:=[.X$5]/(1+EXP([.X$6]*([.X$7]-[.$M94])))" office:value-type="float" office:value="0.000349667607281698">
            <text:p>0.0003496676</text:p>
          </table:table-cell>
          <table:table-cell table:formula="of:=[.Y$5]/(1+EXP([.Y$6]*([.Y$7]-([.$M94]/10))))" office:value-type="float" office:value="120">
            <text:p>120</text:p>
          </table:table-cell>
          <table:table-cell table:formula="of:=[.U94]-[.Y9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J95]-[.J$36])*24+[.K95]-[.K$36]" office:value-type="float" office:value="150">
            <text:p>150</text:p>
          </table:table-cell>
          <table:table-cell table:formula="of:=[.L95]/24" office:value-type="float" office:value="6.25">
            <text:p>6.25</text:p>
          </table:table-cell>
          <table:table-cell table:number-columns-repeated="7"/>
          <table:table-cell table:formula="of:=[.U$5]/(1+EXP([.U$6]*([.U$7]-[.$M95])))" office:value-type="float" office:value="120">
            <text:p>120</text:p>
          </table:table-cell>
          <table:table-cell table:formula="of:=[.V$5]/(1+EXP([.V$6]*([.V$7]-[.$M95])))" office:value-type="float" office:value="109.999999999996">
            <text:p>110</text:p>
          </table:table-cell>
          <table:table-cell table:formula="of:=[.W$5]/(1+EXP([.W$6]*([.W$7]-[.$M95])))" office:value-type="float" office:value="89.9999999519099">
            <text:p>89.9999999519</text:p>
          </table:table-cell>
          <table:table-cell table:formula="of:=[.X$5]/(1+EXP([.X$6]*([.X$7]-[.$M95])))" office:value-type="float" office:value="0.000430658504540112">
            <text:p>0.0004306585</text:p>
          </table:table-cell>
          <table:table-cell table:formula="of:=[.Y$5]/(1+EXP([.Y$6]*([.Y$7]-([.$M95]/10))))" office:value-type="float" office:value="120">
            <text:p>120</text:p>
          </table:table-cell>
          <table:table-cell table:formula="of:=[.U95]-[.Y9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formula="of:=([.J96]-[.J$36])*24+[.K96]-[.K$36]" office:value-type="float" office:value="166">
            <text:p>166</text:p>
          </table:table-cell>
          <table:table-cell table:formula="of:=[.L96]/24" office:value-type="float" office:value="6.91666666666667">
            <text:p>6.9166666667</text:p>
          </table:table-cell>
          <table:table-cell table:number-columns-repeated="7"/>
          <table:table-cell table:formula="of:=[.U$5]/(1+EXP([.U$6]*([.U$7]-[.$M96])))" office:value-type="float" office:value="120">
            <text:p>120</text:p>
          </table:table-cell>
          <table:table-cell table:formula="of:=[.V$5]/(1+EXP([.V$6]*([.V$7]-[.$M96])))" office:value-type="float" office:value="110">
            <text:p>110</text:p>
          </table:table-cell>
          <table:table-cell table:formula="of:=[.W$5]/(1+EXP([.W$6]*([.W$7]-[.$M96])))" office:value-type="float" office:value="89.9999999995478">
            <text:p>89.9999999995</text:p>
          </table:table-cell>
          <table:table-cell table:formula="of:=[.X$5]/(1+EXP([.X$6]*([.X$7]-[.$M96])))" office:value-type="float" office:value="0.0120704963517283">
            <text:p>0.0120704964</text:p>
          </table:table-cell>
          <table:table-cell table:formula="of:=[.Y$5]/(1+EXP([.Y$6]*([.Y$7]-([.$M96]/10))))" office:value-type="float" office:value="120">
            <text:p>120</text:p>
          </table:table-cell>
          <table:table-cell table:formula="of:=[.U96]-[.Y9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J97]-[.J$36])*24+[.K97]-[.K$36]" office:value-type="float" office:value="167">
            <text:p>167</text:p>
          </table:table-cell>
          <table:table-cell table:formula="of:=[.L97]/24" office:value-type="float" office:value="6.95833333333333">
            <text:p>6.9583333333</text:p>
          </table:table-cell>
          <table:table-cell table:number-columns-repeated="7"/>
          <table:table-cell table:formula="of:=[.U$5]/(1+EXP([.U$6]*([.U$7]-[.$M97])))" office:value-type="float" office:value="120">
            <text:p>120</text:p>
          </table:table-cell>
          <table:table-cell table:formula="of:=[.V$5]/(1+EXP([.V$6]*([.V$7]-[.$M97])))" office:value-type="float" office:value="110">
            <text:p>110</text:p>
          </table:table-cell>
          <table:table-cell table:formula="of:=[.W$5]/(1+EXP([.W$6]*([.W$7]-[.$M97])))" office:value-type="float" office:value="89.9999999996622">
            <text:p>89.9999999997</text:p>
          </table:table-cell>
          <table:table-cell table:formula="of:=[.X$5]/(1+EXP([.X$6]*([.X$7]-[.$M97])))" office:value-type="float" office:value="0.0148658468803412">
            <text:p>0.0148658469</text:p>
          </table:table-cell>
          <table:table-cell table:formula="of:=[.Y$5]/(1+EXP([.Y$6]*([.Y$7]-([.$M97]/10))))" office:value-type="float" office:value="120">
            <text:p>120</text:p>
          </table:table-cell>
          <table:table-cell table:formula="of:=[.U97]-[.Y9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([.J98]-[.J$36])*24+[.K98]-[.K$36]" office:value-type="float" office:value="168">
            <text:p>168</text:p>
          </table:table-cell>
          <table:table-cell table:formula="of:=[.L98]/24" office:value-type="float" office:value="7">
            <text:p>7</text:p>
          </table:table-cell>
          <table:table-cell table:number-columns-repeated="7"/>
          <table:table-cell table:formula="of:=[.U$5]/(1+EXP([.U$6]*([.U$7]-[.$M98])))" office:value-type="float" office:value="120">
            <text:p>120</text:p>
          </table:table-cell>
          <table:table-cell table:formula="of:=[.V$5]/(1+EXP([.V$6]*([.V$7]-[.$M98])))" office:value-type="float" office:value="110">
            <text:p>110</text:p>
          </table:table-cell>
          <table:table-cell table:formula="of:=[.W$5]/(1+EXP([.W$6]*([.W$7]-[.$M98])))" office:value-type="float" office:value="89.9999999997477">
            <text:p>89.9999999997</text:p>
          </table:table-cell>
          <table:table-cell table:formula="of:=[.X$5]/(1+EXP([.X$6]*([.X$7]-[.$M98])))" office:value-type="float" office:value="0.0183084280249687">
            <text:p>0.018308428</text:p>
          </table:table-cell>
          <table:table-cell table:formula="of:=[.Y$5]/(1+EXP([.Y$6]*([.Y$7]-([.$M98]/10))))" office:value-type="float" office:value="120">
            <text:p>120</text:p>
          </table:table-cell>
          <table:table-cell table:formula="of:=[.U98]-[.Y9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J99]-[.J$36])*24+[.K99]-[.K$36]" office:value-type="float" office:value="169">
            <text:p>169</text:p>
          </table:table-cell>
          <table:table-cell table:formula="of:=[.L99]/24" office:value-type="float" office:value="7.04166666666667">
            <text:p>7.0416666667</text:p>
          </table:table-cell>
          <table:table-cell table:number-columns-repeated="7"/>
          <table:table-cell table:formula="of:=[.U$5]/(1+EXP([.U$6]*([.U$7]-[.$M99])))" office:value-type="float" office:value="120">
            <text:p>120</text:p>
          </table:table-cell>
          <table:table-cell table:formula="of:=[.V$5]/(1+EXP([.V$6]*([.V$7]-[.$M99])))" office:value-type="float" office:value="110">
            <text:p>110</text:p>
          </table:table-cell>
          <table:table-cell table:formula="of:=[.W$5]/(1+EXP([.W$6]*([.W$7]-[.$M99])))" office:value-type="float" office:value="89.9999999998115">
            <text:p>89.9999999998</text:p>
          </table:table-cell>
          <table:table-cell table:formula="of:=[.X$5]/(1+EXP([.X$6]*([.X$7]-[.$M99])))" office:value-type="float" office:value="0.0225480303804452">
            <text:p>0.0225480304</text:p>
          </table:table-cell>
          <table:table-cell table:formula="of:=[.Y$5]/(1+EXP([.Y$6]*([.Y$7]-([.$M99]/10))))" office:value-type="float" office:value="120">
            <text:p>120</text:p>
          </table:table-cell>
          <table:table-cell table:formula="of:=[.U99]-[.Y9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J100]-[.J$36])*24+[.K100]-[.K$36]" office:value-type="float" office:value="170">
            <text:p>170</text:p>
          </table:table-cell>
          <table:table-cell table:formula="of:=[.L100]/24" office:value-type="float" office:value="7.08333333333333">
            <text:p>7.0833333333</text:p>
          </table:table-cell>
          <table:table-cell table:number-columns-repeated="7"/>
          <table:table-cell table:formula="of:=[.U$5]/(1+EXP([.U$6]*([.U$7]-[.$M100])))" office:value-type="float" office:value="120">
            <text:p>120</text:p>
          </table:table-cell>
          <table:table-cell table:formula="of:=[.V$5]/(1+EXP([.V$6]*([.V$7]-[.$M100])))" office:value-type="float" office:value="110">
            <text:p>110</text:p>
          </table:table-cell>
          <table:table-cell table:formula="of:=[.W$5]/(1+EXP([.W$6]*([.W$7]-[.$M100])))" office:value-type="float" office:value="89.9999999998592">
            <text:p>89.9999999999</text:p>
          </table:table-cell>
          <table:table-cell table:formula="of:=[.X$5]/(1+EXP([.X$6]*([.X$7]-[.$M100])))" office:value-type="float" office:value="0.0277690758787332">
            <text:p>0.0277690759</text:p>
          </table:table-cell>
          <table:table-cell table:formula="of:=[.Y$5]/(1+EXP([.Y$6]*([.Y$7]-([.$M100]/10))))" office:value-type="float" office:value="120">
            <text:p>120</text:p>
          </table:table-cell>
          <table:table-cell table:formula="of:=[.U100]-[.Y10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J101]-[.J$36])*24+[.K101]-[.K$36]" office:value-type="float" office:value="171">
            <text:p>171</text:p>
          </table:table-cell>
          <table:table-cell table:formula="of:=[.L101]/24" office:value-type="float" office:value="7.125">
            <text:p>7.125</text:p>
          </table:table-cell>
          <table:table-cell table:number-columns-repeated="7"/>
          <table:table-cell table:formula="of:=[.U$5]/(1+EXP([.U$6]*([.U$7]-[.$M101])))" office:value-type="float" office:value="120">
            <text:p>120</text:p>
          </table:table-cell>
          <table:table-cell table:formula="of:=[.V$5]/(1+EXP([.V$6]*([.V$7]-[.$M101])))" office:value-type="float" office:value="110">
            <text:p>110</text:p>
          </table:table-cell>
          <table:table-cell table:formula="of:=[.W$5]/(1+EXP([.W$6]*([.W$7]-[.$M101])))" office:value-type="float" office:value="89.9999999998948">
            <text:p>89.9999999999</text:p>
          </table:table-cell>
          <table:table-cell table:formula="of:=[.X$5]/(1+EXP([.X$6]*([.X$7]-[.$M101])))" office:value-type="float" office:value="0.0341986063276679">
            <text:p>0.0341986063</text:p>
          </table:table-cell>
          <table:table-cell table:formula="of:=[.Y$5]/(1+EXP([.Y$6]*([.Y$7]-([.$M101]/10))))" office:value-type="float" office:value="120">
            <text:p>120</text:p>
          </table:table-cell>
          <table:table-cell table:formula="of:=[.U101]-[.Y10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J102]-[.J$36])*24+[.K102]-[.K$36]" office:value-type="float" office:value="172">
            <text:p>172</text:p>
          </table:table-cell>
          <table:table-cell table:formula="of:=[.L102]/24" office:value-type="float" office:value="7.16666666666667">
            <text:p>7.1666666667</text:p>
          </table:table-cell>
          <table:table-cell table:number-columns-repeated="7"/>
          <table:table-cell table:formula="of:=[.U$5]/(1+EXP([.U$6]*([.U$7]-[.$M102])))" office:value-type="float" office:value="120">
            <text:p>120</text:p>
          </table:table-cell>
          <table:table-cell table:formula="of:=[.V$5]/(1+EXP([.V$6]*([.V$7]-[.$M102])))" office:value-type="float" office:value="110">
            <text:p>110</text:p>
          </table:table-cell>
          <table:table-cell table:formula="of:=[.W$5]/(1+EXP([.W$6]*([.W$7]-[.$M102])))" office:value-type="float" office:value="89.9999999999214">
            <text:p>89.9999999999</text:p>
          </table:table-cell>
          <table:table-cell table:formula="of:=[.X$5]/(1+EXP([.X$6]*([.X$7]-[.$M102])))" office:value-type="float" office:value="0.0421161053069644">
            <text:p>0.0421161053</text:p>
          </table:table-cell>
          <table:table-cell table:formula="of:=[.Y$5]/(1+EXP([.Y$6]*([.Y$7]-([.$M102]/10))))" office:value-type="float" office:value="120">
            <text:p>120</text:p>
          </table:table-cell>
          <table:table-cell table:formula="of:=[.U102]-[.Y10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J103]-[.J$36])*24+[.K103]-[.K$36]" office:value-type="float" office:value="173">
            <text:p>173</text:p>
          </table:table-cell>
          <table:table-cell table:formula="of:=[.L103]/24" office:value-type="float" office:value="7.20833333333333">
            <text:p>7.2083333333</text:p>
          </table:table-cell>
          <table:table-cell table:number-columns-repeated="7"/>
          <table:table-cell table:formula="of:=[.U$5]/(1+EXP([.U$6]*([.U$7]-[.$M103])))" office:value-type="float" office:value="120">
            <text:p>120</text:p>
          </table:table-cell>
          <table:table-cell table:formula="of:=[.V$5]/(1+EXP([.V$6]*([.V$7]-[.$M103])))" office:value-type="float" office:value="110">
            <text:p>110</text:p>
          </table:table-cell>
          <table:table-cell table:formula="of:=[.W$5]/(1+EXP([.W$6]*([.W$7]-[.$M103])))" office:value-type="float" office:value="89.9999999999413">
            <text:p>89.9999999999</text:p>
          </table:table-cell>
          <table:table-cell table:formula="of:=[.X$5]/(1+EXP([.X$6]*([.X$7]-[.$M103])))" office:value-type="float" office:value="0.0518655693188104">
            <text:p>0.0518655693</text:p>
          </table:table-cell>
          <table:table-cell table:formula="of:=[.Y$5]/(1+EXP([.Y$6]*([.Y$7]-([.$M103]/10))))" office:value-type="float" office:value="120">
            <text:p>120</text:p>
          </table:table-cell>
          <table:table-cell table:formula="of:=[.U103]-[.Y10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J104]-[.J$36])*24+[.K104]-[.K$36]" office:value-type="float" office:value="174">
            <text:p>174</text:p>
          </table:table-cell>
          <table:table-cell table:formula="of:=[.L104]/24" office:value-type="float" office:value="7.25">
            <text:p>7.25</text:p>
          </table:table-cell>
          <table:table-cell table:number-columns-repeated="7"/>
          <table:table-cell table:formula="of:=[.U$5]/(1+EXP([.U$6]*([.U$7]-[.$M104])))" office:value-type="float" office:value="120">
            <text:p>120</text:p>
          </table:table-cell>
          <table:table-cell table:formula="of:=[.V$5]/(1+EXP([.V$6]*([.V$7]-[.$M104])))" office:value-type="float" office:value="110">
            <text:p>110</text:p>
          </table:table-cell>
          <table:table-cell table:formula="of:=[.W$5]/(1+EXP([.W$6]*([.W$7]-[.$M104])))" office:value-type="float" office:value="89.9999999999562">
            <text:p>90</text:p>
          </table:table-cell>
          <table:table-cell table:formula="of:=[.X$5]/(1+EXP([.X$6]*([.X$7]-[.$M104])))" office:value-type="float" office:value="0.0638703359190532">
            <text:p>0.0638703359</text:p>
          </table:table-cell>
          <table:table-cell table:formula="of:=[.Y$5]/(1+EXP([.Y$6]*([.Y$7]-([.$M104]/10))))" office:value-type="float" office:value="120">
            <text:p>120</text:p>
          </table:table-cell>
          <table:table-cell table:formula="of:=[.U104]-[.Y10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J105]-[.J$36])*24+[.K105]-[.K$36]" office:value-type="float" office:value="190">
            <text:p>190</text:p>
          </table:table-cell>
          <table:table-cell table:formula="of:=[.L105]/24" office:value-type="float" office:value="7.91666666666667">
            <text:p>7.9166666667</text:p>
          </table:table-cell>
          <table:table-cell table:number-columns-repeated="7"/>
          <table:table-cell table:formula="of:=[.U$5]/(1+EXP([.U$6]*([.U$7]-[.$M105])))" office:value-type="float" office:value="120">
            <text:p>120</text:p>
          </table:table-cell>
          <table:table-cell table:formula="of:=[.V$5]/(1+EXP([.V$6]*([.V$7]-[.$M105])))" office:value-type="float" office:value="110">
            <text:p>110</text:p>
          </table:table-cell>
          <table:table-cell table:formula="of:=[.W$5]/(1+EXP([.W$6]*([.W$7]-[.$M105])))" office:value-type="float" office:value="89.9999999999996">
            <text:p>90</text:p>
          </table:table-cell>
          <table:table-cell table:formula="of:=[.X$5]/(1+EXP([.X$6]*([.X$7]-[.$M105])))" office:value-type="float" office:value="1.75668976296034">
            <text:p>1.756689763</text:p>
          </table:table-cell>
          <table:table-cell table:formula="of:=[.Y$5]/(1+EXP([.Y$6]*([.Y$7]-([.$M105]/10))))" office:value-type="float" office:value="120">
            <text:p>120</text:p>
          </table:table-cell>
          <table:table-cell table:formula="of:=[.U105]-[.Y10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formula="of:=([.J106]-[.J$36])*24+[.K106]-[.K$36]" office:value-type="float" office:value="191">
            <text:p>191</text:p>
          </table:table-cell>
          <table:table-cell table:formula="of:=[.L106]/24" office:value-type="float" office:value="7.95833333333333">
            <text:p>7.9583333333</text:p>
          </table:table-cell>
          <table:table-cell table:number-columns-repeated="7"/>
          <table:table-cell table:formula="of:=[.U$5]/(1+EXP([.U$6]*([.U$7]-[.$M106])))" office:value-type="float" office:value="120">
            <text:p>120</text:p>
          </table:table-cell>
          <table:table-cell table:formula="of:=[.V$5]/(1+EXP([.V$6]*([.V$7]-[.$M106])))" office:value-type="float" office:value="110">
            <text:p>110</text:p>
          </table:table-cell>
          <table:table-cell table:formula="of:=[.W$5]/(1+EXP([.W$6]*([.W$7]-[.$M106])))" office:value-type="float" office:value="89.9999999999997">
            <text:p>90</text:p>
          </table:table-cell>
          <table:table-cell table:formula="of:=[.X$5]/(1+EXP([.X$6]*([.X$7]-[.$M106])))" office:value-type="float" office:value="2.15384309858965">
            <text:p>2.1538430986</text:p>
          </table:table-cell>
          <table:table-cell table:formula="of:=[.Y$5]/(1+EXP([.Y$6]*([.Y$7]-([.$M106]/10))))" office:value-type="float" office:value="120">
            <text:p>120</text:p>
          </table:table-cell>
          <table:table-cell table:formula="of:=[.U106]-[.Y10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J107]-[.J$36])*24+[.K107]-[.K$36]" office:value-type="float" office:value="192">
            <text:p>192</text:p>
          </table:table-cell>
          <table:table-cell table:formula="of:=[.L107]/24" office:value-type="float" office:value="8">
            <text:p>8</text:p>
          </table:table-cell>
          <table:table-cell table:number-columns-repeated="7"/>
          <table:table-cell table:formula="of:=[.U$5]/(1+EXP([.U$6]*([.U$7]-[.$M107])))" office:value-type="float" office:value="120">
            <text:p>120</text:p>
          </table:table-cell>
          <table:table-cell table:formula="of:=[.V$5]/(1+EXP([.V$6]*([.V$7]-[.$M107])))" office:value-type="float" office:value="110">
            <text:p>110</text:p>
          </table:table-cell>
          <table:table-cell table:formula="of:=[.W$5]/(1+EXP([.W$6]*([.W$7]-[.$M107])))" office:value-type="float" office:value="89.9999999999998">
            <text:p>90</text:p>
          </table:table-cell>
          <table:table-cell table:formula="of:=[.X$5]/(1+EXP([.X$6]*([.X$7]-[.$M107])))" office:value-type="float" office:value="2.63810076762208">
            <text:p>2.6381007676</text:p>
          </table:table-cell>
          <table:table-cell table:formula="of:=[.Y$5]/(1+EXP([.Y$6]*([.Y$7]-([.$M107]/10))))" office:value-type="float" office:value="120">
            <text:p>120</text:p>
          </table:table-cell>
          <table:table-cell table:formula="of:=[.U107]-[.Y10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J108]-[.J$36])*24+[.K108]-[.K$36]" office:value-type="float" office:value="193">
            <text:p>193</text:p>
          </table:table-cell>
          <table:table-cell table:formula="of:=[.L108]/24" office:value-type="float" office:value="8.04166666666667">
            <text:p>8.0416666667</text:p>
          </table:table-cell>
          <table:table-cell table:number-columns-repeated="7"/>
          <table:table-cell table:formula="of:=[.U$5]/(1+EXP([.U$6]*([.U$7]-[.$M108])))" office:value-type="float" office:value="120">
            <text:p>120</text:p>
          </table:table-cell>
          <table:table-cell table:formula="of:=[.V$5]/(1+EXP([.V$6]*([.V$7]-[.$M108])))" office:value-type="float" office:value="110">
            <text:p>110</text:p>
          </table:table-cell>
          <table:table-cell table:formula="of:=[.W$5]/(1+EXP([.W$6]*([.W$7]-[.$M108])))" office:value-type="float" office:value="89.9999999999998">
            <text:p>90</text:p>
          </table:table-cell>
          <table:table-cell table:formula="of:=[.X$5]/(1+EXP([.X$6]*([.X$7]-[.$M108])))" office:value-type="float" office:value="3.22723626019213">
            <text:p>3.2272362602</text:p>
          </table:table-cell>
          <table:table-cell table:formula="of:=[.Y$5]/(1+EXP([.Y$6]*([.Y$7]-([.$M108]/10))))" office:value-type="float" office:value="120">
            <text:p>120</text:p>
          </table:table-cell>
          <table:table-cell table:formula="of:=[.U108]-[.Y10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J109]-[.J$36])*24+[.K109]-[.K$36]" office:value-type="float" office:value="194">
            <text:p>194</text:p>
          </table:table-cell>
          <table:table-cell table:formula="of:=[.L109]/24" office:value-type="float" office:value="8.08333333333333">
            <text:p>8.0833333333</text:p>
          </table:table-cell>
          <table:table-cell table:number-columns-repeated="7"/>
          <table:table-cell table:formula="of:=[.U$5]/(1+EXP([.U$6]*([.U$7]-[.$M109])))" office:value-type="float" office:value="120">
            <text:p>120</text:p>
          </table:table-cell>
          <table:table-cell table:formula="of:=[.V$5]/(1+EXP([.V$6]*([.V$7]-[.$M109])))" office:value-type="float" office:value="110">
            <text:p>110</text:p>
          </table:table-cell>
          <table:table-cell table:formula="of:=[.W$5]/(1+EXP([.W$6]*([.W$7]-[.$M109])))" office:value-type="float" office:value="89.9999999999999">
            <text:p>90</text:p>
          </table:table-cell>
          <table:table-cell table:formula="of:=[.X$5]/(1+EXP([.X$6]*([.X$7]-[.$M109])))" office:value-type="float" office:value="3.94199979448153">
            <text:p>3.9419997945</text:p>
          </table:table-cell>
          <table:table-cell table:formula="of:=[.Y$5]/(1+EXP([.Y$6]*([.Y$7]-([.$M109]/10))))" office:value-type="float" office:value="120">
            <text:p>120</text:p>
          </table:table-cell>
          <table:table-cell table:formula="of:=[.U109]-[.Y10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J110]-[.J$36])*24+[.K110]-[.K$36]" office:value-type="float" office:value="195">
            <text:p>195</text:p>
          </table:table-cell>
          <table:table-cell table:formula="of:=[.L110]/24" office:value-type="float" office:value="8.125">
            <text:p>8.125</text:p>
          </table:table-cell>
          <table:table-cell table:number-columns-repeated="7"/>
          <table:table-cell table:formula="of:=[.U$5]/(1+EXP([.U$6]*([.U$7]-[.$M110])))" office:value-type="float" office:value="120">
            <text:p>120</text:p>
          </table:table-cell>
          <table:table-cell table:formula="of:=[.V$5]/(1+EXP([.V$6]*([.V$7]-[.$M110])))" office:value-type="float" office:value="110">
            <text:p>110</text:p>
          </table:table-cell>
          <table:table-cell table:formula="of:=[.W$5]/(1+EXP([.W$6]*([.W$7]-[.$M110])))" office:value-type="float" office:value="89.9999999999999">
            <text:p>90</text:p>
          </table:table-cell>
          <table:table-cell table:formula="of:=[.X$5]/(1+EXP([.X$6]*([.X$7]-[.$M110])))" office:value-type="float" office:value="4.8062996819842">
            <text:p>4.806299682</text:p>
          </table:table-cell>
          <table:table-cell table:formula="of:=[.Y$5]/(1+EXP([.Y$6]*([.Y$7]-([.$M110]/10))))" office:value-type="float" office:value="120">
            <text:p>120</text:p>
          </table:table-cell>
          <table:table-cell table:formula="of:=[.U110]-[.Y1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J111]-[.J$36])*24+[.K111]-[.K$36]" office:value-type="float" office:value="196">
            <text:p>196</text:p>
          </table:table-cell>
          <table:table-cell table:formula="of:=[.L111]/24" office:value-type="float" office:value="8.16666666666667">
            <text:p>8.1666666667</text:p>
          </table:table-cell>
          <table:table-cell table:number-columns-repeated="7"/>
          <table:table-cell table:formula="of:=[.U$5]/(1+EXP([.U$6]*([.U$7]-[.$M111])))" office:value-type="float" office:value="120">
            <text:p>120</text:p>
          </table:table-cell>
          <table:table-cell table:formula="of:=[.V$5]/(1+EXP([.V$6]*([.V$7]-[.$M111])))" office:value-type="float" office:value="110">
            <text:p>110</text:p>
          </table:table-cell>
          <table:table-cell table:formula="of:=[.W$5]/(1+EXP([.W$6]*([.W$7]-[.$M111])))" office:value-type="float" office:value="89.9999999999999">
            <text:p>90</text:p>
          </table:table-cell>
          <table:table-cell table:formula="of:=[.X$5]/(1+EXP([.X$6]*([.X$7]-[.$M111])))" office:value-type="float" office:value="5.84722522157977">
            <text:p>5.8472252216</text:p>
          </table:table-cell>
          <table:table-cell table:formula="of:=[.Y$5]/(1+EXP([.Y$6]*([.Y$7]-([.$M111]/10))))" office:value-type="float" office:value="120">
            <text:p>120</text:p>
          </table:table-cell>
          <table:table-cell table:formula="of:=[.U111]-[.Y11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J112]-[.J$36])*24+[.K112]-[.K$36]" office:value-type="float" office:value="197">
            <text:p>197</text:p>
          </table:table-cell>
          <table:table-cell table:formula="of:=[.L112]/24" office:value-type="float" office:value="8.20833333333333">
            <text:p>8.2083333333</text:p>
          </table:table-cell>
          <table:table-cell table:number-columns-repeated="7"/>
          <table:table-cell table:formula="of:=[.U$5]/(1+EXP([.U$6]*([.U$7]-[.$M112])))" office:value-type="float" office:value="120">
            <text:p>120</text:p>
          </table:table-cell>
          <table:table-cell table:formula="of:=[.V$5]/(1+EXP([.V$6]*([.V$7]-[.$M112])))" office:value-type="float" office:value="110">
            <text:p>110</text:p>
          </table:table-cell>
          <table:table-cell table:formula="of:=[.W$5]/(1+EXP([.W$6]*([.W$7]-[.$M112])))" office:value-type="float" office:value="90">
            <text:p>90</text:p>
          </table:table-cell>
          <table:table-cell table:formula="of:=[.X$5]/(1+EXP([.X$6]*([.X$7]-[.$M112])))" office:value-type="float" office:value="7.09481523864923">
            <text:p>7.0948152386</text:p>
          </table:table-cell>
          <table:table-cell table:formula="of:=[.Y$5]/(1+EXP([.Y$6]*([.Y$7]-([.$M112]/10))))" office:value-type="float" office:value="120">
            <text:p>120</text:p>
          </table:table-cell>
          <table:table-cell table:formula="of:=[.U112]-[.Y11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J113]-[.J$36])*24+[.K113]-[.K$36]" office:value-type="float" office:value="198">
            <text:p>198</text:p>
          </table:table-cell>
          <table:table-cell table:formula="of:=[.L113]/24" office:value-type="float" office:value="8.25">
            <text:p>8.25</text:p>
          </table:table-cell>
          <table:table-cell table:number-columns-repeated="7"/>
          <table:table-cell table:formula="of:=[.U$5]/(1+EXP([.U$6]*([.U$7]-[.$M113])))" office:value-type="float" office:value="120">
            <text:p>120</text:p>
          </table:table-cell>
          <table:table-cell table:formula="of:=[.V$5]/(1+EXP([.V$6]*([.V$7]-[.$M113])))" office:value-type="float" office:value="110">
            <text:p>110</text:p>
          </table:table-cell>
          <table:table-cell table:formula="of:=[.W$5]/(1+EXP([.W$6]*([.W$7]-[.$M113])))" office:value-type="float" office:value="90">
            <text:p>90</text:p>
          </table:table-cell>
          <table:table-cell table:formula="of:=[.X$5]/(1+EXP([.X$6]*([.X$7]-[.$M113])))" office:value-type="float" office:value="8.58145184091988">
            <text:p>8.5814518409</text:p>
          </table:table-cell>
          <table:table-cell table:formula="of:=[.Y$5]/(1+EXP([.Y$6]*([.Y$7]-([.$M113]/10))))" office:value-type="float" office:value="120">
            <text:p>120</text:p>
          </table:table-cell>
          <table:table-cell table:formula="of:=[.U113]-[.Y11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J114]-[.J$36])*24+[.K114]-[.K$36]" office:value-type="float" office:value="214">
            <text:p>214</text:p>
          </table:table-cell>
          <table:table-cell table:formula="of:=[.L114]/24" office:value-type="float" office:value="8.91666666666667">
            <text:p>8.9166666667</text:p>
          </table:table-cell>
          <table:table-cell table:number-columns-repeated="7"/>
          <table:table-cell table:formula="of:=[.U$5]/(1+EXP([.U$6]*([.U$7]-[.$M114])))" office:value-type="float" office:value="120">
            <text:p>120</text:p>
          </table:table-cell>
          <table:table-cell table:formula="of:=[.V$5]/(1+EXP([.V$6]*([.V$7]-[.$M114])))" office:value-type="float" office:value="110">
            <text:p>110</text:p>
          </table:table-cell>
          <table:table-cell table:formula="of:=[.W$5]/(1+EXP([.W$6]*([.W$7]-[.$M114])))" office:value-type="float" office:value="90">
            <text:p>90</text:p>
          </table:table-cell>
          <table:table-cell table:formula="of:=[.X$5]/(1+EXP([.X$6]*([.X$7]-[.$M114])))" office:value-type="float" office:value="67.2411840543603">
            <text:p>67.2411840544</text:p>
          </table:table-cell>
          <table:table-cell table:formula="of:=[.Y$5]/(1+EXP([.Y$6]*([.Y$7]-([.$M114]/10))))" office:value-type="float" office:value="120">
            <text:p>120</text:p>
          </table:table-cell>
          <table:table-cell table:formula="of:=[.U114]-[.Y11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J115]-[.J$36])*24+[.K115]-[.K$36]" office:value-type="float" office:value="215">
            <text:p>215</text:p>
          </table:table-cell>
          <table:table-cell table:formula="of:=[.L115]/24" office:value-type="float" office:value="8.95833333333333">
            <text:p>8.9583333333</text:p>
          </table:table-cell>
          <table:table-cell table:number-columns-repeated="7"/>
          <table:table-cell table:formula="of:=[.U$5]/(1+EXP([.U$6]*([.U$7]-[.$M115])))" office:value-type="float" office:value="120">
            <text:p>120</text:p>
          </table:table-cell>
          <table:table-cell table:formula="of:=[.V$5]/(1+EXP([.V$6]*([.V$7]-[.$M115])))" office:value-type="float" office:value="110">
            <text:p>110</text:p>
          </table:table-cell>
          <table:table-cell table:formula="of:=[.W$5]/(1+EXP([.W$6]*([.W$7]-[.$M115])))" office:value-type="float" office:value="90">
            <text:p>90</text:p>
          </table:table-cell>
          <table:table-cell table:formula="of:=[.X$5]/(1+EXP([.X$6]*([.X$7]-[.$M115])))" office:value-type="float" office:value="70.5986240583112">
            <text:p>70.5986240583</text:p>
          </table:table-cell>
          <table:table-cell table:formula="of:=[.Y$5]/(1+EXP([.Y$6]*([.Y$7]-([.$M115]/10))))" office:value-type="float" office:value="120">
            <text:p>120</text:p>
          </table:table-cell>
          <table:table-cell table:formula="of:=[.U115]-[.Y11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formula="of:=([.J116]-[.J$36])*24+[.K116]-[.K$36]" office:value-type="float" office:value="216">
            <text:p>216</text:p>
          </table:table-cell>
          <table:table-cell table:formula="of:=[.L116]/24" office:value-type="float" office:value="9">
            <text:p>9</text:p>
          </table:table-cell>
          <table:table-cell table:number-columns-repeated="7"/>
          <table:table-cell table:formula="of:=[.U$5]/(1+EXP([.U$6]*([.U$7]-[.$M116])))" office:value-type="float" office:value="120">
            <text:p>120</text:p>
          </table:table-cell>
          <table:table-cell table:formula="of:=[.V$5]/(1+EXP([.V$6]*([.V$7]-[.$M116])))" office:value-type="float" office:value="110">
            <text:p>110</text:p>
          </table:table-cell>
          <table:table-cell table:formula="of:=[.W$5]/(1+EXP([.W$6]*([.W$7]-[.$M116])))" office:value-type="float" office:value="90">
            <text:p>90</text:p>
          </table:table-cell>
          <table:table-cell table:formula="of:=[.X$5]/(1+EXP([.X$6]*([.X$7]-[.$M116])))" office:value-type="float" office:value="73.581702857428">
            <text:p>73.5817028574</text:p>
          </table:table-cell>
          <table:table-cell table:formula="of:=[.Y$5]/(1+EXP([.Y$6]*([.Y$7]-([.$M116]/10))))" office:value-type="float" office:value="120">
            <text:p>120</text:p>
          </table:table-cell>
          <table:table-cell table:formula="of:=[.U116]-[.Y11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J117]-[.J$36])*24+[.K117]-[.K$36]" office:value-type="float" office:value="217">
            <text:p>217</text:p>
          </table:table-cell>
          <table:table-cell table:formula="of:=[.L117]/24" office:value-type="float" office:value="9.04166666666667">
            <text:p>9.0416666667</text:p>
          </table:table-cell>
          <table:table-cell table:number-columns-repeated="7"/>
          <table:table-cell table:formula="of:=[.U$5]/(1+EXP([.U$6]*([.U$7]-[.$M117])))" office:value-type="float" office:value="120">
            <text:p>120</text:p>
          </table:table-cell>
          <table:table-cell table:formula="of:=[.V$5]/(1+EXP([.V$6]*([.V$7]-[.$M117])))" office:value-type="float" office:value="110">
            <text:p>110</text:p>
          </table:table-cell>
          <table:table-cell table:formula="of:=[.W$5]/(1+EXP([.W$6]*([.W$7]-[.$M117])))" office:value-type="float" office:value="90">
            <text:p>90</text:p>
          </table:table-cell>
          <table:table-cell table:formula="of:=[.X$5]/(1+EXP([.X$6]*([.X$7]-[.$M117])))" office:value-type="float" office:value="76.1957986437908">
            <text:p>76.1957986438</text:p>
          </table:table-cell>
          <table:table-cell table:formula="of:=[.Y$5]/(1+EXP([.Y$6]*([.Y$7]-([.$M117]/10))))" office:value-type="float" office:value="120">
            <text:p>120</text:p>
          </table:table-cell>
          <table:table-cell table:formula="of:=[.U117]-[.Y11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J118]-[.J$36])*24+[.K118]-[.K$36]" office:value-type="float" office:value="218">
            <text:p>218</text:p>
          </table:table-cell>
          <table:table-cell table:formula="of:=[.L118]/24" office:value-type="float" office:value="9.08333333333333">
            <text:p>9.0833333333</text:p>
          </table:table-cell>
          <table:table-cell table:number-columns-repeated="7"/>
          <table:table-cell table:formula="of:=[.U$5]/(1+EXP([.U$6]*([.U$7]-[.$M118])))" office:value-type="float" office:value="120">
            <text:p>120</text:p>
          </table:table-cell>
          <table:table-cell table:formula="of:=[.V$5]/(1+EXP([.V$6]*([.V$7]-[.$M118])))" office:value-type="float" office:value="110">
            <text:p>110</text:p>
          </table:table-cell>
          <table:table-cell table:formula="of:=[.W$5]/(1+EXP([.W$6]*([.W$7]-[.$M118])))" office:value-type="float" office:value="90">
            <text:p>90</text:p>
          </table:table-cell>
          <table:table-cell table:formula="of:=[.X$5]/(1+EXP([.X$6]*([.X$7]-[.$M118])))" office:value-type="float" office:value="78.4589636166733">
            <text:p>78.4589636167</text:p>
          </table:table-cell>
          <table:table-cell table:formula="of:=[.Y$5]/(1+EXP([.Y$6]*([.Y$7]-([.$M118]/10))))" office:value-type="float" office:value="120">
            <text:p>120</text:p>
          </table:table-cell>
          <table:table-cell table:formula="of:=[.U118]-[.Y11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J119]-[.J$36])*24+[.K119]-[.K$36]" office:value-type="float" office:value="219">
            <text:p>219</text:p>
          </table:table-cell>
          <table:table-cell table:formula="of:=[.L119]/24" office:value-type="float" office:value="9.125">
            <text:p>9.125</text:p>
          </table:table-cell>
          <table:table-cell table:number-columns-repeated="7"/>
          <table:table-cell table:formula="of:=[.U$5]/(1+EXP([.U$6]*([.U$7]-[.$M119])))" office:value-type="float" office:value="120">
            <text:p>120</text:p>
          </table:table-cell>
          <table:table-cell table:formula="of:=[.V$5]/(1+EXP([.V$6]*([.V$7]-[.$M119])))" office:value-type="float" office:value="110">
            <text:p>110</text:p>
          </table:table-cell>
          <table:table-cell table:formula="of:=[.W$5]/(1+EXP([.W$6]*([.W$7]-[.$M119])))" office:value-type="float" office:value="90">
            <text:p>90</text:p>
          </table:table-cell>
          <table:table-cell table:formula="of:=[.X$5]/(1+EXP([.X$6]*([.X$7]-[.$M119])))" office:value-type="float" office:value="80.3978465448914">
            <text:p>80.3978465449</text:p>
          </table:table-cell>
          <table:table-cell table:formula="of:=[.Y$5]/(1+EXP([.Y$6]*([.Y$7]-([.$M119]/10))))" office:value-type="float" office:value="120">
            <text:p>120</text:p>
          </table:table-cell>
          <table:table-cell table:formula="of:=[.U119]-[.Y11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J120]-[.J$36])*24+[.K120]-[.K$36]" office:value-type="float" office:value="220">
            <text:p>220</text:p>
          </table:table-cell>
          <table:table-cell table:formula="of:=[.L120]/24" office:value-type="float" office:value="9.16666666666667">
            <text:p>9.1666666667</text:p>
          </table:table-cell>
          <table:table-cell table:number-columns-repeated="7"/>
          <table:table-cell table:formula="of:=[.U$5]/(1+EXP([.U$6]*([.U$7]-[.$M120])))" office:value-type="float" office:value="120">
            <text:p>120</text:p>
          </table:table-cell>
          <table:table-cell table:formula="of:=[.V$5]/(1+EXP([.V$6]*([.V$7]-[.$M120])))" office:value-type="float" office:value="110">
            <text:p>110</text:p>
          </table:table-cell>
          <table:table-cell table:formula="of:=[.W$5]/(1+EXP([.W$6]*([.W$7]-[.$M120])))" office:value-type="float" office:value="90">
            <text:p>90</text:p>
          </table:table-cell>
          <table:table-cell table:formula="of:=[.X$5]/(1+EXP([.X$6]*([.X$7]-[.$M120])))" office:value-type="float" office:value="82.0440290513647">
            <text:p>82.0440290514</text:p>
          </table:table-cell>
          <table:table-cell table:formula="of:=[.Y$5]/(1+EXP([.Y$6]*([.Y$7]-([.$M120]/10))))" office:value-type="float" office:value="120">
            <text:p>120</text:p>
          </table:table-cell>
          <table:table-cell table:formula="of:=[.U120]-[.Y12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J121]-[.J$36])*24+[.K121]-[.K$36]" office:value-type="float" office:value="221">
            <text:p>221</text:p>
          </table:table-cell>
          <table:table-cell table:formula="of:=[.L121]/24" office:value-type="float" office:value="9.20833333333333">
            <text:p>9.2083333333</text:p>
          </table:table-cell>
          <table:table-cell table:number-columns-repeated="7"/>
          <table:table-cell table:formula="of:=[.U$5]/(1+EXP([.U$6]*([.U$7]-[.$M121])))" office:value-type="float" office:value="120">
            <text:p>120</text:p>
          </table:table-cell>
          <table:table-cell table:formula="of:=[.V$5]/(1+EXP([.V$6]*([.V$7]-[.$M121])))" office:value-type="float" office:value="110">
            <text:p>110</text:p>
          </table:table-cell>
          <table:table-cell table:formula="of:=[.W$5]/(1+EXP([.W$6]*([.W$7]-[.$M121])))" office:value-type="float" office:value="90">
            <text:p>90</text:p>
          </table:table-cell>
          <table:table-cell table:formula="of:=[.X$5]/(1+EXP([.X$6]*([.X$7]-[.$M121])))" office:value-type="float" office:value="83.4310507721704">
            <text:p>83.4310507722</text:p>
          </table:table-cell>
          <table:table-cell table:formula="of:=[.Y$5]/(1+EXP([.Y$6]*([.Y$7]-([.$M121]/10))))" office:value-type="float" office:value="120">
            <text:p>120</text:p>
          </table:table-cell>
          <table:table-cell table:formula="of:=[.U121]-[.Y12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2"/>
          <table:table-cell office:value-type="float" office:value="10">
            <text:p>10</text:p>
          </table:table-cell>
          <table:table-cell office:value-type="string">
            <text:p># point supplémentaire</text:p>
          </table:table-cell>
          <table:table-cell table:number-columns-repeated="6"/>
          <table:table-cell table:formula="of:=[.U$5]/(1+EXP([.U$6]*([.U$7]-[.$M122])))" office:value-type="float" office:value="120">
            <text:p>120</text:p>
          </table:table-cell>
          <table:table-cell table:formula="of:=[.V$5]/(1+EXP([.V$6]*([.V$7]-[.$M122])))" office:value-type="float" office:value="110">
            <text:p>110</text:p>
          </table:table-cell>
          <table:table-cell table:formula="of:=[.W$5]/(1+EXP([.W$6]*([.W$7]-[.$M122])))" office:value-type="float" office:value="90">
            <text:p>90</text:p>
          </table:table-cell>
          <table:table-cell table:formula="of:=[.X$5]/(1+EXP([.X$6]*([.X$7]-[.$M122])))" office:value-type="float" office:value="89.8648935968937">
            <text:p>89.8648935969</text:p>
          </table:table-cell>
          <table:table-cell table:formula="of:=[.Y$5]/(1+EXP([.Y$6]*([.Y$7]-([.$M122]/10))))" office:value-type="float" office:value="120">
            <text:p>120</text:p>
          </table:table-cell>
          <table:table-cell table:formula="of:=[.U122]-[.Y12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formula="of:=SUM([.Z11:.Z122])" office:value-type="float" office:value="1.2378931542473E-024">
            <text:p>1.2378931542473E-024</text:p>
          </table:table-cell>
          <table:table-cell table:number-columns-repeated="997"/>
        </table:table-row>
      </table:table>
      <table:table table:name="valeurs" table:style-name="ta1">
        <table:shapes>
          <draw:frame draw:z-index="0" draw:style-name="gr1" svg:width="6.2988in" svg:height="3.5429in" svg:x="7.9783in" svg:y="2.1051in">
            <draw:object draw:notify-on-update-of-ranges="valeurs.M10:valeurs.M121 valeurs.B10:valeurs.B10 valeurs.B10:valeurs.B121 valeurs.M11:valeurs.M121 valeurs.A10:valeurs.A10 valeurs.A11:valeurs.A121 valeurs.M11:valeurs.M121 valeurs.G10:valeurs.G10 valeurs.G11:valeurs.G121 valeurs.M11:valeurs.M121 valeurs.F10:valeurs.F10 valeurs.F11:valeurs.F121 valeurs.M11:valeurs.M122 valeurs.U10:valeurs.U10 valeurs.U11:valeurs.U122 valeurs.M11:valeurs.M122 valeurs.V10:valeurs.V10 valeurs.V11:valeurs.V122 valeurs.M11:valeurs.M122 valeurs.W10:valeurs.W10 valeurs.W11:valeurs.W122 valeurs.M11:valeurs.M122 valeurs.X10:valeurs.X10 valeurs.X11:valeurs.X1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7.9783in" svg:y="2.1051in">
            <draw:object draw:notify-on-update-of-ranges="valeurs.M10:valeurs.M121 valeurs.B10:valeurs.B10 valeurs.B10:valeurs.B121 valeurs.M11:valeurs.M121 valeurs.A10:valeurs.A10 valeurs.A11:valeurs.A121 valeurs.M11:valeurs.M121 valeurs.G10:valeurs.G10 valeurs.G11:valeurs.G121 valeurs.M11:valeurs.M121 valeurs.F10:valeurs.F10 valeurs.F11:valeurs.F121 valeurs.M11:valeurs.M122 valeurs.U10:valeurs.U10 valeurs.U11:valeurs.U122 valeurs.M11:valeurs.M122 valeurs.V10:valeurs.V10 valeurs.V11:valeurs.V122 valeurs.M11:valeurs.M122 valeurs.W10:valeurs.W10 valeurs.W11:valeurs.W122 valeurs.M11:valeurs.M122 valeurs.X10:valeurs.X10 valeurs.X11:valeurs.X1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2" table:default-cell-style-name="Default"/>
        <table:table-column table:style-name="co8" table:default-cell-style-name="Default"/>
        <table:table-column table:style-name="co9" table:number-columns-repeated="998" table:default-cell-style-name="Default"/>
        <table:table-row table:style-name="ro1">
          <table:table-cell table:number-columns-repeated="11"/>
          <table:table-cell table:style-name="ce1" office:value-type="string">
            <text:p># ouverture estimée des sépales (le moins-le plus) et pétales vs. temps depuis CPV</text:p>
          </table:table-cell>
          <table:table-cell table:number-columns-repeated="1011"/>
        </table:table-row>
        <table:table-row table:style-name="ro1">
          <table:table-cell office:value-type="string">
            <text:p># i.e 2 dec 2011 à 17 h</text:p>
          </table:table-cell>
          <table:table-cell table:number-columns-repeated="1022"/>
        </table:table-row>
        <table:table-row table:style-name="ro2">
          <table:table-cell table:style-name="ce1" office:value-type="string" table:number-columns-spanned="7" table:number-rows-spanned="1">
            <text:p>Angles (degrés)</text:p>
          </table:table-cell>
          <table:covered-table-cell table:number-columns-repeated="6"/>
          <table:table-cell/>
          <table:table-cell table:style-name="ce1"/>
          <table:table-cell table:style-name="ce1" office:value-type="string" table:number-columns-spanned="5" table:number-rows-spanned="1">
            <text:p>Date après CPV</text:p>
          </table:table-cell>
          <table:covered-table-cell table:number-columns-repeated="4"/>
          <table:table-cell table:number-columns-repeated="5"/>
          <table:table-cell table:style-name="ce3" office:value-type="string" table:number-columns-spanned="5" table:number-rows-spanned="1">
            <text:p>Logistique f(x)=A/(1+exp(k(I-x)))</text:p>
          </table:table-cell>
          <table:covered-table-cell table:number-columns-repeated="4"/>
          <table:table-cell office:value-type="string">
            <text:p>changement</text:p>
          </table:table-cell>
          <table:table-cell table:number-columns-repeated="998"/>
        </table:table-row>
        <table:table-row table:style-name="ro1">
          <table:table-cell office:value-type="string">
            <text:p>début ouverture premier sépale avant 29/11/2011 (extrémité courbée)»</text:p>
          </table:table-cell>
          <table:table-cell table:number-columns-repeated="18"/>
          <table:table-cell table:style-name="ce4"/>
          <table:table-cell table:style-name="ce5" office:value-type="string">
            <text:p>S+</text:p>
          </table:table-cell>
          <table:table-cell table:style-name="ce5" office:value-type="string">
            <text:p>S-</text:p>
          </table:table-cell>
          <table:table-cell table:style-name="ce5" office:value-type="string">
            <text:p>P+</text:p>
          </table:table-cell>
          <table:table-cell table:style-name="ce5" office:value-type="string">
            <text:p>P-</text:p>
          </table:table-cell>
          <table:table-cell office:value-type="string">
            <text:p>de variable (x)</text:p>
          </table:table-cell>
          <table:table-cell table:number-columns-repeated="998"/>
        </table:table-row>
        <table:table-row table:style-name="ro1">
          <table:table-cell office:value-type="string">
            <text:p>ouverture atteint pétales le 2/12 12h</text:p>
          </table:table-cell>
          <table:table-cell table:number-columns-repeated="18"/>
          <table:table-cell table:style-name="ce4" office:value-type="string">
            <text:p>A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4" office:value-type="float" office:value="90">
            <text:p>90</text:p>
          </table:table-cell>
          <table:table-cell table:style-name="ce4" office:value-type="float" office:value="120">
            <text:p>120</text:p>
          </table:table-cell>
          <table:table-cell table:number-columns-repeated="998"/>
        </table:table-row>
        <table:table-row table:style-name="ro1">
          <table:table-cell office:value-type="string">
            <text:p>pétale visible 2/12 à 12h</text:p>
          </table:table-cell>
          <table:table-cell table:number-columns-repeated="18"/>
          <table:table-cell table:style-name="ce4" office:value-type="string">
            <text:p>k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number-columns-repeated="998"/>
        </table:table-row>
        <table:table-row table:style-name="ro1">
          <table:table-cell table:number-columns-repeated="19"/>
          <table:table-cell table:style-name="ce4" office:value-type="string">
            <text:p>I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.05">
            <text:p>0.05</text:p>
          </table:table-cell>
          <table:table-cell table:number-columns-repeated="99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% long du</text:p>
          </table:table-cell>
          <table:table-cell office:value-type="string">
            <text:p>% pet. du</text:p>
          </table:table-cell>
          <table:table-cell office:value-type="string">
            <text:p>Nb sép</text:p>
          </table:table-cell>
          <table:table-cell table:number-columns-repeated="2"/>
          <table:table-cell office:value-type="string">
            <text:p>Nb</text:p>
          </table:table-cell>
          <table:table-cell table:number-columns-repeated="3"/>
          <table:table-cell table:style-name="ce1" office:value-type="string" table:number-columns-spanned="2" table:number-rows-spanned="1">
            <text:p>Depuis le 2/12 à 12h</text:p>
          </table:table-cell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S-</text:p>
          </table:table-cell>
          <table:table-cell table:style-name="ce2" office:value-type="string">
            <text:p><text:s/>S+</text:p>
          </table:table-cell>
          <table:table-cell table:style-name="ce2" office:value-type="string">
            <text:p><text:s/>+courbé</text:p>
          </table:table-cell>
          <table:table-cell table:style-name="ce2" office:value-type="string">
            <text:p>+ décollé</text:p>
          </table:table-cell>
          <table:table-cell table:style-name="ce2" office:value-type="string">
            <text:p>décollés</text:p>
          </table:table-cell>
          <table:table-cell table:style-name="ce2" office:value-type="string">
            <text:p>P-</text:p>
          </table:table-cell>
          <table:table-cell table:style-name="ce2" office:value-type="string">
            <text:p><text:s/>P+</text:p>
          </table:table-cell>
          <table:table-cell table:style-name="ce2" office:value-type="string">
            <text:p>ouv.</text:p>
          </table:table-cell>
          <table:table-cell table:style-name="ce2" office:value-type="string">
            <text:p>M</text:p>
          </table:table-cell>
          <table:table-cell table:style-name="ce2" office:value-type="string">
            <text:p>J</text:p>
          </table:table-cell>
          <table:table-cell table:style-name="ce2" office:value-type="string">
            <text:p>H</text:p>
          </table:table-cell>
          <table:table-cell table:style-name="ce2" office:value-type="string">
            <text:p>heures</text:p>
          </table:table-cell>
          <table:table-cell table:style-name="ce2" office:value-type="string">
            <text:p>jours</text:p>
          </table:table-cell>
          <table:table-cell/>
          <table:table-cell table:style-name="ce2" table:number-columns-repeated="6"/>
          <table:table-cell table:style-name="ce2" office:value-type="string">
            <text:p>Sigmo S+</text:p>
          </table:table-cell>
          <table:table-cell table:style-name="ce2" office:value-type="string">
            <text:p>Sigmo S-</text:p>
          </table:table-cell>
          <table:table-cell table:style-name="ce2" office:value-type="string">
            <text:p>Sigmo P+</text:p>
          </table:table-cell>
          <table:table-cell table:style-name="ce2" office:value-type="string">
            <text:p>Sigmo P-</text:p>
          </table:table-cell>
          <table:table-cell office:value-type="string">
            <text:p>S+ avec x/10</text:p>
          </table:table-cell>
          <table:table-cell table:style-name="ce2" office:value-type="string">
            <text:p>«S+ - S10+»</text:p>
          </table:table-cell>
          <table:table-cell table:style-name="ce2"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([.I11]-[.I$36])*30+([.J11]-[.J$36]))*24+([.K11]-[.K$36])" office:value-type="float" office:value="-72">
            <text:p>-72</text:p>
          </table:table-cell>
          <table:table-cell table:formula="of:=[.L11]/24" office:value-type="float" office:value="-3">
            <text:p>-3</text:p>
          </table:table-cell>
          <table:table-cell table:number-columns-repeated="7"/>
          <table:table-cell table:formula="of:=[.U$5]/(1+EXP([.U$6]*([.U$7]-[.$M11])))" office:value-type="float" office:value="0.0000000909907250659486">
            <text:p>0.000000091</text:p>
          </table:table-cell>
          <table:table-cell table:formula="of:=[.V$5]/(1+EXP([.V$6]*([.V$7]-[.$M11])))" office:value-type="float" office:value="0.000150805292754363">
            <text:p>0.0001508053</text:p>
          </table:table-cell>
          <table:table-cell table:formula="of:=[.W$5]/(1+EXP([.W$6]*([.W$7]-[.$M11])))" office:value-type="float" office:value="0.0000000000000208757054721921">
            <text:p>2.08757054721921E-014</text:p>
          </table:table-cell>
          <table:table-cell table:formula="of:=[.X$5]/(1+EXP([.X$6]*([.X$7]-[.$M11])))" office:value-type="float" office:value="0.00150312796632857">
            <text:p>0.001503128</text:p>
          </table:table-cell>
          <table:table-cell table:formula="of:=[.Y$5]/(1+EXP([.Y$6]*([.Y$7]-([.$M11]/10))))" office:value-type="float" office:value="0.0000000000000756614011217638">
            <text:p>7.56614011217638E-014</text:p>
          </table:table-cell>
          <table:table-cell table:formula="of:=[.U11]-[.Y11]" office:value-type="float" office:value="0.0000000909906494045475">
            <text:p>0.00000009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([.I12]-[.I$36])*30+([.J12]-[.J$36]))*24+([.K12]-[.K$36])" office:value-type="float" office:value="-71">
            <text:p>-71</text:p>
          </table:table-cell>
          <table:table-cell table:formula="of:=[.L12]/24" office:value-type="float" office:value="-2.95833333333333">
            <text:p>-2.9583333333</text:p>
          </table:table-cell>
          <table:table-cell table:number-columns-repeated="7"/>
          <table:table-cell table:formula="of:=[.U$5]/(1+EXP([.U$6]*([.U$7]-[.$M12])))" office:value-type="float" office:value="0.000000116834403642362">
            <text:p>1.16834403642362E-007</text:p>
          </table:table-cell>
          <table:table-cell table:formula="of:=[.V$5]/(1+EXP([.V$6]*([.V$7]-[.$M12])))" office:value-type="float" office:value="0.000170884753005451">
            <text:p>0.0001708848</text:p>
          </table:table-cell>
          <table:table-cell table:formula="of:=[.W$5]/(1+EXP([.W$6]*([.W$7]-[.$M12])))" office:value-type="float" office:value="0.000000000000026804936417582">
            <text:p>2.6804936417582E-014</text:p>
          </table:table-cell>
          <table:table-cell table:formula="of:=[.X$5]/(1+EXP([.X$6]*([.X$7]-[.$M12])))" office:value-type="float" office:value="0.00156708029584281">
            <text:p>0.0015670803</text:p>
          </table:table-cell>
          <table:table-cell table:formula="of:=[.Y$5]/(1+EXP([.Y$6]*([.Y$7]-([.$M12]/10))))" office:value-type="float" office:value="0.000000000000114770536971847">
            <text:p>1.14770536971847E-013</text:p>
          </table:table-cell>
          <table:table-cell table:formula="of:=[.U12]-[.Y12]" office:value-type="float" office:value="0.000000116834288871826">
            <text:p>1.16834288871826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([.I13]-[.I$36])*30+([.J13]-[.J$36]))*24+([.K13]-[.K$36])" office:value-type="float" office:value="-70">
            <text:p>-70</text:p>
          </table:table-cell>
          <table:table-cell table:formula="of:=[.L13]/24" office:value-type="float" office:value="-2.91666666666667">
            <text:p>-2.9166666667</text:p>
          </table:table-cell>
          <table:table-cell table:number-columns-repeated="7"/>
          <table:table-cell table:formula="of:=[.U$5]/(1+EXP([.U$6]*([.U$7]-[.$M13])))" office:value-type="float" office:value="0.000000150018343778863">
            <text:p>0.00000015</text:p>
          </table:table-cell>
          <table:table-cell table:formula="of:=[.V$5]/(1+EXP([.V$6]*([.V$7]-[.$M13])))" office:value-type="float" office:value="0.000193637753467674">
            <text:p>0.0001936378</text:p>
          </table:table-cell>
          <table:table-cell table:formula="of:=[.W$5]/(1+EXP([.W$6]*([.W$7]-[.$M13])))" office:value-type="float" office:value="0.0000000000000344182196528742">
            <text:p>3.44182196528742E-014</text:p>
          </table:table-cell>
          <table:table-cell table:formula="of:=[.X$5]/(1+EXP([.X$6]*([.X$7]-[.$M13])))" office:value-type="float" office:value="0.00163375350228667">
            <text:p>0.0016337535</text:p>
          </table:table-cell>
          <table:table-cell table:formula="of:=[.Y$5]/(1+EXP([.Y$6]*([.Y$7]-([.$M13]/10))))" office:value-type="float" office:value="0.00000000000017409505985235">
            <text:p>1.7409505985235E-013</text:p>
          </table:table-cell>
          <table:table-cell table:formula="of:=[.U13]-[.Y13]" office:value-type="float" office:value="0.000000150018169683803">
            <text:p>0.0000001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([.I14]-[.I$36])*30+([.J14]-[.J$36]))*24+([.K14]-[.K$36])" office:value-type="float" office:value="-69">
            <text:p>-69</text:p>
          </table:table-cell>
          <table:table-cell table:formula="of:=[.L14]/24" office:value-type="float" office:value="-2.875">
            <text:p>-2.875</text:p>
          </table:table-cell>
          <table:table-cell table:number-columns-repeated="7"/>
          <table:table-cell table:formula="of:=[.U$5]/(1+EXP([.U$6]*([.U$7]-[.$M14])))" office:value-type="float" office:value="0.000000192627366313063">
            <text:p>1.92627366313063E-007</text:p>
          </table:table-cell>
          <table:table-cell table:formula="of:=[.V$5]/(1+EXP([.V$6]*([.V$7]-[.$M14])))" office:value-type="float" office:value="0.000219420269367976">
            <text:p>0.0002194203</text:p>
          </table:table-cell>
          <table:table-cell table:formula="of:=[.W$5]/(1+EXP([.W$6]*([.W$7]-[.$M14])))" office:value-type="float" office:value="0.000000000000044193868831432">
            <text:p>4.4193868831432E-014</text:p>
          </table:table-cell>
          <table:table-cell table:formula="of:=[.X$5]/(1+EXP([.X$6]*([.X$7]-[.$M14])))" office:value-type="float" office:value="0.00170326334214336">
            <text:p>0.0017032633</text:p>
          </table:table-cell>
          <table:table-cell table:formula="of:=[.Y$5]/(1+EXP([.Y$6]*([.Y$7]-([.$M14]/10))))" office:value-type="float" office:value="0.000000000000264084238557043">
            <text:p>2.64084238557043E-013</text:p>
          </table:table-cell>
          <table:table-cell table:formula="of:=[.U14]-[.Y14]" office:value-type="float" office:value="0.000000192627102228824">
            <text:p>1.92627102228824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([.I15]-[.I$36])*30+([.J15]-[.J$36]))*24+([.K15]-[.K$36])" office:value-type="float" office:value="-68">
            <text:p>-68</text:p>
          </table:table-cell>
          <table:table-cell table:formula="of:=[.L15]/24" office:value-type="float" office:value="-2.83333333333333">
            <text:p>-2.8333333333</text:p>
          </table:table-cell>
          <table:table-cell table:number-columns-repeated="7"/>
          <table:table-cell table:formula="of:=[.U$5]/(1+EXP([.U$6]*([.U$7]-[.$M15])))" office:value-type="float" office:value="0.000000247338434182824">
            <text:p>2.47338434182824E-007</text:p>
          </table:table-cell>
          <table:table-cell table:formula="of:=[.V$5]/(1+EXP([.V$6]*([.V$7]-[.$M15])))" office:value-type="float" office:value="0.000248635672769393">
            <text:p>0.0002486357</text:p>
          </table:table-cell>
          <table:table-cell table:formula="of:=[.W$5]/(1+EXP([.W$6]*([.W$7]-[.$M15])))" office:value-type="float" office:value="0.0000000000000567460508413229">
            <text:p>5.67460508413229E-014</text:p>
          </table:table-cell>
          <table:table-cell table:formula="of:=[.X$5]/(1+EXP([.X$6]*([.X$7]-[.$M15])))" office:value-type="float" office:value="0.0017757304962454">
            <text:p>0.0017757305</text:p>
          </table:table-cell>
          <table:table-cell table:formula="of:=[.Y$5]/(1+EXP([.Y$6]*([.Y$7]-([.$M15]/10))))" office:value-type="float" office:value="0.000000000000400588535443801">
            <text:p>4.00588535443801E-013</text:p>
          </table:table-cell>
          <table:table-cell table:formula="of:=[.U15]-[.Y15]" office:value-type="float" office:value="0.000000247338033594289">
            <text:p>2.47338033594289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([.I16]-[.I$36])*30+([.J16]-[.J$36]))*24+([.K16]-[.K$36])" office:value-type="float" office:value="-67">
            <text:p>-67</text:p>
          </table:table-cell>
          <table:table-cell table:formula="of:=[.L16]/24" office:value-type="float" office:value="-2.79166666666667">
            <text:p>-2.7916666667</text:p>
          </table:table-cell>
          <table:table-cell table:number-columns-repeated="7"/>
          <table:table-cell table:formula="of:=[.U$5]/(1+EXP([.U$6]*([.U$7]-[.$M16])))" office:value-type="float" office:value="0.000000317588835828572">
            <text:p>3.17588835828572E-007</text:p>
          </table:table-cell>
          <table:table-cell table:formula="of:=[.V$5]/(1+EXP([.V$6]*([.V$7]-[.$M16])))" office:value-type="float" office:value="0.000281741043183454">
            <text:p>0.000281741</text:p>
          </table:table-cell>
          <table:table-cell table:formula="of:=[.W$5]/(1+EXP([.W$6]*([.W$7]-[.$M16])))" office:value-type="float" office:value="0.0000000000000728633715769134">
            <text:p>7.28633715769134E-014</text:p>
          </table:table-cell>
          <table:table-cell table:formula="of:=[.X$5]/(1+EXP([.X$6]*([.X$7]-[.$M16])))" office:value-type="float" office:value="0.00185128077922698">
            <text:p>0.0018512808</text:p>
          </table:table-cell>
          <table:table-cell table:formula="of:=[.Y$5]/(1+EXP([.Y$6]*([.Y$7]-([.$M16]/10))))" office:value-type="float" office:value="0.000000000000607651466084546">
            <text:p>6.07651466084546E-013</text:p>
          </table:table-cell>
          <table:table-cell table:formula="of:=[.U16]-[.Y16]" office:value-type="float" office:value="0.000000317588228177106">
            <text:p>3.17588228177106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(([.I17]-[.I$36])*30+([.J17]-[.J$36]))*24+([.K17]-[.K$36])" office:value-type="float" office:value="-66">
            <text:p>-66</text:p>
          </table:table-cell>
          <table:table-cell table:formula="of:=[.L17]/24" office:value-type="float" office:value="-2.75">
            <text:p>-2.75</text:p>
          </table:table-cell>
          <table:table-cell table:number-columns-repeated="7"/>
          <table:table-cell table:formula="of:=[.U$5]/(1+EXP([.U$6]*([.U$7]-[.$M17])))" office:value-type="float" office:value="0.000000407792136953622">
            <text:p>4.07792136953622E-007</text:p>
          </table:table-cell>
          <table:table-cell table:formula="of:=[.V$5]/(1+EXP([.V$6]*([.V$7]-[.$M17])))" office:value-type="float" office:value="0.000319254318373221">
            <text:p>0.0003192543</text:p>
          </table:table-cell>
          <table:table-cell table:formula="of:=[.W$5]/(1+EXP([.W$6]*([.W$7]-[.$M17])))" office:value-type="float" office:value="0.0000000000000935584210503199">
            <text:p>9.35584210503199E-014</text:p>
          </table:table-cell>
          <table:table-cell table:formula="of:=[.X$5]/(1+EXP([.X$6]*([.X$7]-[.$M17])))" office:value-type="float" office:value="0.00193004535788226">
            <text:p>0.0019300454</text:p>
          </table:table-cell>
          <table:table-cell table:formula="of:=[.Y$5]/(1+EXP([.Y$6]*([.Y$7]-([.$M17]/10))))" office:value-type="float" office:value="0.000000000000921744562224244">
            <text:p>9.21744562224244E-013</text:p>
          </table:table-cell>
          <table:table-cell table:formula="of:=[.U17]-[.Y17]" office:value-type="float" office:value="0.00000040779121520906">
            <text:p>4.0779121520906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(([.I18]-[.I$36])*30+([.J18]-[.J$36]))*24+([.K18]-[.K$36])" office:value-type="float" office:value="-50">
            <text:p>-50</text:p>
          </table:table-cell>
          <table:table-cell table:formula="of:=[.L18]/24" office:value-type="float" office:value="-2.08333333333333">
            <text:p>-2.0833333333</text:p>
          </table:table-cell>
          <table:table-cell table:number-columns-repeated="7"/>
          <table:table-cell table:formula="of:=[.U$5]/(1+EXP([.U$6]*([.U$7]-[.$M18])))" office:value-type="float" office:value="0.00002226469222042">
            <text:p>2.226469222042E-005</text:p>
          </table:table-cell>
          <table:table-cell table:formula="of:=[.V$5]/(1+EXP([.V$6]*([.V$7]-[.$M18])))" office:value-type="float" office:value="0.00235894432630053">
            <text:p>0.0023589443</text:p>
          </table:table-cell>
          <table:table-cell table:formula="of:=[.W$5]/(1+EXP([.W$6]*([.W$7]-[.$M18])))" office:value-type="float" office:value="0.00000000000510811670936914">
            <text:p>5.10811670936914E-012</text:p>
          </table:table-cell>
          <table:table-cell table:formula="of:=[.X$5]/(1+EXP([.X$6]*([.X$7]-[.$M18])))" office:value-type="float" office:value="0.00375913864318845">
            <text:p>0.0037591386</text:p>
          </table:table-cell>
          <table:table-cell table:formula="of:=[.Y$5]/(1+EXP([.Y$6]*([.Y$7]-([.$M18]/10))))" office:value-type="float" office:value="0.000000000724281062822855">
            <text:p>7.24281062822855E-010</text:p>
          </table:table-cell>
          <table:table-cell table:formula="of:=[.U18]-[.Y18]" office:value-type="float" office:value="0.0000222639679393572">
            <text:p>0.000022264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([.I19]-[.I$36])*30+([.J19]-[.J$36]))*24+([.K19]-[.K$36])" office:value-type="float" office:value="-49">
            <text:p>-49</text:p>
          </table:table-cell>
          <table:table-cell table:formula="of:=[.L19]/24" office:value-type="float" office:value="-2.04166666666667">
            <text:p>-2.0416666667</text:p>
          </table:table-cell>
          <table:table-cell table:number-columns-repeated="7"/>
          <table:table-cell table:formula="of:=[.U$5]/(1+EXP([.U$6]*([.U$7]-[.$M19])))" office:value-type="float" office:value="0.0000285884291992012">
            <text:p>2.85884291992012E-005</text:p>
          </table:table-cell>
          <table:table-cell table:formula="of:=[.V$5]/(1+EXP([.V$6]*([.V$7]-[.$M19])))" office:value-type="float" office:value="0.00267302648176076">
            <text:p>0.0026730265</text:p>
          </table:table-cell>
          <table:table-cell table:formula="of:=[.W$5]/(1+EXP([.W$6]*([.W$7]-[.$M19])))" office:value-type="float" office:value="0.00000000000655895168623727">
            <text:p>6.55895168623727E-012</text:p>
          </table:table-cell>
          <table:table-cell table:formula="of:=[.X$5]/(1+EXP([.X$6]*([.X$7]-[.$M19])))" office:value-type="float" office:value="0.0039190713940233">
            <text:p>0.0039190714</text:p>
          </table:table-cell>
          <table:table-cell table:formula="of:=[.Y$5]/(1+EXP([.Y$6]*([.Y$7]-([.$M19]/10))))" office:value-type="float" office:value="0.00000000109865962387722">
            <text:p>1.09865962387722E-009</text:p>
          </table:table-cell>
          <table:table-cell table:formula="of:=[.U19]-[.Y19]" office:value-type="float" office:value="0.0000285873305395773">
            <text:p>2.85873305395773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([.I20]-[.I$36])*30+([.J20]-[.J$36]))*24+([.K20]-[.K$36])" office:value-type="float" office:value="-48">
            <text:p>-48</text:p>
          </table:table-cell>
          <table:table-cell table:formula="of:=[.L20]/24" office:value-type="float" office:value="-2">
            <text:p>-2</text:p>
          </table:table-cell>
          <table:table-cell table:number-columns-repeated="7"/>
          <table:table-cell table:formula="of:=[.U$5]/(1+EXP([.U$6]*([.U$7]-[.$M20])))" office:value-type="float" office:value="0.000036708267231075">
            <text:p>3.6708267231075E-005</text:p>
          </table:table-cell>
          <table:table-cell table:formula="of:=[.V$5]/(1+EXP([.V$6]*([.V$7]-[.$M20])))" office:value-type="float" office:value="0.00302892602260418">
            <text:p>0.003028926</text:p>
          </table:table-cell>
          <table:table-cell table:formula="of:=[.W$5]/(1+EXP([.W$6]*([.W$7]-[.$M20])))" office:value-type="float" office:value="0.00000000000842186067195537">
            <text:p>8.42186067195537E-012</text:p>
          </table:table-cell>
          <table:table-cell table:formula="of:=[.X$5]/(1+EXP([.X$6]*([.X$7]-[.$M20])))" office:value-type="float" office:value="0.0040858081832191">
            <text:p>0.0040858082</text:p>
          </table:table-cell>
          <table:table-cell table:formula="of:=[.Y$5]/(1+EXP([.Y$6]*([.Y$7]-([.$M20]/10))))" office:value-type="float" office:value="0.00000000166655326377254">
            <text:p>1.66655326377254E-009</text:p>
          </table:table-cell>
          <table:table-cell table:formula="of:=[.U20]-[.Y20]" office:value-type="float" office:value="0.0000367066006778112">
            <text:p>3.67066006778112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([.I21]-[.I$36])*30+([.J21]-[.J$36]))*24+([.K21]-[.K$36])" office:value-type="float" office:value="-47">
            <text:p>-47</text:p>
          </table:table-cell>
          <table:table-cell table:formula="of:=[.L21]/24" office:value-type="float" office:value="-1.95833333333333">
            <text:p>-1.9583333333</text:p>
          </table:table-cell>
          <table:table-cell table:number-columns-repeated="7"/>
          <table:table-cell table:formula="of:=[.U$5]/(1+EXP([.U$6]*([.U$7]-[.$M21])))" office:value-type="float" office:value="0.0000471343440320454">
            <text:p>4.71343440320454E-005</text:p>
          </table:table-cell>
          <table:table-cell table:formula="of:=[.V$5]/(1+EXP([.V$6]*([.V$7]-[.$M21])))" office:value-type="float" office:value="0.00343221025333632">
            <text:p>0.0034322103</text:p>
          </table:table-cell>
          <table:table-cell table:formula="of:=[.W$5]/(1+EXP([.W$6]*([.W$7]-[.$M21])))" office:value-type="float" office:value="0.0000000000108138831585933">
            <text:p>1.08138831585933E-011</text:p>
          </table:table-cell>
          <table:table-cell table:formula="of:=[.X$5]/(1+EXP([.X$6]*([.X$7]-[.$M21])))" office:value-type="float" office:value="0.004259638448958">
            <text:p>0.0042596384</text:p>
          </table:table-cell>
          <table:table-cell table:formula="of:=[.Y$5]/(1+EXP([.Y$6]*([.Y$7]-([.$M21]/10))))" office:value-type="float" office:value="0.00000000252798930680873">
            <text:p>2.52798930680873E-009</text:p>
          </table:table-cell>
          <table:table-cell table:formula="of:=[.U21]-[.Y21]" office:value-type="float" office:value="0.0000471318160427386">
            <text:p>4.71318160427386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([.I22]-[.I$36])*30+([.J22]-[.J$36]))*24+([.K22]-[.K$36])" office:value-type="float" office:value="-46">
            <text:p>-46</text:p>
          </table:table-cell>
          <table:table-cell table:formula="of:=[.L22]/24" office:value-type="float" office:value="-1.91666666666667">
            <text:p>-1.9166666667</text:p>
          </table:table-cell>
          <table:table-cell table:number-columns-repeated="7"/>
          <table:table-cell table:formula="of:=[.U$5]/(1+EXP([.U$6]*([.U$7]-[.$M22])))" office:value-type="float" office:value="0.0000605216889841741">
            <text:p>6.05216889841741E-005</text:p>
          </table:table-cell>
          <table:table-cell table:formula="of:=[.V$5]/(1+EXP([.V$6]*([.V$7]-[.$M22])))" office:value-type="float" office:value="0.00388918758159187">
            <text:p>0.0038891876</text:p>
          </table:table-cell>
          <table:table-cell table:formula="of:=[.W$5]/(1+EXP([.W$6]*([.W$7]-[.$M22])))" office:value-type="float" office:value="0.0000000000138853008287249">
            <text:p>1.38853008287249E-011</text:p>
          </table:table-cell>
          <table:table-cell table:formula="of:=[.X$5]/(1+EXP([.X$6]*([.X$7]-[.$M22])))" office:value-type="float" office:value="0.00444086393955103">
            <text:p>0.0044408639</text:p>
          </table:table-cell>
          <table:table-cell table:formula="of:=[.Y$5]/(1+EXP([.Y$6]*([.Y$7]-([.$M22]/10))))" office:value-type="float" office:value="0.00000000383469888076006">
            <text:p>3.83469888076006E-009</text:p>
          </table:table-cell>
          <table:table-cell table:formula="of:=[.U22]-[.Y22]" office:value-type="float" office:value="0.0000605178542852933">
            <text:p>6.05178542852933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([.I23]-[.I$36])*30+([.J23]-[.J$36]))*24+([.K23]-[.K$36])" office:value-type="float" office:value="-45">
            <text:p>-45</text:p>
          </table:table-cell>
          <table:table-cell table:formula="of:=[.L23]/24" office:value-type="float" office:value="-1.875">
            <text:p>-1.875</text:p>
          </table:table-cell>
          <table:table-cell table:number-columns-repeated="7"/>
          <table:table-cell table:formula="of:=[.U$5]/(1+EXP([.U$6]*([.U$7]-[.$M23])))" office:value-type="float" office:value="0.0000777113757845912">
            <text:p>7.77113757845912E-005</text:p>
          </table:table-cell>
          <table:table-cell table:formula="of:=[.V$5]/(1+EXP([.V$6]*([.V$7]-[.$M23])))" office:value-type="float" office:value="0.0044070061452128">
            <text:p>0.0044070061</text:p>
          </table:table-cell>
          <table:table-cell table:formula="of:=[.W$5]/(1+EXP([.W$6]*([.W$7]-[.$M23])))" office:value-type="float" office:value="0.0000000000178290791824373">
            <text:p>1.78290791824373E-011</text:p>
          </table:table-cell>
          <table:table-cell table:formula="of:=[.X$5]/(1+EXP([.X$6]*([.X$7]-[.$M23])))" office:value-type="float" office:value="0.00462979923679881">
            <text:p>0.0046297992</text:p>
          </table:table-cell>
          <table:table-cell table:formula="of:=[.Y$5]/(1+EXP([.Y$6]*([.Y$7]-([.$M23]/10))))" office:value-type="float" office:value="0.00000000581684244724234">
            <text:p>5.81684244724234E-009</text:p>
          </table:table-cell>
          <table:table-cell table:formula="of:=[.U23]-[.Y23]" office:value-type="float" office:value="0.000077705558942144">
            <text:p>7.7705558942144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([.I24]-[.I$36])*30+([.J24]-[.J$36]))*24+([.K24]-[.K$36])" office:value-type="float" office:value="-44">
            <text:p>-44</text:p>
          </table:table-cell>
          <table:table-cell table:formula="of:=[.L24]/24" office:value-type="float" office:value="-1.83333333333333">
            <text:p>-1.8333333333</text:p>
          </table:table-cell>
          <table:table-cell table:number-columns-repeated="7"/>
          <table:table-cell table:formula="of:=[.U$5]/(1+EXP([.U$6]*([.U$7]-[.$M24])))" office:value-type="float" office:value="0.000099783363319696">
            <text:p>9.9783363319696E-005</text:p>
          </table:table-cell>
          <table:table-cell table:formula="of:=[.V$5]/(1+EXP([.V$6]*([.V$7]-[.$M24])))" office:value-type="float" office:value="0.00499376555726778">
            <text:p>0.0049937656</text:p>
          </table:table-cell>
          <table:table-cell table:formula="of:=[.W$5]/(1+EXP([.W$6]*([.W$7]-[.$M24])))" office:value-type="float" office:value="0.0000000000228929908263865">
            <text:p>2.28929908263865E-011</text:p>
          </table:table-cell>
          <table:table-cell table:formula="of:=[.X$5]/(1+EXP([.X$6]*([.X$7]-[.$M24])))" office:value-type="float" office:value="0.0048267723015853">
            <text:p>0.0048267723</text:p>
          </table:table-cell>
          <table:table-cell table:formula="of:=[.Y$5]/(1+EXP([.Y$6]*([.Y$7]-([.$M24]/10))))" office:value-type="float" office:value="0.00000000882354967309581">
            <text:p>8.82354967309581E-009</text:p>
          </table:table-cell>
          <table:table-cell table:formula="of:=[.U24]-[.Y24]" office:value-type="float" office:value="0.0000997745397700229">
            <text:p>9.97745397700229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([.I25]-[.I$36])*30+([.J25]-[.J$36]))*24+([.K25]-[.K$36])" office:value-type="float" office:value="-43">
            <text:p>-43</text:p>
          </table:table-cell>
          <table:table-cell table:formula="of:=[.L25]/24" office:value-type="float" office:value="-1.79166666666667">
            <text:p>-1.7916666667</text:p>
          </table:table-cell>
          <table:table-cell table:number-columns-repeated="7"/>
          <table:table-cell table:formula="of:=[.U$5]/(1+EXP([.U$6]*([.U$7]-[.$M25])))" office:value-type="float" office:value="0.000128124344405297">
            <text:p>0.0001281243</text:p>
          </table:table-cell>
          <table:table-cell table:formula="of:=[.V$5]/(1+EXP([.V$6]*([.V$7]-[.$M25])))" office:value-type="float" office:value="0.00565864351164299">
            <text:p>0.0056586435</text:p>
          </table:table-cell>
          <table:table-cell table:formula="of:=[.W$5]/(1+EXP([.W$6]*([.W$7]-[.$M25])))" office:value-type="float" office:value="0.0000000000293951820850774">
            <text:p>2.93951820850774E-011</text:p>
          </table:table-cell>
          <table:table-cell table:formula="of:=[.X$5]/(1+EXP([.X$6]*([.X$7]-[.$M25])))" office:value-type="float" office:value="0.00503212504264729">
            <text:p>0.005032125</text:p>
          </table:table-cell>
          <table:table-cell table:formula="of:=[.Y$5]/(1+EXP([.Y$6]*([.Y$7]-([.$M25]/10))))" office:value-type="float" office:value="0.0000000133844142313826">
            <text:p>1.33844142313826E-008</text:p>
          </table:table-cell>
          <table:table-cell table:formula="of:=[.U25]-[.Y25]" office:value-type="float" office:value="0.000128110959991066">
            <text:p>0.00012811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([.J26]-[.J$36])*24+[.K26]-[.K$36]" office:value-type="float" office:value="-26">
            <text:p>-26</text:p>
          </table:table-cell>
          <table:table-cell table:formula="of:=[.L26]/24" office:value-type="float" office:value="-1.08333333333333">
            <text:p>-1.0833333333</text:p>
          </table:table-cell>
          <table:table-cell table:number-columns-repeated="7"/>
          <table:table-cell table:formula="of:=[.U$5]/(1+EXP([.U$6]*([.U$7]-[.$M26])))" office:value-type="float" office:value="0.00898154730127335">
            <text:p>0.0089815473</text:p>
          </table:table-cell>
          <table:table-cell table:formula="of:=[.V$5]/(1+EXP([.V$6]*([.V$7]-[.$M26])))" office:value-type="float" office:value="0.0473612789457077">
            <text:p>0.0473612789</text:p>
          </table:table-cell>
          <table:table-cell table:formula="of:=[.W$5]/(1+EXP([.W$6]*([.W$7]-[.$M26])))" office:value-type="float" office:value="0.00000000206076136103381">
            <text:p>2.06076136103381E-009</text:p>
          </table:table-cell>
          <table:table-cell table:formula="of:=[.X$5]/(1+EXP([.X$6]*([.X$7]-[.$M26])))" office:value-type="float" office:value="0.0102176649472083">
            <text:p>0.0102176649</text:p>
          </table:table-cell>
          <table:table-cell table:formula="of:=[.Y$5]/(1+EXP([.Y$6]*([.Y$7]-([.$M26]/10))))" office:value-type="float" office:value="0.0000159533499352785">
            <text:p>1.59533499352785E-005</text:p>
          </table:table-cell>
          <table:table-cell table:formula="of:=[.U26]-[.Y26]" office:value-type="float" office:value="0.00896559395133807">
            <text:p>0.008965594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J27]-[.J$36])*24+[.K27]-[.K$36]" office:value-type="float" office:value="-25">
            <text:p>-25</text:p>
          </table:table-cell>
          <table:table-cell table:formula="of:=[.L27]/24" office:value-type="float" office:value="-1.04166666666667">
            <text:p>-1.0416666667</text:p>
          </table:table-cell>
          <table:table-cell table:number-columns-repeated="7"/>
          <table:table-cell table:formula="of:=[.U$5]/(1+EXP([.U$6]*([.U$7]-[.$M27])))" office:value-type="float" office:value="0.0115322898599369">
            <text:p>0.0115322899</text:p>
          </table:table-cell>
          <table:table-cell table:formula="of:=[.V$5]/(1+EXP([.V$6]*([.V$7]-[.$M27])))" office:value-type="float" office:value="0.0536642835060492">
            <text:p>0.0536642835</text:p>
          </table:table-cell>
          <table:table-cell table:formula="of:=[.W$5]/(1+EXP([.W$6]*([.W$7]-[.$M27])))" office:value-type="float" office:value="0.00000000264606996527823">
            <text:p>2.64606996527823E-009</text:p>
          </table:table-cell>
          <table:table-cell table:formula="of:=[.X$5]/(1+EXP([.X$6]*([.X$7]-[.$M27])))" office:value-type="float" office:value="0.0106523435146077">
            <text:p>0.0106523435</text:p>
          </table:table-cell>
          <table:table-cell table:formula="of:=[.Y$5]/(1+EXP([.Y$6]*([.Y$7]-([.$M27]/10))))" office:value-type="float" office:value="0.0000241995837455217">
            <text:p>2.41995837455217E-005</text:p>
          </table:table-cell>
          <table:table-cell table:formula="of:=[.U27]-[.Y27]" office:value-type="float" office:value="0.0115080902761914">
            <text:p>0.0115080903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([.J28]-[.J$36])*24+[.K28]-[.K$36]" office:value-type="float" office:value="-24">
            <text:p>-24</text:p>
          </table:table-cell>
          <table:table-cell table:formula="of:=[.L28]/24" office:value-type="float" office:value="-1">
            <text:p>-1</text:p>
          </table:table-cell>
          <table:table-cell table:number-columns-repeated="7"/>
          <table:table-cell table:formula="of:=[.U$5]/(1+EXP([.U$6]*([.U$7]-[.$M28])))" office:value-type="float" office:value="0.0148073491183478">
            <text:p>0.0148073491</text:p>
          </table:table-cell>
          <table:table-cell table:formula="of:=[.V$5]/(1+EXP([.V$6]*([.V$7]-[.$M28])))" office:value-type="float" office:value="0.0608056500615959">
            <text:p>0.0608056501</text:p>
          </table:table-cell>
          <table:table-cell table:formula="of:=[.W$5]/(1+EXP([.W$6]*([.W$7]-[.$M28])))" office:value-type="float" office:value="0.00000000339762108972292">
            <text:p>3.39762108972292E-009</text:p>
          </table:table-cell>
          <table:table-cell table:formula="of:=[.X$5]/(1+EXP([.X$6]*([.X$7]-[.$M28])))" office:value-type="float" office:value="0.0111055118387609">
            <text:p>0.0111055118</text:p>
          </table:table-cell>
          <table:table-cell table:formula="of:=[.Y$5]/(1+EXP([.Y$6]*([.Y$7]-([.$M28]/10))))" office:value-type="float" office:value="0.0000367082672310749">
            <text:p>3.67082672310749E-005</text:p>
          </table:table-cell>
          <table:table-cell table:formula="of:=[.U28]-[.Y28]" office:value-type="float" office:value="0.0147706408511167">
            <text:p>0.0147706409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[.J29]-[.J$36])*24+[.K29]-[.K$36]" office:value-type="float" office:value="-23">
            <text:p>-23</text:p>
          </table:table-cell>
          <table:table-cell table:formula="of:=[.L29]/24" office:value-type="float" office:value="-0.958333333333333">
            <text:p>-0.9583333333</text:p>
          </table:table-cell>
          <table:table-cell table:number-columns-repeated="7"/>
          <table:table-cell table:formula="of:=[.U$5]/(1+EXP([.U$6]*([.U$7]-[.$M29])))" office:value-type="float" office:value="0.0190123462923031">
            <text:p>0.0190123463</text:p>
          </table:table-cell>
          <table:table-cell table:formula="of:=[.V$5]/(1+EXP([.V$6]*([.V$7]-[.$M29])))" office:value-type="float" office:value="0.0688967573920362">
            <text:p>0.0688967574</text:p>
          </table:table-cell>
          <table:table-cell table:formula="of:=[.W$5]/(1+EXP([.W$6]*([.W$7]-[.$M29])))" office:value-type="float" office:value="0.00000000436263183543176">
            <text:p>4.36263183543176E-009</text:p>
          </table:table-cell>
          <table:table-cell table:formula="of:=[.X$5]/(1+EXP([.X$6]*([.X$7]-[.$M29])))" office:value-type="float" office:value="0.0115779562131171">
            <text:p>0.0115779562</text:p>
          </table:table-cell>
          <table:table-cell table:formula="of:=[.Y$5]/(1+EXP([.Y$6]*([.Y$7]-([.$M29]/10))))" office:value-type="float" office:value="0.0000556826441592469">
            <text:p>5.56826441592469E-005</text:p>
          </table:table-cell>
          <table:table-cell table:formula="of:=[.U29]-[.Y29]" office:value-type="float" office:value="0.0189566636481439">
            <text:p>0.0189566636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([.J30]-[.J$36])*24+[.K30]-[.K$36]" office:value-type="float" office:value="-22">
            <text:p>-22</text:p>
          </table:table-cell>
          <table:table-cell table:formula="of:=[.L30]/24" office:value-type="float" office:value="-0.916666666666667">
            <text:p>-0.9166666667</text:p>
          </table:table-cell>
          <table:table-cell table:number-columns-repeated="7"/>
          <table:table-cell table:formula="of:=[.U$5]/(1+EXP([.U$6]*([.U$7]-[.$M30])))" office:value-type="float" office:value="0.0244112373666248">
            <text:p>0.0244112374</text:p>
          </table:table-cell>
          <table:table-cell table:formula="of:=[.V$5]/(1+EXP([.V$6]*([.V$7]-[.$M30])))" office:value-type="float" office:value="0.0780637439010647">
            <text:p>0.0780637439</text:p>
          </table:table-cell>
          <table:table-cell table:formula="of:=[.W$5]/(1+EXP([.W$6]*([.W$7]-[.$M30])))" office:value-type="float" office:value="0.00000000560173016026834">
            <text:p>5.60173016026834E-009</text:p>
          </table:table-cell>
          <table:table-cell table:formula="of:=[.X$5]/(1+EXP([.X$6]*([.X$7]-[.$M30])))" office:value-type="float" office:value="0.0120704963517282">
            <text:p>0.0120704964</text:p>
          </table:table-cell>
          <table:table-cell table:formula="of:=[.Y$5]/(1+EXP([.Y$6]*([.Y$7]-([.$M30]/10))))" office:value-type="float" office:value="0.0000844648042805764">
            <text:p>8.44648042805764E-005</text:p>
          </table:table-cell>
          <table:table-cell table:formula="of:=[.U30]-[.Y30]" office:value-type="float" office:value="0.0243267725623442">
            <text:p>0.0243267726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([.J31]-[.J$36])*24+[.K31]-[.K$36]" office:value-type="float" office:value="-21">
            <text:p>-21</text:p>
          </table:table-cell>
          <table:table-cell table:formula="of:=[.L31]/24" office:value-type="float" office:value="-0.875">
            <text:p>-0.875</text:p>
          </table:table-cell>
          <table:table-cell table:number-columns-repeated="7"/>
          <table:table-cell table:formula="of:=[.U$5]/(1+EXP([.U$6]*([.U$7]-[.$M31])))" office:value-type="float" office:value="0.0313428382914863">
            <text:p>0.0313428383</text:p>
          </table:table-cell>
          <table:table-cell table:formula="of:=[.V$5]/(1+EXP([.V$6]*([.V$7]-[.$M31])))" office:value-type="float" office:value="0.0884494529192159">
            <text:p>0.0884494529</text:p>
          </table:table-cell>
          <table:table-cell table:formula="of:=[.W$5]/(1+EXP([.W$6]*([.W$7]-[.$M31])))" office:value-type="float" office:value="0.0000000071927639030837">
            <text:p>7.1927639030837E-009</text:p>
          </table:table-cell>
          <table:table-cell table:formula="of:=[.X$5]/(1+EXP([.X$6]*([.X$7]-[.$M31])))" office:value-type="float" office:value="0.0125839868082596">
            <text:p>0.0125839868</text:p>
          </table:table-cell>
          <table:table-cell table:formula="of:=[.Y$5]/(1+EXP([.Y$6]*([.Y$7]-([.$M31]/10))))" office:value-type="float" office:value="0.000128124344405297">
            <text:p>0.0001281243</text:p>
          </table:table-cell>
          <table:table-cell table:formula="of:=[.U31]-[.Y31]" office:value-type="float" office:value="0.031214713947081">
            <text:p>0.0312147139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([.J32]-[.J$36])*24+[.K32]-[.K$36]" office:value-type="float" office:value="-20">
            <text:p>-20</text:p>
          </table:table-cell>
          <table:table-cell table:formula="of:=[.L32]/24" office:value-type="float" office:value="-0.833333333333333">
            <text:p>-0.8333333333</text:p>
          </table:table-cell>
          <table:table-cell table:number-columns-repeated="7"/>
          <table:table-cell table:formula="of:=[.U$5]/(1+EXP([.U$6]*([.U$7]-[.$M32])))" office:value-type="float" office:value="0.0402420156559774">
            <text:p>0.0402420157</text:p>
          </table:table-cell>
          <table:table-cell table:formula="of:=[.V$5]/(1+EXP([.V$6]*([.V$7]-[.$M32])))" office:value-type="float" office:value="0.100215631384071">
            <text:p>0.1002156314</text:p>
          </table:table-cell>
          <table:table-cell table:formula="of:=[.W$5]/(1+EXP([.W$6]*([.W$7]-[.$M32])))" office:value-type="float" office:value="0.00000000923569166758394">
            <text:p>9.23569166758394E-009</text:p>
          </table:table-cell>
          <table:table-cell table:formula="of:=[.X$5]/(1+EXP([.X$6]*([.X$7]-[.$M32])))" office:value-type="float" office:value="0.0131193184551219">
            <text:p>0.0131193185</text:p>
          </table:table-cell>
          <table:table-cell table:formula="of:=[.Y$5]/(1+EXP([.Y$6]*([.Y$7]-([.$M32]/10))))" office:value-type="float" office:value="0.00019435130030677">
            <text:p>0.0001943513</text:p>
          </table:table-cell>
          <table:table-cell table:formula="of:=[.U32]-[.Y32]" office:value-type="float" office:value="0.0400476643556706">
            <text:p>0.0400476644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([.J33]-[.J$36])*24+[.K33]-[.K$36]" office:value-type="float" office:value="-19">
            <text:p>-19</text:p>
          </table:table-cell>
          <table:table-cell table:formula="of:=[.L33]/24" office:value-type="float" office:value="-0.791666666666667">
            <text:p>-0.7916666667</text:p>
          </table:table-cell>
          <table:table-cell table:number-columns-repeated="7"/>
          <table:table-cell table:formula="of:=[.U$5]/(1+EXP([.U$6]*([.U$7]-[.$M33])))" office:value-type="float" office:value="0.0516668497589538">
            <text:p>0.0516668498</text:p>
          </table:table-cell>
          <table:table-cell table:formula="of:=[.V$5]/(1+EXP([.V$6]*([.V$7]-[.$M33])))" office:value-type="float" office:value="0.11354541404303">
            <text:p>0.113545414</text:p>
          </table:table-cell>
          <table:table-cell table:formula="of:=[.W$5]/(1+EXP([.W$6]*([.W$7]-[.$M33])))" office:value-type="float" office:value="0.0000000118588628415233">
            <text:p>1.18588628415233E-008</text:p>
          </table:table-cell>
          <table:table-cell table:formula="of:=[.X$5]/(1+EXP([.X$6]*([.X$7]-[.$M33])))" office:value-type="float" office:value="0.0136774200252579">
            <text:p>0.01367742</text:p>
          </table:table-cell>
          <table:table-cell table:formula="of:=[.Y$5]/(1+EXP([.Y$6]*([.Y$7]-([.$M33]/10))))" office:value-type="float" office:value="0.000294810618004672">
            <text:p>0.0002948106</text:p>
          </table:table-cell>
          <table:table-cell table:formula="of:=[.U33]-[.Y33]" office:value-type="float" office:value="0.0513720391409492">
            <text:p>0.051372039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([.J34]-[.J$36])*24+[.K34]-[.K$36]" office:value-type="float" office:value="-2">
            <text:p>-2</text:p>
          </table:table-cell>
          <table:table-cell table:formula="of:=[.L34]/24" office:value-type="float" office:value="-0.0833333333333333">
            <text:p>-0.0833333333</text:p>
          </table:table-cell>
          <table:table-cell table:number-columns-repeated="7"/>
          <table:table-cell table:formula="of:=[.U$5]/(1+EXP([.U$6]*([.U$7]-[.$M34])))" office:value-type="float" office:value="3.51746769016276">
            <text:p>3.5174676902</text:p>
          </table:table-cell>
          <table:table-cell table:formula="of:=[.V$5]/(1+EXP([.V$6]*([.V$7]-[.$M34])))" office:value-type="float" office:value="0.943523395508318">
            <text:p>0.9435233955</text:p>
          </table:table-cell>
          <table:table-cell table:formula="of:=[.W$5]/(1+EXP([.W$6]*([.W$7]-[.$M34])))" office:value-type="float" office:value="0.000000831370461897611">
            <text:p>8.31370461897611E-007</text:p>
          </table:table-cell>
          <table:table-cell table:formula="of:=[.X$5]/(1+EXP([.X$6]*([.X$7]-[.$M34])))" office:value-type="float" office:value="0.0277690758787332">
            <text:p>0.0277690759</text:p>
          </table:table-cell>
          <table:table-cell table:formula="of:=[.Y$5]/(1+EXP([.Y$6]*([.Y$7]-([.$M34]/10))))" office:value-type="float" office:value="0.350369975087062">
            <text:p>0.3503699751</text:p>
          </table:table-cell>
          <table:table-cell table:formula="of:=[.U34]-[.Y34]" office:value-type="float" office:value="3.1670977150757">
            <text:p>3.167097715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J35]-[.J$36])*24+[.K35]-[.K$36]" office:value-type="float" office:value="-1">
            <text:p>-1</text:p>
          </table:table-cell>
          <table:table-cell table:formula="of:=[.L35]/24" office:value-type="float" office:value="-0.0416666666666667">
            <text:p>-0.0416666667</text:p>
          </table:table-cell>
          <table:table-cell table:number-columns-repeated="7"/>
          <table:table-cell table:formula="of:=[.U$5]/(1+EXP([.U$6]*([.U$7]-[.$M35])))" office:value-type="float" office:value="4.47922648129554">
            <text:p>4.4792264813</text:p>
          </table:table-cell>
          <table:table-cell table:formula="of:=[.V$5]/(1+EXP([.V$6]*([.V$7]-[.$M35])))" office:value-type="float" office:value="1.06793241296215">
            <text:p>1.067932413</text:p>
          </table:table-cell>
          <table:table-cell table:formula="of:=[.W$5]/(1+EXP([.W$6]*([.W$7]-[.$M35])))" office:value-type="float" office:value="0.00000106750080095919">
            <text:p>1.06750080095919E-006</text:p>
          </table:table-cell>
          <table:table-cell table:formula="of:=[.X$5]/(1+EXP([.X$6]*([.X$7]-[.$M35])))" office:value-type="float" office:value="0.0289501840695595">
            <text:p>0.0289501841</text:p>
          </table:table-cell>
          <table:table-cell table:formula="of:=[.Y$5]/(1+EXP([.Y$6]*([.Y$7]-([.$M35]/10))))" office:value-type="float" office:value="0.53067419432344">
            <text:p>0.5306741943</text:p>
          </table:table-cell>
          <table:table-cell table:formula="of:=[.U35]-[.Y35]" office:value-type="float" office:value="3.9485522869721">
            <text:p>3.94855228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([.J36]-[.J$36])*24+[.K36]-[.K$36]" office:value-type="float" office:value="0">
            <text:p>0</text:p>
          </table:table-cell>
          <table:table-cell table:formula="of:=[.L36]/24" office:value-type="float" office:value="0">
            <text:p>0</text:p>
          </table:table-cell>
          <table:table-cell table:number-columns-repeated="7"/>
          <table:table-cell table:formula="of:=[.U$5]/(1+EXP([.U$6]*([.U$7]-[.$M36])))" office:value-type="float" office:value="5.69110478130801">
            <text:p>5.6911047813</text:p>
          </table:table-cell>
          <table:table-cell table:formula="of:=[.V$5]/(1+EXP([.V$6]*([.V$7]-[.$M36])))" office:value-type="float" office:value="1.20856368936525">
            <text:p>1.2085636894</text:p>
          </table:table-cell>
          <table:table-cell table:formula="of:=[.W$5]/(1+EXP([.W$6]*([.W$7]-[.$M36])))" office:value-type="float" office:value="0.00000137069815614843">
            <text:p>1.37069815614843E-006</text:p>
          </table:table-cell>
          <table:table-cell table:formula="of:=[.X$5]/(1+EXP([.X$6]*([.X$7]-[.$M36])))" office:value-type="float" office:value="0.030181511741983">
            <text:p>0.0301815117</text:p>
          </table:table-cell>
          <table:table-cell table:formula="of:=[.Y$5]/(1+EXP([.Y$6]*([.Y$7]-([.$M36]/10))))" office:value-type="float" office:value="0.803142110914183">
            <text:p>0.8031421109</text:p>
          </table:table-cell>
          <table:table-cell table:formula="of:=[.U36]-[.Y36]" office:value-type="float" office:value="4.88796267039383">
            <text:p>4.8879626704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([.J37]-[.J$36])*24+[.K37]-[.K$36]" office:value-type="float" office:value="1">
            <text:p>1</text:p>
          </table:table-cell>
          <table:table-cell table:formula="of:=[.L37]/24" office:value-type="float" office:value="0.0416666666666667">
            <text:p>0.0416666667</text:p>
          </table:table-cell>
          <table:table-cell office:value-type="string">
            <text:p># décollement 1er sépale visible : CPV</text:p>
          </table:table-cell>
          <table:table-cell table:number-columns-repeated="6"/>
          <table:table-cell table:formula="of:=[.U$5]/(1+EXP([.U$6]*([.U$7]-[.$M37])))" office:value-type="float" office:value="7.21039802088092">
            <text:p>7.2103980209</text:p>
          </table:table-cell>
          <table:table-cell table:formula="of:=[.V$5]/(1+EXP([.V$6]*([.V$7]-[.$M37])))" office:value-type="float" office:value="1.36748159385044">
            <text:p>1.3674815939</text:p>
          </table:table-cell>
          <table:table-cell table:formula="of:=[.W$5]/(1+EXP([.W$6]*([.W$7]-[.$M37])))" office:value-type="float" office:value="0.00000176001126348833">
            <text:p>0.00000176</text:p>
          </table:table-cell>
          <table:table-cell table:formula="of:=[.X$5]/(1+EXP([.X$6]*([.X$7]-[.$M37])))" office:value-type="float" office:value="0.0314651927117225">
            <text:p>0.0314651927</text:p>
          </table:table-cell>
          <table:table-cell table:formula="of:=[.Y$5]/(1+EXP([.Y$6]*([.Y$7]-([.$M37]/10))))" office:value-type="float" office:value="1.21408355699708">
            <text:p>1.214083557</text:p>
          </table:table-cell>
          <table:table-cell table:formula="of:=[.U37]-[.Y37]" office:value-type="float" office:value="5.99631446388384">
            <text:p>5.996314463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[.J38]-[.J$36])*24+[.K38]-[.K$36]" office:value-type="float" office:value="2">
            <text:p>2</text:p>
          </table:table-cell>
          <table:table-cell table:formula="of:=[.L38]/24" office:value-type="float" office:value="0.0833333333333333">
            <text:p>0.0833333333</text:p>
          </table:table-cell>
          <table:table-cell table:number-columns-repeated="7"/>
          <table:table-cell table:formula="of:=[.U$5]/(1+EXP([.U$6]*([.U$7]-[.$M38])))" office:value-type="float" office:value="9.10298160254923">
            <text:p>9.1029816025</text:p>
          </table:table-cell>
          <table:table-cell table:formula="of:=[.V$5]/(1+EXP([.V$6]*([.V$7]-[.$M38])))" office:value-type="float" office:value="1.546998974757">
            <text:p>1.5469989748</text:p>
          </table:table-cell>
          <table:table-cell table:formula="of:=[.W$5]/(1+EXP([.W$6]*([.W$7]-[.$M38])))" office:value-type="float" office:value="0.00000225989918342353">
            <text:p>2.25989918342353E-006</text:p>
          </table:table-cell>
          <table:table-cell table:formula="of:=[.X$5]/(1+EXP([.X$6]*([.X$7]-[.$M38])))" office:value-type="float" office:value="0.0328034513327242">
            <text:p>0.0328034513</text:p>
          </table:table-cell>
          <table:table-cell table:formula="of:=[.Y$5]/(1+EXP([.Y$6]*([.Y$7]-([.$M38]/10))))" office:value-type="float" office:value="1.83205846564493">
            <text:p>1.8320584656</text:p>
          </table:table-cell>
          <table:table-cell table:formula="of:=[.U38]-[.Y38]" office:value-type="float" office:value="7.27092313690429">
            <text:p>7.270923136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([.J39]-[.J$36])*24+[.K39]-[.K$36]" office:value-type="float" office:value="3">
            <text:p>3</text:p>
          </table:table-cell>
          <table:table-cell table:formula="of:=[.L39]/24" office:value-type="float" office:value="0.125">
            <text:p>0.125</text:p>
          </table:table-cell>
          <table:table-cell table:number-columns-repeated="7"/>
          <table:table-cell table:formula="of:=[.U$5]/(1+EXP([.U$6]*([.U$7]-[.$M39])))" office:value-type="float" office:value="11.4419357878931">
            <text:p>11.4419357879</text:p>
          </table:table-cell>
          <table:table-cell table:formula="of:=[.V$5]/(1+EXP([.V$6]*([.V$7]-[.$M39])))" office:value-type="float" office:value="1.74970308829962">
            <text:p>1.7497030883</text:p>
          </table:table-cell>
          <table:table-cell table:formula="of:=[.W$5]/(1+EXP([.W$6]*([.W$7]-[.$M39])))" office:value-type="float" office:value="0.00000290176796997264">
            <text:p>2.90176796997264E-006</text:p>
          </table:table-cell>
          <table:table-cell table:formula="of:=[.X$5]/(1+EXP([.X$6]*([.X$7]-[.$M39])))" office:value-type="float" office:value="0.0341986063276678">
            <text:p>0.0341986063</text:p>
          </table:table-cell>
          <table:table-cell table:formula="of:=[.Y$5]/(1+EXP([.Y$6]*([.Y$7]-([.$M39]/10))))" office:value-type="float" office:value="2.75728438920307">
            <text:p>2.7572843892</text:p>
          </table:table-cell>
          <table:table-cell table:formula="of:=[.U39]-[.Y39]" office:value-type="float" office:value="8.68465139869007">
            <text:p>8.6846513987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([.J40]-[.J$36])*24+[.K40]-[.K$36]" office:value-type="float" office:value="4">
            <text:p>4</text:p>
          </table:table-cell>
          <table:table-cell table:formula="of:=[.L40]/24" office:value-type="float" office:value="0.166666666666667">
            <text:p>0.1666666667</text:p>
          </table:table-cell>
          <table:table-cell table:number-columns-repeated="7"/>
          <table:table-cell table:formula="of:=[.U$5]/(1+EXP([.U$6]*([.U$7]-[.$M40])))" office:value-type="float" office:value="14.3043506426541">
            <text:p>14.3043506427</text:p>
          </table:table-cell>
          <table:table-cell table:formula="of:=[.V$5]/(1+EXP([.V$6]*([.V$7]-[.$M40])))" office:value-type="float" office:value="1.97848309583007">
            <text:p>1.9784830958</text:p>
          </table:table-cell>
          <table:table-cell table:formula="of:=[.W$5]/(1+EXP([.W$6]*([.W$7]-[.$M40])))" office:value-type="float" office:value="0.0000037259437926549">
            <text:p>3.7259437926549E-006</text:p>
          </table:table-cell>
          <table:table-cell table:formula="of:=[.X$5]/(1+EXP([.X$6]*([.X$7]-[.$M40])))" office:value-type="float" office:value="0.0356530747795738">
            <text:p>0.0356530748</text:p>
          </table:table-cell>
          <table:table-cell table:formula="of:=[.Y$5]/(1+EXP([.Y$6]*([.Y$7]-([.$M40]/10))))" office:value-type="float" office:value="4.13342347994534">
            <text:p>4.1334234799</text:p>
          </table:table-cell>
          <table:table-cell table:formula="of:=[.U40]-[.Y40]" office:value-type="float" office:value="10.1709271627088">
            <text:p>10.1709271627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([.J41]-[.J$36])*24+[.K41]-[.K$36]" office:value-type="float" office:value="5">
            <text:p>5</text:p>
          </table:table-cell>
          <table:table-cell table:formula="of:=[.L41]/24" office:value-type="float" office:value="0.208333333333333">
            <text:p>0.2083333333</text:p>
          </table:table-cell>
          <table:table-cell table:number-columns-repeated="7"/>
          <table:table-cell table:formula="of:=[.U$5]/(1+EXP([.U$6]*([.U$7]-[.$M41])))" office:value-type="float" office:value="17.7656637638027">
            <text:p>17.7656637638</text:p>
          </table:table-cell>
          <table:table-cell table:formula="of:=[.V$5]/(1+EXP([.V$6]*([.V$7]-[.$M41])))" office:value-type="float" office:value="2.23655886769246">
            <text:p>2.2365588677</text:p>
          </table:table-cell>
          <table:table-cell table:formula="of:=[.W$5]/(1+EXP([.W$6]*([.W$7]-[.$M41])))" office:value-type="float" office:value="0.00000478420647466384">
            <text:p>4.78420647466384E-006</text:p>
          </table:table-cell>
          <table:table-cell table:formula="of:=[.X$5]/(1+EXP([.X$6]*([.X$7]-[.$M41])))" office:value-type="float" office:value="0.0371693762912036">
            <text:p>0.0371693763</text:p>
          </table:table-cell>
          <table:table-cell table:formula="of:=[.Y$5]/(1+EXP([.Y$6]*([.Y$7]-([.$M41]/10))))" office:value-type="float" office:value="6.16029517383795">
            <text:p>6.1602951738</text:p>
          </table:table-cell>
          <table:table-cell table:formula="of:=[.U41]-[.Y41]" office:value-type="float" office:value="11.6053685899648">
            <text:p>11.6053685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([.J42]-[.J$36])*24+[.K42]-[.K$36]" office:value-type="float" office:value="6">
            <text:p>6</text:p>
          </table:table-cell>
          <table:table-cell table:formula="of:=[.L42]/24" office:value-type="float" office:value="0.25">
            <text:p>0.25</text:p>
          </table:table-cell>
          <table:table-cell table:number-columns-repeated="7"/>
          <table:table-cell table:formula="of:=[.U$5]/(1+EXP([.U$6]*([.U$7]-[.$M42])))" office:value-type="float" office:value="21.8910628567628">
            <text:p>21.8910628568</text:p>
          </table:table-cell>
          <table:table-cell table:formula="of:=[.V$5]/(1+EXP([.V$6]*([.V$7]-[.$M42])))" office:value-type="float" office:value="2.52751069010282">
            <text:p>2.5275106901</text:p>
          </table:table-cell>
          <table:table-cell table:formula="of:=[.W$5]/(1+EXP([.W$6]*([.W$7]-[.$M42])))" office:value-type="float" office:value="0.00000614304261940166">
            <text:p>0.000006143</text:p>
          </table:table-cell>
          <table:table-cell table:formula="of:=[.X$5]/(1+EXP([.X$6]*([.X$7]-[.$M42])))" office:value-type="float" office:value="0.0387501373192153">
            <text:p>0.0387501373</text:p>
          </table:table-cell>
          <table:table-cell table:formula="of:=[.Y$5]/(1+EXP([.Y$6]*([.Y$7]-([.$M42]/10))))" office:value-type="float" office:value="9.10298160254923">
            <text:p>9.1029816025</text:p>
          </table:table-cell>
          <table:table-cell table:formula="of:=[.U42]-[.Y42]" office:value-type="float" office:value="12.7880812542135">
            <text:p>12.7880812542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J43]-[.J$36])*24+[.K43]-[.K$36]" office:value-type="float" office:value="22">
            <text:p>22</text:p>
          </table:table-cell>
          <table:table-cell table:formula="of:=[.L43]/24" office:value-type="float" office:value="0.916666666666667">
            <text:p>0.9166666667</text:p>
          </table:table-cell>
          <table:table-cell table:number-columns-repeated="7"/>
          <table:table-cell table:formula="of:=[.U$5]/(1+EXP([.U$6]*([.U$7]-[.$M43])))" office:value-type="float" office:value="110.897018397451">
            <text:p>110.8970183975</text:p>
          </table:table-cell>
          <table:table-cell table:formula="of:=[.V$5]/(1+EXP([.V$6]*([.V$7]-[.$M43])))" office:value-type="float" office:value="16.2851917834858">
            <text:p>16.2851917835</text:p>
          </table:table-cell>
          <table:table-cell table:formula="of:=[.W$5]/(1+EXP([.W$6]*([.W$7]-[.$M43])))" office:value-type="float" office:value="0.00033539753557679">
            <text:p>0.0003353975</text:p>
          </table:table-cell>
          <table:table-cell table:formula="of:=[.X$5]/(1+EXP([.X$6]*([.X$7]-[.$M43])))" office:value-type="float" office:value="0.0754441762842518">
            <text:p>0.0754441763</text:p>
          </table:table-cell>
          <table:table-cell table:formula="of:=[.Y$5]/(1+EXP([.Y$6]*([.Y$7]-([.$M43]/10))))" office:value-type="float" office:value="118.167941534355">
            <text:p>118.1679415344</text:p>
          </table:table-cell>
          <table:table-cell table:formula="of:=[.U43]-[.Y43]" office:value-type="float" office:value="-7.27092313690429">
            <text:p>-7.270923136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J44]-[.J$36])*24+[.K44]-[.K$36]" office:value-type="float" office:value="23">
            <text:p>23</text:p>
          </table:table-cell>
          <table:table-cell table:formula="of:=[.L44]/24" office:value-type="float" office:value="0.958333333333333">
            <text:p>0.9583333333</text:p>
          </table:table-cell>
          <table:table-cell table:number-columns-repeated="7"/>
          <table:table-cell table:formula="of:=[.U$5]/(1+EXP([.U$6]*([.U$7]-[.$M44])))" office:value-type="float" office:value="112.789601979119">
            <text:p>112.7896019791</text:p>
          </table:table-cell>
          <table:table-cell table:formula="of:=[.V$5]/(1+EXP([.V$6]*([.V$7]-[.$M44])))" office:value-type="float" office:value="18.0968109186219">
            <text:p>18.0968109186</text:p>
          </table:table-cell>
          <table:table-cell table:formula="of:=[.W$5]/(1+EXP([.W$6]*([.W$7]-[.$M44])))" office:value-type="float" office:value="0.000430658504540111">
            <text:p>0.0004306585</text:p>
          </table:table-cell>
          <table:table-cell table:formula="of:=[.X$5]/(1+EXP([.X$6]*([.X$7]-[.$M44])))" office:value-type="float" office:value="0.0786512873437258">
            <text:p>0.0786512873</text:p>
          </table:table-cell>
          <table:table-cell table:formula="of:=[.Y$5]/(1+EXP([.Y$6]*([.Y$7]-([.$M44]/10))))" office:value-type="float" office:value="118.785916443003">
            <text:p>118.785916443</text:p>
          </table:table-cell>
          <table:table-cell table:formula="of:=[.U44]-[.Y44]" office:value-type="float" office:value="-5.99631446388383">
            <text:p>-5.9963144639</text:p>
          </table:table-cell>
          <table:table-cell table:number-columns-repeated="99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[.J45]-[.J$36])*24+[.K45]-[.K$36]" office:value-type="float" office:value="24">
            <text:p>24</text:p>
          </table:table-cell>
          <table:table-cell table:formula="of:=[.L45]/24" office:value-type="float" office:value="1">
            <text:p>1</text:p>
          </table:table-cell>
          <table:table-cell table:number-columns-repeated="7"/>
          <table:table-cell table:formula="of:=[.U$5]/(1+EXP([.U$6]*([.U$7]-[.$M45])))" office:value-type="float" office:value="114.308895218692">
            <text:p>114.3088952187</text:p>
          </table:table-cell>
          <table:table-cell table:formula="of:=[.V$5]/(1+EXP([.V$6]*([.V$7]-[.$M45])))" office:value-type="float" office:value="20.0668076186992">
            <text:p>20.0668076187</text:p>
          </table:table-cell>
          <table:table-cell table:formula="of:=[.W$5]/(1+EXP([.W$6]*([.W$7]-[.$M45])))" office:value-type="float" office:value="0.000552975714199325">
            <text:p>0.0005529757</text:p>
          </table:table-cell>
          <table:table-cell table:formula="of:=[.X$5]/(1+EXP([.X$6]*([.X$7]-[.$M45])))" office:value-type="float" office:value="0.0819946074960581">
            <text:p>0.0819946075</text:p>
          </table:table-cell>
          <table:table-cell table:formula="of:=[.Y$5]/(1+EXP([.Y$6]*([.Y$7]-([.$M45]/10))))" office:value-type="float" office:value="119.196857889086">
            <text:p>119.1968578891</text:p>
          </table:table-cell>
          <table:table-cell table:formula="of:=[.U45]-[.Y45]" office:value-type="float" office:value="-4.88796267039383">
            <text:p>-4.8879626704</text:p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J46]-[.J$36])*24+[.K46]-[.K$36]" office:value-type="float" office:value="25">
            <text:p>25</text:p>
          </table:table-cell>
          <table:table-cell table:formula="of:=[.L46]/24" office:value-type="float" office:value="1.04166666666667">
            <text:p>1.0416666667</text:p>
          </table:table-cell>
          <table:table-cell table:number-columns-repeated="7"/>
          <table:table-cell table:formula="of:=[.U$5]/(1+EXP([.U$6]*([.U$7]-[.$M46])))" office:value-type="float" office:value="115.520773518704">
            <text:p>115.5207735187</text:p>
          </table:table-cell>
          <table:table-cell table:formula="of:=[.V$5]/(1+EXP([.V$6]*([.V$7]-[.$M46])))" office:value-type="float" office:value="22.1994544486417">
            <text:p>22.1994544486</text:p>
          </table:table-cell>
          <table:table-cell table:formula="of:=[.W$5]/(1+EXP([.W$6]*([.W$7]-[.$M46])))" office:value-type="float" office:value="0.000710033632762053">
            <text:p>0.0007100336</text:p>
          </table:table-cell>
          <table:table-cell table:formula="of:=[.X$5]/(1+EXP([.X$6]*([.X$7]-[.$M46])))" office:value-type="float" office:value="0.0854799108800345">
            <text:p>0.0854799109</text:p>
          </table:table-cell>
          <table:table-cell table:formula="of:=[.Y$5]/(1+EXP([.Y$6]*([.Y$7]-([.$M46]/10))))" office:value-type="float" office:value="119.469325805677">
            <text:p>119.4693258057</text:p>
          </table:table-cell>
          <table:table-cell table:formula="of:=[.U46]-[.Y46]" office:value-type="float" office:value="-3.94855228697209">
            <text:p>-3.948552287</text:p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[.J47]-[.J$36])*24+[.K47]-[.K$36]" office:value-type="float" office:value="26">
            <text:p>26</text:p>
          </table:table-cell>
          <table:table-cell table:formula="of:=[.L47]/24" office:value-type="float" office:value="1.08333333333333">
            <text:p>1.0833333333</text:p>
          </table:table-cell>
          <table:table-cell table:number-columns-repeated="7"/>
          <table:table-cell table:formula="of:=[.U$5]/(1+EXP([.U$6]*([.U$7]-[.$M47])))" office:value-type="float" office:value="116.482532309837">
            <text:p>116.4825323098</text:p>
          </table:table-cell>
          <table:table-cell table:formula="of:=[.V$5]/(1+EXP([.V$6]*([.V$7]-[.$M47])))" office:value-type="float" office:value="24.497015270784">
            <text:p>24.4970152708</text:p>
          </table:table-cell>
          <table:table-cell table:formula="of:=[.W$5]/(1+EXP([.W$6]*([.W$7]-[.$M47])))" office:value-type="float" office:value="0.000911699188278653">
            <text:p>0.0009116992</text:p>
          </table:table-cell>
          <table:table-cell table:formula="of:=[.X$5]/(1+EXP([.X$6]*([.X$7]-[.$M47])))" office:value-type="float" office:value="0.0891132154732508">
            <text:p>0.0891132155</text:p>
          </table:table-cell>
          <table:table-cell table:formula="of:=[.Y$5]/(1+EXP([.Y$6]*([.Y$7]-([.$M47]/10))))" office:value-type="float" office:value="119.649630024913">
            <text:p>119.6496300249</text:p>
          </table:table-cell>
          <table:table-cell table:formula="of:=[.U47]-[.Y47]" office:value-type="float" office:value="-3.16709771507573">
            <text:p>-3.1670977151</text:p>
          </table:table-cell>
          <table:table-cell table:number-columns-repeated="99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[.J48]-[.J$36])*24+[.K48]-[.K$36]" office:value-type="float" office:value="27">
            <text:p>27</text:p>
          </table:table-cell>
          <table:table-cell table:formula="of:=[.L48]/24" office:value-type="float" office:value="1.125">
            <text:p>1.125</text:p>
          </table:table-cell>
          <table:table-cell table:number-columns-repeated="7"/>
          <table:table-cell table:formula="of:=[.U$5]/(1+EXP([.U$6]*([.U$7]-[.$M48])))" office:value-type="float" office:value="117.242715610797">
            <text:p>117.2427156108</text:p>
          </table:table-cell>
          <table:table-cell table:formula="of:=[.V$5]/(1+EXP([.V$6]*([.V$7]-[.$M48])))" office:value-type="float" office:value="26.9593514445609">
            <text:p>26.9593514446</text:p>
          </table:table-cell>
          <table:table-cell table:formula="of:=[.W$5]/(1+EXP([.W$6]*([.W$7]-[.$M48])))" office:value-type="float" office:value="0.00117064156198284">
            <text:p>0.0011706416</text:p>
          </table:table-cell>
          <table:table-cell table:formula="of:=[.X$5]/(1+EXP([.X$6]*([.X$7]-[.$M48])))" office:value-type="float" office:value="0.0929007933079338">
            <text:p>0.0929007933</text:p>
          </table:table-cell>
          <table:table-cell table:formula="of:=[.Y$5]/(1+EXP([.Y$6]*([.Y$7]-([.$M48]/10))))" office:value-type="float" office:value="119.768791840401">
            <text:p>119.7687918404</text:p>
          </table:table-cell>
          <table:table-cell table:formula="of:=[.U48]-[.Y48]" office:value-type="float" office:value="-2.52607622960377">
            <text:p>-2.5260762296</text:p>
          </table:table-cell>
          <table:table-cell table:number-columns-repeated="99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([.J49]-[.J$36])*24+[.K49]-[.K$36]" office:value-type="float" office:value="28">
            <text:p>28</text:p>
          </table:table-cell>
          <table:table-cell table:formula="of:=[.L49]/24" office:value-type="float" office:value="1.16666666666667">
            <text:p>1.1666666667</text:p>
          </table:table-cell>
          <table:table-cell table:number-columns-repeated="7"/>
          <table:table-cell table:formula="of:=[.U$5]/(1+EXP([.U$6]*([.U$7]-[.$M49])))" office:value-type="float" office:value="117.841654804549">
            <text:p>117.8416548045</text:p>
          </table:table-cell>
          <table:table-cell table:formula="of:=[.V$5]/(1+EXP([.V$6]*([.V$7]-[.$M49])))" office:value-type="float" office:value="29.5835563506995">
            <text:p>29.5835563507</text:p>
          </table:table-cell>
          <table:table-cell table:formula="of:=[.W$5]/(1+EXP([.W$6]*([.W$7]-[.$M49])))" office:value-type="float" office:value="0.00150312796632857">
            <text:p>0.001503128</text:p>
          </table:table-cell>
          <table:table-cell table:formula="of:=[.X$5]/(1+EXP([.X$6]*([.X$7]-[.$M49])))" office:value-type="float" office:value="0.0968491811076838">
            <text:p>0.0968491811</text:p>
          </table:table-cell>
          <table:table-cell table:formula="of:=[.Y$5]/(1+EXP([.Y$6]*([.Y$7]-([.$M49]/10))))" office:value-type="float" office:value="119.84747804843">
            <text:p>119.8474780484</text:p>
          </table:table-cell>
          <table:table-cell table:formula="of:=[.U49]-[.Y49]" office:value-type="float" office:value="-2.00582324388122">
            <text:p>-2.0058232439</text:p>
          </table:table-cell>
          <table:table-cell table:number-columns-repeated="99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([.J50]-[.J$36])*24+[.K50]-[.K$36]" office:value-type="float" office:value="29">
            <text:p>29</text:p>
          </table:table-cell>
          <table:table-cell table:formula="of:=[.L50]/24" office:value-type="float" office:value="1.20833333333333">
            <text:p>1.2083333333</text:p>
          </table:table-cell>
          <table:table-cell table:number-columns-repeated="7"/>
          <table:table-cell table:formula="of:=[.U$5]/(1+EXP([.U$6]*([.U$7]-[.$M50])))" office:value-type="float" office:value="118.312364754811">
            <text:p>118.3123647548</text:p>
          </table:table-cell>
          <table:table-cell table:formula="of:=[.V$5]/(1+EXP([.V$6]*([.V$7]-[.$M50])))" office:value-type="float" office:value="32.3636469379288">
            <text:p>32.3636469379</text:p>
          </table:table-cell>
          <table:table-cell table:formula="of:=[.W$5]/(1+EXP([.W$6]*([.W$7]-[.$M50])))" office:value-type="float" office:value="0.00193004535788226">
            <text:p>0.0019300454</text:p>
          </table:table-cell>
          <table:table-cell table:formula="of:=[.X$5]/(1+EXP([.X$6]*([.X$7]-[.$M50])))" office:value-type="float" office:value="0.100965191361868">
            <text:p>0.1009651914</text:p>
          </table:table-cell>
          <table:table-cell table:formula="of:=[.Y$5]/(1+EXP([.Y$6]*([.Y$7]-([.$M50]/10))))" office:value-type="float" office:value="119.899407764954">
            <text:p>119.899407765</text:p>
          </table:table-cell>
          <table:table-cell table:formula="of:=[.U50]-[.Y50]" office:value-type="float" office:value="-1.5870430101438">
            <text:p>-1.5870430101</text:p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([.J51]-[.J$36])*24+[.K51]-[.K$36]" office:value-type="float" office:value="30">
            <text:p>30</text:p>
          </table:table-cell>
          <table:table-cell table:formula="of:=[.L51]/24" office:value-type="float" office:value="1.25">
            <text:p>1.25</text:p>
          </table:table-cell>
          <table:table-cell table:number-columns-repeated="7"/>
          <table:table-cell table:formula="of:=[.U$5]/(1+EXP([.U$6]*([.U$7]-[.$M51])))" office:value-type="float" office:value="118.681566884329">
            <text:p>118.6815668843</text:p>
          </table:table-cell>
          <table:table-cell table:formula="of:=[.V$5]/(1+EXP([.V$6]*([.V$7]-[.$M51])))" office:value-type="float" office:value="35.2903430907068">
            <text:p>35.2903430907</text:p>
          </table:table-cell>
          <table:table-cell table:formula="of:=[.W$5]/(1+EXP([.W$6]*([.W$7]-[.$M51])))" office:value-type="float" office:value="0.00247821220031251">
            <text:p>0.0024782122</text:p>
          </table:table-cell>
          <table:table-cell table:formula="of:=[.X$5]/(1+EXP([.X$6]*([.X$7]-[.$M51])))" office:value-type="float" office:value="0.105255923854996">
            <text:p>0.1052559239</text:p>
          </table:table-cell>
          <table:table-cell table:formula="of:=[.Y$5]/(1+EXP([.Y$6]*([.Y$7]-([.$M51]/10))))" office:value-type="float" office:value="119.933666563569">
            <text:p>119.9336665636</text:p>
          </table:table-cell>
          <table:table-cell table:formula="of:=[.U51]-[.Y51]" office:value-type="float" office:value="-1.25209967924036">
            <text:p>-1.2520996792</text:p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([.J52]-[.J$36])*24+[.K52]-[.K$36]" office:value-type="float" office:value="46">
            <text:p>46</text:p>
          </table:table-cell>
          <table:table-cell table:formula="of:=[.L52]/24" office:value-type="float" office:value="1.91666666666667">
            <text:p>1.9166666667</text:p>
          </table:table-cell>
          <table:table-cell table:number-columns-repeated="7"/>
          <table:table-cell table:formula="of:=[.U$5]/(1+EXP([.U$6]*([.U$7]-[.$M52])))" office:value-type="float" office:value="119.975588762633">
            <text:p>119.9755887626</text:p>
          </table:table-cell>
          <table:table-cell table:formula="of:=[.V$5]/(1+EXP([.V$6]*([.V$7]-[.$M52])))" office:value-type="float" office:value="85.502984729216">
            <text:p>85.5029847292</text:p>
          </table:table-cell>
          <table:table-cell table:formula="of:=[.W$5]/(1+EXP([.W$6]*([.W$7]-[.$M52])))" office:value-type="float" office:value="0.135106403106329">
            <text:p>0.1351064031</text:p>
          </table:table-cell>
          <table:table-cell table:formula="of:=[.X$5]/(1+EXP([.X$6]*([.X$7]-[.$M52])))" office:value-type="float" office:value="0.204783566944761">
            <text:p>0.2047835669</text:p>
          </table:table-cell>
          <table:table-cell table:formula="of:=[.Y$5]/(1+EXP([.Y$6]*([.Y$7]-([.$M52]/10))))" office:value-type="float" office:value="119.999915535196">
            <text:p>119.9999155352</text:p>
          </table:table-cell>
          <table:table-cell table:formula="of:=[.U52]-[.Y52]" office:value-type="float" office:value="-0.0243267725623326">
            <text:p>-0.0243267726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[.J53]-[.J$36])*24+[.K53]-[.K$36]" office:value-type="float" office:value="47">
            <text:p>47</text:p>
          </table:table-cell>
          <table:table-cell table:formula="of:=[.L53]/24" office:value-type="float" office:value="1.95833333333333">
            <text:p>1.9583333333</text:p>
          </table:table-cell>
          <table:table-cell table:number-columns-repeated="7"/>
          <table:table-cell table:formula="of:=[.U$5]/(1+EXP([.U$6]*([.U$7]-[.$M53])))" office:value-type="float" office:value="119.980987653708">
            <text:p>119.9809876537</text:p>
          </table:table-cell>
          <table:table-cell table:formula="of:=[.V$5]/(1+EXP([.V$6]*([.V$7]-[.$M53])))" office:value-type="float" office:value="87.8005455513583">
            <text:p>87.8005455514</text:p>
          </table:table-cell>
          <table:table-cell table:formula="of:=[.W$5]/(1+EXP([.W$6]*([.W$7]-[.$M53])))" office:value-type="float" office:value="0.173406119699473">
            <text:p>0.1734061197</text:p>
          </table:table-cell>
          <table:table-cell table:formula="of:=[.X$5]/(1+EXP([.X$6]*([.X$7]-[.$M53])))" office:value-type="float" office:value="0.213475807342498">
            <text:p>0.2134758073</text:p>
          </table:table-cell>
          <table:table-cell table:formula="of:=[.Y$5]/(1+EXP([.Y$6]*([.Y$7]-([.$M53]/10))))" office:value-type="float" office:value="119.999944317356">
            <text:p>119.9999443174</text:p>
          </table:table-cell>
          <table:table-cell table:formula="of:=[.U53]-[.Y53]" office:value-type="float" office:value="-0.0189566636481402">
            <text:p>-0.0189566636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([.J54]-[.J$36])*24+[.K54]-[.K$36]" office:value-type="float" office:value="48">
            <text:p>48</text:p>
          </table:table-cell>
          <table:table-cell table:formula="of:=[.L54]/24" office:value-type="float" office:value="2">
            <text:p>2</text:p>
          </table:table-cell>
          <table:table-cell table:number-columns-repeated="7"/>
          <table:table-cell table:formula="of:=[.U$5]/(1+EXP([.U$6]*([.U$7]-[.$M54])))" office:value-type="float" office:value="119.985192650882">
            <text:p>119.9851926509</text:p>
          </table:table-cell>
          <table:table-cell table:formula="of:=[.V$5]/(1+EXP([.V$6]*([.V$7]-[.$M54])))" office:value-type="float" office:value="89.9331923813008">
            <text:p>89.9331923813</text:p>
          </table:table-cell>
          <table:table-cell table:formula="of:=[.W$5]/(1+EXP([.W$6]*([.W$7]-[.$M54])))" office:value-type="float" office:value="0.22253608409713">
            <text:p>0.2225360841</text:p>
          </table:table-cell>
          <table:table-cell table:formula="of:=[.X$5]/(1+EXP([.X$6]*([.X$7]-[.$M54])))" office:value-type="float" office:value="0.22253608409713">
            <text:p>0.2225360841</text:p>
          </table:table-cell>
          <table:table-cell table:formula="of:=[.Y$5]/(1+EXP([.Y$6]*([.Y$7]-([.$M54]/10))))" office:value-type="float" office:value="119.999963291733">
            <text:p>119.9999632917</text:p>
          </table:table-cell>
          <table:table-cell table:formula="of:=[.U54]-[.Y54]" office:value-type="float" office:value="-0.0147706408511112">
            <text:p>-0.0147706409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([.J55]-[.J$36])*24+[.K55]-[.K$36]" office:value-type="float" office:value="49">
            <text:p>49</text:p>
          </table:table-cell>
          <table:table-cell table:formula="of:=[.L55]/24" office:value-type="float" office:value="2.04166666666667">
            <text:p>2.0416666667</text:p>
          </table:table-cell>
          <table:table-cell table:number-columns-repeated="7"/>
          <table:table-cell table:formula="of:=[.U$5]/(1+EXP([.U$6]*([.U$7]-[.$M55])))" office:value-type="float" office:value="119.98846771014">
            <text:p>119.9884677101</text:p>
          </table:table-cell>
          <table:table-cell table:formula="of:=[.V$5]/(1+EXP([.V$6]*([.V$7]-[.$M55])))" office:value-type="float" office:value="91.903189081378">
            <text:p>91.9031890814</text:p>
          </table:table-cell>
          <table:table-cell table:formula="of:=[.W$5]/(1+EXP([.W$6]*([.W$7]-[.$M55])))" office:value-type="float" office:value="0.285541455823667">
            <text:p>0.2855414558</text:p>
          </table:table-cell>
          <table:table-cell table:formula="of:=[.X$5]/(1+EXP([.X$6]*([.X$7]-[.$M55])))" office:value-type="float" office:value="0.231979900911616">
            <text:p>0.2319799009</text:p>
          </table:table-cell>
          <table:table-cell table:formula="of:=[.Y$5]/(1+EXP([.Y$6]*([.Y$7]-([.$M55]/10))))" office:value-type="float" office:value="119.999975800416">
            <text:p>119.9999758004</text:p>
          </table:table-cell>
          <table:table-cell table:formula="of:=[.U55]-[.Y55]" office:value-type="float" office:value="-0.0115080902761946">
            <text:p>-0.0115080903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([.J56]-[.J$36])*24+[.K56]-[.K$36]" office:value-type="float" office:value="50">
            <text:p>50</text:p>
          </table:table-cell>
          <table:table-cell table:formula="of:=[.L56]/24" office:value-type="float" office:value="2.08333333333333">
            <text:p>2.0833333333</text:p>
          </table:table-cell>
          <table:table-cell table:number-columns-repeated="7"/>
          <table:table-cell table:formula="of:=[.U$5]/(1+EXP([.U$6]*([.U$7]-[.$M56])))" office:value-type="float" office:value="119.991018452699">
            <text:p>119.9910184527</text:p>
          </table:table-cell>
          <table:table-cell table:formula="of:=[.V$5]/(1+EXP([.V$6]*([.V$7]-[.$M56])))" office:value-type="float" office:value="93.7148082165142">
            <text:p>93.7148082165</text:p>
          </table:table-cell>
          <table:table-cell table:formula="of:=[.W$5]/(1+EXP([.W$6]*([.W$7]-[.$M56])))" office:value-type="float" office:value="0.366312394430652">
            <text:p>0.3663123944</text:p>
          </table:table-cell>
          <table:table-cell table:formula="of:=[.X$5]/(1+EXP([.X$6]*([.X$7]-[.$M56])))" office:value-type="float" office:value="0.241823407722495">
            <text:p>0.2418234077</text:p>
          </table:table-cell>
          <table:table-cell table:formula="of:=[.Y$5]/(1+EXP([.Y$6]*([.Y$7]-([.$M56]/10))))" office:value-type="float" office:value="119.99998404665">
            <text:p>119.9999840467</text:p>
          </table:table-cell>
          <table:table-cell table:formula="of:=[.U56]-[.Y56]" office:value-type="float" office:value="-0.00896559395133068">
            <text:p>-0.008965594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([.J57]-[.J$36])*24+[.K57]-[.K$36]" office:value-type="float" office:value="51">
            <text:p>51</text:p>
          </table:table-cell>
          <table:table-cell table:formula="of:=[.L57]/24" office:value-type="float" office:value="2.125">
            <text:p>2.125</text:p>
          </table:table-cell>
          <table:table-cell table:number-columns-repeated="7"/>
          <table:table-cell table:formula="of:=[.U$5]/(1+EXP([.U$6]*([.U$7]-[.$M57])))" office:value-type="float" office:value="119.993005048121">
            <text:p>119.9930050481</text:p>
          </table:table-cell>
          <table:table-cell table:formula="of:=[.V$5]/(1+EXP([.V$6]*([.V$7]-[.$M57])))" office:value-type="float" office:value="95.3739335782388">
            <text:p>95.3739335782</text:p>
          </table:table-cell>
          <table:table-cell table:formula="of:=[.W$5]/(1+EXP([.W$6]*([.W$7]-[.$M57])))" office:value-type="float" office:value="0.469811312420256">
            <text:p>0.4698113124</text:p>
          </table:table-cell>
          <table:table-cell table:formula="of:=[.X$5]/(1+EXP([.X$6]*([.X$7]-[.$M57])))" office:value-type="float" office:value="0.252083427040888">
            <text:p>0.252083427</text:p>
          </table:table-cell>
          <table:table-cell table:formula="of:=[.Y$5]/(1+EXP([.Y$6]*([.Y$7]-([.$M57]/10))))" office:value-type="float" office:value="119.999989482903">
            <text:p>119.9999894829</text:p>
          </table:table-cell>
          <table:table-cell table:formula="of:=[.U57]-[.Y57]" office:value-type="float" office:value="-0.00698443478239597">
            <text:p>-0.0069844348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([.J58]-[.J$36])*24+[.K58]-[.K$36]" office:value-type="float" office:value="52">
            <text:p>52</text:p>
          </table:table-cell>
          <table:table-cell table:formula="of:=[.L58]/24" office:value-type="float" office:value="2.16666666666667">
            <text:p>2.1666666667</text:p>
          </table:table-cell>
          <table:table-cell table:number-columns-repeated="7"/>
          <table:table-cell table:formula="of:=[.U$5]/(1+EXP([.U$6]*([.U$7]-[.$M58])))" office:value-type="float" office:value="119.994552255756">
            <text:p>119.9945522558</text:p>
          </table:table-cell>
          <table:table-cell table:formula="of:=[.V$5]/(1+EXP([.V$6]*([.V$7]-[.$M58])))" office:value-type="float" office:value="96.8876785775671">
            <text:p>96.8876785776</text:p>
          </table:table-cell>
          <table:table-cell table:formula="of:=[.W$5]/(1+EXP([.W$6]*([.W$7]-[.$M58])))" office:value-type="float" office:value="0.602356583185636">
            <text:p>0.6023565832</text:p>
          </table:table-cell>
          <table:table-cell table:formula="of:=[.X$5]/(1+EXP([.X$6]*([.X$7]-[.$M58])))" office:value-type="float" office:value="0.262777481315296">
            <text:p>0.2627774813</text:p>
          </table:table-cell>
          <table:table-cell table:formula="of:=[.Y$5]/(1+EXP([.Y$6]*([.Y$7]-([.$M58]/10))))" office:value-type="float" office:value="119.999993066702">
            <text:p>119.9999930667</text:p>
          </table:table-cell>
          <table:table-cell table:formula="of:=[.U58]-[.Y58]" office:value-type="float" office:value="-0.00544081094646742">
            <text:p>-0.0054408109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J59]-[.J$36])*24+[.K59]-[.K$36]" office:value-type="float" office:value="53">
            <text:p>53</text:p>
          </table:table-cell>
          <table:table-cell table:formula="of:=[.L59]/24" office:value-type="float" office:value="2.20833333333333">
            <text:p>2.2083333333</text:p>
          </table:table-cell>
          <table:table-cell table:number-columns-repeated="7"/>
          <table:table-cell table:formula="of:=[.U$5]/(1+EXP([.U$6]*([.U$7]-[.$M59])))" office:value-type="float" office:value="119.995757249911">
            <text:p>119.9957572499</text:p>
          </table:table-cell>
          <table:table-cell table:formula="of:=[.V$5]/(1+EXP([.V$6]*([.V$7]-[.$M59])))" office:value-type="float" office:value="98.2640346659784">
            <text:p>98.264034666</text:p>
          </table:table-cell>
          <table:table-cell table:formula="of:=[.W$5]/(1+EXP([.W$6]*([.W$7]-[.$M59])))" office:value-type="float" office:value="0.771973687234079">
            <text:p>0.7719736872</text:p>
          </table:table-cell>
          <table:table-cell table:formula="of:=[.X$5]/(1+EXP([.X$6]*([.X$7]-[.$M59])))" office:value-type="float" office:value="0.273923821351255">
            <text:p>0.2739238214</text:p>
          </table:table-cell>
          <table:table-cell table:formula="of:=[.Y$5]/(1+EXP([.Y$6]*([.Y$7]-([.$M59]/10))))" office:value-type="float" office:value="119.999995429288">
            <text:p>119.9999954293</text:p>
          </table:table-cell>
          <table:table-cell table:formula="of:=[.U59]-[.Y59]" office:value-type="float" office:value="-0.0042381793773103">
            <text:p>-0.0042381794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([.J60]-[.J$36])*24+[.K60]-[.K$36]" office:value-type="float" office:value="70">
            <text:p>70</text:p>
          </table:table-cell>
          <table:table-cell table:formula="of:=[.L60]/24" office:value-type="float" office:value="2.91666666666667">
            <text:p>2.9166666667</text:p>
          </table:table-cell>
          <table:table-cell table:number-columns-repeated="7"/>
          <table:table-cell table:formula="of:=[.U$5]/(1+EXP([.U$6]*([.U$7]-[.$M60])))" office:value-type="float" office:value="119.999939478311">
            <text:p>119.9999394783</text:p>
          </table:table-cell>
          <table:table-cell table:formula="of:=[.V$5]/(1+EXP([.V$6]*([.V$7]-[.$M60])))" office:value-type="float" office:value="108.453001025243">
            <text:p>108.4530010252</text:p>
          </table:table-cell>
          <table:table-cell table:formula="of:=[.W$5]/(1+EXP([.W$6]*([.W$7]-[.$M60])))" office:value-type="float" office:value="33.9786601918331">
            <text:p>33.9786601918</text:p>
          </table:table-cell>
          <table:table-cell table:formula="of:=[.X$5]/(1+EXP([.X$6]*([.X$7]-[.$M60])))" office:value-type="float" office:value="0.554491535481582">
            <text:p>0.5544915355</text:p>
          </table:table-cell>
          <table:table-cell table:formula="of:=[.Y$5]/(1+EXP([.Y$6]*([.Y$7]-([.$M60]/10))))" office:value-type="float" office:value="119.999999996165">
            <text:p>119.9999999962</text:p>
          </table:table-cell>
          <table:table-cell table:formula="of:=[.U60]-[.Y60]" office:value-type="float" office:value="-0.0000605178542940621">
            <text:p>-6.05178542940621E-005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J61]-[.J$36])*24+[.K61]-[.K$36]" office:value-type="float" office:value="71">
            <text:p>71</text:p>
          </table:table-cell>
          <table:table-cell table:formula="of:=[.L61]/24" office:value-type="float" office:value="2.95833333333333">
            <text:p>2.9583333333</text:p>
          </table:table-cell>
          <table:table-cell table:number-columns-repeated="7"/>
          <table:table-cell table:formula="of:=[.U$5]/(1+EXP([.U$6]*([.U$7]-[.$M61])))" office:value-type="float" office:value="119.999952865656">
            <text:p>119.9999528657</text:p>
          </table:table-cell>
          <table:table-cell table:formula="of:=[.V$5]/(1+EXP([.V$6]*([.V$7]-[.$M61])))" office:value-type="float" office:value="108.63251840615">
            <text:p>108.6325184062</text:p>
          </table:table-cell>
          <table:table-cell table:formula="of:=[.W$5]/(1+EXP([.W$6]*([.W$7]-[.$M61])))" office:value-type="float" office:value="39.4041149202782">
            <text:p>39.4041149203</text:p>
          </table:table-cell>
          <table:table-cell table:formula="of:=[.X$5]/(1+EXP([.X$6]*([.X$7]-[.$M61])))" office:value-type="float" office:value="0.577931939694502">
            <text:p>0.5779319397</text:p>
          </table:table-cell>
          <table:table-cell table:formula="of:=[.Y$5]/(1+EXP([.Y$6]*([.Y$7]-([.$M61]/10))))" office:value-type="float" office:value="119.999999997472">
            <text:p>119.9999999975</text:p>
          </table:table-cell>
          <table:table-cell table:formula="of:=[.U61]-[.Y61]" office:value-type="float" office:value="-0.0000471318160464307">
            <text:p>-4.71318160464307E-005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([.J62]-[.J$36])*24+[.K62]-[.K$36]" office:value-type="float" office:value="72">
            <text:p>72</text:p>
          </table:table-cell>
          <table:table-cell table:formula="of:=[.L62]/24" office:value-type="float" office:value="3">
            <text:p>3</text:p>
          </table:table-cell>
          <table:table-cell table:number-columns-repeated="7"/>
          <table:table-cell table:formula="of:=[.U$5]/(1+EXP([.U$6]*([.U$7]-[.$M62])))" office:value-type="float" office:value="119.999963291733">
            <text:p>119.9999632917</text:p>
          </table:table-cell>
          <table:table-cell table:formula="of:=[.V$5]/(1+EXP([.V$6]*([.V$7]-[.$M62])))" office:value-type="float" office:value="108.791436310635">
            <text:p>108.7914363106</text:p>
          </table:table-cell>
          <table:table-cell table:formula="of:=[.W$5]/(1+EXP([.W$6]*([.W$7]-[.$M62])))" office:value-type="float" office:value="45">
            <text:p>45</text:p>
          </table:table-cell>
          <table:table-cell table:formula="of:=[.X$5]/(1+EXP([.X$6]*([.X$7]-[.$M62])))" office:value-type="float" office:value="0.602356583185637">
            <text:p>0.6023565832</text:p>
          </table:table-cell>
          <table:table-cell table:formula="of:=[.Y$5]/(1+EXP([.Y$6]*([.Y$7]-([.$M62]/10))))" office:value-type="float" office:value="119.999999998333">
            <text:p>119.9999999983</text:p>
          </table:table-cell>
          <table:table-cell table:formula="of:=[.U62]-[.Y62]" office:value-type="float" office:value="-0.0000367066006816685">
            <text:p>-3.67066006816685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([.J63]-[.J$36])*24+[.K63]-[.K$36]" office:value-type="float" office:value="73">
            <text:p>73</text:p>
          </table:table-cell>
          <table:table-cell table:formula="of:=[.L63]/24" office:value-type="float" office:value="3.04166666666667">
            <text:p>3.0416666667</text:p>
          </table:table-cell>
          <table:table-cell table:number-columns-repeated="7"/>
          <table:table-cell table:formula="of:=[.U$5]/(1+EXP([.U$6]*([.U$7]-[.$M63])))" office:value-type="float" office:value="119.999971411571">
            <text:p>119.9999714116</text:p>
          </table:table-cell>
          <table:table-cell table:formula="of:=[.V$5]/(1+EXP([.V$6]*([.V$7]-[.$M63])))" office:value-type="float" office:value="108.932067587038">
            <text:p>108.932067587</text:p>
          </table:table-cell>
          <table:table-cell table:formula="of:=[.W$5]/(1+EXP([.W$6]*([.W$7]-[.$M63])))" office:value-type="float" office:value="50.5958850797218">
            <text:p>50.5958850797</text:p>
          </table:table-cell>
          <table:table-cell table:formula="of:=[.X$5]/(1+EXP([.X$6]*([.X$7]-[.$M63])))" office:value-type="float" office:value="0.627806217463676">
            <text:p>0.6278062175</text:p>
          </table:table-cell>
          <table:table-cell table:formula="of:=[.Y$5]/(1+EXP([.Y$6]*([.Y$7]-([.$M63]/10))))" office:value-type="float" office:value="119.999999998901">
            <text:p>119.9999999989</text:p>
          </table:table-cell>
          <table:table-cell table:formula="of:=[.U63]-[.Y63]" office:value-type="float" office:value="-0.0000285873305330142">
            <text:p>-2.85873305330142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J64]-[.J$36])*24+[.K64]-[.K$36]" office:value-type="float" office:value="74">
            <text:p>74</text:p>
          </table:table-cell>
          <table:table-cell table:formula="of:=[.L64]/24" office:value-type="float" office:value="3.08333333333333">
            <text:p>3.0833333333</text:p>
          </table:table-cell>
          <table:table-cell table:number-columns-repeated="7"/>
          <table:table-cell table:formula="of:=[.U$5]/(1+EXP([.U$6]*([.U$7]-[.$M64])))" office:value-type="float" office:value="119.999977735308">
            <text:p>119.9999777353</text:p>
          </table:table-cell>
          <table:table-cell table:formula="of:=[.V$5]/(1+EXP([.V$6]*([.V$7]-[.$M64])))" office:value-type="float" office:value="109.056476604492">
            <text:p>109.0564766045</text:p>
          </table:table-cell>
          <table:table-cell table:formula="of:=[.W$5]/(1+EXP([.W$6]*([.W$7]-[.$M64])))" office:value-type="float" office:value="56.0213398081669">
            <text:p>56.0213398082</text:p>
          </table:table-cell>
          <table:table-cell table:formula="of:=[.X$5]/(1+EXP([.X$6]*([.X$7]-[.$M64])))" office:value-type="float" office:value="0.654323231672414">
            <text:p>0.6543232317</text:p>
          </table:table-cell>
          <table:table-cell table:formula="of:=[.Y$5]/(1+EXP([.Y$6]*([.Y$7]-([.$M64]/10))))" office:value-type="float" office:value="119.999999999276">
            <text:p>119.9999999993</text:p>
          </table:table-cell>
          <table:table-cell table:formula="of:=[.U64]-[.Y64]" office:value-type="float" office:value="-0.0000222639679492431">
            <text:p>-0.000022264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([.J65]-[.J$36])*24+[.K65]-[.K$36]" office:value-type="float" office:value="75">
            <text:p>75</text:p>
          </table:table-cell>
          <table:table-cell table:formula="of:=[.L65]/24" office:value-type="float" office:value="3.125">
            <text:p>3.125</text:p>
          </table:table-cell>
          <table:table-cell table:number-columns-repeated="7"/>
          <table:table-cell table:formula="of:=[.U$5]/(1+EXP([.U$6]*([.U$7]-[.$M65])))" office:value-type="float" office:value="119.99998266024">
            <text:p>119.9999826602</text:p>
          </table:table-cell>
          <table:table-cell table:formula="of:=[.V$5]/(1+EXP([.V$6]*([.V$7]-[.$M65])))" office:value-type="float" office:value="109.166503460535">
            <text:p>109.1665034605</text:p>
          </table:table-cell>
          <table:table-cell table:formula="of:=[.W$5]/(1+EXP([.W$6]*([.W$7]-[.$M65])))" office:value-type="float" office:value="61.1260829257854">
            <text:p>61.1260829258</text:p>
          </table:table-cell>
          <table:table-cell table:formula="of:=[.X$5]/(1+EXP([.X$6]*([.X$7]-[.$M65])))" office:value-type="float" office:value="0.681951714107473">
            <text:p>0.6819517141</text:p>
          </table:table-cell>
          <table:table-cell table:formula="of:=[.Y$5]/(1+EXP([.Y$6]*([.Y$7]-([.$M65]/10))))" office:value-type="float" office:value="119.999999999523">
            <text:p>119.9999999995</text:p>
          </table:table-cell>
          <table:table-cell table:formula="of:=[.U65]-[.Y65]" office:value-type="float" office:value="-0.0000173392829623253">
            <text:p>-1.73392829623253E-005</text:p>
          </table:table-cell>
          <table:table-cell table:number-columns-repeated="997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([.J66]-[.J$36])*24+[.K66]-[.K$36]" office:value-type="float" office:value="76">
            <text:p>76</text:p>
          </table:table-cell>
          <table:table-cell table:formula="of:=[.L66]/24" office:value-type="float" office:value="3.16666666666667">
            <text:p>3.1666666667</text:p>
          </table:table-cell>
          <table:table-cell office:value-type="string">
            <text:p># 1<text:span text:style-name="T1">er</text:span> pétale ouvert en face du 1<text:span text:style-name="T1">er</text:span> sépale</text:p>
          </table:table-cell>
          <table:table-cell table:number-columns-repeated="6"/>
          <table:table-cell table:formula="of:=[.U$5]/(1+EXP([.U$6]*([.U$7]-[.$M66])))" office:value-type="float" office:value="119.999986495781">
            <text:p>119.9999864958</text:p>
          </table:table-cell>
          <table:table-cell table:formula="of:=[.V$5]/(1+EXP([.V$6]*([.V$7]-[.$M66])))" office:value-type="float" office:value="109.263786398329">
            <text:p>109.2637863983</text:p>
          </table:table-cell>
          <table:table-cell table:formula="of:=[.W$5]/(1+EXP([.W$6]*([.W$7]-[.$M66])))" office:value-type="float" office:value="65.7952720767004">
            <text:p>65.7952720767</text:p>
          </table:table-cell>
          <table:table-cell table:formula="of:=[.X$5]/(1+EXP([.X$6]*([.X$7]-[.$M66])))" office:value-type="float" office:value="0.710737515667696">
            <text:p>0.7107375157</text:p>
          </table:table-cell>
          <table:table-cell table:formula="of:=[.Y$5]/(1+EXP([.Y$6]*([.Y$7]-([.$M66]/10))))" office:value-type="float" office:value="119.999999999685">
            <text:p>119.9999999997</text:p>
          </table:table-cell>
          <table:table-cell table:formula="of:=[.U66]-[.Y66]" office:value-type="float" office:value="-0.0000135039046966767">
            <text:p>-1.35039046966767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([.J67]-[.J$36])*24+[.K67]-[.K$36]" office:value-type="float" office:value="77">
            <text:p>77</text:p>
          </table:table-cell>
          <table:table-cell table:formula="of:=[.L67]/24" office:value-type="float" office:value="3.20833333333333">
            <text:p>3.2083333333</text:p>
          </table:table-cell>
          <table:table-cell table:number-columns-repeated="7"/>
          <table:table-cell table:formula="of:=[.U$5]/(1+EXP([.U$6]*([.U$7]-[.$M67])))" office:value-type="float" office:value="119.999989482903">
            <text:p>119.9999894829</text:p>
          </table:table-cell>
          <table:table-cell table:formula="of:=[.V$5]/(1+EXP([.V$6]*([.V$7]-[.$M67])))" office:value-type="float" office:value="109.349782425813">
            <text:p>109.3497824258</text:p>
          </table:table-cell>
          <table:table-cell table:formula="of:=[.W$5]/(1+EXP([.W$6]*([.W$7]-[.$M67])))" office:value-type="float" office:value="69.9569875057222">
            <text:p>69.9569875057</text:p>
          </table:table-cell>
          <table:table-cell table:formula="of:=[.X$5]/(1+EXP([.X$6]*([.X$7]-[.$M67])))" office:value-type="float" office:value="0.740728315267608">
            <text:p>0.7407283153</text:p>
          </table:table-cell>
          <table:table-cell table:formula="of:=[.Y$5]/(1+EXP([.Y$6]*([.Y$7]-([.$M67]/10))))" office:value-type="float" office:value="119.999999999793">
            <text:p>119.9999999998</text:p>
          </table:table-cell>
          <table:table-cell table:formula="of:=[.U67]-[.Y67]" office:value-type="float" office:value="-0.0000105168894322105">
            <text:p>-1.05168894322105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([.J68]-[.J$36])*24+[.K68]-[.K$36]" office:value-type="float" office:value="78">
            <text:p>78</text:p>
          </table:table-cell>
          <table:table-cell table:formula="of:=[.L68]/24" office:value-type="float" office:value="3.25">
            <text:p>3.25</text:p>
          </table:table-cell>
          <table:table-cell table:number-columns-repeated="7"/>
          <table:table-cell table:formula="of:=[.U$5]/(1+EXP([.U$6]*([.U$7]-[.$M68])))" office:value-type="float" office:value="119.999991809277">
            <text:p>119.9999918093</text:p>
          </table:table-cell>
          <table:table-cell table:formula="of:=[.V$5]/(1+EXP([.V$6]*([.V$7]-[.$M68])))" office:value-type="float" office:value="109.425786173709">
            <text:p>109.4257861737</text:p>
          </table:table-cell>
          <table:table-cell table:formula="of:=[.W$5]/(1+EXP([.W$6]*([.W$7]-[.$M68])))" office:value-type="float" office:value="73.5817028574279">
            <text:p>73.5817028574</text:p>
          </table:table-cell>
          <table:table-cell table:formula="of:=[.X$5]/(1+EXP([.X$6]*([.X$7]-[.$M68])))" office:value-type="float" office:value="0.771973687234079">
            <text:p>0.7719736872</text:p>
          </table:table-cell>
          <table:table-cell table:formula="of:=[.Y$5]/(1+EXP([.Y$6]*([.Y$7]-([.$M68]/10))))" office:value-type="float" office:value="119.999999999863">
            <text:p>119.9999999999</text:p>
          </table:table-cell>
          <table:table-cell table:formula="of:=[.U68]-[.Y68]" office:value-type="float" office:value="-0.00000819058669776496">
            <text:p>-8.19058669776496E-006</text:p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([.J69]-[.J$36])*24+[.K69]-[.K$36]" office:value-type="float" office:value="94">
            <text:p>94</text:p>
          </table:table-cell>
          <table:table-cell table:formula="of:=[.L69]/24" office:value-type="float" office:value="3.91666666666667">
            <text:p>3.9166666667</text:p>
          </table:table-cell>
          <table:table-cell table:number-columns-repeated="7"/>
          <table:table-cell table:formula="of:=[.U$5]/(1+EXP([.U$6]*([.U$7]-[.$M69])))" office:value-type="float" office:value="119.999999849982">
            <text:p>119.99999985</text:p>
          </table:table-cell>
          <table:table-cell table:formula="of:=[.V$5]/(1+EXP([.V$6]*([.V$7]-[.$M69])))" office:value-type="float" office:value="109.921936256099">
            <text:p>109.9219362561</text:p>
          </table:table-cell>
          <table:table-cell table:formula="of:=[.W$5]/(1+EXP([.W$6]*([.W$7]-[.$M69])))" office:value-type="float" office:value="89.6336876055694">
            <text:p>89.6336876056</text:p>
          </table:table-cell>
          <table:table-cell table:formula="of:=[.X$5]/(1+EXP([.X$6]*([.X$7]-[.$M69])))" office:value-type="float" office:value="1.49147496852646">
            <text:p>1.4914749685</text:p>
          </table:table-cell>
          <table:table-cell table:formula="of:=[.Y$5]/(1+EXP([.Y$6]*([.Y$7]-([.$M69]/10))))" office:value-type="float" office:value="120">
            <text:p>120</text:p>
          </table:table-cell>
          <table:table-cell table:formula="of:=[.U69]-[.Y69]" office:value-type="float" office:value="-0.0000001500181525671">
            <text:p>-0.00000015</text:p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([.J70]-[.J$36])*24+[.K70]-[.K$36]" office:value-type="float" office:value="95">
            <text:p>95</text:p>
          </table:table-cell>
          <table:table-cell table:formula="of:=[.L70]/24" office:value-type="float" office:value="3.95833333333333">
            <text:p>3.9583333333</text:p>
          </table:table-cell>
          <table:table-cell table:number-columns-repeated="7"/>
          <table:table-cell table:formula="of:=[.U$5]/(1+EXP([.U$6]*([.U$7]-[.$M70])))" office:value-type="float" office:value="119.999999883166">
            <text:p>119.9999998832</text:p>
          </table:table-cell>
          <table:table-cell table:formula="of:=[.V$5]/(1+EXP([.V$6]*([.V$7]-[.$M70])))" office:value-type="float" office:value="109.931103242608">
            <text:p>109.9311032426</text:p>
          </table:table-cell>
          <table:table-cell table:formula="of:=[.W$5]/(1+EXP([.W$6]*([.W$7]-[.$M70])))" office:value-type="float" office:value="89.7144585441763">
            <text:p>89.7144585442</text:p>
          </table:table-cell>
          <table:table-cell table:formula="of:=[.X$5]/(1+EXP([.X$6]*([.X$7]-[.$M70])))" office:value-type="float" office:value="1.55383702552868">
            <text:p>1.5538370255</text:p>
          </table:table-cell>
          <table:table-cell table:formula="of:=[.Y$5]/(1+EXP([.Y$6]*([.Y$7]-([.$M70]/10))))" office:value-type="float" office:value="120">
            <text:p>120</text:p>
          </table:table-cell>
          <table:table-cell table:formula="of:=[.U70]-[.Y70]" office:value-type="float" office:value="-0.000000116834314667358">
            <text:p>-1.16834314667358E-007</text:p>
          </table:table-cell>
          <table:table-cell table:number-columns-repeated="99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([.J71]-[.J$36])*24+[.K71]-[.K$36]" office:value-type="float" office:value="96">
            <text:p>96</text:p>
          </table:table-cell>
          <table:table-cell table:formula="of:=[.L71]/24" office:value-type="float" office:value="4">
            <text:p>4</text:p>
          </table:table-cell>
          <table:table-cell table:number-columns-repeated="7"/>
          <table:table-cell table:formula="of:=[.U$5]/(1+EXP([.U$6]*([.U$7]-[.$M71])))" office:value-type="float" office:value="119.999999909009">
            <text:p>119.999999909</text:p>
          </table:table-cell>
          <table:table-cell table:formula="of:=[.V$5]/(1+EXP([.V$6]*([.V$7]-[.$M71])))" office:value-type="float" office:value="109.939194349938">
            <text:p>109.9391943499</text:p>
          </table:table-cell>
          <table:table-cell table:formula="of:=[.W$5]/(1+EXP([.W$6]*([.W$7]-[.$M71])))" office:value-type="float" office:value="89.7774639159029">
            <text:p>89.7774639159</text:p>
          </table:table-cell>
          <table:table-cell table:formula="of:=[.X$5]/(1+EXP([.X$6]*([.X$7]-[.$M71])))" office:value-type="float" office:value="1.61875889658824">
            <text:p>1.6187588966</text:p>
          </table:table-cell>
          <table:table-cell table:formula="of:=[.Y$5]/(1+EXP([.Y$6]*([.Y$7]-([.$M71]/10))))" office:value-type="float" office:value="120">
            <text:p>120</text:p>
          </table:table-cell>
          <table:table-cell table:formula="of:=[.U71]-[.Y71]" office:value-type="float" office:value="-0.0000000909906532342575">
            <text:p>-0.000000091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J72]-[.J$36])*24+[.K72]-[.K$36]" office:value-type="float" office:value="97">
            <text:p>97</text:p>
          </table:table-cell>
          <table:table-cell table:formula="of:=[.L72]/24" office:value-type="float" office:value="4.04166666666667">
            <text:p>4.0416666667</text:p>
          </table:table-cell>
          <table:table-cell table:number-columns-repeated="7"/>
          <table:table-cell table:formula="of:=[.U$5]/(1+EXP([.U$6]*([.U$7]-[.$M72])))" office:value-type="float" office:value="119.999999929136">
            <text:p>119.9999999291</text:p>
          </table:table-cell>
          <table:table-cell table:formula="of:=[.V$5]/(1+EXP([.V$6]*([.V$7]-[.$M72])))" office:value-type="float" office:value="109.946335716494">
            <text:p>109.9463357165</text:p>
          </table:table-cell>
          <table:table-cell table:formula="of:=[.W$5]/(1+EXP([.W$6]*([.W$7]-[.$M72])))" office:value-type="float" office:value="89.8265938803005">
            <text:p>89.8265938803</text:p>
          </table:table-cell>
          <table:table-cell table:formula="of:=[.X$5]/(1+EXP([.X$6]*([.X$7]-[.$M72])))" office:value-type="float" office:value="1.68634159221781">
            <text:p>1.6863415922</text:p>
          </table:table-cell>
          <table:table-cell table:formula="of:=[.Y$5]/(1+EXP([.Y$6]*([.Y$7]-([.$M72]/10))))" office:value-type="float" office:value="120">
            <text:p>120</text:p>
          </table:table-cell>
          <table:table-cell table:formula="of:=[.U72]-[.Y72]" office:value-type="float" office:value="-0.0000000708635781165867">
            <text:p>-7.08635781165867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J73]-[.J$36])*24+[.K73]-[.K$36]" office:value-type="float" office:value="98">
            <text:p>98</text:p>
          </table:table-cell>
          <table:table-cell table:formula="of:=[.L73]/24" office:value-type="float" office:value="4.08333333333333">
            <text:p>4.0833333333</text:p>
          </table:table-cell>
          <table:table-cell table:number-columns-repeated="7"/>
          <table:table-cell table:formula="of:=[.U$5]/(1+EXP([.U$6]*([.U$7]-[.$M73])))" office:value-type="float" office:value="119.999999944811">
            <text:p>119.9999999448</text:p>
          </table:table-cell>
          <table:table-cell table:formula="of:=[.V$5]/(1+EXP([.V$6]*([.V$7]-[.$M73])))" office:value-type="float" office:value="109.952638721054">
            <text:p>109.9526387211</text:p>
          </table:table-cell>
          <table:table-cell table:formula="of:=[.W$5]/(1+EXP([.W$6]*([.W$7]-[.$M73])))" office:value-type="float" office:value="89.8648935968937">
            <text:p>89.8648935969</text:p>
          </table:table-cell>
          <table:table-cell table:formula="of:=[.X$5]/(1+EXP([.X$6]*([.X$7]-[.$M73])))" office:value-type="float" office:value="1.75668976296033">
            <text:p>1.756689763</text:p>
          </table:table-cell>
          <table:table-cell table:formula="of:=[.Y$5]/(1+EXP([.Y$6]*([.Y$7]-([.$M73]/10))))" office:value-type="float" office:value="120">
            <text:p>120</text:p>
          </table:table-cell>
          <table:table-cell table:formula="of:=[.U73]-[.Y73]" office:value-type="float" office:value="-0.0000000551886216726416">
            <text:p>-5.51886216726416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J74]-[.J$36])*24+[.K74]-[.K$36]" office:value-type="float" office:value="99">
            <text:p>99</text:p>
          </table:table-cell>
          <table:table-cell table:formula="of:=[.L74]/24" office:value-type="float" office:value="4.125">
            <text:p>4.125</text:p>
          </table:table-cell>
          <table:table-cell table:number-columns-repeated="7"/>
          <table:table-cell table:formula="of:=[.U$5]/(1+EXP([.U$6]*([.U$7]-[.$M74])))" office:value-type="float" office:value="119.999999957019">
            <text:p>119.999999957</text:p>
          </table:table-cell>
          <table:table-cell table:formula="of:=[.V$5]/(1+EXP([.V$6]*([.V$7]-[.$M74])))" office:value-type="float" office:value="109.958201703377">
            <text:p>109.9582017034</text:p>
          </table:table-cell>
          <table:table-cell table:formula="of:=[.W$5]/(1+EXP([.W$6]*([.W$7]-[.$M74])))" office:value-type="float" office:value="89.894744076145">
            <text:p>89.8947440761</text:p>
          </table:table-cell>
          <table:table-cell table:formula="of:=[.X$5]/(1+EXP([.X$6]*([.X$7]-[.$M74])))" office:value-type="float" office:value="1.82991180083929">
            <text:p>1.8299118008</text:p>
          </table:table-cell>
          <table:table-cell table:formula="of:=[.Y$5]/(1+EXP([.Y$6]*([.Y$7]-([.$M74]/10))))" office:value-type="float" office:value="120">
            <text:p>120</text:p>
          </table:table-cell>
          <table:table-cell table:formula="of:=[.U74]-[.Y74]" office:value-type="float" office:value="-0.0000000429809432489492">
            <text:p>-0.000000043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J75]-[.J$36])*24+[.K75]-[.K$36]" office:value-type="float" office:value="100">
            <text:p>100</text:p>
          </table:table-cell>
          <table:table-cell table:formula="of:=[.L75]/24" office:value-type="float" office:value="4.16666666666667">
            <text:p>4.1666666667</text:p>
          </table:table-cell>
          <table:table-cell table:number-columns-repeated="7"/>
          <table:table-cell table:formula="of:=[.U$5]/(1+EXP([.U$6]*([.U$7]-[.$M75])))" office:value-type="float" office:value="119.999999966526">
            <text:p>119.9999999665</text:p>
          </table:table-cell>
          <table:table-cell table:formula="of:=[.V$5]/(1+EXP([.V$6]*([.V$7]-[.$M75])))" office:value-type="float" office:value="109.963111485649">
            <text:p>109.9631114856</text:p>
          </table:table-cell>
          <table:table-cell table:formula="of:=[.W$5]/(1+EXP([.W$6]*([.W$7]-[.$M75])))" office:value-type="float" office:value="89.918005392504">
            <text:p>89.9180053925</text:p>
          </table:table-cell>
          <table:table-cell table:formula="of:=[.X$5]/(1+EXP([.X$6]*([.X$7]-[.$M75])))" office:value-type="float" office:value="1.90611994095609">
            <text:p>1.906119941</text:p>
          </table:table-cell>
          <table:table-cell table:formula="of:=[.Y$5]/(1+EXP([.Y$6]*([.Y$7]-([.$M75]/10))))" office:value-type="float" office:value="120">
            <text:p>120</text:p>
          </table:table-cell>
          <table:table-cell table:formula="of:=[.U75]-[.Y75]" office:value-type="float" office:value="-0.0000000334735972273847">
            <text:p>-3.34735972273847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J76]-[.J$36])*24+[.K76]-[.K$36]" office:value-type="float" office:value="101">
            <text:p>101</text:p>
          </table:table-cell>
          <table:table-cell table:formula="of:=[.L76]/24" office:value-type="float" office:value="4.20833333333333">
            <text:p>4.2083333333</text:p>
          </table:table-cell>
          <table:table-cell table:number-columns-repeated="7"/>
          <table:table-cell table:formula="of:=[.U$5]/(1+EXP([.U$6]*([.U$7]-[.$M76])))" office:value-type="float" office:value="119.999999973931">
            <text:p>119.9999999739</text:p>
          </table:table-cell>
          <table:table-cell table:formula="of:=[.V$5]/(1+EXP([.V$6]*([.V$7]-[.$M76])))" office:value-type="float" office:value="109.967444717514">
            <text:p>109.9674447175</text:p>
          </table:table-cell>
          <table:table-cell table:formula="of:=[.W$5]/(1+EXP([.W$6]*([.W$7]-[.$M76])))" office:value-type="float" office:value="89.936129664081">
            <text:p>89.9361296641</text:p>
          </table:table-cell>
          <table:table-cell table:formula="of:=[.X$5]/(1+EXP([.X$6]*([.X$7]-[.$M76])))" office:value-type="float" office:value="1.98543036293724">
            <text:p>1.9854303629</text:p>
          </table:table-cell>
          <table:table-cell table:formula="of:=[.Y$5]/(1+EXP([.Y$6]*([.Y$7]-([.$M76]/10))))" office:value-type="float" office:value="120">
            <text:p>120</text:p>
          </table:table-cell>
          <table:table-cell table:formula="of:=[.U76]-[.Y76]" office:value-type="float" office:value="-0.0000000260692729625589">
            <text:p>-2.60692729625589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J77]-[.J$36])*24+[.K77]-[.K$36]" office:value-type="float" office:value="102">
            <text:p>102</text:p>
          </table:table-cell>
          <table:table-cell table:formula="of:=[.L77]/24" office:value-type="float" office:value="4.25">
            <text:p>4.25</text:p>
          </table:table-cell>
          <table:table-cell table:number-columns-repeated="7"/>
          <table:table-cell table:formula="of:=[.U$5]/(1+EXP([.U$6]*([.U$7]-[.$M77])))" office:value-type="float" office:value="119.999999979697">
            <text:p>119.9999999797</text:p>
          </table:table-cell>
          <table:table-cell table:formula="of:=[.V$5]/(1+EXP([.V$6]*([.V$7]-[.$M77])))" office:value-type="float" office:value="109.971269064899">
            <text:p>109.9712690649</text:p>
          </table:table-cell>
          <table:table-cell table:formula="of:=[.W$5]/(1+EXP([.W$6]*([.W$7]-[.$M77])))" office:value-type="float" office:value="89.9502499226769">
            <text:p>89.9502499227</text:p>
          </table:table-cell>
          <table:table-cell table:formula="of:=[.X$5]/(1+EXP([.X$6]*([.X$7]-[.$M77])))" office:value-type="float" office:value="2.06796329190231">
            <text:p>2.0679632919</text:p>
          </table:table-cell>
          <table:table-cell table:formula="of:=[.Y$5]/(1+EXP([.Y$6]*([.Y$7]-([.$M77]/10))))" office:value-type="float" office:value="120">
            <text:p>120</text:p>
          </table:table-cell>
          <table:table-cell table:formula="of:=[.U77]-[.Y77]" office:value-type="float" office:value="-0.0000000203027781253695">
            <text:p>-2.03027781253695E-008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([.J78]-[.J$36])*24+[.K78]-[.K$36]" office:value-type="float" office:value="118">
            <text:p>118</text:p>
          </table:table-cell>
          <table:table-cell table:formula="of:=[.L78]/24" office:value-type="float" office:value="4.91666666666667">
            <text:p>4.9166666667</text:p>
          </table:table-cell>
          <table:table-cell table:number-columns-repeated="7"/>
          <table:table-cell table:formula="of:=[.U$5]/(1+EXP([.U$6]*([.U$7]-[.$M78])))" office:value-type="float" office:value="119.999999999628">
            <text:p>119.9999999996</text:p>
          </table:table-cell>
          <table:table-cell table:formula="of:=[.V$5]/(1+EXP([.V$6]*([.V$7]-[.$M78])))" office:value-type="float" office:value="109.996110812418">
            <text:p>109.9961108124</text:p>
          </table:table-cell>
          <table:table-cell table:formula="of:=[.W$5]/(1+EXP([.W$6]*([.W$7]-[.$M78])))" office:value-type="float" office:value="89.9990883008117">
            <text:p>89.9990883008</text:p>
          </table:table-cell>
          <table:table-cell table:formula="of:=[.X$5]/(1+EXP([.X$6]*([.X$7]-[.$M78])))" office:value-type="float" office:value="3.9419997944815">
            <text:p>3.9419997945</text:p>
          </table:table-cell>
          <table:table-cell table:formula="of:=[.Y$5]/(1+EXP([.Y$6]*([.Y$7]-([.$M78]/10))))" office:value-type="float" office:value="120">
            <text:p>120</text:p>
          </table:table-cell>
          <table:table-cell table:formula="of:=[.U78]-[.Y78]" office:value-type="float" office:value="-0.000000000371855435332691">
            <text:p>-3.71855435332691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J79]-[.J$36])*24+[.K79]-[.K$36]" office:value-type="float" office:value="119">
            <text:p>119</text:p>
          </table:table-cell>
          <table:table-cell table:formula="of:=[.L79]/24" office:value-type="float" office:value="4.95833333333333">
            <text:p>4.9583333333</text:p>
          </table:table-cell>
          <table:table-cell table:number-columns-repeated="7"/>
          <table:table-cell table:formula="of:=[.U$5]/(1+EXP([.U$6]*([.U$7]-[.$M79])))" office:value-type="float" office:value="119.99999999971">
            <text:p>119.9999999997</text:p>
          </table:table-cell>
          <table:table-cell table:formula="of:=[.V$5]/(1+EXP([.V$6]*([.V$7]-[.$M79])))" office:value-type="float" office:value="109.996567789747">
            <text:p>109.9965677897</text:p>
          </table:table-cell>
          <table:table-cell table:formula="of:=[.W$5]/(1+EXP([.W$6]*([.W$7]-[.$M79])))" office:value-type="float" office:value="89.9992899663672">
            <text:p>89.9992899664</text:p>
          </table:table-cell>
          <table:table-cell table:formula="of:=[.X$5]/(1+EXP([.X$6]*([.X$7]-[.$M79])))" office:value-type="float" office:value="4.10207524582721">
            <text:p>4.1020752458</text:p>
          </table:table-cell>
          <table:table-cell table:formula="of:=[.Y$5]/(1+EXP([.Y$6]*([.Y$7]-([.$M79]/10))))" office:value-type="float" office:value="120">
            <text:p>120</text:p>
          </table:table-cell>
          <table:table-cell table:formula="of:=[.U79]-[.Y79]" office:value-type="float" office:value="-0.000000000289603008241102">
            <text:p>-2.89603008241102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J80]-[.J$36])*24+[.K80]-[.K$36]" office:value-type="float" office:value="120">
            <text:p>120</text:p>
          </table:table-cell>
          <table:table-cell table:formula="of:=[.L80]/24" office:value-type="float" office:value="5">
            <text:p>5</text:p>
          </table:table-cell>
          <table:table-cell table:number-columns-repeated="7"/>
          <table:table-cell table:formula="of:=[.U$5]/(1+EXP([.U$6]*([.U$7]-[.$M80])))" office:value-type="float" office:value="119.999999999774">
            <text:p>119.9999999998</text:p>
          </table:table-cell>
          <table:table-cell table:formula="of:=[.V$5]/(1+EXP([.V$6]*([.V$7]-[.$M80])))" office:value-type="float" office:value="109.996971073977">
            <text:p>109.996971074</text:p>
          </table:table-cell>
          <table:table-cell table:formula="of:=[.W$5]/(1+EXP([.W$6]*([.W$7]-[.$M80])))" office:value-type="float" office:value="89.9994470242858">
            <text:p>89.9994470243</text:p>
          </table:table-cell>
          <table:table-cell table:formula="of:=[.X$5]/(1+EXP([.X$6]*([.X$7]-[.$M80])))" office:value-type="float" office:value="4.26832858598101">
            <text:p>4.268328586</text:p>
          </table:table-cell>
          <table:table-cell table:formula="of:=[.Y$5]/(1+EXP([.Y$6]*([.Y$7]-([.$M80]/10))))" office:value-type="float" office:value="120">
            <text:p>120</text:p>
          </table:table-cell>
          <table:table-cell table:formula="of:=[.U80]-[.Y80]" office:value-type="float" office:value="-0.000000000225554686039686">
            <text:p>-2.25554686039686E-010</text:p>
          </table:table-cell>
          <table:table-cell table:number-columns-repeated="997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J81]-[.J$36])*24+[.K81]-[.K$36]" office:value-type="float" office:value="121">
            <text:p>121</text:p>
          </table:table-cell>
          <table:table-cell table:formula="of:=[.L81]/24" office:value-type="float" office:value="5.04166666666667">
            <text:p>5.0416666667</text:p>
          </table:table-cell>
          <table:table-cell office:value-type="string">
            <text:p># probablement 5 pétales extérieurs ouverts avant ouverture du 1<text:span text:style-name="T1">er</text:span>(?) pétale intérieur</text:p>
          </table:table-cell>
          <table:table-cell table:number-columns-repeated="6"/>
          <table:table-cell table:formula="of:=[.U$5]/(1+EXP([.U$6]*([.U$7]-[.$M81])))" office:value-type="float" office:value="119.999999999824">
            <text:p>119.9999999998</text:p>
          </table:table-cell>
          <table:table-cell table:formula="of:=[.V$5]/(1+EXP([.V$6]*([.V$7]-[.$M81])))" office:value-type="float" office:value="109.997326973518">
            <text:p>109.9973269735</text:p>
          </table:table-cell>
          <table:table-cell table:formula="of:=[.W$5]/(1+EXP([.W$6]*([.W$7]-[.$M81])))" office:value-type="float" office:value="89.9995693414955">
            <text:p>89.9995693415</text:p>
          </table:table-cell>
          <table:table-cell table:formula="of:=[.X$5]/(1+EXP([.X$6]*([.X$7]-[.$M81])))" office:value-type="float" office:value="4.44097165787817">
            <text:p>4.4409716579</text:p>
          </table:table-cell>
          <table:table-cell table:formula="of:=[.Y$5]/(1+EXP([.Y$6]*([.Y$7]-([.$M81]/10))))" office:value-type="float" office:value="120">
            <text:p>120</text:p>
          </table:table-cell>
          <table:table-cell table:formula="of:=[.U81]-[.Y81]" office:value-type="float" office:value="-0.000000000175646164279897">
            <text:p>-1.75646164279897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J82]-[.J$36])*24+[.K82]-[.K$36]" office:value-type="float" office:value="122">
            <text:p>122</text:p>
          </table:table-cell>
          <table:table-cell table:formula="of:=[.L82]/24" office:value-type="float" office:value="5.08333333333333">
            <text:p>5.0833333333</text:p>
          </table:table-cell>
          <table:table-cell table:number-columns-repeated="7"/>
          <table:table-cell table:formula="of:=[.U$5]/(1+EXP([.U$6]*([.U$7]-[.$M82])))" office:value-type="float" office:value="119.999999999863">
            <text:p>119.9999999999</text:p>
          </table:table-cell>
          <table:table-cell table:formula="of:=[.V$5]/(1+EXP([.V$6]*([.V$7]-[.$M82])))" office:value-type="float" office:value="109.997641055674">
            <text:p>109.9976410557</text:p>
          </table:table-cell>
          <table:table-cell table:formula="of:=[.W$5]/(1+EXP([.W$6]*([.W$7]-[.$M82])))" office:value-type="float" office:value="89.9996646024644">
            <text:p>89.9996646025</text:p>
          </table:table-cell>
          <table:table-cell table:formula="of:=[.X$5]/(1+EXP([.X$6]*([.X$7]-[.$M82])))" office:value-type="float" office:value="4.62022138037846">
            <text:p>4.6202213804</text:p>
          </table:table-cell>
          <table:table-cell table:formula="of:=[.Y$5]/(1+EXP([.Y$6]*([.Y$7]-([.$M82]/10))))" office:value-type="float" office:value="120">
            <text:p>120</text:p>
          </table:table-cell>
          <table:table-cell table:formula="of:=[.U82]-[.Y82]" office:value-type="float" office:value="-0.000000000136793687488534">
            <text:p>-1.36793687488534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J83]-[.J$36])*24+[.K83]-[.K$36]" office:value-type="float" office:value="123">
            <text:p>123</text:p>
          </table:table-cell>
          <table:table-cell table:formula="of:=[.L83]/24" office:value-type="float" office:value="5.125">
            <text:p>5.125</text:p>
          </table:table-cell>
          <table:table-cell office:value-type="string">
            <text:p># note : début effondrement pétales intérieurs</text:p>
          </table:table-cell>
          <table:table-cell table:number-columns-repeated="6"/>
          <table:table-cell table:formula="of:=[.U$5]/(1+EXP([.U$6]*([.U$7]-[.$M83])))" office:value-type="float" office:value="119.999999999893">
            <text:p>119.9999999999</text:p>
          </table:table-cell>
          <table:table-cell table:formula="of:=[.V$5]/(1+EXP([.V$6]*([.V$7]-[.$M83])))" office:value-type="float" office:value="109.997918233693">
            <text:p>109.9979182337</text:p>
          </table:table-cell>
          <table:table-cell table:formula="of:=[.W$5]/(1+EXP([.W$6]*([.W$7]-[.$M83])))" office:value-type="float" office:value="89.9997387919213">
            <text:p>89.9997387919</text:p>
          </table:table-cell>
          <table:table-cell table:formula="of:=[.X$5]/(1+EXP([.X$6]*([.X$7]-[.$M83])))" office:value-type="float" office:value="4.80629968198418">
            <text:p>4.806299682</text:p>
          </table:table-cell>
          <table:table-cell table:formula="of:=[.Y$5]/(1+EXP([.Y$6]*([.Y$7]-([.$M83]/10))))" office:value-type="float" office:value="120">
            <text:p>120</text:p>
          </table:table-cell>
          <table:table-cell table:formula="of:=[.U83]-[.Y83]" office:value-type="float" office:value="-0.000000000106524566945154">
            <text:p>-1.06524566945154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J84]-[.J$36])*24+[.K84]-[.K$36]" office:value-type="float" office:value="124">
            <text:p>124</text:p>
          </table:table-cell>
          <table:table-cell table:formula="of:=[.L84]/24" office:value-type="float" office:value="5.16666666666667">
            <text:p>5.1666666667</text:p>
          </table:table-cell>
          <table:table-cell office:value-type="string">
            <text:p># note : 4 pétales intérieurs visibles</text:p>
          </table:table-cell>
          <table:table-cell table:number-columns-repeated="6"/>
          <table:table-cell table:formula="of:=[.U$5]/(1+EXP([.U$6]*([.U$7]-[.$M84])))" office:value-type="float" office:value="119.999999999917">
            <text:p>119.9999999999</text:p>
          </table:table-cell>
          <table:table-cell table:formula="of:=[.V$5]/(1+EXP([.V$6]*([.V$7]-[.$M84])))" office:value-type="float" office:value="109.998162843597">
            <text:p>109.9981628436</text:p>
          </table:table-cell>
          <table:table-cell table:formula="of:=[.W$5]/(1+EXP([.W$6]*([.W$7]-[.$M84])))" office:value-type="float" office:value="89.9997965708132">
            <text:p>89.9997965708</text:p>
          </table:table-cell>
          <table:table-cell table:formula="of:=[.X$5]/(1+EXP([.X$6]*([.X$7]-[.$M84])))" office:value-type="float" office:value="4.99943341418506">
            <text:p>4.9994334142</text:p>
          </table:table-cell>
          <table:table-cell table:formula="of:=[.Y$5]/(1+EXP([.Y$6]*([.Y$7]-([.$M84]/10))))" office:value-type="float" office:value="120">
            <text:p>120</text:p>
          </table:table-cell>
          <table:table-cell table:formula="of:=[.U84]-[.Y84]" office:value-type="float" office:value="-0.0000000000829771806820645">
            <text:p>-8.29771806820645E-011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J85]-[.J$36])*24+[.K85]-[.K$36]" office:value-type="float" office:value="125">
            <text:p>125</text:p>
          </table:table-cell>
          <table:table-cell table:formula="of:=[.L85]/24" office:value-type="float" office:value="5.20833333333333">
            <text:p>5.2083333333</text:p>
          </table:table-cell>
          <table:table-cell table:number-columns-repeated="7"/>
          <table:table-cell table:formula="of:=[.U$5]/(1+EXP([.U$6]*([.U$7]-[.$M85])))" office:value-type="float" office:value="119.999999999935">
            <text:p>119.9999999999</text:p>
          </table:table-cell>
          <table:table-cell table:formula="of:=[.V$5]/(1+EXP([.V$6]*([.V$7]-[.$M85])))" office:value-type="float" office:value="109.998378711983">
            <text:p>109.998378712</text:p>
          </table:table-cell>
          <table:table-cell table:formula="of:=[.W$5]/(1+EXP([.W$6]*([.W$7]-[.$M85])))" office:value-type="float" office:value="89.9998415691108">
            <text:p>89.9998415691</text:p>
          </table:table-cell>
          <table:table-cell table:formula="of:=[.X$5]/(1+EXP([.X$6]*([.X$7]-[.$M85])))" office:value-type="float" office:value="5.19985424280422">
            <text:p>5.1998542428</text:p>
          </table:table-cell>
          <table:table-cell table:formula="of:=[.Y$5]/(1+EXP([.Y$6]*([.Y$7]-([.$M85]/10))))" office:value-type="float" office:value="120">
            <text:p>120</text:p>
          </table:table-cell>
          <table:table-cell table:formula="of:=[.U85]-[.Y85]" office:value-type="float" office:value="-0.0000000000646167563900235">
            <text:p>-6.46167563900235E-011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J86]-[.J$36])*24+[.K86]-[.K$36]" office:value-type="float" office:value="126">
            <text:p>126</text:p>
          </table:table-cell>
          <table:table-cell table:formula="of:=[.L86]/24" office:value-type="float" office:value="5.25">
            <text:p>5.25</text:p>
          </table:table-cell>
          <table:table-cell table:number-columns-repeated="7"/>
          <table:table-cell table:formula="of:=[.U$5]/(1+EXP([.U$6]*([.U$7]-[.$M86])))" office:value-type="float" office:value="119.99999999995">
            <text:p>120</text:p>
          </table:table-cell>
          <table:table-cell table:formula="of:=[.V$5]/(1+EXP([.V$6]*([.V$7]-[.$M86])))" office:value-type="float" office:value="109.998569215869">
            <text:p>109.9985692159</text:p>
          </table:table-cell>
          <table:table-cell table:formula="of:=[.W$5]/(1+EXP([.W$6]*([.W$7]-[.$M86])))" office:value-type="float" office:value="89.9998766138514">
            <text:p>89.9998766139</text:p>
          </table:table-cell>
          <table:table-cell table:formula="of:=[.X$5]/(1+EXP([.X$6]*([.X$7]-[.$M86])))" office:value-type="float" office:value="5.40779851566069">
            <text:p>5.4077985157</text:p>
          </table:table-cell>
          <table:table-cell table:formula="of:=[.Y$5]/(1+EXP([.Y$6]*([.Y$7]-([.$M86]/10))))" office:value-type="float" office:value="120">
            <text:p>120</text:p>
          </table:table-cell>
          <table:table-cell table:formula="of:=[.U86]-[.Y86]" office:value-type="float" office:value="-0.0000000000503348474012455">
            <text:p>-5.03348474012455E-011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J87]-[.J$36])*24+[.K87]-[.K$36]" office:value-type="float" office:value="142">
            <text:p>142</text:p>
          </table:table-cell>
          <table:table-cell table:formula="of:=[.L87]/24" office:value-type="float" office:value="5.91666666666667">
            <text:p>5.9166666667</text:p>
          </table:table-cell>
          <table:table-cell table:number-columns-repeated="7"/>
          <table:table-cell table:formula="of:=[.U$5]/(1+EXP([.U$6]*([.U$7]-[.$M87])))" office:value-type="float" office:value="119.999999999999">
            <text:p>120</text:p>
          </table:table-cell>
          <table:table-cell table:formula="of:=[.V$5]/(1+EXP([.V$6]*([.V$7]-[.$M87])))" office:value-type="float" office:value="109.999806362247">
            <text:p>109.9998063622</text:p>
          </table:table-cell>
          <table:table-cell table:formula="of:=[.W$5]/(1+EXP([.W$6]*([.W$7]-[.$M87])))" office:value-type="float" office:value="89.9999977401008">
            <text:p>89.9999977401</text:p>
          </table:table-cell>
          <table:table-cell table:formula="of:=[.X$5]/(1+EXP([.X$6]*([.X$7]-[.$M87])))" office:value-type="float" office:value="9.96545861751314">
            <text:p>9.9654586175</text:p>
          </table:table-cell>
          <table:table-cell table:formula="of:=[.Y$5]/(1+EXP([.Y$6]*([.Y$7]-([.$M87]/10))))" office:value-type="float" office:value="120">
            <text:p>120</text:p>
          </table:table-cell>
          <table:table-cell table:formula="of:=[.U87]-[.Y87]" office:value-type="float" office:value="-0.000000000000937916411203332">
            <text:p>-9.37916411203332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J88]-[.J$36])*24+[.K88]-[.K$36]" office:value-type="float" office:value="143">
            <text:p>143</text:p>
          </table:table-cell>
          <table:table-cell table:formula="of:=[.L88]/24" office:value-type="float" office:value="5.95833333333333">
            <text:p>5.9583333333</text:p>
          </table:table-cell>
          <table:table-cell table:number-columns-repeated="7"/>
          <table:table-cell table:formula="of:=[.U$5]/(1+EXP([.U$6]*([.U$7]-[.$M88])))" office:value-type="float" office:value="119.999999999999">
            <text:p>120</text:p>
          </table:table-cell>
          <table:table-cell table:formula="of:=[.V$5]/(1+EXP([.V$6]*([.V$7]-[.$M88])))" office:value-type="float" office:value="109.999829115247">
            <text:p>109.9998291152</text:p>
          </table:table-cell>
          <table:table-cell table:formula="of:=[.W$5]/(1+EXP([.W$6]*([.W$7]-[.$M88])))" office:value-type="float" office:value="89.9999982399887">
            <text:p>89.99999824</text:p>
          </table:table-cell>
          <table:table-cell table:formula="of:=[.X$5]/(1+EXP([.X$6]*([.X$7]-[.$M88])))" office:value-type="float" office:value="10.3407417235549">
            <text:p>10.3407417236</text:p>
          </table:table-cell>
          <table:table-cell table:formula="of:=[.Y$5]/(1+EXP([.Y$6]*([.Y$7]-([.$M88]/10))))" office:value-type="float" office:value="120">
            <text:p>120</text:p>
          </table:table-cell>
          <table:table-cell table:formula="of:=[.U88]-[.Y88]" office:value-type="float" office:value="-0.000000000000724753590475302">
            <text:p>-7.24753590475302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([.J89]-[.J$36])*24+[.K89]-[.K$36]" office:value-type="float" office:value="144">
            <text:p>144</text:p>
          </table:table-cell>
          <table:table-cell table:formula="of:=[.L89]/24" office:value-type="float" office:value="6">
            <text:p>6</text:p>
          </table:table-cell>
          <table:table-cell table:number-columns-repeated="7"/>
          <table:table-cell table:formula="of:=[.U$5]/(1+EXP([.U$6]*([.U$7]-[.$M89])))" office:value-type="float" office:value="119.999999999999">
            <text:p>120</text:p>
          </table:table-cell>
          <table:table-cell table:formula="of:=[.V$5]/(1+EXP([.V$6]*([.V$7]-[.$M89])))" office:value-type="float" office:value="109.999849194707">
            <text:p>109.9998491947</text:p>
          </table:table-cell>
          <table:table-cell table:formula="of:=[.W$5]/(1+EXP([.W$6]*([.W$7]-[.$M89])))" office:value-type="float" office:value="89.9999986293019">
            <text:p>89.9999986293</text:p>
          </table:table-cell>
          <table:table-cell table:formula="of:=[.X$5]/(1+EXP([.X$6]*([.X$7]-[.$M89])))" office:value-type="float" office:value="10.7282629819906">
            <text:p>10.728262982</text:p>
          </table:table-cell>
          <table:table-cell table:formula="of:=[.Y$5]/(1+EXP([.Y$6]*([.Y$7]-([.$M89]/10))))" office:value-type="float" office:value="120">
            <text:p>120</text:p>
          </table:table-cell>
          <table:table-cell table:formula="of:=[.U89]-[.Y89]" office:value-type="float" office:value="-0.000000000000554223333892878">
            <text:p>-5.54223333892878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([.J90]-[.J$36])*24+[.K90]-[.K$36]" office:value-type="float" office:value="145">
            <text:p>145</text:p>
          </table:table-cell>
          <table:table-cell table:formula="of:=[.L90]/24" office:value-type="float" office:value="6.04166666666667">
            <text:p>6.0416666667</text:p>
          </table:table-cell>
          <table:table-cell table:number-columns-repeated="7"/>
          <table:table-cell table:formula="of:=[.U$5]/(1+EXP([.U$6]*([.U$7]-[.$M90])))" office:value-type="float" office:value="120">
            <text:p>120</text:p>
          </table:table-cell>
          <table:table-cell table:formula="of:=[.V$5]/(1+EXP([.V$6]*([.V$7]-[.$M90])))" office:value-type="float" office:value="109.999866914775">
            <text:p>109.9998669148</text:p>
          </table:table-cell>
          <table:table-cell table:formula="of:=[.W$5]/(1+EXP([.W$6]*([.W$7]-[.$M90])))" office:value-type="float" office:value="89.9999989324992">
            <text:p>89.9999989325</text:p>
          </table:table-cell>
          <table:table-cell table:formula="of:=[.X$5]/(1+EXP([.X$6]*([.X$7]-[.$M90])))" office:value-type="float" office:value="11.1282779112398">
            <text:p>11.1282779112</text:p>
          </table:table-cell>
          <table:table-cell table:formula="of:=[.Y$5]/(1+EXP([.Y$6]*([.Y$7]-([.$M90]/10))))" office:value-type="float" office:value="120">
            <text:p>120</text:p>
          </table:table-cell>
          <table:table-cell table:formula="of:=[.U90]-[.Y90]" office:value-type="float" office:value="-0.00000000000042632564145606">
            <text:p>-4.2632564145606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J91]-[.J$36])*24+[.K91]-[.K$36]" office:value-type="float" office:value="146">
            <text:p>146</text:p>
          </table:table-cell>
          <table:table-cell table:formula="of:=[.L91]/24" office:value-type="float" office:value="6.08333333333333">
            <text:p>6.0833333333</text:p>
          </table:table-cell>
          <table:table-cell table:number-columns-repeated="7"/>
          <table:table-cell table:formula="of:=[.U$5]/(1+EXP([.U$6]*([.U$7]-[.$M91])))" office:value-type="float" office:value="120">
            <text:p>120</text:p>
          </table:table-cell>
          <table:table-cell table:formula="of:=[.V$5]/(1+EXP([.V$6]*([.V$7]-[.$M91])))" office:value-type="float" office:value="109.999882552684">
            <text:p>109.9998825527</text:p>
          </table:table-cell>
          <table:table-cell table:formula="of:=[.W$5]/(1+EXP([.W$6]*([.W$7]-[.$M91])))" office:value-type="float" office:value="89.9999991686295">
            <text:p>89.9999991686</text:p>
          </table:table-cell>
          <table:table-cell table:formula="of:=[.X$5]/(1+EXP([.X$6]*([.X$7]-[.$M91])))" office:value-type="float" office:value="11.5410363833267">
            <text:p>11.5410363833</text:p>
          </table:table-cell>
          <table:table-cell table:formula="of:=[.Y$5]/(1+EXP([.Y$6]*([.Y$7]-([.$M91]/10))))" office:value-type="float" office:value="120">
            <text:p>120</text:p>
          </table:table-cell>
          <table:table-cell table:formula="of:=[.U91]-[.Y9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J92]-[.J$36])*24+[.K92]-[.K$36]" office:value-type="float" office:value="147">
            <text:p>147</text:p>
          </table:table-cell>
          <table:table-cell table:formula="of:=[.L92]/24" office:value-type="float" office:value="6.125">
            <text:p>6.125</text:p>
          </table:table-cell>
          <table:table-cell table:number-columns-repeated="7"/>
          <table:table-cell table:formula="of:=[.U$5]/(1+EXP([.U$6]*([.U$7]-[.$M92])))" office:value-type="float" office:value="120">
            <text:p>120</text:p>
          </table:table-cell>
          <table:table-cell table:formula="of:=[.V$5]/(1+EXP([.V$6]*([.V$7]-[.$M92])))" office:value-type="float" office:value="109.999896353095">
            <text:p>109.9998963531</text:p>
          </table:table-cell>
          <table:table-cell table:formula="of:=[.W$5]/(1+EXP([.W$6]*([.W$7]-[.$M92])))" office:value-type="float" office:value="89.999999352528">
            <text:p>89.9999993525</text:p>
          </table:table-cell>
          <table:table-cell table:formula="of:=[.X$5]/(1+EXP([.X$6]*([.X$7]-[.$M92])))" office:value-type="float" office:value="11.9667816178046">
            <text:p>11.9667816178</text:p>
          </table:table-cell>
          <table:table-cell table:formula="of:=[.Y$5]/(1+EXP([.Y$6]*([.Y$7]-([.$M92]/10))))" office:value-type="float" office:value="120">
            <text:p>120</text:p>
          </table:table-cell>
          <table:table-cell table:formula="of:=[.U92]-[.Y9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J93]-[.J$36])*24+[.K93]-[.K$36]" office:value-type="float" office:value="148">
            <text:p>148</text:p>
          </table:table-cell>
          <table:table-cell table:formula="of:=[.L93]/24" office:value-type="float" office:value="6.16666666666667">
            <text:p>6.1666666667</text:p>
          </table:table-cell>
          <table:table-cell table:number-columns-repeated="7"/>
          <table:table-cell table:formula="of:=[.U$5]/(1+EXP([.U$6]*([.U$7]-[.$M93])))" office:value-type="float" office:value="120">
            <text:p>120</text:p>
          </table:table-cell>
          <table:table-cell table:formula="of:=[.V$5]/(1+EXP([.V$6]*([.V$7]-[.$M93])))" office:value-type="float" office:value="109.999908531917">
            <text:p>109.9999085319</text:p>
          </table:table-cell>
          <table:table-cell table:formula="of:=[.W$5]/(1+EXP([.W$6]*([.W$7]-[.$M93])))" office:value-type="float" office:value="89.9999994957483">
            <text:p>89.9999994957</text:p>
          </table:table-cell>
          <table:table-cell table:formula="of:=[.X$5]/(1+EXP([.X$6]*([.X$7]-[.$M93])))" office:value-type="float" office:value="12.4057491268442">
            <text:p>12.4057491268</text:p>
          </table:table-cell>
          <table:table-cell table:formula="of:=[.Y$5]/(1+EXP([.Y$6]*([.Y$7]-([.$M93]/10))))" office:value-type="float" office:value="120">
            <text:p>120</text:p>
          </table:table-cell>
          <table:table-cell table:formula="of:=[.U93]-[.Y9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J94]-[.J$36])*24+[.K94]-[.K$36]" office:value-type="float" office:value="149">
            <text:p>149</text:p>
          </table:table-cell>
          <table:table-cell table:formula="of:=[.L94]/24" office:value-type="float" office:value="6.20833333333333">
            <text:p>6.2083333333</text:p>
          </table:table-cell>
          <table:table-cell table:number-columns-repeated="7"/>
          <table:table-cell table:formula="of:=[.U$5]/(1+EXP([.U$6]*([.U$7]-[.$M94])))" office:value-type="float" office:value="120">
            <text:p>120</text:p>
          </table:table-cell>
          <table:table-cell table:formula="of:=[.V$5]/(1+EXP([.V$6]*([.V$7]-[.$M94])))" office:value-type="float" office:value="109.999919279692">
            <text:p>109.9999192797</text:p>
          </table:table-cell>
          <table:table-cell table:formula="of:=[.W$5]/(1+EXP([.W$6]*([.W$7]-[.$M94])))" office:value-type="float" office:value="89.9999996072884">
            <text:p>89.9999996073</text:p>
          </table:table-cell>
          <table:table-cell table:formula="of:=[.X$5]/(1+EXP([.X$6]*([.X$7]-[.$M94])))" office:value-type="float" office:value="12.8581656131452">
            <text:p>12.8581656131</text:p>
          </table:table-cell>
          <table:table-cell table:formula="of:=[.Y$5]/(1+EXP([.Y$6]*([.Y$7]-([.$M94]/10))))" office:value-type="float" office:value="120">
            <text:p>120</text:p>
          </table:table-cell>
          <table:table-cell table:formula="of:=[.U94]-[.Y9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J95]-[.J$36])*24+[.K95]-[.K$36]" office:value-type="float" office:value="150">
            <text:p>150</text:p>
          </table:table-cell>
          <table:table-cell table:formula="of:=[.L95]/24" office:value-type="float" office:value="6.25">
            <text:p>6.25</text:p>
          </table:table-cell>
          <table:table-cell table:number-columns-repeated="7"/>
          <table:table-cell table:formula="of:=[.U$5]/(1+EXP([.U$6]*([.U$7]-[.$M95])))" office:value-type="float" office:value="120">
            <text:p>120</text:p>
          </table:table-cell>
          <table:table-cell table:formula="of:=[.V$5]/(1+EXP([.V$6]*([.V$7]-[.$M95])))" office:value-type="float" office:value="109.999928764572">
            <text:p>109.9999287646</text:p>
          </table:table-cell>
          <table:table-cell table:formula="of:=[.W$5]/(1+EXP([.W$6]*([.W$7]-[.$M95])))" office:value-type="float" office:value="89.9999996941559">
            <text:p>89.9999996942</text:p>
          </table:table-cell>
          <table:table-cell table:formula="of:=[.X$5]/(1+EXP([.X$6]*([.X$7]-[.$M95])))" office:value-type="float" office:value="13.3242478228521">
            <text:p>13.3242478229</text:p>
          </table:table-cell>
          <table:table-cell table:formula="of:=[.Y$5]/(1+EXP([.Y$6]*([.Y$7]-([.$M95]/10))))" office:value-type="float" office:value="120">
            <text:p>120</text:p>
          </table:table-cell>
          <table:table-cell table:formula="of:=[.U95]-[.Y9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formula="of:=([.J96]-[.J$36])*24+[.K96]-[.K$36]" office:value-type="float" office:value="166">
            <text:p>166</text:p>
          </table:table-cell>
          <table:table-cell table:formula="of:=[.L96]/24" office:value-type="float" office:value="6.91666666666667">
            <text:p>6.9166666667</text:p>
          </table:table-cell>
          <table:table-cell table:number-columns-repeated="7"/>
          <table:table-cell table:formula="of:=[.U$5]/(1+EXP([.U$6]*([.U$7]-[.$M96])))" office:value-type="float" office:value="120">
            <text:p>120</text:p>
          </table:table-cell>
          <table:table-cell table:formula="of:=[.V$5]/(1+EXP([.V$6]*([.V$7]-[.$M96])))" office:value-type="float" office:value="109.999990359328">
            <text:p>109.9999903593</text:p>
          </table:table-cell>
          <table:table-cell table:formula="of:=[.W$5]/(1+EXP([.W$6]*([.W$7]-[.$M96])))" office:value-type="float" office:value="89.9999999943983">
            <text:p>89.9999999944</text:p>
          </table:table-cell>
          <table:table-cell table:formula="of:=[.X$5]/(1+EXP([.X$6]*([.X$7]-[.$M96])))" office:value-type="float" office:value="22.7588159456397">
            <text:p>22.7588159456</text:p>
          </table:table-cell>
          <table:table-cell table:formula="of:=[.Y$5]/(1+EXP([.Y$6]*([.Y$7]-([.$M96]/10))))" office:value-type="float" office:value="120">
            <text:p>120</text:p>
          </table:table-cell>
          <table:table-cell table:formula="of:=[.U96]-[.Y9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J97]-[.J$36])*24+[.K97]-[.K$36]" office:value-type="float" office:value="167">
            <text:p>167</text:p>
          </table:table-cell>
          <table:table-cell table:formula="of:=[.L97]/24" office:value-type="float" office:value="6.95833333333333">
            <text:p>6.9583333333</text:p>
          </table:table-cell>
          <table:table-cell table:number-columns-repeated="7"/>
          <table:table-cell table:formula="of:=[.U$5]/(1+EXP([.U$6]*([.U$7]-[.$M97])))" office:value-type="float" office:value="120">
            <text:p>120</text:p>
          </table:table-cell>
          <table:table-cell table:formula="of:=[.V$5]/(1+EXP([.V$6]*([.V$7]-[.$M97])))" office:value-type="float" office:value="109.999991492137">
            <text:p>109.9999914921</text:p>
          </table:table-cell>
          <table:table-cell table:formula="of:=[.W$5]/(1+EXP([.W$6]*([.W$7]-[.$M97])))" office:value-type="float" office:value="89.9999999956374">
            <text:p>89.9999999956</text:p>
          </table:table-cell>
          <table:table-cell table:formula="of:=[.X$5]/(1+EXP([.X$6]*([.X$7]-[.$M97])))" office:value-type="float" office:value="23.4745683749056">
            <text:p>23.4745683749</text:p>
          </table:table-cell>
          <table:table-cell table:formula="of:=[.Y$5]/(1+EXP([.Y$6]*([.Y$7]-([.$M97]/10))))" office:value-type="float" office:value="120">
            <text:p>120</text:p>
          </table:table-cell>
          <table:table-cell table:formula="of:=[.U97]-[.Y9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([.J98]-[.J$36])*24+[.K98]-[.K$36]" office:value-type="float" office:value="168">
            <text:p>168</text:p>
          </table:table-cell>
          <table:table-cell table:formula="of:=[.L98]/24" office:value-type="float" office:value="7">
            <text:p>7</text:p>
          </table:table-cell>
          <table:table-cell table:number-columns-repeated="7"/>
          <table:table-cell table:formula="of:=[.U$5]/(1+EXP([.U$6]*([.U$7]-[.$M98])))" office:value-type="float" office:value="120">
            <text:p>120</text:p>
          </table:table-cell>
          <table:table-cell table:formula="of:=[.V$5]/(1+EXP([.V$6]*([.V$7]-[.$M98])))" office:value-type="float" office:value="109.999992491837">
            <text:p>109.9999924918</text:p>
          </table:table-cell>
          <table:table-cell table:formula="of:=[.W$5]/(1+EXP([.W$6]*([.W$7]-[.$M98])))" office:value-type="float" office:value="89.9999999966024">
            <text:p>89.9999999966</text:p>
          </table:table-cell>
          <table:table-cell table:formula="of:=[.X$5]/(1+EXP([.X$6]*([.X$7]-[.$M98])))" office:value-type="float" office:value="24.2047279232996">
            <text:p>24.2047279233</text:p>
          </table:table-cell>
          <table:table-cell table:formula="of:=[.Y$5]/(1+EXP([.Y$6]*([.Y$7]-([.$M98]/10))))" office:value-type="float" office:value="120">
            <text:p>120</text:p>
          </table:table-cell>
          <table:table-cell table:formula="of:=[.U98]-[.Y9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J99]-[.J$36])*24+[.K99]-[.K$36]" office:value-type="float" office:value="169">
            <text:p>169</text:p>
          </table:table-cell>
          <table:table-cell table:formula="of:=[.L99]/24" office:value-type="float" office:value="7.04166666666667">
            <text:p>7.0416666667</text:p>
          </table:table-cell>
          <table:table-cell table:number-columns-repeated="7"/>
          <table:table-cell table:formula="of:=[.U$5]/(1+EXP([.U$6]*([.U$7]-[.$M99])))" office:value-type="float" office:value="120">
            <text:p>120</text:p>
          </table:table-cell>
          <table:table-cell table:formula="of:=[.V$5]/(1+EXP([.V$6]*([.V$7]-[.$M99])))" office:value-type="float" office:value="109.999993374069">
            <text:p>109.9999933741</text:p>
          </table:table-cell>
          <table:table-cell table:formula="of:=[.W$5]/(1+EXP([.W$6]*([.W$7]-[.$M99])))" office:value-type="float" office:value="89.9999999973539">
            <text:p>89.9999999974</text:p>
          </table:table-cell>
          <table:table-cell table:formula="of:=[.X$5]/(1+EXP([.X$6]*([.X$7]-[.$M99])))" office:value-type="float" office:value="24.9490812031898">
            <text:p>24.9490812032</text:p>
          </table:table-cell>
          <table:table-cell table:formula="of:=[.Y$5]/(1+EXP([.Y$6]*([.Y$7]-([.$M99]/10))))" office:value-type="float" office:value="120">
            <text:p>120</text:p>
          </table:table-cell>
          <table:table-cell table:formula="of:=[.U99]-[.Y9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J100]-[.J$36])*24+[.K100]-[.K$36]" office:value-type="float" office:value="170">
            <text:p>170</text:p>
          </table:table-cell>
          <table:table-cell table:formula="of:=[.L100]/24" office:value-type="float" office:value="7.08333333333333">
            <text:p>7.0833333333</text:p>
          </table:table-cell>
          <table:table-cell table:number-columns-repeated="7"/>
          <table:table-cell table:formula="of:=[.U$5]/(1+EXP([.U$6]*([.U$7]-[.$M100])))" office:value-type="float" office:value="120">
            <text:p>120</text:p>
          </table:table-cell>
          <table:table-cell table:formula="of:=[.V$5]/(1+EXP([.V$6]*([.V$7]-[.$M100])))" office:value-type="float" office:value="109.999994152637">
            <text:p>109.9999941526</text:p>
          </table:table-cell>
          <table:table-cell table:formula="of:=[.W$5]/(1+EXP([.W$6]*([.W$7]-[.$M100])))" office:value-type="float" office:value="89.9999999979393">
            <text:p>89.9999999979</text:p>
          </table:table-cell>
          <table:table-cell table:formula="of:=[.X$5]/(1+EXP([.X$6]*([.X$7]-[.$M100])))" office:value-type="float" office:value="25.707381345805">
            <text:p>25.7073813458</text:p>
          </table:table-cell>
          <table:table-cell table:formula="of:=[.Y$5]/(1+EXP([.Y$6]*([.Y$7]-([.$M100]/10))))" office:value-type="float" office:value="120">
            <text:p>120</text:p>
          </table:table-cell>
          <table:table-cell table:formula="of:=[.U100]-[.Y10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J101]-[.J$36])*24+[.K101]-[.K$36]" office:value-type="float" office:value="171">
            <text:p>171</text:p>
          </table:table-cell>
          <table:table-cell table:formula="of:=[.L101]/24" office:value-type="float" office:value="7.125">
            <text:p>7.125</text:p>
          </table:table-cell>
          <table:table-cell table:number-columns-repeated="7"/>
          <table:table-cell table:formula="of:=[.U$5]/(1+EXP([.U$6]*([.U$7]-[.$M101])))" office:value-type="float" office:value="120">
            <text:p>120</text:p>
          </table:table-cell>
          <table:table-cell table:formula="of:=[.V$5]/(1+EXP([.V$6]*([.V$7]-[.$M101])))" office:value-type="float" office:value="109.99999483972">
            <text:p>109.9999948397</text:p>
          </table:table-cell>
          <table:table-cell table:formula="of:=[.W$5]/(1+EXP([.W$6]*([.W$7]-[.$M101])))" office:value-type="float" office:value="89.9999999983951">
            <text:p>89.9999999984</text:p>
          </table:table-cell>
          <table:table-cell table:formula="of:=[.X$5]/(1+EXP([.X$6]*([.X$7]-[.$M101])))" office:value-type="float" office:value="26.479347494669">
            <text:p>26.4793474947</text:p>
          </table:table-cell>
          <table:table-cell table:formula="of:=[.Y$5]/(1+EXP([.Y$6]*([.Y$7]-([.$M101]/10))))" office:value-type="float" office:value="120">
            <text:p>120</text:p>
          </table:table-cell>
          <table:table-cell table:formula="of:=[.U101]-[.Y10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J102]-[.J$36])*24+[.K102]-[.K$36]" office:value-type="float" office:value="172">
            <text:p>172</text:p>
          </table:table-cell>
          <table:table-cell table:formula="of:=[.L102]/24" office:value-type="float" office:value="7.16666666666667">
            <text:p>7.1666666667</text:p>
          </table:table-cell>
          <table:table-cell table:number-columns-repeated="7"/>
          <table:table-cell table:formula="of:=[.U$5]/(1+EXP([.U$6]*([.U$7]-[.$M102])))" office:value-type="float" office:value="120">
            <text:p>120</text:p>
          </table:table-cell>
          <table:table-cell table:formula="of:=[.V$5]/(1+EXP([.V$6]*([.V$7]-[.$M102])))" office:value-type="float" office:value="109.999995446069">
            <text:p>109.9999954461</text:p>
          </table:table-cell>
          <table:table-cell table:formula="of:=[.W$5]/(1+EXP([.W$6]*([.W$7]-[.$M102])))" office:value-type="float" office:value="89.9999999987501">
            <text:p>89.9999999988</text:p>
          </table:table-cell>
          <table:table-cell table:formula="of:=[.X$5]/(1+EXP([.X$6]*([.X$7]-[.$M102])))" office:value-type="float" office:value="27.2646644431133">
            <text:p>27.2646644431</text:p>
          </table:table-cell>
          <table:table-cell table:formula="of:=[.Y$5]/(1+EXP([.Y$6]*([.Y$7]-([.$M102]/10))))" office:value-type="float" office:value="120">
            <text:p>120</text:p>
          </table:table-cell>
          <table:table-cell table:formula="of:=[.U102]-[.Y10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J103]-[.J$36])*24+[.K103]-[.K$36]" office:value-type="float" office:value="173">
            <text:p>173</text:p>
          </table:table-cell>
          <table:table-cell table:formula="of:=[.L103]/24" office:value-type="float" office:value="7.20833333333333">
            <text:p>7.2083333333</text:p>
          </table:table-cell>
          <table:table-cell table:number-columns-repeated="7"/>
          <table:table-cell table:formula="of:=[.U$5]/(1+EXP([.U$6]*([.U$7]-[.$M103])))" office:value-type="float" office:value="120">
            <text:p>120</text:p>
          </table:table-cell>
          <table:table-cell table:formula="of:=[.V$5]/(1+EXP([.V$6]*([.V$7]-[.$M103])))" office:value-type="float" office:value="109.99999598117">
            <text:p>109.9999959812</text:p>
          </table:table-cell>
          <table:table-cell table:formula="of:=[.W$5]/(1+EXP([.W$6]*([.W$7]-[.$M103])))" office:value-type="float" office:value="89.9999999990266">
            <text:p>89.999999999</text:p>
          </table:table-cell>
          <table:table-cell table:formula="of:=[.X$5]/(1+EXP([.X$6]*([.X$7]-[.$M103])))" office:value-type="float" office:value="28.0629824259093">
            <text:p>28.0629824259</text:p>
          </table:table-cell>
          <table:table-cell table:formula="of:=[.Y$5]/(1+EXP([.Y$6]*([.Y$7]-([.$M103]/10))))" office:value-type="float" office:value="120">
            <text:p>120</text:p>
          </table:table-cell>
          <table:table-cell table:formula="of:=[.U103]-[.Y10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J104]-[.J$36])*24+[.K104]-[.K$36]" office:value-type="float" office:value="174">
            <text:p>174</text:p>
          </table:table-cell>
          <table:table-cell table:formula="of:=[.L104]/24" office:value-type="float" office:value="7.25">
            <text:p>7.25</text:p>
          </table:table-cell>
          <table:table-cell table:number-columns-repeated="7"/>
          <table:table-cell table:formula="of:=[.U$5]/(1+EXP([.U$6]*([.U$7]-[.$M104])))" office:value-type="float" office:value="120">
            <text:p>120</text:p>
          </table:table-cell>
          <table:table-cell table:formula="of:=[.V$5]/(1+EXP([.V$6]*([.V$7]-[.$M104])))" office:value-type="float" office:value="109.999996453395">
            <text:p>109.9999964534</text:p>
          </table:table-cell>
          <table:table-cell table:formula="of:=[.W$5]/(1+EXP([.W$6]*([.W$7]-[.$M104])))" office:value-type="float" office:value="89.9999999992419">
            <text:p>89.9999999992</text:p>
          </table:table-cell>
          <table:table-cell table:formula="of:=[.X$5]/(1+EXP([.X$6]*([.X$7]-[.$M104])))" office:value-type="float" office:value="28.8739170742146">
            <text:p>28.8739170742</text:p>
          </table:table-cell>
          <table:table-cell table:formula="of:=[.Y$5]/(1+EXP([.Y$6]*([.Y$7]-([.$M104]/10))))" office:value-type="float" office:value="120">
            <text:p>120</text:p>
          </table:table-cell>
          <table:table-cell table:formula="of:=[.U104]-[.Y10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J105]-[.J$36])*24+[.K105]-[.K$36]" office:value-type="float" office:value="190">
            <text:p>190</text:p>
          </table:table-cell>
          <table:table-cell table:formula="of:=[.L105]/24" office:value-type="float" office:value="7.91666666666667">
            <text:p>7.9166666667</text:p>
          </table:table-cell>
          <table:table-cell table:number-columns-repeated="7"/>
          <table:table-cell table:formula="of:=[.U$5]/(1+EXP([.U$6]*([.U$7]-[.$M105])))" office:value-type="float" office:value="120">
            <text:p>120</text:p>
          </table:table-cell>
          <table:table-cell table:formula="of:=[.V$5]/(1+EXP([.V$6]*([.V$7]-[.$M105])))" office:value-type="float" office:value="109.999999520019">
            <text:p>109.99999952</text:p>
          </table:table-cell>
          <table:table-cell table:formula="of:=[.W$5]/(1+EXP([.W$6]*([.W$7]-[.$M105])))" office:value-type="float" office:value="89.9999999999861">
            <text:p>90</text:p>
          </table:table-cell>
          <table:table-cell table:formula="of:=[.X$5]/(1+EXP([.X$6]*([.X$7]-[.$M105])))" office:value-type="float" office:value="43.1260843164531">
            <text:p>43.1260843165</text:p>
          </table:table-cell>
          <table:table-cell table:formula="of:=[.Y$5]/(1+EXP([.Y$6]*([.Y$7]-([.$M105]/10))))" office:value-type="float" office:value="120">
            <text:p>120</text:p>
          </table:table-cell>
          <table:table-cell table:formula="of:=[.U105]-[.Y10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formula="of:=([.J106]-[.J$36])*24+[.K106]-[.K$36]" office:value-type="float" office:value="191">
            <text:p>191</text:p>
          </table:table-cell>
          <table:table-cell table:formula="of:=[.L106]/24" office:value-type="float" office:value="7.95833333333333">
            <text:p>7.9583333333</text:p>
          </table:table-cell>
          <table:table-cell table:number-columns-repeated="7"/>
          <table:table-cell table:formula="of:=[.U$5]/(1+EXP([.U$6]*([.U$7]-[.$M106])))" office:value-type="float" office:value="120">
            <text:p>120</text:p>
          </table:table-cell>
          <table:table-cell table:formula="of:=[.V$5]/(1+EXP([.V$6]*([.V$7]-[.$M106])))" office:value-type="float" office:value="109.999999576418">
            <text:p>109.9999995764</text:p>
          </table:table-cell>
          <table:table-cell table:formula="of:=[.W$5]/(1+EXP([.W$6]*([.W$7]-[.$M106])))" office:value-type="float" office:value="89.9999999999892">
            <text:p>90</text:p>
          </table:table-cell>
          <table:table-cell table:formula="of:=[.X$5]/(1+EXP([.X$6]*([.X$7]-[.$M106])))" office:value-type="float" office:value="44.0626356101372">
            <text:p>44.0626356101</text:p>
          </table:table-cell>
          <table:table-cell table:formula="of:=[.Y$5]/(1+EXP([.Y$6]*([.Y$7]-([.$M106]/10))))" office:value-type="float" office:value="120">
            <text:p>120</text:p>
          </table:table-cell>
          <table:table-cell table:formula="of:=[.U106]-[.Y10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J107]-[.J$36])*24+[.K107]-[.K$36]" office:value-type="float" office:value="192">
            <text:p>192</text:p>
          </table:table-cell>
          <table:table-cell table:formula="of:=[.L107]/24" office:value-type="float" office:value="8">
            <text:p>8</text:p>
          </table:table-cell>
          <table:table-cell table:number-columns-repeated="7"/>
          <table:table-cell table:formula="of:=[.U$5]/(1+EXP([.U$6]*([.U$7]-[.$M107])))" office:value-type="float" office:value="120">
            <text:p>120</text:p>
          </table:table-cell>
          <table:table-cell table:formula="of:=[.V$5]/(1+EXP([.V$6]*([.V$7]-[.$M107])))" office:value-type="float" office:value="109.999999626191">
            <text:p>109.9999996262</text:p>
          </table:table-cell>
          <table:table-cell table:formula="of:=[.W$5]/(1+EXP([.W$6]*([.W$7]-[.$M107])))" office:value-type="float" office:value="89.9999999999916">
            <text:p>90</text:p>
          </table:table-cell>
          <table:table-cell table:formula="of:=[.X$5]/(1+EXP([.X$6]*([.X$7]-[.$M107])))" office:value-type="float" office:value="45">
            <text:p>45</text:p>
          </table:table-cell>
          <table:table-cell table:formula="of:=[.Y$5]/(1+EXP([.Y$6]*([.Y$7]-([.$M107]/10))))" office:value-type="float" office:value="120">
            <text:p>120</text:p>
          </table:table-cell>
          <table:table-cell table:formula="of:=[.U107]-[.Y10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J108]-[.J$36])*24+[.K108]-[.K$36]" office:value-type="float" office:value="193">
            <text:p>193</text:p>
          </table:table-cell>
          <table:table-cell table:formula="of:=[.L108]/24" office:value-type="float" office:value="8.04166666666667">
            <text:p>8.0416666667</text:p>
          </table:table-cell>
          <table:table-cell table:number-columns-repeated="7"/>
          <table:table-cell table:formula="of:=[.U$5]/(1+EXP([.U$6]*([.U$7]-[.$M108])))" office:value-type="float" office:value="120">
            <text:p>120</text:p>
          </table:table-cell>
          <table:table-cell table:formula="of:=[.V$5]/(1+EXP([.V$6]*([.V$7]-[.$M108])))" office:value-type="float" office:value="109.999999670114">
            <text:p>109.9999996701</text:p>
          </table:table-cell>
          <table:table-cell table:formula="of:=[.W$5]/(1+EXP([.W$6]*([.W$7]-[.$M108])))" office:value-type="float" office:value="89.9999999999934">
            <text:p>90</text:p>
          </table:table-cell>
          <table:table-cell table:formula="of:=[.X$5]/(1+EXP([.X$6]*([.X$7]-[.$M108])))" office:value-type="float" office:value="45.9373643898628">
            <text:p>45.9373643899</text:p>
          </table:table-cell>
          <table:table-cell table:formula="of:=[.Y$5]/(1+EXP([.Y$6]*([.Y$7]-([.$M108]/10))))" office:value-type="float" office:value="120">
            <text:p>120</text:p>
          </table:table-cell>
          <table:table-cell table:formula="of:=[.U108]-[.Y10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J109]-[.J$36])*24+[.K109]-[.K$36]" office:value-type="float" office:value="194">
            <text:p>194</text:p>
          </table:table-cell>
          <table:table-cell table:formula="of:=[.L109]/24" office:value-type="float" office:value="8.08333333333333">
            <text:p>8.0833333333</text:p>
          </table:table-cell>
          <table:table-cell table:number-columns-repeated="7"/>
          <table:table-cell table:formula="of:=[.U$5]/(1+EXP([.U$6]*([.U$7]-[.$M109])))" office:value-type="float" office:value="120">
            <text:p>120</text:p>
          </table:table-cell>
          <table:table-cell table:formula="of:=[.V$5]/(1+EXP([.V$6]*([.V$7]-[.$M109])))" office:value-type="float" office:value="109.999999708877">
            <text:p>109.9999997089</text:p>
          </table:table-cell>
          <table:table-cell table:formula="of:=[.W$5]/(1+EXP([.W$6]*([.W$7]-[.$M109])))" office:value-type="float" office:value="89.9999999999949">
            <text:p>90</text:p>
          </table:table-cell>
          <table:table-cell table:formula="of:=[.X$5]/(1+EXP([.X$6]*([.X$7]-[.$M109])))" office:value-type="float" office:value="46.8739156835469">
            <text:p>46.8739156835</text:p>
          </table:table-cell>
          <table:table-cell table:formula="of:=[.Y$5]/(1+EXP([.Y$6]*([.Y$7]-([.$M109]/10))))" office:value-type="float" office:value="120">
            <text:p>120</text:p>
          </table:table-cell>
          <table:table-cell table:formula="of:=[.U109]-[.Y10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J110]-[.J$36])*24+[.K110]-[.K$36]" office:value-type="float" office:value="195">
            <text:p>195</text:p>
          </table:table-cell>
          <table:table-cell table:formula="of:=[.L110]/24" office:value-type="float" office:value="8.125">
            <text:p>8.125</text:p>
          </table:table-cell>
          <table:table-cell table:number-columns-repeated="7"/>
          <table:table-cell table:formula="of:=[.U$5]/(1+EXP([.U$6]*([.U$7]-[.$M110])))" office:value-type="float" office:value="120">
            <text:p>120</text:p>
          </table:table-cell>
          <table:table-cell table:formula="of:=[.V$5]/(1+EXP([.V$6]*([.V$7]-[.$M110])))" office:value-type="float" office:value="109.999999743085">
            <text:p>109.9999997431</text:p>
          </table:table-cell>
          <table:table-cell table:formula="of:=[.W$5]/(1+EXP([.W$6]*([.W$7]-[.$M110])))" office:value-type="float" office:value="89.999999999996">
            <text:p>90</text:p>
          </table:table-cell>
          <table:table-cell table:formula="of:=[.X$5]/(1+EXP([.X$6]*([.X$7]-[.$M110])))" office:value-type="float" office:value="47.8088436036381">
            <text:p>47.8088436036</text:p>
          </table:table-cell>
          <table:table-cell table:formula="of:=[.Y$5]/(1+EXP([.Y$6]*([.Y$7]-([.$M110]/10))))" office:value-type="float" office:value="120">
            <text:p>120</text:p>
          </table:table-cell>
          <table:table-cell table:formula="of:=[.U110]-[.Y1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J111]-[.J$36])*24+[.K111]-[.K$36]" office:value-type="float" office:value="196">
            <text:p>196</text:p>
          </table:table-cell>
          <table:table-cell table:formula="of:=[.L111]/24" office:value-type="float" office:value="8.16666666666667">
            <text:p>8.1666666667</text:p>
          </table:table-cell>
          <table:table-cell table:number-columns-repeated="7"/>
          <table:table-cell table:formula="of:=[.U$5]/(1+EXP([.U$6]*([.U$7]-[.$M111])))" office:value-type="float" office:value="120">
            <text:p>120</text:p>
          </table:table-cell>
          <table:table-cell table:formula="of:=[.V$5]/(1+EXP([.V$6]*([.V$7]-[.$M111])))" office:value-type="float" office:value="109.999999773273">
            <text:p>109.9999997733</text:p>
          </table:table-cell>
          <table:table-cell table:formula="of:=[.W$5]/(1+EXP([.W$6]*([.W$7]-[.$M111])))" office:value-type="float" office:value="89.9999999999969">
            <text:p>90</text:p>
          </table:table-cell>
          <table:table-cell table:formula="of:=[.X$5]/(1+EXP([.X$6]*([.X$7]-[.$M111])))" office:value-type="float" office:value="48.741343489512">
            <text:p>48.7413434895</text:p>
          </table:table-cell>
          <table:table-cell table:formula="of:=[.Y$5]/(1+EXP([.Y$6]*([.Y$7]-([.$M111]/10))))" office:value-type="float" office:value="120">
            <text:p>120</text:p>
          </table:table-cell>
          <table:table-cell table:formula="of:=[.U111]-[.Y11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J112]-[.J$36])*24+[.K112]-[.K$36]" office:value-type="float" office:value="197">
            <text:p>197</text:p>
          </table:table-cell>
          <table:table-cell table:formula="of:=[.L112]/24" office:value-type="float" office:value="8.20833333333333">
            <text:p>8.2083333333</text:p>
          </table:table-cell>
          <table:table-cell table:number-columns-repeated="7"/>
          <table:table-cell table:formula="of:=[.U$5]/(1+EXP([.U$6]*([.U$7]-[.$M112])))" office:value-type="float" office:value="120">
            <text:p>120</text:p>
          </table:table-cell>
          <table:table-cell table:formula="of:=[.V$5]/(1+EXP([.V$6]*([.V$7]-[.$M112])))" office:value-type="float" office:value="109.999999799914">
            <text:p>109.9999997999</text:p>
          </table:table-cell>
          <table:table-cell table:formula="of:=[.W$5]/(1+EXP([.W$6]*([.W$7]-[.$M112])))" office:value-type="float" office:value="89.9999999999976">
            <text:p>90</text:p>
          </table:table-cell>
          <table:table-cell table:formula="of:=[.X$5]/(1+EXP([.X$6]*([.X$7]-[.$M112])))" office:value-type="float" office:value="49.6706190541408">
            <text:p>49.6706190541</text:p>
          </table:table-cell>
          <table:table-cell table:formula="of:=[.Y$5]/(1+EXP([.Y$6]*([.Y$7]-([.$M112]/10))))" office:value-type="float" office:value="120">
            <text:p>120</text:p>
          </table:table-cell>
          <table:table-cell table:formula="of:=[.U112]-[.Y11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J113]-[.J$36])*24+[.K113]-[.K$36]" office:value-type="float" office:value="198">
            <text:p>198</text:p>
          </table:table-cell>
          <table:table-cell table:formula="of:=[.L113]/24" office:value-type="float" office:value="8.25">
            <text:p>8.25</text:p>
          </table:table-cell>
          <table:table-cell table:number-columns-repeated="7"/>
          <table:table-cell table:formula="of:=[.U$5]/(1+EXP([.U$6]*([.U$7]-[.$M113])))" office:value-type="float" office:value="120">
            <text:p>120</text:p>
          </table:table-cell>
          <table:table-cell table:formula="of:=[.V$5]/(1+EXP([.V$6]*([.V$7]-[.$M113])))" office:value-type="float" office:value="109.999999823425">
            <text:p>109.9999998234</text:p>
          </table:table-cell>
          <table:table-cell table:formula="of:=[.W$5]/(1+EXP([.W$6]*([.W$7]-[.$M113])))" office:value-type="float" office:value="89.9999999999981">
            <text:p>90</text:p>
          </table:table-cell>
          <table:table-cell table:formula="of:=[.X$5]/(1+EXP([.X$6]*([.X$7]-[.$M113])))" office:value-type="float" office:value="50.5958850797218">
            <text:p>50.5958850797</text:p>
          </table:table-cell>
          <table:table-cell table:formula="of:=[.Y$5]/(1+EXP([.Y$6]*([.Y$7]-([.$M113]/10))))" office:value-type="float" office:value="120">
            <text:p>120</text:p>
          </table:table-cell>
          <table:table-cell table:formula="of:=[.U113]-[.Y11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J114]-[.J$36])*24+[.K114]-[.K$36]" office:value-type="float" office:value="214">
            <text:p>214</text:p>
          </table:table-cell>
          <table:table-cell table:formula="of:=[.L114]/24" office:value-type="float" office:value="8.91666666666667">
            <text:p>8.9166666667</text:p>
          </table:table-cell>
          <table:table-cell table:number-columns-repeated="7"/>
          <table:table-cell table:formula="of:=[.U$5]/(1+EXP([.U$6]*([.U$7]-[.$M114])))" office:value-type="float" office:value="120">
            <text:p>120</text:p>
          </table:table-cell>
          <table:table-cell table:formula="of:=[.V$5]/(1+EXP([.V$6]*([.V$7]-[.$M114])))" office:value-type="float" office:value="109.999999976103">
            <text:p>109.9999999761</text:p>
          </table:table-cell>
          <table:table-cell table:formula="of:=[.W$5]/(1+EXP([.W$6]*([.W$7]-[.$M114])))" office:value-type="float" office:value="90">
            <text:p>90</text:p>
          </table:table-cell>
          <table:table-cell table:formula="of:=[.X$5]/(1+EXP([.X$6]*([.X$7]-[.$M114])))" office:value-type="float" office:value="64.292618654195">
            <text:p>64.2926186542</text:p>
          </table:table-cell>
          <table:table-cell table:formula="of:=[.Y$5]/(1+EXP([.Y$6]*([.Y$7]-([.$M114]/10))))" office:value-type="float" office:value="120">
            <text:p>120</text:p>
          </table:table-cell>
          <table:table-cell table:formula="of:=[.U114]-[.Y11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J115]-[.J$36])*24+[.K115]-[.K$36]" office:value-type="float" office:value="215">
            <text:p>215</text:p>
          </table:table-cell>
          <table:table-cell table:formula="of:=[.L115]/24" office:value-type="float" office:value="8.95833333333333">
            <text:p>8.9583333333</text:p>
          </table:table-cell>
          <table:table-cell table:number-columns-repeated="7"/>
          <table:table-cell table:formula="of:=[.U$5]/(1+EXP([.U$6]*([.U$7]-[.$M115])))" office:value-type="float" office:value="120">
            <text:p>120</text:p>
          </table:table-cell>
          <table:table-cell table:formula="of:=[.V$5]/(1+EXP([.V$6]*([.V$7]-[.$M115])))" office:value-type="float" office:value="109.999999978911">
            <text:p>109.9999999789</text:p>
          </table:table-cell>
          <table:table-cell table:formula="of:=[.W$5]/(1+EXP([.W$6]*([.W$7]-[.$M115])))" office:value-type="float" office:value="90">
            <text:p>90</text:p>
          </table:table-cell>
          <table:table-cell table:formula="of:=[.X$5]/(1+EXP([.X$6]*([.X$7]-[.$M115])))" office:value-type="float" office:value="65.0509187968102">
            <text:p>65.0509187968</text:p>
          </table:table-cell>
          <table:table-cell table:formula="of:=[.Y$5]/(1+EXP([.Y$6]*([.Y$7]-([.$M115]/10))))" office:value-type="float" office:value="120">
            <text:p>120</text:p>
          </table:table-cell>
          <table:table-cell table:formula="of:=[.U115]-[.Y11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formula="of:=([.J116]-[.J$36])*24+[.K116]-[.K$36]" office:value-type="float" office:value="216">
            <text:p>216</text:p>
          </table:table-cell>
          <table:table-cell table:formula="of:=[.L116]/24" office:value-type="float" office:value="9">
            <text:p>9</text:p>
          </table:table-cell>
          <table:table-cell table:number-columns-repeated="7"/>
          <table:table-cell table:formula="of:=[.U$5]/(1+EXP([.U$6]*([.U$7]-[.$M116])))" office:value-type="float" office:value="120">
            <text:p>120</text:p>
          </table:table-cell>
          <table:table-cell table:formula="of:=[.V$5]/(1+EXP([.V$6]*([.V$7]-[.$M116])))" office:value-type="float" office:value="109.999999981389">
            <text:p>109.9999999814</text:p>
          </table:table-cell>
          <table:table-cell table:formula="of:=[.W$5]/(1+EXP([.W$6]*([.W$7]-[.$M116])))" office:value-type="float" office:value="90">
            <text:p>90</text:p>
          </table:table-cell>
          <table:table-cell table:formula="of:=[.X$5]/(1+EXP([.X$6]*([.X$7]-[.$M116])))" office:value-type="float" office:value="65.7952720767004">
            <text:p>65.7952720767</text:p>
          </table:table-cell>
          <table:table-cell table:formula="of:=[.Y$5]/(1+EXP([.Y$6]*([.Y$7]-([.$M116]/10))))" office:value-type="float" office:value="120">
            <text:p>120</text:p>
          </table:table-cell>
          <table:table-cell table:formula="of:=[.U116]-[.Y11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J117]-[.J$36])*24+[.K117]-[.K$36]" office:value-type="float" office:value="217">
            <text:p>217</text:p>
          </table:table-cell>
          <table:table-cell table:formula="of:=[.L117]/24" office:value-type="float" office:value="9.04166666666667">
            <text:p>9.0416666667</text:p>
          </table:table-cell>
          <table:table-cell table:number-columns-repeated="7"/>
          <table:table-cell table:formula="of:=[.U$5]/(1+EXP([.U$6]*([.U$7]-[.$M117])))" office:value-type="float" office:value="120">
            <text:p>120</text:p>
          </table:table-cell>
          <table:table-cell table:formula="of:=[.V$5]/(1+EXP([.V$6]*([.V$7]-[.$M117])))" office:value-type="float" office:value="109.999999983576">
            <text:p>109.9999999836</text:p>
          </table:table-cell>
          <table:table-cell table:formula="of:=[.W$5]/(1+EXP([.W$6]*([.W$7]-[.$M117])))" office:value-type="float" office:value="90">
            <text:p>90</text:p>
          </table:table-cell>
          <table:table-cell table:formula="of:=[.X$5]/(1+EXP([.X$6]*([.X$7]-[.$M117])))" office:value-type="float" office:value="66.5254316250944">
            <text:p>66.5254316251</text:p>
          </table:table-cell>
          <table:table-cell table:formula="of:=[.Y$5]/(1+EXP([.Y$6]*([.Y$7]-([.$M117]/10))))" office:value-type="float" office:value="120">
            <text:p>120</text:p>
          </table:table-cell>
          <table:table-cell table:formula="of:=[.U117]-[.Y11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J118]-[.J$36])*24+[.K118]-[.K$36]" office:value-type="float" office:value="218">
            <text:p>218</text:p>
          </table:table-cell>
          <table:table-cell table:formula="of:=[.L118]/24" office:value-type="float" office:value="9.08333333333333">
            <text:p>9.0833333333</text:p>
          </table:table-cell>
          <table:table-cell table:number-columns-repeated="7"/>
          <table:table-cell table:formula="of:=[.U$5]/(1+EXP([.U$6]*([.U$7]-[.$M118])))" office:value-type="float" office:value="120">
            <text:p>120</text:p>
          </table:table-cell>
          <table:table-cell table:formula="of:=[.V$5]/(1+EXP([.V$6]*([.V$7]-[.$M118])))" office:value-type="float" office:value="109.999999985506">
            <text:p>109.9999999855</text:p>
          </table:table-cell>
          <table:table-cell table:formula="of:=[.W$5]/(1+EXP([.W$6]*([.W$7]-[.$M118])))" office:value-type="float" office:value="90">
            <text:p>90</text:p>
          </table:table-cell>
          <table:table-cell table:formula="of:=[.X$5]/(1+EXP([.X$6]*([.X$7]-[.$M118])))" office:value-type="float" office:value="67.2411840543603">
            <text:p>67.2411840544</text:p>
          </table:table-cell>
          <table:table-cell table:formula="of:=[.Y$5]/(1+EXP([.Y$6]*([.Y$7]-([.$M118]/10))))" office:value-type="float" office:value="120">
            <text:p>120</text:p>
          </table:table-cell>
          <table:table-cell table:formula="of:=[.U118]-[.Y11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J119]-[.J$36])*24+[.K119]-[.K$36]" office:value-type="float" office:value="219">
            <text:p>219</text:p>
          </table:table-cell>
          <table:table-cell table:formula="of:=[.L119]/24" office:value-type="float" office:value="9.125">
            <text:p>9.125</text:p>
          </table:table-cell>
          <table:table-cell table:number-columns-repeated="7"/>
          <table:table-cell table:formula="of:=[.U$5]/(1+EXP([.U$6]*([.U$7]-[.$M119])))" office:value-type="float" office:value="120">
            <text:p>120</text:p>
          </table:table-cell>
          <table:table-cell table:formula="of:=[.V$5]/(1+EXP([.V$6]*([.V$7]-[.$M119])))" office:value-type="float" office:value="109.999999987209">
            <text:p>109.9999999872</text:p>
          </table:table-cell>
          <table:table-cell table:formula="of:=[.W$5]/(1+EXP([.W$6]*([.W$7]-[.$M119])))" office:value-type="float" office:value="90">
            <text:p>90</text:p>
          </table:table-cell>
          <table:table-cell table:formula="of:=[.X$5]/(1+EXP([.X$6]*([.X$7]-[.$M119])))" office:value-type="float" office:value="67.9423488180865">
            <text:p>67.9423488181</text:p>
          </table:table-cell>
          <table:table-cell table:formula="of:=[.Y$5]/(1+EXP([.Y$6]*([.Y$7]-([.$M119]/10))))" office:value-type="float" office:value="120">
            <text:p>120</text:p>
          </table:table-cell>
          <table:table-cell table:formula="of:=[.U119]-[.Y11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J120]-[.J$36])*24+[.K120]-[.K$36]" office:value-type="float" office:value="220">
            <text:p>220</text:p>
          </table:table-cell>
          <table:table-cell table:formula="of:=[.L120]/24" office:value-type="float" office:value="9.16666666666667">
            <text:p>9.1666666667</text:p>
          </table:table-cell>
          <table:table-cell table:number-columns-repeated="7"/>
          <table:table-cell table:formula="of:=[.U$5]/(1+EXP([.U$6]*([.U$7]-[.$M120])))" office:value-type="float" office:value="120">
            <text:p>120</text:p>
          </table:table-cell>
          <table:table-cell table:formula="of:=[.V$5]/(1+EXP([.V$6]*([.V$7]-[.$M120])))" office:value-type="float" office:value="109.999999988712">
            <text:p>109.9999999887</text:p>
          </table:table-cell>
          <table:table-cell table:formula="of:=[.W$5]/(1+EXP([.W$6]*([.W$7]-[.$M120])))" office:value-type="float" office:value="90">
            <text:p>90</text:p>
          </table:table-cell>
          <table:table-cell table:formula="of:=[.X$5]/(1+EXP([.X$6]*([.X$7]-[.$M120])))" office:value-type="float" office:value="68.6287774490488">
            <text:p>68.628777449</text:p>
          </table:table-cell>
          <table:table-cell table:formula="of:=[.Y$5]/(1+EXP([.Y$6]*([.Y$7]-([.$M120]/10))))" office:value-type="float" office:value="120">
            <text:p>120</text:p>
          </table:table-cell>
          <table:table-cell table:formula="of:=[.U120]-[.Y12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J121]-[.J$36])*24+[.K121]-[.K$36]" office:value-type="float" office:value="221">
            <text:p>221</text:p>
          </table:table-cell>
          <table:table-cell table:formula="of:=[.L121]/24" office:value-type="float" office:value="9.20833333333333">
            <text:p>9.2083333333</text:p>
          </table:table-cell>
          <table:table-cell table:number-columns-repeated="7"/>
          <table:table-cell table:formula="of:=[.U$5]/(1+EXP([.U$6]*([.U$7]-[.$M121])))" office:value-type="float" office:value="120">
            <text:p>120</text:p>
          </table:table-cell>
          <table:table-cell table:formula="of:=[.V$5]/(1+EXP([.V$6]*([.V$7]-[.$M121])))" office:value-type="float" office:value="109.999999990038">
            <text:p>109.99999999</text:p>
          </table:table-cell>
          <table:table-cell table:formula="of:=[.W$5]/(1+EXP([.W$6]*([.W$7]-[.$M121])))" office:value-type="float" office:value="90">
            <text:p>90</text:p>
          </table:table-cell>
          <table:table-cell table:formula="of:=[.X$5]/(1+EXP([.X$6]*([.X$7]-[.$M121])))" office:value-type="float" office:value="69.3003526866618">
            <text:p>69.3003526867</text:p>
          </table:table-cell>
          <table:table-cell table:formula="of:=[.Y$5]/(1+EXP([.Y$6]*([.Y$7]-([.$M121]/10))))" office:value-type="float" office:value="120">
            <text:p>120</text:p>
          </table:table-cell>
          <table:table-cell table:formula="of:=[.U121]-[.Y12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2"/>
          <table:table-cell office:value-type="float" office:value="10">
            <text:p>10</text:p>
          </table:table-cell>
          <table:table-cell office:value-type="string">
            <text:p># point supplémentaire</text:p>
          </table:table-cell>
          <table:table-cell table:number-columns-repeated="6"/>
          <table:table-cell table:formula="of:=[.U$5]/(1+EXP([.U$6]*([.U$7]-[.$M122])))" office:value-type="float" office:value="120">
            <text:p>120</text:p>
          </table:table-cell>
          <table:table-cell table:formula="of:=[.V$5]/(1+EXP([.V$6]*([.V$7]-[.$M122])))" office:value-type="float" office:value="109.999999999073">
            <text:p>109.9999999991</text:p>
          </table:table-cell>
          <table:table-cell table:formula="of:=[.W$5]/(1+EXP([.W$6]*([.W$7]-[.$M122])))" office:value-type="float" office:value="90">
            <text:p>90</text:p>
          </table:table-cell>
          <table:table-cell table:formula="of:=[.X$5]/(1+EXP([.X$6]*([.X$7]-[.$M122])))" office:value-type="float" office:value="79.2717370180094">
            <text:p>79.271737018</text:p>
          </table:table-cell>
          <table:table-cell table:formula="of:=[.Y$5]/(1+EXP([.Y$6]*([.Y$7]-([.$M122]/10))))" office:value-type="float" office:value="120">
            <text:p>120</text:p>
          </table:table-cell>
          <table:table-cell table:formula="of:=[.U122]-[.Y12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formula="of:=SUM([.Z11:.Z122])" office:value-type="float" office:value="35.9842141903996">
            <text:p>35.9842141904</text:p>
          </table:table-cell>
          <table:table-cell table:number-columns-repeated="997"/>
        </table:table-row>
      </table:table>
      <table:table table:name="moyennes" table:style-name="ta1">
        <table:shapes>
          <draw:frame draw:z-index="0" draw:style-name="gr1" svg:width="6.2988in" svg:height="3.5429in" svg:x="8.5102in" svg:y="1.4693in">
            <draw:object draw:notify-on-update-of-ranges="moyennes.M10:moyennes.M121 moyennes.B10:moyennes.B10 moyennes.B10:moyennes.B121 moyennes.M11:moyennes.M121 moyennes.A10:moyennes.A10 moyennes.A11:moyennes.A121 moyennes.M11:moyennes.M121 moyennes.G10:moyennes.G10 moyennes.G11:moyennes.G121 moyennes.M11:moyennes.M121 moyennes.F10:moyennes.F10 moyennes.F11:moyennes.F121 moyennes.M11:moyennes.M122 moyennes.U10:moyennes.U10 moyennes.U11:moyennes.U122 moyennes.M11:moyennes.M122 moyennes.V10:moyennes.V10 moyennes.V11:moyennes.V122 moyennes.M11:moyennes.M122 moyennes.W10:moyennes.W10 moyennes.W11:moyennes.W122 moyennes.M11:moyennes.M122 moyennes.X10:moyennes.X10 moyennes.X11:moyennes.X1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6"/>
        <table:table-column table:style-name="co9" table:number-columns-repeated="11" table:default-cell-style-name="Default"/>
        <table:table-column table:style-name="co8" table:default-cell-style-name="Default"/>
        <table:table-column table:style-name="co9" table:number-columns-repeated="998" table:default-cell-style-name="Default"/>
        <table:table-row table:style-name="ro1">
          <table:table-cell table:number-columns-repeated="11"/>
          <table:table-cell table:style-name="ce1" office:value-type="string">
            <text:p># ouverture estimée des sépales (le moins-le plus) et pétales vs. temps depuis CPV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>
            <text:p># i.e 2 dec 2011 à 17 h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" office:value-type="string" table:number-columns-spanned="7" table:number-rows-spanned="1">
            <text:p>Angles (degrés)</text:p>
          </table:table-cell>
          <table:covered-table-cell table:number-columns-repeated="6"/>
          <table:table-cell/>
          <table:table-cell table:style-name="ce1"/>
          <table:table-cell table:style-name="ce1" office:value-type="string" table:number-columns-spanned="5" table:number-rows-spanned="1">
            <text:p>Date après CPV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  <table:table-cell table:style-name="ce3" office:value-type="string" table:number-columns-spanned="5" table:number-rows-spanned="1">
            <text:p>Logistique f(x)=A/(1+exp(k(I-x)))</text:p>
          </table:table-cell>
          <table:covered-table-cell table:number-columns-repeated="4"/>
          <table:table-cell office:value-type="string">
            <text:p>changement</text:p>
          </table:table-cell>
          <table:table-cell table:number-columns-repeated="998"/>
        </table:table-row>
        <table:table-row table:style-name="ro1">
          <table:table-cell office:value-type="string">
            <text:p>début ouverture premier sépale avant 29/11/2011 (extrémité courbée)»</text:p>
          </table:table-cell>
          <table:table-cell table:number-columns-repeated="11"/>
          <table:table-cell table:style-name="Default"/>
          <table:table-cell table:number-columns-repeated="6"/>
          <table:table-cell table:style-name="ce4"/>
          <table:table-cell table:style-name="ce5" office:value-type="string">
            <text:p>S+</text:p>
          </table:table-cell>
          <table:table-cell table:style-name="ce5" office:value-type="string">
            <text:p>S-</text:p>
          </table:table-cell>
          <table:table-cell table:style-name="ce5" office:value-type="string">
            <text:p>P+</text:p>
          </table:table-cell>
          <table:table-cell table:style-name="ce5" office:value-type="string">
            <text:p>P-</text:p>
          </table:table-cell>
          <table:table-cell office:value-type="string">
            <text:p>de variable (x)</text:p>
          </table:table-cell>
          <table:table-cell table:number-columns-repeated="998"/>
        </table:table-row>
        <table:table-row table:style-name="ro1">
          <table:table-cell office:value-type="string">
            <text:p>ouverture atteint pétales le 2/12 12h</text:p>
          </table:table-cell>
          <table:table-cell table:number-columns-repeated="11"/>
          <table:table-cell table:style-name="Default"/>
          <table:table-cell table:number-columns-repeated="6"/>
          <table:table-cell table:style-name="ce4" office:value-type="string">
            <text:p>A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4" office:value-type="float" office:value="90">
            <text:p>90</text:p>
          </table:table-cell>
          <table:table-cell table:style-name="ce4" office:value-type="float" office:value="120">
            <text:p>120</text:p>
          </table:table-cell>
          <table:table-cell table:number-columns-repeated="998"/>
        </table:table-row>
        <table:table-row table:style-name="ro1">
          <table:table-cell office:value-type="string">
            <text:p>pétale visible 2/12 à 12h</text:p>
          </table:table-cell>
          <table:table-cell table:number-columns-repeated="11"/>
          <table:table-cell table:style-name="Default"/>
          <table:table-cell table:number-columns-repeated="6"/>
          <table:table-cell table:style-name="ce4" office:value-type="string">
            <text:p>k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00">
            <text:p>100</text:p>
          </table:table-cell>
          <table:table-cell table:number-columns-repeated="998"/>
        </table:table-row>
        <table:table-row table:style-name="ro1">
          <table:table-cell table:number-columns-repeated="12"/>
          <table:table-cell table:style-name="Default"/>
          <table:table-cell table:number-columns-repeated="6"/>
          <table:table-cell table:style-name="ce4" office:value-type="string">
            <text:p>I</text:p>
          </table:table-cell>
          <table:table-cell table:style-name="ce4" office:value-type="float" office:value="0.5">
            <text:p>0.5</text:p>
          </table:table-cell>
          <table:table-cell table:style-name="ce4" table:formula="of:=3.5/2" office:value-type="float" office:value="1.75">
            <text:p>1.75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.05">
            <text:p>0.05</text:p>
          </table:table-cell>
          <table:table-cell table:number-columns-repeated="998"/>
        </table:table-row>
        <table:table-row table:style-name="ro1"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% long du</text:p>
          </table:table-cell>
          <table:table-cell office:value-type="string">
            <text:p>% pet. du</text:p>
          </table:table-cell>
          <table:table-cell office:value-type="string">
            <text:p>Nb sép</text:p>
          </table:table-cell>
          <table:table-cell table:number-columns-repeated="2"/>
          <table:table-cell office:value-type="string">
            <text:p>Nb</text:p>
          </table:table-cell>
          <table:table-cell table:number-columns-repeated="3"/>
          <table:table-cell table:style-name="ce1" office:value-type="string" table:number-columns-spanned="2" table:number-rows-spanned="1">
            <text:p>Depuis le 2/12 à 12h</text:p>
          </table:table-cell>
          <table:covered-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S-</text:p>
          </table:table-cell>
          <table:table-cell table:style-name="ce2" office:value-type="string">
            <text:p><text:s/>S+</text:p>
          </table:table-cell>
          <table:table-cell table:style-name="ce2" office:value-type="string">
            <text:p><text:s/>+courbé</text:p>
          </table:table-cell>
          <table:table-cell table:style-name="ce2" office:value-type="string">
            <text:p>+ décollé</text:p>
          </table:table-cell>
          <table:table-cell table:style-name="ce2" office:value-type="string">
            <text:p>décollés</text:p>
          </table:table-cell>
          <table:table-cell table:style-name="ce2" office:value-type="string">
            <text:p>P-</text:p>
          </table:table-cell>
          <table:table-cell table:style-name="ce2" office:value-type="string">
            <text:p><text:s/>P+</text:p>
          </table:table-cell>
          <table:table-cell table:style-name="ce2" office:value-type="string">
            <text:p>ouv.</text:p>
          </table:table-cell>
          <table:table-cell table:style-name="ce2" office:value-type="string">
            <text:p>M</text:p>
          </table:table-cell>
          <table:table-cell table:style-name="ce2" office:value-type="string">
            <text:p>J</text:p>
          </table:table-cell>
          <table:table-cell table:style-name="ce2" office:value-type="string">
            <text:p>H</text:p>
          </table:table-cell>
          <table:table-cell table:style-name="ce2" office:value-type="string">
            <text:p>Hrs</text:p>
          </table:table-cell>
          <table:table-cell table:style-name="ce2" office:value-type="string">
            <text:p>Jrs</text:p>
          </table:table-cell>
          <table:table-cell/>
          <table:table-cell table:style-name="ce2" table:number-columns-repeated="6"/>
          <table:table-cell table:style-name="ce2" office:value-type="string">
            <text:p>Sigmo S+</text:p>
          </table:table-cell>
          <table:table-cell table:style-name="ce2" office:value-type="string">
            <text:p>Sigmo S-</text:p>
          </table:table-cell>
          <table:table-cell table:style-name="ce2" office:value-type="string">
            <text:p>Sigmo P+</text:p>
          </table:table-cell>
          <table:table-cell table:style-name="ce2" office:value-type="string">
            <text:p>Sigmo P-</text:p>
          </table:table-cell>
          <table:table-cell office:value-type="string">
            <text:p>S+ avec x/10</text:p>
          </table:table-cell>
          <table:table-cell table:style-name="ce2" office:value-type="string">
            <text:p>«S+ - S10+»</text:p>
          </table:table-cell>
          <table:table-cell table:style-name="ce2"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([.I11]-[.I$36])*30+([.J11]-[.J$36]))*24+([.K11]-[.K$36])" office:value-type="float" office:value="-72">
            <text:p>-72</text:p>
          </table:table-cell>
          <table:table-cell table:formula="of:=[.L11]/24" office:value-type="float" office:value="-3">
            <text:p>-3.000</text:p>
          </table:table-cell>
          <table:table-cell table:number-columns-repeated="7"/>
          <table:table-cell table:formula="of:=[.U$5]/(1+EXP([.U$6]*([.U$7]-[.$M11])))" office:value-type="float" office:value="0.0000000909907250659486">
            <text:p>0.000000091</text:p>
          </table:table-cell>
          <table:table-cell table:formula="of:=[.V$5]/(1+EXP([.V$6]*([.V$7]-[.$M11])))" office:value-type="float" office:value="0.0000712354278025419">
            <text:p>7.12354278025419E-005</text:p>
          </table:table-cell>
          <table:table-cell table:formula="of:=[.W$5]/(1+EXP([.W$6]*([.W$7]-[.$M11])))" office:value-type="float" office:value="0.000203429186811322">
            <text:p>0.0002034292</text:p>
          </table:table-cell>
          <table:table-cell table:formula="of:=[.X$5]/(1+EXP([.X$6]*([.X$7]-[.$M11])))" office:value-type="float" office:value="0.0273102327026027">
            <text:p>0.0273102327</text:p>
          </table:table-cell>
          <table:table-cell table:formula="of:=[.Y$5]/(1+EXP([.Y$6]*([.Y$7]-([.$M11]/10))))" office:value-type="float" office:value="0.0000000000000756614011217638">
            <text:p>7.56614011217638E-014</text:p>
          </table:table-cell>
          <table:table-cell table:formula="of:=[.U11]-[.Y11]" office:value-type="float" office:value="0.0000000909906494045475">
            <text:p>0.00000009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([.I12]-[.I$36])*30+([.J12]-[.J$36]))*24+([.K12]-[.K$36])" office:value-type="float" office:value="-71">
            <text:p>-71</text:p>
          </table:table-cell>
          <table:table-cell table:formula="of:=[.L12]/24" office:value-type="float" office:value="-2.95833333333333">
            <text:p>-2.958</text:p>
          </table:table-cell>
          <table:table-cell table:number-columns-repeated="7"/>
          <table:table-cell table:formula="of:=[.U$5]/(1+EXP([.U$6]*([.U$7]-[.$M12])))" office:value-type="float" office:value="0.000000116834403642362">
            <text:p>1.16834403642362E-007</text:p>
          </table:table-cell>
          <table:table-cell table:formula="of:=[.V$5]/(1+EXP([.V$6]*([.V$7]-[.$M12])))" office:value-type="float" office:value="0.0000807203078577947">
            <text:p>8.07203078577947E-005</text:p>
          </table:table-cell>
          <table:table-cell table:formula="of:=[.W$5]/(1+EXP([.W$6]*([.W$7]-[.$M12])))" office:value-type="float" office:value="0.000221107963503503">
            <text:p>0.000221108</text:p>
          </table:table-cell>
          <table:table-cell table:formula="of:=[.X$5]/(1+EXP([.X$6]*([.X$7]-[.$M12])))" office:value-type="float" office:value="0.0283534824673205">
            <text:p>0.0283534825</text:p>
          </table:table-cell>
          <table:table-cell table:formula="of:=[.Y$5]/(1+EXP([.Y$6]*([.Y$7]-([.$M12]/10))))" office:value-type="float" office:value="0.000000000000114770536971847">
            <text:p>1.14770536971847E-013</text:p>
          </table:table-cell>
          <table:table-cell table:formula="of:=[.U12]-[.Y12]" office:value-type="float" office:value="0.000000116834288871826">
            <text:p>1.16834288871826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([.I13]-[.I$36])*30+([.J13]-[.J$36]))*24+([.K13]-[.K$36])" office:value-type="float" office:value="-70">
            <text:p>-70</text:p>
          </table:table-cell>
          <table:table-cell table:formula="of:=[.L13]/24" office:value-type="float" office:value="-2.91666666666667">
            <text:p>-2.917</text:p>
          </table:table-cell>
          <table:table-cell table:number-columns-repeated="7"/>
          <table:table-cell table:formula="of:=[.U$5]/(1+EXP([.U$6]*([.U$7]-[.$M13])))" office:value-type="float" office:value="0.000000150018343778863">
            <text:p>0.00000015</text:p>
          </table:table-cell>
          <table:table-cell table:formula="of:=[.V$5]/(1+EXP([.V$6]*([.V$7]-[.$M13])))" office:value-type="float" office:value="0.0000914680830430547">
            <text:p>9.14680830430547E-005</text:p>
          </table:table-cell>
          <table:table-cell table:formula="of:=[.W$5]/(1+EXP([.W$6]*([.W$7]-[.$M13])))" office:value-type="float" office:value="0.000240323089603897">
            <text:p>0.0002403231</text:p>
          </table:table-cell>
          <table:table-cell table:formula="of:=[.X$5]/(1+EXP([.X$6]*([.X$7]-[.$M13])))" office:value-type="float" office:value="0.0294365712915916">
            <text:p>0.0294365713</text:p>
          </table:table-cell>
          <table:table-cell table:formula="of:=[.Y$5]/(1+EXP([.Y$6]*([.Y$7]-([.$M13]/10))))" office:value-type="float" office:value="0.00000000000017409505985235">
            <text:p>1.7409505985235E-013</text:p>
          </table:table-cell>
          <table:table-cell table:formula="of:=[.U13]-[.Y13]" office:value-type="float" office:value="0.000000150018169683803">
            <text:p>0.0000001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([.I14]-[.I$36])*30+([.J14]-[.J$36]))*24+([.K14]-[.K$36])" office:value-type="float" office:value="-69">
            <text:p>-69</text:p>
          </table:table-cell>
          <table:table-cell table:formula="of:=[.L14]/24" office:value-type="float" office:value="-2.875">
            <text:p>-2.875</text:p>
          </table:table-cell>
          <table:table-cell table:number-columns-repeated="7"/>
          <table:table-cell table:formula="of:=[.U$5]/(1+EXP([.U$6]*([.U$7]-[.$M14])))" office:value-type="float" office:value="0.000000192627366313063">
            <text:p>1.92627366313063E-007</text:p>
          </table:table-cell>
          <table:table-cell table:formula="of:=[.V$5]/(1+EXP([.V$6]*([.V$7]-[.$M14])))" office:value-type="float" office:value="0.000103646905329785">
            <text:p>0.0001036469</text:p>
          </table:table-cell>
          <table:table-cell table:formula="of:=[.W$5]/(1+EXP([.W$6]*([.W$7]-[.$M14])))" office:value-type="float" office:value="0.000261208078668999">
            <text:p>0.0002612081</text:p>
          </table:table-cell>
          <table:table-cell table:formula="of:=[.X$5]/(1+EXP([.X$6]*([.X$7]-[.$M14])))" office:value-type="float" office:value="0.0305610195128074">
            <text:p>0.0305610195</text:p>
          </table:table-cell>
          <table:table-cell table:formula="of:=[.Y$5]/(1+EXP([.Y$6]*([.Y$7]-([.$M14]/10))))" office:value-type="float" office:value="0.000000000000264084238557043">
            <text:p>2.64084238557043E-013</text:p>
          </table:table-cell>
          <table:table-cell table:formula="of:=[.U14]-[.Y14]" office:value-type="float" office:value="0.000000192627102228824">
            <text:p>1.92627102228824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([.I15]-[.I$36])*30+([.J15]-[.J$36]))*24+([.K15]-[.K$36])" office:value-type="float" office:value="-68">
            <text:p>-68</text:p>
          </table:table-cell>
          <table:table-cell table:formula="of:=[.L15]/24" office:value-type="float" office:value="-2.83333333333333">
            <text:p>-2.833</text:p>
          </table:table-cell>
          <table:table-cell table:number-columns-repeated="7"/>
          <table:table-cell table:formula="of:=[.U$5]/(1+EXP([.U$6]*([.U$7]-[.$M15])))" office:value-type="float" office:value="0.000000247338434182824">
            <text:p>2.47338434182824E-007</text:p>
          </table:table-cell>
          <table:table-cell table:formula="of:=[.V$5]/(1+EXP([.V$6]*([.V$7]-[.$M15])))" office:value-type="float" office:value="0.000117447315704856">
            <text:p>0.0001174473</text:p>
          </table:table-cell>
          <table:table-cell table:formula="of:=[.W$5]/(1+EXP([.W$6]*([.W$7]-[.$M15])))" office:value-type="float" office:value="0.00028390804686495">
            <text:p>0.000283908</text:p>
          </table:table-cell>
          <table:table-cell table:formula="of:=[.X$5]/(1+EXP([.X$6]*([.X$7]-[.$M15])))" office:value-type="float" office:value="0.0317284054084115">
            <text:p>0.0317284054</text:p>
          </table:table-cell>
          <table:table-cell table:formula="of:=[.Y$5]/(1+EXP([.Y$6]*([.Y$7]-([.$M15]/10))))" office:value-type="float" office:value="0.000000000000400588535443801">
            <text:p>4.00588535443801E-013</text:p>
          </table:table-cell>
          <table:table-cell table:formula="of:=[.U15]-[.Y15]" office:value-type="float" office:value="0.000000247338033594289">
            <text:p>2.47338033594289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([.I16]-[.I$36])*30+([.J16]-[.J$36]))*24+([.K16]-[.K$36])" office:value-type="float" office:value="-67">
            <text:p>-67</text:p>
          </table:table-cell>
          <table:table-cell table:formula="of:=[.L16]/24" office:value-type="float" office:value="-2.79166666666667">
            <text:p>-2.792</text:p>
          </table:table-cell>
          <table:table-cell table:number-columns-repeated="7"/>
          <table:table-cell table:formula="of:=[.U$5]/(1+EXP([.U$6]*([.U$7]-[.$M16])))" office:value-type="float" office:value="0.000000317588835828572">
            <text:p>3.17588835828572E-007</text:p>
          </table:table-cell>
          <table:table-cell table:formula="of:=[.V$5]/(1+EXP([.V$6]*([.V$7]-[.$M16])))" office:value-type="float" office:value="0.000133085225188016">
            <text:p>0.0001330852</text:p>
          </table:table-cell>
          <table:table-cell table:formula="of:=[.W$5]/(1+EXP([.W$6]*([.W$7]-[.$M16])))" office:value-type="float" office:value="0.000308580721234314">
            <text:p>0.0003085807</text:p>
          </table:table-cell>
          <table:table-cell table:formula="of:=[.X$5]/(1+EXP([.X$6]*([.X$7]-[.$M16])))" office:value-type="float" office:value="0.0329403673978404">
            <text:p>0.0329403674</text:p>
          </table:table-cell>
          <table:table-cell table:formula="of:=[.Y$5]/(1+EXP([.Y$6]*([.Y$7]-([.$M16]/10))))" office:value-type="float" office:value="0.000000000000607651466084546">
            <text:p>6.07651466084546E-013</text:p>
          </table:table-cell>
          <table:table-cell table:formula="of:=[.U16]-[.Y16]" office:value-type="float" office:value="0.000000317588228177106">
            <text:p>3.17588228177106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(([.I17]-[.I$36])*30+([.J17]-[.J$36]))*24+([.K17]-[.K$36])" office:value-type="float" office:value="-66">
            <text:p>-66</text:p>
          </table:table-cell>
          <table:table-cell table:formula="of:=[.L17]/24" office:value-type="float" office:value="-2.75">
            <text:p>-2.750</text:p>
          </table:table-cell>
          <table:table-cell table:number-columns-repeated="7"/>
          <table:table-cell table:formula="of:=[.U$5]/(1+EXP([.U$6]*([.U$7]-[.$M17])))" office:value-type="float" office:value="0.000000407792136953622">
            <text:p>4.07792136953622E-007</text:p>
          </table:table-cell>
          <table:table-cell table:formula="of:=[.V$5]/(1+EXP([.V$6]*([.V$7]-[.$M17])))" office:value-type="float" office:value="0.000150805292754363">
            <text:p>0.0001508053</text:p>
          </table:table-cell>
          <table:table-cell table:formula="of:=[.W$5]/(1+EXP([.W$6]*([.W$7]-[.$M17])))" office:value-type="float" office:value="0.00033539753557679">
            <text:p>0.0003353975</text:p>
          </table:table-cell>
          <table:table-cell table:formula="of:=[.X$5]/(1+EXP([.X$6]*([.X$7]-[.$M17])))" office:value-type="float" office:value="0.0341986063276678">
            <text:p>0.0341986063</text:p>
          </table:table-cell>
          <table:table-cell table:formula="of:=[.Y$5]/(1+EXP([.Y$6]*([.Y$7]-([.$M17]/10))))" office:value-type="float" office:value="0.000000000000921744562224244">
            <text:p>9.21744562224244E-013</text:p>
          </table:table-cell>
          <table:table-cell table:formula="of:=[.U17]-[.Y17]" office:value-type="float" office:value="0.00000040779121520906">
            <text:p>4.0779121520906E-00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(([.I18]-[.I$36])*30+([.J18]-[.J$36]))*24+([.K18]-[.K$36])" office:value-type="float" office:value="-50">
            <text:p>-50</text:p>
          </table:table-cell>
          <table:table-cell table:formula="of:=[.L18]/24" office:value-type="float" office:value="-2.08333333333333">
            <text:p>-2.083</text:p>
          </table:table-cell>
          <table:table-cell table:number-columns-repeated="7"/>
          <table:table-cell table:formula="of:=[.U$5]/(1+EXP([.U$6]*([.U$7]-[.$M18])))" office:value-type="float" office:value="0.00002226469222042">
            <text:p>2.226469222042E-005</text:p>
          </table:table-cell>
          <table:table-cell table:formula="of:=[.V$5]/(1+EXP([.V$6]*([.V$7]-[.$M18])))" office:value-type="float" office:value="0.00111429900789613">
            <text:p>0.001114299</text:p>
          </table:table-cell>
          <table:table-cell table:formula="of:=[.W$5]/(1+EXP([.W$6]*([.W$7]-[.$M18])))" office:value-type="float" office:value="0.00127237361600132">
            <text:p>0.0012723736</text:p>
          </table:table-cell>
          <table:table-cell table:formula="of:=[.X$5]/(1+EXP([.X$6]*([.X$7]-[.$M18])))" office:value-type="float" office:value="0.0622944632190887">
            <text:p>0.0622944632</text:p>
          </table:table-cell>
          <table:table-cell table:formula="of:=[.Y$5]/(1+EXP([.Y$6]*([.Y$7]-([.$M18]/10))))" office:value-type="float" office:value="0.000000000724281062822855">
            <text:p>7.24281062822855E-010</text:p>
          </table:table-cell>
          <table:table-cell table:formula="of:=[.U18]-[.Y18]" office:value-type="float" office:value="0.0000222639679393572">
            <text:p>0.000022264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([.I19]-[.I$36])*30+([.J19]-[.J$36]))*24+([.K19]-[.K$36])" office:value-type="float" office:value="-49">
            <text:p>-49</text:p>
          </table:table-cell>
          <table:table-cell table:formula="of:=[.L19]/24" office:value-type="float" office:value="-2.04166666666667">
            <text:p>-2.042</text:p>
          </table:table-cell>
          <table:table-cell table:number-columns-repeated="7"/>
          <table:table-cell table:formula="of:=[.U$5]/(1+EXP([.U$6]*([.U$7]-[.$M19])))" office:value-type="float" office:value="0.0000285884291992012">
            <text:p>2.85884291992012E-005</text:p>
          </table:table-cell>
          <table:table-cell table:formula="of:=[.V$5]/(1+EXP([.V$6]*([.V$7]-[.$M19])))" office:value-type="float" office:value="0.00126266449397884">
            <text:p>0.0012626645</text:p>
          </table:table-cell>
          <table:table-cell table:formula="of:=[.W$5]/(1+EXP([.W$6]*([.W$7]-[.$M19])))" office:value-type="float" office:value="0.00138294633664149">
            <text:p>0.0013829463</text:p>
          </table:table-cell>
          <table:table-cell table:formula="of:=[.X$5]/(1+EXP([.X$6]*([.X$7]-[.$M19])))" office:value-type="float" office:value="0.0646731485358951">
            <text:p>0.0646731485</text:p>
          </table:table-cell>
          <table:table-cell table:formula="of:=[.Y$5]/(1+EXP([.Y$6]*([.Y$7]-([.$M19]/10))))" office:value-type="float" office:value="0.00000000109865962387722">
            <text:p>1.09865962387722E-009</text:p>
          </table:table-cell>
          <table:table-cell table:formula="of:=[.U19]-[.Y19]" office:value-type="float" office:value="0.0000285873305395773">
            <text:p>2.85873305395773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([.I20]-[.I$36])*30+([.J20]-[.J$36]))*24+([.K20]-[.K$36])" office:value-type="float" office:value="-48">
            <text:p>-48</text:p>
          </table:table-cell>
          <table:table-cell table:formula="of:=[.L20]/24" office:value-type="float" office:value="-2">
            <text:p>-2.000</text:p>
          </table:table-cell>
          <table:table-cell table:number-columns-repeated="7"/>
          <table:table-cell table:formula="of:=[.U$5]/(1+EXP([.U$6]*([.U$7]-[.$M20])))" office:value-type="float" office:value="0.000036708267231075">
            <text:p>3.6708267231075E-005</text:p>
          </table:table-cell>
          <table:table-cell table:formula="of:=[.V$5]/(1+EXP([.V$6]*([.V$7]-[.$M20])))" office:value-type="float" office:value="0.00143078413131236">
            <text:p>0.0014307841</text:p>
          </table:table-cell>
          <table:table-cell table:formula="of:=[.W$5]/(1+EXP([.W$6]*([.W$7]-[.$M20])))" office:value-type="float" office:value="0.00150312796632857">
            <text:p>0.001503128</text:p>
          </table:table-cell>
          <table:table-cell table:formula="of:=[.X$5]/(1+EXP([.X$6]*([.X$7]-[.$M20])))" office:value-type="float" office:value="0.0671425950453027">
            <text:p>0.067142595</text:p>
          </table:table-cell>
          <table:table-cell table:formula="of:=[.Y$5]/(1+EXP([.Y$6]*([.Y$7]-([.$M20]/10))))" office:value-type="float" office:value="0.00000000166655326377254">
            <text:p>1.66655326377254E-009</text:p>
          </table:table-cell>
          <table:table-cell table:formula="of:=[.U20]-[.Y20]" office:value-type="float" office:value="0.0000367066006778112">
            <text:p>3.67066006778112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([.I21]-[.I$36])*30+([.J21]-[.J$36]))*24+([.K21]-[.K$36])" office:value-type="float" office:value="-47">
            <text:p>-47</text:p>
          </table:table-cell>
          <table:table-cell table:formula="of:=[.L21]/24" office:value-type="float" office:value="-1.95833333333333">
            <text:p>-1.958</text:p>
          </table:table-cell>
          <table:table-cell table:number-columns-repeated="7"/>
          <table:table-cell table:formula="of:=[.U$5]/(1+EXP([.U$6]*([.U$7]-[.$M21])))" office:value-type="float" office:value="0.0000471343440320454">
            <text:p>4.71343440320454E-005</text:p>
          </table:table-cell>
          <table:table-cell table:formula="of:=[.V$5]/(1+EXP([.V$6]*([.V$7]-[.$M21])))" office:value-type="float" office:value="0.00162128801719444">
            <text:p>0.001621288</text:p>
          </table:table-cell>
          <table:table-cell table:formula="of:=[.W$5]/(1+EXP([.W$6]*([.W$7]-[.$M21])))" office:value-type="float" office:value="0.00163375350228667">
            <text:p>0.0016337535</text:p>
          </table:table-cell>
          <table:table-cell table:formula="of:=[.X$5]/(1+EXP([.X$6]*([.X$7]-[.$M21])))" office:value-type="float" office:value="0.0697062605573307">
            <text:p>0.0697062606</text:p>
          </table:table-cell>
          <table:table-cell table:formula="of:=[.Y$5]/(1+EXP([.Y$6]*([.Y$7]-([.$M21]/10))))" office:value-type="float" office:value="0.00000000252798930680873">
            <text:p>2.52798930680873E-009</text:p>
          </table:table-cell>
          <table:table-cell table:formula="of:=[.U21]-[.Y21]" office:value-type="float" office:value="0.0000471318160427386">
            <text:p>4.71318160427386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([.I22]-[.I$36])*30+([.J22]-[.J$36]))*24+([.K22]-[.K$36])" office:value-type="float" office:value="-46">
            <text:p>-46</text:p>
          </table:table-cell>
          <table:table-cell table:formula="of:=[.L22]/24" office:value-type="float" office:value="-1.91666666666667">
            <text:p>-1.917</text:p>
          </table:table-cell>
          <table:table-cell table:number-columns-repeated="7"/>
          <table:table-cell table:formula="of:=[.U$5]/(1+EXP([.U$6]*([.U$7]-[.$M22])))" office:value-type="float" office:value="0.0000605216889841741">
            <text:p>6.05216889841741E-005</text:p>
          </table:table-cell>
          <table:table-cell table:formula="of:=[.V$5]/(1+EXP([.V$6]*([.V$7]-[.$M22])))" office:value-type="float" office:value="0.00183715640329047">
            <text:p>0.0018371564</text:p>
          </table:table-cell>
          <table:table-cell table:formula="of:=[.W$5]/(1+EXP([.W$6]*([.W$7]-[.$M22])))" office:value-type="float" office:value="0.0017757304962454">
            <text:p>0.0017757305</text:p>
          </table:table-cell>
          <table:table-cell table:formula="of:=[.X$5]/(1+EXP([.X$6]*([.X$7]-[.$M22])))" office:value-type="float" office:value="0.0723677342066312">
            <text:p>0.0723677342</text:p>
          </table:table-cell>
          <table:table-cell table:formula="of:=[.Y$5]/(1+EXP([.Y$6]*([.Y$7]-([.$M22]/10))))" office:value-type="float" office:value="0.00000000383469888076006">
            <text:p>3.83469888076006E-009</text:p>
          </table:table-cell>
          <table:table-cell table:formula="of:=[.U22]-[.Y22]" office:value-type="float" office:value="0.0000605178542852933">
            <text:p>6.05178542852933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([.I23]-[.I$36])*30+([.J23]-[.J$36]))*24+([.K23]-[.K$36])" office:value-type="float" office:value="-45">
            <text:p>-45</text:p>
          </table:table-cell>
          <table:table-cell table:formula="of:=[.L23]/24" office:value-type="float" office:value="-1.875">
            <text:p>-1.875</text:p>
          </table:table-cell>
          <table:table-cell table:number-columns-repeated="7"/>
          <table:table-cell table:formula="of:=[.U$5]/(1+EXP([.U$6]*([.U$7]-[.$M23])))" office:value-type="float" office:value="0.0000777113757845912">
            <text:p>7.77113757845912E-005</text:p>
          </table:table-cell>
          <table:table-cell table:formula="of:=[.V$5]/(1+EXP([.V$6]*([.V$7]-[.$M23])))" office:value-type="float" office:value="0.00208176630706411">
            <text:p>0.0020817663</text:p>
          </table:table-cell>
          <table:table-cell table:formula="of:=[.W$5]/(1+EXP([.W$6]*([.W$7]-[.$M23])))" office:value-type="float" office:value="0.00193004535788226">
            <text:p>0.0019300454</text:p>
          </table:table-cell>
          <table:table-cell table:formula="of:=[.X$5]/(1+EXP([.X$6]*([.X$7]-[.$M23])))" office:value-type="float" office:value="0.0751307414081212">
            <text:p>0.0751307414</text:p>
          </table:table-cell>
          <table:table-cell table:formula="of:=[.Y$5]/(1+EXP([.Y$6]*([.Y$7]-([.$M23]/10))))" office:value-type="float" office:value="0.00000000581684244724234">
            <text:p>5.81684244724234E-009</text:p>
          </table:table-cell>
          <table:table-cell table:formula="of:=[.U23]-[.Y23]" office:value-type="float" office:value="0.000077705558942144">
            <text:p>7.7705558942144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([.I24]-[.I$36])*30+([.J24]-[.J$36]))*24+([.K24]-[.K$36])" office:value-type="float" office:value="-44">
            <text:p>-44</text:p>
          </table:table-cell>
          <table:table-cell table:formula="of:=[.L24]/24" office:value-type="float" office:value="-1.83333333333333">
            <text:p>-1.833</text:p>
          </table:table-cell>
          <table:table-cell table:number-columns-repeated="7"/>
          <table:table-cell table:formula="of:=[.U$5]/(1+EXP([.U$6]*([.U$7]-[.$M24])))" office:value-type="float" office:value="0.000099783363319696">
            <text:p>9.9783363319696E-005</text:p>
          </table:table-cell>
          <table:table-cell table:formula="of:=[.V$5]/(1+EXP([.V$6]*([.V$7]-[.$M24])))" office:value-type="float" office:value="0.00235894432630053">
            <text:p>0.0023589443</text:p>
          </table:table-cell>
          <table:table-cell table:formula="of:=[.W$5]/(1+EXP([.W$6]*([.W$7]-[.$M24])))" office:value-type="float" office:value="0.00209777020572643">
            <text:p>0.0020977702</text:p>
          </table:table-cell>
          <table:table-cell table:formula="of:=[.X$5]/(1+EXP([.X$6]*([.X$7]-[.$M24])))" office:value-type="float" office:value="0.0779991489971278">
            <text:p>0.077999149</text:p>
          </table:table-cell>
          <table:table-cell table:formula="of:=[.Y$5]/(1+EXP([.Y$6]*([.Y$7]-([.$M24]/10))))" office:value-type="float" office:value="0.00000000882354967309581">
            <text:p>8.82354967309581E-009</text:p>
          </table:table-cell>
          <table:table-cell table:formula="of:=[.U24]-[.Y24]" office:value-type="float" office:value="0.0000997745397700229">
            <text:p>9.97745397700229E-005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([.I25]-[.I$36])*30+([.J25]-[.J$36]))*24+([.K25]-[.K$36])" office:value-type="float" office:value="-43">
            <text:p>-43</text:p>
          </table:table-cell>
          <table:table-cell table:formula="of:=[.L25]/24" office:value-type="float" office:value="-1.79166666666667">
            <text:p>-1.792</text:p>
          </table:table-cell>
          <table:table-cell table:number-columns-repeated="7"/>
          <table:table-cell table:formula="of:=[.U$5]/(1+EXP([.U$6]*([.U$7]-[.$M25])))" office:value-type="float" office:value="0.000128124344405297">
            <text:p>0.0001281243</text:p>
          </table:table-cell>
          <table:table-cell table:formula="of:=[.V$5]/(1+EXP([.V$6]*([.V$7]-[.$M25])))" office:value-type="float" office:value="0.00267302648176076">
            <text:p>0.0026730265</text:p>
          </table:table-cell>
          <table:table-cell table:formula="of:=[.W$5]/(1+EXP([.W$6]*([.W$7]-[.$M25])))" office:value-type="float" office:value="0.00228007031304022">
            <text:p>0.0022800703</text:p>
          </table:table-cell>
          <table:table-cell table:formula="of:=[.X$5]/(1+EXP([.X$6]*([.X$7]-[.$M25])))" office:value-type="float" office:value="0.0809769705607215">
            <text:p>0.0809769706</text:p>
          </table:table-cell>
          <table:table-cell table:formula="of:=[.Y$5]/(1+EXP([.Y$6]*([.Y$7]-([.$M25]/10))))" office:value-type="float" office:value="0.0000000133844142313826">
            <text:p>1.33844142313826E-008</text:p>
          </table:table-cell>
          <table:table-cell table:formula="of:=[.U25]-[.Y25]" office:value-type="float" office:value="0.000128110959991066">
            <text:p>0.00012811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([.J26]-[.J$36])*24+[.K26]-[.K$36]" office:value-type="float" office:value="-26">
            <text:p>-26</text:p>
          </table:table-cell>
          <table:table-cell table:formula="of:=[.L26]/24" office:value-type="float" office:value="-1.08333333333333">
            <text:p>-1.083</text:p>
          </table:table-cell>
          <table:table-cell table:number-columns-repeated="7"/>
          <table:table-cell table:formula="of:=[.U$5]/(1+EXP([.U$6]*([.U$7]-[.$M26])))" office:value-type="float" office:value="0.00898154730127335">
            <text:p>0.0089815473</text:p>
          </table:table-cell>
          <table:table-cell table:formula="of:=[.V$5]/(1+EXP([.V$6]*([.V$7]-[.$M26])))" office:value-type="float" office:value="0.0223769675860727">
            <text:p>0.0223769676</text:p>
          </table:table-cell>
          <table:table-cell table:formula="of:=[.W$5]/(1+EXP([.W$6]*([.W$7]-[.$M26])))" office:value-type="float" office:value="0.00940079089928084">
            <text:p>0.0094007909</text:p>
          </table:table-cell>
          <table:table-cell table:formula="of:=[.X$5]/(1+EXP([.X$6]*([.X$7]-[.$M26])))" office:value-type="float" office:value="0.153065017029176">
            <text:p>0.153065017</text:p>
          </table:table-cell>
          <table:table-cell table:formula="of:=[.Y$5]/(1+EXP([.Y$6]*([.Y$7]-([.$M26]/10))))" office:value-type="float" office:value="0.0000159533499352785">
            <text:p>1.59533499352785E-005</text:p>
          </table:table-cell>
          <table:table-cell table:formula="of:=[.U26]-[.Y26]" office:value-type="float" office:value="0.00896559395133807">
            <text:p>0.008965594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J27]-[.J$36])*24+[.K27]-[.K$36]" office:value-type="float" office:value="-25">
            <text:p>-25</text:p>
          </table:table-cell>
          <table:table-cell table:formula="of:=[.L27]/24" office:value-type="float" office:value="-1.04166666666667">
            <text:p>-1.042</text:p>
          </table:table-cell>
          <table:table-cell table:number-columns-repeated="7"/>
          <table:table-cell table:formula="of:=[.U$5]/(1+EXP([.U$6]*([.U$7]-[.$M27])))" office:value-type="float" office:value="0.0115322898599369">
            <text:p>0.0115322899</text:p>
          </table:table-cell>
          <table:table-cell table:formula="of:=[.V$5]/(1+EXP([.V$6]*([.V$7]-[.$M27])))" office:value-type="float" office:value="0.0253557394192454">
            <text:p>0.0253557394</text:p>
          </table:table-cell>
          <table:table-cell table:formula="of:=[.W$5]/(1+EXP([.W$6]*([.W$7]-[.$M27])))" office:value-type="float" office:value="0.0102176649472083">
            <text:p>0.0102176649</text:p>
          </table:table-cell>
          <table:table-cell table:formula="of:=[.X$5]/(1+EXP([.X$6]*([.X$7]-[.$M27])))" office:value-type="float" office:value="0.158903610185434">
            <text:p>0.1589036102</text:p>
          </table:table-cell>
          <table:table-cell table:formula="of:=[.Y$5]/(1+EXP([.Y$6]*([.Y$7]-([.$M27]/10))))" office:value-type="float" office:value="0.0000241995837455217">
            <text:p>2.41995837455217E-005</text:p>
          </table:table-cell>
          <table:table-cell table:formula="of:=[.U27]-[.Y27]" office:value-type="float" office:value="0.0115080902761914">
            <text:p>0.0115080903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([.J28]-[.J$36])*24+[.K28]-[.K$36]" office:value-type="float" office:value="-24">
            <text:p>-24</text:p>
          </table:table-cell>
          <table:table-cell table:formula="of:=[.L28]/24" office:value-type="float" office:value="-1">
            <text:p>-1.000</text:p>
          </table:table-cell>
          <table:table-cell table:number-columns-repeated="7"/>
          <table:table-cell table:formula="of:=[.U$5]/(1+EXP([.U$6]*([.U$7]-[.$M28])))" office:value-type="float" office:value="0.0148073491183478">
            <text:p>0.0148073491</text:p>
          </table:table-cell>
          <table:table-cell table:formula="of:=[.V$5]/(1+EXP([.V$6]*([.V$7]-[.$M28])))" office:value-type="float" office:value="0.0287309351005291">
            <text:p>0.0287309351</text:p>
          </table:table-cell>
          <table:table-cell table:formula="of:=[.W$5]/(1+EXP([.W$6]*([.W$7]-[.$M28])))" office:value-type="float" office:value="0.0111055118387609">
            <text:p>0.0111055118</text:p>
          </table:table-cell>
          <table:table-cell table:formula="of:=[.X$5]/(1+EXP([.X$6]*([.X$7]-[.$M28])))" office:value-type="float" office:value="0.164964504824352">
            <text:p>0.1649645048</text:p>
          </table:table-cell>
          <table:table-cell table:formula="of:=[.Y$5]/(1+EXP([.Y$6]*([.Y$7]-([.$M28]/10))))" office:value-type="float" office:value="0.0000367082672310749">
            <text:p>3.67082672310749E-005</text:p>
          </table:table-cell>
          <table:table-cell table:formula="of:=[.U28]-[.Y28]" office:value-type="float" office:value="0.0147706408511167">
            <text:p>0.0147706409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[.J29]-[.J$36])*24+[.K29]-[.K$36]" office:value-type="float" office:value="-23">
            <text:p>-23</text:p>
          </table:table-cell>
          <table:table-cell table:formula="of:=[.L29]/24" office:value-type="float" office:value="-0.958333333333333">
            <text:p>-0.958</text:p>
          </table:table-cell>
          <table:table-cell table:number-columns-repeated="7"/>
          <table:table-cell table:formula="of:=[.U$5]/(1+EXP([.U$6]*([.U$7]-[.$M29])))" office:value-type="float" office:value="0.0190123462923031">
            <text:p>0.0190123463</text:p>
          </table:table-cell>
          <table:table-cell table:formula="of:=[.V$5]/(1+EXP([.V$6]*([.V$7]-[.$M29])))" office:value-type="float" office:value="0.0325552824864385">
            <text:p>0.0325552825</text:p>
          </table:table-cell>
          <table:table-cell table:formula="of:=[.W$5]/(1+EXP([.W$6]*([.W$7]-[.$M29])))" office:value-type="float" office:value="0.0120704963517282">
            <text:p>0.0120704964</text:p>
          </table:table-cell>
          <table:table-cell table:formula="of:=[.X$5]/(1+EXP([.X$6]*([.X$7]-[.$M29])))" office:value-type="float" office:value="0.171256133177635">
            <text:p>0.1712561332</text:p>
          </table:table-cell>
          <table:table-cell table:formula="of:=[.Y$5]/(1+EXP([.Y$6]*([.Y$7]-([.$M29]/10))))" office:value-type="float" office:value="0.0000556826441592469">
            <text:p>5.56826441592469E-005</text:p>
          </table:table-cell>
          <table:table-cell table:formula="of:=[.U29]-[.Y29]" office:value-type="float" office:value="0.0189566636481439">
            <text:p>0.0189566636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([.J30]-[.J$36])*24+[.K30]-[.K$36]" office:value-type="float" office:value="-22">
            <text:p>-22</text:p>
          </table:table-cell>
          <table:table-cell table:formula="of:=[.L30]/24" office:value-type="float" office:value="-0.916666666666667">
            <text:p>-0.917</text:p>
          </table:table-cell>
          <table:table-cell table:number-columns-repeated="7"/>
          <table:table-cell table:formula="of:=[.U$5]/(1+EXP([.U$6]*([.U$7]-[.$M30])))" office:value-type="float" office:value="0.0244112373666248">
            <text:p>0.0244112374</text:p>
          </table:table-cell>
          <table:table-cell table:formula="of:=[.V$5]/(1+EXP([.V$6]*([.V$7]-[.$M30])))" office:value-type="float" office:value="0.0368885143513126">
            <text:p>0.0368885144</text:p>
          </table:table-cell>
          <table:table-cell table:formula="of:=[.W$5]/(1+EXP([.W$6]*([.W$7]-[.$M30])))" office:value-type="float" office:value="0.0131193184551219">
            <text:p>0.0131193185</text:p>
          </table:table-cell>
          <table:table-cell table:formula="of:=[.X$5]/(1+EXP([.X$6]*([.X$7]-[.$M30])))" office:value-type="float" office:value="0.177787244853982">
            <text:p>0.1777872449</text:p>
          </table:table-cell>
          <table:table-cell table:formula="of:=[.Y$5]/(1+EXP([.Y$6]*([.Y$7]-([.$M30]/10))))" office:value-type="float" office:value="0.0000844648042805764">
            <text:p>8.44648042805764E-005</text:p>
          </table:table-cell>
          <table:table-cell table:formula="of:=[.U30]-[.Y30]" office:value-type="float" office:value="0.0243267725623442">
            <text:p>0.0243267726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([.J31]-[.J$36])*24+[.K31]-[.K$36]" office:value-type="float" office:value="-21">
            <text:p>-21</text:p>
          </table:table-cell>
          <table:table-cell table:formula="of:=[.L31]/24" office:value-type="float" office:value="-0.875">
            <text:p>-0.875</text:p>
          </table:table-cell>
          <table:table-cell table:number-columns-repeated="7"/>
          <table:table-cell table:formula="of:=[.U$5]/(1+EXP([.U$6]*([.U$7]-[.$M31])))" office:value-type="float" office:value="0.0313428382914863">
            <text:p>0.0313428383</text:p>
          </table:table-cell>
          <table:table-cell table:formula="of:=[.V$5]/(1+EXP([.V$6]*([.V$7]-[.$M31])))" office:value-type="float" office:value="0.0417982966227051">
            <text:p>0.0417982966</text:p>
          </table:table-cell>
          <table:table-cell table:formula="of:=[.W$5]/(1+EXP([.W$6]*([.W$7]-[.$M31])))" office:value-type="float" office:value="0.0142592597192273">
            <text:p>0.0142592597</text:p>
          </table:table-cell>
          <table:table-cell table:formula="of:=[.X$5]/(1+EXP([.X$6]*([.X$7]-[.$M31])))" office:value-type="float" office:value="0.184566918592564">
            <text:p>0.1845669186</text:p>
          </table:table-cell>
          <table:table-cell table:formula="of:=[.Y$5]/(1+EXP([.Y$6]*([.Y$7]-([.$M31]/10))))" office:value-type="float" office:value="0.000128124344405297">
            <text:p>0.0001281243</text:p>
          </table:table-cell>
          <table:table-cell table:formula="of:=[.U31]-[.Y31]" office:value-type="float" office:value="0.031214713947081">
            <text:p>0.0312147139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([.J32]-[.J$36])*24+[.K32]-[.K$36]" office:value-type="float" office:value="-20">
            <text:p>-20</text:p>
          </table:table-cell>
          <table:table-cell table:formula="of:=[.L32]/24" office:value-type="float" office:value="-0.833333333333333">
            <text:p>-0.833</text:p>
          </table:table-cell>
          <table:table-cell table:number-columns-repeated="7"/>
          <table:table-cell table:formula="of:=[.U$5]/(1+EXP([.U$6]*([.U$7]-[.$M32])))" office:value-type="float" office:value="0.0402420156559774">
            <text:p>0.0402420157</text:p>
          </table:table-cell>
          <table:table-cell table:formula="of:=[.V$5]/(1+EXP([.V$6]*([.V$7]-[.$M32])))" office:value-type="float" office:value="0.0473612789457076">
            <text:p>0.0473612789</text:p>
          </table:table-cell>
          <table:table-cell table:formula="of:=[.W$5]/(1+EXP([.W$6]*([.W$7]-[.$M32])))" office:value-type="float" office:value="0.0154982337407123">
            <text:p>0.0154982337</text:p>
          </table:table-cell>
          <table:table-cell table:formula="of:=[.X$5]/(1+EXP([.X$6]*([.X$7]-[.$M32])))" office:value-type="float" office:value="0.191604574436777">
            <text:p>0.1916045744</text:p>
          </table:table-cell>
          <table:table-cell table:formula="of:=[.Y$5]/(1+EXP([.Y$6]*([.Y$7]-([.$M32]/10))))" office:value-type="float" office:value="0.00019435130030677">
            <text:p>0.0001943513</text:p>
          </table:table-cell>
          <table:table-cell table:formula="of:=[.U32]-[.Y32]" office:value-type="float" office:value="0.0400476643556706">
            <text:p>0.0400476644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([.J33]-[.J$36])*24+[.K33]-[.K$36]" office:value-type="float" office:value="-19">
            <text:p>-19</text:p>
          </table:table-cell>
          <table:table-cell table:formula="of:=[.L33]/24" office:value-type="float" office:value="-0.791666666666667">
            <text:p>-0.792</text:p>
          </table:table-cell>
          <table:table-cell table:number-columns-repeated="7"/>
          <table:table-cell table:formula="of:=[.U$5]/(1+EXP([.U$6]*([.U$7]-[.$M33])))" office:value-type="float" office:value="0.0516668497589538">
            <text:p>0.0516668498</text:p>
          </table:table-cell>
          <table:table-cell table:formula="of:=[.V$5]/(1+EXP([.V$6]*([.V$7]-[.$M33])))" office:value-type="float" office:value="0.0536642835060492">
            <text:p>0.0536642835</text:p>
          </table:table-cell>
          <table:table-cell table:formula="of:=[.W$5]/(1+EXP([.W$6]*([.W$7]-[.$M33])))" office:value-type="float" office:value="0.0168448409284268">
            <text:p>0.0168448409</text:p>
          </table:table-cell>
          <table:table-cell table:formula="of:=[.X$5]/(1+EXP([.X$6]*([.X$7]-[.$M33])))" office:value-type="float" office:value="0.198909986342119">
            <text:p>0.1989099863</text:p>
          </table:table-cell>
          <table:table-cell table:formula="of:=[.Y$5]/(1+EXP([.Y$6]*([.Y$7]-([.$M33]/10))))" office:value-type="float" office:value="0.000294810618004672">
            <text:p>0.0002948106</text:p>
          </table:table-cell>
          <table:table-cell table:formula="of:=[.U33]-[.Y33]" office:value-type="float" office:value="0.0513720391409492">
            <text:p>0.051372039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([.J34]-[.J$36])*24+[.K34]-[.K$36]" office:value-type="float" office:value="-2">
            <text:p>-2</text:p>
          </table:table-cell>
          <table:table-cell table:formula="of:=[.L34]/24" office:value-type="float" office:value="-0.0833333333333333">
            <text:p>-0.083</text:p>
          </table:table-cell>
          <table:table-cell table:number-columns-repeated="7"/>
          <table:table-cell table:formula="of:=[.U$5]/(1+EXP([.U$6]*([.U$7]-[.$M34])))" office:value-type="float" office:value="3.51746769016276">
            <text:p>3.5174676902</text:p>
          </table:table-cell>
          <table:table-cell table:formula="of:=[.V$5]/(1+EXP([.V$6]*([.V$7]-[.$M34])))" office:value-type="float" office:value="0.447715148748574">
            <text:p>0.4477151487</text:p>
          </table:table-cell>
          <table:table-cell table:formula="of:=[.W$5]/(1+EXP([.W$6]*([.W$7]-[.$M34])))" office:value-type="float" office:value="0.0694166456058449">
            <text:p>0.0694166456</text:p>
          </table:table-cell>
          <table:table-cell table:formula="of:=[.X$5]/(1+EXP([.X$6]*([.X$7]-[.$M34])))" office:value-type="float" office:value="0.375546941980466">
            <text:p>0.375546942</text:p>
          </table:table-cell>
          <table:table-cell table:formula="of:=[.Y$5]/(1+EXP([.Y$6]*([.Y$7]-([.$M34]/10))))" office:value-type="float" office:value="0.350369975087062">
            <text:p>0.3503699751</text:p>
          </table:table-cell>
          <table:table-cell table:formula="of:=[.U34]-[.Y34]" office:value-type="float" office:value="3.1670977150757">
            <text:p>3.1670977151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J35]-[.J$36])*24+[.K35]-[.K$36]" office:value-type="float" office:value="-1">
            <text:p>-1</text:p>
          </table:table-cell>
          <table:table-cell table:formula="of:=[.L35]/24" office:value-type="float" office:value="-0.0416666666666667">
            <text:p>-0.042</text:p>
          </table:table-cell>
          <table:table-cell table:number-columns-repeated="7"/>
          <table:table-cell table:formula="of:=[.U$5]/(1+EXP([.U$6]*([.U$7]-[.$M35])))" office:value-type="float" office:value="4.47922648129554">
            <text:p>4.4792264813</text:p>
          </table:table-cell>
          <table:table-cell table:formula="of:=[.V$5]/(1+EXP([.V$6]*([.V$7]-[.$M35])))" office:value-type="float" office:value="0.507052939731163">
            <text:p>0.5070529397</text:p>
          </table:table-cell>
          <table:table-cell table:formula="of:=[.W$5]/(1+EXP([.W$6]*([.W$7]-[.$M35])))" office:value-type="float" office:value="0.0754441762842518">
            <text:p>0.0754441763</text:p>
          </table:table-cell>
          <table:table-cell table:formula="of:=[.X$5]/(1+EXP([.X$6]*([.X$7]-[.$M35])))" office:value-type="float" office:value="0.389835181850759">
            <text:p>0.3898351819</text:p>
          </table:table-cell>
          <table:table-cell table:formula="of:=[.Y$5]/(1+EXP([.Y$6]*([.Y$7]-([.$M35]/10))))" office:value-type="float" office:value="0.53067419432344">
            <text:p>0.5306741943</text:p>
          </table:table-cell>
          <table:table-cell table:formula="of:=[.U35]-[.Y35]" office:value-type="float" office:value="3.9485522869721">
            <text:p>3.948552287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([.J36]-[.J$36])*24+[.K36]-[.K$36]" office:value-type="float" office:value="0">
            <text:p>0</text:p>
          </table:table-cell>
          <table:table-cell table:formula="of:=[.L36]/24" office:value-type="float" office:value="0">
            <text:p>0.000</text:p>
          </table:table-cell>
          <table:table-cell table:number-columns-repeated="7"/>
          <table:table-cell table:formula="of:=[.U$5]/(1+EXP([.U$6]*([.U$7]-[.$M36])))" office:value-type="float" office:value="5.69110478130801">
            <text:p>5.6911047813</text:p>
          </table:table-cell>
          <table:table-cell table:formula="of:=[.V$5]/(1+EXP([.V$6]*([.V$7]-[.$M36])))" office:value-type="float" office:value="0.574213826291424">
            <text:p>0.5742138263</text:p>
          </table:table-cell>
          <table:table-cell table:formula="of:=[.W$5]/(1+EXP([.W$6]*([.W$7]-[.$M36])))" office:value-type="float" office:value="0.0819946074960581">
            <text:p>0.0819946075</text:p>
          </table:table-cell>
          <table:table-cell table:formula="of:=[.X$5]/(1+EXP([.X$6]*([.X$7]-[.$M36])))" office:value-type="float" office:value="0.404664584484706">
            <text:p>0.4046645845</text:p>
          </table:table-cell>
          <table:table-cell table:formula="of:=[.Y$5]/(1+EXP([.Y$6]*([.Y$7]-([.$M36]/10))))" office:value-type="float" office:value="0.803142110914183">
            <text:p>0.8031421109</text:p>
          </table:table-cell>
          <table:table-cell table:formula="of:=[.U36]-[.Y36]" office:value-type="float" office:value="4.88796267039383">
            <text:p>4.8879626704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([.J37]-[.J$36])*24+[.K37]-[.K$36]" office:value-type="float" office:value="1">
            <text:p>1</text:p>
          </table:table-cell>
          <table:table-cell table:formula="of:=[.L37]/24" office:value-type="float" office:value="0.0416666666666667">
            <text:p>0.042</text:p>
          </table:table-cell>
          <table:table-cell office:value-type="string">
            <text:p># décollement 1er sépale visible : CPV</text:p>
          </table:table-cell>
          <table:table-cell table:number-columns-repeated="6"/>
          <table:table-cell table:formula="of:=[.U$5]/(1+EXP([.U$6]*([.U$7]-[.$M37])))" office:value-type="float" office:value="7.21039802088092">
            <text:p>7.2103980209</text:p>
          </table:table-cell>
          <table:table-cell table:formula="of:=[.V$5]/(1+EXP([.V$6]*([.V$7]-[.$M37])))" office:value-type="float" office:value="0.650217574186818">
            <text:p>0.6502175742</text:p>
          </table:table-cell>
          <table:table-cell table:formula="of:=[.W$5]/(1+EXP([.W$6]*([.W$7]-[.$M37])))" office:value-type="float" office:value="0.0891132154732508">
            <text:p>0.0891132155</text:p>
          </table:table-cell>
          <table:table-cell table:formula="of:=[.X$5]/(1+EXP([.X$6]*([.X$7]-[.$M37])))" office:value-type="float" office:value="0.420055456015868">
            <text:p>0.420055456</text:p>
          </table:table-cell>
          <table:table-cell table:formula="of:=[.Y$5]/(1+EXP([.Y$6]*([.Y$7]-([.$M37]/10))))" office:value-type="float" office:value="1.21408355699708">
            <text:p>1.214083557</text:p>
          </table:table-cell>
          <table:table-cell table:formula="of:=[.U37]-[.Y37]" office:value-type="float" office:value="5.99631446388384">
            <text:p>5.996314463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[.J38]-[.J$36])*24+[.K38]-[.K$36]" office:value-type="float" office:value="2">
            <text:p>2</text:p>
          </table:table-cell>
          <table:table-cell table:formula="of:=[.L38]/24" office:value-type="float" office:value="0.0833333333333333">
            <text:p>0.083</text:p>
          </table:table-cell>
          <table:table-cell table:number-columns-repeated="7"/>
          <table:table-cell table:formula="of:=[.U$5]/(1+EXP([.U$6]*([.U$7]-[.$M38])))" office:value-type="float" office:value="9.10298160254923">
            <text:p>9.1029816025</text:p>
          </table:table-cell>
          <table:table-cell table:formula="of:=[.V$5]/(1+EXP([.V$6]*([.V$7]-[.$M38])))" office:value-type="float" office:value="0.736213601671334">
            <text:p>0.7362136017</text:p>
          </table:table-cell>
          <table:table-cell table:formula="of:=[.W$5]/(1+EXP([.W$6]*([.W$7]-[.$M38])))" office:value-type="float" office:value="0.0968491811076838">
            <text:p>0.0968491811</text:p>
          </table:table-cell>
          <table:table-cell table:formula="of:=[.X$5]/(1+EXP([.X$6]*([.X$7]-[.$M38])))" office:value-type="float" office:value="0.436028849787582">
            <text:p>0.4360288498</text:p>
          </table:table-cell>
          <table:table-cell table:formula="of:=[.Y$5]/(1+EXP([.Y$6]*([.Y$7]-([.$M38]/10))))" office:value-type="float" office:value="1.83205846564493">
            <text:p>1.8320584656</text:p>
          </table:table-cell>
          <table:table-cell table:formula="of:=[.U38]-[.Y38]" office:value-type="float" office:value="7.27092313690429">
            <text:p>7.270923136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([.J39]-[.J$36])*24+[.K39]-[.K$36]" office:value-type="float" office:value="3">
            <text:p>3</text:p>
          </table:table-cell>
          <table:table-cell table:formula="of:=[.L39]/24" office:value-type="float" office:value="0.125">
            <text:p>0.125</text:p>
          </table:table-cell>
          <table:table-cell table:number-columns-repeated="7"/>
          <table:table-cell table:formula="of:=[.U$5]/(1+EXP([.U$6]*([.U$7]-[.$M39])))" office:value-type="float" office:value="11.4419357878931">
            <text:p>11.4419357879</text:p>
          </table:table-cell>
          <table:table-cell table:formula="of:=[.V$5]/(1+EXP([.V$6]*([.V$7]-[.$M39])))" office:value-type="float" office:value="0.833496539464689">
            <text:p>0.8334965395</text:p>
          </table:table-cell>
          <table:table-cell table:formula="of:=[.W$5]/(1+EXP([.W$6]*([.W$7]-[.$M39])))" office:value-type="float" office:value="0.105255923854996">
            <text:p>0.1052559239</text:p>
          </table:table-cell>
          <table:table-cell table:formula="of:=[.X$5]/(1+EXP([.X$6]*([.X$7]-[.$M39])))" office:value-type="float" office:value="0.452606592703903">
            <text:p>0.4526065927</text:p>
          </table:table-cell>
          <table:table-cell table:formula="of:=[.Y$5]/(1+EXP([.Y$6]*([.Y$7]-([.$M39]/10))))" office:value-type="float" office:value="2.75728438920307">
            <text:p>2.7572843892</text:p>
          </table:table-cell>
          <table:table-cell table:formula="of:=[.U39]-[.Y39]" office:value-type="float" office:value="8.68465139869007">
            <text:p>8.6846513987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([.J40]-[.J$36])*24+[.K40]-[.K$36]" office:value-type="float" office:value="4">
            <text:p>4</text:p>
          </table:table-cell>
          <table:table-cell table:formula="of:=[.L40]/24" office:value-type="float" office:value="0.166666666666667">
            <text:p>0.167</text:p>
          </table:table-cell>
          <table:table-cell table:number-columns-repeated="7"/>
          <table:table-cell table:formula="of:=[.U$5]/(1+EXP([.U$6]*([.U$7]-[.$M40])))" office:value-type="float" office:value="14.3043506426541">
            <text:p>14.3043506427</text:p>
          </table:table-cell>
          <table:table-cell table:formula="of:=[.V$5]/(1+EXP([.V$6]*([.V$7]-[.$M40])))" office:value-type="float" office:value="0.943523395508318">
            <text:p>0.9435233955</text:p>
          </table:table-cell>
          <table:table-cell table:formula="of:=[.W$5]/(1+EXP([.W$6]*([.W$7]-[.$M40])))" office:value-type="float" office:value="0.114391463677322">
            <text:p>0.1143914637</text:p>
          </table:table-cell>
          <table:table-cell table:formula="of:=[.X$5]/(1+EXP([.X$6]*([.X$7]-[.$M40])))" office:value-type="float" office:value="0.469811312420256">
            <text:p>0.4698113124</text:p>
          </table:table-cell>
          <table:table-cell table:formula="of:=[.Y$5]/(1+EXP([.Y$6]*([.Y$7]-([.$M40]/10))))" office:value-type="float" office:value="4.13342347994534">
            <text:p>4.1334234799</text:p>
          </table:table-cell>
          <table:table-cell table:formula="of:=[.U40]-[.Y40]" office:value-type="float" office:value="10.1709271627088">
            <text:p>10.1709271627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([.J41]-[.J$36])*24+[.K41]-[.K$36]" office:value-type="float" office:value="5">
            <text:p>5</text:p>
          </table:table-cell>
          <table:table-cell table:formula="of:=[.L41]/24" office:value-type="float" office:value="0.208333333333333">
            <text:p>0.208</text:p>
          </table:table-cell>
          <table:table-cell table:number-columns-repeated="7"/>
          <table:table-cell table:formula="of:=[.U$5]/(1+EXP([.U$6]*([.U$7]-[.$M41])))" office:value-type="float" office:value="17.7656637638027">
            <text:p>17.7656637638</text:p>
          </table:table-cell>
          <table:table-cell table:formula="of:=[.V$5]/(1+EXP([.V$6]*([.V$7]-[.$M41])))" office:value-type="float" office:value="1.06793241296215">
            <text:p>1.067932413</text:p>
          </table:table-cell>
          <table:table-cell table:formula="of:=[.W$5]/(1+EXP([.W$6]*([.W$7]-[.$M41])))" office:value-type="float" office:value="0.124318813285482">
            <text:p>0.1243188133</text:p>
          </table:table-cell>
          <table:table-cell table:formula="of:=[.X$5]/(1+EXP([.X$6]*([.X$7]-[.$M41])))" office:value-type="float" office:value="0.48766646539334">
            <text:p>0.4876664654</text:p>
          </table:table-cell>
          <table:table-cell table:formula="of:=[.Y$5]/(1+EXP([.Y$6]*([.Y$7]-([.$M41]/10))))" office:value-type="float" office:value="6.16029517383795">
            <text:p>6.1602951738</text:p>
          </table:table-cell>
          <table:table-cell table:formula="of:=[.U41]-[.Y41]" office:value-type="float" office:value="11.6053685899648">
            <text:p>11.6053685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([.J42]-[.J$36])*24+[.K42]-[.K$36]" office:value-type="float" office:value="6">
            <text:p>6</text:p>
          </table:table-cell>
          <table:table-cell table:formula="of:=[.L42]/24" office:value-type="float" office:value="0.25">
            <text:p>0.250</text:p>
          </table:table-cell>
          <table:table-cell table:number-columns-repeated="7"/>
          <table:table-cell table:formula="of:=[.U$5]/(1+EXP([.U$6]*([.U$7]-[.$M42])))" office:value-type="float" office:value="21.8910628567628">
            <text:p>21.8910628568</text:p>
          </table:table-cell>
          <table:table-cell table:formula="of:=[.V$5]/(1+EXP([.V$6]*([.V$7]-[.$M42])))" office:value-type="float" office:value="1.20856368936525">
            <text:p>1.2085636894</text:p>
          </table:table-cell>
          <table:table-cell table:formula="of:=[.W$5]/(1+EXP([.W$6]*([.W$7]-[.$M42])))" office:value-type="float" office:value="0.135106403106329">
            <text:p>0.1351064031</text:p>
          </table:table-cell>
          <table:table-cell table:formula="of:=[.X$5]/(1+EXP([.X$6]*([.X$7]-[.$M42])))" office:value-type="float" office:value="0.506196365809705">
            <text:p>0.5061963658</text:p>
          </table:table-cell>
          <table:table-cell table:formula="of:=[.Y$5]/(1+EXP([.Y$6]*([.Y$7]-([.$M42]/10))))" office:value-type="float" office:value="9.10298160254923">
            <text:p>9.1029816025</text:p>
          </table:table-cell>
          <table:table-cell table:formula="of:=[.U42]-[.Y42]" office:value-type="float" office:value="12.7880812542135">
            <text:p>12.7880812542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J43]-[.J$36])*24+[.K43]-[.K$36]" office:value-type="float" office:value="22">
            <text:p>22</text:p>
          </table:table-cell>
          <table:table-cell table:formula="of:=[.L43]/24" office:value-type="float" office:value="0.916666666666667">
            <text:p>0.917</text:p>
          </table:table-cell>
          <table:table-cell table:number-columns-repeated="7"/>
          <table:table-cell table:formula="of:=[.U$5]/(1+EXP([.U$6]*([.U$7]-[.$M43])))" office:value-type="float" office:value="110.897018397451">
            <text:p>110.8970183975</text:p>
          </table:table-cell>
          <table:table-cell table:formula="of:=[.V$5]/(1+EXP([.V$6]*([.V$7]-[.$M43])))" office:value-type="float" office:value="8.34439980233679">
            <text:p>8.3443998023</text:p>
          </table:table-cell>
          <table:table-cell table:formula="of:=[.W$5]/(1+EXP([.W$6]*([.W$7]-[.$M43])))" office:value-type="float" office:value="0.510408271236679">
            <text:p>0.5104082712</text:p>
          </table:table-cell>
          <table:table-cell table:formula="of:=[.X$5]/(1+EXP([.X$6]*([.X$7]-[.$M43])))" office:value-type="float" office:value="0.918104664669267">
            <text:p>0.9181046647</text:p>
          </table:table-cell>
          <table:table-cell table:formula="of:=[.Y$5]/(1+EXP([.Y$6]*([.Y$7]-([.$M43]/10))))" office:value-type="float" office:value="118.167941534355">
            <text:p>118.1679415344</text:p>
          </table:table-cell>
          <table:table-cell table:formula="of:=[.U43]-[.Y43]" office:value-type="float" office:value="-7.27092313690429">
            <text:p>-7.2709231369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J44]-[.J$36])*24+[.K44]-[.K$36]" office:value-type="float" office:value="23">
            <text:p>23</text:p>
          </table:table-cell>
          <table:table-cell table:formula="of:=[.L44]/24" office:value-type="float" office:value="0.958333333333333">
            <text:p>0.958</text:p>
          </table:table-cell>
          <table:table-cell table:number-columns-repeated="7"/>
          <table:table-cell table:formula="of:=[.U$5]/(1+EXP([.U$6]*([.U$7]-[.$M44])))" office:value-type="float" office:value="112.789601979119">
            <text:p>112.7896019791</text:p>
          </table:table-cell>
          <table:table-cell table:formula="of:=[.V$5]/(1+EXP([.V$6]*([.V$7]-[.$M44])))" office:value-type="float" office:value="9.36089495077223">
            <text:p>9.3608949508</text:p>
          </table:table-cell>
          <table:table-cell table:formula="of:=[.W$5]/(1+EXP([.W$6]*([.W$7]-[.$M44])))" office:value-type="float" office:value="0.554491535481582">
            <text:p>0.5544915355</text:p>
          </table:table-cell>
          <table:table-cell table:formula="of:=[.X$5]/(1+EXP([.X$6]*([.X$7]-[.$M44])))" office:value-type="float" office:value="0.952815863325625">
            <text:p>0.9528158633</text:p>
          </table:table-cell>
          <table:table-cell table:formula="of:=[.Y$5]/(1+EXP([.Y$6]*([.Y$7]-([.$M44]/10))))" office:value-type="float" office:value="118.785916443003">
            <text:p>118.785916443</text:p>
          </table:table-cell>
          <table:table-cell table:formula="of:=[.U44]-[.Y44]" office:value-type="float" office:value="-5.99631446388383">
            <text:p>-5.9963144639</text:p>
          </table:table-cell>
          <table:table-cell table:number-columns-repeated="99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[.J45]-[.J$36])*24+[.K45]-[.K$36]" office:value-type="float" office:value="24">
            <text:p>24</text:p>
          </table:table-cell>
          <table:table-cell table:formula="of:=[.L45]/24" office:value-type="float" office:value="1">
            <text:p>1.000</text:p>
          </table:table-cell>
          <table:table-cell table:number-columns-repeated="7"/>
          <table:table-cell table:formula="of:=[.U$5]/(1+EXP([.U$6]*([.U$7]-[.$M45])))" office:value-type="float" office:value="114.308895218692">
            <text:p>114.3088952187</text:p>
          </table:table-cell>
          <table:table-cell table:formula="of:=[.V$5]/(1+EXP([.V$6]*([.V$7]-[.$M45])))" office:value-type="float" office:value="10.488441138902">
            <text:p>10.4884411389</text:p>
          </table:table-cell>
          <table:table-cell table:formula="of:=[.W$5]/(1+EXP([.W$6]*([.W$7]-[.$M45])))" office:value-type="float" office:value="0.602356583185637">
            <text:p>0.6023565832</text:p>
          </table:table-cell>
          <table:table-cell table:formula="of:=[.X$5]/(1+EXP([.X$6]*([.X$7]-[.$M45])))" office:value-type="float" office:value="0.988824836753386">
            <text:p>0.9888248368</text:p>
          </table:table-cell>
          <table:table-cell table:formula="of:=[.Y$5]/(1+EXP([.Y$6]*([.Y$7]-([.$M45]/10))))" office:value-type="float" office:value="119.196857889086">
            <text:p>119.1968578891</text:p>
          </table:table-cell>
          <table:table-cell table:formula="of:=[.U45]-[.Y45]" office:value-type="float" office:value="-4.88796267039383">
            <text:p>-4.8879626704</text:p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J46]-[.J$36])*24+[.K46]-[.K$36]" office:value-type="float" office:value="25">
            <text:p>25</text:p>
          </table:table-cell>
          <table:table-cell table:formula="of:=[.L46]/24" office:value-type="float" office:value="1.04166666666667">
            <text:p>1.042</text:p>
          </table:table-cell>
          <table:table-cell table:number-columns-repeated="7"/>
          <table:table-cell table:formula="of:=[.U$5]/(1+EXP([.U$6]*([.U$7]-[.$M46])))" office:value-type="float" office:value="115.520773518704">
            <text:p>115.5207735187</text:p>
          </table:table-cell>
          <table:table-cell table:formula="of:=[.V$5]/(1+EXP([.V$6]*([.V$7]-[.$M46])))" office:value-type="float" office:value="11.7359653340216">
            <text:p>11.735965334</text:p>
          </table:table-cell>
          <table:table-cell table:formula="of:=[.W$5]/(1+EXP([.W$6]*([.W$7]-[.$M46])))" office:value-type="float" office:value="0.654323231672414">
            <text:p>0.6543232317</text:p>
          </table:table-cell>
          <table:table-cell table:formula="of:=[.X$5]/(1+EXP([.X$6]*([.X$7]-[.$M46])))" office:value-type="float" office:value="1.0261789847079">
            <text:p>1.0261789847</text:p>
          </table:table-cell>
          <table:table-cell table:formula="of:=[.Y$5]/(1+EXP([.Y$6]*([.Y$7]-([.$M46]/10))))" office:value-type="float" office:value="119.469325805677">
            <text:p>119.4693258057</text:p>
          </table:table-cell>
          <table:table-cell table:formula="of:=[.U46]-[.Y46]" office:value-type="float" office:value="-3.94855228697209">
            <text:p>-3.948552287</text:p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[.J47]-[.J$36])*24+[.K47]-[.K$36]" office:value-type="float" office:value="26">
            <text:p>26</text:p>
          </table:table-cell>
          <table:table-cell table:formula="of:=[.L47]/24" office:value-type="float" office:value="1.08333333333333">
            <text:p>1.083</text:p>
          </table:table-cell>
          <table:table-cell table:number-columns-repeated="7"/>
          <table:table-cell table:formula="of:=[.U$5]/(1+EXP([.U$6]*([.U$7]-[.$M47])))" office:value-type="float" office:value="116.482532309837">
            <text:p>116.4825323098</text:p>
          </table:table-cell>
          <table:table-cell table:formula="of:=[.V$5]/(1+EXP([.V$6]*([.V$7]-[.$M47])))" office:value-type="float" office:value="13.1123214224329">
            <text:p>13.1123214224</text:p>
          </table:table-cell>
          <table:table-cell table:formula="of:=[.W$5]/(1+EXP([.W$6]*([.W$7]-[.$M47])))" office:value-type="float" office:value="0.710737515667696">
            <text:p>0.7107375157</text:p>
          </table:table-cell>
          <table:table-cell table:formula="of:=[.X$5]/(1+EXP([.X$6]*([.X$7]-[.$M47])))" office:value-type="float" office:value="1.06492735194019">
            <text:p>1.0649273519</text:p>
          </table:table-cell>
          <table:table-cell table:formula="of:=[.Y$5]/(1+EXP([.Y$6]*([.Y$7]-([.$M47]/10))))" office:value-type="float" office:value="119.649630024913">
            <text:p>119.6496300249</text:p>
          </table:table-cell>
          <table:table-cell table:formula="of:=[.U47]-[.Y47]" office:value-type="float" office:value="-3.16709771507573">
            <text:p>-3.1670977151</text:p>
          </table:table-cell>
          <table:table-cell table:number-columns-repeated="99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[.J48]-[.J$36])*24+[.K48]-[.K$36]" office:value-type="float" office:value="27">
            <text:p>27</text:p>
          </table:table-cell>
          <table:table-cell table:formula="of:=[.L48]/24" office:value-type="float" office:value="1.125">
            <text:p>1.125</text:p>
          </table:table-cell>
          <table:table-cell table:number-columns-repeated="7"/>
          <table:table-cell table:formula="of:=[.U$5]/(1+EXP([.U$6]*([.U$7]-[.$M48])))" office:value-type="float" office:value="117.242715610797">
            <text:p>117.2427156108</text:p>
          </table:table-cell>
          <table:table-cell table:formula="of:=[.V$5]/(1+EXP([.V$6]*([.V$7]-[.$M48])))" office:value-type="float" office:value="14.6260664217612">
            <text:p>14.6260664218</text:p>
          </table:table-cell>
          <table:table-cell table:formula="of:=[.W$5]/(1+EXP([.W$6]*([.W$7]-[.$M48])))" office:value-type="float" office:value="0.771973687234079">
            <text:p>0.7719736872</text:p>
          </table:table-cell>
          <table:table-cell table:formula="of:=[.X$5]/(1+EXP([.X$6]*([.X$7]-[.$M48])))" office:value-type="float" office:value="1.10512067861899">
            <text:p>1.1051206786</text:p>
          </table:table-cell>
          <table:table-cell table:formula="of:=[.Y$5]/(1+EXP([.Y$6]*([.Y$7]-([.$M48]/10))))" office:value-type="float" office:value="119.768791840401">
            <text:p>119.7687918404</text:p>
          </table:table-cell>
          <table:table-cell table:formula="of:=[.U48]-[.Y48]" office:value-type="float" office:value="-2.52607622960377">
            <text:p>-2.5260762296</text:p>
          </table:table-cell>
          <table:table-cell table:number-columns-repeated="99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([.J49]-[.J$36])*24+[.K49]-[.K$36]" office:value-type="float" office:value="28">
            <text:p>28</text:p>
          </table:table-cell>
          <table:table-cell table:formula="of:=[.L49]/24" office:value-type="float" office:value="1.16666666666667">
            <text:p>1.167</text:p>
          </table:table-cell>
          <table:table-cell table:number-columns-repeated="7"/>
          <table:table-cell table:formula="of:=[.U$5]/(1+EXP([.U$6]*([.U$7]-[.$M49])))" office:value-type="float" office:value="117.841654804549">
            <text:p>117.8416548045</text:p>
          </table:table-cell>
          <table:table-cell table:formula="of:=[.V$5]/(1+EXP([.V$6]*([.V$7]-[.$M49])))" office:value-type="float" office:value="16.2851917834858">
            <text:p>16.2851917835</text:p>
          </table:table-cell>
          <table:table-cell table:formula="of:=[.W$5]/(1+EXP([.W$6]*([.W$7]-[.$M49])))" office:value-type="float" office:value="0.838436341056002">
            <text:p>0.8384363411</text:p>
          </table:table-cell>
          <table:table-cell table:formula="of:=[.X$5]/(1+EXP([.X$6]*([.X$7]-[.$M49])))" office:value-type="float" office:value="1.14681145177004">
            <text:p>1.1468114518</text:p>
          </table:table-cell>
          <table:table-cell table:formula="of:=[.Y$5]/(1+EXP([.Y$6]*([.Y$7]-([.$M49]/10))))" office:value-type="float" office:value="119.84747804843">
            <text:p>119.8474780484</text:p>
          </table:table-cell>
          <table:table-cell table:formula="of:=[.U49]-[.Y49]" office:value-type="float" office:value="-2.00582324388122">
            <text:p>-2.0058232439</text:p>
          </table:table-cell>
          <table:table-cell table:number-columns-repeated="99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([.J50]-[.J$36])*24+[.K50]-[.K$36]" office:value-type="float" office:value="29">
            <text:p>29</text:p>
          </table:table-cell>
          <table:table-cell table:formula="of:=[.L50]/24" office:value-type="float" office:value="1.20833333333333">
            <text:p>1.208</text:p>
          </table:table-cell>
          <table:table-cell table:number-columns-repeated="7"/>
          <table:table-cell table:formula="of:=[.U$5]/(1+EXP([.U$6]*([.U$7]-[.$M50])))" office:value-type="float" office:value="118.312364754811">
            <text:p>118.3123647548</text:p>
          </table:table-cell>
          <table:table-cell table:formula="of:=[.V$5]/(1+EXP([.V$6]*([.V$7]-[.$M50])))" office:value-type="float" office:value="18.0968109186219">
            <text:p>18.0968109186</text:p>
          </table:table-cell>
          <table:table-cell table:formula="of:=[.W$5]/(1+EXP([.W$6]*([.W$7]-[.$M50])))" office:value-type="float" office:value="0.910562667747806">
            <text:p>0.9105626677</text:p>
          </table:table-cell>
          <table:table-cell table:formula="of:=[.X$5]/(1+EXP([.X$6]*([.X$7]-[.$M50])))" office:value-type="float" office:value="1.19005395770746">
            <text:p>1.1900539577</text:p>
          </table:table-cell>
          <table:table-cell table:formula="of:=[.Y$5]/(1+EXP([.Y$6]*([.Y$7]-([.$M50]/10))))" office:value-type="float" office:value="119.899407764954">
            <text:p>119.899407765</text:p>
          </table:table-cell>
          <table:table-cell table:formula="of:=[.U50]-[.Y50]" office:value-type="float" office:value="-1.5870430101438">
            <text:p>-1.5870430101</text:p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([.J51]-[.J$36])*24+[.K51]-[.K$36]" office:value-type="float" office:value="30">
            <text:p>30</text:p>
          </table:table-cell>
          <table:table-cell table:formula="of:=[.L51]/24" office:value-type="float" office:value="1.25">
            <text:p>1.250</text:p>
          </table:table-cell>
          <table:table-cell table:number-columns-repeated="7"/>
          <table:table-cell table:formula="of:=[.U$5]/(1+EXP([.U$6]*([.U$7]-[.$M51])))" office:value-type="float" office:value="118.681566884329">
            <text:p>118.6815668843</text:p>
          </table:table-cell>
          <table:table-cell table:formula="of:=[.V$5]/(1+EXP([.V$6]*([.V$7]-[.$M51])))" office:value-type="float" office:value="20.0668076186992">
            <text:p>20.0668076187</text:p>
          </table:table-cell>
          <table:table-cell table:formula="of:=[.W$5]/(1+EXP([.W$6]*([.W$7]-[.$M51])))" office:value-type="float" office:value="0.988824836753386">
            <text:p>0.9888248368</text:p>
          </table:table-cell>
          <table:table-cell table:formula="of:=[.X$5]/(1+EXP([.X$6]*([.X$7]-[.$M51])))" office:value-type="float" office:value="1.2349043354267">
            <text:p>1.2349043354</text:p>
          </table:table-cell>
          <table:table-cell table:formula="of:=[.Y$5]/(1+EXP([.Y$6]*([.Y$7]-([.$M51]/10))))" office:value-type="float" office:value="119.933666563569">
            <text:p>119.9336665636</text:p>
          </table:table-cell>
          <table:table-cell table:formula="of:=[.U51]-[.Y51]" office:value-type="float" office:value="-1.25209967924036">
            <text:p>-1.2520996792</text:p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([.J52]-[.J$36])*24+[.K52]-[.K$36]" office:value-type="float" office:value="46">
            <text:p>46</text:p>
          </table:table-cell>
          <table:table-cell table:formula="of:=[.L52]/24" office:value-type="float" office:value="1.91666666666667">
            <text:p>1.917</text:p>
          </table:table-cell>
          <table:table-cell table:number-columns-repeated="7"/>
          <table:table-cell table:formula="of:=[.U$5]/(1+EXP([.U$6]*([.U$7]-[.$M52])))" office:value-type="float" office:value="119.975588762633">
            <text:p>119.9755887626</text:p>
          </table:table-cell>
          <table:table-cell table:formula="of:=[.V$5]/(1+EXP([.V$6]*([.V$7]-[.$M52])))" office:value-type="float" office:value="68.470526432204">
            <text:p>68.4705264322</text:p>
          </table:table-cell>
          <table:table-cell table:formula="of:=[.W$5]/(1+EXP([.W$6]*([.W$7]-[.$M52])))" office:value-type="float" office:value="3.63956083362029">
            <text:p>3.6395608336</text:p>
          </table:table-cell>
          <table:table-cell table:formula="of:=[.X$5]/(1+EXP([.X$6]*([.X$7]-[.$M52])))" office:value-type="float" office:value="2.22504298023381">
            <text:p>2.2250429802</text:p>
          </table:table-cell>
          <table:table-cell table:formula="of:=[.Y$5]/(1+EXP([.Y$6]*([.Y$7]-([.$M52]/10))))" office:value-type="float" office:value="119.999915535196">
            <text:p>119.9999155352</text:p>
          </table:table-cell>
          <table:table-cell table:formula="of:=[.U52]-[.Y52]" office:value-type="float" office:value="-0.0243267725623326">
            <text:p>-0.0243267726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[.J53]-[.J$36])*24+[.K53]-[.K$36]" office:value-type="float" office:value="47">
            <text:p>47</text:p>
          </table:table-cell>
          <table:table-cell table:formula="of:=[.L53]/24" office:value-type="float" office:value="1.95833333333333">
            <text:p>1.958</text:p>
          </table:table-cell>
          <table:table-cell table:number-columns-repeated="7"/>
          <table:table-cell table:formula="of:=[.U$5]/(1+EXP([.U$6]*([.U$7]-[.$M53])))" office:value-type="float" office:value="119.980987653708">
            <text:p>119.9809876537</text:p>
          </table:table-cell>
          <table:table-cell table:formula="of:=[.V$5]/(1+EXP([.V$6]*([.V$7]-[.$M53])))" office:value-type="float" office:value="71.649035113266">
            <text:p>71.6490351133</text:p>
          </table:table-cell>
          <table:table-cell table:formula="of:=[.W$5]/(1+EXP([.W$6]*([.W$7]-[.$M53])))" office:value-type="float" office:value="3.9419997944815">
            <text:p>3.9419997945</text:p>
          </table:table-cell>
          <table:table-cell table:formula="of:=[.X$5]/(1+EXP([.X$6]*([.X$7]-[.$M53])))" office:value-type="float" office:value="2.30788604753961">
            <text:p>2.3078860475</text:p>
          </table:table-cell>
          <table:table-cell table:formula="of:=[.Y$5]/(1+EXP([.Y$6]*([.Y$7]-([.$M53]/10))))" office:value-type="float" office:value="119.999944317356">
            <text:p>119.9999443174</text:p>
          </table:table-cell>
          <table:table-cell table:formula="of:=[.U53]-[.Y53]" office:value-type="float" office:value="-0.0189566636481402">
            <text:p>-0.0189566636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([.J54]-[.J$36])*24+[.K54]-[.K$36]" office:value-type="float" office:value="48">
            <text:p>48</text:p>
          </table:table-cell>
          <table:table-cell table:formula="of:=[.L54]/24" office:value-type="float" office:value="2">
            <text:p>2.000</text:p>
          </table:table-cell>
          <table:table-cell table:number-columns-repeated="7"/>
          <table:table-cell table:formula="of:=[.U$5]/(1+EXP([.U$6]*([.U$7]-[.$M54])))" office:value-type="float" office:value="119.985192650882">
            <text:p>119.9851926509</text:p>
          </table:table-cell>
          <table:table-cell table:formula="of:=[.V$5]/(1+EXP([.V$6]*([.V$7]-[.$M54])))" office:value-type="float" office:value="74.7096569092932">
            <text:p>74.7096569093</text:p>
          </table:table-cell>
          <table:table-cell table:formula="of:=[.W$5]/(1+EXP([.W$6]*([.W$7]-[.$M54])))" office:value-type="float" office:value="4.26832858598101">
            <text:p>4.268328586</text:p>
          </table:table-cell>
          <table:table-cell table:formula="of:=[.X$5]/(1+EXP([.X$6]*([.X$7]-[.$M54])))" office:value-type="float" office:value="2.39372942191793">
            <text:p>2.3937294219</text:p>
          </table:table-cell>
          <table:table-cell table:formula="of:=[.Y$5]/(1+EXP([.Y$6]*([.Y$7]-([.$M54]/10))))" office:value-type="float" office:value="119.999963291733">
            <text:p>119.9999632917</text:p>
          </table:table-cell>
          <table:table-cell table:formula="of:=[.U54]-[.Y54]" office:value-type="float" office:value="-0.0147706408511112">
            <text:p>-0.0147706409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([.J55]-[.J$36])*24+[.K55]-[.K$36]" office:value-type="float" office:value="49">
            <text:p>49</text:p>
          </table:table-cell>
          <table:table-cell table:formula="of:=[.L55]/24" office:value-type="float" office:value="2.04166666666667">
            <text:p>2.042</text:p>
          </table:table-cell>
          <table:table-cell table:number-columns-repeated="7"/>
          <table:table-cell table:formula="of:=[.U$5]/(1+EXP([.U$6]*([.U$7]-[.$M55])))" office:value-type="float" office:value="119.98846771014">
            <text:p>119.9884677101</text:p>
          </table:table-cell>
          <table:table-cell table:formula="of:=[.V$5]/(1+EXP([.V$6]*([.V$7]-[.$M55])))" office:value-type="float" office:value="77.6363530620712">
            <text:p>77.6363530621</text:p>
          </table:table-cell>
          <table:table-cell table:formula="of:=[.W$5]/(1+EXP([.W$6]*([.W$7]-[.$M55])))" office:value-type="float" office:value="4.62022138037846">
            <text:p>4.6202213804</text:p>
          </table:table-cell>
          <table:table-cell table:formula="of:=[.X$5]/(1+EXP([.X$6]*([.X$7]-[.$M55])))" office:value-type="float" office:value="2.4826754004111">
            <text:p>2.4826754004</text:p>
          </table:table-cell>
          <table:table-cell table:formula="of:=[.Y$5]/(1+EXP([.Y$6]*([.Y$7]-([.$M55]/10))))" office:value-type="float" office:value="119.999975800416">
            <text:p>119.9999758004</text:p>
          </table:table-cell>
          <table:table-cell table:formula="of:=[.U55]-[.Y55]" office:value-type="float" office:value="-0.0115080902761946">
            <text:p>-0.0115080903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([.J56]-[.J$36])*24+[.K56]-[.K$36]" office:value-type="float" office:value="50">
            <text:p>50</text:p>
          </table:table-cell>
          <table:table-cell table:formula="of:=[.L56]/24" office:value-type="float" office:value="2.08333333333333">
            <text:p>2.083</text:p>
          </table:table-cell>
          <table:table-cell table:number-columns-repeated="7"/>
          <table:table-cell table:formula="of:=[.U$5]/(1+EXP([.U$6]*([.U$7]-[.$M56])))" office:value-type="float" office:value="119.991018452699">
            <text:p>119.9910184527</text:p>
          </table:table-cell>
          <table:table-cell table:formula="of:=[.V$5]/(1+EXP([.V$6]*([.V$7]-[.$M56])))" office:value-type="float" office:value="80.4164436493005">
            <text:p>80.4164436493</text:p>
          </table:table-cell>
          <table:table-cell table:formula="of:=[.W$5]/(1+EXP([.W$6]*([.W$7]-[.$M56])))" office:value-type="float" office:value="4.99943341418506">
            <text:p>4.9994334142</text:p>
          </table:table-cell>
          <table:table-cell table:formula="of:=[.X$5]/(1+EXP([.X$6]*([.X$7]-[.$M56])))" office:value-type="float" office:value="2.57482928704915">
            <text:p>2.574829287</text:p>
          </table:table-cell>
          <table:table-cell table:formula="of:=[.Y$5]/(1+EXP([.Y$6]*([.Y$7]-([.$M56]/10))))" office:value-type="float" office:value="119.99998404665">
            <text:p>119.9999840467</text:p>
          </table:table-cell>
          <table:table-cell table:formula="of:=[.U56]-[.Y56]" office:value-type="float" office:value="-0.00896559395133068">
            <text:p>-0.008965594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([.J57]-[.J$36])*24+[.K57]-[.K$36]" office:value-type="float" office:value="51">
            <text:p>51</text:p>
          </table:table-cell>
          <table:table-cell table:formula="of:=[.L57]/24" office:value-type="float" office:value="2.125">
            <text:p>2.125</text:p>
          </table:table-cell>
          <table:table-cell table:number-columns-repeated="7"/>
          <table:table-cell table:formula="of:=[.U$5]/(1+EXP([.U$6]*([.U$7]-[.$M57])))" office:value-type="float" office:value="119.993005048121">
            <text:p>119.9930050481</text:p>
          </table:table-cell>
          <table:table-cell table:formula="of:=[.V$5]/(1+EXP([.V$6]*([.V$7]-[.$M57])))" office:value-type="float" office:value="83.0406485554391">
            <text:p>83.0406485554</text:p>
          </table:table-cell>
          <table:table-cell table:formula="of:=[.W$5]/(1+EXP([.W$6]*([.W$7]-[.$M57])))" office:value-type="float" office:value="5.40779851566069">
            <text:p>5.4077985157</text:p>
          </table:table-cell>
          <table:table-cell table:formula="of:=[.X$5]/(1+EXP([.X$6]*([.X$7]-[.$M57])))" office:value-type="float" office:value="2.67029944427534">
            <text:p>2.6702994443</text:p>
          </table:table-cell>
          <table:table-cell table:formula="of:=[.Y$5]/(1+EXP([.Y$6]*([.Y$7]-([.$M57]/10))))" office:value-type="float" office:value="119.999989482903">
            <text:p>119.9999894829</text:p>
          </table:table-cell>
          <table:table-cell table:formula="of:=[.U57]-[.Y57]" office:value-type="float" office:value="-0.00698443478239597">
            <text:p>-0.0069844348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([.J58]-[.J$36])*24+[.K58]-[.K$36]" office:value-type="float" office:value="52">
            <text:p>52</text:p>
          </table:table-cell>
          <table:table-cell table:formula="of:=[.L58]/24" office:value-type="float" office:value="2.16666666666667">
            <text:p>2.167</text:p>
          </table:table-cell>
          <table:table-cell table:number-columns-repeated="7"/>
          <table:table-cell table:formula="of:=[.U$5]/(1+EXP([.U$6]*([.U$7]-[.$M58])))" office:value-type="float" office:value="119.994552255756">
            <text:p>119.9945522558</text:p>
          </table:table-cell>
          <table:table-cell table:formula="of:=[.V$5]/(1+EXP([.V$6]*([.V$7]-[.$M58])))" office:value-type="float" office:value="85.502984729216">
            <text:p>85.5029847292</text:p>
          </table:table-cell>
          <table:table-cell table:formula="of:=[.W$5]/(1+EXP([.W$6]*([.W$7]-[.$M58])))" office:value-type="float" office:value="5.84722522157976">
            <text:p>5.8472252216</text:p>
          </table:table-cell>
          <table:table-cell table:formula="of:=[.X$5]/(1+EXP([.X$6]*([.X$7]-[.$M58])))" office:value-type="float" office:value="2.76919734214332">
            <text:p>2.7691973421</text:p>
          </table:table-cell>
          <table:table-cell table:formula="of:=[.Y$5]/(1+EXP([.Y$6]*([.Y$7]-([.$M58]/10))))" office:value-type="float" office:value="119.999993066702">
            <text:p>119.9999930667</text:p>
          </table:table-cell>
          <table:table-cell table:formula="of:=[.U58]-[.Y58]" office:value-type="float" office:value="-0.00544081094646742">
            <text:p>-0.0054408109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J59]-[.J$36])*24+[.K59]-[.K$36]" office:value-type="float" office:value="53">
            <text:p>53</text:p>
          </table:table-cell>
          <table:table-cell table:formula="of:=[.L59]/24" office:value-type="float" office:value="2.20833333333333">
            <text:p>2.208</text:p>
          </table:table-cell>
          <table:table-cell table:number-columns-repeated="7"/>
          <table:table-cell table:formula="of:=[.U$5]/(1+EXP([.U$6]*([.U$7]-[.$M59])))" office:value-type="float" office:value="119.995757249911">
            <text:p>119.9957572499</text:p>
          </table:table-cell>
          <table:table-cell table:formula="of:=[.V$5]/(1+EXP([.V$6]*([.V$7]-[.$M59])))" office:value-type="float" office:value="87.8005455513583">
            <text:p>87.8005455514</text:p>
          </table:table-cell>
          <table:table-cell table:formula="of:=[.W$5]/(1+EXP([.W$6]*([.W$7]-[.$M59])))" office:value-type="float" office:value="6.31969126474975">
            <text:p>6.3196912647</text:p>
          </table:table-cell>
          <table:table-cell table:formula="of:=[.X$5]/(1+EXP([.X$6]*([.X$7]-[.$M59])))" office:value-type="float" office:value="2.87163760495478">
            <text:p>2.871637605</text:p>
          </table:table-cell>
          <table:table-cell table:formula="of:=[.Y$5]/(1+EXP([.Y$6]*([.Y$7]-([.$M59]/10))))" office:value-type="float" office:value="119.999995429288">
            <text:p>119.9999954293</text:p>
          </table:table-cell>
          <table:table-cell table:formula="of:=[.U59]-[.Y59]" office:value-type="float" office:value="-0.0042381793773103">
            <text:p>-0.0042381794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([.J60]-[.J$36])*24+[.K60]-[.K$36]" office:value-type="float" office:value="70">
            <text:p>70</text:p>
          </table:table-cell>
          <table:table-cell table:formula="of:=[.L60]/24" office:value-type="float" office:value="2.91666666666667">
            <text:p>2.917</text:p>
          </table:table-cell>
          <table:table-cell table:number-columns-repeated="7"/>
          <table:table-cell table:formula="of:=[.U$5]/(1+EXP([.U$6]*([.U$7]-[.$M60])))" office:value-type="float" office:value="119.999939478311">
            <text:p>119.9999394783</text:p>
          </table:table-cell>
          <table:table-cell table:formula="of:=[.V$5]/(1+EXP([.V$6]*([.V$7]-[.$M60])))" office:value-type="float" office:value="106.775654617351">
            <text:p>106.7756546174</text:p>
          </table:table-cell>
          <table:table-cell table:formula="of:=[.W$5]/(1+EXP([.W$6]*([.W$7]-[.$M60])))" office:value-type="float" office:value="21.3712225509512">
            <text:p>21.371222551</text:p>
          </table:table-cell>
          <table:table-cell table:formula="of:=[.X$5]/(1+EXP([.X$6]*([.X$7]-[.$M60])))" office:value-type="float" office:value="5.2821157492882">
            <text:p>5.2821157493</text:p>
          </table:table-cell>
          <table:table-cell table:formula="of:=[.Y$5]/(1+EXP([.Y$6]*([.Y$7]-([.$M60]/10))))" office:value-type="float" office:value="119.999999996165">
            <text:p>119.9999999962</text:p>
          </table:table-cell>
          <table:table-cell table:formula="of:=[.U60]-[.Y60]" office:value-type="float" office:value="-0.0000605178542940621">
            <text:p>-6.05178542940621E-005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J61]-[.J$36])*24+[.K61]-[.K$36]" office:value-type="float" office:value="71">
            <text:p>71</text:p>
          </table:table-cell>
          <table:table-cell table:formula="of:=[.L61]/24" office:value-type="float" office:value="2.95833333333333">
            <text:p>2.958</text:p>
          </table:table-cell>
          <table:table-cell table:number-columns-repeated="7"/>
          <table:table-cell table:formula="of:=[.U$5]/(1+EXP([.U$6]*([.U$7]-[.$M61])))" office:value-type="float" office:value="119.999952865656">
            <text:p>119.9999528657</text:p>
          </table:table-cell>
          <table:table-cell table:formula="of:=[.V$5]/(1+EXP([.V$6]*([.V$7]-[.$M61])))" office:value-type="float" office:value="107.144690708242">
            <text:p>107.1446907082</text:p>
          </table:table-cell>
          <table:table-cell table:formula="of:=[.W$5]/(1+EXP([.W$6]*([.W$7]-[.$M61])))" office:value-type="float" office:value="22.7588159456397">
            <text:p>22.7588159456</text:p>
          </table:table-cell>
          <table:table-cell table:formula="of:=[.X$5]/(1+EXP([.X$6]*([.X$7]-[.$M61])))" office:value-type="float" office:value="5.47168476420621">
            <text:p>5.4716847642</text:p>
          </table:table-cell>
          <table:table-cell table:formula="of:=[.Y$5]/(1+EXP([.Y$6]*([.Y$7]-([.$M61]/10))))" office:value-type="float" office:value="119.999999997472">
            <text:p>119.9999999975</text:p>
          </table:table-cell>
          <table:table-cell table:formula="of:=[.U61]-[.Y61]" office:value-type="float" office:value="-0.0000471318160464307">
            <text:p>-4.71318160464307E-005</text:p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([.J62]-[.J$36])*24+[.K62]-[.K$36]" office:value-type="float" office:value="72">
            <text:p>72</text:p>
          </table:table-cell>
          <table:table-cell table:formula="of:=[.L62]/24" office:value-type="float" office:value="3">
            <text:p>3.000</text:p>
          </table:table-cell>
          <table:table-cell table:number-columns-repeated="7"/>
          <table:table-cell table:formula="of:=[.U$5]/(1+EXP([.U$6]*([.U$7]-[.$M62])))" office:value-type="float" office:value="119.999963291733">
            <text:p>119.9999632917</text:p>
          </table:table-cell>
          <table:table-cell table:formula="of:=[.V$5]/(1+EXP([.V$6]*([.V$7]-[.$M62])))" office:value-type="float" office:value="107.472489309897">
            <text:p>107.4724893099</text:p>
          </table:table-cell>
          <table:table-cell table:formula="of:=[.W$5]/(1+EXP([.W$6]*([.W$7]-[.$M62])))" office:value-type="float" office:value="24.2047279232996">
            <text:p>24.2047279233</text:p>
          </table:table-cell>
          <table:table-cell table:formula="of:=[.X$5]/(1+EXP([.X$6]*([.X$7]-[.$M62])))" office:value-type="float" office:value="5.66760204512968">
            <text:p>5.6676020451</text:p>
          </table:table-cell>
          <table:table-cell table:formula="of:=[.Y$5]/(1+EXP([.Y$6]*([.Y$7]-([.$M62]/10))))" office:value-type="float" office:value="119.999999998333">
            <text:p>119.9999999983</text:p>
          </table:table-cell>
          <table:table-cell table:formula="of:=[.U62]-[.Y62]" office:value-type="float" office:value="-0.0000367066006816685">
            <text:p>-3.67066006816685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([.J63]-[.J$36])*24+[.K63]-[.K$36]" office:value-type="float" office:value="73">
            <text:p>73</text:p>
          </table:table-cell>
          <table:table-cell table:formula="of:=[.L63]/24" office:value-type="float" office:value="3.04166666666667">
            <text:p>3.042</text:p>
          </table:table-cell>
          <table:table-cell table:number-columns-repeated="7"/>
          <table:table-cell table:formula="of:=[.U$5]/(1+EXP([.U$6]*([.U$7]-[.$M63])))" office:value-type="float" office:value="119.999971411571">
            <text:p>119.9999714116</text:p>
          </table:table-cell>
          <table:table-cell table:formula="of:=[.V$5]/(1+EXP([.V$6]*([.V$7]-[.$M63])))" office:value-type="float" office:value="107.763441132308">
            <text:p>107.7634411323</text:p>
          </table:table-cell>
          <table:table-cell table:formula="of:=[.W$5]/(1+EXP([.W$6]*([.W$7]-[.$M63])))" office:value-type="float" office:value="25.707381345805">
            <text:p>25.7073813458</text:p>
          </table:table-cell>
          <table:table-cell table:formula="of:=[.X$5]/(1+EXP([.X$6]*([.X$7]-[.$M63])))" office:value-type="float" office:value="5.87004712226048">
            <text:p>5.8700471223</text:p>
          </table:table-cell>
          <table:table-cell table:formula="of:=[.Y$5]/(1+EXP([.Y$6]*([.Y$7]-([.$M63]/10))))" office:value-type="float" office:value="119.999999998901">
            <text:p>119.9999999989</text:p>
          </table:table-cell>
          <table:table-cell table:formula="of:=[.U63]-[.Y63]" office:value-type="float" office:value="-0.0000285873305330142">
            <text:p>-2.85873305330142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J64]-[.J$36])*24+[.K64]-[.K$36]" office:value-type="float" office:value="74">
            <text:p>74</text:p>
          </table:table-cell>
          <table:table-cell table:formula="of:=[.L64]/24" office:value-type="float" office:value="3.08333333333333">
            <text:p>3.083</text:p>
          </table:table-cell>
          <table:table-cell table:number-columns-repeated="7"/>
          <table:table-cell table:formula="of:=[.U$5]/(1+EXP([.U$6]*([.U$7]-[.$M64])))" office:value-type="float" office:value="119.999977735308">
            <text:p>119.9999777353</text:p>
          </table:table-cell>
          <table:table-cell table:formula="of:=[.V$5]/(1+EXP([.V$6]*([.V$7]-[.$M64])))" office:value-type="float" office:value="108.02151690417">
            <text:p>108.0215169042</text:p>
          </table:table-cell>
          <table:table-cell table:formula="of:=[.W$5]/(1+EXP([.W$6]*([.W$7]-[.$M64])))" office:value-type="float" office:value="27.2646644431133">
            <text:p>27.2646644431</text:p>
          </table:table-cell>
          <table:table-cell table:formula="of:=[.X$5]/(1+EXP([.X$6]*([.X$7]-[.$M64])))" office:value-type="float" office:value="6.07920220256662">
            <text:p>6.0792022026</text:p>
          </table:table-cell>
          <table:table-cell table:formula="of:=[.Y$5]/(1+EXP([.Y$6]*([.Y$7]-([.$M64]/10))))" office:value-type="float" office:value="119.999999999276">
            <text:p>119.9999999993</text:p>
          </table:table-cell>
          <table:table-cell table:formula="of:=[.U64]-[.Y64]" office:value-type="float" office:value="-0.0000222639679492431">
            <text:p>-0.000022264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([.J65]-[.J$36])*24+[.K65]-[.K$36]" office:value-type="float" office:value="75">
            <text:p>75</text:p>
          </table:table-cell>
          <table:table-cell table:formula="of:=[.L65]/24" office:value-type="float" office:value="3.125">
            <text:p>3.125</text:p>
          </table:table-cell>
          <table:table-cell table:number-columns-repeated="7"/>
          <table:table-cell table:formula="of:=[.U$5]/(1+EXP([.U$6]*([.U$7]-[.$M65])))" office:value-type="float" office:value="119.99998266024">
            <text:p>119.9999826602</text:p>
          </table:table-cell>
          <table:table-cell table:formula="of:=[.V$5]/(1+EXP([.V$6]*([.V$7]-[.$M65])))" office:value-type="float" office:value="108.2502969117">
            <text:p>108.2502969117</text:p>
          </table:table-cell>
          <table:table-cell table:formula="of:=[.W$5]/(1+EXP([.W$6]*([.W$7]-[.$M65])))" office:value-type="float" office:value="28.8739170742146">
            <text:p>28.8739170742</text:p>
          </table:table-cell>
          <table:table-cell table:formula="of:=[.X$5]/(1+EXP([.X$6]*([.X$7]-[.$M65])))" office:value-type="float" office:value="6.29525202238957">
            <text:p>6.2952520224</text:p>
          </table:table-cell>
          <table:table-cell table:formula="of:=[.Y$5]/(1+EXP([.Y$6]*([.Y$7]-([.$M65]/10))))" office:value-type="float" office:value="119.999999999523">
            <text:p>119.9999999995</text:p>
          </table:table-cell>
          <table:table-cell table:formula="of:=[.U65]-[.Y65]" office:value-type="float" office:value="-0.0000173392829623253">
            <text:p>-1.73392829623253E-005</text:p>
          </table:table-cell>
          <table:table-cell table:number-columns-repeated="997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([.J66]-[.J$36])*24+[.K66]-[.K$36]" office:value-type="float" office:value="76">
            <text:p>76</text:p>
          </table:table-cell>
          <table:table-cell table:formula="of:=[.L66]/24" office:value-type="float" office:value="3.16666666666667">
            <text:p>3.167</text:p>
          </table:table-cell>
          <table:table-cell office:value-type="string">
            <text:p># 1<text:span text:style-name="T1">er</text:span> pétale ouvert en face du 1<text:span text:style-name="T1">er</text:span> sépale</text:p>
          </table:table-cell>
          <table:table-cell table:number-columns-repeated="6"/>
          <table:table-cell table:formula="of:=[.U$5]/(1+EXP([.U$6]*([.U$7]-[.$M66])))" office:value-type="float" office:value="119.999986495781">
            <text:p>119.9999864958</text:p>
          </table:table-cell>
          <table:table-cell table:formula="of:=[.V$5]/(1+EXP([.V$6]*([.V$7]-[.$M66])))" office:value-type="float" office:value="108.453001025243">
            <text:p>108.4530010252</text:p>
          </table:table-cell>
          <table:table-cell table:formula="of:=[.W$5]/(1+EXP([.W$6]*([.W$7]-[.$M66])))" office:value-type="float" office:value="30.5319268110764">
            <text:p>30.5319268111</text:p>
          </table:table-cell>
          <table:table-cell table:formula="of:=[.X$5]/(1+EXP([.X$6]*([.X$7]-[.$M66])))" office:value-type="float" office:value="6.51838368253659">
            <text:p>6.5183836825</text:p>
          </table:table-cell>
          <table:table-cell table:formula="of:=[.Y$5]/(1+EXP([.Y$6]*([.Y$7]-([.$M66]/10))))" office:value-type="float" office:value="119.999999999685">
            <text:p>119.9999999997</text:p>
          </table:table-cell>
          <table:table-cell table:formula="of:=[.U66]-[.Y66]" office:value-type="float" office:value="-0.0000135039046966767">
            <text:p>-1.35039046966767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([.J67]-[.J$36])*24+[.K67]-[.K$36]" office:value-type="float" office:value="77">
            <text:p>77</text:p>
          </table:table-cell>
          <table:table-cell table:formula="of:=[.L67]/24" office:value-type="float" office:value="3.20833333333333">
            <text:p>3.208</text:p>
          </table:table-cell>
          <table:table-cell table:number-columns-repeated="7"/>
          <table:table-cell table:formula="of:=[.U$5]/(1+EXP([.U$6]*([.U$7]-[.$M67])))" office:value-type="float" office:value="119.999989482903">
            <text:p>119.9999894829</text:p>
          </table:table-cell>
          <table:table-cell table:formula="of:=[.V$5]/(1+EXP([.V$6]*([.V$7]-[.$M67])))" office:value-type="float" office:value="108.63251840615">
            <text:p>108.6325184062</text:p>
          </table:table-cell>
          <table:table-cell table:formula="of:=[.W$5]/(1+EXP([.W$6]*([.W$7]-[.$M67])))" office:value-type="float" office:value="32.2349359420142">
            <text:p>32.234935942</text:p>
          </table:table-cell>
          <table:table-cell table:formula="of:=[.X$5]/(1+EXP([.X$6]*([.X$7]-[.$M67])))" office:value-type="float" office:value="6.74878646495459">
            <text:p>6.748786465</text:p>
          </table:table-cell>
          <table:table-cell table:formula="of:=[.Y$5]/(1+EXP([.Y$6]*([.Y$7]-([.$M67]/10))))" office:value-type="float" office:value="119.999999999793">
            <text:p>119.9999999998</text:p>
          </table:table-cell>
          <table:table-cell table:formula="of:=[.U67]-[.Y67]" office:value-type="float" office:value="-0.0000105168894322105">
            <text:p>-1.05168894322105E-005</text:p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([.J68]-[.J$36])*24+[.K68]-[.K$36]" office:value-type="float" office:value="78">
            <text:p>78</text:p>
          </table:table-cell>
          <table:table-cell table:formula="of:=[.L68]/24" office:value-type="float" office:value="3.25">
            <text:p>3.250</text:p>
          </table:table-cell>
          <table:table-cell table:number-columns-repeated="7"/>
          <table:table-cell table:formula="of:=[.U$5]/(1+EXP([.U$6]*([.U$7]-[.$M68])))" office:value-type="float" office:value="119.999991809277">
            <text:p>119.9999918093</text:p>
          </table:table-cell>
          <table:table-cell table:formula="of:=[.V$5]/(1+EXP([.V$6]*([.V$7]-[.$M68])))" office:value-type="float" office:value="108.791436310635">
            <text:p>108.7914363106</text:p>
          </table:table-cell>
          <table:table-cell table:formula="of:=[.W$5]/(1+EXP([.W$6]*([.W$7]-[.$M68])))" office:value-type="float" office:value="33.9786601918331">
            <text:p>33.9786601918</text:p>
          </table:table-cell>
          <table:table-cell table:formula="of:=[.X$5]/(1+EXP([.X$6]*([.X$7]-[.$M68])))" office:value-type="float" office:value="6.98665163008396">
            <text:p>6.9866516301</text:p>
          </table:table-cell>
          <table:table-cell table:formula="of:=[.Y$5]/(1+EXP([.Y$6]*([.Y$7]-([.$M68]/10))))" office:value-type="float" office:value="119.999999999863">
            <text:p>119.9999999999</text:p>
          </table:table-cell>
          <table:table-cell table:formula="of:=[.U68]-[.Y68]" office:value-type="float" office:value="-0.00000819058669776496">
            <text:p>-8.19058669776496E-006</text:p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([.J69]-[.J$36])*24+[.K69]-[.K$36]" office:value-type="float" office:value="94">
            <text:p>94</text:p>
          </table:table-cell>
          <table:table-cell table:formula="of:=[.L69]/24" office:value-type="float" office:value="3.91666666666667">
            <text:p>3.917</text:p>
          </table:table-cell>
          <table:table-cell table:number-columns-repeated="7"/>
          <table:table-cell table:formula="of:=[.U$5]/(1+EXP([.U$6]*([.U$7]-[.$M69])))" office:value-type="float" office:value="119.999999849982">
            <text:p>119.99999985</text:p>
          </table:table-cell>
          <table:table-cell table:formula="of:=[.V$5]/(1+EXP([.V$6]*([.V$7]-[.$M69])))" office:value-type="float" office:value="109.834869951759">
            <text:p>109.8348699518</text:p>
          </table:table-cell>
          <table:table-cell table:formula="of:=[.W$5]/(1+EXP([.W$6]*([.W$7]-[.$M69])))" office:value-type="float" office:value="62.7353355568867">
            <text:p>62.7353355569</text:p>
          </table:table-cell>
          <table:table-cell table:formula="of:=[.X$5]/(1+EXP([.X$6]*([.X$7]-[.$M69])))" office:value-type="float" office:value="11.9667816178046">
            <text:p>11.9667816178</text:p>
          </table:table-cell>
          <table:table-cell table:formula="of:=[.Y$5]/(1+EXP([.Y$6]*([.Y$7]-([.$M69]/10))))" office:value-type="float" office:value="120">
            <text:p>120</text:p>
          </table:table-cell>
          <table:table-cell table:formula="of:=[.U69]-[.Y69]" office:value-type="float" office:value="-0.0000001500181525671">
            <text:p>-0.00000015</text:p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([.J70]-[.J$36])*24+[.K70]-[.K$36]" office:value-type="float" office:value="95">
            <text:p>95</text:p>
          </table:table-cell>
          <table:table-cell table:formula="of:=[.L70]/24" office:value-type="float" office:value="3.95833333333333">
            <text:p>3.958</text:p>
          </table:table-cell>
          <table:table-cell table:number-columns-repeated="7"/>
          <table:table-cell table:formula="of:=[.U$5]/(1+EXP([.U$6]*([.U$7]-[.$M70])))" office:value-type="float" office:value="119.999999883166">
            <text:p>119.9999998832</text:p>
          </table:table-cell>
          <table:table-cell table:formula="of:=[.V$5]/(1+EXP([.V$6]*([.V$7]-[.$M70])))" office:value-type="float" office:value="109.854247534107">
            <text:p>109.8542475341</text:p>
          </table:table-cell>
          <table:table-cell table:formula="of:=[.W$5]/(1+EXP([.W$6]*([.W$7]-[.$M70])))" office:value-type="float" office:value="64.292618654195">
            <text:p>64.2926186542</text:p>
          </table:table-cell>
          <table:table-cell table:formula="of:=[.X$5]/(1+EXP([.X$6]*([.X$7]-[.$M70])))" office:value-type="float" office:value="12.3612508383688">
            <text:p>12.3612508384</text:p>
          </table:table-cell>
          <table:table-cell table:formula="of:=[.Y$5]/(1+EXP([.Y$6]*([.Y$7]-([.$M70]/10))))" office:value-type="float" office:value="120">
            <text:p>120</text:p>
          </table:table-cell>
          <table:table-cell table:formula="of:=[.U70]-[.Y70]" office:value-type="float" office:value="-0.000000116834314667358">
            <text:p>-1.16834314667358E-007</text:p>
          </table:table-cell>
          <table:table-cell table:number-columns-repeated="99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([.J71]-[.J$36])*24+[.K71]-[.K$36]" office:value-type="float" office:value="96">
            <text:p>96</text:p>
          </table:table-cell>
          <table:table-cell table:formula="of:=[.L71]/24" office:value-type="float" office:value="4">
            <text:p>4.000</text:p>
          </table:table-cell>
          <table:table-cell table:number-columns-repeated="7"/>
          <table:table-cell table:formula="of:=[.U$5]/(1+EXP([.U$6]*([.U$7]-[.$M71])))" office:value-type="float" office:value="119.999999909009">
            <text:p>119.999999909</text:p>
          </table:table-cell>
          <table:table-cell table:formula="of:=[.V$5]/(1+EXP([.V$6]*([.V$7]-[.$M71])))" office:value-type="float" office:value="109.871353870844">
            <text:p>109.8713538708</text:p>
          </table:table-cell>
          <table:table-cell table:formula="of:=[.W$5]/(1+EXP([.W$6]*([.W$7]-[.$M71])))" office:value-type="float" office:value="65.7952720767004">
            <text:p>65.7952720767</text:p>
          </table:table-cell>
          <table:table-cell table:formula="of:=[.X$5]/(1+EXP([.X$6]*([.X$7]-[.$M71])))" office:value-type="float" office:value="12.7665958410439">
            <text:p>12.766595841</text:p>
          </table:table-cell>
          <table:table-cell table:formula="of:=[.Y$5]/(1+EXP([.Y$6]*([.Y$7]-([.$M71]/10))))" office:value-type="float" office:value="120">
            <text:p>120</text:p>
          </table:table-cell>
          <table:table-cell table:formula="of:=[.U71]-[.Y71]" office:value-type="float" office:value="-0.0000000909906532342575">
            <text:p>-0.000000091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J72]-[.J$36])*24+[.K72]-[.K$36]" office:value-type="float" office:value="97">
            <text:p>97</text:p>
          </table:table-cell>
          <table:table-cell table:formula="of:=[.L72]/24" office:value-type="float" office:value="4.04166666666667">
            <text:p>4.042</text:p>
          </table:table-cell>
          <table:table-cell table:number-columns-repeated="7"/>
          <table:table-cell table:formula="of:=[.U$5]/(1+EXP([.U$6]*([.U$7]-[.$M72])))" office:value-type="float" office:value="119.999999929136">
            <text:p>119.9999999291</text:p>
          </table:table-cell>
          <table:table-cell table:formula="of:=[.V$5]/(1+EXP([.V$6]*([.V$7]-[.$M72])))" office:value-type="float" office:value="109.886454585957">
            <text:p>109.886454586</text:p>
          </table:table-cell>
          <table:table-cell table:formula="of:=[.W$5]/(1+EXP([.W$6]*([.W$7]-[.$M72])))" office:value-type="float" office:value="67.2411840543603">
            <text:p>67.2411840544</text:p>
          </table:table-cell>
          <table:table-cell table:formula="of:=[.X$5]/(1+EXP([.X$6]*([.X$7]-[.$M72])))" office:value-type="float" office:value="13.1829757975561">
            <text:p>13.1829757976</text:p>
          </table:table-cell>
          <table:table-cell table:formula="of:=[.Y$5]/(1+EXP([.Y$6]*([.Y$7]-([.$M72]/10))))" office:value-type="float" office:value="120">
            <text:p>120</text:p>
          </table:table-cell>
          <table:table-cell table:formula="of:=[.U72]-[.Y72]" office:value-type="float" office:value="-0.0000000708635781165867">
            <text:p>-7.08635781165867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J73]-[.J$36])*24+[.K73]-[.K$36]" office:value-type="float" office:value="98">
            <text:p>98</text:p>
          </table:table-cell>
          <table:table-cell table:formula="of:=[.L73]/24" office:value-type="float" office:value="4.08333333333333">
            <text:p>4.083</text:p>
          </table:table-cell>
          <table:table-cell table:number-columns-repeated="7"/>
          <table:table-cell table:formula="of:=[.U$5]/(1+EXP([.U$6]*([.U$7]-[.$M73])))" office:value-type="float" office:value="119.999999944811">
            <text:p>119.9999999448</text:p>
          </table:table-cell>
          <table:table-cell table:formula="of:=[.V$5]/(1+EXP([.V$6]*([.V$7]-[.$M73])))" office:value-type="float" office:value="109.899784368616">
            <text:p>109.8997843686</text:p>
          </table:table-cell>
          <table:table-cell table:formula="of:=[.W$5]/(1+EXP([.W$6]*([.W$7]-[.$M73])))" office:value-type="float" office:value="68.6287774490488">
            <text:p>68.628777449</text:p>
          </table:table-cell>
          <table:table-cell table:formula="of:=[.X$5]/(1+EXP([.X$6]*([.X$7]-[.$M73])))" office:value-type="float" office:value="13.6105427258167">
            <text:p>13.6105427258</text:p>
          </table:table-cell>
          <table:table-cell table:formula="of:=[.Y$5]/(1+EXP([.Y$6]*([.Y$7]-([.$M73]/10))))" office:value-type="float" office:value="120">
            <text:p>120</text:p>
          </table:table-cell>
          <table:table-cell table:formula="of:=[.U73]-[.Y73]" office:value-type="float" office:value="-0.0000000551886216726416">
            <text:p>-5.51886216726416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J74]-[.J$36])*24+[.K74]-[.K$36]" office:value-type="float" office:value="99">
            <text:p>99</text:p>
          </table:table-cell>
          <table:table-cell table:formula="of:=[.L74]/24" office:value-type="float" office:value="4.125">
            <text:p>4.125</text:p>
          </table:table-cell>
          <table:table-cell table:number-columns-repeated="7"/>
          <table:table-cell table:formula="of:=[.U$5]/(1+EXP([.U$6]*([.U$7]-[.$M74])))" office:value-type="float" office:value="119.999999957019">
            <text:p>119.999999957</text:p>
          </table:table-cell>
          <table:table-cell table:formula="of:=[.V$5]/(1+EXP([.V$6]*([.V$7]-[.$M74])))" office:value-type="float" office:value="109.911550547081">
            <text:p>109.9115505471</text:p>
          </table:table-cell>
          <table:table-cell table:formula="of:=[.W$5]/(1+EXP([.W$6]*([.W$7]-[.$M74])))" office:value-type="float" office:value="69.9569875057222">
            <text:p>69.9569875057</text:p>
          </table:table-cell>
          <table:table-cell table:formula="of:=[.X$5]/(1+EXP([.X$6]*([.X$7]-[.$M74])))" office:value-type="float" office:value="14.0494407700912">
            <text:p>14.0494407701</text:p>
          </table:table-cell>
          <table:table-cell table:formula="of:=[.Y$5]/(1+EXP([.Y$6]*([.Y$7]-([.$M74]/10))))" office:value-type="float" office:value="120">
            <text:p>120</text:p>
          </table:table-cell>
          <table:table-cell table:formula="of:=[.U74]-[.Y74]" office:value-type="float" office:value="-0.0000000429809432489492">
            <text:p>-0.000000043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J75]-[.J$36])*24+[.K75]-[.K$36]" office:value-type="float" office:value="100">
            <text:p>100</text:p>
          </table:table-cell>
          <table:table-cell table:formula="of:=[.L75]/24" office:value-type="float" office:value="4.16666666666667">
            <text:p>4.167</text:p>
          </table:table-cell>
          <table:table-cell table:number-columns-repeated="7"/>
          <table:table-cell table:formula="of:=[.U$5]/(1+EXP([.U$6]*([.U$7]-[.$M75])))" office:value-type="float" office:value="119.999999966526">
            <text:p>119.9999999665</text:p>
          </table:table-cell>
          <table:table-cell table:formula="of:=[.V$5]/(1+EXP([.V$6]*([.V$7]-[.$M75])))" office:value-type="float" office:value="109.921936256099">
            <text:p>109.9219362561</text:p>
          </table:table-cell>
          <table:table-cell table:formula="of:=[.W$5]/(1+EXP([.W$6]*([.W$7]-[.$M75])))" office:value-type="float" office:value="71.225232540656">
            <text:p>71.2252325407</text:p>
          </table:table-cell>
          <table:table-cell table:formula="of:=[.X$5]/(1+EXP([.X$6]*([.X$7]-[.$M75])))" office:value-type="float" office:value="14.4998054618927">
            <text:p>14.4998054619</text:p>
          </table:table-cell>
          <table:table-cell table:formula="of:=[.Y$5]/(1+EXP([.Y$6]*([.Y$7]-([.$M75]/10))))" office:value-type="float" office:value="120">
            <text:p>120</text:p>
          </table:table-cell>
          <table:table-cell table:formula="of:=[.U75]-[.Y75]" office:value-type="float" office:value="-0.0000000334735972273847">
            <text:p>-3.34735972273847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J76]-[.J$36])*24+[.K76]-[.K$36]" office:value-type="float" office:value="101">
            <text:p>101</text:p>
          </table:table-cell>
          <table:table-cell table:formula="of:=[.L76]/24" office:value-type="float" office:value="4.20833333333333">
            <text:p>4.208</text:p>
          </table:table-cell>
          <table:table-cell table:number-columns-repeated="7"/>
          <table:table-cell table:formula="of:=[.U$5]/(1+EXP([.U$6]*([.U$7]-[.$M76])))" office:value-type="float" office:value="119.999999973931">
            <text:p>119.9999999739</text:p>
          </table:table-cell>
          <table:table-cell table:formula="of:=[.V$5]/(1+EXP([.V$6]*([.V$7]-[.$M76])))" office:value-type="float" office:value="109.931103242608">
            <text:p>109.9311032426</text:p>
          </table:table-cell>
          <table:table-cell table:formula="of:=[.W$5]/(1+EXP([.W$6]*([.W$7]-[.$M76])))" office:value-type="float" office:value="72.4333790687544">
            <text:p>72.4333790688</text:p>
          </table:table-cell>
          <table:table-cell table:formula="of:=[.X$5]/(1+EXP([.X$6]*([.X$7]-[.$M76])))" office:value-type="float" office:value="14.9617629636878">
            <text:p>14.9617629637</text:p>
          </table:table-cell>
          <table:table-cell table:formula="of:=[.Y$5]/(1+EXP([.Y$6]*([.Y$7]-([.$M76]/10))))" office:value-type="float" office:value="120">
            <text:p>120</text:p>
          </table:table-cell>
          <table:table-cell table:formula="of:=[.U76]-[.Y76]" office:value-type="float" office:value="-0.0000000260692729625589">
            <text:p>-2.60692729625589E-008</text:p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J77]-[.J$36])*24+[.K77]-[.K$36]" office:value-type="float" office:value="102">
            <text:p>102</text:p>
          </table:table-cell>
          <table:table-cell table:formula="of:=[.L77]/24" office:value-type="float" office:value="4.25">
            <text:p>4.250</text:p>
          </table:table-cell>
          <table:table-cell table:number-columns-repeated="7"/>
          <table:table-cell table:formula="of:=[.U$5]/(1+EXP([.U$6]*([.U$7]-[.$M77])))" office:value-type="float" office:value="119.999999979697">
            <text:p>119.9999999797</text:p>
          </table:table-cell>
          <table:table-cell table:formula="of:=[.V$5]/(1+EXP([.V$6]*([.V$7]-[.$M77])))" office:value-type="float" office:value="109.939194349938">
            <text:p>109.9391943499</text:p>
          </table:table-cell>
          <table:table-cell table:formula="of:=[.W$5]/(1+EXP([.W$6]*([.W$7]-[.$M77])))" office:value-type="float" office:value="73.5817028574279">
            <text:p>73.5817028574</text:p>
          </table:table-cell>
          <table:table-cell table:formula="of:=[.X$5]/(1+EXP([.X$6]*([.X$7]-[.$M77])))" office:value-type="float" office:value="15.4354292977861">
            <text:p>15.4354292978</text:p>
          </table:table-cell>
          <table:table-cell table:formula="of:=[.Y$5]/(1+EXP([.Y$6]*([.Y$7]-([.$M77]/10))))" office:value-type="float" office:value="120">
            <text:p>120</text:p>
          </table:table-cell>
          <table:table-cell table:formula="of:=[.U77]-[.Y77]" office:value-type="float" office:value="-0.0000000203027781253695">
            <text:p>-2.03027781253695E-008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([.J78]-[.J$36])*24+[.K78]-[.K$36]" office:value-type="float" office:value="118">
            <text:p>118</text:p>
          </table:table-cell>
          <table:table-cell table:formula="of:=[.L78]/24" office:value-type="float" office:value="4.91666666666667">
            <text:p>4.917</text:p>
          </table:table-cell>
          <table:table-cell table:number-columns-repeated="7"/>
          <table:table-cell table:formula="of:=[.U$5]/(1+EXP([.U$6]*([.U$7]-[.$M78])))" office:value-type="float" office:value="119.999999999628">
            <text:p>119.9999999996</text:p>
          </table:table-cell>
          <table:table-cell table:formula="of:=[.V$5]/(1+EXP([.V$6]*([.V$7]-[.$M78])))" office:value-type="float" office:value="109.991766914974">
            <text:p>109.991766915</text:p>
          </table:table-cell>
          <table:table-cell table:formula="of:=[.W$5]/(1+EXP([.W$6]*([.W$7]-[.$M78])))" office:value-type="float" office:value="85.000566585815">
            <text:p>85.0005665858</text:p>
          </table:table-cell>
          <table:table-cell table:formula="of:=[.X$5]/(1+EXP([.X$6]*([.X$7]-[.$M78])))" office:value-type="float" office:value="24.6496516865299">
            <text:p>24.6496516865</text:p>
          </table:table-cell>
          <table:table-cell table:formula="of:=[.Y$5]/(1+EXP([.Y$6]*([.Y$7]-([.$M78]/10))))" office:value-type="float" office:value="120">
            <text:p>120</text:p>
          </table:table-cell>
          <table:table-cell table:formula="of:=[.U78]-[.Y78]" office:value-type="float" office:value="-0.000000000371855435332691">
            <text:p>-3.71855435332691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J79]-[.J$36])*24+[.K79]-[.K$36]" office:value-type="float" office:value="119">
            <text:p>119</text:p>
          </table:table-cell>
          <table:table-cell table:formula="of:=[.L79]/24" office:value-type="float" office:value="4.95833333333333">
            <text:p>4.958</text:p>
          </table:table-cell>
          <table:table-cell table:number-columns-repeated="7"/>
          <table:table-cell table:formula="of:=[.U$5]/(1+EXP([.U$6]*([.U$7]-[.$M79])))" office:value-type="float" office:value="119.99999999971">
            <text:p>119.9999999997</text:p>
          </table:table-cell>
          <table:table-cell table:formula="of:=[.V$5]/(1+EXP([.V$6]*([.V$7]-[.$M79])))" office:value-type="float" office:value="109.992734264066">
            <text:p>109.9927342641</text:p>
          </table:table-cell>
          <table:table-cell table:formula="of:=[.W$5]/(1+EXP([.W$6]*([.W$7]-[.$M79])))" office:value-type="float" office:value="85.3797786196215">
            <text:p>85.3797786196</text:p>
          </table:table-cell>
          <table:table-cell table:formula="of:=[.X$5]/(1+EXP([.X$6]*([.X$7]-[.$M79])))" office:value-type="float" office:value="25.3265046686229">
            <text:p>25.3265046686</text:p>
          </table:table-cell>
          <table:table-cell table:formula="of:=[.Y$5]/(1+EXP([.Y$6]*([.Y$7]-([.$M79]/10))))" office:value-type="float" office:value="120">
            <text:p>120</text:p>
          </table:table-cell>
          <table:table-cell table:formula="of:=[.U79]-[.Y79]" office:value-type="float" office:value="-0.000000000289603008241102">
            <text:p>-2.89603008241102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J80]-[.J$36])*24+[.K80]-[.K$36]" office:value-type="float" office:value="120">
            <text:p>120</text:p>
          </table:table-cell>
          <table:table-cell table:formula="of:=[.L80]/24" office:value-type="float" office:value="5">
            <text:p>5.000</text:p>
          </table:table-cell>
          <table:table-cell table:number-columns-repeated="7"/>
          <table:table-cell table:formula="of:=[.U$5]/(1+EXP([.U$6]*([.U$7]-[.$M80])))" office:value-type="float" office:value="119.999999999774">
            <text:p>119.9999999998</text:p>
          </table:table-cell>
          <table:table-cell table:formula="of:=[.V$5]/(1+EXP([.V$6]*([.V$7]-[.$M80])))" office:value-type="float" office:value="109.993587960777">
            <text:p>109.9935879608</text:p>
          </table:table-cell>
          <table:table-cell table:formula="of:=[.W$5]/(1+EXP([.W$6]*([.W$7]-[.$M80])))" office:value-type="float" office:value="85.731671414019">
            <text:p>85.731671414</text:p>
          </table:table-cell>
          <table:table-cell table:formula="of:=[.X$5]/(1+EXP([.X$6]*([.X$7]-[.$M80])))" office:value-type="float" office:value="26.0145447637496">
            <text:p>26.0145447637</text:p>
          </table:table-cell>
          <table:table-cell table:formula="of:=[.Y$5]/(1+EXP([.Y$6]*([.Y$7]-([.$M80]/10))))" office:value-type="float" office:value="120">
            <text:p>120</text:p>
          </table:table-cell>
          <table:table-cell table:formula="of:=[.U80]-[.Y80]" office:value-type="float" office:value="-0.000000000225554686039686">
            <text:p>-2.25554686039686E-010</text:p>
          </table:table-cell>
          <table:table-cell table:number-columns-repeated="997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J81]-[.J$36])*24+[.K81]-[.K$36]" office:value-type="float" office:value="121">
            <text:p>121</text:p>
          </table:table-cell>
          <table:table-cell table:formula="of:=[.L81]/24" office:value-type="float" office:value="5.04166666666667">
            <text:p>5.042</text:p>
          </table:table-cell>
          <table:table-cell office:value-type="string">
            <text:p># probablement 5 pétales extérieurs ouverts avant ouverture du 1<text:span text:style-name="T1">er</text:span>(?) pétale intérieur</text:p>
          </table:table-cell>
          <table:table-cell table:number-columns-repeated="6"/>
          <table:table-cell table:formula="of:=[.U$5]/(1+EXP([.U$6]*([.U$7]-[.$M81])))" office:value-type="float" office:value="119.999999999824">
            <text:p>119.9999999998</text:p>
          </table:table-cell>
          <table:table-cell table:formula="of:=[.V$5]/(1+EXP([.V$6]*([.V$7]-[.$M81])))" office:value-type="float" office:value="109.994341356488">
            <text:p>109.9943413565</text:p>
          </table:table-cell>
          <table:table-cell table:formula="of:=[.W$5]/(1+EXP([.W$6]*([.W$7]-[.$M81])))" office:value-type="float" office:value="86.0580002055185">
            <text:p>86.0580002055</text:p>
          </table:table-cell>
          <table:table-cell table:formula="of:=[.X$5]/(1+EXP([.X$6]*([.X$7]-[.$M81])))" office:value-type="float" office:value="26.7135559902172">
            <text:p>26.7135559902</text:p>
          </table:table-cell>
          <table:table-cell table:formula="of:=[.Y$5]/(1+EXP([.Y$6]*([.Y$7]-([.$M81]/10))))" office:value-type="float" office:value="120">
            <text:p>120</text:p>
          </table:table-cell>
          <table:table-cell table:formula="of:=[.U81]-[.Y81]" office:value-type="float" office:value="-0.000000000175646164279897">
            <text:p>-1.75646164279897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J82]-[.J$36])*24+[.K82]-[.K$36]" office:value-type="float" office:value="122">
            <text:p>122</text:p>
          </table:table-cell>
          <table:table-cell table:formula="of:=[.L82]/24" office:value-type="float" office:value="5.08333333333333">
            <text:p>5.083</text:p>
          </table:table-cell>
          <table:table-cell table:number-columns-repeated="7"/>
          <table:table-cell table:formula="of:=[.U$5]/(1+EXP([.U$6]*([.U$7]-[.$M82])))" office:value-type="float" office:value="119.999999999863">
            <text:p>119.9999999999</text:p>
          </table:table-cell>
          <table:table-cell table:formula="of:=[.V$5]/(1+EXP([.V$6]*([.V$7]-[.$M82])))" office:value-type="float" office:value="109.995006234443">
            <text:p>109.9950062344</text:p>
          </table:table-cell>
          <table:table-cell table:formula="of:=[.W$5]/(1+EXP([.W$6]*([.W$7]-[.$M82])))" office:value-type="float" office:value="86.3604391663797">
            <text:p>86.3604391664</text:p>
          </table:table-cell>
          <table:table-cell table:formula="of:=[.X$5]/(1+EXP([.X$6]*([.X$7]-[.$M82])))" office:value-type="float" office:value="27.4232997587191">
            <text:p>27.4232997587</text:p>
          </table:table-cell>
          <table:table-cell table:formula="of:=[.Y$5]/(1+EXP([.Y$6]*([.Y$7]-([.$M82]/10))))" office:value-type="float" office:value="120">
            <text:p>120</text:p>
          </table:table-cell>
          <table:table-cell table:formula="of:=[.U82]-[.Y82]" office:value-type="float" office:value="-0.000000000136793687488534">
            <text:p>-1.36793687488534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J83]-[.J$36])*24+[.K83]-[.K$36]" office:value-type="float" office:value="123">
            <text:p>123</text:p>
          </table:table-cell>
          <table:table-cell table:formula="of:=[.L83]/24" office:value-type="float" office:value="5.125">
            <text:p>5.125</text:p>
          </table:table-cell>
          <table:table-cell office:value-type="string">
            <text:p># note : début effondrement pétales intérieurs</text:p>
          </table:table-cell>
          <table:table-cell table:number-columns-repeated="6"/>
          <table:table-cell table:formula="of:=[.U$5]/(1+EXP([.U$6]*([.U$7]-[.$M83])))" office:value-type="float" office:value="119.999999999893">
            <text:p>119.9999999999</text:p>
          </table:table-cell>
          <table:table-cell table:formula="of:=[.V$5]/(1+EXP([.V$6]*([.V$7]-[.$M83])))" office:value-type="float" office:value="109.995592993855">
            <text:p>109.9955929939</text:p>
          </table:table-cell>
          <table:table-cell table:formula="of:=[.W$5]/(1+EXP([.W$6]*([.W$7]-[.$M83])))" office:value-type="float" office:value="86.6405801390284">
            <text:p>86.640580139</text:p>
          </table:table-cell>
          <table:table-cell table:formula="of:=[.X$5]/(1+EXP([.X$6]*([.X$7]-[.$M83])))" office:value-type="float" office:value="28.1435147822516">
            <text:p>28.1435147823</text:p>
          </table:table-cell>
          <table:table-cell table:formula="of:=[.Y$5]/(1+EXP([.Y$6]*([.Y$7]-([.$M83]/10))))" office:value-type="float" office:value="120">
            <text:p>120</text:p>
          </table:table-cell>
          <table:table-cell table:formula="of:=[.U83]-[.Y83]" office:value-type="float" office:value="-0.000000000106524566945154">
            <text:p>-1.06524566945154E-01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J84]-[.J$36])*24+[.K84]-[.K$36]" office:value-type="float" office:value="124">
            <text:p>124</text:p>
          </table:table-cell>
          <table:table-cell table:formula="of:=[.L84]/24" office:value-type="float" office:value="5.16666666666667">
            <text:p>5.167</text:p>
          </table:table-cell>
          <table:table-cell office:value-type="string">
            <text:p># note : 4 pétales intérieurs visibles</text:p>
          </table:table-cell>
          <table:table-cell table:number-columns-repeated="6"/>
          <table:table-cell table:formula="of:=[.U$5]/(1+EXP([.U$6]*([.U$7]-[.$M84])))" office:value-type="float" office:value="119.999999999917">
            <text:p>119.9999999999</text:p>
          </table:table-cell>
          <table:table-cell table:formula="of:=[.V$5]/(1+EXP([.V$6]*([.V$7]-[.$M84])))" office:value-type="float" office:value="109.996110812418">
            <text:p>109.9961108124</text:p>
          </table:table-cell>
          <table:table-cell table:formula="of:=[.W$5]/(1+EXP([.W$6]*([.W$7]-[.$M84])))" office:value-type="float" office:value="86.899932390041">
            <text:p>86.89993239</text:p>
          </table:table-cell>
          <table:table-cell table:formula="of:=[.X$5]/(1+EXP([.X$6]*([.X$7]-[.$M84])))" office:value-type="float" office:value="28.8739170742146">
            <text:p>28.8739170742</text:p>
          </table:table-cell>
          <table:table-cell table:formula="of:=[.Y$5]/(1+EXP([.Y$6]*([.Y$7]-([.$M84]/10))))" office:value-type="float" office:value="120">
            <text:p>120</text:p>
          </table:table-cell>
          <table:table-cell table:formula="of:=[.U84]-[.Y84]" office:value-type="float" office:value="-0.0000000000829771806820645">
            <text:p>-8.29771806820645E-011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J85]-[.J$36])*24+[.K85]-[.K$36]" office:value-type="float" office:value="125">
            <text:p>125</text:p>
          </table:table-cell>
          <table:table-cell table:formula="of:=[.L85]/24" office:value-type="float" office:value="5.20833333333333">
            <text:p>5.208</text:p>
          </table:table-cell>
          <table:table-cell table:number-columns-repeated="7"/>
          <table:table-cell table:formula="of:=[.U$5]/(1+EXP([.U$6]*([.U$7]-[.$M85])))" office:value-type="float" office:value="119.999999999935">
            <text:p>119.9999999999</text:p>
          </table:table-cell>
          <table:table-cell table:formula="of:=[.V$5]/(1+EXP([.V$6]*([.V$7]-[.$M85])))" office:value-type="float" office:value="109.996567789747">
            <text:p>109.9965677897</text:p>
          </table:table-cell>
          <table:table-cell table:formula="of:=[.W$5]/(1+EXP([.W$6]*([.W$7]-[.$M85])))" office:value-type="float" office:value="87.1399232136693">
            <text:p>87.1399232137</text:p>
          </table:table-cell>
          <table:table-cell table:formula="of:=[.X$5]/(1+EXP([.X$6]*([.X$7]-[.$M85])))" office:value-type="float" office:value="29.61420003848">
            <text:p>29.6142000385</text:p>
          </table:table-cell>
          <table:table-cell table:formula="of:=[.Y$5]/(1+EXP([.Y$6]*([.Y$7]-([.$M85]/10))))" office:value-type="float" office:value="120">
            <text:p>120</text:p>
          </table:table-cell>
          <table:table-cell table:formula="of:=[.U85]-[.Y85]" office:value-type="float" office:value="-0.0000000000646167563900235">
            <text:p>-6.46167563900235E-011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J86]-[.J$36])*24+[.K86]-[.K$36]" office:value-type="float" office:value="126">
            <text:p>126</text:p>
          </table:table-cell>
          <table:table-cell table:formula="of:=[.L86]/24" office:value-type="float" office:value="5.25">
            <text:p>5.250</text:p>
          </table:table-cell>
          <table:table-cell table:number-columns-repeated="7"/>
          <table:table-cell table:formula="of:=[.U$5]/(1+EXP([.U$6]*([.U$7]-[.$M86])))" office:value-type="float" office:value="119.99999999995">
            <text:p>120</text:p>
          </table:table-cell>
          <table:table-cell table:formula="of:=[.V$5]/(1+EXP([.V$6]*([.V$7]-[.$M86])))" office:value-type="float" office:value="109.996971073977">
            <text:p>109.996971074</text:p>
          </table:table-cell>
          <table:table-cell table:formula="of:=[.W$5]/(1+EXP([.W$6]*([.W$7]-[.$M86])))" office:value-type="float" office:value="87.3618992323779">
            <text:p>87.3618992324</text:p>
          </table:table-cell>
          <table:table-cell table:formula="of:=[.X$5]/(1+EXP([.X$6]*([.X$7]-[.$M86])))" office:value-type="float" office:value="30.3640346546926">
            <text:p>30.3640346547</text:p>
          </table:table-cell>
          <table:table-cell table:formula="of:=[.Y$5]/(1+EXP([.Y$6]*([.Y$7]-([.$M86]/10))))" office:value-type="float" office:value="120">
            <text:p>120</text:p>
          </table:table-cell>
          <table:table-cell table:formula="of:=[.U86]-[.Y86]" office:value-type="float" office:value="-0.0000000000503348474012455">
            <text:p>-5.03348474012455E-011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J87]-[.J$36])*24+[.K87]-[.K$36]" office:value-type="float" office:value="142">
            <text:p>142</text:p>
          </table:table-cell>
          <table:table-cell table:formula="of:=[.L87]/24" office:value-type="float" office:value="5.91666666666667">
            <text:p>5.917</text:p>
          </table:table-cell>
          <table:table-cell table:number-columns-repeated="7"/>
          <table:table-cell table:formula="of:=[.U$5]/(1+EXP([.U$6]*([.U$7]-[.$M87])))" office:value-type="float" office:value="119.999999999999">
            <text:p>120</text:p>
          </table:table-cell>
          <table:table-cell table:formula="of:=[.V$5]/(1+EXP([.V$6]*([.V$7]-[.$M87])))" office:value-type="float" office:value="109.999590069679">
            <text:p>109.9995900697</text:p>
          </table:table-cell>
          <table:table-cell table:formula="of:=[.W$5]/(1+EXP([.W$6]*([.W$7]-[.$M87])))" office:value-type="float" office:value="89.2892624843323">
            <text:p>89.2892624843</text:p>
          </table:table-cell>
          <table:table-cell table:formula="of:=[.X$5]/(1+EXP([.X$6]*([.X$7]-[.$M87])))" office:value-type="float" office:value="43.3132905709318">
            <text:p>43.3132905709</text:p>
          </table:table-cell>
          <table:table-cell table:formula="of:=[.Y$5]/(1+EXP([.Y$6]*([.Y$7]-([.$M87]/10))))" office:value-type="float" office:value="120">
            <text:p>120</text:p>
          </table:table-cell>
          <table:table-cell table:formula="of:=[.U87]-[.Y87]" office:value-type="float" office:value="-0.000000000000937916411203332">
            <text:p>-9.37916411203332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J88]-[.J$36])*24+[.K88]-[.K$36]" office:value-type="float" office:value="143">
            <text:p>143</text:p>
          </table:table-cell>
          <table:table-cell table:formula="of:=[.L88]/24" office:value-type="float" office:value="5.95833333333333">
            <text:p>5.958</text:p>
          </table:table-cell>
          <table:table-cell table:number-columns-repeated="7"/>
          <table:table-cell table:formula="of:=[.U$5]/(1+EXP([.U$6]*([.U$7]-[.$M88])))" office:value-type="float" office:value="119.999999999999">
            <text:p>120</text:p>
          </table:table-cell>
          <table:table-cell table:formula="of:=[.V$5]/(1+EXP([.V$6]*([.V$7]-[.$M88])))" office:value-type="float" office:value="109.999638237603">
            <text:p>109.9996382376</text:p>
          </table:table-cell>
          <table:table-cell table:formula="of:=[.W$5]/(1+EXP([.W$6]*([.W$7]-[.$M88])))" office:value-type="float" office:value="89.3456767683276">
            <text:p>89.3456767683</text:p>
          </table:table-cell>
          <table:table-cell table:formula="of:=[.X$5]/(1+EXP([.X$6]*([.X$7]-[.$M88])))" office:value-type="float" office:value="44.1563488630505">
            <text:p>44.1563488631</text:p>
          </table:table-cell>
          <table:table-cell table:formula="of:=[.Y$5]/(1+EXP([.Y$6]*([.Y$7]-([.$M88]/10))))" office:value-type="float" office:value="120">
            <text:p>120</text:p>
          </table:table-cell>
          <table:table-cell table:formula="of:=[.U88]-[.Y88]" office:value-type="float" office:value="-0.000000000000724753590475302">
            <text:p>-7.24753590475302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([.J89]-[.J$36])*24+[.K89]-[.K$36]" office:value-type="float" office:value="144">
            <text:p>144</text:p>
          </table:table-cell>
          <table:table-cell table:formula="of:=[.L89]/24" office:value-type="float" office:value="6">
            <text:p>6.000</text:p>
          </table:table-cell>
          <table:table-cell table:number-columns-repeated="7"/>
          <table:table-cell table:formula="of:=[.U$5]/(1+EXP([.U$6]*([.U$7]-[.$M89])))" office:value-type="float" office:value="119.999999999999">
            <text:p>120</text:p>
          </table:table-cell>
          <table:table-cell table:formula="of:=[.V$5]/(1+EXP([.V$6]*([.V$7]-[.$M89])))" office:value-type="float" office:value="109.999680745682">
            <text:p>109.9996807457</text:p>
          </table:table-cell>
          <table:table-cell table:formula="of:=[.W$5]/(1+EXP([.W$6]*([.W$7]-[.$M89])))" office:value-type="float" office:value="89.3976434168144">
            <text:p>89.3976434168</text:p>
          </table:table-cell>
          <table:table-cell table:formula="of:=[.X$5]/(1+EXP([.X$6]*([.X$7]-[.$M89])))" office:value-type="float" office:value="45">
            <text:p>45</text:p>
          </table:table-cell>
          <table:table-cell table:formula="of:=[.Y$5]/(1+EXP([.Y$6]*([.Y$7]-([.$M89]/10))))" office:value-type="float" office:value="120">
            <text:p>120</text:p>
          </table:table-cell>
          <table:table-cell table:formula="of:=[.U89]-[.Y89]" office:value-type="float" office:value="-0.000000000000554223333892878">
            <text:p>-5.54223333892878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([.J90]-[.J$36])*24+[.K90]-[.K$36]" office:value-type="float" office:value="145">
            <text:p>145</text:p>
          </table:table-cell>
          <table:table-cell table:formula="of:=[.L90]/24" office:value-type="float" office:value="6.04166666666667">
            <text:p>6.042</text:p>
          </table:table-cell>
          <table:table-cell table:number-columns-repeated="7"/>
          <table:table-cell table:formula="of:=[.U$5]/(1+EXP([.U$6]*([.U$7]-[.$M90])))" office:value-type="float" office:value="120">
            <text:p>120</text:p>
          </table:table-cell>
          <table:table-cell table:formula="of:=[.V$5]/(1+EXP([.V$6]*([.V$7]-[.$M90])))" office:value-type="float" office:value="109.999718258957">
            <text:p>109.999718259</text:p>
          </table:table-cell>
          <table:table-cell table:formula="of:=[.W$5]/(1+EXP([.W$6]*([.W$7]-[.$M90])))" office:value-type="float" office:value="89.4455084645184">
            <text:p>89.4455084645</text:p>
          </table:table-cell>
          <table:table-cell table:formula="of:=[.X$5]/(1+EXP([.X$6]*([.X$7]-[.$M90])))" office:value-type="float" office:value="45.8436511369495">
            <text:p>45.8436511369</text:p>
          </table:table-cell>
          <table:table-cell table:formula="of:=[.Y$5]/(1+EXP([.Y$6]*([.Y$7]-([.$M90]/10))))" office:value-type="float" office:value="120">
            <text:p>120</text:p>
          </table:table-cell>
          <table:table-cell table:formula="of:=[.U90]-[.Y90]" office:value-type="float" office:value="-0.00000000000042632564145606">
            <text:p>-4.2632564145606E-013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J91]-[.J$36])*24+[.K91]-[.K$36]" office:value-type="float" office:value="146">
            <text:p>146</text:p>
          </table:table-cell>
          <table:table-cell table:formula="of:=[.L91]/24" office:value-type="float" office:value="6.08333333333333">
            <text:p>6.083</text:p>
          </table:table-cell>
          <table:table-cell table:number-columns-repeated="7"/>
          <table:table-cell table:formula="of:=[.U$5]/(1+EXP([.U$6]*([.U$7]-[.$M91])))" office:value-type="float" office:value="120">
            <text:p>120</text:p>
          </table:table-cell>
          <table:table-cell table:formula="of:=[.V$5]/(1+EXP([.V$6]*([.V$7]-[.$M91])))" office:value-type="float" office:value="109.999751364327">
            <text:p>109.9997513643</text:p>
          </table:table-cell>
          <table:table-cell table:formula="of:=[.W$5]/(1+EXP([.W$6]*([.W$7]-[.$M91])))" office:value-type="float" office:value="89.4895917287633">
            <text:p>89.4895917288</text:p>
          </table:table-cell>
          <table:table-cell table:formula="of:=[.X$5]/(1+EXP([.X$6]*([.X$7]-[.$M91])))" office:value-type="float" office:value="46.6867094290682">
            <text:p>46.6867094291</text:p>
          </table:table-cell>
          <table:table-cell table:formula="of:=[.Y$5]/(1+EXP([.Y$6]*([.Y$7]-([.$M91]/10))))" office:value-type="float" office:value="120">
            <text:p>120</text:p>
          </table:table-cell>
          <table:table-cell table:formula="of:=[.U91]-[.Y9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J92]-[.J$36])*24+[.K92]-[.K$36]" office:value-type="float" office:value="147">
            <text:p>147</text:p>
          </table:table-cell>
          <table:table-cell table:formula="of:=[.L92]/24" office:value-type="float" office:value="6.125">
            <text:p>6.125</text:p>
          </table:table-cell>
          <table:table-cell table:number-columns-repeated="7"/>
          <table:table-cell table:formula="of:=[.U$5]/(1+EXP([.U$6]*([.U$7]-[.$M92])))" office:value-type="float" office:value="120">
            <text:p>120</text:p>
          </table:table-cell>
          <table:table-cell table:formula="of:=[.V$5]/(1+EXP([.V$6]*([.V$7]-[.$M92])))" office:value-type="float" office:value="109.999780579731">
            <text:p>109.9997805797</text:p>
          </table:table-cell>
          <table:table-cell table:formula="of:=[.W$5]/(1+EXP([.W$6]*([.W$7]-[.$M92])))" office:value-type="float" office:value="89.5301886875798">
            <text:p>89.5301886876</text:p>
          </table:table-cell>
          <table:table-cell table:formula="of:=[.X$5]/(1+EXP([.X$6]*([.X$7]-[.$M92])))" office:value-type="float" office:value="47.5285836967548">
            <text:p>47.5285836968</text:p>
          </table:table-cell>
          <table:table-cell table:formula="of:=[.Y$5]/(1+EXP([.Y$6]*([.Y$7]-([.$M92]/10))))" office:value-type="float" office:value="120">
            <text:p>120</text:p>
          </table:table-cell>
          <table:table-cell table:formula="of:=[.U92]-[.Y9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J93]-[.J$36])*24+[.K93]-[.K$36]" office:value-type="float" office:value="148">
            <text:p>148</text:p>
          </table:table-cell>
          <table:table-cell table:formula="of:=[.L93]/24" office:value-type="float" office:value="6.16666666666667">
            <text:p>6.167</text:p>
          </table:table-cell>
          <table:table-cell table:number-columns-repeated="7"/>
          <table:table-cell table:formula="of:=[.U$5]/(1+EXP([.U$6]*([.U$7]-[.$M93])))" office:value-type="float" office:value="120">
            <text:p>120</text:p>
          </table:table-cell>
          <table:table-cell table:formula="of:=[.V$5]/(1+EXP([.V$6]*([.V$7]-[.$M93])))" office:value-type="float" office:value="109.999806362247">
            <text:p>109.9998063622</text:p>
          </table:table-cell>
          <table:table-cell table:formula="of:=[.W$5]/(1+EXP([.W$6]*([.W$7]-[.$M93])))" office:value-type="float" office:value="89.5675722401557">
            <text:p>89.5675722402</text:p>
          </table:table-cell>
          <table:table-cell table:formula="of:=[.X$5]/(1+EXP([.X$6]*([.X$7]-[.$M93])))" office:value-type="float" office:value="48.3686860809375">
            <text:p>48.3686860809</text:p>
          </table:table-cell>
          <table:table-cell table:formula="of:=[.Y$5]/(1+EXP([.Y$6]*([.Y$7]-([.$M93]/10))))" office:value-type="float" office:value="120">
            <text:p>120</text:p>
          </table:table-cell>
          <table:table-cell table:formula="of:=[.U93]-[.Y9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J94]-[.J$36])*24+[.K94]-[.K$36]" office:value-type="float" office:value="149">
            <text:p>149</text:p>
          </table:table-cell>
          <table:table-cell table:formula="of:=[.L94]/24" office:value-type="float" office:value="6.20833333333333">
            <text:p>6.208</text:p>
          </table:table-cell>
          <table:table-cell table:number-columns-repeated="7"/>
          <table:table-cell table:formula="of:=[.U$5]/(1+EXP([.U$6]*([.U$7]-[.$M94])))" office:value-type="float" office:value="120">
            <text:p>120</text:p>
          </table:table-cell>
          <table:table-cell table:formula="of:=[.V$5]/(1+EXP([.V$6]*([.V$7]-[.$M94])))" office:value-type="float" office:value="109.999829115247">
            <text:p>109.9998291152</text:p>
          </table:table-cell>
          <table:table-cell table:formula="of:=[.W$5]/(1+EXP([.W$6]*([.W$7]-[.$M94])))" office:value-type="float" office:value="89.6019943542574">
            <text:p>89.6019943543</text:p>
          </table:table-cell>
          <table:table-cell table:formula="of:=[.X$5]/(1+EXP([.X$6]*([.X$7]-[.$M94])))" office:value-type="float" office:value="49.2064336786152">
            <text:p>49.2064336786</text:p>
          </table:table-cell>
          <table:table-cell table:formula="of:=[.Y$5]/(1+EXP([.Y$6]*([.Y$7]-([.$M94]/10))))" office:value-type="float" office:value="120">
            <text:p>120</text:p>
          </table:table-cell>
          <table:table-cell table:formula="of:=[.U94]-[.Y9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J95]-[.J$36])*24+[.K95]-[.K$36]" office:value-type="float" office:value="150">
            <text:p>150</text:p>
          </table:table-cell>
          <table:table-cell table:formula="of:=[.L95]/24" office:value-type="float" office:value="6.25">
            <text:p>6.250</text:p>
          </table:table-cell>
          <table:table-cell table:number-columns-repeated="7"/>
          <table:table-cell table:formula="of:=[.U$5]/(1+EXP([.U$6]*([.U$7]-[.$M95])))" office:value-type="float" office:value="120">
            <text:p>120</text:p>
          </table:table-cell>
          <table:table-cell table:formula="of:=[.V$5]/(1+EXP([.V$6]*([.V$7]-[.$M95])))" office:value-type="float" office:value="109.999849194707">
            <text:p>109.9998491947</text:p>
          </table:table-cell>
          <table:table-cell table:formula="of:=[.W$5]/(1+EXP([.W$6]*([.W$7]-[.$M95])))" office:value-type="float" office:value="89.6336876055694">
            <text:p>89.6336876056</text:p>
          </table:table-cell>
          <table:table-cell table:formula="of:=[.X$5]/(1+EXP([.X$6]*([.X$7]-[.$M95])))" office:value-type="float" office:value="50.0412501490158">
            <text:p>50.041250149</text:p>
          </table:table-cell>
          <table:table-cell table:formula="of:=[.Y$5]/(1+EXP([.Y$6]*([.Y$7]-([.$M95]/10))))" office:value-type="float" office:value="120">
            <text:p>120</text:p>
          </table:table-cell>
          <table:table-cell table:formula="of:=[.U95]-[.Y9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formula="of:=([.J96]-[.J$36])*24+[.K96]-[.K$36]" office:value-type="float" office:value="166">
            <text:p>166</text:p>
          </table:table-cell>
          <table:table-cell table:formula="of:=[.L96]/24" office:value-type="float" office:value="6.91666666666667">
            <text:p>6.917</text:p>
          </table:table-cell>
          <table:table-cell table:number-columns-repeated="7"/>
          <table:table-cell table:formula="of:=[.U$5]/(1+EXP([.U$6]*([.U$7]-[.$M96])))" office:value-type="float" office:value="120">
            <text:p>120</text:p>
          </table:table-cell>
          <table:table-cell table:formula="of:=[.V$5]/(1+EXP([.V$6]*([.V$7]-[.$M96])))" office:value-type="float" office:value="109.999979590699">
            <text:p>109.9999795907</text:p>
          </table:table-cell>
          <table:table-cell table:formula="of:=[.W$5]/(1+EXP([.W$6]*([.W$7]-[.$M96])))" office:value-type="float" office:value="89.9031508188923">
            <text:p>89.9031508189</text:p>
          </table:table-cell>
          <table:table-cell table:formula="of:=[.X$5]/(1+EXP([.X$6]*([.X$7]-[.$M96])))" office:value-type="float" office:value="62.5767002412809">
            <text:p>62.5767002413</text:p>
          </table:table-cell>
          <table:table-cell table:formula="of:=[.Y$5]/(1+EXP([.Y$6]*([.Y$7]-([.$M96]/10))))" office:value-type="float" office:value="120">
            <text:p>120</text:p>
          </table:table-cell>
          <table:table-cell table:formula="of:=[.U96]-[.Y9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J97]-[.J$36])*24+[.K97]-[.K$36]" office:value-type="float" office:value="167">
            <text:p>167</text:p>
          </table:table-cell>
          <table:table-cell table:formula="of:=[.L97]/24" office:value-type="float" office:value="6.95833333333333">
            <text:p>6.958</text:p>
          </table:table-cell>
          <table:table-cell table:number-columns-repeated="7"/>
          <table:table-cell table:formula="of:=[.U$5]/(1+EXP([.U$6]*([.U$7]-[.$M97])))" office:value-type="float" office:value="120">
            <text:p>120</text:p>
          </table:table-cell>
          <table:table-cell table:formula="of:=[.V$5]/(1+EXP([.V$6]*([.V$7]-[.$M97])))" office:value-type="float" office:value="109.999981988855">
            <text:p>109.9999819889</text:p>
          </table:table-cell>
          <table:table-cell table:formula="of:=[.W$5]/(1+EXP([.W$6]*([.W$7]-[.$M97])))" office:value-type="float" office:value="89.9108867845267">
            <text:p>89.9108867845</text:p>
          </table:table-cell>
          <table:table-cell table:formula="of:=[.X$5]/(1+EXP([.X$6]*([.X$7]-[.$M97])))" office:value-type="float" office:value="63.2864440097828">
            <text:p>63.2864440098</text:p>
          </table:table-cell>
          <table:table-cell table:formula="of:=[.Y$5]/(1+EXP([.Y$6]*([.Y$7]-([.$M97]/10))))" office:value-type="float" office:value="120">
            <text:p>120</text:p>
          </table:table-cell>
          <table:table-cell table:formula="of:=[.U97]-[.Y9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([.J98]-[.J$36])*24+[.K98]-[.K$36]" office:value-type="float" office:value="168">
            <text:p>168</text:p>
          </table:table-cell>
          <table:table-cell table:formula="of:=[.L98]/24" office:value-type="float" office:value="7">
            <text:p>7.000</text:p>
          </table:table-cell>
          <table:table-cell table:number-columns-repeated="7"/>
          <table:table-cell table:formula="of:=[.U$5]/(1+EXP([.U$6]*([.U$7]-[.$M98])))" office:value-type="float" office:value="120">
            <text:p>120</text:p>
          </table:table-cell>
          <table:table-cell table:formula="of:=[.V$5]/(1+EXP([.V$6]*([.V$7]-[.$M98])))" office:value-type="float" office:value="109.99998410522">
            <text:p>109.9999841052</text:p>
          </table:table-cell>
          <table:table-cell table:formula="of:=[.W$5]/(1+EXP([.W$6]*([.W$7]-[.$M98])))" office:value-type="float" office:value="89.918005392504">
            <text:p>89.9180053925</text:p>
          </table:table-cell>
          <table:table-cell table:formula="of:=[.X$5]/(1+EXP([.X$6]*([.X$7]-[.$M98])))" office:value-type="float" office:value="63.9854552362504">
            <text:p>63.9854552363</text:p>
          </table:table-cell>
          <table:table-cell table:formula="of:=[.Y$5]/(1+EXP([.Y$6]*([.Y$7]-([.$M98]/10))))" office:value-type="float" office:value="120">
            <text:p>120</text:p>
          </table:table-cell>
          <table:table-cell table:formula="of:=[.U98]-[.Y9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J99]-[.J$36])*24+[.K99]-[.K$36]" office:value-type="float" office:value="169">
            <text:p>169</text:p>
          </table:table-cell>
          <table:table-cell table:formula="of:=[.L99]/24" office:value-type="float" office:value="7.04166666666667">
            <text:p>7.042</text:p>
          </table:table-cell>
          <table:table-cell table:number-columns-repeated="7"/>
          <table:table-cell table:formula="of:=[.U$5]/(1+EXP([.U$6]*([.U$7]-[.$M99])))" office:value-type="float" office:value="120">
            <text:p>120</text:p>
          </table:table-cell>
          <table:table-cell table:formula="of:=[.V$5]/(1+EXP([.V$6]*([.V$7]-[.$M99])))" office:value-type="float" office:value="109.999985972905">
            <text:p>109.9999859729</text:p>
          </table:table-cell>
          <table:table-cell table:formula="of:=[.W$5]/(1+EXP([.W$6]*([.W$7]-[.$M99])))" office:value-type="float" office:value="89.9245558237157">
            <text:p>89.9245558237</text:p>
          </table:table-cell>
          <table:table-cell table:formula="of:=[.X$5]/(1+EXP([.X$6]*([.X$7]-[.$M99])))" office:value-type="float" office:value="64.6734953313771">
            <text:p>64.6734953314</text:p>
          </table:table-cell>
          <table:table-cell table:formula="of:=[.Y$5]/(1+EXP([.Y$6]*([.Y$7]-([.$M99]/10))))" office:value-type="float" office:value="120">
            <text:p>120</text:p>
          </table:table-cell>
          <table:table-cell table:formula="of:=[.U99]-[.Y9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J100]-[.J$36])*24+[.K100]-[.K$36]" office:value-type="float" office:value="170">
            <text:p>170</text:p>
          </table:table-cell>
          <table:table-cell table:formula="of:=[.L100]/24" office:value-type="float" office:value="7.08333333333333">
            <text:p>7.083</text:p>
          </table:table-cell>
          <table:table-cell table:number-columns-repeated="7"/>
          <table:table-cell table:formula="of:=[.U$5]/(1+EXP([.U$6]*([.U$7]-[.$M100])))" office:value-type="float" office:value="120">
            <text:p>120</text:p>
          </table:table-cell>
          <table:table-cell table:formula="of:=[.V$5]/(1+EXP([.V$6]*([.V$7]-[.$M100])))" office:value-type="float" office:value="109.999987621132">
            <text:p>109.9999876211</text:p>
          </table:table-cell>
          <table:table-cell table:formula="of:=[.W$5]/(1+EXP([.W$6]*([.W$7]-[.$M100])))" office:value-type="float" office:value="89.9305833543941">
            <text:p>89.9305833544</text:p>
          </table:table-cell>
          <table:table-cell table:formula="of:=[.X$5]/(1+EXP([.X$6]*([.X$7]-[.$M100])))" office:value-type="float" office:value="65.3503483134701">
            <text:p>65.3503483135</text:p>
          </table:table-cell>
          <table:table-cell table:formula="of:=[.Y$5]/(1+EXP([.Y$6]*([.Y$7]-([.$M100]/10))))" office:value-type="float" office:value="120">
            <text:p>120</text:p>
          </table:table-cell>
          <table:table-cell table:formula="of:=[.U100]-[.Y10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J101]-[.J$36])*24+[.K101]-[.K$36]" office:value-type="float" office:value="171">
            <text:p>171</text:p>
          </table:table-cell>
          <table:table-cell table:formula="of:=[.L101]/24" office:value-type="float" office:value="7.125">
            <text:p>7.125</text:p>
          </table:table-cell>
          <table:table-cell table:number-columns-repeated="7"/>
          <table:table-cell table:formula="of:=[.U$5]/(1+EXP([.U$6]*([.U$7]-[.$M101])))" office:value-type="float" office:value="120">
            <text:p>120</text:p>
          </table:table-cell>
          <table:table-cell table:formula="of:=[.V$5]/(1+EXP([.V$6]*([.V$7]-[.$M101])))" office:value-type="float" office:value="109.999989075687">
            <text:p>109.9999890757</text:p>
          </table:table-cell>
          <table:table-cell table:formula="of:=[.W$5]/(1+EXP([.W$6]*([.W$7]-[.$M101])))" office:value-type="float" office:value="89.936129664081">
            <text:p>89.9361296641</text:p>
          </table:table-cell>
          <table:table-cell table:formula="of:=[.X$5]/(1+EXP([.X$6]*([.X$7]-[.$M101])))" office:value-type="float" office:value="66.0158206344252">
            <text:p>66.0158206344</text:p>
          </table:table-cell>
          <table:table-cell table:formula="of:=[.Y$5]/(1+EXP([.Y$6]*([.Y$7]-([.$M101]/10))))" office:value-type="float" office:value="120">
            <text:p>120</text:p>
          </table:table-cell>
          <table:table-cell table:formula="of:=[.U101]-[.Y10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J102]-[.J$36])*24+[.K102]-[.K$36]" office:value-type="float" office:value="172">
            <text:p>172</text:p>
          </table:table-cell>
          <table:table-cell table:formula="of:=[.L102]/24" office:value-type="float" office:value="7.16666666666667">
            <text:p>7.167</text:p>
          </table:table-cell>
          <table:table-cell table:number-columns-repeated="7"/>
          <table:table-cell table:formula="of:=[.U$5]/(1+EXP([.U$6]*([.U$7]-[.$M102])))" office:value-type="float" office:value="120">
            <text:p>120</text:p>
          </table:table-cell>
          <table:table-cell table:formula="of:=[.V$5]/(1+EXP([.V$6]*([.V$7]-[.$M102])))" office:value-type="float" office:value="109.999990359328">
            <text:p>109.9999903593</text:p>
          </table:table-cell>
          <table:table-cell table:formula="of:=[.W$5]/(1+EXP([.W$6]*([.W$7]-[.$M102])))" office:value-type="float" office:value="89.9412331196202">
            <text:p>89.9412331196</text:p>
          </table:table-cell>
          <table:table-cell table:formula="of:=[.X$5]/(1+EXP([.X$6]*([.X$7]-[.$M102])))" office:value-type="float" office:value="66.6697409263939">
            <text:p>66.6697409264</text:p>
          </table:table-cell>
          <table:table-cell table:formula="of:=[.Y$5]/(1+EXP([.Y$6]*([.Y$7]-([.$M102]/10))))" office:value-type="float" office:value="120">
            <text:p>120</text:p>
          </table:table-cell>
          <table:table-cell table:formula="of:=[.U102]-[.Y10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J103]-[.J$36])*24+[.K103]-[.K$36]" office:value-type="float" office:value="173">
            <text:p>173</text:p>
          </table:table-cell>
          <table:table-cell table:formula="of:=[.L103]/24" office:value-type="float" office:value="7.20833333333333">
            <text:p>7.208</text:p>
          </table:table-cell>
          <table:table-cell table:number-columns-repeated="7"/>
          <table:table-cell table:formula="of:=[.U$5]/(1+EXP([.U$6]*([.U$7]-[.$M103])))" office:value-type="float" office:value="120">
            <text:p>120</text:p>
          </table:table-cell>
          <table:table-cell table:formula="of:=[.V$5]/(1+EXP([.V$6]*([.V$7]-[.$M103])))" office:value-type="float" office:value="109.999991492137">
            <text:p>109.9999914921</text:p>
          </table:table-cell>
          <table:table-cell table:formula="of:=[.W$5]/(1+EXP([.W$6]*([.W$7]-[.$M103])))" office:value-type="float" office:value="89.9459290369924">
            <text:p>89.945929037</text:p>
          </table:table-cell>
          <table:table-cell table:formula="of:=[.X$5]/(1+EXP([.X$6]*([.X$7]-[.$M103])))" office:value-type="float" office:value="67.3119596741074">
            <text:p>67.3119596741</text:p>
          </table:table-cell>
          <table:table-cell table:formula="of:=[.Y$5]/(1+EXP([.Y$6]*([.Y$7]-([.$M103]/10))))" office:value-type="float" office:value="120">
            <text:p>120</text:p>
          </table:table-cell>
          <table:table-cell table:formula="of:=[.U103]-[.Y10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J104]-[.J$36])*24+[.K104]-[.K$36]" office:value-type="float" office:value="174">
            <text:p>174</text:p>
          </table:table-cell>
          <table:table-cell table:formula="of:=[.L104]/24" office:value-type="float" office:value="7.25">
            <text:p>7.250</text:p>
          </table:table-cell>
          <table:table-cell table:number-columns-repeated="7"/>
          <table:table-cell table:formula="of:=[.U$5]/(1+EXP([.U$6]*([.U$7]-[.$M104])))" office:value-type="float" office:value="120">
            <text:p>120</text:p>
          </table:table-cell>
          <table:table-cell table:formula="of:=[.V$5]/(1+EXP([.V$6]*([.V$7]-[.$M104])))" office:value-type="float" office:value="109.999992491837">
            <text:p>109.9999924918</text:p>
          </table:table-cell>
          <table:table-cell table:formula="of:=[.W$5]/(1+EXP([.W$6]*([.W$7]-[.$M104])))" office:value-type="float" office:value="89.9502499226769">
            <text:p>89.9502499227</text:p>
          </table:table-cell>
          <table:table-cell table:formula="of:=[.X$5]/(1+EXP([.X$6]*([.X$7]-[.$M104])))" office:value-type="float" office:value="67.9423488180865">
            <text:p>67.9423488181</text:p>
          </table:table-cell>
          <table:table-cell table:formula="of:=[.Y$5]/(1+EXP([.Y$6]*([.Y$7]-([.$M104]/10))))" office:value-type="float" office:value="120">
            <text:p>120</text:p>
          </table:table-cell>
          <table:table-cell table:formula="of:=[.U104]-[.Y10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J105]-[.J$36])*24+[.K105]-[.K$36]" office:value-type="float" office:value="190">
            <text:p>190</text:p>
          </table:table-cell>
          <table:table-cell table:formula="of:=[.L105]/24" office:value-type="float" office:value="7.91666666666667">
            <text:p>7.917</text:p>
          </table:table-cell>
          <table:table-cell table:number-columns-repeated="7"/>
          <table:table-cell table:formula="of:=[.U$5]/(1+EXP([.U$6]*([.U$7]-[.$M105])))" office:value-type="float" office:value="120">
            <text:p>120</text:p>
          </table:table-cell>
          <table:table-cell table:formula="of:=[.V$5]/(1+EXP([.V$6]*([.V$7]-[.$M105])))" office:value-type="float" office:value="109.999998983881">
            <text:p>109.9999989839</text:p>
          </table:table-cell>
          <table:table-cell table:formula="of:=[.W$5]/(1+EXP([.W$6]*([.W$7]-[.$M105])))" office:value-type="float" office:value="89.9868806815449">
            <text:p>89.9868806815</text:p>
          </table:table-cell>
          <table:table-cell table:formula="of:=[.X$5]/(1+EXP([.X$6]*([.X$7]-[.$M105])))" office:value-type="float" office:value="76.3894572741833">
            <text:p>76.3894572742</text:p>
          </table:table-cell>
          <table:table-cell table:formula="of:=[.Y$5]/(1+EXP([.Y$6]*([.Y$7]-([.$M105]/10))))" office:value-type="float" office:value="120">
            <text:p>120</text:p>
          </table:table-cell>
          <table:table-cell table:formula="of:=[.U105]-[.Y10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formula="of:=([.J106]-[.J$36])*24+[.K106]-[.K$36]" office:value-type="float" office:value="191">
            <text:p>191</text:p>
          </table:table-cell>
          <table:table-cell table:formula="of:=[.L106]/24" office:value-type="float" office:value="7.95833333333333">
            <text:p>7.958</text:p>
          </table:table-cell>
          <table:table-cell table:number-columns-repeated="7"/>
          <table:table-cell table:formula="of:=[.U$5]/(1+EXP([.U$6]*([.U$7]-[.$M106])))" office:value-type="float" office:value="120">
            <text:p>120</text:p>
          </table:table-cell>
          <table:table-cell table:formula="of:=[.V$5]/(1+EXP([.V$6]*([.V$7]-[.$M106])))" office:value-type="float" office:value="109.999999103278">
            <text:p>109.9999991033</text:p>
          </table:table-cell>
          <table:table-cell table:formula="of:=[.W$5]/(1+EXP([.W$6]*([.W$7]-[.$M106])))" office:value-type="float" office:value="89.9879295036483">
            <text:p>89.9879295036</text:p>
          </table:table-cell>
          <table:table-cell table:formula="of:=[.X$5]/(1+EXP([.X$6]*([.X$7]-[.$M106])))" office:value-type="float" office:value="76.8170242024439">
            <text:p>76.8170242024</text:p>
          </table:table-cell>
          <table:table-cell table:formula="of:=[.Y$5]/(1+EXP([.Y$6]*([.Y$7]-([.$M106]/10))))" office:value-type="float" office:value="120">
            <text:p>120</text:p>
          </table:table-cell>
          <table:table-cell table:formula="of:=[.U106]-[.Y10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J107]-[.J$36])*24+[.K107]-[.K$36]" office:value-type="float" office:value="192">
            <text:p>192</text:p>
          </table:table-cell>
          <table:table-cell table:formula="of:=[.L107]/24" office:value-type="float" office:value="8">
            <text:p>8.000</text:p>
          </table:table-cell>
          <table:table-cell table:number-columns-repeated="7"/>
          <table:table-cell table:formula="of:=[.U$5]/(1+EXP([.U$6]*([.U$7]-[.$M107])))" office:value-type="float" office:value="120">
            <text:p>120</text:p>
          </table:table-cell>
          <table:table-cell table:formula="of:=[.V$5]/(1+EXP([.V$6]*([.V$7]-[.$M107])))" office:value-type="float" office:value="109.999999208645">
            <text:p>109.9999992086</text:p>
          </table:table-cell>
          <table:table-cell table:formula="of:=[.W$5]/(1+EXP([.W$6]*([.W$7]-[.$M107])))" office:value-type="float" office:value="89.9888944881612">
            <text:p>89.9888944882</text:p>
          </table:table-cell>
          <table:table-cell table:formula="of:=[.X$5]/(1+EXP([.X$6]*([.X$7]-[.$M107])))" office:value-type="float" office:value="77.2334041589561">
            <text:p>77.233404159</text:p>
          </table:table-cell>
          <table:table-cell table:formula="of:=[.Y$5]/(1+EXP([.Y$6]*([.Y$7]-([.$M107]/10))))" office:value-type="float" office:value="120">
            <text:p>120</text:p>
          </table:table-cell>
          <table:table-cell table:formula="of:=[.U107]-[.Y10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J108]-[.J$36])*24+[.K108]-[.K$36]" office:value-type="float" office:value="193">
            <text:p>193</text:p>
          </table:table-cell>
          <table:table-cell table:formula="of:=[.L108]/24" office:value-type="float" office:value="8.04166666666667">
            <text:p>8.042</text:p>
          </table:table-cell>
          <table:table-cell table:number-columns-repeated="7"/>
          <table:table-cell table:formula="of:=[.U$5]/(1+EXP([.U$6]*([.U$7]-[.$M108])))" office:value-type="float" office:value="120">
            <text:p>120</text:p>
          </table:table-cell>
          <table:table-cell table:formula="of:=[.V$5]/(1+EXP([.V$6]*([.V$7]-[.$M108])))" office:value-type="float" office:value="109.999999301632">
            <text:p>109.9999993016</text:p>
          </table:table-cell>
          <table:table-cell table:formula="of:=[.W$5]/(1+EXP([.W$6]*([.W$7]-[.$M108])))" office:value-type="float" office:value="89.9897823350528">
            <text:p>89.9897823351</text:p>
          </table:table-cell>
          <table:table-cell table:formula="of:=[.X$5]/(1+EXP([.X$6]*([.X$7]-[.$M108])))" office:value-type="float" office:value="77.6387491616312">
            <text:p>77.6387491616</text:p>
          </table:table-cell>
          <table:table-cell table:formula="of:=[.Y$5]/(1+EXP([.Y$6]*([.Y$7]-([.$M108]/10))))" office:value-type="float" office:value="120">
            <text:p>120</text:p>
          </table:table-cell>
          <table:table-cell table:formula="of:=[.U108]-[.Y10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J109]-[.J$36])*24+[.K109]-[.K$36]" office:value-type="float" office:value="194">
            <text:p>194</text:p>
          </table:table-cell>
          <table:table-cell table:formula="of:=[.L109]/24" office:value-type="float" office:value="8.08333333333333">
            <text:p>8.083</text:p>
          </table:table-cell>
          <table:table-cell table:number-columns-repeated="7"/>
          <table:table-cell table:formula="of:=[.U$5]/(1+EXP([.U$6]*([.U$7]-[.$M109])))" office:value-type="float" office:value="120">
            <text:p>120</text:p>
          </table:table-cell>
          <table:table-cell table:formula="of:=[.V$5]/(1+EXP([.V$6]*([.V$7]-[.$M109])))" office:value-type="float" office:value="109.999999383692">
            <text:p>109.9999993837</text:p>
          </table:table-cell>
          <table:table-cell table:formula="of:=[.W$5]/(1+EXP([.W$6]*([.W$7]-[.$M109])))" office:value-type="float" office:value="89.9905992091007">
            <text:p>89.9905992091</text:p>
          </table:table-cell>
          <table:table-cell table:formula="of:=[.X$5]/(1+EXP([.X$6]*([.X$7]-[.$M109])))" office:value-type="float" office:value="78.0332183821954">
            <text:p>78.0332183822</text:p>
          </table:table-cell>
          <table:table-cell table:formula="of:=[.Y$5]/(1+EXP([.Y$6]*([.Y$7]-([.$M109]/10))))" office:value-type="float" office:value="120">
            <text:p>120</text:p>
          </table:table-cell>
          <table:table-cell table:formula="of:=[.U109]-[.Y10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J110]-[.J$36])*24+[.K110]-[.K$36]" office:value-type="float" office:value="195">
            <text:p>195</text:p>
          </table:table-cell>
          <table:table-cell table:formula="of:=[.L110]/24" office:value-type="float" office:value="8.125">
            <text:p>8.125</text:p>
          </table:table-cell>
          <table:table-cell table:number-columns-repeated="7"/>
          <table:table-cell table:formula="of:=[.U$5]/(1+EXP([.U$6]*([.U$7]-[.$M110])))" office:value-type="float" office:value="120">
            <text:p>120</text:p>
          </table:table-cell>
          <table:table-cell table:formula="of:=[.V$5]/(1+EXP([.V$6]*([.V$7]-[.$M110])))" office:value-type="float" office:value="109.99999945611">
            <text:p>109.9999994561</text:p>
          </table:table-cell>
          <table:table-cell table:formula="of:=[.W$5]/(1+EXP([.W$6]*([.W$7]-[.$M110])))" office:value-type="float" office:value="89.991350782605">
            <text:p>89.9913507826</text:p>
          </table:table-cell>
          <table:table-cell table:formula="of:=[.X$5]/(1+EXP([.X$6]*([.X$7]-[.$M110])))" office:value-type="float" office:value="78.4169774474446">
            <text:p>78.4169774474</text:p>
          </table:table-cell>
          <table:table-cell table:formula="of:=[.Y$5]/(1+EXP([.Y$6]*([.Y$7]-([.$M110]/10))))" office:value-type="float" office:value="120">
            <text:p>120</text:p>
          </table:table-cell>
          <table:table-cell table:formula="of:=[.U110]-[.Y1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J111]-[.J$36])*24+[.K111]-[.K$36]" office:value-type="float" office:value="196">
            <text:p>196</text:p>
          </table:table-cell>
          <table:table-cell table:formula="of:=[.L111]/24" office:value-type="float" office:value="8.16666666666667">
            <text:p>8.167</text:p>
          </table:table-cell>
          <table:table-cell table:number-columns-repeated="7"/>
          <table:table-cell table:formula="of:=[.U$5]/(1+EXP([.U$6]*([.U$7]-[.$M111])))" office:value-type="float" office:value="120">
            <text:p>120</text:p>
          </table:table-cell>
          <table:table-cell table:formula="of:=[.V$5]/(1+EXP([.V$6]*([.V$7]-[.$M111])))" office:value-type="float" office:value="109.999999520019">
            <text:p>109.99999952</text:p>
          </table:table-cell>
          <table:table-cell table:formula="of:=[.W$5]/(1+EXP([.W$6]*([.W$7]-[.$M111])))" office:value-type="float" office:value="89.9920422746983">
            <text:p>89.9920422747</text:p>
          </table:table-cell>
          <table:table-cell table:formula="of:=[.X$5]/(1+EXP([.X$6]*([.X$7]-[.$M111])))" office:value-type="float" office:value="78.7901977631325">
            <text:p>78.7901977631</text:p>
          </table:table-cell>
          <table:table-cell table:formula="of:=[.Y$5]/(1+EXP([.Y$6]*([.Y$7]-([.$M111]/10))))" office:value-type="float" office:value="120">
            <text:p>120</text:p>
          </table:table-cell>
          <table:table-cell table:formula="of:=[.U111]-[.Y111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J112]-[.J$36])*24+[.K112]-[.K$36]" office:value-type="float" office:value="197">
            <text:p>197</text:p>
          </table:table-cell>
          <table:table-cell table:formula="of:=[.L112]/24" office:value-type="float" office:value="8.20833333333333">
            <text:p>8.208</text:p>
          </table:table-cell>
          <table:table-cell table:number-columns-repeated="7"/>
          <table:table-cell table:formula="of:=[.U$5]/(1+EXP([.U$6]*([.U$7]-[.$M112])))" office:value-type="float" office:value="120">
            <text:p>120</text:p>
          </table:table-cell>
          <table:table-cell table:formula="of:=[.V$5]/(1+EXP([.V$6]*([.V$7]-[.$M112])))" office:value-type="float" office:value="109.999999576418">
            <text:p>109.9999995764</text:p>
          </table:table-cell>
          <table:table-cell table:formula="of:=[.W$5]/(1+EXP([.W$6]*([.W$7]-[.$M112])))" office:value-type="float" office:value="89.9926784875228">
            <text:p>89.9926784875</text:p>
          </table:table-cell>
          <table:table-cell table:formula="of:=[.X$5]/(1+EXP([.X$6]*([.X$7]-[.$M112])))" office:value-type="float" office:value="79.1530558617852">
            <text:p>79.1530558618</text:p>
          </table:table-cell>
          <table:table-cell table:formula="of:=[.Y$5]/(1+EXP([.Y$6]*([.Y$7]-([.$M112]/10))))" office:value-type="float" office:value="120">
            <text:p>120</text:p>
          </table:table-cell>
          <table:table-cell table:formula="of:=[.U112]-[.Y112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J113]-[.J$36])*24+[.K113]-[.K$36]" office:value-type="float" office:value="198">
            <text:p>198</text:p>
          </table:table-cell>
          <table:table-cell table:formula="of:=[.L113]/24" office:value-type="float" office:value="8.25">
            <text:p>8.250</text:p>
          </table:table-cell>
          <table:table-cell table:number-columns-repeated="7"/>
          <table:table-cell table:formula="of:=[.U$5]/(1+EXP([.U$6]*([.U$7]-[.$M113])))" office:value-type="float" office:value="120">
            <text:p>120</text:p>
          </table:table-cell>
          <table:table-cell table:formula="of:=[.V$5]/(1+EXP([.V$6]*([.V$7]-[.$M113])))" office:value-type="float" office:value="109.999999626191">
            <text:p>109.9999996262</text:p>
          </table:table-cell>
          <table:table-cell table:formula="of:=[.W$5]/(1+EXP([.W$6]*([.W$7]-[.$M113])))" office:value-type="float" office:value="89.993263839524">
            <text:p>89.9932638395</text:p>
          </table:table-cell>
          <table:table-cell table:formula="of:=[.X$5]/(1+EXP([.X$6]*([.X$7]-[.$M113])))" office:value-type="float" office:value="79.5057327754975">
            <text:p>79.5057327755</text:p>
          </table:table-cell>
          <table:table-cell table:formula="of:=[.Y$5]/(1+EXP([.Y$6]*([.Y$7]-([.$M113]/10))))" office:value-type="float" office:value="120">
            <text:p>120</text:p>
          </table:table-cell>
          <table:table-cell table:formula="of:=[.U113]-[.Y113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J114]-[.J$36])*24+[.K114]-[.K$36]" office:value-type="float" office:value="214">
            <text:p>214</text:p>
          </table:table-cell>
          <table:table-cell table:formula="of:=[.L114]/24" office:value-type="float" office:value="8.91666666666667">
            <text:p>8.917</text:p>
          </table:table-cell>
          <table:table-cell table:number-columns-repeated="7"/>
          <table:table-cell table:formula="of:=[.U$5]/(1+EXP([.U$6]*([.U$7]-[.$M114])))" office:value-type="float" office:value="120">
            <text:p>120</text:p>
          </table:table-cell>
          <table:table-cell table:formula="of:=[.V$5]/(1+EXP([.V$6]*([.V$7]-[.$M114])))" office:value-type="float" office:value="109.99999994941">
            <text:p>109.9999999494</text:p>
          </table:table-cell>
          <table:table-cell table:formula="of:=[.W$5]/(1+EXP([.W$6]*([.W$7]-[.$M114])))" office:value-type="float" office:value="89.9982242695038">
            <text:p>89.9982242695</text:p>
          </table:table-cell>
          <table:table-cell table:formula="of:=[.X$5]/(1+EXP([.X$6]*([.X$7]-[.$M114])))" office:value-type="float" office:value="83.9207977974334">
            <text:p>83.9207977974</text:p>
          </table:table-cell>
          <table:table-cell table:formula="of:=[.Y$5]/(1+EXP([.Y$6]*([.Y$7]-([.$M114]/10))))" office:value-type="float" office:value="120">
            <text:p>120</text:p>
          </table:table-cell>
          <table:table-cell table:formula="of:=[.U114]-[.Y114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J115]-[.J$36])*24+[.K115]-[.K$36]" office:value-type="float" office:value="215">
            <text:p>215</text:p>
          </table:table-cell>
          <table:table-cell table:formula="of:=[.L115]/24" office:value-type="float" office:value="8.95833333333333">
            <text:p>8.958</text:p>
          </table:table-cell>
          <table:table-cell table:number-columns-repeated="7"/>
          <table:table-cell table:formula="of:=[.U$5]/(1+EXP([.U$6]*([.U$7]-[.$M115])))" office:value-type="float" office:value="120">
            <text:p>120</text:p>
          </table:table-cell>
          <table:table-cell table:formula="of:=[.V$5]/(1+EXP([.V$6]*([.V$7]-[.$M115])))" office:value-type="float" office:value="109.999999955355">
            <text:p>109.9999999554</text:p>
          </table:table-cell>
          <table:table-cell table:formula="of:=[.W$5]/(1+EXP([.W$6]*([.W$7]-[.$M115])))" office:value-type="float" office:value="89.9983662464977">
            <text:p>89.9983662465</text:p>
          </table:table-cell>
          <table:table-cell table:formula="of:=[.X$5]/(1+EXP([.X$6]*([.X$7]-[.$M115])))" office:value-type="float" office:value="84.1299528777395">
            <text:p>84.1299528777</text:p>
          </table:table-cell>
          <table:table-cell table:formula="of:=[.Y$5]/(1+EXP([.Y$6]*([.Y$7]-([.$M115]/10))))" office:value-type="float" office:value="120">
            <text:p>120</text:p>
          </table:table-cell>
          <table:table-cell table:formula="of:=[.U115]-[.Y115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formula="of:=([.J116]-[.J$36])*24+[.K116]-[.K$36]" office:value-type="float" office:value="216">
            <text:p>216</text:p>
          </table:table-cell>
          <table:table-cell table:formula="of:=[.L116]/24" office:value-type="float" office:value="9">
            <text:p>9.000</text:p>
          </table:table-cell>
          <table:table-cell table:number-columns-repeated="7"/>
          <table:table-cell table:formula="of:=[.U$5]/(1+EXP([.U$6]*([.U$7]-[.$M116])))" office:value-type="float" office:value="120">
            <text:p>120</text:p>
          </table:table-cell>
          <table:table-cell table:formula="of:=[.V$5]/(1+EXP([.V$6]*([.V$7]-[.$M116])))" office:value-type="float" office:value="109.999999960601">
            <text:p>109.9999999606</text:p>
          </table:table-cell>
          <table:table-cell table:formula="of:=[.W$5]/(1+EXP([.W$6]*([.W$7]-[.$M116])))" office:value-type="float" office:value="89.9984968720337">
            <text:p>89.998496872</text:p>
          </table:table-cell>
          <table:table-cell table:formula="of:=[.X$5]/(1+EXP([.X$6]*([.X$7]-[.$M116])))" office:value-type="float" office:value="84.3323979548703">
            <text:p>84.3323979549</text:p>
          </table:table-cell>
          <table:table-cell table:formula="of:=[.Y$5]/(1+EXP([.Y$6]*([.Y$7]-([.$M116]/10))))" office:value-type="float" office:value="120">
            <text:p>120</text:p>
          </table:table-cell>
          <table:table-cell table:formula="of:=[.U116]-[.Y116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J117]-[.J$36])*24+[.K117]-[.K$36]" office:value-type="float" office:value="217">
            <text:p>217</text:p>
          </table:table-cell>
          <table:table-cell table:formula="of:=[.L117]/24" office:value-type="float" office:value="9.04166666666667">
            <text:p>9.042</text:p>
          </table:table-cell>
          <table:table-cell table:number-columns-repeated="7"/>
          <table:table-cell table:formula="of:=[.U$5]/(1+EXP([.U$6]*([.U$7]-[.$M117])))" office:value-type="float" office:value="120">
            <text:p>120</text:p>
          </table:table-cell>
          <table:table-cell table:formula="of:=[.V$5]/(1+EXP([.V$6]*([.V$7]-[.$M117])))" office:value-type="float" office:value="109.99999996523">
            <text:p>109.9999999652</text:p>
          </table:table-cell>
          <table:table-cell table:formula="of:=[.W$5]/(1+EXP([.W$6]*([.W$7]-[.$M117])))" office:value-type="float" office:value="89.9986170536634">
            <text:p>89.9986170537</text:p>
          </table:table-cell>
          <table:table-cell table:formula="of:=[.X$5]/(1+EXP([.X$6]*([.X$7]-[.$M117])))" office:value-type="float" office:value="84.5283152357938">
            <text:p>84.5283152358</text:p>
          </table:table-cell>
          <table:table-cell table:formula="of:=[.Y$5]/(1+EXP([.Y$6]*([.Y$7]-([.$M117]/10))))" office:value-type="float" office:value="120">
            <text:p>120</text:p>
          </table:table-cell>
          <table:table-cell table:formula="of:=[.U117]-[.Y11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J118]-[.J$36])*24+[.K118]-[.K$36]" office:value-type="float" office:value="218">
            <text:p>218</text:p>
          </table:table-cell>
          <table:table-cell table:formula="of:=[.L118]/24" office:value-type="float" office:value="9.08333333333333">
            <text:p>9.083</text:p>
          </table:table-cell>
          <table:table-cell table:number-columns-repeated="7"/>
          <table:table-cell table:formula="of:=[.U$5]/(1+EXP([.U$6]*([.U$7]-[.$M118])))" office:value-type="float" office:value="120">
            <text:p>120</text:p>
          </table:table-cell>
          <table:table-cell table:formula="of:=[.V$5]/(1+EXP([.V$6]*([.V$7]-[.$M118])))" office:value-type="float" office:value="109.999999969316">
            <text:p>109.9999999693</text:p>
          </table:table-cell>
          <table:table-cell table:formula="of:=[.W$5]/(1+EXP([.W$6]*([.W$7]-[.$M118])))" office:value-type="float" office:value="89.998727626384">
            <text:p>89.9987276264</text:p>
          </table:table-cell>
          <table:table-cell table:formula="of:=[.X$5]/(1+EXP([.X$6]*([.X$7]-[.$M118])))" office:value-type="float" office:value="84.7178842507118">
            <text:p>84.7178842507</text:p>
          </table:table-cell>
          <table:table-cell table:formula="of:=[.Y$5]/(1+EXP([.Y$6]*([.Y$7]-([.$M118]/10))))" office:value-type="float" office:value="120">
            <text:p>120</text:p>
          </table:table-cell>
          <table:table-cell table:formula="of:=[.U118]-[.Y118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J119]-[.J$36])*24+[.K119]-[.K$36]" office:value-type="float" office:value="219">
            <text:p>219</text:p>
          </table:table-cell>
          <table:table-cell table:formula="of:=[.L119]/24" office:value-type="float" office:value="9.125">
            <text:p>9.125</text:p>
          </table:table-cell>
          <table:table-cell table:number-columns-repeated="7"/>
          <table:table-cell table:formula="of:=[.U$5]/(1+EXP([.U$6]*([.U$7]-[.$M119])))" office:value-type="float" office:value="120">
            <text:p>120</text:p>
          </table:table-cell>
          <table:table-cell table:formula="of:=[.V$5]/(1+EXP([.V$6]*([.V$7]-[.$M119])))" office:value-type="float" office:value="109.999999972921">
            <text:p>109.9999999729</text:p>
          </table:table-cell>
          <table:table-cell table:formula="of:=[.W$5]/(1+EXP([.W$6]*([.W$7]-[.$M119])))" office:value-type="float" office:value="89.998829358438">
            <text:p>89.9988293584</text:p>
          </table:table-cell>
          <table:table-cell table:formula="of:=[.X$5]/(1+EXP([.X$6]*([.X$7]-[.$M119])))" office:value-type="float" office:value="84.9012817222824">
            <text:p>84.9012817223</text:p>
          </table:table-cell>
          <table:table-cell table:formula="of:=[.Y$5]/(1+EXP([.Y$6]*([.Y$7]-([.$M119]/10))))" office:value-type="float" office:value="120">
            <text:p>120</text:p>
          </table:table-cell>
          <table:table-cell table:formula="of:=[.U119]-[.Y119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J120]-[.J$36])*24+[.K120]-[.K$36]" office:value-type="float" office:value="220">
            <text:p>220</text:p>
          </table:table-cell>
          <table:table-cell table:formula="of:=[.L120]/24" office:value-type="float" office:value="9.16666666666667">
            <text:p>9.167</text:p>
          </table:table-cell>
          <table:table-cell table:number-columns-repeated="7"/>
          <table:table-cell table:formula="of:=[.U$5]/(1+EXP([.U$6]*([.U$7]-[.$M120])))" office:value-type="float" office:value="120">
            <text:p>120</text:p>
          </table:table-cell>
          <table:table-cell table:formula="of:=[.V$5]/(1+EXP([.V$6]*([.V$7]-[.$M120])))" office:value-type="float" office:value="109.999999976103">
            <text:p>109.9999999761</text:p>
          </table:table-cell>
          <table:table-cell table:formula="of:=[.W$5]/(1+EXP([.W$6]*([.W$7]-[.$M120])))" office:value-type="float" office:value="89.9989229566492">
            <text:p>89.9989229566</text:p>
          </table:table-cell>
          <table:table-cell table:formula="of:=[.X$5]/(1+EXP([.X$6]*([.X$7]-[.$M120])))" office:value-type="float" office:value="85.0786814505653">
            <text:p>85.0786814506</text:p>
          </table:table-cell>
          <table:table-cell table:formula="of:=[.Y$5]/(1+EXP([.Y$6]*([.Y$7]-([.$M120]/10))))" office:value-type="float" office:value="120">
            <text:p>120</text:p>
          </table:table-cell>
          <table:table-cell table:formula="of:=[.U120]-[.Y120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J121]-[.J$36])*24+[.K121]-[.K$36]" office:value-type="float" office:value="221">
            <text:p>221</text:p>
          </table:table-cell>
          <table:table-cell table:formula="of:=[.L121]/24" office:value-type="float" office:value="9.20833333333333">
            <text:p>9.208</text:p>
          </table:table-cell>
          <table:table-cell table:number-columns-repeated="7"/>
          <table:table-cell table:formula="of:=[.U$5]/(1+EXP([.U$6]*([.U$7]-[.$M121])))" office:value-type="float" office:value="120">
            <text:p>120</text:p>
          </table:table-cell>
          <table:table-cell table:formula="of:=[.V$5]/(1+EXP([.V$6]*([.V$7]-[.$M121])))" office:value-type="float" office:value="109.999999978911">
            <text:p>109.9999999789</text:p>
          </table:table-cell>
          <table:table-cell table:formula="of:=[.W$5]/(1+EXP([.W$6]*([.W$7]-[.$M121])))" office:value-type="float" office:value="89.9990090713327">
            <text:p>89.9990090713</text:p>
          </table:table-cell>
          <table:table-cell table:formula="of:=[.X$5]/(1+EXP([.X$6]*([.X$7]-[.$M121])))" office:value-type="float" office:value="85.250254212812">
            <text:p>85.2502542128</text:p>
          </table:table-cell>
          <table:table-cell table:formula="of:=[.Y$5]/(1+EXP([.Y$6]*([.Y$7]-([.$M121]/10))))" office:value-type="float" office:value="120">
            <text:p>120</text:p>
          </table:table-cell>
          <table:table-cell table:formula="of:=[.U121]-[.Y12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2"/>
          <table:table-cell table:style-name="Default" office:value-type="float" office:value="10">
            <text:p>10</text:p>
          </table:table-cell>
          <table:table-cell office:value-type="string">
            <text:p># point supplémentaire</text:p>
          </table:table-cell>
          <table:table-cell table:number-columns-repeated="6"/>
          <table:table-cell table:formula="of:=[.U$5]/(1+EXP([.U$6]*([.U$7]-[.$M122])))" office:value-type="float" office:value="120">
            <text:p>120</text:p>
          </table:table-cell>
          <table:table-cell table:formula="of:=[.V$5]/(1+EXP([.V$6]*([.V$7]-[.$M122])))" office:value-type="float" office:value="109.999999998038">
            <text:p>109.999999998</text:p>
          </table:table-cell>
          <table:table-cell table:formula="of:=[.W$5]/(1+EXP([.W$6]*([.W$7]-[.$M122])))" office:value-type="float" office:value="89.9997965708132">
            <text:p>89.9997965708</text:p>
          </table:table-cell>
          <table:table-cell table:formula="of:=[.X$5]/(1+EXP([.X$6]*([.X$7]-[.$M122])))" office:value-type="float" office:value="87.6062705780821">
            <text:p>87.6062705781</text:p>
          </table:table-cell>
          <table:table-cell table:formula="of:=[.Y$5]/(1+EXP([.Y$6]*([.Y$7]-([.$M122]/10))))" office:value-type="float" office:value="120">
            <text:p>120</text:p>
          </table:table-cell>
          <table:table-cell table:formula="of:=[.U122]-[.Y12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2"/>
          <table:table-cell table:style-name="Default"/>
          <table:table-cell table:number-columns-repeated="12"/>
          <table:table-cell table:formula="of:=SUM([.Z11:.Z122])" office:value-type="float" office:value="35.9842141903996">
            <text:p>35.9842141904</text:p>
          </table:table-cell>
          <table:table-cell table:number-columns-repeated="997"/>
        </table:table-row>
      </table:table>
      <table:table table:name="segments moyens" table:style-name="ta1">
        <office:forms form:automatic-focus="false" form:apply-design-mode="false"/>
        <table:shapes>
          <draw:frame draw:z-index="0" draw:style-name="gr1" svg:width="6.2252in" svg:height="3.5429in" svg:x="6.5343in" svg:y="0.8543in">
            <draw:object draw:notify-on-update-of-ranges="'segments moyens'.M10:'segments moyens'.M121 'segments moyens'.B10:'segments moyens'.B10 'segments moyens'.B10:'segments moyens'.B121 'segments moyens'.M11:'segments moyens'.M121 'segments moyens'.A10:'segments moyens'.A10 'segments moyens'.A11:'segments moyens'.A121 'segments moyens'.M11:'segments moyens'.M121 'segments moyens'.G10:'segments moyens'.G10 'segments moyens'.G11:'segments moyens'.G121 'segments moyens'.M11:'segments moyens'.M121 'segments moyens'.F10:'segments moyens'.F10 'segments moyens'.F11:'segments moyens'.F121 'segments moyens'.M11:'segments moyens'.M122 'segments moyens'.U10:'segments moyens'.U10 'segments moyens'.U11:'segments moyens'.U122 'segments moyens'.M11:'segments moyens'.M122 'segments moyens'.V10:'segments moyens'.V10 'segments moyens'.V11:'segments moyens'.V122 'segments moyens'.M11:'segments moyens'.M122 'segments moyens'.W10:'segments moyens'.W10 'segments moyens'.W11:'segments moyens'.W122 'segments moyens'.M11:'segments moyens'.M122 'segments moyens'.X10:'segments moyens'.X10 'segments moyens'.X11:'segments moyens'.X1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6"/>
        <table:table-column table:style-name="co9" table:number-columns-repeated="5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8" table:default-cell-style-name="Default"/>
        <table:table-column table:style-name="co9" table:number-columns-repeated="998" table:default-cell-style-name="Default"/>
        <table:table-row table:style-name="ro1">
          <table:table-cell table:number-columns-repeated="11"/>
          <table:table-cell table:style-name="ce1" office:value-type="string">
            <text:p># ouverture estimée des sépales (le moins-le plus) et pétales vs. temps depuis CPV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>
            <text:p># i.e 2 dec 2011 à 17 h</text:p>
          </table:table-cell>
          <table:table-cell table:number-columns-repeated="11"/>
          <table:table-cell table:style-name="Default"/>
          <table:table-cell table:number-columns-repeated="1010"/>
        </table:table-row>
        <table:table-row table:style-name="ro2">
          <table:table-cell table:style-name="ce1" office:value-type="string" table:number-columns-spanned="7" table:number-rows-spanned="1">
            <text:p>Angles (degrés)</text:p>
          </table:table-cell>
          <table:covered-table-cell table:number-columns-repeated="6"/>
          <table:table-cell/>
          <table:table-cell table:style-name="ce1"/>
          <table:table-cell table:style-name="ce1" office:value-type="string" table:number-columns-spanned="5" table:number-rows-spanned="1">
            <text:p>Date après CPV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  <table:table-cell table:style-name="ce3" office:value-type="string" table:number-columns-spanned="5" table:number-rows-spanned="1">
            <text:p>linéaire par segments</text:p>
          </table:table-cell>
          <table:covered-table-cell table:number-columns-repeated="4"/>
          <table:table-cell office:value-type="string">
            <text:p>changement</text:p>
          </table:table-cell>
          <table:table-cell table:number-columns-repeated="998"/>
        </table:table-row>
        <table:table-row table:style-name="ro1">
          <table:table-cell office:value-type="string">
            <text:p>début ouverture premier sépale avant 29/11/2011 (extrémité courbée)»</text:p>
          </table:table-cell>
          <table:table-cell table:number-columns-repeated="11"/>
          <table:table-cell table:style-name="Default"/>
          <table:table-cell table:number-columns-repeated="6"/>
          <table:table-cell table:style-name="ce4"/>
          <table:table-cell table:style-name="ce5" office:value-type="string">
            <text:p>S+</text:p>
          </table:table-cell>
          <table:table-cell table:style-name="ce5" office:value-type="string">
            <text:p>S-</text:p>
          </table:table-cell>
          <table:table-cell table:style-name="ce5" office:value-type="string">
            <text:p>P+</text:p>
          </table:table-cell>
          <table:table-cell table:style-name="ce5" office:value-type="string">
            <text:p>P-</text:p>
          </table:table-cell>
          <table:table-cell office:value-type="string">
            <text:p>de variable (x)</text:p>
          </table:table-cell>
          <table:table-cell table:number-columns-repeated="998"/>
        </table:table-row>
        <table:table-row table:style-name="ro1">
          <table:table-cell office:value-type="string">
            <text:p>ouverture atteint pétales le 2/12 12h</text:p>
          </table:table-cell>
          <table:table-cell table:number-columns-repeated="11"/>
          <table:table-cell table:style-name="Default"/>
          <table:table-cell table:number-columns-repeated="6"/>
          <table:table-cell table:style-name="ce4" office:value-type="string">
            <text:p>X min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0">
            <text:p>120</text:p>
          </table:table-cell>
          <table:table-cell table:number-columns-repeated="998"/>
        </table:table-row>
        <table:table-row table:style-name="ro1">
          <table:table-cell office:value-type="string">
            <text:p>pétale visible 2/12 à 12h</text:p>
          </table:table-cell>
          <table:table-cell table:number-columns-repeated="11"/>
          <table:table-cell table:style-name="Default"/>
          <table:table-cell table:number-columns-repeated="6"/>
          <table:table-cell table:style-name="ce4" office:value-type="string">
            <text:p>Xmax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9">
            <text:p>9</text:p>
          </table:table-cell>
          <table:table-cell table:style-name="ce4" office:value-type="float" office:value="100">
            <text:p>100</text:p>
          </table:table-cell>
          <table:table-cell table:number-columns-repeated="998"/>
        </table:table-row>
        <table:table-row table:style-name="ro1">
          <table:table-cell table:number-columns-repeated="12"/>
          <table:table-cell table:style-name="Default"/>
          <table:table-cell table:number-columns-repeated="6"/>
          <table:table-cell table:style-name="ce4" office:value-type="string">
            <text:p>Ymin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0.05">
            <text:p>0.05</text:p>
          </table:table-cell>
          <table:table-cell table:number-columns-repeated="998"/>
        </table:table-row>
        <table:table-row table:style-name="ro1">
          <table:table-cell table:number-columns-repeated="12"/>
          <table:table-cell table:style-name="Default"/>
          <table:table-cell table:number-columns-repeated="6"/>
          <table:table-cell table:style-name="ce4" office:value-type="string">
            <text:p>Ymax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80">
            <text:p>80</text:p>
          </table:table-cell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% long du</text:p>
          </table:table-cell>
          <table:table-cell office:value-type="string">
            <text:p>% pet. du</text:p>
          </table:table-cell>
          <table:table-cell office:value-type="string">
            <text:p>Nb sép</text:p>
          </table:table-cell>
          <table:table-cell table:number-columns-repeated="2"/>
          <table:table-cell office:value-type="string">
            <text:p>Nb</text:p>
          </table:table-cell>
          <table:table-cell table:number-columns-repeated="3"/>
          <table:table-cell table:style-name="ce1" office:value-type="string" table:number-columns-spanned="2" table:number-rows-spanned="1">
            <text:p>Depuis le 2/12 à 12h</text:p>
          </table:table-cell>
          <table:covered-table-cell table:style-name="Default"/>
          <table:table-cell table:number-columns-repeated="1010"/>
        </table:table-row>
        <table:table-row table:style-name="ro1">
          <table:table-cell table:style-name="ce2" office:value-type="string">
            <text:p>S-</text:p>
          </table:table-cell>
          <table:table-cell table:style-name="ce2" office:value-type="string">
            <text:p><text:s/>S+</text:p>
          </table:table-cell>
          <table:table-cell table:style-name="ce2" office:value-type="string">
            <text:p><text:s/>+courbé</text:p>
          </table:table-cell>
          <table:table-cell table:style-name="ce2" office:value-type="string">
            <text:p>+ décollé</text:p>
          </table:table-cell>
          <table:table-cell table:style-name="ce2" office:value-type="string">
            <text:p>décollés</text:p>
          </table:table-cell>
          <table:table-cell table:style-name="ce2" office:value-type="string">
            <text:p>P-</text:p>
          </table:table-cell>
          <table:table-cell table:style-name="ce2" office:value-type="string">
            <text:p><text:s/>P+</text:p>
          </table:table-cell>
          <table:table-cell table:style-name="ce2" office:value-type="string">
            <text:p>ouv.</text:p>
          </table:table-cell>
          <table:table-cell table:style-name="ce2" office:value-type="string">
            <text:p>M</text:p>
          </table:table-cell>
          <table:table-cell table:style-name="ce2" office:value-type="string">
            <text:p>J</text:p>
          </table:table-cell>
          <table:table-cell table:style-name="ce2" office:value-type="string">
            <text:p>H</text:p>
          </table:table-cell>
          <table:table-cell table:style-name="ce2" office:value-type="string">
            <text:p>Hrs</text:p>
          </table:table-cell>
          <table:table-cell table:style-name="ce2" office:value-type="string">
            <text:p>Jrs</text:p>
          </table:table-cell>
          <table:table-cell/>
          <table:table-cell table:style-name="ce2" table:number-columns-repeated="6"/>
          <table:table-cell table:style-name="ce2" office:value-type="string">
            <text:p>Segment S+</text:p>
          </table:table-cell>
          <table:table-cell table:style-name="ce2" office:value-type="string">
            <text:p>Segment S-</text:p>
          </table:table-cell>
          <table:table-cell table:style-name="ce2" office:value-type="string">
            <text:p>Segment P+</text:p>
          </table:table-cell>
          <table:table-cell table:style-name="ce2" office:value-type="string">
            <text:p>Segment P-</text:p>
          </table:table-cell>
          <table:table-cell office:value-type="string">
            <text:p>S+ avec x/10</text:p>
          </table:table-cell>
          <table:table-cell table:style-name="ce2" office:value-type="string">
            <text:p>«S+ - S10+»</text:p>
          </table:table-cell>
          <table:table-cell table:style-name="ce2" table:number-columns-repeated="99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([.I11]-[.I$36])*30+([.J11]-[.J$36]))*24+([.K11]-[.K$36])" office:value-type="float" office:value="-72">
            <text:p>-72</text:p>
          </table:table-cell>
          <table:table-cell table:formula="of:=[.L11]/24" office:value-type="float" office:value="-3">
            <text:p>-3.000</text:p>
          </table:table-cell>
          <table:table-cell table:number-columns-repeated="7"/>
          <table:table-cell table:formula="of:=IF([.$M11]&lt;[.U$5];[.U$7];IF([.$M11]&gt;[.U$6];[.U$8];[.U$5]+([.$M11]-[.U$5])*([.U$8]-[.U$7])/([.U$6]-[.U$5])))" office:value-type="float" office:value="0">
            <text:p>0</text:p>
          </table:table-cell>
          <table:table-cell table:formula="of:=IF([.$M11]&lt;[.V$5];[.V$7];IF([.$M11]&gt;[.V$6];[.V$8];[.V$5]+([.$M11]-[.V$5])*([.V$8]-[.V$7])/([.V$6]-[.V$5])))" office:value-type="float" office:value="0">
            <text:p>0</text:p>
          </table:table-cell>
          <table:table-cell table:formula="of:=IF([.$M11]&lt;[.W$5];[.W$7];IF([.$M11]&gt;[.W$6];[.W$8];[.W$5]+([.$M11]-[.W$5])*([.W$8]-[.W$7])/([.W$6]-[.W$5])))" office:value-type="float" office:value="0">
            <text:p>0</text:p>
          </table:table-cell>
          <table:table-cell table:formula="of:=IF([.$M11]&lt;[.X$5];[.X$7];IF([.$M11]&gt;[.X$6];[.X$8];[.X$5]+([.$M11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formula="of:=(([.I12]-[.I$36])*30+([.J12]-[.J$36]))*24+([.K12]-[.K$36])" office:value-type="float" office:value="-71">
            <text:p>-71</text:p>
          </table:table-cell>
          <table:table-cell table:formula="of:=[.L12]/24" office:value-type="float" office:value="-2.95833333333333">
            <text:p>-2.958</text:p>
          </table:table-cell>
          <table:table-cell table:number-columns-repeated="7"/>
          <table:table-cell table:formula="of:=IF([.$M12]&lt;[.U$5];[.U$7];IF([.$M12]&gt;[.U$6];[.U$8];[.U$5]+([.$M12]-[.U$5])*([.U$8]-[.U$7])/([.U$6]-[.U$5])))" office:value-type="float" office:value="0">
            <text:p>0</text:p>
          </table:table-cell>
          <table:table-cell table:formula="of:=IF([.$M12]&lt;[.V$5];[.V$7];IF([.$M12]&gt;[.V$6];[.V$8];[.V$5]+([.$M12]-[.V$5])*([.V$8]-[.V$7])/([.V$6]-[.V$5])))" office:value-type="float" office:value="0">
            <text:p>0</text:p>
          </table:table-cell>
          <table:table-cell table:formula="of:=IF([.$M12]&lt;[.W$5];[.W$7];IF([.$M12]&gt;[.W$6];[.W$8];[.W$5]+([.$M12]-[.W$5])*([.W$8]-[.W$7])/([.W$6]-[.W$5])))" office:value-type="float" office:value="0">
            <text:p>0</text:p>
          </table:table-cell>
          <table:table-cell table:formula="of:=IF([.$M12]&lt;[.X$5];[.X$7];IF([.$M12]&gt;[.X$6];[.X$8];[.X$5]+([.$M12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([.I13]-[.I$36])*30+([.J13]-[.J$36]))*24+([.K13]-[.K$36])" office:value-type="float" office:value="-70">
            <text:p>-70</text:p>
          </table:table-cell>
          <table:table-cell table:formula="of:=[.L13]/24" office:value-type="float" office:value="-2.91666666666667">
            <text:p>-2.917</text:p>
          </table:table-cell>
          <table:table-cell table:number-columns-repeated="7"/>
          <table:table-cell table:formula="of:=IF([.$M13]&lt;[.U$5];[.U$7];IF([.$M13]&gt;[.U$6];[.U$8];[.U$5]+([.$M13]-[.U$5])*([.U$8]-[.U$7])/([.U$6]-[.U$5])))" office:value-type="float" office:value="0">
            <text:p>0</text:p>
          </table:table-cell>
          <table:table-cell table:formula="of:=IF([.$M13]&lt;[.V$5];[.V$7];IF([.$M13]&gt;[.V$6];[.V$8];[.V$5]+([.$M13]-[.V$5])*([.V$8]-[.V$7])/([.V$6]-[.V$5])))" office:value-type="float" office:value="0">
            <text:p>0</text:p>
          </table:table-cell>
          <table:table-cell table:formula="of:=IF([.$M13]&lt;[.W$5];[.W$7];IF([.$M13]&gt;[.W$6];[.W$8];[.W$5]+([.$M13]-[.W$5])*([.W$8]-[.W$7])/([.W$6]-[.W$5])))" office:value-type="float" office:value="0">
            <text:p>0</text:p>
          </table:table-cell>
          <table:table-cell table:formula="of:=IF([.$M13]&lt;[.X$5];[.X$7];IF([.$M13]&gt;[.X$6];[.X$8];[.X$5]+([.$M13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([.I14]-[.I$36])*30+([.J14]-[.J$36]))*24+([.K14]-[.K$36])" office:value-type="float" office:value="-69">
            <text:p>-69</text:p>
          </table:table-cell>
          <table:table-cell table:formula="of:=[.L14]/24" office:value-type="float" office:value="-2.875">
            <text:p>-2.875</text:p>
          </table:table-cell>
          <table:table-cell table:number-columns-repeated="7"/>
          <table:table-cell table:formula="of:=IF([.$M14]&lt;[.U$5];[.U$7];IF([.$M14]&gt;[.U$6];[.U$8];[.U$5]+([.$M14]-[.U$5])*([.U$8]-[.U$7])/([.U$6]-[.U$5])))" office:value-type="float" office:value="0">
            <text:p>0</text:p>
          </table:table-cell>
          <table:table-cell table:formula="of:=IF([.$M14]&lt;[.V$5];[.V$7];IF([.$M14]&gt;[.V$6];[.V$8];[.V$5]+([.$M14]-[.V$5])*([.V$8]-[.V$7])/([.V$6]-[.V$5])))" office:value-type="float" office:value="0">
            <text:p>0</text:p>
          </table:table-cell>
          <table:table-cell table:formula="of:=IF([.$M14]&lt;[.W$5];[.W$7];IF([.$M14]&gt;[.W$6];[.W$8];[.W$5]+([.$M14]-[.W$5])*([.W$8]-[.W$7])/([.W$6]-[.W$5])))" office:value-type="float" office:value="0">
            <text:p>0</text:p>
          </table:table-cell>
          <table:table-cell table:formula="of:=IF([.$M14]&lt;[.X$5];[.X$7];IF([.$M14]&gt;[.X$6];[.X$8];[.X$5]+([.$M14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([.I15]-[.I$36])*30+([.J15]-[.J$36]))*24+([.K15]-[.K$36])" office:value-type="float" office:value="-68">
            <text:p>-68</text:p>
          </table:table-cell>
          <table:table-cell table:formula="of:=[.L15]/24" office:value-type="float" office:value="-2.83333333333333">
            <text:p>-2.833</text:p>
          </table:table-cell>
          <table:table-cell table:number-columns-repeated="7"/>
          <table:table-cell table:formula="of:=IF([.$M15]&lt;[.U$5];[.U$7];IF([.$M15]&gt;[.U$6];[.U$8];[.U$5]+([.$M15]-[.U$5])*([.U$8]-[.U$7])/([.U$6]-[.U$5])))" office:value-type="float" office:value="0">
            <text:p>0</text:p>
          </table:table-cell>
          <table:table-cell table:formula="of:=IF([.$M15]&lt;[.V$5];[.V$7];IF([.$M15]&gt;[.V$6];[.V$8];[.V$5]+([.$M15]-[.V$5])*([.V$8]-[.V$7])/([.V$6]-[.V$5])))" office:value-type="float" office:value="0">
            <text:p>0</text:p>
          </table:table-cell>
          <table:table-cell table:formula="of:=IF([.$M15]&lt;[.W$5];[.W$7];IF([.$M15]&gt;[.W$6];[.W$8];[.W$5]+([.$M15]-[.W$5])*([.W$8]-[.W$7])/([.W$6]-[.W$5])))" office:value-type="float" office:value="0">
            <text:p>0</text:p>
          </table:table-cell>
          <table:table-cell table:formula="of:=IF([.$M15]&lt;[.X$5];[.X$7];IF([.$M15]&gt;[.X$6];[.X$8];[.X$5]+([.$M15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([.I16]-[.I$36])*30+([.J16]-[.J$36]))*24+([.K16]-[.K$36])" office:value-type="float" office:value="-67">
            <text:p>-67</text:p>
          </table:table-cell>
          <table:table-cell table:formula="of:=[.L16]/24" office:value-type="float" office:value="-2.79166666666667">
            <text:p>-2.792</text:p>
          </table:table-cell>
          <table:table-cell table:number-columns-repeated="7"/>
          <table:table-cell table:formula="of:=IF([.$M16]&lt;[.U$5];[.U$7];IF([.$M16]&gt;[.U$6];[.U$8];[.U$5]+([.$M16]-[.U$5])*([.U$8]-[.U$7])/([.U$6]-[.U$5])))" office:value-type="float" office:value="0">
            <text:p>0</text:p>
          </table:table-cell>
          <table:table-cell table:formula="of:=IF([.$M16]&lt;[.V$5];[.V$7];IF([.$M16]&gt;[.V$6];[.V$8];[.V$5]+([.$M16]-[.V$5])*([.V$8]-[.V$7])/([.V$6]-[.V$5])))" office:value-type="float" office:value="0">
            <text:p>0</text:p>
          </table:table-cell>
          <table:table-cell table:formula="of:=IF([.$M16]&lt;[.W$5];[.W$7];IF([.$M16]&gt;[.W$6];[.W$8];[.W$5]+([.$M16]-[.W$5])*([.W$8]-[.W$7])/([.W$6]-[.W$5])))" office:value-type="float" office:value="0">
            <text:p>0</text:p>
          </table:table-cell>
          <table:table-cell table:formula="of:=IF([.$M16]&lt;[.X$5];[.X$7];IF([.$M16]&gt;[.X$6];[.X$8];[.X$5]+([.$M16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formula="of:=(([.I17]-[.I$36])*30+([.J17]-[.J$36]))*24+([.K17]-[.K$36])" office:value-type="float" office:value="-66">
            <text:p>-66</text:p>
          </table:table-cell>
          <table:table-cell table:formula="of:=[.L17]/24" office:value-type="float" office:value="-2.75">
            <text:p>-2.750</text:p>
          </table:table-cell>
          <table:table-cell table:number-columns-repeated="7"/>
          <table:table-cell table:formula="of:=IF([.$M17]&lt;[.U$5];[.U$7];IF([.$M17]&gt;[.U$6];[.U$8];[.U$5]+([.$M17]-[.U$5])*([.U$8]-[.U$7])/([.U$6]-[.U$5])))" office:value-type="float" office:value="0">
            <text:p>0</text:p>
          </table:table-cell>
          <table:table-cell table:formula="of:=IF([.$M17]&lt;[.V$5];[.V$7];IF([.$M17]&gt;[.V$6];[.V$8];[.V$5]+([.$M17]-[.V$5])*([.V$8]-[.V$7])/([.V$6]-[.V$5])))" office:value-type="float" office:value="0">
            <text:p>0</text:p>
          </table:table-cell>
          <table:table-cell table:formula="of:=IF([.$M17]&lt;[.W$5];[.W$7];IF([.$M17]&gt;[.W$6];[.W$8];[.W$5]+([.$M17]-[.W$5])*([.W$8]-[.W$7])/([.W$6]-[.W$5])))" office:value-type="float" office:value="0">
            <text:p>0</text:p>
          </table:table-cell>
          <table:table-cell table:formula="of:=IF([.$M17]&lt;[.X$5];[.X$7];IF([.$M17]&gt;[.X$6];[.X$8];[.X$5]+([.$M17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formula="of:=(([.I18]-[.I$36])*30+([.J18]-[.J$36]))*24+([.K18]-[.K$36])" office:value-type="float" office:value="-50">
            <text:p>-50</text:p>
          </table:table-cell>
          <table:table-cell table:formula="of:=[.L18]/24" office:value-type="float" office:value="-2.08333333333333">
            <text:p>-2.083</text:p>
          </table:table-cell>
          <table:table-cell table:number-columns-repeated="7"/>
          <table:table-cell table:formula="of:=IF([.$M18]&lt;[.U$5];[.U$7];IF([.$M18]&gt;[.U$6];[.U$8];[.U$5]+([.$M18]-[.U$5])*([.U$8]-[.U$7])/([.U$6]-[.U$5])))" office:value-type="float" office:value="0">
            <text:p>0</text:p>
          </table:table-cell>
          <table:table-cell table:formula="of:=IF([.$M18]&lt;[.V$5];[.V$7];IF([.$M18]&gt;[.V$6];[.V$8];[.V$5]+([.$M18]-[.V$5])*([.V$8]-[.V$7])/([.V$6]-[.V$5])))" office:value-type="float" office:value="0">
            <text:p>0</text:p>
          </table:table-cell>
          <table:table-cell table:formula="of:=IF([.$M18]&lt;[.W$5];[.W$7];IF([.$M18]&gt;[.W$6];[.W$8];[.W$5]+([.$M18]-[.W$5])*([.W$8]-[.W$7])/([.W$6]-[.W$5])))" office:value-type="float" office:value="0">
            <text:p>0</text:p>
          </table:table-cell>
          <table:table-cell table:formula="of:=IF([.$M18]&lt;[.X$5];[.X$7];IF([.$M18]&gt;[.X$6];[.X$8];[.X$5]+([.$M18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([.I19]-[.I$36])*30+([.J19]-[.J$36]))*24+([.K19]-[.K$36])" office:value-type="float" office:value="-49">
            <text:p>-49</text:p>
          </table:table-cell>
          <table:table-cell table:formula="of:=[.L19]/24" office:value-type="float" office:value="-2.04166666666667">
            <text:p>-2.042</text:p>
          </table:table-cell>
          <table:table-cell table:number-columns-repeated="7"/>
          <table:table-cell table:formula="of:=IF([.$M19]&lt;[.U$5];[.U$7];IF([.$M19]&gt;[.U$6];[.U$8];[.U$5]+([.$M19]-[.U$5])*([.U$8]-[.U$7])/([.U$6]-[.U$5])))" office:value-type="float" office:value="0">
            <text:p>0</text:p>
          </table:table-cell>
          <table:table-cell table:formula="of:=IF([.$M19]&lt;[.V$5];[.V$7];IF([.$M19]&gt;[.V$6];[.V$8];[.V$5]+([.$M19]-[.V$5])*([.V$8]-[.V$7])/([.V$6]-[.V$5])))" office:value-type="float" office:value="0">
            <text:p>0</text:p>
          </table:table-cell>
          <table:table-cell table:formula="of:=IF([.$M19]&lt;[.W$5];[.W$7];IF([.$M19]&gt;[.W$6];[.W$8];[.W$5]+([.$M19]-[.W$5])*([.W$8]-[.W$7])/([.W$6]-[.W$5])))" office:value-type="float" office:value="0">
            <text:p>0</text:p>
          </table:table-cell>
          <table:table-cell table:formula="of:=IF([.$M19]&lt;[.X$5];[.X$7];IF([.$M19]&gt;[.X$6];[.X$8];[.X$5]+([.$M19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([.I20]-[.I$36])*30+([.J20]-[.J$36]))*24+([.K20]-[.K$36])" office:value-type="float" office:value="-48">
            <text:p>-48</text:p>
          </table:table-cell>
          <table:table-cell table:formula="of:=[.L20]/24" office:value-type="float" office:value="-2">
            <text:p>-2.000</text:p>
          </table:table-cell>
          <table:table-cell table:number-columns-repeated="7"/>
          <table:table-cell table:formula="of:=IF([.$M20]&lt;[.U$5];[.U$7];IF([.$M20]&gt;[.U$6];[.U$8];[.U$5]+([.$M20]-[.U$5])*([.U$8]-[.U$7])/([.U$6]-[.U$5])))" office:value-type="float" office:value="0">
            <text:p>0</text:p>
          </table:table-cell>
          <table:table-cell table:formula="of:=IF([.$M20]&lt;[.V$5];[.V$7];IF([.$M20]&gt;[.V$6];[.V$8];[.V$5]+([.$M20]-[.V$5])*([.V$8]-[.V$7])/([.V$6]-[.V$5])))" office:value-type="float" office:value="0">
            <text:p>0</text:p>
          </table:table-cell>
          <table:table-cell table:formula="of:=IF([.$M20]&lt;[.W$5];[.W$7];IF([.$M20]&gt;[.W$6];[.W$8];[.W$5]+([.$M20]-[.W$5])*([.W$8]-[.W$7])/([.W$6]-[.W$5])))" office:value-type="float" office:value="0">
            <text:p>0</text:p>
          </table:table-cell>
          <table:table-cell table:formula="of:=IF([.$M20]&lt;[.X$5];[.X$7];IF([.$M20]&gt;[.X$6];[.X$8];[.X$5]+([.$M20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([.I21]-[.I$36])*30+([.J21]-[.J$36]))*24+([.K21]-[.K$36])" office:value-type="float" office:value="-47">
            <text:p>-47</text:p>
          </table:table-cell>
          <table:table-cell table:formula="of:=[.L21]/24" office:value-type="float" office:value="-1.95833333333333">
            <text:p>-1.958</text:p>
          </table:table-cell>
          <table:table-cell table:number-columns-repeated="7"/>
          <table:table-cell table:formula="of:=IF([.$M21]&lt;[.U$5];[.U$7];IF([.$M21]&gt;[.U$6];[.U$8];[.U$5]+([.$M21]-[.U$5])*([.U$8]-[.U$7])/([.U$6]-[.U$5])))" office:value-type="float" office:value="0">
            <text:p>0</text:p>
          </table:table-cell>
          <table:table-cell table:formula="of:=IF([.$M21]&lt;[.V$5];[.V$7];IF([.$M21]&gt;[.V$6];[.V$8];[.V$5]+([.$M21]-[.V$5])*([.V$8]-[.V$7])/([.V$6]-[.V$5])))" office:value-type="float" office:value="0">
            <text:p>0</text:p>
          </table:table-cell>
          <table:table-cell table:formula="of:=IF([.$M21]&lt;[.W$5];[.W$7];IF([.$M21]&gt;[.W$6];[.W$8];[.W$5]+([.$M21]-[.W$5])*([.W$8]-[.W$7])/([.W$6]-[.W$5])))" office:value-type="float" office:value="0">
            <text:p>0</text:p>
          </table:table-cell>
          <table:table-cell table:formula="of:=IF([.$M21]&lt;[.X$5];[.X$7];IF([.$M21]&gt;[.X$6];[.X$8];[.X$5]+([.$M21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(([.I22]-[.I$36])*30+([.J22]-[.J$36]))*24+([.K22]-[.K$36])" office:value-type="float" office:value="-46">
            <text:p>-46</text:p>
          </table:table-cell>
          <table:table-cell table:formula="of:=[.L22]/24" office:value-type="float" office:value="-1.91666666666667">
            <text:p>-1.917</text:p>
          </table:table-cell>
          <table:table-cell table:number-columns-repeated="7"/>
          <table:table-cell table:formula="of:=IF([.$M22]&lt;[.U$5];[.U$7];IF([.$M22]&gt;[.U$6];[.U$8];[.U$5]+([.$M22]-[.U$5])*([.U$8]-[.U$7])/([.U$6]-[.U$5])))" office:value-type="float" office:value="0">
            <text:p>0</text:p>
          </table:table-cell>
          <table:table-cell table:formula="of:=IF([.$M22]&lt;[.V$5];[.V$7];IF([.$M22]&gt;[.V$6];[.V$8];[.V$5]+([.$M22]-[.V$5])*([.V$8]-[.V$7])/([.V$6]-[.V$5])))" office:value-type="float" office:value="0">
            <text:p>0</text:p>
          </table:table-cell>
          <table:table-cell table:formula="of:=IF([.$M22]&lt;[.W$5];[.W$7];IF([.$M22]&gt;[.W$6];[.W$8];[.W$5]+([.$M22]-[.W$5])*([.W$8]-[.W$7])/([.W$6]-[.W$5])))" office:value-type="float" office:value="0">
            <text:p>0</text:p>
          </table:table-cell>
          <table:table-cell table:formula="of:=IF([.$M22]&lt;[.X$5];[.X$7];IF([.$M22]&gt;[.X$6];[.X$8];[.X$5]+([.$M22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([.I23]-[.I$36])*30+([.J23]-[.J$36]))*24+([.K23]-[.K$36])" office:value-type="float" office:value="-45">
            <text:p>-45</text:p>
          </table:table-cell>
          <table:table-cell table:formula="of:=[.L23]/24" office:value-type="float" office:value="-1.875">
            <text:p>-1.875</text:p>
          </table:table-cell>
          <table:table-cell table:number-columns-repeated="7"/>
          <table:table-cell table:formula="of:=IF([.$M23]&lt;[.U$5];[.U$7];IF([.$M23]&gt;[.U$6];[.U$8];[.U$5]+([.$M23]-[.U$5])*([.U$8]-[.U$7])/([.U$6]-[.U$5])))" office:value-type="float" office:value="0">
            <text:p>0</text:p>
          </table:table-cell>
          <table:table-cell table:formula="of:=IF([.$M23]&lt;[.V$5];[.V$7];IF([.$M23]&gt;[.V$6];[.V$8];[.V$5]+([.$M23]-[.V$5])*([.V$8]-[.V$7])/([.V$6]-[.V$5])))" office:value-type="float" office:value="0">
            <text:p>0</text:p>
          </table:table-cell>
          <table:table-cell table:formula="of:=IF([.$M23]&lt;[.W$5];[.W$7];IF([.$M23]&gt;[.W$6];[.W$8];[.W$5]+([.$M23]-[.W$5])*([.W$8]-[.W$7])/([.W$6]-[.W$5])))" office:value-type="float" office:value="0">
            <text:p>0</text:p>
          </table:table-cell>
          <table:table-cell table:formula="of:=IF([.$M23]&lt;[.X$5];[.X$7];IF([.$M23]&gt;[.X$6];[.X$8];[.X$5]+([.$M23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([.I24]-[.I$36])*30+([.J24]-[.J$36]))*24+([.K24]-[.K$36])" office:value-type="float" office:value="-44">
            <text:p>-44</text:p>
          </table:table-cell>
          <table:table-cell table:formula="of:=[.L24]/24" office:value-type="float" office:value="-1.83333333333333">
            <text:p>-1.833</text:p>
          </table:table-cell>
          <table:table-cell table:number-columns-repeated="7"/>
          <table:table-cell table:formula="of:=IF([.$M24]&lt;[.U$5];[.U$7];IF([.$M24]&gt;[.U$6];[.U$8];[.U$5]+([.$M24]-[.U$5])*([.U$8]-[.U$7])/([.U$6]-[.U$5])))" office:value-type="float" office:value="0">
            <text:p>0</text:p>
          </table:table-cell>
          <table:table-cell table:formula="of:=IF([.$M24]&lt;[.V$5];[.V$7];IF([.$M24]&gt;[.V$6];[.V$8];[.V$5]+([.$M24]-[.V$5])*([.V$8]-[.V$7])/([.V$6]-[.V$5])))" office:value-type="float" office:value="0">
            <text:p>0</text:p>
          </table:table-cell>
          <table:table-cell table:formula="of:=IF([.$M24]&lt;[.W$5];[.W$7];IF([.$M24]&gt;[.W$6];[.W$8];[.W$5]+([.$M24]-[.W$5])*([.W$8]-[.W$7])/([.W$6]-[.W$5])))" office:value-type="float" office:value="0">
            <text:p>0</text:p>
          </table:table-cell>
          <table:table-cell table:formula="of:=IF([.$M24]&lt;[.X$5];[.X$7];IF([.$M24]&gt;[.X$6];[.X$8];[.X$5]+([.$M24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formula="of:=(([.I25]-[.I$36])*30+([.J25]-[.J$36]))*24+([.K25]-[.K$36])" office:value-type="float" office:value="-43">
            <text:p>-43</text:p>
          </table:table-cell>
          <table:table-cell table:formula="of:=[.L25]/24" office:value-type="float" office:value="-1.79166666666667">
            <text:p>-1.792</text:p>
          </table:table-cell>
          <table:table-cell table:number-columns-repeated="7"/>
          <table:table-cell table:formula="of:=IF([.$M25]&lt;[.U$5];[.U$7];IF([.$M25]&gt;[.U$6];[.U$8];[.U$5]+([.$M25]-[.U$5])*([.U$8]-[.U$7])/([.U$6]-[.U$5])))" office:value-type="float" office:value="0">
            <text:p>0</text:p>
          </table:table-cell>
          <table:table-cell table:formula="of:=IF([.$M25]&lt;[.V$5];[.V$7];IF([.$M25]&gt;[.V$6];[.V$8];[.V$5]+([.$M25]-[.V$5])*([.V$8]-[.V$7])/([.V$6]-[.V$5])))" office:value-type="float" office:value="0">
            <text:p>0</text:p>
          </table:table-cell>
          <table:table-cell table:formula="of:=IF([.$M25]&lt;[.W$5];[.W$7];IF([.$M25]&gt;[.W$6];[.W$8];[.W$5]+([.$M25]-[.W$5])*([.W$8]-[.W$7])/([.W$6]-[.W$5])))" office:value-type="float" office:value="0">
            <text:p>0</text:p>
          </table:table-cell>
          <table:table-cell table:formula="of:=IF([.$M25]&lt;[.X$5];[.X$7];IF([.$M25]&gt;[.X$6];[.X$8];[.X$5]+([.$M25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([.J26]-[.J$36])*24+[.K26]-[.K$36]" office:value-type="float" office:value="-26">
            <text:p>-26</text:p>
          </table:table-cell>
          <table:table-cell table:formula="of:=[.L26]/24" office:value-type="float" office:value="-1.08333333333333">
            <text:p>-1.083</text:p>
          </table:table-cell>
          <table:table-cell table:number-columns-repeated="7"/>
          <table:table-cell table:formula="of:=IF([.$M26]&lt;[.U$5];[.U$7];IF([.$M26]&gt;[.U$6];[.U$8];[.U$5]+([.$M26]-[.U$5])*([.U$8]-[.U$7])/([.U$6]-[.U$5])))" office:value-type="float" office:value="0">
            <text:p>0</text:p>
          </table:table-cell>
          <table:table-cell table:formula="of:=IF([.$M26]&lt;[.V$5];[.V$7];IF([.$M26]&gt;[.V$6];[.V$8];[.V$5]+([.$M26]-[.V$5])*([.V$8]-[.V$7])/([.V$6]-[.V$5])))" office:value-type="float" office:value="0">
            <text:p>0</text:p>
          </table:table-cell>
          <table:table-cell table:formula="of:=IF([.$M26]&lt;[.W$5];[.W$7];IF([.$M26]&gt;[.W$6];[.W$8];[.W$5]+([.$M26]-[.W$5])*([.W$8]-[.W$7])/([.W$6]-[.W$5])))" office:value-type="float" office:value="0">
            <text:p>0</text:p>
          </table:table-cell>
          <table:table-cell table:formula="of:=IF([.$M26]&lt;[.X$5];[.X$7];IF([.$M26]&gt;[.X$6];[.X$8];[.X$5]+([.$M26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J27]-[.J$36])*24+[.K27]-[.K$36]" office:value-type="float" office:value="-25">
            <text:p>-25</text:p>
          </table:table-cell>
          <table:table-cell table:formula="of:=[.L27]/24" office:value-type="float" office:value="-1.04166666666667">
            <text:p>-1.042</text:p>
          </table:table-cell>
          <table:table-cell table:number-columns-repeated="7"/>
          <table:table-cell table:formula="of:=IF([.$M27]&lt;[.U$5];[.U$7];IF([.$M27]&gt;[.U$6];[.U$8];[.U$5]+([.$M27]-[.U$5])*([.U$8]-[.U$7])/([.U$6]-[.U$5])))" office:value-type="float" office:value="0">
            <text:p>0</text:p>
          </table:table-cell>
          <table:table-cell table:formula="of:=IF([.$M27]&lt;[.V$5];[.V$7];IF([.$M27]&gt;[.V$6];[.V$8];[.V$5]+([.$M27]-[.V$5])*([.V$8]-[.V$7])/([.V$6]-[.V$5])))" office:value-type="float" office:value="0">
            <text:p>0</text:p>
          </table:table-cell>
          <table:table-cell table:formula="of:=IF([.$M27]&lt;[.W$5];[.W$7];IF([.$M27]&gt;[.W$6];[.W$8];[.W$5]+([.$M27]-[.W$5])*([.W$8]-[.W$7])/([.W$6]-[.W$5])))" office:value-type="float" office:value="0">
            <text:p>0</text:p>
          </table:table-cell>
          <table:table-cell table:formula="of:=IF([.$M27]&lt;[.X$5];[.X$7];IF([.$M27]&gt;[.X$6];[.X$8];[.X$5]+([.$M27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([.J28]-[.J$36])*24+[.K28]-[.K$36]" office:value-type="float" office:value="-24">
            <text:p>-24</text:p>
          </table:table-cell>
          <table:table-cell table:formula="of:=[.L28]/24" office:value-type="float" office:value="-1">
            <text:p>-1.000</text:p>
          </table:table-cell>
          <table:table-cell table:number-columns-repeated="7"/>
          <table:table-cell table:formula="of:=IF([.$M28]&lt;[.U$5];[.U$7];IF([.$M28]&gt;[.U$6];[.U$8];[.U$5]+([.$M28]-[.U$5])*([.U$8]-[.U$7])/([.U$6]-[.U$5])))" office:value-type="float" office:value="0">
            <text:p>0</text:p>
          </table:table-cell>
          <table:table-cell table:formula="of:=IF([.$M28]&lt;[.V$5];[.V$7];IF([.$M28]&gt;[.V$6];[.V$8];[.V$5]+([.$M28]-[.V$5])*([.V$8]-[.V$7])/([.V$6]-[.V$5])))" office:value-type="float" office:value="0">
            <text:p>0</text:p>
          </table:table-cell>
          <table:table-cell table:formula="of:=IF([.$M28]&lt;[.W$5];[.W$7];IF([.$M28]&gt;[.W$6];[.W$8];[.W$5]+([.$M28]-[.W$5])*([.W$8]-[.W$7])/([.W$6]-[.W$5])))" office:value-type="float" office:value="0">
            <text:p>0</text:p>
          </table:table-cell>
          <table:table-cell table:formula="of:=IF([.$M28]&lt;[.X$5];[.X$7];IF([.$M28]&gt;[.X$6];[.X$8];[.X$5]+([.$M28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([.J29]-[.J$36])*24+[.K29]-[.K$36]" office:value-type="float" office:value="-23">
            <text:p>-23</text:p>
          </table:table-cell>
          <table:table-cell table:formula="of:=[.L29]/24" office:value-type="float" office:value="-0.958333333333333">
            <text:p>-0.958</text:p>
          </table:table-cell>
          <table:table-cell table:number-columns-repeated="7"/>
          <table:table-cell table:formula="of:=IF([.$M29]&lt;[.U$5];[.U$7];IF([.$M29]&gt;[.U$6];[.U$8];[.U$5]+([.$M29]-[.U$5])*([.U$8]-[.U$7])/([.U$6]-[.U$5])))" office:value-type="float" office:value="0">
            <text:p>0</text:p>
          </table:table-cell>
          <table:table-cell table:formula="of:=IF([.$M29]&lt;[.V$5];[.V$7];IF([.$M29]&gt;[.V$6];[.V$8];[.V$5]+([.$M29]-[.V$5])*([.V$8]-[.V$7])/([.V$6]-[.V$5])))" office:value-type="float" office:value="0">
            <text:p>0</text:p>
          </table:table-cell>
          <table:table-cell table:formula="of:=IF([.$M29]&lt;[.W$5];[.W$7];IF([.$M29]&gt;[.W$6];[.W$8];[.W$5]+([.$M29]-[.W$5])*([.W$8]-[.W$7])/([.W$6]-[.W$5])))" office:value-type="float" office:value="0">
            <text:p>0</text:p>
          </table:table-cell>
          <table:table-cell table:formula="of:=IF([.$M29]&lt;[.X$5];[.X$7];IF([.$M29]&gt;[.X$6];[.X$8];[.X$5]+([.$M29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([.J30]-[.J$36])*24+[.K30]-[.K$36]" office:value-type="float" office:value="-22">
            <text:p>-22</text:p>
          </table:table-cell>
          <table:table-cell table:formula="of:=[.L30]/24" office:value-type="float" office:value="-0.916666666666667">
            <text:p>-0.917</text:p>
          </table:table-cell>
          <table:table-cell table:number-columns-repeated="7"/>
          <table:table-cell table:formula="of:=IF([.$M30]&lt;[.U$5];[.U$7];IF([.$M30]&gt;[.U$6];[.U$8];[.U$5]+([.$M30]-[.U$5])*([.U$8]-[.U$7])/([.U$6]-[.U$5])))" office:value-type="float" office:value="0">
            <text:p>0</text:p>
          </table:table-cell>
          <table:table-cell table:formula="of:=IF([.$M30]&lt;[.V$5];[.V$7];IF([.$M30]&gt;[.V$6];[.V$8];[.V$5]+([.$M30]-[.V$5])*([.V$8]-[.V$7])/([.V$6]-[.V$5])))" office:value-type="float" office:value="0">
            <text:p>0</text:p>
          </table:table-cell>
          <table:table-cell table:formula="of:=IF([.$M30]&lt;[.W$5];[.W$7];IF([.$M30]&gt;[.W$6];[.W$8];[.W$5]+([.$M30]-[.W$5])*([.W$8]-[.W$7])/([.W$6]-[.W$5])))" office:value-type="float" office:value="0">
            <text:p>0</text:p>
          </table:table-cell>
          <table:table-cell table:formula="of:=IF([.$M30]&lt;[.X$5];[.X$7];IF([.$M30]&gt;[.X$6];[.X$8];[.X$5]+([.$M30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([.J31]-[.J$36])*24+[.K31]-[.K$36]" office:value-type="float" office:value="-21">
            <text:p>-21</text:p>
          </table:table-cell>
          <table:table-cell table:formula="of:=[.L31]/24" office:value-type="float" office:value="-0.875">
            <text:p>-0.875</text:p>
          </table:table-cell>
          <table:table-cell table:number-columns-repeated="7"/>
          <table:table-cell table:formula="of:=IF([.$M31]&lt;[.U$5];[.U$7];IF([.$M31]&gt;[.U$6];[.U$8];[.U$5]+([.$M31]-[.U$5])*([.U$8]-[.U$7])/([.U$6]-[.U$5])))" office:value-type="float" office:value="0">
            <text:p>0</text:p>
          </table:table-cell>
          <table:table-cell table:formula="of:=IF([.$M31]&lt;[.V$5];[.V$7];IF([.$M31]&gt;[.V$6];[.V$8];[.V$5]+([.$M31]-[.V$5])*([.V$8]-[.V$7])/([.V$6]-[.V$5])))" office:value-type="float" office:value="0">
            <text:p>0</text:p>
          </table:table-cell>
          <table:table-cell table:formula="of:=IF([.$M31]&lt;[.W$5];[.W$7];IF([.$M31]&gt;[.W$6];[.W$8];[.W$5]+([.$M31]-[.W$5])*([.W$8]-[.W$7])/([.W$6]-[.W$5])))" office:value-type="float" office:value="0">
            <text:p>0</text:p>
          </table:table-cell>
          <table:table-cell table:formula="of:=IF([.$M31]&lt;[.X$5];[.X$7];IF([.$M31]&gt;[.X$6];[.X$8];[.X$5]+([.$M31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([.J32]-[.J$36])*24+[.K32]-[.K$36]" office:value-type="float" office:value="-20">
            <text:p>-20</text:p>
          </table:table-cell>
          <table:table-cell table:formula="of:=[.L32]/24" office:value-type="float" office:value="-0.833333333333333">
            <text:p>-0.833</text:p>
          </table:table-cell>
          <table:table-cell table:number-columns-repeated="7"/>
          <table:table-cell table:formula="of:=IF([.$M32]&lt;[.U$5];[.U$7];IF([.$M32]&gt;[.U$6];[.U$8];[.U$5]+([.$M32]-[.U$5])*([.U$8]-[.U$7])/([.U$6]-[.U$5])))" office:value-type="float" office:value="0">
            <text:p>0</text:p>
          </table:table-cell>
          <table:table-cell table:formula="of:=IF([.$M32]&lt;[.V$5];[.V$7];IF([.$M32]&gt;[.V$6];[.V$8];[.V$5]+([.$M32]-[.V$5])*([.V$8]-[.V$7])/([.V$6]-[.V$5])))" office:value-type="float" office:value="0">
            <text:p>0</text:p>
          </table:table-cell>
          <table:table-cell table:formula="of:=IF([.$M32]&lt;[.W$5];[.W$7];IF([.$M32]&gt;[.W$6];[.W$8];[.W$5]+([.$M32]-[.W$5])*([.W$8]-[.W$7])/([.W$6]-[.W$5])))" office:value-type="float" office:value="0">
            <text:p>0</text:p>
          </table:table-cell>
          <table:table-cell table:formula="of:=IF([.$M32]&lt;[.X$5];[.X$7];IF([.$M32]&gt;[.X$6];[.X$8];[.X$5]+([.$M32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([.J33]-[.J$36])*24+[.K33]-[.K$36]" office:value-type="float" office:value="-19">
            <text:p>-19</text:p>
          </table:table-cell>
          <table:table-cell table:formula="of:=[.L33]/24" office:value-type="float" office:value="-0.791666666666667">
            <text:p>-0.792</text:p>
          </table:table-cell>
          <table:table-cell table:number-columns-repeated="7"/>
          <table:table-cell table:formula="of:=IF([.$M33]&lt;[.U$5];[.U$7];IF([.$M33]&gt;[.U$6];[.U$8];[.U$5]+([.$M33]-[.U$5])*([.U$8]-[.U$7])/([.U$6]-[.U$5])))" office:value-type="float" office:value="0">
            <text:p>0</text:p>
          </table:table-cell>
          <table:table-cell table:formula="of:=IF([.$M33]&lt;[.V$5];[.V$7];IF([.$M33]&gt;[.V$6];[.V$8];[.V$5]+([.$M33]-[.V$5])*([.V$8]-[.V$7])/([.V$6]-[.V$5])))" office:value-type="float" office:value="0">
            <text:p>0</text:p>
          </table:table-cell>
          <table:table-cell table:formula="of:=IF([.$M33]&lt;[.W$5];[.W$7];IF([.$M33]&gt;[.W$6];[.W$8];[.W$5]+([.$M33]-[.W$5])*([.W$8]-[.W$7])/([.W$6]-[.W$5])))" office:value-type="float" office:value="0">
            <text:p>0</text:p>
          </table:table-cell>
          <table:table-cell table:formula="of:=IF([.$M33]&lt;[.X$5];[.X$7];IF([.$M33]&gt;[.X$6];[.X$8];[.X$5]+([.$M33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([.J34]-[.J$36])*24+[.K34]-[.K$36]" office:value-type="float" office:value="-2">
            <text:p>-2</text:p>
          </table:table-cell>
          <table:table-cell table:formula="of:=[.L34]/24" office:value-type="float" office:value="-0.0833333333333333">
            <text:p>-0.083</text:p>
          </table:table-cell>
          <table:table-cell table:number-columns-repeated="7"/>
          <table:table-cell table:formula="of:=IF([.$M34]&lt;[.U$5];[.U$7];IF([.$M34]&gt;[.U$6];[.U$8];[.U$5]+([.$M34]-[.U$5])*([.U$8]-[.U$7])/([.U$6]-[.U$5])))" office:value-type="float" office:value="0">
            <text:p>0</text:p>
          </table:table-cell>
          <table:table-cell table:formula="of:=IF([.$M34]&lt;[.V$5];[.V$7];IF([.$M34]&gt;[.V$6];[.V$8];[.V$5]+([.$M34]-[.V$5])*([.V$8]-[.V$7])/([.V$6]-[.V$5])))" office:value-type="float" office:value="0">
            <text:p>0</text:p>
          </table:table-cell>
          <table:table-cell table:formula="of:=IF([.$M34]&lt;[.W$5];[.W$7];IF([.$M34]&gt;[.W$6];[.W$8];[.W$5]+([.$M34]-[.W$5])*([.W$8]-[.W$7])/([.W$6]-[.W$5])))" office:value-type="float" office:value="0">
            <text:p>0</text:p>
          </table:table-cell>
          <table:table-cell table:formula="of:=IF([.$M34]&lt;[.X$5];[.X$7];IF([.$M34]&gt;[.X$6];[.X$8];[.X$5]+([.$M34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J35]-[.J$36])*24+[.K35]-[.K$36]" office:value-type="float" office:value="-1">
            <text:p>-1</text:p>
          </table:table-cell>
          <table:table-cell table:formula="of:=[.L35]/24" office:value-type="float" office:value="-0.0416666666666667">
            <text:p>-0.042</text:p>
          </table:table-cell>
          <table:table-cell table:number-columns-repeated="7"/>
          <table:table-cell table:formula="of:=IF([.$M35]&lt;[.U$5];[.U$7];IF([.$M35]&gt;[.U$6];[.U$8];[.U$5]+([.$M35]-[.U$5])*([.U$8]-[.U$7])/([.U$6]-[.U$5])))" office:value-type="float" office:value="0">
            <text:p>0</text:p>
          </table:table-cell>
          <table:table-cell table:formula="of:=IF([.$M35]&lt;[.V$5];[.V$7];IF([.$M35]&gt;[.V$6];[.V$8];[.V$5]+([.$M35]-[.V$5])*([.V$8]-[.V$7])/([.V$6]-[.V$5])))" office:value-type="float" office:value="0">
            <text:p>0</text:p>
          </table:table-cell>
          <table:table-cell table:formula="of:=IF([.$M35]&lt;[.W$5];[.W$7];IF([.$M35]&gt;[.W$6];[.W$8];[.W$5]+([.$M35]-[.W$5])*([.W$8]-[.W$7])/([.W$6]-[.W$5])))" office:value-type="float" office:value="0">
            <text:p>0</text:p>
          </table:table-cell>
          <table:table-cell table:formula="of:=IF([.$M35]&lt;[.X$5];[.X$7];IF([.$M35]&gt;[.X$6];[.X$8];[.X$5]+([.$M35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([.J36]-[.J$36])*24+[.K36]-[.K$36]" office:value-type="float" office:value="0">
            <text:p>0</text:p>
          </table:table-cell>
          <table:table-cell table:formula="of:=[.L36]/24" office:value-type="float" office:value="0">
            <text:p>0.000</text:p>
          </table:table-cell>
          <table:table-cell table:number-columns-repeated="7"/>
          <table:table-cell table:formula="of:=IF([.$M36]&lt;[.U$5];[.U$7];IF([.$M36]&gt;[.U$6];[.U$8];[.U$5]+([.$M36]-[.U$5])*([.U$8]-[.U$7])/([.U$6]-[.U$5])))" office:value-type="float" office:value="0">
            <text:p>0</text:p>
          </table:table-cell>
          <table:table-cell table:formula="of:=IF([.$M36]&lt;[.V$5];[.V$7];IF([.$M36]&gt;[.V$6];[.V$8];[.V$5]+([.$M36]-[.V$5])*([.V$8]-[.V$7])/([.V$6]-[.V$5])))" office:value-type="float" office:value="0">
            <text:p>0</text:p>
          </table:table-cell>
          <table:table-cell table:formula="of:=IF([.$M36]&lt;[.W$5];[.W$7];IF([.$M36]&gt;[.W$6];[.W$8];[.W$5]+([.$M36]-[.W$5])*([.W$8]-[.W$7])/([.W$6]-[.W$5])))" office:value-type="float" office:value="0">
            <text:p>0</text:p>
          </table:table-cell>
          <table:table-cell table:formula="of:=IF([.$M36]&lt;[.X$5];[.X$7];IF([.$M36]&gt;[.X$6];[.X$8];[.X$5]+([.$M36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([.J37]-[.J$36])*24+[.K37]-[.K$36]" office:value-type="float" office:value="1">
            <text:p>1</text:p>
          </table:table-cell>
          <table:table-cell table:formula="of:=[.L37]/24" office:value-type="float" office:value="0.0416666666666667">
            <text:p>0.042</text:p>
          </table:table-cell>
          <table:table-cell office:value-type="string">
            <text:p># décollement 1er sépale visible : CPV</text:p>
          </table:table-cell>
          <table:table-cell table:number-columns-repeated="6"/>
          <table:table-cell table:formula="of:=IF([.$M37]&lt;[.U$5];[.U$7];IF([.$M37]&gt;[.U$6];[.U$8];[.U$5]+([.$M37]-[.U$5])*([.U$8]-[.U$7])/([.U$6]-[.U$5])))" office:value-type="float" office:value="5">
            <text:p>5</text:p>
          </table:table-cell>
          <table:table-cell table:formula="of:=IF([.$M37]&lt;[.V$5];[.V$7];IF([.$M37]&gt;[.V$6];[.V$8];[.V$5]+([.$M37]-[.V$5])*([.V$8]-[.V$7])/([.V$6]-[.V$5])))" office:value-type="float" office:value="1.52777777777778">
            <text:p>1.5277777778</text:p>
          </table:table-cell>
          <table:table-cell table:formula="of:=IF([.$M37]&lt;[.W$5];[.W$7];IF([.$M37]&gt;[.W$6];[.W$8];[.W$5]+([.$M37]-[.W$5])*([.W$8]-[.W$7])/([.W$6]-[.W$5])))" office:value-type="float" office:value="0">
            <text:p>0</text:p>
          </table:table-cell>
          <table:table-cell table:formula="of:=IF([.$M37]&lt;[.X$5];[.X$7];IF([.$M37]&gt;[.X$6];[.X$8];[.X$5]+([.$M37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([.J38]-[.J$36])*24+[.K38]-[.K$36]" office:value-type="float" office:value="2">
            <text:p>2</text:p>
          </table:table-cell>
          <table:table-cell table:formula="of:=[.L38]/24" office:value-type="float" office:value="0.0833333333333333">
            <text:p>0.083</text:p>
          </table:table-cell>
          <table:table-cell table:number-columns-repeated="7"/>
          <table:table-cell table:formula="of:=IF([.$M38]&lt;[.U$5];[.U$7];IF([.$M38]&gt;[.U$6];[.U$8];[.U$5]+([.$M38]-[.U$5])*([.U$8]-[.U$7])/([.U$6]-[.U$5])))" office:value-type="float" office:value="10">
            <text:p>10</text:p>
          </table:table-cell>
          <table:table-cell table:formula="of:=IF([.$M38]&lt;[.V$5];[.V$7];IF([.$M38]&gt;[.V$6];[.V$8];[.V$5]+([.$M38]-[.V$5])*([.V$8]-[.V$7])/([.V$6]-[.V$5])))" office:value-type="float" office:value="3.05555555555556">
            <text:p>3.0555555556</text:p>
          </table:table-cell>
          <table:table-cell table:formula="of:=IF([.$M38]&lt;[.W$5];[.W$7];IF([.$M38]&gt;[.W$6];[.W$8];[.W$5]+([.$M38]-[.W$5])*([.W$8]-[.W$7])/([.W$6]-[.W$5])))" office:value-type="float" office:value="0">
            <text:p>0</text:p>
          </table:table-cell>
          <table:table-cell table:formula="of:=IF([.$M38]&lt;[.X$5];[.X$7];IF([.$M38]&gt;[.X$6];[.X$8];[.X$5]+([.$M38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([.J39]-[.J$36])*24+[.K39]-[.K$36]" office:value-type="float" office:value="3">
            <text:p>3</text:p>
          </table:table-cell>
          <table:table-cell table:formula="of:=[.L39]/24" office:value-type="float" office:value="0.125">
            <text:p>0.125</text:p>
          </table:table-cell>
          <table:table-cell table:number-columns-repeated="7"/>
          <table:table-cell table:formula="of:=IF([.$M39]&lt;[.U$5];[.U$7];IF([.$M39]&gt;[.U$6];[.U$8];[.U$5]+([.$M39]-[.U$5])*([.U$8]-[.U$7])/([.U$6]-[.U$5])))" office:value-type="float" office:value="15">
            <text:p>15</text:p>
          </table:table-cell>
          <table:table-cell table:formula="of:=IF([.$M39]&lt;[.V$5];[.V$7];IF([.$M39]&gt;[.V$6];[.V$8];[.V$5]+([.$M39]-[.V$5])*([.V$8]-[.V$7])/([.V$6]-[.V$5])))" office:value-type="float" office:value="4.58333333333333">
            <text:p>4.5833333333</text:p>
          </table:table-cell>
          <table:table-cell table:formula="of:=IF([.$M39]&lt;[.W$5];[.W$7];IF([.$M39]&gt;[.W$6];[.W$8];[.W$5]+([.$M39]-[.W$5])*([.W$8]-[.W$7])/([.W$6]-[.W$5])))" office:value-type="float" office:value="0">
            <text:p>0</text:p>
          </table:table-cell>
          <table:table-cell table:formula="of:=IF([.$M39]&lt;[.X$5];[.X$7];IF([.$M39]&gt;[.X$6];[.X$8];[.X$5]+([.$M39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([.J40]-[.J$36])*24+[.K40]-[.K$36]" office:value-type="float" office:value="4">
            <text:p>4</text:p>
          </table:table-cell>
          <table:table-cell table:formula="of:=[.L40]/24" office:value-type="float" office:value="0.166666666666667">
            <text:p>0.167</text:p>
          </table:table-cell>
          <table:table-cell table:number-columns-repeated="7"/>
          <table:table-cell table:formula="of:=IF([.$M40]&lt;[.U$5];[.U$7];IF([.$M40]&gt;[.U$6];[.U$8];[.U$5]+([.$M40]-[.U$5])*([.U$8]-[.U$7])/([.U$6]-[.U$5])))" office:value-type="float" office:value="20">
            <text:p>20</text:p>
          </table:table-cell>
          <table:table-cell table:formula="of:=IF([.$M40]&lt;[.V$5];[.V$7];IF([.$M40]&gt;[.V$6];[.V$8];[.V$5]+([.$M40]-[.V$5])*([.V$8]-[.V$7])/([.V$6]-[.V$5])))" office:value-type="float" office:value="6.11111111111111">
            <text:p>6.1111111111</text:p>
          </table:table-cell>
          <table:table-cell table:formula="of:=IF([.$M40]&lt;[.W$5];[.W$7];IF([.$M40]&gt;[.W$6];[.W$8];[.W$5]+([.$M40]-[.W$5])*([.W$8]-[.W$7])/([.W$6]-[.W$5])))" office:value-type="float" office:value="0">
            <text:p>0</text:p>
          </table:table-cell>
          <table:table-cell table:formula="of:=IF([.$M40]&lt;[.X$5];[.X$7];IF([.$M40]&gt;[.X$6];[.X$8];[.X$5]+([.$M40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([.J41]-[.J$36])*24+[.K41]-[.K$36]" office:value-type="float" office:value="5">
            <text:p>5</text:p>
          </table:table-cell>
          <table:table-cell table:formula="of:=[.L41]/24" office:value-type="float" office:value="0.208333333333333">
            <text:p>0.208</text:p>
          </table:table-cell>
          <table:table-cell table:number-columns-repeated="7"/>
          <table:table-cell table:formula="of:=IF([.$M41]&lt;[.U$5];[.U$7];IF([.$M41]&gt;[.U$6];[.U$8];[.U$5]+([.$M41]-[.U$5])*([.U$8]-[.U$7])/([.U$6]-[.U$5])))" office:value-type="float" office:value="25">
            <text:p>25</text:p>
          </table:table-cell>
          <table:table-cell table:formula="of:=IF([.$M41]&lt;[.V$5];[.V$7];IF([.$M41]&gt;[.V$6];[.V$8];[.V$5]+([.$M41]-[.V$5])*([.V$8]-[.V$7])/([.V$6]-[.V$5])))" office:value-type="float" office:value="7.63888888888889">
            <text:p>7.6388888889</text:p>
          </table:table-cell>
          <table:table-cell table:formula="of:=IF([.$M41]&lt;[.W$5];[.W$7];IF([.$M41]&gt;[.W$6];[.W$8];[.W$5]+([.$M41]-[.W$5])*([.W$8]-[.W$7])/([.W$6]-[.W$5])))" office:value-type="float" office:value="0">
            <text:p>0</text:p>
          </table:table-cell>
          <table:table-cell table:formula="of:=IF([.$M41]&lt;[.X$5];[.X$7];IF([.$M41]&gt;[.X$6];[.X$8];[.X$5]+([.$M41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([.J42]-[.J$36])*24+[.K42]-[.K$36]" office:value-type="float" office:value="6">
            <text:p>6</text:p>
          </table:table-cell>
          <table:table-cell table:formula="of:=[.L42]/24" office:value-type="float" office:value="0.25">
            <text:p>0.250</text:p>
          </table:table-cell>
          <table:table-cell table:number-columns-repeated="7"/>
          <table:table-cell table:formula="of:=IF([.$M42]&lt;[.U$5];[.U$7];IF([.$M42]&gt;[.U$6];[.U$8];[.U$5]+([.$M42]-[.U$5])*([.U$8]-[.U$7])/([.U$6]-[.U$5])))" office:value-type="float" office:value="30">
            <text:p>30</text:p>
          </table:table-cell>
          <table:table-cell table:formula="of:=IF([.$M42]&lt;[.V$5];[.V$7];IF([.$M42]&gt;[.V$6];[.V$8];[.V$5]+([.$M42]-[.V$5])*([.V$8]-[.V$7])/([.V$6]-[.V$5])))" office:value-type="float" office:value="9.16666666666667">
            <text:p>9.1666666667</text:p>
          </table:table-cell>
          <table:table-cell table:formula="of:=IF([.$M42]&lt;[.W$5];[.W$7];IF([.$M42]&gt;[.W$6];[.W$8];[.W$5]+([.$M42]-[.W$5])*([.W$8]-[.W$7])/([.W$6]-[.W$5])))" office:value-type="float" office:value="0">
            <text:p>0</text:p>
          </table:table-cell>
          <table:table-cell table:formula="of:=IF([.$M42]&lt;[.X$5];[.X$7];IF([.$M42]&gt;[.X$6];[.X$8];[.X$5]+([.$M42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J43]-[.J$36])*24+[.K43]-[.K$36]" office:value-type="float" office:value="22">
            <text:p>22</text:p>
          </table:table-cell>
          <table:table-cell table:formula="of:=[.L43]/24" office:value-type="float" office:value="0.916666666666667">
            <text:p>0.917</text:p>
          </table:table-cell>
          <table:table-cell table:number-columns-repeated="7"/>
          <table:table-cell table:formula="of:=IF([.$M43]&lt;[.U$5];[.U$7];IF([.$M43]&gt;[.U$6];[.U$8];[.U$5]+([.$M43]-[.U$5])*([.U$8]-[.U$7])/([.U$6]-[.U$5])))" office:value-type="float" office:value="110">
            <text:p>110</text:p>
          </table:table-cell>
          <table:table-cell table:formula="of:=IF([.$M43]&lt;[.V$5];[.V$7];IF([.$M43]&gt;[.V$6];[.V$8];[.V$5]+([.$M43]-[.V$5])*([.V$8]-[.V$7])/([.V$6]-[.V$5])))" office:value-type="float" office:value="33.6111111111111">
            <text:p>33.6111111111</text:p>
          </table:table-cell>
          <table:table-cell table:formula="of:=IF([.$M43]&lt;[.W$5];[.W$7];IF([.$M43]&gt;[.W$6];[.W$8];[.W$5]+([.$M43]-[.W$5])*([.W$8]-[.W$7])/([.W$6]-[.W$5])))" office:value-type="float" office:value="0">
            <text:p>0</text:p>
          </table:table-cell>
          <table:table-cell table:formula="of:=IF([.$M43]&lt;[.X$5];[.X$7];IF([.$M43]&gt;[.X$6];[.X$8];[.X$5]+([.$M43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J44]-[.J$36])*24+[.K44]-[.K$36]" office:value-type="float" office:value="23">
            <text:p>23</text:p>
          </table:table-cell>
          <table:table-cell table:formula="of:=[.L44]/24" office:value-type="float" office:value="0.958333333333333">
            <text:p>0.958</text:p>
          </table:table-cell>
          <table:table-cell table:number-columns-repeated="7"/>
          <table:table-cell table:formula="of:=IF([.$M44]&lt;[.U$5];[.U$7];IF([.$M44]&gt;[.U$6];[.U$8];[.U$5]+([.$M44]-[.U$5])*([.U$8]-[.U$7])/([.U$6]-[.U$5])))" office:value-type="float" office:value="115">
            <text:p>115</text:p>
          </table:table-cell>
          <table:table-cell table:formula="of:=IF([.$M44]&lt;[.V$5];[.V$7];IF([.$M44]&gt;[.V$6];[.V$8];[.V$5]+([.$M44]-[.V$5])*([.V$8]-[.V$7])/([.V$6]-[.V$5])))" office:value-type="float" office:value="35.1388888888889">
            <text:p>35.1388888889</text:p>
          </table:table-cell>
          <table:table-cell table:formula="of:=IF([.$M44]&lt;[.W$5];[.W$7];IF([.$M44]&gt;[.W$6];[.W$8];[.W$5]+([.$M44]-[.W$5])*([.W$8]-[.W$7])/([.W$6]-[.W$5])))" office:value-type="float" office:value="0">
            <text:p>0</text:p>
          </table:table-cell>
          <table:table-cell table:formula="of:=IF([.$M44]&lt;[.X$5];[.X$7];IF([.$M44]&gt;[.X$6];[.X$8];[.X$5]+([.$M44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([.J45]-[.J$36])*24+[.K45]-[.K$36]" office:value-type="float" office:value="24">
            <text:p>24</text:p>
          </table:table-cell>
          <table:table-cell table:formula="of:=[.L45]/24" office:value-type="float" office:value="1">
            <text:p>1.000</text:p>
          </table:table-cell>
          <table:table-cell table:number-columns-repeated="7"/>
          <table:table-cell table:formula="of:=IF([.$M45]&lt;[.U$5];[.U$7];IF([.$M45]&gt;[.U$6];[.U$8];[.U$5]+([.$M45]-[.U$5])*([.U$8]-[.U$7])/([.U$6]-[.U$5])))" office:value-type="float" office:value="120">
            <text:p>120</text:p>
          </table:table-cell>
          <table:table-cell table:formula="of:=IF([.$M45]&lt;[.V$5];[.V$7];IF([.$M45]&gt;[.V$6];[.V$8];[.V$5]+([.$M45]-[.V$5])*([.V$8]-[.V$7])/([.V$6]-[.V$5])))" office:value-type="float" office:value="36.6666666666667">
            <text:p>36.6666666667</text:p>
          </table:table-cell>
          <table:table-cell table:formula="of:=IF([.$M45]&lt;[.W$5];[.W$7];IF([.$M45]&gt;[.W$6];[.W$8];[.W$5]+([.$M45]-[.W$5])*([.W$8]-[.W$7])/([.W$6]-[.W$5])))" office:value-type="float" office:value="0">
            <text:p>0</text:p>
          </table:table-cell>
          <table:table-cell table:formula="of:=IF([.$M45]&lt;[.X$5];[.X$7];IF([.$M45]&gt;[.X$6];[.X$8];[.X$5]+([.$M45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([.J46]-[.J$36])*24+[.K46]-[.K$36]" office:value-type="float" office:value="25">
            <text:p>25</text:p>
          </table:table-cell>
          <table:table-cell table:formula="of:=[.L46]/24" office:value-type="float" office:value="1.04166666666667">
            <text:p>1.042</text:p>
          </table:table-cell>
          <table:table-cell table:number-columns-repeated="7"/>
          <table:table-cell table:formula="of:=IF([.$M46]&lt;[.U$5];[.U$7];IF([.$M46]&gt;[.U$6];[.U$8];[.U$5]+([.$M46]-[.U$5])*([.U$8]-[.U$7])/([.U$6]-[.U$5])))" office:value-type="float" office:value="120">
            <text:p>120</text:p>
          </table:table-cell>
          <table:table-cell table:formula="of:=IF([.$M46]&lt;[.V$5];[.V$7];IF([.$M46]&gt;[.V$6];[.V$8];[.V$5]+([.$M46]-[.V$5])*([.V$8]-[.V$7])/([.V$6]-[.V$5])))" office:value-type="float" office:value="38.1944444444444">
            <text:p>38.1944444444</text:p>
          </table:table-cell>
          <table:table-cell table:formula="of:=IF([.$M46]&lt;[.W$5];[.W$7];IF([.$M46]&gt;[.W$6];[.W$8];[.W$5]+([.$M46]-[.W$5])*([.W$8]-[.W$7])/([.W$6]-[.W$5])))" office:value-type="float" office:value="0">
            <text:p>0</text:p>
          </table:table-cell>
          <table:table-cell table:formula="of:=IF([.$M46]&lt;[.X$5];[.X$7];IF([.$M46]&gt;[.X$6];[.X$8];[.X$5]+([.$M46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([.J47]-[.J$36])*24+[.K47]-[.K$36]" office:value-type="float" office:value="26">
            <text:p>26</text:p>
          </table:table-cell>
          <table:table-cell table:formula="of:=[.L47]/24" office:value-type="float" office:value="1.08333333333333">
            <text:p>1.083</text:p>
          </table:table-cell>
          <table:table-cell table:number-columns-repeated="7"/>
          <table:table-cell table:formula="of:=IF([.$M47]&lt;[.U$5];[.U$7];IF([.$M47]&gt;[.U$6];[.U$8];[.U$5]+([.$M47]-[.U$5])*([.U$8]-[.U$7])/([.U$6]-[.U$5])))" office:value-type="float" office:value="120">
            <text:p>120</text:p>
          </table:table-cell>
          <table:table-cell table:formula="of:=IF([.$M47]&lt;[.V$5];[.V$7];IF([.$M47]&gt;[.V$6];[.V$8];[.V$5]+([.$M47]-[.V$5])*([.V$8]-[.V$7])/([.V$6]-[.V$5])))" office:value-type="float" office:value="39.7222222222222">
            <text:p>39.7222222222</text:p>
          </table:table-cell>
          <table:table-cell table:formula="of:=IF([.$M47]&lt;[.W$5];[.W$7];IF([.$M47]&gt;[.W$6];[.W$8];[.W$5]+([.$M47]-[.W$5])*([.W$8]-[.W$7])/([.W$6]-[.W$5])))" office:value-type="float" office:value="0">
            <text:p>0</text:p>
          </table:table-cell>
          <table:table-cell table:formula="of:=IF([.$M47]&lt;[.X$5];[.X$7];IF([.$M47]&gt;[.X$6];[.X$8];[.X$5]+([.$M47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([.J48]-[.J$36])*24+[.K48]-[.K$36]" office:value-type="float" office:value="27">
            <text:p>27</text:p>
          </table:table-cell>
          <table:table-cell table:formula="of:=[.L48]/24" office:value-type="float" office:value="1.125">
            <text:p>1.125</text:p>
          </table:table-cell>
          <table:table-cell table:number-columns-repeated="7"/>
          <table:table-cell table:formula="of:=IF([.$M48]&lt;[.U$5];[.U$7];IF([.$M48]&gt;[.U$6];[.U$8];[.U$5]+([.$M48]-[.U$5])*([.U$8]-[.U$7])/([.U$6]-[.U$5])))" office:value-type="float" office:value="120">
            <text:p>120</text:p>
          </table:table-cell>
          <table:table-cell table:formula="of:=IF([.$M48]&lt;[.V$5];[.V$7];IF([.$M48]&gt;[.V$6];[.V$8];[.V$5]+([.$M48]-[.V$5])*([.V$8]-[.V$7])/([.V$6]-[.V$5])))" office:value-type="float" office:value="41.25">
            <text:p>41.25</text:p>
          </table:table-cell>
          <table:table-cell table:formula="of:=IF([.$M48]&lt;[.W$5];[.W$7];IF([.$M48]&gt;[.W$6];[.W$8];[.W$5]+([.$M48]-[.W$5])*([.W$8]-[.W$7])/([.W$6]-[.W$5])))" office:value-type="float" office:value="0">
            <text:p>0</text:p>
          </table:table-cell>
          <table:table-cell table:formula="of:=IF([.$M48]&lt;[.X$5];[.X$7];IF([.$M48]&gt;[.X$6];[.X$8];[.X$5]+([.$M48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([.J49]-[.J$36])*24+[.K49]-[.K$36]" office:value-type="float" office:value="28">
            <text:p>28</text:p>
          </table:table-cell>
          <table:table-cell table:formula="of:=[.L49]/24" office:value-type="float" office:value="1.16666666666667">
            <text:p>1.167</text:p>
          </table:table-cell>
          <table:table-cell table:number-columns-repeated="7"/>
          <table:table-cell table:formula="of:=IF([.$M49]&lt;[.U$5];[.U$7];IF([.$M49]&gt;[.U$6];[.U$8];[.U$5]+([.$M49]-[.U$5])*([.U$8]-[.U$7])/([.U$6]-[.U$5])))" office:value-type="float" office:value="120">
            <text:p>120</text:p>
          </table:table-cell>
          <table:table-cell table:formula="of:=IF([.$M49]&lt;[.V$5];[.V$7];IF([.$M49]&gt;[.V$6];[.V$8];[.V$5]+([.$M49]-[.V$5])*([.V$8]-[.V$7])/([.V$6]-[.V$5])))" office:value-type="float" office:value="42.7777777777778">
            <text:p>42.7777777778</text:p>
          </table:table-cell>
          <table:table-cell table:formula="of:=IF([.$M49]&lt;[.W$5];[.W$7];IF([.$M49]&gt;[.W$6];[.W$8];[.W$5]+([.$M49]-[.W$5])*([.W$8]-[.W$7])/([.W$6]-[.W$5])))" office:value-type="float" office:value="0">
            <text:p>0</text:p>
          </table:table-cell>
          <table:table-cell table:formula="of:=IF([.$M49]&lt;[.X$5];[.X$7];IF([.$M49]&gt;[.X$6];[.X$8];[.X$5]+([.$M49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([.J50]-[.J$36])*24+[.K50]-[.K$36]" office:value-type="float" office:value="29">
            <text:p>29</text:p>
          </table:table-cell>
          <table:table-cell table:formula="of:=[.L50]/24" office:value-type="float" office:value="1.20833333333333">
            <text:p>1.208</text:p>
          </table:table-cell>
          <table:table-cell table:number-columns-repeated="7"/>
          <table:table-cell table:formula="of:=IF([.$M50]&lt;[.U$5];[.U$7];IF([.$M50]&gt;[.U$6];[.U$8];[.U$5]+([.$M50]-[.U$5])*([.U$8]-[.U$7])/([.U$6]-[.U$5])))" office:value-type="float" office:value="120">
            <text:p>120</text:p>
          </table:table-cell>
          <table:table-cell table:formula="of:=IF([.$M50]&lt;[.V$5];[.V$7];IF([.$M50]&gt;[.V$6];[.V$8];[.V$5]+([.$M50]-[.V$5])*([.V$8]-[.V$7])/([.V$6]-[.V$5])))" office:value-type="float" office:value="44.3055555555556">
            <text:p>44.3055555556</text:p>
          </table:table-cell>
          <table:table-cell table:formula="of:=IF([.$M50]&lt;[.W$5];[.W$7];IF([.$M50]&gt;[.W$6];[.W$8];[.W$5]+([.$M50]-[.W$5])*([.W$8]-[.W$7])/([.W$6]-[.W$5])))" office:value-type="float" office:value="0">
            <text:p>0</text:p>
          </table:table-cell>
          <table:table-cell table:formula="of:=IF([.$M50]&lt;[.X$5];[.X$7];IF([.$M50]&gt;[.X$6];[.X$8];[.X$5]+([.$M50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([.J51]-[.J$36])*24+[.K51]-[.K$36]" office:value-type="float" office:value="30">
            <text:p>30</text:p>
          </table:table-cell>
          <table:table-cell table:formula="of:=[.L51]/24" office:value-type="float" office:value="1.25">
            <text:p>1.250</text:p>
          </table:table-cell>
          <table:table-cell table:number-columns-repeated="7"/>
          <table:table-cell table:formula="of:=IF([.$M51]&lt;[.U$5];[.U$7];IF([.$M51]&gt;[.U$6];[.U$8];[.U$5]+([.$M51]-[.U$5])*([.U$8]-[.U$7])/([.U$6]-[.U$5])))" office:value-type="float" office:value="120">
            <text:p>120</text:p>
          </table:table-cell>
          <table:table-cell table:formula="of:=IF([.$M51]&lt;[.V$5];[.V$7];IF([.$M51]&gt;[.V$6];[.V$8];[.V$5]+([.$M51]-[.V$5])*([.V$8]-[.V$7])/([.V$6]-[.V$5])))" office:value-type="float" office:value="45.8333333333333">
            <text:p>45.8333333333</text:p>
          </table:table-cell>
          <table:table-cell table:formula="of:=IF([.$M51]&lt;[.W$5];[.W$7];IF([.$M51]&gt;[.W$6];[.W$8];[.W$5]+([.$M51]-[.W$5])*([.W$8]-[.W$7])/([.W$6]-[.W$5])))" office:value-type="float" office:value="0">
            <text:p>0</text:p>
          </table:table-cell>
          <table:table-cell table:formula="of:=IF([.$M51]&lt;[.X$5];[.X$7];IF([.$M51]&gt;[.X$6];[.X$8];[.X$5]+([.$M51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([.J52]-[.J$36])*24+[.K52]-[.K$36]" office:value-type="float" office:value="46">
            <text:p>46</text:p>
          </table:table-cell>
          <table:table-cell table:formula="of:=[.L52]/24" office:value-type="float" office:value="1.91666666666667">
            <text:p>1.917</text:p>
          </table:table-cell>
          <table:table-cell table:number-columns-repeated="7"/>
          <table:table-cell table:formula="of:=IF([.$M52]&lt;[.U$5];[.U$7];IF([.$M52]&gt;[.U$6];[.U$8];[.U$5]+([.$M52]-[.U$5])*([.U$8]-[.U$7])/([.U$6]-[.U$5])))" office:value-type="float" office:value="120">
            <text:p>120</text:p>
          </table:table-cell>
          <table:table-cell table:formula="of:=IF([.$M52]&lt;[.V$5];[.V$7];IF([.$M52]&gt;[.V$6];[.V$8];[.V$5]+([.$M52]-[.V$5])*([.V$8]-[.V$7])/([.V$6]-[.V$5])))" office:value-type="float" office:value="70.2777777777778">
            <text:p>70.2777777778</text:p>
          </table:table-cell>
          <table:table-cell table:formula="of:=IF([.$M52]&lt;[.W$5];[.W$7];IF([.$M52]&gt;[.W$6];[.W$8];[.W$5]+([.$M52]-[.W$5])*([.W$8]-[.W$7])/([.W$6]-[.W$5])))" office:value-type="float" office:value="0">
            <text:p>0</text:p>
          </table:table-cell>
          <table:table-cell table:formula="of:=IF([.$M52]&lt;[.X$5];[.X$7];IF([.$M52]&gt;[.X$6];[.X$8];[.X$5]+([.$M52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[.J53]-[.J$36])*24+[.K53]-[.K$36]" office:value-type="float" office:value="47">
            <text:p>47</text:p>
          </table:table-cell>
          <table:table-cell table:formula="of:=[.L53]/24" office:value-type="float" office:value="1.95833333333333">
            <text:p>1.958</text:p>
          </table:table-cell>
          <table:table-cell table:number-columns-repeated="7"/>
          <table:table-cell table:formula="of:=IF([.$M53]&lt;[.U$5];[.U$7];IF([.$M53]&gt;[.U$6];[.U$8];[.U$5]+([.$M53]-[.U$5])*([.U$8]-[.U$7])/([.U$6]-[.U$5])))" office:value-type="float" office:value="120">
            <text:p>120</text:p>
          </table:table-cell>
          <table:table-cell table:formula="of:=IF([.$M53]&lt;[.V$5];[.V$7];IF([.$M53]&gt;[.V$6];[.V$8];[.V$5]+([.$M53]-[.V$5])*([.V$8]-[.V$7])/([.V$6]-[.V$5])))" office:value-type="float" office:value="71.8055555555556">
            <text:p>71.8055555556</text:p>
          </table:table-cell>
          <table:table-cell table:formula="of:=IF([.$M53]&lt;[.W$5];[.W$7];IF([.$M53]&gt;[.W$6];[.W$8];[.W$5]+([.$M53]-[.W$5])*([.W$8]-[.W$7])/([.W$6]-[.W$5])))" office:value-type="float" office:value="0">
            <text:p>0</text:p>
          </table:table-cell>
          <table:table-cell table:formula="of:=IF([.$M53]&lt;[.X$5];[.X$7];IF([.$M53]&gt;[.X$6];[.X$8];[.X$5]+([.$M53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([.J54]-[.J$36])*24+[.K54]-[.K$36]" office:value-type="float" office:value="48">
            <text:p>48</text:p>
          </table:table-cell>
          <table:table-cell table:formula="of:=[.L54]/24" office:value-type="float" office:value="2">
            <text:p>2.000</text:p>
          </table:table-cell>
          <table:table-cell table:number-columns-repeated="7"/>
          <table:table-cell table:formula="of:=IF([.$M54]&lt;[.U$5];[.U$7];IF([.$M54]&gt;[.U$6];[.U$8];[.U$5]+([.$M54]-[.U$5])*([.U$8]-[.U$7])/([.U$6]-[.U$5])))" office:value-type="float" office:value="120">
            <text:p>120</text:p>
          </table:table-cell>
          <table:table-cell table:formula="of:=IF([.$M54]&lt;[.V$5];[.V$7];IF([.$M54]&gt;[.V$6];[.V$8];[.V$5]+([.$M54]-[.V$5])*([.V$8]-[.V$7])/([.V$6]-[.V$5])))" office:value-type="float" office:value="73.3333333333333">
            <text:p>73.3333333333</text:p>
          </table:table-cell>
          <table:table-cell table:formula="of:=IF([.$M54]&lt;[.W$5];[.W$7];IF([.$M54]&gt;[.W$6];[.W$8];[.W$5]+([.$M54]-[.W$5])*([.W$8]-[.W$7])/([.W$6]-[.W$5])))" office:value-type="float" office:value="2">
            <text:p>2</text:p>
          </table:table-cell>
          <table:table-cell table:formula="of:=IF([.$M54]&lt;[.X$5];[.X$7];IF([.$M54]&gt;[.X$6];[.X$8];[.X$5]+([.$M54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([.J55]-[.J$36])*24+[.K55]-[.K$36]" office:value-type="float" office:value="49">
            <text:p>49</text:p>
          </table:table-cell>
          <table:table-cell table:formula="of:=[.L55]/24" office:value-type="float" office:value="2.04166666666667">
            <text:p>2.042</text:p>
          </table:table-cell>
          <table:table-cell table:number-columns-repeated="7"/>
          <table:table-cell table:formula="of:=IF([.$M55]&lt;[.U$5];[.U$7];IF([.$M55]&gt;[.U$6];[.U$8];[.U$5]+([.$M55]-[.U$5])*([.U$8]-[.U$7])/([.U$6]-[.U$5])))" office:value-type="float" office:value="120">
            <text:p>120</text:p>
          </table:table-cell>
          <table:table-cell table:formula="of:=IF([.$M55]&lt;[.V$5];[.V$7];IF([.$M55]&gt;[.V$6];[.V$8];[.V$5]+([.$M55]-[.V$5])*([.V$8]-[.V$7])/([.V$6]-[.V$5])))" office:value-type="float" office:value="74.8611111111111">
            <text:p>74.8611111111</text:p>
          </table:table-cell>
          <table:table-cell table:formula="of:=IF([.$M55]&lt;[.W$5];[.W$7];IF([.$M55]&gt;[.W$6];[.W$8];[.W$5]+([.$M55]-[.W$5])*([.W$8]-[.W$7])/([.W$6]-[.W$5])))" office:value-type="float" office:value="2.53571428571428">
            <text:p>2.5357142857</text:p>
          </table:table-cell>
          <table:table-cell table:formula="of:=IF([.$M55]&lt;[.X$5];[.X$7];IF([.$M55]&gt;[.X$6];[.X$8];[.X$5]+([.$M55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([.J56]-[.J$36])*24+[.K56]-[.K$36]" office:value-type="float" office:value="50">
            <text:p>50</text:p>
          </table:table-cell>
          <table:table-cell table:formula="of:=[.L56]/24" office:value-type="float" office:value="2.08333333333333">
            <text:p>2.083</text:p>
          </table:table-cell>
          <table:table-cell table:number-columns-repeated="7"/>
          <table:table-cell table:formula="of:=IF([.$M56]&lt;[.U$5];[.U$7];IF([.$M56]&gt;[.U$6];[.U$8];[.U$5]+([.$M56]-[.U$5])*([.U$8]-[.U$7])/([.U$6]-[.U$5])))" office:value-type="float" office:value="120">
            <text:p>120</text:p>
          </table:table-cell>
          <table:table-cell table:formula="of:=IF([.$M56]&lt;[.V$5];[.V$7];IF([.$M56]&gt;[.V$6];[.V$8];[.V$5]+([.$M56]-[.V$5])*([.V$8]-[.V$7])/([.V$6]-[.V$5])))" office:value-type="float" office:value="76.3888888888889">
            <text:p>76.3888888889</text:p>
          </table:table-cell>
          <table:table-cell table:formula="of:=IF([.$M56]&lt;[.W$5];[.W$7];IF([.$M56]&gt;[.W$6];[.W$8];[.W$5]+([.$M56]-[.W$5])*([.W$8]-[.W$7])/([.W$6]-[.W$5])))" office:value-type="float" office:value="3.07142857142857">
            <text:p>3.0714285714</text:p>
          </table:table-cell>
          <table:table-cell table:formula="of:=IF([.$M56]&lt;[.X$5];[.X$7];IF([.$M56]&gt;[.X$6];[.X$8];[.X$5]+([.$M56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([.J57]-[.J$36])*24+[.K57]-[.K$36]" office:value-type="float" office:value="51">
            <text:p>51</text:p>
          </table:table-cell>
          <table:table-cell table:formula="of:=[.L57]/24" office:value-type="float" office:value="2.125">
            <text:p>2.125</text:p>
          </table:table-cell>
          <table:table-cell table:number-columns-repeated="7"/>
          <table:table-cell table:formula="of:=IF([.$M57]&lt;[.U$5];[.U$7];IF([.$M57]&gt;[.U$6];[.U$8];[.U$5]+([.$M57]-[.U$5])*([.U$8]-[.U$7])/([.U$6]-[.U$5])))" office:value-type="float" office:value="120">
            <text:p>120</text:p>
          </table:table-cell>
          <table:table-cell table:formula="of:=IF([.$M57]&lt;[.V$5];[.V$7];IF([.$M57]&gt;[.V$6];[.V$8];[.V$5]+([.$M57]-[.V$5])*([.V$8]-[.V$7])/([.V$6]-[.V$5])))" office:value-type="float" office:value="77.9166666666667">
            <text:p>77.9166666667</text:p>
          </table:table-cell>
          <table:table-cell table:formula="of:=IF([.$M57]&lt;[.W$5];[.W$7];IF([.$M57]&gt;[.W$6];[.W$8];[.W$5]+([.$M57]-[.W$5])*([.W$8]-[.W$7])/([.W$6]-[.W$5])))" office:value-type="float" office:value="3.60714285714286">
            <text:p>3.6071428571</text:p>
          </table:table-cell>
          <table:table-cell table:formula="of:=IF([.$M57]&lt;[.X$5];[.X$7];IF([.$M57]&gt;[.X$6];[.X$8];[.X$5]+([.$M57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([.J58]-[.J$36])*24+[.K58]-[.K$36]" office:value-type="float" office:value="52">
            <text:p>52</text:p>
          </table:table-cell>
          <table:table-cell table:formula="of:=[.L58]/24" office:value-type="float" office:value="2.16666666666667">
            <text:p>2.167</text:p>
          </table:table-cell>
          <table:table-cell table:number-columns-repeated="7"/>
          <table:table-cell table:formula="of:=IF([.$M58]&lt;[.U$5];[.U$7];IF([.$M58]&gt;[.U$6];[.U$8];[.U$5]+([.$M58]-[.U$5])*([.U$8]-[.U$7])/([.U$6]-[.U$5])))" office:value-type="float" office:value="120">
            <text:p>120</text:p>
          </table:table-cell>
          <table:table-cell table:formula="of:=IF([.$M58]&lt;[.V$5];[.V$7];IF([.$M58]&gt;[.V$6];[.V$8];[.V$5]+([.$M58]-[.V$5])*([.V$8]-[.V$7])/([.V$6]-[.V$5])))" office:value-type="float" office:value="79.4444444444444">
            <text:p>79.4444444444</text:p>
          </table:table-cell>
          <table:table-cell table:formula="of:=IF([.$M58]&lt;[.W$5];[.W$7];IF([.$M58]&gt;[.W$6];[.W$8];[.W$5]+([.$M58]-[.W$5])*([.W$8]-[.W$7])/([.W$6]-[.W$5])))" office:value-type="float" office:value="4.14285714285714">
            <text:p>4.1428571429</text:p>
          </table:table-cell>
          <table:table-cell table:formula="of:=IF([.$M58]&lt;[.X$5];[.X$7];IF([.$M58]&gt;[.X$6];[.X$8];[.X$5]+([.$M58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([.J59]-[.J$36])*24+[.K59]-[.K$36]" office:value-type="float" office:value="53">
            <text:p>53</text:p>
          </table:table-cell>
          <table:table-cell table:formula="of:=[.L59]/24" office:value-type="float" office:value="2.20833333333333">
            <text:p>2.208</text:p>
          </table:table-cell>
          <table:table-cell table:number-columns-repeated="7"/>
          <table:table-cell table:formula="of:=IF([.$M59]&lt;[.U$5];[.U$7];IF([.$M59]&gt;[.U$6];[.U$8];[.U$5]+([.$M59]-[.U$5])*([.U$8]-[.U$7])/([.U$6]-[.U$5])))" office:value-type="float" office:value="120">
            <text:p>120</text:p>
          </table:table-cell>
          <table:table-cell table:formula="of:=IF([.$M59]&lt;[.V$5];[.V$7];IF([.$M59]&gt;[.V$6];[.V$8];[.V$5]+([.$M59]-[.V$5])*([.V$8]-[.V$7])/([.V$6]-[.V$5])))" office:value-type="float" office:value="80.9722222222222">
            <text:p>80.9722222222</text:p>
          </table:table-cell>
          <table:table-cell table:formula="of:=IF([.$M59]&lt;[.W$5];[.W$7];IF([.$M59]&gt;[.W$6];[.W$8];[.W$5]+([.$M59]-[.W$5])*([.W$8]-[.W$7])/([.W$6]-[.W$5])))" office:value-type="float" office:value="4.67857142857143">
            <text:p>4.6785714286</text:p>
          </table:table-cell>
          <table:table-cell table:formula="of:=IF([.$M59]&lt;[.X$5];[.X$7];IF([.$M59]&gt;[.X$6];[.X$8];[.X$5]+([.$M59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([.J60]-[.J$36])*24+[.K60]-[.K$36]" office:value-type="float" office:value="70">
            <text:p>70</text:p>
          </table:table-cell>
          <table:table-cell table:formula="of:=[.L60]/24" office:value-type="float" office:value="2.91666666666667">
            <text:p>2.917</text:p>
          </table:table-cell>
          <table:table-cell table:number-columns-repeated="7"/>
          <table:table-cell table:formula="of:=IF([.$M60]&lt;[.U$5];[.U$7];IF([.$M60]&gt;[.U$6];[.U$8];[.U$5]+([.$M60]-[.U$5])*([.U$8]-[.U$7])/([.U$6]-[.U$5])))" office:value-type="float" office:value="120">
            <text:p>120</text:p>
          </table:table-cell>
          <table:table-cell table:formula="of:=IF([.$M60]&lt;[.V$5];[.V$7];IF([.$M60]&gt;[.V$6];[.V$8];[.V$5]+([.$M60]-[.V$5])*([.V$8]-[.V$7])/([.V$6]-[.V$5])))" office:value-type="float" office:value="106.944444444444">
            <text:p>106.9444444444</text:p>
          </table:table-cell>
          <table:table-cell table:formula="of:=IF([.$M60]&lt;[.W$5];[.W$7];IF([.$M60]&gt;[.W$6];[.W$8];[.W$5]+([.$M60]-[.W$5])*([.W$8]-[.W$7])/([.W$6]-[.W$5])))" office:value-type="float" office:value="13.7857142857143">
            <text:p>13.7857142857</text:p>
          </table:table-cell>
          <table:table-cell table:formula="of:=IF([.$M60]&lt;[.X$5];[.X$7];IF([.$M60]&gt;[.X$6];[.X$8];[.X$5]+([.$M60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J61]-[.J$36])*24+[.K61]-[.K$36]" office:value-type="float" office:value="71">
            <text:p>71</text:p>
          </table:table-cell>
          <table:table-cell table:formula="of:=[.L61]/24" office:value-type="float" office:value="2.95833333333333">
            <text:p>2.958</text:p>
          </table:table-cell>
          <table:table-cell table:number-columns-repeated="7"/>
          <table:table-cell table:formula="of:=IF([.$M61]&lt;[.U$5];[.U$7];IF([.$M61]&gt;[.U$6];[.U$8];[.U$5]+([.$M61]-[.U$5])*([.U$8]-[.U$7])/([.U$6]-[.U$5])))" office:value-type="float" office:value="120">
            <text:p>120</text:p>
          </table:table-cell>
          <table:table-cell table:formula="of:=IF([.$M61]&lt;[.V$5];[.V$7];IF([.$M61]&gt;[.V$6];[.V$8];[.V$5]+([.$M61]-[.V$5])*([.V$8]-[.V$7])/([.V$6]-[.V$5])))" office:value-type="float" office:value="108.472222222222">
            <text:p>108.4722222222</text:p>
          </table:table-cell>
          <table:table-cell table:formula="of:=IF([.$M61]&lt;[.W$5];[.W$7];IF([.$M61]&gt;[.W$6];[.W$8];[.W$5]+([.$M61]-[.W$5])*([.W$8]-[.W$7])/([.W$6]-[.W$5])))" office:value-type="float" office:value="14.3214285714286">
            <text:p>14.3214285714</text:p>
          </table:table-cell>
          <table:table-cell table:formula="of:=IF([.$M61]&lt;[.X$5];[.X$7];IF([.$M61]&gt;[.X$6];[.X$8];[.X$5]+([.$M61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([.J62]-[.J$36])*24+[.K62]-[.K$36]" office:value-type="float" office:value="72">
            <text:p>72</text:p>
          </table:table-cell>
          <table:table-cell table:formula="of:=[.L62]/24" office:value-type="float" office:value="3">
            <text:p>3.000</text:p>
          </table:table-cell>
          <table:table-cell table:number-columns-repeated="7"/>
          <table:table-cell table:formula="of:=IF([.$M62]&lt;[.U$5];[.U$7];IF([.$M62]&gt;[.U$6];[.U$8];[.U$5]+([.$M62]-[.U$5])*([.U$8]-[.U$7])/([.U$6]-[.U$5])))" office:value-type="float" office:value="120">
            <text:p>120</text:p>
          </table:table-cell>
          <table:table-cell table:formula="of:=IF([.$M62]&lt;[.V$5];[.V$7];IF([.$M62]&gt;[.V$6];[.V$8];[.V$5]+([.$M62]-[.V$5])*([.V$8]-[.V$7])/([.V$6]-[.V$5])))" office:value-type="float" office:value="110">
            <text:p>110</text:p>
          </table:table-cell>
          <table:table-cell table:formula="of:=IF([.$M62]&lt;[.W$5];[.W$7];IF([.$M62]&gt;[.W$6];[.W$8];[.W$5]+([.$M62]-[.W$5])*([.W$8]-[.W$7])/([.W$6]-[.W$5])))" office:value-type="float" office:value="14.8571428571429">
            <text:p>14.8571428571</text:p>
          </table:table-cell>
          <table:table-cell table:formula="of:=IF([.$M62]&lt;[.X$5];[.X$7];IF([.$M62]&gt;[.X$6];[.X$8];[.X$5]+([.$M62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([.J63]-[.J$36])*24+[.K63]-[.K$36]" office:value-type="float" office:value="73">
            <text:p>73</text:p>
          </table:table-cell>
          <table:table-cell table:formula="of:=[.L63]/24" office:value-type="float" office:value="3.04166666666667">
            <text:p>3.042</text:p>
          </table:table-cell>
          <table:table-cell table:number-columns-repeated="7"/>
          <table:table-cell table:formula="of:=IF([.$M63]&lt;[.U$5];[.U$7];IF([.$M63]&gt;[.U$6];[.U$8];[.U$5]+([.$M63]-[.U$5])*([.U$8]-[.U$7])/([.U$6]-[.U$5])))" office:value-type="float" office:value="120">
            <text:p>120</text:p>
          </table:table-cell>
          <table:table-cell table:formula="of:=IF([.$M63]&lt;[.V$5];[.V$7];IF([.$M63]&gt;[.V$6];[.V$8];[.V$5]+([.$M63]-[.V$5])*([.V$8]-[.V$7])/([.V$6]-[.V$5])))" office:value-type="float" office:value="110">
            <text:p>110</text:p>
          </table:table-cell>
          <table:table-cell table:formula="of:=IF([.$M63]&lt;[.W$5];[.W$7];IF([.$M63]&gt;[.W$6];[.W$8];[.W$5]+([.$M63]-[.W$5])*([.W$8]-[.W$7])/([.W$6]-[.W$5])))" office:value-type="float" office:value="15.3928571428571">
            <text:p>15.3928571429</text:p>
          </table:table-cell>
          <table:table-cell table:formula="of:=IF([.$M63]&lt;[.X$5];[.X$7];IF([.$M63]&gt;[.X$6];[.X$8];[.X$5]+([.$M63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J64]-[.J$36])*24+[.K64]-[.K$36]" office:value-type="float" office:value="74">
            <text:p>74</text:p>
          </table:table-cell>
          <table:table-cell table:formula="of:=[.L64]/24" office:value-type="float" office:value="3.08333333333333">
            <text:p>3.083</text:p>
          </table:table-cell>
          <table:table-cell table:number-columns-repeated="7"/>
          <table:table-cell table:formula="of:=IF([.$M64]&lt;[.U$5];[.U$7];IF([.$M64]&gt;[.U$6];[.U$8];[.U$5]+([.$M64]-[.U$5])*([.U$8]-[.U$7])/([.U$6]-[.U$5])))" office:value-type="float" office:value="120">
            <text:p>120</text:p>
          </table:table-cell>
          <table:table-cell table:formula="of:=IF([.$M64]&lt;[.V$5];[.V$7];IF([.$M64]&gt;[.V$6];[.V$8];[.V$5]+([.$M64]-[.V$5])*([.V$8]-[.V$7])/([.V$6]-[.V$5])))" office:value-type="float" office:value="110">
            <text:p>110</text:p>
          </table:table-cell>
          <table:table-cell table:formula="of:=IF([.$M64]&lt;[.W$5];[.W$7];IF([.$M64]&gt;[.W$6];[.W$8];[.W$5]+([.$M64]-[.W$5])*([.W$8]-[.W$7])/([.W$6]-[.W$5])))" office:value-type="float" office:value="15.9285714285714">
            <text:p>15.9285714286</text:p>
          </table:table-cell>
          <table:table-cell table:formula="of:=IF([.$M64]&lt;[.X$5];[.X$7];IF([.$M64]&gt;[.X$6];[.X$8];[.X$5]+([.$M64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([.J65]-[.J$36])*24+[.K65]-[.K$36]" office:value-type="float" office:value="75">
            <text:p>75</text:p>
          </table:table-cell>
          <table:table-cell table:formula="of:=[.L65]/24" office:value-type="float" office:value="3.125">
            <text:p>3.125</text:p>
          </table:table-cell>
          <table:table-cell table:number-columns-repeated="7"/>
          <table:table-cell table:formula="of:=IF([.$M65]&lt;[.U$5];[.U$7];IF([.$M65]&gt;[.U$6];[.U$8];[.U$5]+([.$M65]-[.U$5])*([.U$8]-[.U$7])/([.U$6]-[.U$5])))" office:value-type="float" office:value="120">
            <text:p>120</text:p>
          </table:table-cell>
          <table:table-cell table:formula="of:=IF([.$M65]&lt;[.V$5];[.V$7];IF([.$M65]&gt;[.V$6];[.V$8];[.V$5]+([.$M65]-[.V$5])*([.V$8]-[.V$7])/([.V$6]-[.V$5])))" office:value-type="float" office:value="110">
            <text:p>110</text:p>
          </table:table-cell>
          <table:table-cell table:formula="of:=IF([.$M65]&lt;[.W$5];[.W$7];IF([.$M65]&gt;[.W$6];[.W$8];[.W$5]+([.$M65]-[.W$5])*([.W$8]-[.W$7])/([.W$6]-[.W$5])))" office:value-type="float" office:value="16.4642857142857">
            <text:p>16.4642857143</text:p>
          </table:table-cell>
          <table:table-cell table:formula="of:=IF([.$M65]&lt;[.X$5];[.X$7];IF([.$M65]&gt;[.X$6];[.X$8];[.X$5]+([.$M65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([.J66]-[.J$36])*24+[.K66]-[.K$36]" office:value-type="float" office:value="76">
            <text:p>76</text:p>
          </table:table-cell>
          <table:table-cell table:formula="of:=[.L66]/24" office:value-type="float" office:value="3.16666666666667">
            <text:p>3.167</text:p>
          </table:table-cell>
          <table:table-cell office:value-type="string">
            <text:p># 1<text:span text:style-name="T1">er</text:span> pétale ouvert en face du 1<text:span text:style-name="T1">er</text:span> sépale</text:p>
          </table:table-cell>
          <table:table-cell table:number-columns-repeated="6"/>
          <table:table-cell table:formula="of:=IF([.$M66]&lt;[.U$5];[.U$7];IF([.$M66]&gt;[.U$6];[.U$8];[.U$5]+([.$M66]-[.U$5])*([.U$8]-[.U$7])/([.U$6]-[.U$5])))" office:value-type="float" office:value="120">
            <text:p>120</text:p>
          </table:table-cell>
          <table:table-cell table:formula="of:=IF([.$M66]&lt;[.V$5];[.V$7];IF([.$M66]&gt;[.V$6];[.V$8];[.V$5]+([.$M66]-[.V$5])*([.V$8]-[.V$7])/([.V$6]-[.V$5])))" office:value-type="float" office:value="110">
            <text:p>110</text:p>
          </table:table-cell>
          <table:table-cell table:formula="of:=IF([.$M66]&lt;[.W$5];[.W$7];IF([.$M66]&gt;[.W$6];[.W$8];[.W$5]+([.$M66]-[.W$5])*([.W$8]-[.W$7])/([.W$6]-[.W$5])))" office:value-type="float" office:value="17">
            <text:p>17</text:p>
          </table:table-cell>
          <table:table-cell table:formula="of:=IF([.$M66]&lt;[.X$5];[.X$7];IF([.$M66]&gt;[.X$6];[.X$8];[.X$5]+([.$M66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([.J67]-[.J$36])*24+[.K67]-[.K$36]" office:value-type="float" office:value="77">
            <text:p>77</text:p>
          </table:table-cell>
          <table:table-cell table:formula="of:=[.L67]/24" office:value-type="float" office:value="3.20833333333333">
            <text:p>3.208</text:p>
          </table:table-cell>
          <table:table-cell table:number-columns-repeated="7"/>
          <table:table-cell table:formula="of:=IF([.$M67]&lt;[.U$5];[.U$7];IF([.$M67]&gt;[.U$6];[.U$8];[.U$5]+([.$M67]-[.U$5])*([.U$8]-[.U$7])/([.U$6]-[.U$5])))" office:value-type="float" office:value="120">
            <text:p>120</text:p>
          </table:table-cell>
          <table:table-cell table:formula="of:=IF([.$M67]&lt;[.V$5];[.V$7];IF([.$M67]&gt;[.V$6];[.V$8];[.V$5]+([.$M67]-[.V$5])*([.V$8]-[.V$7])/([.V$6]-[.V$5])))" office:value-type="float" office:value="110">
            <text:p>110</text:p>
          </table:table-cell>
          <table:table-cell table:formula="of:=IF([.$M67]&lt;[.W$5];[.W$7];IF([.$M67]&gt;[.W$6];[.W$8];[.W$5]+([.$M67]-[.W$5])*([.W$8]-[.W$7])/([.W$6]-[.W$5])))" office:value-type="float" office:value="17.5357142857143">
            <text:p>17.5357142857</text:p>
          </table:table-cell>
          <table:table-cell table:formula="of:=IF([.$M67]&lt;[.X$5];[.X$7];IF([.$M67]&gt;[.X$6];[.X$8];[.X$5]+([.$M67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([.J68]-[.J$36])*24+[.K68]-[.K$36]" office:value-type="float" office:value="78">
            <text:p>78</text:p>
          </table:table-cell>
          <table:table-cell table:formula="of:=[.L68]/24" office:value-type="float" office:value="3.25">
            <text:p>3.250</text:p>
          </table:table-cell>
          <table:table-cell table:number-columns-repeated="7"/>
          <table:table-cell table:formula="of:=IF([.$M68]&lt;[.U$5];[.U$7];IF([.$M68]&gt;[.U$6];[.U$8];[.U$5]+([.$M68]-[.U$5])*([.U$8]-[.U$7])/([.U$6]-[.U$5])))" office:value-type="float" office:value="120">
            <text:p>120</text:p>
          </table:table-cell>
          <table:table-cell table:formula="of:=IF([.$M68]&lt;[.V$5];[.V$7];IF([.$M68]&gt;[.V$6];[.V$8];[.V$5]+([.$M68]-[.V$5])*([.V$8]-[.V$7])/([.V$6]-[.V$5])))" office:value-type="float" office:value="110">
            <text:p>110</text:p>
          </table:table-cell>
          <table:table-cell table:formula="of:=IF([.$M68]&lt;[.W$5];[.W$7];IF([.$M68]&gt;[.W$6];[.W$8];[.W$5]+([.$M68]-[.W$5])*([.W$8]-[.W$7])/([.W$6]-[.W$5])))" office:value-type="float" office:value="18.0714285714286">
            <text:p>18.0714285714</text:p>
          </table:table-cell>
          <table:table-cell table:formula="of:=IF([.$M68]&lt;[.X$5];[.X$7];IF([.$M68]&gt;[.X$6];[.X$8];[.X$5]+([.$M68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([.J69]-[.J$36])*24+[.K69]-[.K$36]" office:value-type="float" office:value="94">
            <text:p>94</text:p>
          </table:table-cell>
          <table:table-cell table:formula="of:=[.L69]/24" office:value-type="float" office:value="3.91666666666667">
            <text:p>3.917</text:p>
          </table:table-cell>
          <table:table-cell table:number-columns-repeated="7"/>
          <table:table-cell table:formula="of:=IF([.$M69]&lt;[.U$5];[.U$7];IF([.$M69]&gt;[.U$6];[.U$8];[.U$5]+([.$M69]-[.U$5])*([.U$8]-[.U$7])/([.U$6]-[.U$5])))" office:value-type="float" office:value="120">
            <text:p>120</text:p>
          </table:table-cell>
          <table:table-cell table:formula="of:=IF([.$M69]&lt;[.V$5];[.V$7];IF([.$M69]&gt;[.V$6];[.V$8];[.V$5]+([.$M69]-[.V$5])*([.V$8]-[.V$7])/([.V$6]-[.V$5])))" office:value-type="float" office:value="110">
            <text:p>110</text:p>
          </table:table-cell>
          <table:table-cell table:formula="of:=IF([.$M69]&lt;[.W$5];[.W$7];IF([.$M69]&gt;[.W$6];[.W$8];[.W$5]+([.$M69]-[.W$5])*([.W$8]-[.W$7])/([.W$6]-[.W$5])))" office:value-type="float" office:value="26.6428571428571">
            <text:p>26.6428571429</text:p>
          </table:table-cell>
          <table:table-cell table:formula="of:=IF([.$M69]&lt;[.X$5];[.X$7];IF([.$M69]&gt;[.X$6];[.X$8];[.X$5]+([.$M69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([.J70]-[.J$36])*24+[.K70]-[.K$36]" office:value-type="float" office:value="95">
            <text:p>95</text:p>
          </table:table-cell>
          <table:table-cell table:formula="of:=[.L70]/24" office:value-type="float" office:value="3.95833333333333">
            <text:p>3.958</text:p>
          </table:table-cell>
          <table:table-cell table:number-columns-repeated="7"/>
          <table:table-cell table:formula="of:=IF([.$M70]&lt;[.U$5];[.U$7];IF([.$M70]&gt;[.U$6];[.U$8];[.U$5]+([.$M70]-[.U$5])*([.U$8]-[.U$7])/([.U$6]-[.U$5])))" office:value-type="float" office:value="120">
            <text:p>120</text:p>
          </table:table-cell>
          <table:table-cell table:formula="of:=IF([.$M70]&lt;[.V$5];[.V$7];IF([.$M70]&gt;[.V$6];[.V$8];[.V$5]+([.$M70]-[.V$5])*([.V$8]-[.V$7])/([.V$6]-[.V$5])))" office:value-type="float" office:value="110">
            <text:p>110</text:p>
          </table:table-cell>
          <table:table-cell table:formula="of:=IF([.$M70]&lt;[.W$5];[.W$7];IF([.$M70]&gt;[.W$6];[.W$8];[.W$5]+([.$M70]-[.W$5])*([.W$8]-[.W$7])/([.W$6]-[.W$5])))" office:value-type="float" office:value="27.1785714285714">
            <text:p>27.1785714286</text:p>
          </table:table-cell>
          <table:table-cell table:formula="of:=IF([.$M70]&lt;[.X$5];[.X$7];IF([.$M70]&gt;[.X$6];[.X$8];[.X$5]+([.$M70]-[.X$5])*([.X$8]-[.X$7])/([.X$6]-[.X$5]))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([.J71]-[.J$36])*24+[.K71]-[.K$36]" office:value-type="float" office:value="96">
            <text:p>96</text:p>
          </table:table-cell>
          <table:table-cell table:formula="of:=[.L71]/24" office:value-type="float" office:value="4">
            <text:p>4.000</text:p>
          </table:table-cell>
          <table:table-cell table:number-columns-repeated="7"/>
          <table:table-cell table:formula="of:=IF([.$M71]&lt;[.U$5];[.U$7];IF([.$M71]&gt;[.U$6];[.U$8];[.U$5]+([.$M71]-[.U$5])*([.U$8]-[.U$7])/([.U$6]-[.U$5])))" office:value-type="float" office:value="120">
            <text:p>120</text:p>
          </table:table-cell>
          <table:table-cell table:formula="of:=IF([.$M71]&lt;[.V$5];[.V$7];IF([.$M71]&gt;[.V$6];[.V$8];[.V$5]+([.$M71]-[.V$5])*([.V$8]-[.V$7])/([.V$6]-[.V$5])))" office:value-type="float" office:value="110">
            <text:p>110</text:p>
          </table:table-cell>
          <table:table-cell table:formula="of:=IF([.$M71]&lt;[.W$5];[.W$7];IF([.$M71]&gt;[.W$6];[.W$8];[.W$5]+([.$M71]-[.W$5])*([.W$8]-[.W$7])/([.W$6]-[.W$5])))" office:value-type="float" office:value="27.7142857142857">
            <text:p>27.7142857143</text:p>
          </table:table-cell>
          <table:table-cell table:formula="of:=IF([.$M71]&lt;[.X$5];[.X$7];IF([.$M71]&gt;[.X$6];[.X$8];[.X$5]+([.$M71]-[.X$5])*([.X$8]-[.X$7])/([.X$6]-[.X$5])))" office:value-type="float" office:value="4">
            <text:p>4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([.J72]-[.J$36])*24+[.K72]-[.K$36]" office:value-type="float" office:value="97">
            <text:p>97</text:p>
          </table:table-cell>
          <table:table-cell table:formula="of:=[.L72]/24" office:value-type="float" office:value="4.04166666666667">
            <text:p>4.042</text:p>
          </table:table-cell>
          <table:table-cell table:number-columns-repeated="7"/>
          <table:table-cell table:formula="of:=IF([.$M72]&lt;[.U$5];[.U$7];IF([.$M72]&gt;[.U$6];[.U$8];[.U$5]+([.$M72]-[.U$5])*([.U$8]-[.U$7])/([.U$6]-[.U$5])))" office:value-type="float" office:value="120">
            <text:p>120</text:p>
          </table:table-cell>
          <table:table-cell table:formula="of:=IF([.$M72]&lt;[.V$5];[.V$7];IF([.$M72]&gt;[.V$6];[.V$8];[.V$5]+([.$M72]-[.V$5])*([.V$8]-[.V$7])/([.V$6]-[.V$5])))" office:value-type="float" office:value="110">
            <text:p>110</text:p>
          </table:table-cell>
          <table:table-cell table:formula="of:=IF([.$M72]&lt;[.W$5];[.W$7];IF([.$M72]&gt;[.W$6];[.W$8];[.W$5]+([.$M72]-[.W$5])*([.W$8]-[.W$7])/([.W$6]-[.W$5])))" office:value-type="float" office:value="28.25">
            <text:p>28.25</text:p>
          </table:table-cell>
          <table:table-cell table:formula="of:=IF([.$M72]&lt;[.X$5];[.X$7];IF([.$M72]&gt;[.X$6];[.X$8];[.X$5]+([.$M72]-[.X$5])*([.X$8]-[.X$7])/([.X$6]-[.X$5])))" office:value-type="float" office:value="4.66666666666667">
            <text:p>4.6666666667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([.J73]-[.J$36])*24+[.K73]-[.K$36]" office:value-type="float" office:value="98">
            <text:p>98</text:p>
          </table:table-cell>
          <table:table-cell table:formula="of:=[.L73]/24" office:value-type="float" office:value="4.08333333333333">
            <text:p>4.083</text:p>
          </table:table-cell>
          <table:table-cell table:number-columns-repeated="7"/>
          <table:table-cell table:formula="of:=IF([.$M73]&lt;[.U$5];[.U$7];IF([.$M73]&gt;[.U$6];[.U$8];[.U$5]+([.$M73]-[.U$5])*([.U$8]-[.U$7])/([.U$6]-[.U$5])))" office:value-type="float" office:value="120">
            <text:p>120</text:p>
          </table:table-cell>
          <table:table-cell table:formula="of:=IF([.$M73]&lt;[.V$5];[.V$7];IF([.$M73]&gt;[.V$6];[.V$8];[.V$5]+([.$M73]-[.V$5])*([.V$8]-[.V$7])/([.V$6]-[.V$5])))" office:value-type="float" office:value="110">
            <text:p>110</text:p>
          </table:table-cell>
          <table:table-cell table:formula="of:=IF([.$M73]&lt;[.W$5];[.W$7];IF([.$M73]&gt;[.W$6];[.W$8];[.W$5]+([.$M73]-[.W$5])*([.W$8]-[.W$7])/([.W$6]-[.W$5])))" office:value-type="float" office:value="28.7857142857143">
            <text:p>28.7857142857</text:p>
          </table:table-cell>
          <table:table-cell table:formula="of:=IF([.$M73]&lt;[.X$5];[.X$7];IF([.$M73]&gt;[.X$6];[.X$8];[.X$5]+([.$M73]-[.X$5])*([.X$8]-[.X$7])/([.X$6]-[.X$5])))" office:value-type="float" office:value="5.33333333333333">
            <text:p>5.3333333333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([.J74]-[.J$36])*24+[.K74]-[.K$36]" office:value-type="float" office:value="99">
            <text:p>99</text:p>
          </table:table-cell>
          <table:table-cell table:formula="of:=[.L74]/24" office:value-type="float" office:value="4.125">
            <text:p>4.125</text:p>
          </table:table-cell>
          <table:table-cell table:number-columns-repeated="7"/>
          <table:table-cell table:formula="of:=IF([.$M74]&lt;[.U$5];[.U$7];IF([.$M74]&gt;[.U$6];[.U$8];[.U$5]+([.$M74]-[.U$5])*([.U$8]-[.U$7])/([.U$6]-[.U$5])))" office:value-type="float" office:value="120">
            <text:p>120</text:p>
          </table:table-cell>
          <table:table-cell table:formula="of:=IF([.$M74]&lt;[.V$5];[.V$7];IF([.$M74]&gt;[.V$6];[.V$8];[.V$5]+([.$M74]-[.V$5])*([.V$8]-[.V$7])/([.V$6]-[.V$5])))" office:value-type="float" office:value="110">
            <text:p>110</text:p>
          </table:table-cell>
          <table:table-cell table:formula="of:=IF([.$M74]&lt;[.W$5];[.W$7];IF([.$M74]&gt;[.W$6];[.W$8];[.W$5]+([.$M74]-[.W$5])*([.W$8]-[.W$7])/([.W$6]-[.W$5])))" office:value-type="float" office:value="29.3214285714286">
            <text:p>29.3214285714</text:p>
          </table:table-cell>
          <table:table-cell table:formula="of:=IF([.$M74]&lt;[.X$5];[.X$7];IF([.$M74]&gt;[.X$6];[.X$8];[.X$5]+([.$M74]-[.X$5])*([.X$8]-[.X$7])/([.X$6]-[.X$5])))" office:value-type="float" office:value="6">
            <text:p>6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([.J75]-[.J$36])*24+[.K75]-[.K$36]" office:value-type="float" office:value="100">
            <text:p>100</text:p>
          </table:table-cell>
          <table:table-cell table:formula="of:=[.L75]/24" office:value-type="float" office:value="4.16666666666667">
            <text:p>4.167</text:p>
          </table:table-cell>
          <table:table-cell table:number-columns-repeated="7"/>
          <table:table-cell table:formula="of:=IF([.$M75]&lt;[.U$5];[.U$7];IF([.$M75]&gt;[.U$6];[.U$8];[.U$5]+([.$M75]-[.U$5])*([.U$8]-[.U$7])/([.U$6]-[.U$5])))" office:value-type="float" office:value="120">
            <text:p>120</text:p>
          </table:table-cell>
          <table:table-cell table:formula="of:=IF([.$M75]&lt;[.V$5];[.V$7];IF([.$M75]&gt;[.V$6];[.V$8];[.V$5]+([.$M75]-[.V$5])*([.V$8]-[.V$7])/([.V$6]-[.V$5])))" office:value-type="float" office:value="110">
            <text:p>110</text:p>
          </table:table-cell>
          <table:table-cell table:formula="of:=IF([.$M75]&lt;[.W$5];[.W$7];IF([.$M75]&gt;[.W$6];[.W$8];[.W$5]+([.$M75]-[.W$5])*([.W$8]-[.W$7])/([.W$6]-[.W$5])))" office:value-type="float" office:value="29.8571428571429">
            <text:p>29.8571428571</text:p>
          </table:table-cell>
          <table:table-cell table:formula="of:=IF([.$M75]&lt;[.X$5];[.X$7];IF([.$M75]&gt;[.X$6];[.X$8];[.X$5]+([.$M75]-[.X$5])*([.X$8]-[.X$7])/([.X$6]-[.X$5])))" office:value-type="float" office:value="6.66666666666667">
            <text:p>6.6666666667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([.J76]-[.J$36])*24+[.K76]-[.K$36]" office:value-type="float" office:value="101">
            <text:p>101</text:p>
          </table:table-cell>
          <table:table-cell table:formula="of:=[.L76]/24" office:value-type="float" office:value="4.20833333333333">
            <text:p>4.208</text:p>
          </table:table-cell>
          <table:table-cell table:number-columns-repeated="7"/>
          <table:table-cell table:formula="of:=IF([.$M76]&lt;[.U$5];[.U$7];IF([.$M76]&gt;[.U$6];[.U$8];[.U$5]+([.$M76]-[.U$5])*([.U$8]-[.U$7])/([.U$6]-[.U$5])))" office:value-type="float" office:value="120">
            <text:p>120</text:p>
          </table:table-cell>
          <table:table-cell table:formula="of:=IF([.$M76]&lt;[.V$5];[.V$7];IF([.$M76]&gt;[.V$6];[.V$8];[.V$5]+([.$M76]-[.V$5])*([.V$8]-[.V$7])/([.V$6]-[.V$5])))" office:value-type="float" office:value="110">
            <text:p>110</text:p>
          </table:table-cell>
          <table:table-cell table:formula="of:=IF([.$M76]&lt;[.W$5];[.W$7];IF([.$M76]&gt;[.W$6];[.W$8];[.W$5]+([.$M76]-[.W$5])*([.W$8]-[.W$7])/([.W$6]-[.W$5])))" office:value-type="float" office:value="30.3928571428571">
            <text:p>30.3928571429</text:p>
          </table:table-cell>
          <table:table-cell table:formula="of:=IF([.$M76]&lt;[.X$5];[.X$7];IF([.$M76]&gt;[.X$6];[.X$8];[.X$5]+([.$M76]-[.X$5])*([.X$8]-[.X$7])/([.X$6]-[.X$5])))" office:value-type="float" office:value="7.33333333333333">
            <text:p>7.3333333333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([.J77]-[.J$36])*24+[.K77]-[.K$36]" office:value-type="float" office:value="102">
            <text:p>102</text:p>
          </table:table-cell>
          <table:table-cell table:formula="of:=[.L77]/24" office:value-type="float" office:value="4.25">
            <text:p>4.250</text:p>
          </table:table-cell>
          <table:table-cell table:number-columns-repeated="7"/>
          <table:table-cell table:formula="of:=IF([.$M77]&lt;[.U$5];[.U$7];IF([.$M77]&gt;[.U$6];[.U$8];[.U$5]+([.$M77]-[.U$5])*([.U$8]-[.U$7])/([.U$6]-[.U$5])))" office:value-type="float" office:value="120">
            <text:p>120</text:p>
          </table:table-cell>
          <table:table-cell table:formula="of:=IF([.$M77]&lt;[.V$5];[.V$7];IF([.$M77]&gt;[.V$6];[.V$8];[.V$5]+([.$M77]-[.V$5])*([.V$8]-[.V$7])/([.V$6]-[.V$5])))" office:value-type="float" office:value="110">
            <text:p>110</text:p>
          </table:table-cell>
          <table:table-cell table:formula="of:=IF([.$M77]&lt;[.W$5];[.W$7];IF([.$M77]&gt;[.W$6];[.W$8];[.W$5]+([.$M77]-[.W$5])*([.W$8]-[.W$7])/([.W$6]-[.W$5])))" office:value-type="float" office:value="30.9285714285714">
            <text:p>30.9285714286</text:p>
          </table:table-cell>
          <table:table-cell table:formula="of:=IF([.$M77]&lt;[.X$5];[.X$7];IF([.$M77]&gt;[.X$6];[.X$8];[.X$5]+([.$M77]-[.X$5])*([.X$8]-[.X$7])/([.X$6]-[.X$5])))" office:value-type="float" office:value="8">
            <text:p>8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([.J78]-[.J$36])*24+[.K78]-[.K$36]" office:value-type="float" office:value="118">
            <text:p>118</text:p>
          </table:table-cell>
          <table:table-cell table:formula="of:=[.L78]/24" office:value-type="float" office:value="4.91666666666667">
            <text:p>4.917</text:p>
          </table:table-cell>
          <table:table-cell table:number-columns-repeated="7"/>
          <table:table-cell table:formula="of:=IF([.$M78]&lt;[.U$5];[.U$7];IF([.$M78]&gt;[.U$6];[.U$8];[.U$5]+([.$M78]-[.U$5])*([.U$8]-[.U$7])/([.U$6]-[.U$5])))" office:value-type="float" office:value="120">
            <text:p>120</text:p>
          </table:table-cell>
          <table:table-cell table:formula="of:=IF([.$M78]&lt;[.V$5];[.V$7];IF([.$M78]&gt;[.V$6];[.V$8];[.V$5]+([.$M78]-[.V$5])*([.V$8]-[.V$7])/([.V$6]-[.V$5])))" office:value-type="float" office:value="110">
            <text:p>110</text:p>
          </table:table-cell>
          <table:table-cell table:formula="of:=IF([.$M78]&lt;[.W$5];[.W$7];IF([.$M78]&gt;[.W$6];[.W$8];[.W$5]+([.$M78]-[.W$5])*([.W$8]-[.W$7])/([.W$6]-[.W$5])))" office:value-type="float" office:value="39.5">
            <text:p>39.5</text:p>
          </table:table-cell>
          <table:table-cell table:formula="of:=IF([.$M78]&lt;[.X$5];[.X$7];IF([.$M78]&gt;[.X$6];[.X$8];[.X$5]+([.$M78]-[.X$5])*([.X$8]-[.X$7])/([.X$6]-[.X$5])))" office:value-type="float" office:value="18.6666666666667">
            <text:p>18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J79]-[.J$36])*24+[.K79]-[.K$36]" office:value-type="float" office:value="119">
            <text:p>119</text:p>
          </table:table-cell>
          <table:table-cell table:formula="of:=[.L79]/24" office:value-type="float" office:value="4.95833333333333">
            <text:p>4.958</text:p>
          </table:table-cell>
          <table:table-cell table:number-columns-repeated="7"/>
          <table:table-cell table:formula="of:=IF([.$M79]&lt;[.U$5];[.U$7];IF([.$M79]&gt;[.U$6];[.U$8];[.U$5]+([.$M79]-[.U$5])*([.U$8]-[.U$7])/([.U$6]-[.U$5])))" office:value-type="float" office:value="120">
            <text:p>120</text:p>
          </table:table-cell>
          <table:table-cell table:formula="of:=IF([.$M79]&lt;[.V$5];[.V$7];IF([.$M79]&gt;[.V$6];[.V$8];[.V$5]+([.$M79]-[.V$5])*([.V$8]-[.V$7])/([.V$6]-[.V$5])))" office:value-type="float" office:value="110">
            <text:p>110</text:p>
          </table:table-cell>
          <table:table-cell table:formula="of:=IF([.$M79]&lt;[.W$5];[.W$7];IF([.$M79]&gt;[.W$6];[.W$8];[.W$5]+([.$M79]-[.W$5])*([.W$8]-[.W$7])/([.W$6]-[.W$5])))" office:value-type="float" office:value="40.0357142857143">
            <text:p>40.0357142857</text:p>
          </table:table-cell>
          <table:table-cell table:formula="of:=IF([.$M79]&lt;[.X$5];[.X$7];IF([.$M79]&gt;[.X$6];[.X$8];[.X$5]+([.$M79]-[.X$5])*([.X$8]-[.X$7])/([.X$6]-[.X$5])))" office:value-type="float" office:value="19.3333333333333">
            <text:p>19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([.J80]-[.J$36])*24+[.K80]-[.K$36]" office:value-type="float" office:value="120">
            <text:p>120</text:p>
          </table:table-cell>
          <table:table-cell table:formula="of:=[.L80]/24" office:value-type="float" office:value="5">
            <text:p>5.000</text:p>
          </table:table-cell>
          <table:table-cell table:number-columns-repeated="7"/>
          <table:table-cell table:formula="of:=IF([.$M80]&lt;[.U$5];[.U$7];IF([.$M80]&gt;[.U$6];[.U$8];[.U$5]+([.$M80]-[.U$5])*([.U$8]-[.U$7])/([.U$6]-[.U$5])))" office:value-type="float" office:value="120">
            <text:p>120</text:p>
          </table:table-cell>
          <table:table-cell table:formula="of:=IF([.$M80]&lt;[.V$5];[.V$7];IF([.$M80]&gt;[.V$6];[.V$8];[.V$5]+([.$M80]-[.V$5])*([.V$8]-[.V$7])/([.V$6]-[.V$5])))" office:value-type="float" office:value="110">
            <text:p>110</text:p>
          </table:table-cell>
          <table:table-cell table:formula="of:=IF([.$M80]&lt;[.W$5];[.W$7];IF([.$M80]&gt;[.W$6];[.W$8];[.W$5]+([.$M80]-[.W$5])*([.W$8]-[.W$7])/([.W$6]-[.W$5])))" office:value-type="float" office:value="40.5714285714286">
            <text:p>40.5714285714</text:p>
          </table:table-cell>
          <table:table-cell table:formula="of:=IF([.$M80]&lt;[.X$5];[.X$7];IF([.$M80]&gt;[.X$6];[.X$8];[.X$5]+([.$M80]-[.X$5])*([.X$8]-[.X$7])/([.X$6]-[.X$5])))" office:value-type="float" office:value="20">
            <text:p>20</text:p>
          </table:table-cell>
          <table:table-cell table:number-columns-repeated="999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J81]-[.J$36])*24+[.K81]-[.K$36]" office:value-type="float" office:value="121">
            <text:p>121</text:p>
          </table:table-cell>
          <table:table-cell table:formula="of:=[.L81]/24" office:value-type="float" office:value="5.04166666666667">
            <text:p>5.042</text:p>
          </table:table-cell>
          <table:table-cell office:value-type="string">
            <text:p># probablement 5 pétales extérieurs ouverts avant ouverture du 1<text:span text:style-name="T1">er</text:span>(?) pétale intérieur</text:p>
          </table:table-cell>
          <table:table-cell table:number-columns-repeated="6"/>
          <table:table-cell table:formula="of:=IF([.$M81]&lt;[.U$5];[.U$7];IF([.$M81]&gt;[.U$6];[.U$8];[.U$5]+([.$M81]-[.U$5])*([.U$8]-[.U$7])/([.U$6]-[.U$5])))" office:value-type="float" office:value="120">
            <text:p>120</text:p>
          </table:table-cell>
          <table:table-cell table:formula="of:=IF([.$M81]&lt;[.V$5];[.V$7];IF([.$M81]&gt;[.V$6];[.V$8];[.V$5]+([.$M81]-[.V$5])*([.V$8]-[.V$7])/([.V$6]-[.V$5])))" office:value-type="float" office:value="110">
            <text:p>110</text:p>
          </table:table-cell>
          <table:table-cell table:formula="of:=IF([.$M81]&lt;[.W$5];[.W$7];IF([.$M81]&gt;[.W$6];[.W$8];[.W$5]+([.$M81]-[.W$5])*([.W$8]-[.W$7])/([.W$6]-[.W$5])))" office:value-type="float" office:value="41.1071428571429">
            <text:p>41.1071428571</text:p>
          </table:table-cell>
          <table:table-cell table:formula="of:=IF([.$M81]&lt;[.X$5];[.X$7];IF([.$M81]&gt;[.X$6];[.X$8];[.X$5]+([.$M81]-[.X$5])*([.X$8]-[.X$7])/([.X$6]-[.X$5])))" office:value-type="float" office:value="20.6666666666667">
            <text:p>20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([.J82]-[.J$36])*24+[.K82]-[.K$36]" office:value-type="float" office:value="122">
            <text:p>122</text:p>
          </table:table-cell>
          <table:table-cell table:formula="of:=[.L82]/24" office:value-type="float" office:value="5.08333333333333">
            <text:p>5.083</text:p>
          </table:table-cell>
          <table:table-cell table:number-columns-repeated="7"/>
          <table:table-cell table:formula="of:=IF([.$M82]&lt;[.U$5];[.U$7];IF([.$M82]&gt;[.U$6];[.U$8];[.U$5]+([.$M82]-[.U$5])*([.U$8]-[.U$7])/([.U$6]-[.U$5])))" office:value-type="float" office:value="120">
            <text:p>120</text:p>
          </table:table-cell>
          <table:table-cell table:formula="of:=IF([.$M82]&lt;[.V$5];[.V$7];IF([.$M82]&gt;[.V$6];[.V$8];[.V$5]+([.$M82]-[.V$5])*([.V$8]-[.V$7])/([.V$6]-[.V$5])))" office:value-type="float" office:value="110">
            <text:p>110</text:p>
          </table:table-cell>
          <table:table-cell table:formula="of:=IF([.$M82]&lt;[.W$5];[.W$7];IF([.$M82]&gt;[.W$6];[.W$8];[.W$5]+([.$M82]-[.W$5])*([.W$8]-[.W$7])/([.W$6]-[.W$5])))" office:value-type="float" office:value="41.6428571428571">
            <text:p>41.6428571429</text:p>
          </table:table-cell>
          <table:table-cell table:formula="of:=IF([.$M82]&lt;[.X$5];[.X$7];IF([.$M82]&gt;[.X$6];[.X$8];[.X$5]+([.$M82]-[.X$5])*([.X$8]-[.X$7])/([.X$6]-[.X$5])))" office:value-type="float" office:value="21.3333333333333">
            <text:p>21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([.J83]-[.J$36])*24+[.K83]-[.K$36]" office:value-type="float" office:value="123">
            <text:p>123</text:p>
          </table:table-cell>
          <table:table-cell table:formula="of:=[.L83]/24" office:value-type="float" office:value="5.125">
            <text:p>5.125</text:p>
          </table:table-cell>
          <table:table-cell office:value-type="string">
            <text:p># note : début effondrement pétales intérieurs</text:p>
          </table:table-cell>
          <table:table-cell table:number-columns-repeated="6"/>
          <table:table-cell table:formula="of:=IF([.$M83]&lt;[.U$5];[.U$7];IF([.$M83]&gt;[.U$6];[.U$8];[.U$5]+([.$M83]-[.U$5])*([.U$8]-[.U$7])/([.U$6]-[.U$5])))" office:value-type="float" office:value="120">
            <text:p>120</text:p>
          </table:table-cell>
          <table:table-cell table:formula="of:=IF([.$M83]&lt;[.V$5];[.V$7];IF([.$M83]&gt;[.V$6];[.V$8];[.V$5]+([.$M83]-[.V$5])*([.V$8]-[.V$7])/([.V$6]-[.V$5])))" office:value-type="float" office:value="110">
            <text:p>110</text:p>
          </table:table-cell>
          <table:table-cell table:formula="of:=IF([.$M83]&lt;[.W$5];[.W$7];IF([.$M83]&gt;[.W$6];[.W$8];[.W$5]+([.$M83]-[.W$5])*([.W$8]-[.W$7])/([.W$6]-[.W$5])))" office:value-type="float" office:value="42.1785714285714">
            <text:p>42.1785714286</text:p>
          </table:table-cell>
          <table:table-cell table:formula="of:=IF([.$M83]&lt;[.X$5];[.X$7];IF([.$M83]&gt;[.X$6];[.X$8];[.X$5]+([.$M83]-[.X$5])*([.X$8]-[.X$7])/([.X$6]-[.X$5])))" office:value-type="float" office:value="22">
            <text:p>22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([.J84]-[.J$36])*24+[.K84]-[.K$36]" office:value-type="float" office:value="124">
            <text:p>124</text:p>
          </table:table-cell>
          <table:table-cell table:formula="of:=[.L84]/24" office:value-type="float" office:value="5.16666666666667">
            <text:p>5.167</text:p>
          </table:table-cell>
          <table:table-cell office:value-type="string">
            <text:p># note : 4 pétales intérieurs visibles</text:p>
          </table:table-cell>
          <table:table-cell table:number-columns-repeated="6"/>
          <table:table-cell table:formula="of:=IF([.$M84]&lt;[.U$5];[.U$7];IF([.$M84]&gt;[.U$6];[.U$8];[.U$5]+([.$M84]-[.U$5])*([.U$8]-[.U$7])/([.U$6]-[.U$5])))" office:value-type="float" office:value="120">
            <text:p>120</text:p>
          </table:table-cell>
          <table:table-cell table:formula="of:=IF([.$M84]&lt;[.V$5];[.V$7];IF([.$M84]&gt;[.V$6];[.V$8];[.V$5]+([.$M84]-[.V$5])*([.V$8]-[.V$7])/([.V$6]-[.V$5])))" office:value-type="float" office:value="110">
            <text:p>110</text:p>
          </table:table-cell>
          <table:table-cell table:formula="of:=IF([.$M84]&lt;[.W$5];[.W$7];IF([.$M84]&gt;[.W$6];[.W$8];[.W$5]+([.$M84]-[.W$5])*([.W$8]-[.W$7])/([.W$6]-[.W$5])))" office:value-type="float" office:value="42.7142857142857">
            <text:p>42.7142857143</text:p>
          </table:table-cell>
          <table:table-cell table:formula="of:=IF([.$M84]&lt;[.X$5];[.X$7];IF([.$M84]&gt;[.X$6];[.X$8];[.X$5]+([.$M84]-[.X$5])*([.X$8]-[.X$7])/([.X$6]-[.X$5])))" office:value-type="float" office:value="22.6666666666667">
            <text:p>22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([.J85]-[.J$36])*24+[.K85]-[.K$36]" office:value-type="float" office:value="125">
            <text:p>125</text:p>
          </table:table-cell>
          <table:table-cell table:formula="of:=[.L85]/24" office:value-type="float" office:value="5.20833333333333">
            <text:p>5.208</text:p>
          </table:table-cell>
          <table:table-cell table:number-columns-repeated="7"/>
          <table:table-cell table:formula="of:=IF([.$M85]&lt;[.U$5];[.U$7];IF([.$M85]&gt;[.U$6];[.U$8];[.U$5]+([.$M85]-[.U$5])*([.U$8]-[.U$7])/([.U$6]-[.U$5])))" office:value-type="float" office:value="120">
            <text:p>120</text:p>
          </table:table-cell>
          <table:table-cell table:formula="of:=IF([.$M85]&lt;[.V$5];[.V$7];IF([.$M85]&gt;[.V$6];[.V$8];[.V$5]+([.$M85]-[.V$5])*([.V$8]-[.V$7])/([.V$6]-[.V$5])))" office:value-type="float" office:value="110">
            <text:p>110</text:p>
          </table:table-cell>
          <table:table-cell table:formula="of:=IF([.$M85]&lt;[.W$5];[.W$7];IF([.$M85]&gt;[.W$6];[.W$8];[.W$5]+([.$M85]-[.W$5])*([.W$8]-[.W$7])/([.W$6]-[.W$5])))" office:value-type="float" office:value="43.25">
            <text:p>43.25</text:p>
          </table:table-cell>
          <table:table-cell table:formula="of:=IF([.$M85]&lt;[.X$5];[.X$7];IF([.$M85]&gt;[.X$6];[.X$8];[.X$5]+([.$M85]-[.X$5])*([.X$8]-[.X$7])/([.X$6]-[.X$5])))" office:value-type="float" office:value="23.3333333333333">
            <text:p>23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([.J86]-[.J$36])*24+[.K86]-[.K$36]" office:value-type="float" office:value="126">
            <text:p>126</text:p>
          </table:table-cell>
          <table:table-cell table:formula="of:=[.L86]/24" office:value-type="float" office:value="5.25">
            <text:p>5.250</text:p>
          </table:table-cell>
          <table:table-cell table:number-columns-repeated="7"/>
          <table:table-cell table:formula="of:=IF([.$M86]&lt;[.U$5];[.U$7];IF([.$M86]&gt;[.U$6];[.U$8];[.U$5]+([.$M86]-[.U$5])*([.U$8]-[.U$7])/([.U$6]-[.U$5])))" office:value-type="float" office:value="120">
            <text:p>120</text:p>
          </table:table-cell>
          <table:table-cell table:formula="of:=IF([.$M86]&lt;[.V$5];[.V$7];IF([.$M86]&gt;[.V$6];[.V$8];[.V$5]+([.$M86]-[.V$5])*([.V$8]-[.V$7])/([.V$6]-[.V$5])))" office:value-type="float" office:value="110">
            <text:p>110</text:p>
          </table:table-cell>
          <table:table-cell table:formula="of:=IF([.$M86]&lt;[.W$5];[.W$7];IF([.$M86]&gt;[.W$6];[.W$8];[.W$5]+([.$M86]-[.W$5])*([.W$8]-[.W$7])/([.W$6]-[.W$5])))" office:value-type="float" office:value="43.7857142857143">
            <text:p>43.7857142857</text:p>
          </table:table-cell>
          <table:table-cell table:formula="of:=IF([.$M86]&lt;[.X$5];[.X$7];IF([.$M86]&gt;[.X$6];[.X$8];[.X$5]+([.$M86]-[.X$5])*([.X$8]-[.X$7])/([.X$6]-[.X$5])))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([.J87]-[.J$36])*24+[.K87]-[.K$36]" office:value-type="float" office:value="142">
            <text:p>142</text:p>
          </table:table-cell>
          <table:table-cell table:formula="of:=[.L87]/24" office:value-type="float" office:value="5.91666666666667">
            <text:p>5.917</text:p>
          </table:table-cell>
          <table:table-cell table:number-columns-repeated="7"/>
          <table:table-cell table:formula="of:=IF([.$M87]&lt;[.U$5];[.U$7];IF([.$M87]&gt;[.U$6];[.U$8];[.U$5]+([.$M87]-[.U$5])*([.U$8]-[.U$7])/([.U$6]-[.U$5])))" office:value-type="float" office:value="120">
            <text:p>120</text:p>
          </table:table-cell>
          <table:table-cell table:formula="of:=IF([.$M87]&lt;[.V$5];[.V$7];IF([.$M87]&gt;[.V$6];[.V$8];[.V$5]+([.$M87]-[.V$5])*([.V$8]-[.V$7])/([.V$6]-[.V$5])))" office:value-type="float" office:value="110">
            <text:p>110</text:p>
          </table:table-cell>
          <table:table-cell table:formula="of:=IF([.$M87]&lt;[.W$5];[.W$7];IF([.$M87]&gt;[.W$6];[.W$8];[.W$5]+([.$M87]-[.W$5])*([.W$8]-[.W$7])/([.W$6]-[.W$5])))" office:value-type="float" office:value="52.3571428571429">
            <text:p>52.3571428571</text:p>
          </table:table-cell>
          <table:table-cell table:formula="of:=IF([.$M87]&lt;[.X$5];[.X$7];IF([.$M87]&gt;[.X$6];[.X$8];[.X$5]+([.$M87]-[.X$5])*([.X$8]-[.X$7])/([.X$6]-[.X$5])))" office:value-type="float" office:value="34.6666666666667">
            <text:p>34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([.J88]-[.J$36])*24+[.K88]-[.K$36]" office:value-type="float" office:value="143">
            <text:p>143</text:p>
          </table:table-cell>
          <table:table-cell table:formula="of:=[.L88]/24" office:value-type="float" office:value="5.95833333333333">
            <text:p>5.958</text:p>
          </table:table-cell>
          <table:table-cell table:number-columns-repeated="7"/>
          <table:table-cell table:formula="of:=IF([.$M88]&lt;[.U$5];[.U$7];IF([.$M88]&gt;[.U$6];[.U$8];[.U$5]+([.$M88]-[.U$5])*([.U$8]-[.U$7])/([.U$6]-[.U$5])))" office:value-type="float" office:value="120">
            <text:p>120</text:p>
          </table:table-cell>
          <table:table-cell table:formula="of:=IF([.$M88]&lt;[.V$5];[.V$7];IF([.$M88]&gt;[.V$6];[.V$8];[.V$5]+([.$M88]-[.V$5])*([.V$8]-[.V$7])/([.V$6]-[.V$5])))" office:value-type="float" office:value="110">
            <text:p>110</text:p>
          </table:table-cell>
          <table:table-cell table:formula="of:=IF([.$M88]&lt;[.W$5];[.W$7];IF([.$M88]&gt;[.W$6];[.W$8];[.W$5]+([.$M88]-[.W$5])*([.W$8]-[.W$7])/([.W$6]-[.W$5])))" office:value-type="float" office:value="52.8928571428571">
            <text:p>52.8928571429</text:p>
          </table:table-cell>
          <table:table-cell table:formula="of:=IF([.$M88]&lt;[.X$5];[.X$7];IF([.$M88]&gt;[.X$6];[.X$8];[.X$5]+([.$M88]-[.X$5])*([.X$8]-[.X$7])/([.X$6]-[.X$5])))" office:value-type="float" office:value="35.3333333333333">
            <text:p>35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formula="of:=([.J89]-[.J$36])*24+[.K89]-[.K$36]" office:value-type="float" office:value="144">
            <text:p>144</text:p>
          </table:table-cell>
          <table:table-cell table:formula="of:=[.L89]/24" office:value-type="float" office:value="6">
            <text:p>6.000</text:p>
          </table:table-cell>
          <table:table-cell table:number-columns-repeated="7"/>
          <table:table-cell table:formula="of:=IF([.$M89]&lt;[.U$5];[.U$7];IF([.$M89]&gt;[.U$6];[.U$8];[.U$5]+([.$M89]-[.U$5])*([.U$8]-[.U$7])/([.U$6]-[.U$5])))" office:value-type="float" office:value="120">
            <text:p>120</text:p>
          </table:table-cell>
          <table:table-cell table:formula="of:=IF([.$M89]&lt;[.V$5];[.V$7];IF([.$M89]&gt;[.V$6];[.V$8];[.V$5]+([.$M89]-[.V$5])*([.V$8]-[.V$7])/([.V$6]-[.V$5])))" office:value-type="float" office:value="110">
            <text:p>110</text:p>
          </table:table-cell>
          <table:table-cell table:formula="of:=IF([.$M89]&lt;[.W$5];[.W$7];IF([.$M89]&gt;[.W$6];[.W$8];[.W$5]+([.$M89]-[.W$5])*([.W$8]-[.W$7])/([.W$6]-[.W$5])))" office:value-type="float" office:value="53.4285714285714">
            <text:p>53.4285714286</text:p>
          </table:table-cell>
          <table:table-cell table:formula="of:=IF([.$M89]&lt;[.X$5];[.X$7];IF([.$M89]&gt;[.X$6];[.X$8];[.X$5]+([.$M89]-[.X$5])*([.X$8]-[.X$7])/([.X$6]-[.X$5])))" office:value-type="float" office:value="36">
            <text:p>36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([.J90]-[.J$36])*24+[.K90]-[.K$36]" office:value-type="float" office:value="145">
            <text:p>145</text:p>
          </table:table-cell>
          <table:table-cell table:formula="of:=[.L90]/24" office:value-type="float" office:value="6.04166666666667">
            <text:p>6.042</text:p>
          </table:table-cell>
          <table:table-cell table:number-columns-repeated="7"/>
          <table:table-cell table:formula="of:=IF([.$M90]&lt;[.U$5];[.U$7];IF([.$M90]&gt;[.U$6];[.U$8];[.U$5]+([.$M90]-[.U$5])*([.U$8]-[.U$7])/([.U$6]-[.U$5])))" office:value-type="float" office:value="120">
            <text:p>120</text:p>
          </table:table-cell>
          <table:table-cell table:formula="of:=IF([.$M90]&lt;[.V$5];[.V$7];IF([.$M90]&gt;[.V$6];[.V$8];[.V$5]+([.$M90]-[.V$5])*([.V$8]-[.V$7])/([.V$6]-[.V$5])))" office:value-type="float" office:value="110">
            <text:p>110</text:p>
          </table:table-cell>
          <table:table-cell table:formula="of:=IF([.$M90]&lt;[.W$5];[.W$7];IF([.$M90]&gt;[.W$6];[.W$8];[.W$5]+([.$M90]-[.W$5])*([.W$8]-[.W$7])/([.W$6]-[.W$5])))" office:value-type="float" office:value="53.9642857142857">
            <text:p>53.9642857143</text:p>
          </table:table-cell>
          <table:table-cell table:formula="of:=IF([.$M90]&lt;[.X$5];[.X$7];IF([.$M90]&gt;[.X$6];[.X$8];[.X$5]+([.$M90]-[.X$5])*([.X$8]-[.X$7])/([.X$6]-[.X$5])))" office:value-type="float" office:value="36.6666666666667">
            <text:p>36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([.J91]-[.J$36])*24+[.K91]-[.K$36]" office:value-type="float" office:value="146">
            <text:p>146</text:p>
          </table:table-cell>
          <table:table-cell table:formula="of:=[.L91]/24" office:value-type="float" office:value="6.08333333333333">
            <text:p>6.083</text:p>
          </table:table-cell>
          <table:table-cell table:number-columns-repeated="7"/>
          <table:table-cell table:formula="of:=IF([.$M91]&lt;[.U$5];[.U$7];IF([.$M91]&gt;[.U$6];[.U$8];[.U$5]+([.$M91]-[.U$5])*([.U$8]-[.U$7])/([.U$6]-[.U$5])))" office:value-type="float" office:value="120">
            <text:p>120</text:p>
          </table:table-cell>
          <table:table-cell table:formula="of:=IF([.$M91]&lt;[.V$5];[.V$7];IF([.$M91]&gt;[.V$6];[.V$8];[.V$5]+([.$M91]-[.V$5])*([.V$8]-[.V$7])/([.V$6]-[.V$5])))" office:value-type="float" office:value="110">
            <text:p>110</text:p>
          </table:table-cell>
          <table:table-cell table:formula="of:=IF([.$M91]&lt;[.W$5];[.W$7];IF([.$M91]&gt;[.W$6];[.W$8];[.W$5]+([.$M91]-[.W$5])*([.W$8]-[.W$7])/([.W$6]-[.W$5])))" office:value-type="float" office:value="54.5">
            <text:p>54.5</text:p>
          </table:table-cell>
          <table:table-cell table:formula="of:=IF([.$M91]&lt;[.X$5];[.X$7];IF([.$M91]&gt;[.X$6];[.X$8];[.X$5]+([.$M91]-[.X$5])*([.X$8]-[.X$7])/([.X$6]-[.X$5])))" office:value-type="float" office:value="37.3333333333333">
            <text:p>37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([.J92]-[.J$36])*24+[.K92]-[.K$36]" office:value-type="float" office:value="147">
            <text:p>147</text:p>
          </table:table-cell>
          <table:table-cell table:formula="of:=[.L92]/24" office:value-type="float" office:value="6.125">
            <text:p>6.125</text:p>
          </table:table-cell>
          <table:table-cell table:number-columns-repeated="7"/>
          <table:table-cell table:formula="of:=IF([.$M92]&lt;[.U$5];[.U$7];IF([.$M92]&gt;[.U$6];[.U$8];[.U$5]+([.$M92]-[.U$5])*([.U$8]-[.U$7])/([.U$6]-[.U$5])))" office:value-type="float" office:value="120">
            <text:p>120</text:p>
          </table:table-cell>
          <table:table-cell table:formula="of:=IF([.$M92]&lt;[.V$5];[.V$7];IF([.$M92]&gt;[.V$6];[.V$8];[.V$5]+([.$M92]-[.V$5])*([.V$8]-[.V$7])/([.V$6]-[.V$5])))" office:value-type="float" office:value="110">
            <text:p>110</text:p>
          </table:table-cell>
          <table:table-cell table:formula="of:=IF([.$M92]&lt;[.W$5];[.W$7];IF([.$M92]&gt;[.W$6];[.W$8];[.W$5]+([.$M92]-[.W$5])*([.W$8]-[.W$7])/([.W$6]-[.W$5])))" office:value-type="float" office:value="55.0357142857143">
            <text:p>55.0357142857</text:p>
          </table:table-cell>
          <table:table-cell table:formula="of:=IF([.$M92]&lt;[.X$5];[.X$7];IF([.$M92]&gt;[.X$6];[.X$8];[.X$5]+([.$M92]-[.X$5])*([.X$8]-[.X$7])/([.X$6]-[.X$5])))" office:value-type="float" office:value="38">
            <text:p>38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([.J93]-[.J$36])*24+[.K93]-[.K$36]" office:value-type="float" office:value="148">
            <text:p>148</text:p>
          </table:table-cell>
          <table:table-cell table:formula="of:=[.L93]/24" office:value-type="float" office:value="6.16666666666667">
            <text:p>6.167</text:p>
          </table:table-cell>
          <table:table-cell table:number-columns-repeated="7"/>
          <table:table-cell table:formula="of:=IF([.$M93]&lt;[.U$5];[.U$7];IF([.$M93]&gt;[.U$6];[.U$8];[.U$5]+([.$M93]-[.U$5])*([.U$8]-[.U$7])/([.U$6]-[.U$5])))" office:value-type="float" office:value="120">
            <text:p>120</text:p>
          </table:table-cell>
          <table:table-cell table:formula="of:=IF([.$M93]&lt;[.V$5];[.V$7];IF([.$M93]&gt;[.V$6];[.V$8];[.V$5]+([.$M93]-[.V$5])*([.V$8]-[.V$7])/([.V$6]-[.V$5])))" office:value-type="float" office:value="110">
            <text:p>110</text:p>
          </table:table-cell>
          <table:table-cell table:formula="of:=IF([.$M93]&lt;[.W$5];[.W$7];IF([.$M93]&gt;[.W$6];[.W$8];[.W$5]+([.$M93]-[.W$5])*([.W$8]-[.W$7])/([.W$6]-[.W$5])))" office:value-type="float" office:value="55.5714285714286">
            <text:p>55.5714285714</text:p>
          </table:table-cell>
          <table:table-cell table:formula="of:=IF([.$M93]&lt;[.X$5];[.X$7];IF([.$M93]&gt;[.X$6];[.X$8];[.X$5]+([.$M93]-[.X$5])*([.X$8]-[.X$7])/([.X$6]-[.X$5])))" office:value-type="float" office:value="38.6666666666667">
            <text:p>38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([.J94]-[.J$36])*24+[.K94]-[.K$36]" office:value-type="float" office:value="149">
            <text:p>149</text:p>
          </table:table-cell>
          <table:table-cell table:formula="of:=[.L94]/24" office:value-type="float" office:value="6.20833333333333">
            <text:p>6.208</text:p>
          </table:table-cell>
          <table:table-cell table:number-columns-repeated="7"/>
          <table:table-cell table:formula="of:=IF([.$M94]&lt;[.U$5];[.U$7];IF([.$M94]&gt;[.U$6];[.U$8];[.U$5]+([.$M94]-[.U$5])*([.U$8]-[.U$7])/([.U$6]-[.U$5])))" office:value-type="float" office:value="120">
            <text:p>120</text:p>
          </table:table-cell>
          <table:table-cell table:formula="of:=IF([.$M94]&lt;[.V$5];[.V$7];IF([.$M94]&gt;[.V$6];[.V$8];[.V$5]+([.$M94]-[.V$5])*([.V$8]-[.V$7])/([.V$6]-[.V$5])))" office:value-type="float" office:value="110">
            <text:p>110</text:p>
          </table:table-cell>
          <table:table-cell table:formula="of:=IF([.$M94]&lt;[.W$5];[.W$7];IF([.$M94]&gt;[.W$6];[.W$8];[.W$5]+([.$M94]-[.W$5])*([.W$8]-[.W$7])/([.W$6]-[.W$5])))" office:value-type="float" office:value="56.1071428571429">
            <text:p>56.1071428571</text:p>
          </table:table-cell>
          <table:table-cell table:formula="of:=IF([.$M94]&lt;[.X$5];[.X$7];IF([.$M94]&gt;[.X$6];[.X$8];[.X$5]+([.$M94]-[.X$5])*([.X$8]-[.X$7])/([.X$6]-[.X$5])))" office:value-type="float" office:value="39.3333333333333">
            <text:p>39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([.J95]-[.J$36])*24+[.K95]-[.K$36]" office:value-type="float" office:value="150">
            <text:p>150</text:p>
          </table:table-cell>
          <table:table-cell table:formula="of:=[.L95]/24" office:value-type="float" office:value="6.25">
            <text:p>6.250</text:p>
          </table:table-cell>
          <table:table-cell table:number-columns-repeated="7"/>
          <table:table-cell table:formula="of:=IF([.$M95]&lt;[.U$5];[.U$7];IF([.$M95]&gt;[.U$6];[.U$8];[.U$5]+([.$M95]-[.U$5])*([.U$8]-[.U$7])/([.U$6]-[.U$5])))" office:value-type="float" office:value="120">
            <text:p>120</text:p>
          </table:table-cell>
          <table:table-cell table:formula="of:=IF([.$M95]&lt;[.V$5];[.V$7];IF([.$M95]&gt;[.V$6];[.V$8];[.V$5]+([.$M95]-[.V$5])*([.V$8]-[.V$7])/([.V$6]-[.V$5])))" office:value-type="float" office:value="110">
            <text:p>110</text:p>
          </table:table-cell>
          <table:table-cell table:formula="of:=IF([.$M95]&lt;[.W$5];[.W$7];IF([.$M95]&gt;[.W$6];[.W$8];[.W$5]+([.$M95]-[.W$5])*([.W$8]-[.W$7])/([.W$6]-[.W$5])))" office:value-type="float" office:value="56.6428571428571">
            <text:p>56.6428571429</text:p>
          </table:table-cell>
          <table:table-cell table:formula="of:=IF([.$M95]&lt;[.X$5];[.X$7];IF([.$M95]&gt;[.X$6];[.X$8];[.X$5]+([.$M95]-[.X$5])*([.X$8]-[.X$7])/([.X$6]-[.X$5])))" office:value-type="float" office:value="40">
            <text:p>40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formula="of:=([.J96]-[.J$36])*24+[.K96]-[.K$36]" office:value-type="float" office:value="166">
            <text:p>166</text:p>
          </table:table-cell>
          <table:table-cell table:formula="of:=[.L96]/24" office:value-type="float" office:value="6.91666666666667">
            <text:p>6.917</text:p>
          </table:table-cell>
          <table:table-cell table:number-columns-repeated="7"/>
          <table:table-cell table:formula="of:=IF([.$M96]&lt;[.U$5];[.U$7];IF([.$M96]&gt;[.U$6];[.U$8];[.U$5]+([.$M96]-[.U$5])*([.U$8]-[.U$7])/([.U$6]-[.U$5])))" office:value-type="float" office:value="120">
            <text:p>120</text:p>
          </table:table-cell>
          <table:table-cell table:formula="of:=IF([.$M96]&lt;[.V$5];[.V$7];IF([.$M96]&gt;[.V$6];[.V$8];[.V$5]+([.$M96]-[.V$5])*([.V$8]-[.V$7])/([.V$6]-[.V$5])))" office:value-type="float" office:value="110">
            <text:p>110</text:p>
          </table:table-cell>
          <table:table-cell table:formula="of:=IF([.$M96]&lt;[.W$5];[.W$7];IF([.$M96]&gt;[.W$6];[.W$8];[.W$5]+([.$M96]-[.W$5])*([.W$8]-[.W$7])/([.W$6]-[.W$5])))" office:value-type="float" office:value="65.2142857142857">
            <text:p>65.2142857143</text:p>
          </table:table-cell>
          <table:table-cell table:formula="of:=IF([.$M96]&lt;[.X$5];[.X$7];IF([.$M96]&gt;[.X$6];[.X$8];[.X$5]+([.$M96]-[.X$5])*([.X$8]-[.X$7])/([.X$6]-[.X$5])))" office:value-type="float" office:value="50.6666666666667">
            <text:p>50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([.J97]-[.J$36])*24+[.K97]-[.K$36]" office:value-type="float" office:value="167">
            <text:p>167</text:p>
          </table:table-cell>
          <table:table-cell table:formula="of:=[.L97]/24" office:value-type="float" office:value="6.95833333333333">
            <text:p>6.958</text:p>
          </table:table-cell>
          <table:table-cell table:number-columns-repeated="7"/>
          <table:table-cell table:formula="of:=IF([.$M97]&lt;[.U$5];[.U$7];IF([.$M97]&gt;[.U$6];[.U$8];[.U$5]+([.$M97]-[.U$5])*([.U$8]-[.U$7])/([.U$6]-[.U$5])))" office:value-type="float" office:value="120">
            <text:p>120</text:p>
          </table:table-cell>
          <table:table-cell table:formula="of:=IF([.$M97]&lt;[.V$5];[.V$7];IF([.$M97]&gt;[.V$6];[.V$8];[.V$5]+([.$M97]-[.V$5])*([.V$8]-[.V$7])/([.V$6]-[.V$5])))" office:value-type="float" office:value="110">
            <text:p>110</text:p>
          </table:table-cell>
          <table:table-cell table:formula="of:=IF([.$M97]&lt;[.W$5];[.W$7];IF([.$M97]&gt;[.W$6];[.W$8];[.W$5]+([.$M97]-[.W$5])*([.W$8]-[.W$7])/([.W$6]-[.W$5])))" office:value-type="float" office:value="65.75">
            <text:p>65.75</text:p>
          </table:table-cell>
          <table:table-cell table:formula="of:=IF([.$M97]&lt;[.X$5];[.X$7];IF([.$M97]&gt;[.X$6];[.X$8];[.X$5]+([.$M97]-[.X$5])*([.X$8]-[.X$7])/([.X$6]-[.X$5])))" office:value-type="float" office:value="51.3333333333333">
            <text:p>51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([.J98]-[.J$36])*24+[.K98]-[.K$36]" office:value-type="float" office:value="168">
            <text:p>168</text:p>
          </table:table-cell>
          <table:table-cell table:formula="of:=[.L98]/24" office:value-type="float" office:value="7">
            <text:p>7.000</text:p>
          </table:table-cell>
          <table:table-cell table:number-columns-repeated="7"/>
          <table:table-cell table:formula="of:=IF([.$M98]&lt;[.U$5];[.U$7];IF([.$M98]&gt;[.U$6];[.U$8];[.U$5]+([.$M98]-[.U$5])*([.U$8]-[.U$7])/([.U$6]-[.U$5])))" office:value-type="float" office:value="120">
            <text:p>120</text:p>
          </table:table-cell>
          <table:table-cell table:formula="of:=IF([.$M98]&lt;[.V$5];[.V$7];IF([.$M98]&gt;[.V$6];[.V$8];[.V$5]+([.$M98]-[.V$5])*([.V$8]-[.V$7])/([.V$6]-[.V$5])))" office:value-type="float" office:value="110">
            <text:p>110</text:p>
          </table:table-cell>
          <table:table-cell table:formula="of:=IF([.$M98]&lt;[.W$5];[.W$7];IF([.$M98]&gt;[.W$6];[.W$8];[.W$5]+([.$M98]-[.W$5])*([.W$8]-[.W$7])/([.W$6]-[.W$5])))" office:value-type="float" office:value="66.2857142857143">
            <text:p>66.2857142857</text:p>
          </table:table-cell>
          <table:table-cell table:formula="of:=IF([.$M98]&lt;[.X$5];[.X$7];IF([.$M98]&gt;[.X$6];[.X$8];[.X$5]+([.$M98]-[.X$5])*([.X$8]-[.X$7])/([.X$6]-[.X$5])))" office:value-type="float" office:value="52">
            <text:p>52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([.J99]-[.J$36])*24+[.K99]-[.K$36]" office:value-type="float" office:value="169">
            <text:p>169</text:p>
          </table:table-cell>
          <table:table-cell table:formula="of:=[.L99]/24" office:value-type="float" office:value="7.04166666666667">
            <text:p>7.042</text:p>
          </table:table-cell>
          <table:table-cell table:number-columns-repeated="7"/>
          <table:table-cell table:formula="of:=IF([.$M99]&lt;[.U$5];[.U$7];IF([.$M99]&gt;[.U$6];[.U$8];[.U$5]+([.$M99]-[.U$5])*([.U$8]-[.U$7])/([.U$6]-[.U$5])))" office:value-type="float" office:value="120">
            <text:p>120</text:p>
          </table:table-cell>
          <table:table-cell table:formula="of:=IF([.$M99]&lt;[.V$5];[.V$7];IF([.$M99]&gt;[.V$6];[.V$8];[.V$5]+([.$M99]-[.V$5])*([.V$8]-[.V$7])/([.V$6]-[.V$5])))" office:value-type="float" office:value="110">
            <text:p>110</text:p>
          </table:table-cell>
          <table:table-cell table:formula="of:=IF([.$M99]&lt;[.W$5];[.W$7];IF([.$M99]&gt;[.W$6];[.W$8];[.W$5]+([.$M99]-[.W$5])*([.W$8]-[.W$7])/([.W$6]-[.W$5])))" office:value-type="float" office:value="66.8214285714286">
            <text:p>66.8214285714</text:p>
          </table:table-cell>
          <table:table-cell table:formula="of:=IF([.$M99]&lt;[.X$5];[.X$7];IF([.$M99]&gt;[.X$6];[.X$8];[.X$5]+([.$M99]-[.X$5])*([.X$8]-[.X$7])/([.X$6]-[.X$5])))" office:value-type="float" office:value="52.6666666666667">
            <text:p>52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([.J100]-[.J$36])*24+[.K100]-[.K$36]" office:value-type="float" office:value="170">
            <text:p>170</text:p>
          </table:table-cell>
          <table:table-cell table:formula="of:=[.L100]/24" office:value-type="float" office:value="7.08333333333333">
            <text:p>7.083</text:p>
          </table:table-cell>
          <table:table-cell table:number-columns-repeated="7"/>
          <table:table-cell table:formula="of:=IF([.$M100]&lt;[.U$5];[.U$7];IF([.$M100]&gt;[.U$6];[.U$8];[.U$5]+([.$M100]-[.U$5])*([.U$8]-[.U$7])/([.U$6]-[.U$5])))" office:value-type="float" office:value="120">
            <text:p>120</text:p>
          </table:table-cell>
          <table:table-cell table:formula="of:=IF([.$M100]&lt;[.V$5];[.V$7];IF([.$M100]&gt;[.V$6];[.V$8];[.V$5]+([.$M100]-[.V$5])*([.V$8]-[.V$7])/([.V$6]-[.V$5])))" office:value-type="float" office:value="110">
            <text:p>110</text:p>
          </table:table-cell>
          <table:table-cell table:formula="of:=IF([.$M100]&lt;[.W$5];[.W$7];IF([.$M100]&gt;[.W$6];[.W$8];[.W$5]+([.$M100]-[.W$5])*([.W$8]-[.W$7])/([.W$6]-[.W$5])))" office:value-type="float" office:value="67.3571428571429">
            <text:p>67.3571428571</text:p>
          </table:table-cell>
          <table:table-cell table:formula="of:=IF([.$M100]&lt;[.X$5];[.X$7];IF([.$M100]&gt;[.X$6];[.X$8];[.X$5]+([.$M100]-[.X$5])*([.X$8]-[.X$7])/([.X$6]-[.X$5])))" office:value-type="float" office:value="53.3333333333333">
            <text:p>53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([.J101]-[.J$36])*24+[.K101]-[.K$36]" office:value-type="float" office:value="171">
            <text:p>171</text:p>
          </table:table-cell>
          <table:table-cell table:formula="of:=[.L101]/24" office:value-type="float" office:value="7.125">
            <text:p>7.125</text:p>
          </table:table-cell>
          <table:table-cell table:number-columns-repeated="7"/>
          <table:table-cell table:formula="of:=IF([.$M101]&lt;[.U$5];[.U$7];IF([.$M101]&gt;[.U$6];[.U$8];[.U$5]+([.$M101]-[.U$5])*([.U$8]-[.U$7])/([.U$6]-[.U$5])))" office:value-type="float" office:value="120">
            <text:p>120</text:p>
          </table:table-cell>
          <table:table-cell table:formula="of:=IF([.$M101]&lt;[.V$5];[.V$7];IF([.$M101]&gt;[.V$6];[.V$8];[.V$5]+([.$M101]-[.V$5])*([.V$8]-[.V$7])/([.V$6]-[.V$5])))" office:value-type="float" office:value="110">
            <text:p>110</text:p>
          </table:table-cell>
          <table:table-cell table:formula="of:=IF([.$M101]&lt;[.W$5];[.W$7];IF([.$M101]&gt;[.W$6];[.W$8];[.W$5]+([.$M101]-[.W$5])*([.W$8]-[.W$7])/([.W$6]-[.W$5])))" office:value-type="float" office:value="67.8928571428571">
            <text:p>67.8928571429</text:p>
          </table:table-cell>
          <table:table-cell table:formula="of:=IF([.$M101]&lt;[.X$5];[.X$7];IF([.$M101]&gt;[.X$6];[.X$8];[.X$5]+([.$M101]-[.X$5])*([.X$8]-[.X$7])/([.X$6]-[.X$5])))" office:value-type="float" office:value="54">
            <text:p>54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([.J102]-[.J$36])*24+[.K102]-[.K$36]" office:value-type="float" office:value="172">
            <text:p>172</text:p>
          </table:table-cell>
          <table:table-cell table:formula="of:=[.L102]/24" office:value-type="float" office:value="7.16666666666667">
            <text:p>7.167</text:p>
          </table:table-cell>
          <table:table-cell table:number-columns-repeated="7"/>
          <table:table-cell table:formula="of:=IF([.$M102]&lt;[.U$5];[.U$7];IF([.$M102]&gt;[.U$6];[.U$8];[.U$5]+([.$M102]-[.U$5])*([.U$8]-[.U$7])/([.U$6]-[.U$5])))" office:value-type="float" office:value="120">
            <text:p>120</text:p>
          </table:table-cell>
          <table:table-cell table:formula="of:=IF([.$M102]&lt;[.V$5];[.V$7];IF([.$M102]&gt;[.V$6];[.V$8];[.V$5]+([.$M102]-[.V$5])*([.V$8]-[.V$7])/([.V$6]-[.V$5])))" office:value-type="float" office:value="110">
            <text:p>110</text:p>
          </table:table-cell>
          <table:table-cell table:formula="of:=IF([.$M102]&lt;[.W$5];[.W$7];IF([.$M102]&gt;[.W$6];[.W$8];[.W$5]+([.$M102]-[.W$5])*([.W$8]-[.W$7])/([.W$6]-[.W$5])))" office:value-type="float" office:value="68.4285714285714">
            <text:p>68.4285714286</text:p>
          </table:table-cell>
          <table:table-cell table:formula="of:=IF([.$M102]&lt;[.X$5];[.X$7];IF([.$M102]&gt;[.X$6];[.X$8];[.X$5]+([.$M102]-[.X$5])*([.X$8]-[.X$7])/([.X$6]-[.X$5])))" office:value-type="float" office:value="54.6666666666667">
            <text:p>54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([.J103]-[.J$36])*24+[.K103]-[.K$36]" office:value-type="float" office:value="173">
            <text:p>173</text:p>
          </table:table-cell>
          <table:table-cell table:formula="of:=[.L103]/24" office:value-type="float" office:value="7.20833333333333">
            <text:p>7.208</text:p>
          </table:table-cell>
          <table:table-cell table:number-columns-repeated="7"/>
          <table:table-cell table:formula="of:=IF([.$M103]&lt;[.U$5];[.U$7];IF([.$M103]&gt;[.U$6];[.U$8];[.U$5]+([.$M103]-[.U$5])*([.U$8]-[.U$7])/([.U$6]-[.U$5])))" office:value-type="float" office:value="120">
            <text:p>120</text:p>
          </table:table-cell>
          <table:table-cell table:formula="of:=IF([.$M103]&lt;[.V$5];[.V$7];IF([.$M103]&gt;[.V$6];[.V$8];[.V$5]+([.$M103]-[.V$5])*([.V$8]-[.V$7])/([.V$6]-[.V$5])))" office:value-type="float" office:value="110">
            <text:p>110</text:p>
          </table:table-cell>
          <table:table-cell table:formula="of:=IF([.$M103]&lt;[.W$5];[.W$7];IF([.$M103]&gt;[.W$6];[.W$8];[.W$5]+([.$M103]-[.W$5])*([.W$8]-[.W$7])/([.W$6]-[.W$5])))" office:value-type="float" office:value="68.9642857142857">
            <text:p>68.9642857143</text:p>
          </table:table-cell>
          <table:table-cell table:formula="of:=IF([.$M103]&lt;[.X$5];[.X$7];IF([.$M103]&gt;[.X$6];[.X$8];[.X$5]+([.$M103]-[.X$5])*([.X$8]-[.X$7])/([.X$6]-[.X$5])))" office:value-type="float" office:value="55.3333333333333">
            <text:p>55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([.J104]-[.J$36])*24+[.K104]-[.K$36]" office:value-type="float" office:value="174">
            <text:p>174</text:p>
          </table:table-cell>
          <table:table-cell table:formula="of:=[.L104]/24" office:value-type="float" office:value="7.25">
            <text:p>7.250</text:p>
          </table:table-cell>
          <table:table-cell table:number-columns-repeated="7"/>
          <table:table-cell table:formula="of:=IF([.$M104]&lt;[.U$5];[.U$7];IF([.$M104]&gt;[.U$6];[.U$8];[.U$5]+([.$M104]-[.U$5])*([.U$8]-[.U$7])/([.U$6]-[.U$5])))" office:value-type="float" office:value="120">
            <text:p>120</text:p>
          </table:table-cell>
          <table:table-cell table:formula="of:=IF([.$M104]&lt;[.V$5];[.V$7];IF([.$M104]&gt;[.V$6];[.V$8];[.V$5]+([.$M104]-[.V$5])*([.V$8]-[.V$7])/([.V$6]-[.V$5])))" office:value-type="float" office:value="110">
            <text:p>110</text:p>
          </table:table-cell>
          <table:table-cell table:formula="of:=IF([.$M104]&lt;[.W$5];[.W$7];IF([.$M104]&gt;[.W$6];[.W$8];[.W$5]+([.$M104]-[.W$5])*([.W$8]-[.W$7])/([.W$6]-[.W$5])))" office:value-type="float" office:value="69.5">
            <text:p>69.5</text:p>
          </table:table-cell>
          <table:table-cell table:formula="of:=IF([.$M104]&lt;[.X$5];[.X$7];IF([.$M104]&gt;[.X$6];[.X$8];[.X$5]+([.$M104]-[.X$5])*([.X$8]-[.X$7])/([.X$6]-[.X$5])))" office:value-type="float" office:value="56">
            <text:p>56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([.J105]-[.J$36])*24+[.K105]-[.K$36]" office:value-type="float" office:value="190">
            <text:p>190</text:p>
          </table:table-cell>
          <table:table-cell table:formula="of:=[.L105]/24" office:value-type="float" office:value="7.91666666666667">
            <text:p>7.917</text:p>
          </table:table-cell>
          <table:table-cell table:number-columns-repeated="7"/>
          <table:table-cell table:formula="of:=IF([.$M105]&lt;[.U$5];[.U$7];IF([.$M105]&gt;[.U$6];[.U$8];[.U$5]+([.$M105]-[.U$5])*([.U$8]-[.U$7])/([.U$6]-[.U$5])))" office:value-type="float" office:value="120">
            <text:p>120</text:p>
          </table:table-cell>
          <table:table-cell table:formula="of:=IF([.$M105]&lt;[.V$5];[.V$7];IF([.$M105]&gt;[.V$6];[.V$8];[.V$5]+([.$M105]-[.V$5])*([.V$8]-[.V$7])/([.V$6]-[.V$5])))" office:value-type="float" office:value="110">
            <text:p>110</text:p>
          </table:table-cell>
          <table:table-cell table:formula="of:=IF([.$M105]&lt;[.W$5];[.W$7];IF([.$M105]&gt;[.W$6];[.W$8];[.W$5]+([.$M105]-[.W$5])*([.W$8]-[.W$7])/([.W$6]-[.W$5])))" office:value-type="float" office:value="78.0714285714286">
            <text:p>78.0714285714</text:p>
          </table:table-cell>
          <table:table-cell table:formula="of:=IF([.$M105]&lt;[.X$5];[.X$7];IF([.$M105]&gt;[.X$6];[.X$8];[.X$5]+([.$M105]-[.X$5])*([.X$8]-[.X$7])/([.X$6]-[.X$5])))" office:value-type="float" office:value="66.6666666666667">
            <text:p>66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formula="of:=([.J106]-[.J$36])*24+[.K106]-[.K$36]" office:value-type="float" office:value="191">
            <text:p>191</text:p>
          </table:table-cell>
          <table:table-cell table:formula="of:=[.L106]/24" office:value-type="float" office:value="7.95833333333333">
            <text:p>7.958</text:p>
          </table:table-cell>
          <table:table-cell table:number-columns-repeated="7"/>
          <table:table-cell table:formula="of:=IF([.$M106]&lt;[.U$5];[.U$7];IF([.$M106]&gt;[.U$6];[.U$8];[.U$5]+([.$M106]-[.U$5])*([.U$8]-[.U$7])/([.U$6]-[.U$5])))" office:value-type="float" office:value="120">
            <text:p>120</text:p>
          </table:table-cell>
          <table:table-cell table:formula="of:=IF([.$M106]&lt;[.V$5];[.V$7];IF([.$M106]&gt;[.V$6];[.V$8];[.V$5]+([.$M106]-[.V$5])*([.V$8]-[.V$7])/([.V$6]-[.V$5])))" office:value-type="float" office:value="110">
            <text:p>110</text:p>
          </table:table-cell>
          <table:table-cell table:formula="of:=IF([.$M106]&lt;[.W$5];[.W$7];IF([.$M106]&gt;[.W$6];[.W$8];[.W$5]+([.$M106]-[.W$5])*([.W$8]-[.W$7])/([.W$6]-[.W$5])))" office:value-type="float" office:value="78.6071428571429">
            <text:p>78.6071428571</text:p>
          </table:table-cell>
          <table:table-cell table:formula="of:=IF([.$M106]&lt;[.X$5];[.X$7];IF([.$M106]&gt;[.X$6];[.X$8];[.X$5]+([.$M106]-[.X$5])*([.X$8]-[.X$7])/([.X$6]-[.X$5])))" office:value-type="float" office:value="67.3333333333333">
            <text:p>67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([.J107]-[.J$36])*24+[.K107]-[.K$36]" office:value-type="float" office:value="192">
            <text:p>192</text:p>
          </table:table-cell>
          <table:table-cell table:formula="of:=[.L107]/24" office:value-type="float" office:value="8">
            <text:p>8.000</text:p>
          </table:table-cell>
          <table:table-cell table:number-columns-repeated="7"/>
          <table:table-cell table:formula="of:=IF([.$M107]&lt;[.U$5];[.U$7];IF([.$M107]&gt;[.U$6];[.U$8];[.U$5]+([.$M107]-[.U$5])*([.U$8]-[.U$7])/([.U$6]-[.U$5])))" office:value-type="float" office:value="120">
            <text:p>120</text:p>
          </table:table-cell>
          <table:table-cell table:formula="of:=IF([.$M107]&lt;[.V$5];[.V$7];IF([.$M107]&gt;[.V$6];[.V$8];[.V$5]+([.$M107]-[.V$5])*([.V$8]-[.V$7])/([.V$6]-[.V$5])))" office:value-type="float" office:value="110">
            <text:p>110</text:p>
          </table:table-cell>
          <table:table-cell table:formula="of:=IF([.$M107]&lt;[.W$5];[.W$7];IF([.$M107]&gt;[.W$6];[.W$8];[.W$5]+([.$M107]-[.W$5])*([.W$8]-[.W$7])/([.W$6]-[.W$5])))" office:value-type="float" office:value="79.1428571428571">
            <text:p>79.1428571429</text:p>
          </table:table-cell>
          <table:table-cell table:formula="of:=IF([.$M107]&lt;[.X$5];[.X$7];IF([.$M107]&gt;[.X$6];[.X$8];[.X$5]+([.$M107]-[.X$5])*([.X$8]-[.X$7])/([.X$6]-[.X$5])))" office:value-type="float" office:value="68">
            <text:p>68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([.J108]-[.J$36])*24+[.K108]-[.K$36]" office:value-type="float" office:value="193">
            <text:p>193</text:p>
          </table:table-cell>
          <table:table-cell table:formula="of:=[.L108]/24" office:value-type="float" office:value="8.04166666666667">
            <text:p>8.042</text:p>
          </table:table-cell>
          <table:table-cell table:number-columns-repeated="7"/>
          <table:table-cell table:formula="of:=IF([.$M108]&lt;[.U$5];[.U$7];IF([.$M108]&gt;[.U$6];[.U$8];[.U$5]+([.$M108]-[.U$5])*([.U$8]-[.U$7])/([.U$6]-[.U$5])))" office:value-type="float" office:value="120">
            <text:p>120</text:p>
          </table:table-cell>
          <table:table-cell table:formula="of:=IF([.$M108]&lt;[.V$5];[.V$7];IF([.$M108]&gt;[.V$6];[.V$8];[.V$5]+([.$M108]-[.V$5])*([.V$8]-[.V$7])/([.V$6]-[.V$5])))" office:value-type="float" office:value="110">
            <text:p>110</text:p>
          </table:table-cell>
          <table:table-cell table:formula="of:=IF([.$M108]&lt;[.W$5];[.W$7];IF([.$M108]&gt;[.W$6];[.W$8];[.W$5]+([.$M108]-[.W$5])*([.W$8]-[.W$7])/([.W$6]-[.W$5])))" office:value-type="float" office:value="79.6785714285714">
            <text:p>79.6785714286</text:p>
          </table:table-cell>
          <table:table-cell table:formula="of:=IF([.$M108]&lt;[.X$5];[.X$7];IF([.$M108]&gt;[.X$6];[.X$8];[.X$5]+([.$M108]-[.X$5])*([.X$8]-[.X$7])/([.X$6]-[.X$5])))" office:value-type="float" office:value="68.6666666666667">
            <text:p>68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([.J109]-[.J$36])*24+[.K109]-[.K$36]" office:value-type="float" office:value="194">
            <text:p>194</text:p>
          </table:table-cell>
          <table:table-cell table:formula="of:=[.L109]/24" office:value-type="float" office:value="8.08333333333333">
            <text:p>8.083</text:p>
          </table:table-cell>
          <table:table-cell table:number-columns-repeated="7"/>
          <table:table-cell table:formula="of:=IF([.$M109]&lt;[.U$5];[.U$7];IF([.$M109]&gt;[.U$6];[.U$8];[.U$5]+([.$M109]-[.U$5])*([.U$8]-[.U$7])/([.U$6]-[.U$5])))" office:value-type="float" office:value="120">
            <text:p>120</text:p>
          </table:table-cell>
          <table:table-cell table:formula="of:=IF([.$M109]&lt;[.V$5];[.V$7];IF([.$M109]&gt;[.V$6];[.V$8];[.V$5]+([.$M109]-[.V$5])*([.V$8]-[.V$7])/([.V$6]-[.V$5])))" office:value-type="float" office:value="110">
            <text:p>110</text:p>
          </table:table-cell>
          <table:table-cell table:formula="of:=IF([.$M109]&lt;[.W$5];[.W$7];IF([.$M109]&gt;[.W$6];[.W$8];[.W$5]+([.$M109]-[.W$5])*([.W$8]-[.W$7])/([.W$6]-[.W$5])))" office:value-type="float" office:value="80.2142857142857">
            <text:p>80.2142857143</text:p>
          </table:table-cell>
          <table:table-cell table:formula="of:=IF([.$M109]&lt;[.X$5];[.X$7];IF([.$M109]&gt;[.X$6];[.X$8];[.X$5]+([.$M109]-[.X$5])*([.X$8]-[.X$7])/([.X$6]-[.X$5])))" office:value-type="float" office:value="69.3333333333333">
            <text:p>69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([.J110]-[.J$36])*24+[.K110]-[.K$36]" office:value-type="float" office:value="195">
            <text:p>195</text:p>
          </table:table-cell>
          <table:table-cell table:formula="of:=[.L110]/24" office:value-type="float" office:value="8.125">
            <text:p>8.125</text:p>
          </table:table-cell>
          <table:table-cell table:number-columns-repeated="7"/>
          <table:table-cell table:formula="of:=IF([.$M110]&lt;[.U$5];[.U$7];IF([.$M110]&gt;[.U$6];[.U$8];[.U$5]+([.$M110]-[.U$5])*([.U$8]-[.U$7])/([.U$6]-[.U$5])))" office:value-type="float" office:value="120">
            <text:p>120</text:p>
          </table:table-cell>
          <table:table-cell table:formula="of:=IF([.$M110]&lt;[.V$5];[.V$7];IF([.$M110]&gt;[.V$6];[.V$8];[.V$5]+([.$M110]-[.V$5])*([.V$8]-[.V$7])/([.V$6]-[.V$5])))" office:value-type="float" office:value="110">
            <text:p>110</text:p>
          </table:table-cell>
          <table:table-cell table:formula="of:=IF([.$M110]&lt;[.W$5];[.W$7];IF([.$M110]&gt;[.W$6];[.W$8];[.W$5]+([.$M110]-[.W$5])*([.W$8]-[.W$7])/([.W$6]-[.W$5])))" office:value-type="float" office:value="80.75">
            <text:p>80.75</text:p>
          </table:table-cell>
          <table:table-cell table:formula="of:=IF([.$M110]&lt;[.X$5];[.X$7];IF([.$M110]&gt;[.X$6];[.X$8];[.X$5]+([.$M110]-[.X$5])*([.X$8]-[.X$7])/([.X$6]-[.X$5])))" office:value-type="float" office:value="70">
            <text:p>70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J111]-[.J$36])*24+[.K111]-[.K$36]" office:value-type="float" office:value="196">
            <text:p>196</text:p>
          </table:table-cell>
          <table:table-cell table:formula="of:=[.L111]/24" office:value-type="float" office:value="8.16666666666667">
            <text:p>8.167</text:p>
          </table:table-cell>
          <table:table-cell table:number-columns-repeated="7"/>
          <table:table-cell table:formula="of:=IF([.$M111]&lt;[.U$5];[.U$7];IF([.$M111]&gt;[.U$6];[.U$8];[.U$5]+([.$M111]-[.U$5])*([.U$8]-[.U$7])/([.U$6]-[.U$5])))" office:value-type="float" office:value="120">
            <text:p>120</text:p>
          </table:table-cell>
          <table:table-cell table:formula="of:=IF([.$M111]&lt;[.V$5];[.V$7];IF([.$M111]&gt;[.V$6];[.V$8];[.V$5]+([.$M111]-[.V$5])*([.V$8]-[.V$7])/([.V$6]-[.V$5])))" office:value-type="float" office:value="110">
            <text:p>110</text:p>
          </table:table-cell>
          <table:table-cell table:formula="of:=IF([.$M111]&lt;[.W$5];[.W$7];IF([.$M111]&gt;[.W$6];[.W$8];[.W$5]+([.$M111]-[.W$5])*([.W$8]-[.W$7])/([.W$6]-[.W$5])))" office:value-type="float" office:value="81.2857142857143">
            <text:p>81.2857142857</text:p>
          </table:table-cell>
          <table:table-cell table:formula="of:=IF([.$M111]&lt;[.X$5];[.X$7];IF([.$M111]&gt;[.X$6];[.X$8];[.X$5]+([.$M111]-[.X$5])*([.X$8]-[.X$7])/([.X$6]-[.X$5])))" office:value-type="float" office:value="70.6666666666667">
            <text:p>70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([.J112]-[.J$36])*24+[.K112]-[.K$36]" office:value-type="float" office:value="197">
            <text:p>197</text:p>
          </table:table-cell>
          <table:table-cell table:formula="of:=[.L112]/24" office:value-type="float" office:value="8.20833333333333">
            <text:p>8.208</text:p>
          </table:table-cell>
          <table:table-cell table:number-columns-repeated="7"/>
          <table:table-cell table:formula="of:=IF([.$M112]&lt;[.U$5];[.U$7];IF([.$M112]&gt;[.U$6];[.U$8];[.U$5]+([.$M112]-[.U$5])*([.U$8]-[.U$7])/([.U$6]-[.U$5])))" office:value-type="float" office:value="120">
            <text:p>120</text:p>
          </table:table-cell>
          <table:table-cell table:formula="of:=IF([.$M112]&lt;[.V$5];[.V$7];IF([.$M112]&gt;[.V$6];[.V$8];[.V$5]+([.$M112]-[.V$5])*([.V$8]-[.V$7])/([.V$6]-[.V$5])))" office:value-type="float" office:value="110">
            <text:p>110</text:p>
          </table:table-cell>
          <table:table-cell table:formula="of:=IF([.$M112]&lt;[.W$5];[.W$7];IF([.$M112]&gt;[.W$6];[.W$8];[.W$5]+([.$M112]-[.W$5])*([.W$8]-[.W$7])/([.W$6]-[.W$5])))" office:value-type="float" office:value="81.8214285714286">
            <text:p>81.8214285714</text:p>
          </table:table-cell>
          <table:table-cell table:formula="of:=IF([.$M112]&lt;[.X$5];[.X$7];IF([.$M112]&gt;[.X$6];[.X$8];[.X$5]+([.$M112]-[.X$5])*([.X$8]-[.X$7])/([.X$6]-[.X$5])))" office:value-type="float" office:value="71.3333333333333">
            <text:p>71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([.J113]-[.J$36])*24+[.K113]-[.K$36]" office:value-type="float" office:value="198">
            <text:p>198</text:p>
          </table:table-cell>
          <table:table-cell table:formula="of:=[.L113]/24" office:value-type="float" office:value="8.25">
            <text:p>8.250</text:p>
          </table:table-cell>
          <table:table-cell table:number-columns-repeated="7"/>
          <table:table-cell table:formula="of:=IF([.$M113]&lt;[.U$5];[.U$7];IF([.$M113]&gt;[.U$6];[.U$8];[.U$5]+([.$M113]-[.U$5])*([.U$8]-[.U$7])/([.U$6]-[.U$5])))" office:value-type="float" office:value="120">
            <text:p>120</text:p>
          </table:table-cell>
          <table:table-cell table:formula="of:=IF([.$M113]&lt;[.V$5];[.V$7];IF([.$M113]&gt;[.V$6];[.V$8];[.V$5]+([.$M113]-[.V$5])*([.V$8]-[.V$7])/([.V$6]-[.V$5])))" office:value-type="float" office:value="110">
            <text:p>110</text:p>
          </table:table-cell>
          <table:table-cell table:formula="of:=IF([.$M113]&lt;[.W$5];[.W$7];IF([.$M113]&gt;[.W$6];[.W$8];[.W$5]+([.$M113]-[.W$5])*([.W$8]-[.W$7])/([.W$6]-[.W$5])))" office:value-type="float" office:value="82.3571428571429">
            <text:p>82.3571428571</text:p>
          </table:table-cell>
          <table:table-cell table:formula="of:=IF([.$M113]&lt;[.X$5];[.X$7];IF([.$M113]&gt;[.X$6];[.X$8];[.X$5]+([.$M113]-[.X$5])*([.X$8]-[.X$7])/([.X$6]-[.X$5])))" office:value-type="float" office:value="72">
            <text:p>72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([.J114]-[.J$36])*24+[.K114]-[.K$36]" office:value-type="float" office:value="214">
            <text:p>214</text:p>
          </table:table-cell>
          <table:table-cell table:formula="of:=[.L114]/24" office:value-type="float" office:value="8.91666666666667">
            <text:p>8.917</text:p>
          </table:table-cell>
          <table:table-cell table:number-columns-repeated="7"/>
          <table:table-cell table:formula="of:=IF([.$M114]&lt;[.U$5];[.U$7];IF([.$M114]&gt;[.U$6];[.U$8];[.U$5]+([.$M114]-[.U$5])*([.U$8]-[.U$7])/([.U$6]-[.U$5])))" office:value-type="float" office:value="120">
            <text:p>120</text:p>
          </table:table-cell>
          <table:table-cell table:formula="of:=IF([.$M114]&lt;[.V$5];[.V$7];IF([.$M114]&gt;[.V$6];[.V$8];[.V$5]+([.$M114]-[.V$5])*([.V$8]-[.V$7])/([.V$6]-[.V$5])))" office:value-type="float" office:value="110">
            <text:p>110</text:p>
          </table:table-cell>
          <table:table-cell table:formula="of:=IF([.$M114]&lt;[.W$5];[.W$7];IF([.$M114]&gt;[.W$6];[.W$8];[.W$5]+([.$M114]-[.W$5])*([.W$8]-[.W$7])/([.W$6]-[.W$5])))" office:value-type="float" office:value="90.9285714285714">
            <text:p>90.9285714286</text:p>
          </table:table-cell>
          <table:table-cell table:formula="of:=IF([.$M114]&lt;[.X$5];[.X$7];IF([.$M114]&gt;[.X$6];[.X$8];[.X$5]+([.$M114]-[.X$5])*([.X$8]-[.X$7])/([.X$6]-[.X$5])))" office:value-type="float" office:value="82.6666666666667">
            <text:p>82.6666666667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([.J115]-[.J$36])*24+[.K115]-[.K$36]" office:value-type="float" office:value="215">
            <text:p>215</text:p>
          </table:table-cell>
          <table:table-cell table:formula="of:=[.L115]/24" office:value-type="float" office:value="8.95833333333333">
            <text:p>8.958</text:p>
          </table:table-cell>
          <table:table-cell table:number-columns-repeated="7"/>
          <table:table-cell table:formula="of:=IF([.$M115]&lt;[.U$5];[.U$7];IF([.$M115]&gt;[.U$6];[.U$8];[.U$5]+([.$M115]-[.U$5])*([.U$8]-[.U$7])/([.U$6]-[.U$5])))" office:value-type="float" office:value="120">
            <text:p>120</text:p>
          </table:table-cell>
          <table:table-cell table:formula="of:=IF([.$M115]&lt;[.V$5];[.V$7];IF([.$M115]&gt;[.V$6];[.V$8];[.V$5]+([.$M115]-[.V$5])*([.V$8]-[.V$7])/([.V$6]-[.V$5])))" office:value-type="float" office:value="110">
            <text:p>110</text:p>
          </table:table-cell>
          <table:table-cell table:formula="of:=IF([.$M115]&lt;[.W$5];[.W$7];IF([.$M115]&gt;[.W$6];[.W$8];[.W$5]+([.$M115]-[.W$5])*([.W$8]-[.W$7])/([.W$6]-[.W$5])))" office:value-type="float" office:value="91.4642857142857">
            <text:p>91.4642857143</text:p>
          </table:table-cell>
          <table:table-cell table:formula="of:=IF([.$M115]&lt;[.X$5];[.X$7];IF([.$M115]&gt;[.X$6];[.X$8];[.X$5]+([.$M115]-[.X$5])*([.X$8]-[.X$7])/([.X$6]-[.X$5])))" office:value-type="float" office:value="83.3333333333333">
            <text:p>83.3333333333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formula="of:=([.J116]-[.J$36])*24+[.K116]-[.K$36]" office:value-type="float" office:value="216">
            <text:p>216</text:p>
          </table:table-cell>
          <table:table-cell table:formula="of:=[.L116]/24" office:value-type="float" office:value="9">
            <text:p>9.000</text:p>
          </table:table-cell>
          <table:table-cell table:number-columns-repeated="7"/>
          <table:table-cell table:formula="of:=IF([.$M116]&lt;[.U$5];[.U$7];IF([.$M116]&gt;[.U$6];[.U$8];[.U$5]+([.$M116]-[.U$5])*([.U$8]-[.U$7])/([.U$6]-[.U$5])))" office:value-type="float" office:value="120">
            <text:p>120</text:p>
          </table:table-cell>
          <table:table-cell table:formula="of:=IF([.$M116]&lt;[.V$5];[.V$7];IF([.$M116]&gt;[.V$6];[.V$8];[.V$5]+([.$M116]-[.V$5])*([.V$8]-[.V$7])/([.V$6]-[.V$5])))" office:value-type="float" office:value="110">
            <text:p>110</text:p>
          </table:table-cell>
          <table:table-cell table:formula="of:=IF([.$M116]&lt;[.W$5];[.W$7];IF([.$M116]&gt;[.W$6];[.W$8];[.W$5]+([.$M116]-[.W$5])*([.W$8]-[.W$7])/([.W$6]-[.W$5])))" office:value-type="float" office:value="92">
            <text:p>92</text:p>
          </table:table-cell>
          <table:table-cell table:formula="of:=IF([.$M116]&lt;[.X$5];[.X$7];IF([.$M116]&gt;[.X$6];[.X$8];[.X$5]+([.$M116]-[.X$5])*([.X$8]-[.X$7])/([.X$6]-[.X$5])))" office:value-type="float" office:value="84">
            <text:p>84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([.J117]-[.J$36])*24+[.K117]-[.K$36]" office:value-type="float" office:value="217">
            <text:p>217</text:p>
          </table:table-cell>
          <table:table-cell table:formula="of:=[.L117]/24" office:value-type="float" office:value="9.04166666666667">
            <text:p>9.042</text:p>
          </table:table-cell>
          <table:table-cell table:number-columns-repeated="7"/>
          <table:table-cell table:formula="of:=IF([.$M117]&lt;[.U$5];[.U$7];IF([.$M117]&gt;[.U$6];[.U$8];[.U$5]+([.$M117]-[.U$5])*([.U$8]-[.U$7])/([.U$6]-[.U$5])))" office:value-type="float" office:value="120">
            <text:p>120</text:p>
          </table:table-cell>
          <table:table-cell table:formula="of:=IF([.$M117]&lt;[.V$5];[.V$7];IF([.$M117]&gt;[.V$6];[.V$8];[.V$5]+([.$M117]-[.V$5])*([.V$8]-[.V$7])/([.V$6]-[.V$5])))" office:value-type="float" office:value="110">
            <text:p>110</text:p>
          </table:table-cell>
          <table:table-cell table:formula="of:=IF([.$M117]&lt;[.W$5];[.W$7];IF([.$M117]&gt;[.W$6];[.W$8];[.W$5]+([.$M117]-[.W$5])*([.W$8]-[.W$7])/([.W$6]-[.W$5])))" office:value-type="float" office:value="90">
            <text:p>90</text:p>
          </table:table-cell>
          <table:table-cell table:formula="of:=IF([.$M117]&lt;[.X$5];[.X$7];IF([.$M117]&gt;[.X$6];[.X$8];[.X$5]+([.$M117]-[.X$5])*([.X$8]-[.X$7])/([.X$6]-[.X$5])))" office:value-type="float" office:value="80">
            <text:p>80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J118]-[.J$36])*24+[.K118]-[.K$36]" office:value-type="float" office:value="218">
            <text:p>218</text:p>
          </table:table-cell>
          <table:table-cell table:formula="of:=[.L118]/24" office:value-type="float" office:value="9.08333333333333">
            <text:p>9.083</text:p>
          </table:table-cell>
          <table:table-cell table:number-columns-repeated="7"/>
          <table:table-cell table:formula="of:=IF([.$M118]&lt;[.U$5];[.U$7];IF([.$M118]&gt;[.U$6];[.U$8];[.U$5]+([.$M118]-[.U$5])*([.U$8]-[.U$7])/([.U$6]-[.U$5])))" office:value-type="float" office:value="120">
            <text:p>120</text:p>
          </table:table-cell>
          <table:table-cell table:formula="of:=IF([.$M118]&lt;[.V$5];[.V$7];IF([.$M118]&gt;[.V$6];[.V$8];[.V$5]+([.$M118]-[.V$5])*([.V$8]-[.V$7])/([.V$6]-[.V$5])))" office:value-type="float" office:value="110">
            <text:p>110</text:p>
          </table:table-cell>
          <table:table-cell table:formula="of:=IF([.$M118]&lt;[.W$5];[.W$7];IF([.$M118]&gt;[.W$6];[.W$8];[.W$5]+([.$M118]-[.W$5])*([.W$8]-[.W$7])/([.W$6]-[.W$5])))" office:value-type="float" office:value="90">
            <text:p>90</text:p>
          </table:table-cell>
          <table:table-cell table:formula="of:=IF([.$M118]&lt;[.X$5];[.X$7];IF([.$M118]&gt;[.X$6];[.X$8];[.X$5]+([.$M118]-[.X$5])*([.X$8]-[.X$7])/([.X$6]-[.X$5])))" office:value-type="float" office:value="80">
            <text:p>80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([.J119]-[.J$36])*24+[.K119]-[.K$36]" office:value-type="float" office:value="219">
            <text:p>219</text:p>
          </table:table-cell>
          <table:table-cell table:formula="of:=[.L119]/24" office:value-type="float" office:value="9.125">
            <text:p>9.125</text:p>
          </table:table-cell>
          <table:table-cell table:number-columns-repeated="7"/>
          <table:table-cell table:formula="of:=IF([.$M119]&lt;[.U$5];[.U$7];IF([.$M119]&gt;[.U$6];[.U$8];[.U$5]+([.$M119]-[.U$5])*([.U$8]-[.U$7])/([.U$6]-[.U$5])))" office:value-type="float" office:value="120">
            <text:p>120</text:p>
          </table:table-cell>
          <table:table-cell table:formula="of:=IF([.$M119]&lt;[.V$5];[.V$7];IF([.$M119]&gt;[.V$6];[.V$8];[.V$5]+([.$M119]-[.V$5])*([.V$8]-[.V$7])/([.V$6]-[.V$5])))" office:value-type="float" office:value="110">
            <text:p>110</text:p>
          </table:table-cell>
          <table:table-cell table:formula="of:=IF([.$M119]&lt;[.W$5];[.W$7];IF([.$M119]&gt;[.W$6];[.W$8];[.W$5]+([.$M119]-[.W$5])*([.W$8]-[.W$7])/([.W$6]-[.W$5])))" office:value-type="float" office:value="90">
            <text:p>90</text:p>
          </table:table-cell>
          <table:table-cell table:formula="of:=IF([.$M119]&lt;[.X$5];[.X$7];IF([.$M119]&gt;[.X$6];[.X$8];[.X$5]+([.$M119]-[.X$5])*([.X$8]-[.X$7])/([.X$6]-[.X$5])))" office:value-type="float" office:value="80">
            <text:p>80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([.J120]-[.J$36])*24+[.K120]-[.K$36]" office:value-type="float" office:value="220">
            <text:p>220</text:p>
          </table:table-cell>
          <table:table-cell table:formula="of:=[.L120]/24" office:value-type="float" office:value="9.16666666666667">
            <text:p>9.167</text:p>
          </table:table-cell>
          <table:table-cell table:number-columns-repeated="7"/>
          <table:table-cell table:formula="of:=IF([.$M120]&lt;[.U$5];[.U$7];IF([.$M120]&gt;[.U$6];[.U$8];[.U$5]+([.$M120]-[.U$5])*([.U$8]-[.U$7])/([.U$6]-[.U$5])))" office:value-type="float" office:value="120">
            <text:p>120</text:p>
          </table:table-cell>
          <table:table-cell table:formula="of:=IF([.$M120]&lt;[.V$5];[.V$7];IF([.$M120]&gt;[.V$6];[.V$8];[.V$5]+([.$M120]-[.V$5])*([.V$8]-[.V$7])/([.V$6]-[.V$5])))" office:value-type="float" office:value="110">
            <text:p>110</text:p>
          </table:table-cell>
          <table:table-cell table:formula="of:=IF([.$M120]&lt;[.W$5];[.W$7];IF([.$M120]&gt;[.W$6];[.W$8];[.W$5]+([.$M120]-[.W$5])*([.W$8]-[.W$7])/([.W$6]-[.W$5])))" office:value-type="float" office:value="90">
            <text:p>90</text:p>
          </table:table-cell>
          <table:table-cell table:formula="of:=IF([.$M120]&lt;[.X$5];[.X$7];IF([.$M120]&gt;[.X$6];[.X$8];[.X$5]+([.$M120]-[.X$5])*([.X$8]-[.X$7])/([.X$6]-[.X$5])))" office:value-type="float" office:value="80">
            <text:p>80</text:p>
          </table:table-cell>
          <table:table-cell table:number-columns-repeated="99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([.J121]-[.J$36])*24+[.K121]-[.K$36]" office:value-type="float" office:value="221">
            <text:p>221</text:p>
          </table:table-cell>
          <table:table-cell table:formula="of:=[.L121]/24" office:value-type="float" office:value="9.20833333333333">
            <text:p>9.208</text:p>
          </table:table-cell>
          <table:table-cell table:number-columns-repeated="7"/>
          <table:table-cell table:formula="of:=IF([.$M121]&lt;[.U$5];[.U$7];IF([.$M121]&gt;[.U$6];[.U$8];[.U$5]+([.$M121]-[.U$5])*([.U$8]-[.U$7])/([.U$6]-[.U$5])))" office:value-type="float" office:value="120">
            <text:p>120</text:p>
          </table:table-cell>
          <table:table-cell table:formula="of:=IF([.$M121]&lt;[.V$5];[.V$7];IF([.$M121]&gt;[.V$6];[.V$8];[.V$5]+([.$M121]-[.V$5])*([.V$8]-[.V$7])/([.V$6]-[.V$5])))" office:value-type="float" office:value="110">
            <text:p>110</text:p>
          </table:table-cell>
          <table:table-cell table:formula="of:=IF([.$M121]&lt;[.W$5];[.W$7];IF([.$M121]&gt;[.W$6];[.W$8];[.W$5]+([.$M121]-[.W$5])*([.W$8]-[.W$7])/([.W$6]-[.W$5])))" office:value-type="float" office:value="90">
            <text:p>90</text:p>
          </table:table-cell>
          <table:table-cell table:formula="of:=IF([.$M121]&lt;[.X$5];[.X$7];IF([.$M121]&gt;[.X$6];[.X$8];[.X$5]+([.$M121]-[.X$5])*([.X$8]-[.X$7])/([.X$6]-[.X$5])))" office:value-type="float" office:value="80">
            <text:p>80</text:p>
          </table:table-cell>
          <table:table-cell table:number-columns-repeated="999"/>
        </table:table-row>
        <table:table-row table:style-name="ro1">
          <table:table-cell table:number-columns-repeated="12"/>
          <table:table-cell table:style-name="Default" office:value-type="float" office:value="10">
            <text:p>10</text:p>
          </table:table-cell>
          <table:table-cell office:value-type="string">
            <text:p># point supplémentaire</text:p>
          </table:table-cell>
          <table:table-cell table:number-columns-repeated="6"/>
          <table:table-cell table:formula="of:=IF([.$M122]&lt;[.U$5];[.U$7];IF([.$M122]&gt;[.U$6];[.U$8];[.U$5]+([.$M122]-[.U$5])*([.U$8]-[.U$7])/([.U$6]-[.U$5])))" office:value-type="float" office:value="120">
            <text:p>120</text:p>
          </table:table-cell>
          <table:table-cell table:formula="of:=IF([.$M122]&lt;[.V$5];[.V$7];IF([.$M122]&gt;[.V$6];[.V$8];[.V$5]+([.$M122]-[.V$5])*([.V$8]-[.V$7])/([.V$6]-[.V$5])))" office:value-type="float" office:value="110">
            <text:p>110</text:p>
          </table:table-cell>
          <table:table-cell table:formula="of:=IF([.$M122]&lt;[.W$5];[.W$7];IF([.$M122]&gt;[.W$6];[.W$8];[.W$5]+([.$M122]-[.W$5])*([.W$8]-[.W$7])/([.W$6]-[.W$5])))" office:value-type="float" office:value="90">
            <text:p>90</text:p>
          </table:table-cell>
          <table:table-cell table:formula="of:=IF([.$M122]&lt;[.X$5];[.X$7];IF([.$M122]&gt;[.X$6];[.X$8];[.X$5]+([.$M122]-[.X$5])*([.X$8]-[.X$7])/([.X$6]-[.X$5])))" office:value-type="float" office:value="80">
            <text:p>80</text:p>
          </table:table-cell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0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date>2012-03-05T10:11:22</dc:date>
    <meta:editing-duration>PT17H1M38S</meta:editing-duration>
    <meta:editing-cycles>27</meta:editing-cycles>
    <meta:print-date>2011-12-22T14:50:57</meta:print-date>
    <meta:document-statistic meta:table-count="4" meta:cell-count="82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vitesse.M10:vitesse.M121 vitesse.A10:vitesse.B121 vitesse.F10:vitesse.G121 vitesse.U10:vitesse.X122" chart:data-source-has-labels="row" svg:x="0.77cm" svg:y="0.855cm" svg:width="11.711cm" svg:height="7.545cm">
          <chartooo:coordinate-region svg:x="0.916cm" svg:y="1.054cm" svg:width="11.379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vitesse.B10:vitesse.B121" chart:label-cell-address="vitesse.B10:vitesse.B10" chart:class="chart:scatter">
            <chart:domain table:cell-range-address="vitesse.M10:vitesse.M121"/>
            <chart:data-point chart:repeated="112"/>
          </chart:series>
          <chart:series chart:style-name="ch8" chart:values-cell-range-address="vitesse.A11:vitesse.A121" chart:label-cell-address="vitesse.A10:vitesse.A10" chart:class="chart:scatter">
            <chart:domain table:cell-range-address="vitesse.M11:vitesse.M121"/>
            <chart:data-point chart:repeated="111"/>
          </chart:series>
          <chart:series chart:style-name="ch9" chart:values-cell-range-address="vitesse.G11:vitesse.G121" chart:label-cell-address="vitesse.G10:vitesse.G10" chart:class="chart:scatter">
            <chart:domain table:cell-range-address="vitesse.M11:vitesse.M121"/>
            <chart:data-point chart:repeated="111"/>
          </chart:series>
          <chart:series chart:style-name="ch10" chart:values-cell-range-address="vitesse.F11:vitesse.F121" chart:label-cell-address="vitesse.F10:vitesse.F10" chart:class="chart:scatter">
            <chart:domain table:cell-range-address="vitesse.M11:vitesse.M121"/>
            <chart:data-point chart:repeated="111"/>
          </chart:series>
          <chart:series chart:style-name="ch11" chart:values-cell-range-address="vitesse.U11:vitesse.U122" chart:label-cell-address="vitesse.U10:vitesse.U10" chart:class="chart:scatter">
            <chart:domain table:cell-range-address="vitesse.M11:vitesse.M122"/>
            <chart:data-point chart:repeated="112"/>
          </chart:series>
          <chart:series chart:style-name="ch12" chart:values-cell-range-address="vitesse.V11:vitesse.V122" chart:label-cell-address="vitesse.V10:vitesse.V10" chart:class="chart:scatter">
            <chart:domain table:cell-range-address="vitesse.M11:vitesse.M122"/>
            <chart:data-point chart:repeated="112"/>
          </chart:series>
          <chart:series chart:style-name="ch13" chart:values-cell-range-address="vitesse.W11:vitesse.W122" chart:label-cell-address="vitesse.W10:vitesse.W10" chart:class="chart:scatter">
            <chart:domain table:cell-range-address="vitesse.M11:vitesse.M122"/>
            <chart:data-point chart:repeated="112"/>
          </chart:series>
          <chart:series chart:style-name="ch14" chart:values-cell-range-address="vitesse.X11:vitesse.X122" chart:label-cell-address="vitesse.X10:vitesse.X10" chart:class="chart:scatter">
            <chart:domain table:cell-range-address="vitesse.M11:vitesse.M122"/>
            <chart:data-point chart:repeated="1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 S+</text:p>
                <draw:g>
                  <svg:desc>vitesse.B10:vitesse.B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-</text:p>
                <draw:g>
                  <svg:desc>vitesse.A10:vitesse.A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 P+</text:p>
                <draw:g>
                  <svg:desc>vitesse.G10:vitesse.G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P-</text:p>
                <draw:g>
                  <svg:desc>vitesse.F10:vitesse.F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+</text:p>
                <draw:g>
                  <svg:desc>vitesse.U10:vitesse.U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-</text:p>
                <draw:g>
                  <svg:desc>vitesse.V10:vitesse.V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+</text:p>
                <draw:g>
                  <svg:desc>vitesse.W10:vitesse.W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-</text:p>
                <draw:g>
                  <svg:desc>vitesse.X10:vitesse.X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itesse.M10:vitesse.M121</svg:desc>
                </draw:g>
              </table:table-cell>
              <table:table-cell office:value-type="float" office:value="NaN">
                <text:p>NaN</text:p>
                <draw:g>
                  <svg:desc>vitesse.B10:vitesse.B121</svg:desc>
                </draw:g>
              </table:table-cell>
              <table:table-cell office:value-type="float" office:value="-3">
                <text:p>-3</text:p>
                <draw:g>
                  <svg:desc>vitesse.M11:vitesse.M121</svg:desc>
                </draw:g>
              </table:table-cell>
              <table:table-cell office:value-type="float" office:value="0">
                <text:p>0</text:p>
                <draw:g>
                  <svg:desc>vitesse.A11:vitesse.A121</svg:desc>
                </draw:g>
              </table:table-cell>
              <table:table-cell office:value-type="float" office:value="-3">
                <text:p>-3</text:p>
                <draw:g>
                  <svg:desc>vitesse.M11:vitesse.M121</svg:desc>
                </draw:g>
              </table:table-cell>
              <table:table-cell office:value-type="float" office:value="0">
                <text:p>0</text:p>
                <draw:g>
                  <svg:desc>vitesse.G11:vitesse.G121</svg:desc>
                </draw:g>
              </table:table-cell>
              <table:table-cell office:value-type="float" office:value="-3">
                <text:p>-3</text:p>
                <draw:g>
                  <svg:desc>vitesse.M11:vitesse.M121</svg:desc>
                </draw:g>
              </table:table-cell>
              <table:table-cell office:value-type="float" office:value="0">
                <text:p>0</text:p>
                <draw:g>
                  <svg:desc>vitesse.F11:vitesse.F121</svg:desc>
                </draw:g>
              </table:table-cell>
              <table:table-cell office:value-type="float" office:value="-3">
                <text:p>-3</text:p>
                <draw:g>
                  <svg:desc>vitesse.M11:vitesse.M122</svg:desc>
                </draw:g>
              </table:table-cell>
              <table:table-cell office:value-type="float" office:value="0.0000000000000756614011217638">
                <text:p>0.0000000000000756614011217638</text:p>
                <draw:g>
                  <svg:desc>vitesse.U11:vitesse.U122</svg:desc>
                </draw:g>
              </table:table-cell>
              <table:table-cell office:value-type="float" office:value="-3">
                <text:p>-3</text:p>
                <draw:g>
                  <svg:desc>vitesse.M11:vitesse.M122</svg:desc>
                </draw:g>
              </table:table-cell>
              <table:table-cell office:value-type="float" office:value="0.00000000227902154224576">
                <text:p>0.00000000227902154224576</text:p>
                <draw:g>
                  <svg:desc>vitesse.V11:vitesse.V122</svg:desc>
                </draw:g>
              </table:table-cell>
              <table:table-cell office:value-type="float" office:value="-3">
                <text:p>-3</text:p>
                <draw:g>
                  <svg:desc>vitesse.M11:vitesse.M122</svg:desc>
                </draw:g>
              </table:table-cell>
              <table:table-cell office:value-type="float" office:value="1.27603326104052E-017">
                <text:p>1.27603326104052E-017</text:p>
                <draw:g>
                  <svg:desc>vitesse.W11:vitesse.W122</svg:desc>
                </draw:g>
              </table:table-cell>
              <table:table-cell office:value-type="float" office:value="-3">
                <text:p>-3</text:p>
                <draw:g>
                  <svg:desc>vitesse.M11:vitesse.M122</svg:desc>
                </draw:g>
              </table:table-cell>
              <table:table-cell office:value-type="float" office:value="3.53195627215272E-024">
                <text:p>3.53195627215272E-024</text:p>
                <draw:g>
                  <svg:desc>vitesse.X11:vitesse.X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00000000114770536971847">
                <text:p>0.000000000000114770536971847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0000292632158540523">
                <text:p>0.00000000292632158540523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1.70817050539009E-017">
                <text:p>1.70817050539009E-017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4.35004084851925E-024">
                <text:p>4.35004084851925E-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0000000017409505985235">
                <text:p>0.00000000000017409505985235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0000375747129303389">
                <text:p>0.00000000375747129303389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2.28665393338206E-017">
                <text:p>2.28665393338206E-017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5.35761315421174E-024">
                <text:p>5.35761315421174E-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.000000000000264084238557043">
                <text:p>0.000000000000264084238557043</text:p>
              </table:table-cell>
              <table:table-cell office:value-type="float" office:value="-2.875">
                <text:p>-2.875</text:p>
              </table:table-cell>
              <table:table-cell office:value-type="float" office:value="0.00000000482468864268326">
                <text:p>0.00000000482468864268326</text:p>
              </table:table-cell>
              <table:table-cell office:value-type="float" office:value="-2.875">
                <text:p>-2.875</text:p>
              </table:table-cell>
              <table:table-cell office:value-type="float" office:value="3.06104466419037E-017">
                <text:p>3.06104466419037E-017</text:p>
              </table:table-cell>
              <table:table-cell office:value-type="float" office:value="-2.875">
                <text:p>-2.875</text:p>
              </table:table-cell>
              <table:table-cell office:value-type="float" office:value="6.5985630272767E-024">
                <text:p>6.5985630272767E-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000000000400588535443799">
                <text:p>0.000000000000400588535443799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0000061950228447328">
                <text:p>0.0000000061950228447328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4.09768802326358E-017">
                <text:p>4.09768802326358E-017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8.12694622991112E-024">
                <text:p>8.12694622991112E-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000000000607651466084546">
                <text:p>0.000000000000607651466084546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00000795456678947088">
                <text:p>0.00000000795456678947088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5.48539762664292E-017">
                <text:p>5.48539762664292E-017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1.00093391168418E-023">
                <text:p>1.00093391168418E-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.000000000000921744562224244">
                <text:p>0.000000000000921744562224244</text:p>
              </table:table-cell>
              <table:table-cell office:value-type="float" office:value="-2.75">
                <text:p>-2.75</text:p>
              </table:table-cell>
              <table:table-cell office:value-type="float" office:value="0.000000010213865936211">
                <text:p>0.000000010213865936211</text:p>
              </table:table-cell>
              <table:table-cell office:value-type="float" office:value="-2.75">
                <text:p>-2.75</text:p>
              </table:table-cell>
              <table:table-cell office:value-type="float" office:value="7.34306441865609E-017">
                <text:p>7.34306441865609E-017</text:p>
              </table:table-cell>
              <table:table-cell office:value-type="float" office:value="-2.75">
                <text:p>-2.75</text:p>
              </table:table-cell>
              <table:table-cell office:value-type="float" office:value="1.23277387005714E-023">
                <text:p>1.23277387005714E-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0000000724281062822855">
                <text:p>0.000000000724281062822855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0000557658182028337">
                <text:p>0.000000557658182028337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7.80881115900961E-015">
                <text:p>7.80881115900961E-015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3.45566547052152E-022">
                <text:p>3.45566547052152E-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0000109865962387722">
                <text:p>0.00000000109865962387722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00716047278517226">
                <text:p>0.000000716047278517226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000000000104533175672117">
                <text:p>0.0000000000000104533175672117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4.25607929353665E-022">
                <text:p>4.25607929353665E-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00000000166655326377254">
                <text:p>0.00000000166655326377254</text:p>
              </table:table-cell>
              <table:table-cell office:value-type="float" office:value="-2">
                <text:p>-2</text:p>
              </table:table-cell>
              <table:table-cell office:value-type="float" office:value="0.000000919422903466312">
                <text:p>0.000000919422903466312</text:p>
              </table:table-cell>
              <table:table-cell office:value-type="float" office:value="-2">
                <text:p>-2</text:p>
              </table:table-cell>
              <table:table-cell office:value-type="float" office:value="0.0000000000000139934038531463">
                <text:p>0.0000000000000139934038531463</text:p>
              </table:table-cell>
              <table:table-cell office:value-type="float" office:value="-2">
                <text:p>-2</text:p>
              </table:table-cell>
              <table:table-cell office:value-type="float" office:value="5.24188788162344E-022">
                <text:p>5.24188788162344E-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0000252798930680875">
                <text:p>0.00000000252798930680875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0118056237393293">
                <text:p>0.00000118056237393293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000000000187323641646027">
                <text:p>0.0000000000000187323641646027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6.45603304553994E-022">
                <text:p>6.45603304553994E-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0000383469888076006">
                <text:p>0.00000000383469888076006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0151587208949432">
                <text:p>0.00000151587208949432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000000000250762052519763">
                <text:p>0.0000000000000250762052519763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7.95140293466084E-022">
                <text:p>7.95140293466084E-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.00000000581684244724234">
                <text:p>0.00000000581684244724234</text:p>
              </table:table-cell>
              <table:table-cell office:value-type="float" office:value="-1.875">
                <text:p>-1.875</text:p>
              </table:table-cell>
              <table:table-cell office:value-type="float" office:value="0.00000194641828373987">
                <text:p>0.00000194641828373987</text:p>
              </table:table-cell>
              <table:table-cell office:value-type="float" office:value="-1.875">
                <text:p>-1.875</text:p>
              </table:table-cell>
              <table:table-cell office:value-type="float" office:value="0.0000000000000335684307818166">
                <text:p>0.0000000000000335684307818166</text:p>
              </table:table-cell>
              <table:table-cell office:value-type="float" office:value="-1.875">
                <text:p>-1.875</text:p>
              </table:table-cell>
              <table:table-cell office:value-type="float" office:value="9.79313584415596E-022">
                <text:p>9.79313584415596E-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0000882354967309584">
                <text:p>0.00000000882354967309584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0249925053526712">
                <text:p>0.00000249925053526712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000000000449366055920601">
                <text:p>0.0000000000000449366055920601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1.20614576383788E-021">
                <text:p>1.20614576383788E-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0000133844142313825">
                <text:p>0.0000000133844142313825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00320910118924449">
                <text:p>0.00000320910118924449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0000000000601546892454139">
                <text:p>0.0000000000000601546892454139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1.48551763885948E-021">
                <text:p>1.48551763885948E-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00159533499352785">
                <text:p>0.000015953349935278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0224974908572011">
                <text:p>0.000224974908572011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000000000856340124487529">
                <text:p>0.00000000000856340124487529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5.1286622928179E-020">
                <text:p>5.1286622928179E-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000241995837455217">
                <text:p>0.0000241995837455217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00288873332918015">
                <text:p>0.000288873332918015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000000000114634546597856">
                <text:p>0.0000000000114634546597856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6.31658173344837E-020">
                <text:p>6.31658173344837E-0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000036708267231075">
                <text:p>0.000036708267231075</text:p>
              </table:table-cell>
              <table:table-cell office:value-type="float" office:value="-1">
                <text:p>-1</text:p>
              </table:table-cell>
              <table:table-cell office:value-type="float" office:value="0.000370920425005986">
                <text:p>0.000370920425005986</text:p>
              </table:table-cell>
              <table:table-cell office:value-type="float" office:value="-1">
                <text:p>-1</text:p>
              </table:table-cell>
              <table:table-cell office:value-type="float" office:value="0.0000000000153456306646381">
                <text:p>0.0000000000153456306646381</text:p>
              </table:table-cell>
              <table:table-cell office:value-type="float" office:value="-1">
                <text:p>-1</text:p>
              </table:table-cell>
              <table:table-cell office:value-type="float" office:value="7.77965140173249E-020">
                <text:p>7.77965140173249E-0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000556826441592468">
                <text:p>0.0000556826441592468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00476270797135187">
                <text:p>0.000476270797135187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000000000205425316786557">
                <text:p>0.0000000000205425316786557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9.58160259559212E-020">
                <text:p>9.58160259559212E-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000844648042805765">
                <text:p>0.0000844648042805765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00611543056699795">
                <text:p>0.000611543056699795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000000000274993981668667">
                <text:p>0.0000000000274993981668667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1.18009282883051E-019">
                <text:p>1.18009282883051E-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.000128124344405298">
                <text:p>0.000128124344405298</text:p>
              </table:table-cell>
              <table:table-cell office:value-type="float" office:value="-0.875">
                <text:p>-0.875</text:p>
              </table:table-cell>
              <table:table-cell office:value-type="float" office:value="0.000785235588287531">
                <text:p>0.000785235588287531</text:p>
              </table:table-cell>
              <table:table-cell office:value-type="float" office:value="-0.875">
                <text:p>-0.875</text:p>
              </table:table-cell>
              <table:table-cell office:value-type="float" office:value="0.0000000000368122542717355">
                <text:p>0.0000000000368122542717355</text:p>
              </table:table-cell>
              <table:table-cell office:value-type="float" office:value="-0.875">
                <text:p>-0.875</text:p>
              </table:table-cell>
              <table:table-cell office:value-type="float" office:value="1.45343022815186E-019">
                <text:p>1.45343022815186E-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0019435130030677">
                <text:p>0.00019435130030677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0100826040918386">
                <text:p>0.00100826040918386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000000000492789717194478">
                <text:p>0.0000000000492789717194478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1.79007903149371E-019">
                <text:p>1.79007903149371E-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00294810618004672">
                <text:p>0.000294810618004672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0129462862162436">
                <text:p>0.00129462862162436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000000000659676268614327">
                <text:p>0.0000000000659676268614327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2.20470365685736E-019">
                <text:p>2.20470365685736E-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350369975087061">
                <text:p>0.350369975087061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0906867155038125">
                <text:p>0.09068671550381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00000000939090975307879">
                <text:p>0.0000000093909097530787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7.61160972847368E-018">
                <text:p>7.61160972847368E-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53067419432344">
                <text:p>0.5306741943234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116416787791261">
                <text:p>0.116416787791261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0000000125712044883078">
                <text:p>0.0000000125712044883078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9.37463849790702E-018">
                <text:p>9.37463849790702E-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03142110914183">
                <text:p>0.803142110914183</text:p>
              </table:table-cell>
              <table:table-cell office:value-type="float" office:value="0">
                <text:p>0</text:p>
              </table:table-cell>
              <table:table-cell office:value-type="float" office:value="0.149437194547185">
                <text:p>0.149437194547185</text:p>
              </table:table-cell>
              <table:table-cell office:value-type="float" office:value="0">
                <text:p>0</text:p>
              </table:table-cell>
              <table:table-cell office:value-type="float" office:value="0.0000000168285274206949">
                <text:p>0.0000000168285274206949</text:p>
              </table:table-cell>
              <table:table-cell office:value-type="float" office:value="0">
                <text:p>0</text:p>
              </table:table-cell>
              <table:table-cell office:value-type="float" office:value="1.15460264124791E-017">
                <text:p>1.15460264124791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.21408355699708">
                <text:p>1.2140835569970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191807146405026">
                <text:p>0.191807146405026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000000225276213912472">
                <text:p>0.000000022527621391247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.42203591047727E-017">
                <text:p>1.42203591047727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83205846564493">
                <text:p>1.8320584656449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46163337340396">
                <text:p>0.24616333734039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000000301567518565173">
                <text:p>0.000000030156751856517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75141304761033E-017">
                <text:p>1.75141304761033E-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2.75728438920307">
                <text:p>2.75728438920307</text:p>
              </table:table-cell>
              <table:table-cell office:value-type="float" office:value="0.125">
                <text:p>0.125</text:p>
              </table:table-cell>
              <table:table-cell office:value-type="float" office:value="0.315879207127044">
                <text:p>0.315879207127044</text:p>
              </table:table-cell>
              <table:table-cell office:value-type="float" office:value="0.125">
                <text:p>0.125</text:p>
              </table:table-cell>
              <table:table-cell office:value-type="float" office:value="0.0000000403695386527935">
                <text:p>0.0000000403695386527935</text:p>
              </table:table-cell>
              <table:table-cell office:value-type="float" office:value="0.125">
                <text:p>0.125</text:p>
              </table:table-cell>
              <table:table-cell office:value-type="float" office:value="2.15708171695197E-017">
                <text:p>2.15708171695197E-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13342347994534">
                <text:p>4.133423479945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05266388937958">
                <text:p>0.40526638893795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00000540409543683852">
                <text:p>0.000000054040954368385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.65671284107262E-017">
                <text:p>2.65671284107262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0">
                <text:p>1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6.16029517383795">
                <text:p>6.1602951738379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519828386263503">
                <text:p>0.519828386263503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0000072342286940987">
                <text:p>0.00000007234228694098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.27207034599204E-017">
                <text:p>3.27207034599204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9.10298160254923">
                <text:p>9.10298160254923</text:p>
              </table:table-cell>
              <table:table-cell office:value-type="float" office:value="0.25">
                <text:p>0.25</text:p>
              </table:table-cell>
              <table:table-cell office:value-type="float" office:value="0.666578164074252">
                <text:p>0.666578164074252</text:p>
              </table:table-cell>
              <table:table-cell office:value-type="float" office:value="0.25">
                <text:p>0.25</text:p>
              </table:table-cell>
              <table:table-cell office:value-type="float" office:value="0.0000000968414888422715">
                <text:p>0.0000000968414888422715</text:p>
              </table:table-cell>
              <table:table-cell office:value-type="float" office:value="0.25">
                <text:p>0.25</text:p>
              </table:table-cell>
              <table:table-cell office:value-type="float" office:value="4.02995919754647E-017">
                <text:p>4.02995919754647E-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18.167941534355">
                <text:p>118.16794153435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27.471388384537">
                <text:p>27.47138838453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000102983818457024">
                <text:p>0.000010298381845702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.12966304565869E-015">
                <text:p>1.12966304565869E-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0">
                <text:p>9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18.785916443003">
                <text:p>118.78591644300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32.937614327863">
                <text:p>32.93761432786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0000137859975734802">
                <text:p>0.000013785997573480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.39131971491901E-015">
                <text:p>1.39131971491901E-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9.196857889086">
                <text:p>119.196857889086</text:p>
              </table:table-cell>
              <table:table-cell office:value-type="float" office:value="1">
                <text:p>1</text:p>
              </table:table-cell>
              <table:table-cell office:value-type="float" office:value="38.9778063151625">
                <text:p>38.9778063151625</text:p>
              </table:table-cell>
              <table:table-cell office:value-type="float" office:value="1">
                <text:p>1</text:p>
              </table:table-cell>
              <table:table-cell office:value-type="float" office:value="0.0000184547173963222">
                <text:p>0.0000184547173963222</text:p>
              </table:table-cell>
              <table:table-cell office:value-type="float" office:value="1">
                <text:p>1</text:p>
              </table:table-cell>
              <table:table-cell office:value-type="float" office:value="1.71358225495781E-015">
                <text:p>1.71358225495781E-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40">
                <text:p>4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19.469325805677">
                <text:p>119.46932580567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45.4720663190937">
                <text:p>45.472066319093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.0000247045298230814">
                <text:p>0.0000247045298230814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2.11048841831241E-015">
                <text:p>2.11048841831241E-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40">
                <text:p>4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19.649630024913">
                <text:p>119.649630024913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52.2522893773166">
                <text:p>52.2522893773166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0000330708818953966">
                <text:p>0.0000330708818953966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2.5993274328932E-015">
                <text:p>2.5993274328932E-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1.125">
                <text:p>1.125</text:p>
              </table:table-cell>
              <table:table-cell office:value-type="float" office:value="50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119.768791840401">
                <text:p>119.768791840401</text:p>
              </table:table-cell>
              <table:table-cell office:value-type="float" office:value="1.125">
                <text:p>1.125</text:p>
              </table:table-cell>
              <table:table-cell office:value-type="float" office:value="59.1172829878124">
                <text:p>59.1172829878124</text:p>
              </table:table-cell>
              <table:table-cell office:value-type="float" office:value="1.125">
                <text:p>1.125</text:p>
              </table:table-cell>
              <table:table-cell office:value-type="float" office:value="0.0000442705529204945">
                <text:p>0.0000442705529204945</text:p>
              </table:table-cell>
              <table:table-cell office:value-type="float" office:value="1.125">
                <text:p>1.125</text:p>
              </table:table-cell>
              <table:table-cell office:value-type="float" office:value="3.20139312055251E-015">
                <text:p>3.20139312055251E-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5">
                <text:p>1.125</text:p>
              </table:table-cell>
              <table:table-cell office:value-type="float" office:value="120">
                <text:p>12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0">
                <text:p>6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19.84747804843">
                <text:p>119.84747804843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5.8556426123697">
                <text:p>65.855642612369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0000592630634855976">
                <text:p>0.000059263063485597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3.94291145571969E-015">
                <text:p>3.94291145571969E-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70">
                <text:p>7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19.899407764954">
                <text:p>119.899407764954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72.2711508940848">
                <text:p>72.2711508940848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.0000793328807496724">
                <text:p>0.0000793328807496724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4.8561829685454E-015">
                <text:p>4.8561829685454E-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1.25">
                <text:p>1.25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19.933666563569">
                <text:p>119.933666563569</text:p>
              </table:table-cell>
              <table:table-cell office:value-type="float" office:value="1.25">
                <text:p>1.25</text:p>
              </table:table-cell>
              <table:table-cell office:value-type="float" office:value="78.2044452887504">
                <text:p>78.2044452887504</text:p>
              </table:table-cell>
              <table:table-cell office:value-type="float" office:value="1.25">
                <text:p>1.25</text:p>
              </table:table-cell>
              <table:table-cell office:value-type="float" office:value="0.000106199462575407">
                <text:p>0.000106199462575407</text:p>
              </table:table-cell>
              <table:table-cell office:value-type="float" office:value="1.25">
                <text:p>1.25</text:p>
              </table:table-cell>
              <table:table-cell office:value-type="float" office:value="5.98098975562356E-015">
                <text:p>5.98098975562356E-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">
                <text:p>1.25</text:p>
              </table:table-cell>
              <table:table-cell office:value-type="float" office:value="120">
                <text:p>12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0">
                <text:p>8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5">
                <text:p>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">
                <text:p>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19.999915535196">
                <text:p>119.999915535196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09.186930452129">
                <text:p>109.186930452129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.0112921313220966">
                <text:p>0.0112921313220966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.000000000000167656861327643">
                <text:p>0.000000000000167656861327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85">
                <text:p>8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5">
                <text:p>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">
                <text:p>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19.999944317356">
                <text:p>119.999944317356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09.365743788518">
                <text:p>109.365743788518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.0151156452533963">
                <text:p>0.0151156452533963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.000000000000206490154212827">
                <text:p>0.0000000000002064901542128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9.999963291733">
                <text:p>119.999963291733</text:p>
              </table:table-cell>
              <table:table-cell office:value-type="float" office:value="2">
                <text:p>2</text:p>
              </table:table-cell>
              <table:table-cell office:value-type="float" office:value="109.505409952296">
                <text:p>109.505409952296</text:p>
              </table:table-cell>
              <table:table-cell office:value-type="float" office:value="2">
                <text:p>2</text:p>
              </table:table-cell>
              <table:table-cell office:value-type="float" office:value="0.0202335093209965">
                <text:p>0.0202335093209965</text:p>
              </table:table-cell>
              <table:table-cell office:value-type="float" office:value="2">
                <text:p>2</text:p>
              </table:table-cell>
              <table:table-cell office:value-type="float" office:value="0.000000000000254318155840404">
                <text:p>0.000000000000254318155840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85">
                <text:p>85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0">
                <text:p>1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">
                <text:p>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19.999975800416">
                <text:p>119.99997580041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09.614429405793">
                <text:p>109.614429405793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.0270836612760056">
                <text:p>0.027083661276005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.000000000000313224253411144">
                <text:p>0.000000000000313224253411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5">
                <text:p>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0">
                <text:p>1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">
                <text:p>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19.99998404665">
                <text:p>119.9999840466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09.699484316069">
                <text:p>109.699484316069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0362520307767063">
                <text:p>0.0362520307767063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000000000000385774395857669">
                <text:p>0.0000000000003857743958576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  <table:table-cell office:value-type="float" office:value="85">
                <text:p>85</text:p>
              </table:table-cell>
              <table:table-cell office:value-type="float" office:value="2.125">
                <text:p>2.125</text:p>
              </table:table-cell>
              <table:table-cell office:value-type="float" office:value="10">
                <text:p>10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2.125">
                <text:p>2.125</text:p>
              </table:table-cell>
              <table:table-cell office:value-type="float" office:value="119.999989482903">
                <text:p>119.999989482903</text:p>
              </table:table-cell>
              <table:table-cell office:value-type="float" office:value="2.125">
                <text:p>2.125</text:p>
              </table:table-cell>
              <table:table-cell office:value-type="float" office:value="109.765816631244">
                <text:p>109.765816631244</text:p>
              </table:table-cell>
              <table:table-cell office:value-type="float" office:value="2.125">
                <text:p>2.125</text:p>
              </table:table-cell>
              <table:table-cell office:value-type="float" office:value="0.0485224057786452">
                <text:p>0.0485224057786452</text:p>
              </table:table-cell>
              <table:table-cell office:value-type="float" office:value="2.125">
                <text:p>2.125</text:p>
              </table:table-cell>
              <table:table-cell office:value-type="float" office:value="0.000000000000475128866550452">
                <text:p>0.000000000000475128866550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25">
                <text:p>2.125</text:p>
              </table:table-cell>
              <table:table-cell office:value-type="float" office:value="120">
                <text:p>1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5">
                <text:p>8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">
                <text:p>1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19.999993066702">
                <text:p>119.99999306670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09.817531881181">
                <text:p>109.81753188118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0649429873142901">
                <text:p>0.064942987314290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000000000000585179945205094">
                <text:p>0.000000000000585179945205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85">
                <text:p>85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">
                <text:p>12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">
                <text:p>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19.999995429288">
                <text:p>119.999995429288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09.857841524608">
                <text:p>109.857841524608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.0869151271415991">
                <text:p>0.0869151271415991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.000000000000720721455541945">
                <text:p>0.000000000000720721455541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5">
                <text:p>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5">
                <text:p>1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19.999999996165">
                <text:p>119.99999999616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09.997969631738">
                <text:p>109.997969631738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0.8867555832935">
                <text:p>10.886755583293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.0000000000248824844348513">
                <text:p>0.0000000000248824844348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85">
                <text:p>85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20">
                <text:p>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">
                <text:p>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19.999999997472">
                <text:p>119.99999999747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09.998418741151">
                <text:p>109.998418741151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4.0001104672521">
                <text:p>14.0001104672521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.0000000000306458561102935">
                <text:p>0.00000000003064585611029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9.999999998333">
                <text:p>119.999999998333</text:p>
              </table:table-cell>
              <table:table-cell office:value-type="float" office:value="3">
                <text:p>3</text:p>
              </table:table-cell>
              <table:table-cell office:value-type="float" office:value="109.998768510454">
                <text:p>109.998768510454</text:p>
              </table:table-cell>
              <table:table-cell office:value-type="float" office:value="3">
                <text:p>3</text:p>
              </table:table-cell>
              <table:table-cell office:value-type="float" office:value="17.8034500297276">
                <text:p>17.8034500297276</text:p>
              </table:table-cell>
              <table:table-cell office:value-type="float" office:value="3">
                <text:p>3</text:p>
              </table:table-cell>
              <table:table-cell office:value-type="float" office:value="0.0000000000377441609254002">
                <text:p>0.0000000000377441609254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88">
                <text:p>8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25">
                <text:p>25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">
                <text:p>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19.999999998901">
                <text:p>119.999999998901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09.999040912602">
                <text:p>109.999040912602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22.3363563567397">
                <text:p>22.3363563567397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.00000000004648660095627">
                <text:p>0.000000000046486600956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88">
                <text:p>8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30">
                <text:p>3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">
                <text:p>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19.999999999276">
                <text:p>119.999999999276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09.999253060543">
                <text:p>109.999253060543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27.5824522621871">
                <text:p>27.5824522621871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0000000000572539967900884">
                <text:p>0.0000000000572539967900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3.125">
                <text:p>3.125</text:p>
              </table:table-cell>
              <table:table-cell office:value-type="float" office:value="88">
                <text:p>88</text:p>
              </table:table-cell>
              <table:table-cell office:value-type="float" office:value="3.125">
                <text:p>3.125</text:p>
              </table:table-cell>
              <table:table-cell office:value-type="float" office:value="45">
                <text:p>45</text:p>
              </table:table-cell>
              <table:table-cell office:value-type="float" office:value="3.125">
                <text:p>3.125</text:p>
              </table:table-cell>
              <table:table-cell office:value-type="float" office:value="0">
                <text:p>0</text:p>
              </table:table-cell>
              <table:table-cell office:value-type="float" office:value="3.125">
                <text:p>3.125</text:p>
              </table:table-cell>
              <table:table-cell office:value-type="float" office:value="119.999999999523">
                <text:p>119.999999999523</text:p>
              </table:table-cell>
              <table:table-cell office:value-type="float" office:value="3.125">
                <text:p>3.125</text:p>
              </table:table-cell>
              <table:table-cell office:value-type="float" office:value="109.999418282092">
                <text:p>109.999418282092</text:p>
              </table:table-cell>
              <table:table-cell office:value-type="float" office:value="3.125">
                <text:p>3.125</text:p>
              </table:table-cell>
              <table:table-cell office:value-type="float" office:value="33.451543053417">
                <text:p>33.451543053417</text:p>
              </table:table-cell>
              <table:table-cell office:value-type="float" office:value="3.125">
                <text:p>3.125</text:p>
              </table:table-cell>
              <table:table-cell office:value-type="float" office:value="0.0000000000705153760655245">
                <text:p>0.0000000000705153760655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5">
                <text:p>3.125</text:p>
              </table:table-cell>
              <table:table-cell office:value-type="float" office:value="120">
                <text:p>1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8">
                <text:p>8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90">
                <text:p>9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19.999999999685">
                <text:p>119.999999999685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09.999546957108">
                <text:p>109.99954695710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9.7736904713442">
                <text:p>39.7736904713442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0000000000868484043112774">
                <text:p>0.0000000000868484043112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88">
                <text:p>8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90">
                <text:p>9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">
                <text:p>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19.999999999793">
                <text:p>119.999999999793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09.99964716952">
                <text:p>109.99964716952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46.3121279477811">
                <text:p>46.3121279477811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.000000000106964548049861">
                <text:p>0.000000000106964548049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88">
                <text:p>88</text:p>
              </table:table-cell>
              <table:table-cell office:value-type="float" office:value="3.25">
                <text:p>3.25</text:p>
              </table:table-cell>
              <table:table-cell office:value-type="float" office:value="90">
                <text:p>9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119.999999999863">
                <text:p>119.999999999863</text:p>
              </table:table-cell>
              <table:table-cell office:value-type="float" office:value="3.25">
                <text:p>3.25</text:p>
              </table:table-cell>
              <table:table-cell office:value-type="float" office:value="109.999725215151">
                <text:p>109.999725215151</text:p>
              </table:table-cell>
              <table:table-cell office:value-type="float" office:value="3.25">
                <text:p>3.25</text:p>
              </table:table-cell>
              <table:table-cell office:value-type="float" office:value="52.7955821025597">
                <text:p>52.7955821025597</text:p>
              </table:table-cell>
              <table:table-cell office:value-type="float" office:value="3.25">
                <text:p>3.25</text:p>
              </table:table-cell>
              <table:table-cell office:value-type="float" office:value="0.000000000131740066271139">
                <text:p>0.000000000131740066271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5">
                <text:p>3.25</text:p>
              </table:table-cell>
              <table:table-cell office:value-type="float" office:value="120">
                <text:p>12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">
                <text:p>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09.999994967128">
                <text:p>109.999994967128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89.4075339549875">
                <text:p>89.4075339549875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.00000000369288812114647">
                <text:p>0.00000000369288812114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">
                <text:p>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09.999996080395">
                <text:p>109.999996080395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89.5566792016907">
                <text:p>89.5566792016907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.00000000454824831850335">
                <text:p>0.00000000454824831850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09.999996947409">
                <text:p>109.999996947409</text:p>
              </table:table-cell>
              <table:table-cell office:value-type="float" office:value="4">
                <text:p>4</text:p>
              </table:table-cell>
              <table:table-cell office:value-type="float" office:value="89.6684184090508">
                <text:p>89.6684184090508</text:p>
              </table:table-cell>
              <table:table-cell office:value-type="float" office:value="4">
                <text:p>4</text:p>
              </table:table-cell>
              <table:table-cell office:value-type="float" office:value="0.00000000560173016026837">
                <text:p>0.00000000560173016026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0">
                <text:p>10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90">
                <text:p>9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0">
                <text:p>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9.999997622639">
                <text:p>109.999997622639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89.7520716676194">
                <text:p>89.7520716676194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0.0000000068992233033356">
                <text:p>0.0000000068992233033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0">
                <text:p>10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90">
                <text:p>9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0">
                <text:p>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9.99999814851">
                <text:p>109.99999814851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89.8146640351651">
                <text:p>89.8146640351651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0.00000000849724653406892">
                <text:p>0.00000000849724653406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4.125">
                <text:p>4.125</text:p>
              </table:table-cell>
              <table:table-cell office:value-type="float" office:value="100">
                <text:p>100</text:p>
              </table:table-cell>
              <table:table-cell office:value-type="float" office:value="4.125">
                <text:p>4.125</text:p>
              </table:table-cell>
              <table:table-cell office:value-type="float" office:value="90">
                <text:p>90</text:p>
              </table:table-cell>
              <table:table-cell office:value-type="float" office:value="4.125">
                <text:p>4.125</text:p>
              </table:table-cell>
              <table:table-cell office:value-type="float" office:value="0">
                <text:p>0</text:p>
              </table:table-cell>
              <table:table-cell office:value-type="float" office:value="4.125">
                <text:p>4.125</text:p>
              </table:table-cell>
              <table:table-cell office:value-type="float" office:value="120">
                <text:p>120</text:p>
              </table:table-cell>
              <table:table-cell office:value-type="float" office:value="4.125">
                <text:p>4.125</text:p>
              </table:table-cell>
              <table:table-cell office:value-type="float" office:value="109.999998558058">
                <text:p>109.999998558058</text:p>
              </table:table-cell>
              <table:table-cell office:value-type="float" office:value="4.125">
                <text:p>4.125</text:p>
              </table:table-cell>
              <table:table-cell office:value-type="float" office:value="89.8614786261891">
                <text:p>89.8614786261891</text:p>
              </table:table-cell>
              <table:table-cell office:value-type="float" office:value="4.125">
                <text:p>4.125</text:p>
              </table:table-cell>
              <table:table-cell office:value-type="float" office:value="0.000000010465409725982">
                <text:p>0.000000010465409725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25">
                <text:p>4.125</text:p>
              </table:table-cell>
              <table:table-cell office:value-type="float" office:value="120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0">
                <text:p>10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90">
                <text:p>9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9.999998877014">
                <text:p>109.99999887701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89.8964818025047">
                <text:p>89.896481802504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000000012889446045021">
                <text:p>0.000000012889446045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0">
                <text:p>10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90">
                <text:p>9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0">
                <text:p>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9.999999125418">
                <text:p>109.999999125418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89.9226475867858">
                <text:p>89.9226475867858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0.0000000158749464852779">
                <text:p>0.00000001587494648527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4.25">
                <text:p>4.25</text:p>
              </table:table-cell>
              <table:table-cell office:value-type="float" office:value="100">
                <text:p>100</text:p>
              </table:table-cell>
              <table:table-cell office:value-type="float" office:value="4.25">
                <text:p>4.25</text:p>
              </table:table-cell>
              <table:table-cell office:value-type="float" office:value="90">
                <text:p>90</text:p>
              </table:table-cell>
              <table:table-cell office:value-type="float" office:value="4.25">
                <text:p>4.25</text:p>
              </table:table-cell>
              <table:table-cell office:value-type="float" office:value="10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120">
                <text:p>120</text:p>
              </table:table-cell>
              <table:table-cell office:value-type="float" office:value="4.25">
                <text:p>4.25</text:p>
              </table:table-cell>
              <table:table-cell office:value-type="float" office:value="109.999999318875">
                <text:p>109.999999318875</text:p>
              </table:table-cell>
              <table:table-cell office:value-type="float" office:value="4.25">
                <text:p>4.25</text:p>
              </table:table-cell>
              <table:table-cell office:value-type="float" office:value="89.9422038269473">
                <text:p>89.9422038269473</text:p>
              </table:table-cell>
              <table:table-cell office:value-type="float" office:value="4.25">
                <text:p>4.25</text:p>
              </table:table-cell>
              <table:table-cell office:value-type="float" office:value="0.0000000195519594114637">
                <text:p>0.0000000195519594114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5">
                <text:p>4.25</text:p>
              </table:table-cell>
              <table:table-cell office:value-type="float" office:value="120">
                <text:p>12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90">
                <text:p>9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">
                <text:p>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9.999999987525">
                <text:p>109.999999987525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89.9994561641152">
                <text:p>89.999456164115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0.000000548073188956614">
                <text:p>0.0000005480731889566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90">
                <text:p>9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">
                <text:p>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9.999999990284">
                <text:p>109.999999990284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89.9995937444557">
                <text:p>89.9995937444557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0.000000675019896303376">
                <text:p>0.000000675019896303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09.999999992433">
                <text:p>109.999999992433</text:p>
              </table:table-cell>
              <table:table-cell office:value-type="float" office:value="5">
                <text:p>5</text:p>
              </table:table-cell>
              <table:table-cell office:value-type="float" office:value="89.9996965196523">
                <text:p>89.9996965196523</text:p>
              </table:table-cell>
              <table:table-cell office:value-type="float" office:value="5">
                <text:p>5</text:p>
              </table:table-cell>
              <table:table-cell office:value-type="float" office:value="0.000000831370461897614">
                <text:p>0.000000831370461897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90">
                <text:p>9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">
                <text:p>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9.999999994107">
                <text:p>109.999999994107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89.9997732946759">
                <text:p>89.9997732946759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0.00000102393551423127">
                <text:p>0.00000102393551423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90">
                <text:p>9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">
                <text:p>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9.999999995411">
                <text:p>109.999999995411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89.9998306470475">
                <text:p>89.9998306470475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0.00000126110318424275">
                <text:p>0.000001261103184242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5.125">
                <text:p>5.125</text:p>
              </table:table-cell>
              <table:table-cell office:value-type="float" office:value="110">
                <text:p>110</text:p>
              </table:table-cell>
              <table:table-cell office:value-type="float" office:value="5.125">
                <text:p>5.125</text:p>
              </table:table-cell>
              <table:table-cell office:value-type="float" office:value="90">
                <text:p>90</text:p>
              </table:table-cell>
              <table:table-cell office:value-type="float" office:value="5.125">
                <text:p>5.125</text:p>
              </table:table-cell>
              <table:table-cell office:value-type="float" office:value="20">
                <text:p>20</text:p>
              </table:table-cell>
              <table:table-cell office:value-type="float" office:value="5.125">
                <text:p>5.125</text:p>
              </table:table-cell>
              <table:table-cell office:value-type="float" office:value="120">
                <text:p>120</text:p>
              </table:table-cell>
              <table:table-cell office:value-type="float" office:value="5.125">
                <text:p>5.125</text:p>
              </table:table-cell>
              <table:table-cell office:value-type="float" office:value="109.999999996426">
                <text:p>109.999999996426</text:p>
              </table:table-cell>
              <table:table-cell office:value-type="float" office:value="5.125">
                <text:p>5.125</text:p>
              </table:table-cell>
              <table:table-cell office:value-type="float" office:value="89.9998734903205">
                <text:p>89.9998734903205</text:p>
              </table:table-cell>
              <table:table-cell office:value-type="float" office:value="5.125">
                <text:p>5.125</text:p>
              </table:table-cell>
              <table:table-cell office:value-type="float" office:value="0.00000155320449211149">
                <text:p>0.00000155320449211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25">
                <text:p>5.125</text:p>
              </table:table-cell>
              <table:table-cell office:value-type="float" office:value="120">
                <text:p>1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90">
                <text:p>9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0">
                <text:p>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9.999999997216">
                <text:p>109.9999999972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89.9999054950219">
                <text:p>89.9999054950219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00000191296336623743">
                <text:p>0.000001912963366237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90">
                <text:p>9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0">
                <text:p>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09.999999997832">
                <text:p>109.999999997832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89.9999294031087">
                <text:p>89.9999294031087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0.0000023560508972025">
                <text:p>0.0000023560508972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5.25">
                <text:p>5.25</text:p>
              </table:table-cell>
              <table:table-cell office:value-type="float" office:value="110">
                <text:p>110</text:p>
              </table:table-cell>
              <table:table-cell office:value-type="float" office:value="5.25">
                <text:p>5.25</text:p>
              </table:table-cell>
              <table:table-cell office:value-type="float" office:value="90">
                <text:p>90</text:p>
              </table:table-cell>
              <table:table-cell office:value-type="float" office:value="5.25">
                <text:p>5.25</text:p>
              </table:table-cell>
              <table:table-cell office:value-type="float" office:value="20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120">
                <text:p>120</text:p>
              </table:table-cell>
              <table:table-cell office:value-type="float" office:value="5.25">
                <text:p>5.25</text:p>
              </table:table-cell>
              <table:table-cell office:value-type="float" office:value="109.999999998312">
                <text:p>109.999999998312</text:p>
              </table:table-cell>
              <table:table-cell office:value-type="float" office:value="5.25">
                <text:p>5.25</text:p>
              </table:table-cell>
              <table:table-cell office:value-type="float" office:value="89.9999472628763">
                <text:p>89.9999472628763</text:p>
              </table:table-cell>
              <table:table-cell office:value-type="float" office:value="5.25">
                <text:p>5.25</text:p>
              </table:table-cell>
              <table:table-cell office:value-type="float" office:value="0.00000290176796997265">
                <text:p>0.00000290176796997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5">
                <text:p>5.25</text:p>
              </table:table-cell>
              <table:table-cell office:value-type="float" office:value="120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0">
                <text:p>9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20">
                <text:p>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09.999999999969">
                <text:p>109.99999999996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89.9999995040829">
                <text:p>89.999999504082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0.000081341200372298">
                <text:p>0.000081341200372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90">
                <text:p>9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20">
                <text:p>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09.999999999976">
                <text:p>109.999999999976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89.9999996295412">
                <text:p>89.9999996295412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0.000100181724503429">
                <text:p>0.000100181724503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09.999999999981">
                <text:p>109.999999999981</text:p>
              </table:table-cell>
              <table:table-cell office:value-type="float" office:value="6">
                <text:p>6</text:p>
              </table:table-cell>
              <table:table-cell office:value-type="float" office:value="89.9999997232608">
                <text:p>89.9999997232608</text:p>
              </table:table-cell>
              <table:table-cell office:value-type="float" office:value="6">
                <text:p>6</text:p>
              </table:table-cell>
              <table:table-cell office:value-type="float" office:value="0.000123386148617206">
                <text:p>0.000123386148617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90">
                <text:p>9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20">
                <text:p>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09.999999999985">
                <text:p>109.999999999985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89.999999793271">
                <text:p>89.999999793271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0.000151965249519126">
                <text:p>0.000151965249519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90">
                <text:p>9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20">
                <text:p>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09.999999999989">
                <text:p>109.99999999998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89.9999998455698">
                <text:p>89.9999998455698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000187163920923645">
                <text:p>0.000187163920923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10">
                <text:p>110</text:p>
              </table:table-cell>
              <table:table-cell office:value-type="float" office:value="6.125">
                <text:p>6.125</text:p>
              </table:table-cell>
              <table:table-cell office:value-type="float" office:value="90">
                <text:p>90</text:p>
              </table:table-cell>
              <table:table-cell office:value-type="float" office:value="6.125">
                <text:p>6.125</text:p>
              </table:table-cell>
              <table:table-cell office:value-type="float" office:value="30">
                <text:p>30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09.999999999991">
                <text:p>109.999999999991</text:p>
              </table:table-cell>
              <table:table-cell office:value-type="float" office:value="6.125">
                <text:p>6.125</text:p>
              </table:table-cell>
              <table:table-cell office:value-type="float" office:value="89.999999884638">
                <text:p>89.999999884638</text:p>
              </table:table-cell>
              <table:table-cell office:value-type="float" office:value="6.125">
                <text:p>6.125</text:p>
              </table:table-cell>
              <table:table-cell office:value-type="float" office:value="0.000230515398968281">
                <text:p>0.000230515398968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90">
                <text:p>9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0">
                <text:p>3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09.999999999993">
                <text:p>109.99999999999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89.9999999138225">
                <text:p>89.999999913822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00283908046864952">
                <text:p>0.0002839080468649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90">
                <text:p>9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30">
                <text:p>3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09.999999999995">
                <text:p>109.999999999995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89.9999999356239">
                <text:p>89.9999999356239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0.000349667607281698">
                <text:p>0.000349667607281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10">
                <text:p>110</text:p>
              </table:table-cell>
              <table:table-cell office:value-type="float" office:value="6.25">
                <text:p>6.25</text:p>
              </table:table-cell>
              <table:table-cell office:value-type="float" office:value="90">
                <text:p>90</text:p>
              </table:table-cell>
              <table:table-cell office:value-type="float" office:value="6.25">
                <text:p>6.25</text:p>
              </table:table-cell>
              <table:table-cell office:value-type="float" office:value="30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09.999999999996">
                <text:p>109.999999999996</text:p>
              </table:table-cell>
              <table:table-cell office:value-type="float" office:value="6.25">
                <text:p>6.25</text:p>
              </table:table-cell>
              <table:table-cell office:value-type="float" office:value="89.9999999519099">
                <text:p>89.9999999519099</text:p>
              </table:table-cell>
              <table:table-cell office:value-type="float" office:value="6.25">
                <text:p>6.25</text:p>
              </table:table-cell>
              <table:table-cell office:value-type="float" office:value="0.000430658504540112">
                <text:p>0.0004306585045401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90">
                <text:p>9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30">
                <text:p>3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89.9999999995478">
                <text:p>89.9999999995478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0.0120704963517283">
                <text:p>0.0120704963517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90">
                <text:p>9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30">
                <text:p>3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89.9999999996622">
                <text:p>89.9999999996622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0.0148658468803412">
                <text:p>0.0148658468803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89.9999999997477">
                <text:p>89.9999999997477</text:p>
              </table:table-cell>
              <table:table-cell office:value-type="float" office:value="7">
                <text:p>7</text:p>
              </table:table-cell>
              <table:table-cell office:value-type="float" office:value="0.0183084280249687">
                <text:p>0.0183084280249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90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30">
                <text:p>3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89.9999999998115">
                <text:p>89.9999999998115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0.0225480303804452">
                <text:p>0.0225480303804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90">
                <text:p>9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30">
                <text:p>3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89.9999999998592">
                <text:p>89.9999999998592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0.0277690758787332">
                <text:p>0.02776907587873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10">
                <text:p>110</text:p>
              </table:table-cell>
              <table:table-cell office:value-type="float" office:value="7.125">
                <text:p>7.125</text:p>
              </table:table-cell>
              <table:table-cell office:value-type="float" office:value="90">
                <text:p>90</text:p>
              </table:table-cell>
              <table:table-cell office:value-type="float" office:value="7.125">
                <text:p>7.125</text:p>
              </table:table-cell>
              <table:table-cell office:value-type="float" office:value="30">
                <text:p>30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10">
                <text:p>110</text:p>
              </table:table-cell>
              <table:table-cell office:value-type="float" office:value="7.125">
                <text:p>7.125</text:p>
              </table:table-cell>
              <table:table-cell office:value-type="float" office:value="89.9999999998948">
                <text:p>89.9999999998948</text:p>
              </table:table-cell>
              <table:table-cell office:value-type="float" office:value="7.125">
                <text:p>7.125</text:p>
              </table:table-cell>
              <table:table-cell office:value-type="float" office:value="0.0341986063276679">
                <text:p>0.0341986063276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90">
                <text:p>9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0">
                <text:p>3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89.9999999999214">
                <text:p>89.999999999921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0421161053069644">
                <text:p>0.0421161053069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90">
                <text:p>9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30">
                <text:p>3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89.9999999999413">
                <text:p>89.9999999999413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0.0518655693188104">
                <text:p>0.0518655693188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10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90">
                <text:p>90</text:p>
              </table:table-cell>
              <table:table-cell office:value-type="float" office:value="7.25">
                <text:p>7.25</text:p>
              </table:table-cell>
              <table:table-cell office:value-type="float" office:value="30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10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89.9999999999562">
                <text:p>89.9999999999562</text:p>
              </table:table-cell>
              <table:table-cell office:value-type="float" office:value="7.25">
                <text:p>7.25</text:p>
              </table:table-cell>
              <table:table-cell office:value-type="float" office:value="0.0638703359190532">
                <text:p>0.0638703359190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90">
                <text:p>9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30">
                <text:p>3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9.9999999999996">
                <text:p>89.99999999999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.75668976296034">
                <text:p>1.756689762960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90">
                <text:p>9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30">
                <text:p>3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89.9999999999997">
                <text:p>89.9999999999997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2.15384309858965">
                <text:p>2.15384309858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89.9999999999998">
                <text:p>89.9999999999998</text:p>
              </table:table-cell>
              <table:table-cell office:value-type="float" office:value="8">
                <text:p>8</text:p>
              </table:table-cell>
              <table:table-cell office:value-type="float" office:value="2.63810076762208">
                <text:p>2.63810076762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90">
                <text:p>9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30">
                <text:p>3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89.9999999999998">
                <text:p>89.9999999999998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3.22723626019213">
                <text:p>3.22723626019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90">
                <text:p>9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30">
                <text:p>3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9.9999999999999">
                <text:p>89.9999999999999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3.94199979448153">
                <text:p>3.94199979448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10">
                <text:p>110</text:p>
              </table:table-cell>
              <table:table-cell office:value-type="float" office:value="8.125">
                <text:p>8.125</text:p>
              </table:table-cell>
              <table:table-cell office:value-type="float" office:value="90">
                <text:p>90</text:p>
              </table:table-cell>
              <table:table-cell office:value-type="float" office:value="8.125">
                <text:p>8.125</text:p>
              </table:table-cell>
              <table:table-cell office:value-type="float" office:value="30">
                <text:p>30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10">
                <text:p>110</text:p>
              </table:table-cell>
              <table:table-cell office:value-type="float" office:value="8.125">
                <text:p>8.125</text:p>
              </table:table-cell>
              <table:table-cell office:value-type="float" office:value="89.9999999999999">
                <text:p>89.9999999999999</text:p>
              </table:table-cell>
              <table:table-cell office:value-type="float" office:value="8.125">
                <text:p>8.125</text:p>
              </table:table-cell>
              <table:table-cell office:value-type="float" office:value="4.8062996819842">
                <text:p>4.80629968198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90">
                <text:p>9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30">
                <text:p>3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9.9999999999999">
                <text:p>89.999999999999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5.84722522157977">
                <text:p>5.847225221579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90">
                <text:p>9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30">
                <text:p>3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90">
                <text:p>9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7.09481523864923">
                <text:p>7.09481523864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10">
                <text:p>110</text:p>
              </table:table-cell>
              <table:table-cell office:value-type="float" office:value="8.25">
                <text:p>8.25</text:p>
              </table:table-cell>
              <table:table-cell office:value-type="float" office:value="90">
                <text:p>90</text:p>
              </table:table-cell>
              <table:table-cell office:value-type="float" office:value="8.25">
                <text:p>8.25</text:p>
              </table:table-cell>
              <table:table-cell office:value-type="float" office:value="30">
                <text:p>30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10">
                <text:p>110</text:p>
              </table:table-cell>
              <table:table-cell office:value-type="float" office:value="8.25">
                <text:p>8.25</text:p>
              </table:table-cell>
              <table:table-cell office:value-type="float" office:value="90">
                <text:p>90</text:p>
              </table:table-cell>
              <table:table-cell office:value-type="float" office:value="8.25">
                <text:p>8.25</text:p>
              </table:table-cell>
              <table:table-cell office:value-type="float" office:value="8.58145184091988">
                <text:p>8.581451840919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40">
                <text:p>4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67.2411840543603">
                <text:p>67.24118405436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50">
                <text:p>5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70.5986240583112">
                <text:p>70.59862405831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73.581702857428">
                <text:p>73.5817028574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60">
                <text:p>6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76.1957986437908">
                <text:p>76.19579864379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70">
                <text:p>7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78.4589636166733">
                <text:p>78.4589636166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10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75">
                <text:p>75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10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80.3978465448914">
                <text:p>80.3978465448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0">
                <text:p>8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2.0440290513647">
                <text:p>82.04402905136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5">
                <text:p>85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3.4310507721704">
                <text:p>83.4310507721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89.8648935968937">
                <text:p>89.8648935968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valeurs.M10:valeurs.M121 valeurs.A10:valeurs.B121 valeurs.F10:valeurs.G121 valeurs.U10:valeurs.X122" chart:data-source-has-labels="row" svg:x="0.77cm" svg:y="0.855cm" svg:width="11.711cm" svg:height="7.545cm">
          <chartooo:coordinate-region svg:x="0.916cm" svg:y="1.054cm" svg:width="11.379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valeurs.B10:valeurs.B121" chart:label-cell-address="valeurs.B10:valeurs.B10" chart:class="chart:scatter">
            <chart:domain table:cell-range-address="valeurs.M10:valeurs.M121"/>
            <chart:data-point chart:repeated="112"/>
          </chart:series>
          <chart:series chart:style-name="ch8" chart:values-cell-range-address="valeurs.A11:valeurs.A121" chart:label-cell-address="valeurs.A10:valeurs.A10" chart:class="chart:scatter">
            <chart:domain table:cell-range-address="valeurs.M11:valeurs.M121"/>
            <chart:data-point chart:repeated="111"/>
          </chart:series>
          <chart:series chart:style-name="ch9" chart:values-cell-range-address="valeurs.G11:valeurs.G121" chart:label-cell-address="valeurs.G10:valeurs.G10" chart:class="chart:scatter">
            <chart:domain table:cell-range-address="valeurs.M11:valeurs.M121"/>
            <chart:data-point chart:repeated="111"/>
          </chart:series>
          <chart:series chart:style-name="ch10" chart:values-cell-range-address="valeurs.F11:valeurs.F121" chart:label-cell-address="valeurs.F10:valeurs.F10" chart:class="chart:scatter">
            <chart:domain table:cell-range-address="valeurs.M11:valeurs.M121"/>
            <chart:data-point chart:repeated="111"/>
          </chart:series>
          <chart:series chart:style-name="ch11" chart:values-cell-range-address="valeurs.U11:valeurs.U122" chart:label-cell-address="valeurs.U10:valeurs.U10" chart:class="chart:scatter">
            <chart:domain table:cell-range-address="valeurs.M11:valeurs.M122"/>
            <chart:data-point chart:repeated="112"/>
          </chart:series>
          <chart:series chart:style-name="ch12" chart:values-cell-range-address="valeurs.V11:valeurs.V122" chart:label-cell-address="valeurs.V10:valeurs.V10" chart:class="chart:scatter">
            <chart:domain table:cell-range-address="valeurs.M11:valeurs.M122"/>
            <chart:data-point chart:repeated="112"/>
          </chart:series>
          <chart:series chart:style-name="ch13" chart:values-cell-range-address="valeurs.W11:valeurs.W122" chart:label-cell-address="valeurs.W10:valeurs.W10" chart:class="chart:scatter">
            <chart:domain table:cell-range-address="valeurs.M11:valeurs.M122"/>
            <chart:data-point chart:repeated="112"/>
          </chart:series>
          <chart:series chart:style-name="ch14" chart:values-cell-range-address="valeurs.X11:valeurs.X122" chart:label-cell-address="valeurs.X10:valeurs.X10" chart:class="chart:scatter">
            <chart:domain table:cell-range-address="valeurs.M11:valeurs.M122"/>
            <chart:data-point chart:repeated="1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 S+</text:p>
                <draw:g>
                  <svg:desc>valeurs.B10:valeurs.B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-</text:p>
                <draw:g>
                  <svg:desc>valeurs.A10:valeurs.A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 P+</text:p>
                <draw:g>
                  <svg:desc>valeurs.G10:valeurs.G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P-</text:p>
                <draw:g>
                  <svg:desc>valeurs.F10:valeurs.F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+</text:p>
                <draw:g>
                  <svg:desc>valeurs.U10:valeurs.U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-</text:p>
                <draw:g>
                  <svg:desc>valeurs.V10:valeurs.V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+</text:p>
                <draw:g>
                  <svg:desc>valeurs.W10:valeurs.W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-</text:p>
                <draw:g>
                  <svg:desc>valeurs.X10:valeurs.X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aleurs.M10:valeurs.M121</svg:desc>
                </draw:g>
              </table:table-cell>
              <table:table-cell office:value-type="float" office:value="NaN">
                <text:p>NaN</text:p>
                <draw:g>
                  <svg:desc>valeurs.B10:valeurs.B121</svg:desc>
                </draw:g>
              </table:table-cell>
              <table:table-cell office:value-type="float" office:value="-3">
                <text:p>-3</text:p>
                <draw:g>
                  <svg:desc>valeurs.M11:valeurs.M121</svg:desc>
                </draw:g>
              </table:table-cell>
              <table:table-cell office:value-type="float" office:value="0">
                <text:p>0</text:p>
                <draw:g>
                  <svg:desc>valeurs.A11:valeurs.A121</svg:desc>
                </draw:g>
              </table:table-cell>
              <table:table-cell office:value-type="float" office:value="-3">
                <text:p>-3</text:p>
                <draw:g>
                  <svg:desc>valeurs.M11:valeurs.M121</svg:desc>
                </draw:g>
              </table:table-cell>
              <table:table-cell office:value-type="float" office:value="0">
                <text:p>0</text:p>
                <draw:g>
                  <svg:desc>valeurs.G11:valeurs.G121</svg:desc>
                </draw:g>
              </table:table-cell>
              <table:table-cell office:value-type="float" office:value="-3">
                <text:p>-3</text:p>
                <draw:g>
                  <svg:desc>valeurs.M11:valeurs.M121</svg:desc>
                </draw:g>
              </table:table-cell>
              <table:table-cell office:value-type="float" office:value="0">
                <text:p>0</text:p>
                <draw:g>
                  <svg:desc>valeurs.F11:valeurs.F121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00000909907250659486">
                <text:p>0.0000000909907250659486</text:p>
                <draw:g>
                  <svg:desc>valeurs.U11:valeurs.U122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0150805292754363">
                <text:p>0.000150805292754363</text:p>
                <draw:g>
                  <svg:desc>valeurs.V11:valeurs.V122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00000000000208757054721921">
                <text:p>0.0000000000000208757054721921</text:p>
                <draw:g>
                  <svg:desc>valeurs.W11:valeurs.W122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150312796632857">
                <text:p>0.00150312796632857</text:p>
                <draw:g>
                  <svg:desc>valeurs.X11:valeurs.X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00116834403642362">
                <text:p>0.000000116834403642362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170884753005451">
                <text:p>0.000170884753005451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00000000026804936417582">
                <text:p>0.000000000000026804936417582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156708029584281">
                <text:p>0.00156708029584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00150018343778863">
                <text:p>0.000000150018343778863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193637753467674">
                <text:p>0.000193637753467674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000000000344182196528742">
                <text:p>0.0000000000000344182196528742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163375350228667">
                <text:p>0.00163375350228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.000000192627366313063">
                <text:p>0.000000192627366313063</text:p>
              </table:table-cell>
              <table:table-cell office:value-type="float" office:value="-2.875">
                <text:p>-2.875</text:p>
              </table:table-cell>
              <table:table-cell office:value-type="float" office:value="0.000219420269367976">
                <text:p>0.000219420269367976</text:p>
              </table:table-cell>
              <table:table-cell office:value-type="float" office:value="-2.875">
                <text:p>-2.875</text:p>
              </table:table-cell>
              <table:table-cell office:value-type="float" office:value="0.000000000000044193868831432">
                <text:p>0.000000000000044193868831432</text:p>
              </table:table-cell>
              <table:table-cell office:value-type="float" office:value="-2.875">
                <text:p>-2.875</text:p>
              </table:table-cell>
              <table:table-cell office:value-type="float" office:value="0.00170326334214336">
                <text:p>0.0017032633421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000247338434182824">
                <text:p>0.000000247338434182824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248635672769393">
                <text:p>0.000248635672769393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0000000000567460508413229">
                <text:p>0.0000000000000567460508413229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17757304962454">
                <text:p>0.0017757304962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000317588835828572">
                <text:p>0.000000317588835828572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281741043183454">
                <text:p>0.000281741043183454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0000000000728633715769134">
                <text:p>0.0000000000000728633715769134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185128077922698">
                <text:p>0.00185128077922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.000000407792136953622">
                <text:p>0.000000407792136953622</text:p>
              </table:table-cell>
              <table:table-cell office:value-type="float" office:value="-2.75">
                <text:p>-2.75</text:p>
              </table:table-cell>
              <table:table-cell office:value-type="float" office:value="0.000319254318373221">
                <text:p>0.000319254318373221</text:p>
              </table:table-cell>
              <table:table-cell office:value-type="float" office:value="-2.75">
                <text:p>-2.75</text:p>
              </table:table-cell>
              <table:table-cell office:value-type="float" office:value="0.0000000000000935584210503199">
                <text:p>0.0000000000000935584210503199</text:p>
              </table:table-cell>
              <table:table-cell office:value-type="float" office:value="-2.75">
                <text:p>-2.75</text:p>
              </table:table-cell>
              <table:table-cell office:value-type="float" office:value="0.00193004535788226">
                <text:p>0.00193004535788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002226469222042">
                <text:p>0.00002226469222042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235894432630053">
                <text:p>0.00235894432630053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000000000510811670936914">
                <text:p>0.00000000000510811670936914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375913864318845">
                <text:p>0.00375913864318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285884291992012">
                <text:p>0.0000285884291992012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267302648176076">
                <text:p>0.00267302648176076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0000000655895168623727">
                <text:p>0.00000000000655895168623727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39190713940233">
                <text:p>0.0039190713940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000036708267231075">
                <text:p>0.000036708267231075</text:p>
              </table:table-cell>
              <table:table-cell office:value-type="float" office:value="-2">
                <text:p>-2</text:p>
              </table:table-cell>
              <table:table-cell office:value-type="float" office:value="0.00302892602260418">
                <text:p>0.00302892602260418</text:p>
              </table:table-cell>
              <table:table-cell office:value-type="float" office:value="-2">
                <text:p>-2</text:p>
              </table:table-cell>
              <table:table-cell office:value-type="float" office:value="0.00000000000842186067195537">
                <text:p>0.00000000000842186067195537</text:p>
              </table:table-cell>
              <table:table-cell office:value-type="float" office:value="-2">
                <text:p>-2</text:p>
              </table:table-cell>
              <table:table-cell office:value-type="float" office:value="0.0040858081832191">
                <text:p>0.0040858081832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471343440320454">
                <text:p>0.0000471343440320454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343221025333632">
                <text:p>0.00343221025333632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000000108138831585933">
                <text:p>0.0000000000108138831585933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4259638448958">
                <text:p>0.004259638448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605216889841741">
                <text:p>0.0000605216889841741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388918758159187">
                <text:p>0.00388918758159187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000000138853008287249">
                <text:p>0.0000000000138853008287249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444086393955103">
                <text:p>0.00444086393955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.0000777113757845912">
                <text:p>0.0000777113757845912</text:p>
              </table:table-cell>
              <table:table-cell office:value-type="float" office:value="-1.875">
                <text:p>-1.875</text:p>
              </table:table-cell>
              <table:table-cell office:value-type="float" office:value="0.0044070061452128">
                <text:p>0.0044070061452128</text:p>
              </table:table-cell>
              <table:table-cell office:value-type="float" office:value="-1.875">
                <text:p>-1.875</text:p>
              </table:table-cell>
              <table:table-cell office:value-type="float" office:value="0.0000000000178290791824373">
                <text:p>0.0000000000178290791824373</text:p>
              </table:table-cell>
              <table:table-cell office:value-type="float" office:value="-1.875">
                <text:p>-1.875</text:p>
              </table:table-cell>
              <table:table-cell office:value-type="float" office:value="0.00462979923679881">
                <text:p>0.00462979923679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99783363319696">
                <text:p>0.000099783363319696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499376555726778">
                <text:p>0.00499376555726778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000000228929908263865">
                <text:p>0.000000000022892990826386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48267723015853">
                <text:p>0.0048267723015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128124344405297">
                <text:p>0.000128124344405297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565864351164299">
                <text:p>0.00565864351164299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0000000293951820850774">
                <text:p>0.0000000000293951820850774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503212504264729">
                <text:p>0.00503212504264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898154730127335">
                <text:p>0.0089815473012733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473612789457077">
                <text:p>0.047361278945707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000000206076136103381">
                <text:p>0.00000000206076136103381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102176649472083">
                <text:p>0.0102176649472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115322898599369">
                <text:p>0.0115322898599369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536642835060492">
                <text:p>0.0536642835060492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0000000264606996527823">
                <text:p>0.00000000264606996527823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106523435146077">
                <text:p>0.0106523435146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0148073491183478">
                <text:p>0.0148073491183478</text:p>
              </table:table-cell>
              <table:table-cell office:value-type="float" office:value="-1">
                <text:p>-1</text:p>
              </table:table-cell>
              <table:table-cell office:value-type="float" office:value="0.0608056500615959">
                <text:p>0.0608056500615959</text:p>
              </table:table-cell>
              <table:table-cell office:value-type="float" office:value="-1">
                <text:p>-1</text:p>
              </table:table-cell>
              <table:table-cell office:value-type="float" office:value="0.00000000339762108972292">
                <text:p>0.00000000339762108972292</text:p>
              </table:table-cell>
              <table:table-cell office:value-type="float" office:value="-1">
                <text:p>-1</text:p>
              </table:table-cell>
              <table:table-cell office:value-type="float" office:value="0.0111055118387609">
                <text:p>0.0111055118387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190123462923031">
                <text:p>0.0190123462923031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688967573920362">
                <text:p>0.0688967573920362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0000000436263183543176">
                <text:p>0.00000000436263183543176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115779562131171">
                <text:p>0.0115779562131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244112373666248">
                <text:p>0.0244112373666248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780637439010647">
                <text:p>0.0780637439010647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0000000560173016026834">
                <text:p>0.00000000560173016026834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120704963517282">
                <text:p>0.0120704963517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.0313428382914863">
                <text:p>0.0313428382914863</text:p>
              </table:table-cell>
              <table:table-cell office:value-type="float" office:value="-0.875">
                <text:p>-0.875</text:p>
              </table:table-cell>
              <table:table-cell office:value-type="float" office:value="0.0884494529192159">
                <text:p>0.0884494529192159</text:p>
              </table:table-cell>
              <table:table-cell office:value-type="float" office:value="-0.875">
                <text:p>-0.875</text:p>
              </table:table-cell>
              <table:table-cell office:value-type="float" office:value="0.0000000071927639030837">
                <text:p>0.0000000071927639030837</text:p>
              </table:table-cell>
              <table:table-cell office:value-type="float" office:value="-0.875">
                <text:p>-0.875</text:p>
              </table:table-cell>
              <table:table-cell office:value-type="float" office:value="0.0125839868082596">
                <text:p>0.0125839868082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402420156559774">
                <text:p>0.0402420156559774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100215631384071">
                <text:p>0.100215631384071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0000000923569166758394">
                <text:p>0.00000000923569166758394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131193184551219">
                <text:p>0.0131193184551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516668497589538">
                <text:p>0.0516668497589538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11354541404303">
                <text:p>0.11354541404303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000000118588628415233">
                <text:p>0.0000000118588628415233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136774200252579">
                <text:p>0.0136774200252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3.51746769016276">
                <text:p>3.5174676901627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943523395508318">
                <text:p>0.943523395508318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000000831370461897611">
                <text:p>0.000000831370461897611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0277690758787332">
                <text:p>0.0277690758787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47922648129554">
                <text:p>4.4792264812955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1.06793241296215">
                <text:p>1.06793241296215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00000106750080095919">
                <text:p>0.00000106750080095919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0289501840695595">
                <text:p>0.0289501840695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9110478130801">
                <text:p>5.69110478130801</text:p>
              </table:table-cell>
              <table:table-cell office:value-type="float" office:value="0">
                <text:p>0</text:p>
              </table:table-cell>
              <table:table-cell office:value-type="float" office:value="1.20856368936525">
                <text:p>1.20856368936525</text:p>
              </table:table-cell>
              <table:table-cell office:value-type="float" office:value="0">
                <text:p>0</text:p>
              </table:table-cell>
              <table:table-cell office:value-type="float" office:value="0.00000137069815614843">
                <text:p>0.00000137069815614843</text:p>
              </table:table-cell>
              <table:table-cell office:value-type="float" office:value="0">
                <text:p>0</text:p>
              </table:table-cell>
              <table:table-cell office:value-type="float" office:value="0.030181511741983">
                <text:p>0.030181511741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7.21039802088092">
                <text:p>7.2103980208809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.36748159385044">
                <text:p>1.36748159385044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0000176001126348833">
                <text:p>0.0000017600112634883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4651927117225">
                <text:p>0.0314651927117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.10298160254923">
                <text:p>9.102981602549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546998974757">
                <text:p>1.54699897475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0000225989918342353">
                <text:p>0.000002259899183423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28034513327242">
                <text:p>0.0328034513327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11.4419357878931">
                <text:p>11.4419357878931</text:p>
              </table:table-cell>
              <table:table-cell office:value-type="float" office:value="0.125">
                <text:p>0.125</text:p>
              </table:table-cell>
              <table:table-cell office:value-type="float" office:value="1.74970308829962">
                <text:p>1.74970308829962</text:p>
              </table:table-cell>
              <table:table-cell office:value-type="float" office:value="0.125">
                <text:p>0.125</text:p>
              </table:table-cell>
              <table:table-cell office:value-type="float" office:value="0.00000290176796997264">
                <text:p>0.00000290176796997264</text:p>
              </table:table-cell>
              <table:table-cell office:value-type="float" office:value="0.125">
                <text:p>0.125</text:p>
              </table:table-cell>
              <table:table-cell office:value-type="float" office:value="0.0341986063276678">
                <text:p>0.0341986063276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4.3043506426541">
                <text:p>14.30435064265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.97848309583007">
                <text:p>1.9784830958300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00037259437926549">
                <text:p>0.000003725943792654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56530747795738">
                <text:p>0.0356530747795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0">
                <text:p>1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7.7656637638027">
                <text:p>17.765663763802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.23655886769246">
                <text:p>2.236558867692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000478420647466384">
                <text:p>0.0000047842064746638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371693762912036">
                <text:p>0.0371693762912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1.8910628567628">
                <text:p>21.8910628567628</text:p>
              </table:table-cell>
              <table:table-cell office:value-type="float" office:value="0.25">
                <text:p>0.25</text:p>
              </table:table-cell>
              <table:table-cell office:value-type="float" office:value="2.52751069010282">
                <text:p>2.52751069010282</text:p>
              </table:table-cell>
              <table:table-cell office:value-type="float" office:value="0.25">
                <text:p>0.25</text:p>
              </table:table-cell>
              <table:table-cell office:value-type="float" office:value="0.00000614304261940166">
                <text:p>0.00000614304261940166</text:p>
              </table:table-cell>
              <table:table-cell office:value-type="float" office:value="0.25">
                <text:p>0.25</text:p>
              </table:table-cell>
              <table:table-cell office:value-type="float" office:value="0.0387501373192153">
                <text:p>0.0387501373192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10.897018397451">
                <text:p>110.89701839745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6.2851917834858">
                <text:p>16.285191783485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0033539753557679">
                <text:p>0.0003353975355767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754441762842518">
                <text:p>0.0754441762842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0">
                <text:p>9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12.789601979119">
                <text:p>112.7896019791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8.0968109186219">
                <text:p>18.09681091862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000430658504540111">
                <text:p>0.000430658504540111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0786512873437258">
                <text:p>0.0786512873437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4.308895218692">
                <text:p>114.308895218692</text:p>
              </table:table-cell>
              <table:table-cell office:value-type="float" office:value="1">
                <text:p>1</text:p>
              </table:table-cell>
              <table:table-cell office:value-type="float" office:value="20.0668076186992">
                <text:p>20.0668076186992</text:p>
              </table:table-cell>
              <table:table-cell office:value-type="float" office:value="1">
                <text:p>1</text:p>
              </table:table-cell>
              <table:table-cell office:value-type="float" office:value="0.000552975714199325">
                <text:p>0.000552975714199325</text:p>
              </table:table-cell>
              <table:table-cell office:value-type="float" office:value="1">
                <text:p>1</text:p>
              </table:table-cell>
              <table:table-cell office:value-type="float" office:value="0.0819946074960581">
                <text:p>0.0819946074960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40">
                <text:p>4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15.520773518704">
                <text:p>115.520773518704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22.1994544486417">
                <text:p>22.199454448641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.000710033632762053">
                <text:p>0.000710033632762053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.0854799108800345">
                <text:p>0.085479910880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40">
                <text:p>4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16.482532309837">
                <text:p>116.482532309837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24.497015270784">
                <text:p>24.49701527078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000911699188278653">
                <text:p>0.000911699188278653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0891132154732508">
                <text:p>0.08911321547325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1.125">
                <text:p>1.125</text:p>
              </table:table-cell>
              <table:table-cell office:value-type="float" office:value="50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117.242715610797">
                <text:p>117.242715610797</text:p>
              </table:table-cell>
              <table:table-cell office:value-type="float" office:value="1.125">
                <text:p>1.125</text:p>
              </table:table-cell>
              <table:table-cell office:value-type="float" office:value="26.9593514445609">
                <text:p>26.9593514445609</text:p>
              </table:table-cell>
              <table:table-cell office:value-type="float" office:value="1.125">
                <text:p>1.125</text:p>
              </table:table-cell>
              <table:table-cell office:value-type="float" office:value="0.00117064156198284">
                <text:p>0.00117064156198284</text:p>
              </table:table-cell>
              <table:table-cell office:value-type="float" office:value="1.125">
                <text:p>1.125</text:p>
              </table:table-cell>
              <table:table-cell office:value-type="float" office:value="0.0929007933079338">
                <text:p>0.0929007933079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5">
                <text:p>1.125</text:p>
              </table:table-cell>
              <table:table-cell office:value-type="float" office:value="120">
                <text:p>12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0">
                <text:p>6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17.841654804549">
                <text:p>117.84165480454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9.5835563506995">
                <text:p>29.583556350699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00150312796632857">
                <text:p>0.0015031279663285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0968491811076838">
                <text:p>0.0968491811076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70">
                <text:p>7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18.312364754811">
                <text:p>118.31236475481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32.3636469379288">
                <text:p>32.3636469379288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.00193004535788226">
                <text:p>0.00193004535788226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.100965191361868">
                <text:p>0.100965191361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1.25">
                <text:p>1.25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18.681566884329">
                <text:p>118.681566884329</text:p>
              </table:table-cell>
              <table:table-cell office:value-type="float" office:value="1.25">
                <text:p>1.25</text:p>
              </table:table-cell>
              <table:table-cell office:value-type="float" office:value="35.2903430907068">
                <text:p>35.2903430907068</text:p>
              </table:table-cell>
              <table:table-cell office:value-type="float" office:value="1.25">
                <text:p>1.25</text:p>
              </table:table-cell>
              <table:table-cell office:value-type="float" office:value="0.00247821220031251">
                <text:p>0.00247821220031251</text:p>
              </table:table-cell>
              <table:table-cell office:value-type="float" office:value="1.25">
                <text:p>1.25</text:p>
              </table:table-cell>
              <table:table-cell office:value-type="float" office:value="0.105255923854996">
                <text:p>0.105255923854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">
                <text:p>1.25</text:p>
              </table:table-cell>
              <table:table-cell office:value-type="float" office:value="120">
                <text:p>12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0">
                <text:p>8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5">
                <text:p>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">
                <text:p>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19.975588762633">
                <text:p>119.97558876263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5.502984729216">
                <text:p>85.502984729216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.135106403106329">
                <text:p>0.135106403106329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.204783566944761">
                <text:p>0.204783566944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85">
                <text:p>8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5">
                <text:p>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">
                <text:p>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19.980987653708">
                <text:p>119.980987653708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87.8005455513583">
                <text:p>87.8005455513583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.173406119699473">
                <text:p>0.173406119699473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.213475807342498">
                <text:p>0.213475807342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9.985192650882">
                <text:p>119.985192650882</text:p>
              </table:table-cell>
              <table:table-cell office:value-type="float" office:value="2">
                <text:p>2</text:p>
              </table:table-cell>
              <table:table-cell office:value-type="float" office:value="89.9331923813008">
                <text:p>89.9331923813008</text:p>
              </table:table-cell>
              <table:table-cell office:value-type="float" office:value="2">
                <text:p>2</text:p>
              </table:table-cell>
              <table:table-cell office:value-type="float" office:value="0.22253608409713">
                <text:p>0.22253608409713</text:p>
              </table:table-cell>
              <table:table-cell office:value-type="float" office:value="2">
                <text:p>2</text:p>
              </table:table-cell>
              <table:table-cell office:value-type="float" office:value="0.22253608409713">
                <text:p>0.22253608409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85">
                <text:p>85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0">
                <text:p>1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">
                <text:p>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19.98846771014">
                <text:p>119.98846771014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91.903189081378">
                <text:p>91.903189081378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.285541455823667">
                <text:p>0.285541455823667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.231979900911616">
                <text:p>0.231979900911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5">
                <text:p>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0">
                <text:p>1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">
                <text:p>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19.991018452699">
                <text:p>119.991018452699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93.7148082165142">
                <text:p>93.714808216514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366312394430652">
                <text:p>0.36631239443065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241823407722495">
                <text:p>0.241823407722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  <table:table-cell office:value-type="float" office:value="85">
                <text:p>85</text:p>
              </table:table-cell>
              <table:table-cell office:value-type="float" office:value="2.125">
                <text:p>2.125</text:p>
              </table:table-cell>
              <table:table-cell office:value-type="float" office:value="10">
                <text:p>10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2.125">
                <text:p>2.125</text:p>
              </table:table-cell>
              <table:table-cell office:value-type="float" office:value="119.993005048121">
                <text:p>119.993005048121</text:p>
              </table:table-cell>
              <table:table-cell office:value-type="float" office:value="2.125">
                <text:p>2.125</text:p>
              </table:table-cell>
              <table:table-cell office:value-type="float" office:value="95.3739335782388">
                <text:p>95.3739335782388</text:p>
              </table:table-cell>
              <table:table-cell office:value-type="float" office:value="2.125">
                <text:p>2.125</text:p>
              </table:table-cell>
              <table:table-cell office:value-type="float" office:value="0.469811312420256">
                <text:p>0.469811312420256</text:p>
              </table:table-cell>
              <table:table-cell office:value-type="float" office:value="2.125">
                <text:p>2.125</text:p>
              </table:table-cell>
              <table:table-cell office:value-type="float" office:value="0.252083427040888">
                <text:p>0.252083427040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25">
                <text:p>2.125</text:p>
              </table:table-cell>
              <table:table-cell office:value-type="float" office:value="120">
                <text:p>1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5">
                <text:p>8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">
                <text:p>1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19.994552255756">
                <text:p>119.99455225575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96.8876785775671">
                <text:p>96.887678577567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602356583185636">
                <text:p>0.60235658318563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262777481315296">
                <text:p>0.262777481315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85">
                <text:p>85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">
                <text:p>12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">
                <text:p>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19.995757249911">
                <text:p>119.995757249911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98.2640346659784">
                <text:p>98.2640346659784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.771973687234079">
                <text:p>0.771973687234079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.273923821351255">
                <text:p>0.273923821351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5">
                <text:p>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5">
                <text:p>1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19.999939478311">
                <text:p>119.99993947831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08.453001025243">
                <text:p>108.45300102524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33.9786601918331">
                <text:p>33.978660191833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.554491535481582">
                <text:p>0.554491535481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85">
                <text:p>85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20">
                <text:p>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">
                <text:p>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19.999952865656">
                <text:p>119.999952865656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08.63251840615">
                <text:p>108.63251840615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39.4041149202782">
                <text:p>39.404114920278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.577931939694502">
                <text:p>0.577931939694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9.999963291733">
                <text:p>119.999963291733</text:p>
              </table:table-cell>
              <table:table-cell office:value-type="float" office:value="3">
                <text:p>3</text:p>
              </table:table-cell>
              <table:table-cell office:value-type="float" office:value="108.791436310635">
                <text:p>108.791436310635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.602356583185637">
                <text:p>0.6023565831856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88">
                <text:p>8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25">
                <text:p>25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">
                <text:p>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19.999971411571">
                <text:p>119.999971411571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08.932067587038">
                <text:p>108.93206758703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50.5958850797218">
                <text:p>50.595885079721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.627806217463676">
                <text:p>0.6278062174636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88">
                <text:p>8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30">
                <text:p>3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">
                <text:p>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19.999977735308">
                <text:p>119.99997773530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09.056476604492">
                <text:p>109.056476604492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56.0213398081669">
                <text:p>56.0213398081669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654323231672414">
                <text:p>0.654323231672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3.125">
                <text:p>3.125</text:p>
              </table:table-cell>
              <table:table-cell office:value-type="float" office:value="88">
                <text:p>88</text:p>
              </table:table-cell>
              <table:table-cell office:value-type="float" office:value="3.125">
                <text:p>3.125</text:p>
              </table:table-cell>
              <table:table-cell office:value-type="float" office:value="45">
                <text:p>45</text:p>
              </table:table-cell>
              <table:table-cell office:value-type="float" office:value="3.125">
                <text:p>3.125</text:p>
              </table:table-cell>
              <table:table-cell office:value-type="float" office:value="0">
                <text:p>0</text:p>
              </table:table-cell>
              <table:table-cell office:value-type="float" office:value="3.125">
                <text:p>3.125</text:p>
              </table:table-cell>
              <table:table-cell office:value-type="float" office:value="119.99998266024">
                <text:p>119.99998266024</text:p>
              </table:table-cell>
              <table:table-cell office:value-type="float" office:value="3.125">
                <text:p>3.125</text:p>
              </table:table-cell>
              <table:table-cell office:value-type="float" office:value="109.166503460535">
                <text:p>109.166503460535</text:p>
              </table:table-cell>
              <table:table-cell office:value-type="float" office:value="3.125">
                <text:p>3.125</text:p>
              </table:table-cell>
              <table:table-cell office:value-type="float" office:value="61.1260829257854">
                <text:p>61.1260829257854</text:p>
              </table:table-cell>
              <table:table-cell office:value-type="float" office:value="3.125">
                <text:p>3.125</text:p>
              </table:table-cell>
              <table:table-cell office:value-type="float" office:value="0.681951714107473">
                <text:p>0.681951714107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5">
                <text:p>3.125</text:p>
              </table:table-cell>
              <table:table-cell office:value-type="float" office:value="120">
                <text:p>1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8">
                <text:p>8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90">
                <text:p>9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19.999986495781">
                <text:p>119.99998649578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09.263786398329">
                <text:p>109.26378639832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65.7952720767004">
                <text:p>65.795272076700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710737515667696">
                <text:p>0.710737515667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88">
                <text:p>8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90">
                <text:p>9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">
                <text:p>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19.999989482903">
                <text:p>119.999989482903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09.349782425813">
                <text:p>109.349782425813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69.9569875057222">
                <text:p>69.9569875057222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.740728315267608">
                <text:p>0.74072831526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88">
                <text:p>88</text:p>
              </table:table-cell>
              <table:table-cell office:value-type="float" office:value="3.25">
                <text:p>3.25</text:p>
              </table:table-cell>
              <table:table-cell office:value-type="float" office:value="90">
                <text:p>9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119.999991809277">
                <text:p>119.999991809277</text:p>
              </table:table-cell>
              <table:table-cell office:value-type="float" office:value="3.25">
                <text:p>3.25</text:p>
              </table:table-cell>
              <table:table-cell office:value-type="float" office:value="109.425786173709">
                <text:p>109.425786173709</text:p>
              </table:table-cell>
              <table:table-cell office:value-type="float" office:value="3.25">
                <text:p>3.25</text:p>
              </table:table-cell>
              <table:table-cell office:value-type="float" office:value="73.5817028574279">
                <text:p>73.5817028574279</text:p>
              </table:table-cell>
              <table:table-cell office:value-type="float" office:value="3.25">
                <text:p>3.25</text:p>
              </table:table-cell>
              <table:table-cell office:value-type="float" office:value="0.771973687234079">
                <text:p>0.771973687234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5">
                <text:p>3.25</text:p>
              </table:table-cell>
              <table:table-cell office:value-type="float" office:value="120">
                <text:p>12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">
                <text:p>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19.999999849982">
                <text:p>119.999999849982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09.921936256099">
                <text:p>109.921936256099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89.6336876055694">
                <text:p>89.6336876055694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.49147496852646">
                <text:p>1.49147496852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">
                <text:p>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19.999999883166">
                <text:p>119.999999883166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09.931103242608">
                <text:p>109.931103242608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89.7144585441763">
                <text:p>89.7144585441763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.55383702552868">
                <text:p>1.55383702552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9.999999909009">
                <text:p>119.999999909009</text:p>
              </table:table-cell>
              <table:table-cell office:value-type="float" office:value="4">
                <text:p>4</text:p>
              </table:table-cell>
              <table:table-cell office:value-type="float" office:value="109.939194349938">
                <text:p>109.939194349938</text:p>
              </table:table-cell>
              <table:table-cell office:value-type="float" office:value="4">
                <text:p>4</text:p>
              </table:table-cell>
              <table:table-cell office:value-type="float" office:value="89.7774639159029">
                <text:p>89.7774639159029</text:p>
              </table:table-cell>
              <table:table-cell office:value-type="float" office:value="4">
                <text:p>4</text:p>
              </table:table-cell>
              <table:table-cell office:value-type="float" office:value="1.61875889658824">
                <text:p>1.618758896588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0">
                <text:p>10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90">
                <text:p>9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0">
                <text:p>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19.999999929136">
                <text:p>119.999999929136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9.946335716494">
                <text:p>109.946335716494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89.8265938803005">
                <text:p>89.8265938803005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.68634159221781">
                <text:p>1.68634159221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0">
                <text:p>10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90">
                <text:p>9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0">
                <text:p>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19.999999944811">
                <text:p>119.999999944811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9.952638721054">
                <text:p>109.952638721054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89.8648935968937">
                <text:p>89.8648935968937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.75668976296033">
                <text:p>1.75668976296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4.125">
                <text:p>4.125</text:p>
              </table:table-cell>
              <table:table-cell office:value-type="float" office:value="100">
                <text:p>100</text:p>
              </table:table-cell>
              <table:table-cell office:value-type="float" office:value="4.125">
                <text:p>4.125</text:p>
              </table:table-cell>
              <table:table-cell office:value-type="float" office:value="90">
                <text:p>90</text:p>
              </table:table-cell>
              <table:table-cell office:value-type="float" office:value="4.125">
                <text:p>4.125</text:p>
              </table:table-cell>
              <table:table-cell office:value-type="float" office:value="0">
                <text:p>0</text:p>
              </table:table-cell>
              <table:table-cell office:value-type="float" office:value="4.125">
                <text:p>4.125</text:p>
              </table:table-cell>
              <table:table-cell office:value-type="float" office:value="119.999999957019">
                <text:p>119.999999957019</text:p>
              </table:table-cell>
              <table:table-cell office:value-type="float" office:value="4.125">
                <text:p>4.125</text:p>
              </table:table-cell>
              <table:table-cell office:value-type="float" office:value="109.958201703377">
                <text:p>109.958201703377</text:p>
              </table:table-cell>
              <table:table-cell office:value-type="float" office:value="4.125">
                <text:p>4.125</text:p>
              </table:table-cell>
              <table:table-cell office:value-type="float" office:value="89.894744076145">
                <text:p>89.894744076145</text:p>
              </table:table-cell>
              <table:table-cell office:value-type="float" office:value="4.125">
                <text:p>4.125</text:p>
              </table:table-cell>
              <table:table-cell office:value-type="float" office:value="1.82991180083929">
                <text:p>1.829911800839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25">
                <text:p>4.125</text:p>
              </table:table-cell>
              <table:table-cell office:value-type="float" office:value="120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0">
                <text:p>10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90">
                <text:p>9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19.999999966526">
                <text:p>119.9999999665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9.963111485649">
                <text:p>109.963111485649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89.918005392504">
                <text:p>89.91800539250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.90611994095609">
                <text:p>1.906119940956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0">
                <text:p>10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90">
                <text:p>9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0">
                <text:p>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19.999999973931">
                <text:p>119.999999973931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9.967444717514">
                <text:p>109.967444717514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89.936129664081">
                <text:p>89.936129664081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.98543036293724">
                <text:p>1.98543036293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4.25">
                <text:p>4.25</text:p>
              </table:table-cell>
              <table:table-cell office:value-type="float" office:value="100">
                <text:p>100</text:p>
              </table:table-cell>
              <table:table-cell office:value-type="float" office:value="4.25">
                <text:p>4.25</text:p>
              </table:table-cell>
              <table:table-cell office:value-type="float" office:value="90">
                <text:p>90</text:p>
              </table:table-cell>
              <table:table-cell office:value-type="float" office:value="4.25">
                <text:p>4.25</text:p>
              </table:table-cell>
              <table:table-cell office:value-type="float" office:value="10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119.999999979697">
                <text:p>119.999999979697</text:p>
              </table:table-cell>
              <table:table-cell office:value-type="float" office:value="4.25">
                <text:p>4.25</text:p>
              </table:table-cell>
              <table:table-cell office:value-type="float" office:value="109.971269064899">
                <text:p>109.971269064899</text:p>
              </table:table-cell>
              <table:table-cell office:value-type="float" office:value="4.25">
                <text:p>4.25</text:p>
              </table:table-cell>
              <table:table-cell office:value-type="float" office:value="89.9502499226769">
                <text:p>89.9502499226769</text:p>
              </table:table-cell>
              <table:table-cell office:value-type="float" office:value="4.25">
                <text:p>4.25</text:p>
              </table:table-cell>
              <table:table-cell office:value-type="float" office:value="2.06796329190231">
                <text:p>2.06796329190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5">
                <text:p>4.25</text:p>
              </table:table-cell>
              <table:table-cell office:value-type="float" office:value="120">
                <text:p>12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90">
                <text:p>9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">
                <text:p>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9.999999999628">
                <text:p>119.999999999628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9.996110812418">
                <text:p>109.996110812418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89.9990883008117">
                <text:p>89.9990883008117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3.9419997944815">
                <text:p>3.9419997944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90">
                <text:p>9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">
                <text:p>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9.99999999971">
                <text:p>119.99999999971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9.996567789747">
                <text:p>109.996567789747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89.9992899663672">
                <text:p>89.9992899663672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4.10207524582721">
                <text:p>4.102075245827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9.999999999774">
                <text:p>119.999999999774</text:p>
              </table:table-cell>
              <table:table-cell office:value-type="float" office:value="5">
                <text:p>5</text:p>
              </table:table-cell>
              <table:table-cell office:value-type="float" office:value="109.996971073977">
                <text:p>109.996971073977</text:p>
              </table:table-cell>
              <table:table-cell office:value-type="float" office:value="5">
                <text:p>5</text:p>
              </table:table-cell>
              <table:table-cell office:value-type="float" office:value="89.9994470242858">
                <text:p>89.9994470242858</text:p>
              </table:table-cell>
              <table:table-cell office:value-type="float" office:value="5">
                <text:p>5</text:p>
              </table:table-cell>
              <table:table-cell office:value-type="float" office:value="4.26832858598101">
                <text:p>4.26832858598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90">
                <text:p>9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">
                <text:p>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9.999999999824">
                <text:p>119.999999999824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9.997326973518">
                <text:p>109.997326973518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89.9995693414955">
                <text:p>89.9995693414955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4.44097165787817">
                <text:p>4.440971657878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90">
                <text:p>9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">
                <text:p>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9.999999999863">
                <text:p>119.99999999986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9.997641055674">
                <text:p>109.997641055674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89.9996646024644">
                <text:p>89.9996646024644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4.62022138037846">
                <text:p>4.62022138037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5.125">
                <text:p>5.125</text:p>
              </table:table-cell>
              <table:table-cell office:value-type="float" office:value="110">
                <text:p>110</text:p>
              </table:table-cell>
              <table:table-cell office:value-type="float" office:value="5.125">
                <text:p>5.125</text:p>
              </table:table-cell>
              <table:table-cell office:value-type="float" office:value="90">
                <text:p>90</text:p>
              </table:table-cell>
              <table:table-cell office:value-type="float" office:value="5.125">
                <text:p>5.125</text:p>
              </table:table-cell>
              <table:table-cell office:value-type="float" office:value="20">
                <text:p>20</text:p>
              </table:table-cell>
              <table:table-cell office:value-type="float" office:value="5.125">
                <text:p>5.125</text:p>
              </table:table-cell>
              <table:table-cell office:value-type="float" office:value="119.999999999893">
                <text:p>119.999999999893</text:p>
              </table:table-cell>
              <table:table-cell office:value-type="float" office:value="5.125">
                <text:p>5.125</text:p>
              </table:table-cell>
              <table:table-cell office:value-type="float" office:value="109.997918233693">
                <text:p>109.997918233693</text:p>
              </table:table-cell>
              <table:table-cell office:value-type="float" office:value="5.125">
                <text:p>5.125</text:p>
              </table:table-cell>
              <table:table-cell office:value-type="float" office:value="89.9997387919213">
                <text:p>89.9997387919213</text:p>
              </table:table-cell>
              <table:table-cell office:value-type="float" office:value="5.125">
                <text:p>5.125</text:p>
              </table:table-cell>
              <table:table-cell office:value-type="float" office:value="4.80629968198418">
                <text:p>4.80629968198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25">
                <text:p>5.125</text:p>
              </table:table-cell>
              <table:table-cell office:value-type="float" office:value="120">
                <text:p>1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90">
                <text:p>9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0">
                <text:p>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9.999999999917">
                <text:p>119.99999999991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9.998162843597">
                <text:p>109.9981628435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89.9997965708132">
                <text:p>89.99979657081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99943341418506">
                <text:p>4.99943341418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90">
                <text:p>9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0">
                <text:p>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9.999999999935">
                <text:p>119.999999999935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09.998378711983">
                <text:p>109.998378711983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89.9998415691108">
                <text:p>89.9998415691108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5.19985424280422">
                <text:p>5.19985424280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5.25">
                <text:p>5.25</text:p>
              </table:table-cell>
              <table:table-cell office:value-type="float" office:value="110">
                <text:p>110</text:p>
              </table:table-cell>
              <table:table-cell office:value-type="float" office:value="5.25">
                <text:p>5.25</text:p>
              </table:table-cell>
              <table:table-cell office:value-type="float" office:value="90">
                <text:p>90</text:p>
              </table:table-cell>
              <table:table-cell office:value-type="float" office:value="5.25">
                <text:p>5.25</text:p>
              </table:table-cell>
              <table:table-cell office:value-type="float" office:value="20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119.99999999995">
                <text:p>119.99999999995</text:p>
              </table:table-cell>
              <table:table-cell office:value-type="float" office:value="5.25">
                <text:p>5.25</text:p>
              </table:table-cell>
              <table:table-cell office:value-type="float" office:value="109.998569215869">
                <text:p>109.998569215869</text:p>
              </table:table-cell>
              <table:table-cell office:value-type="float" office:value="5.25">
                <text:p>5.25</text:p>
              </table:table-cell>
              <table:table-cell office:value-type="float" office:value="89.9998766138514">
                <text:p>89.9998766138514</text:p>
              </table:table-cell>
              <table:table-cell office:value-type="float" office:value="5.25">
                <text:p>5.25</text:p>
              </table:table-cell>
              <table:table-cell office:value-type="float" office:value="5.40779851566069">
                <text:p>5.40779851566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5">
                <text:p>5.25</text:p>
              </table:table-cell>
              <table:table-cell office:value-type="float" office:value="120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0">
                <text:p>9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20">
                <text:p>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09.999806362247">
                <text:p>109.99980636224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89.9999977401008">
                <text:p>89.9999977401008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.96545861751314">
                <text:p>9.96545861751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90">
                <text:p>9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20">
                <text:p>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09.999829115247">
                <text:p>109.999829115247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89.9999982399887">
                <text:p>89.9999982399887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0.3407417235549">
                <text:p>10.3407417235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6">
                <text:p>6</text:p>
              </table:table-cell>
              <table:table-cell office:value-type="float" office:value="109.999849194707">
                <text:p>109.999849194707</text:p>
              </table:table-cell>
              <table:table-cell office:value-type="float" office:value="6">
                <text:p>6</text:p>
              </table:table-cell>
              <table:table-cell office:value-type="float" office:value="89.9999986293019">
                <text:p>89.9999986293019</text:p>
              </table:table-cell>
              <table:table-cell office:value-type="float" office:value="6">
                <text:p>6</text:p>
              </table:table-cell>
              <table:table-cell office:value-type="float" office:value="10.7282629819906">
                <text:p>10.7282629819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90">
                <text:p>9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20">
                <text:p>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09.999866914775">
                <text:p>109.999866914775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89.9999989324992">
                <text:p>89.9999989324992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.1282779112398">
                <text:p>11.1282779112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90">
                <text:p>9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20">
                <text:p>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09.999882552684">
                <text:p>109.99988255268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89.9999991686295">
                <text:p>89.999999168629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.5410363833267">
                <text:p>11.54103638332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10">
                <text:p>110</text:p>
              </table:table-cell>
              <table:table-cell office:value-type="float" office:value="6.125">
                <text:p>6.125</text:p>
              </table:table-cell>
              <table:table-cell office:value-type="float" office:value="90">
                <text:p>90</text:p>
              </table:table-cell>
              <table:table-cell office:value-type="float" office:value="6.125">
                <text:p>6.125</text:p>
              </table:table-cell>
              <table:table-cell office:value-type="float" office:value="30">
                <text:p>30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09.999896353095">
                <text:p>109.999896353095</text:p>
              </table:table-cell>
              <table:table-cell office:value-type="float" office:value="6.125">
                <text:p>6.125</text:p>
              </table:table-cell>
              <table:table-cell office:value-type="float" office:value="89.999999352528">
                <text:p>89.999999352528</text:p>
              </table:table-cell>
              <table:table-cell office:value-type="float" office:value="6.125">
                <text:p>6.125</text:p>
              </table:table-cell>
              <table:table-cell office:value-type="float" office:value="11.9667816178046">
                <text:p>11.9667816178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90">
                <text:p>9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0">
                <text:p>3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09.999908531917">
                <text:p>109.99990853191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89.9999994957483">
                <text:p>89.999999495748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.4057491268442">
                <text:p>12.4057491268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90">
                <text:p>9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30">
                <text:p>3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09.999919279692">
                <text:p>109.999919279692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89.9999996072884">
                <text:p>89.9999996072884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.8581656131452">
                <text:p>12.8581656131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10">
                <text:p>110</text:p>
              </table:table-cell>
              <table:table-cell office:value-type="float" office:value="6.25">
                <text:p>6.25</text:p>
              </table:table-cell>
              <table:table-cell office:value-type="float" office:value="90">
                <text:p>90</text:p>
              </table:table-cell>
              <table:table-cell office:value-type="float" office:value="6.25">
                <text:p>6.25</text:p>
              </table:table-cell>
              <table:table-cell office:value-type="float" office:value="30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09.999928764572">
                <text:p>109.999928764572</text:p>
              </table:table-cell>
              <table:table-cell office:value-type="float" office:value="6.25">
                <text:p>6.25</text:p>
              </table:table-cell>
              <table:table-cell office:value-type="float" office:value="89.9999996941559">
                <text:p>89.9999996941559</text:p>
              </table:table-cell>
              <table:table-cell office:value-type="float" office:value="6.25">
                <text:p>6.25</text:p>
              </table:table-cell>
              <table:table-cell office:value-type="float" office:value="13.3242478228521">
                <text:p>13.3242478228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90">
                <text:p>9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30">
                <text:p>3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09.999990359328">
                <text:p>109.999990359328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89.9999999943983">
                <text:p>89.9999999943983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22.7588159456397">
                <text:p>22.75881594563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90">
                <text:p>9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30">
                <text:p>3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09.999991492137">
                <text:p>109.999991492137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89.9999999956374">
                <text:p>89.9999999956374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23.4745683749056">
                <text:p>23.47456837490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09.999992491837">
                <text:p>109.999992491837</text:p>
              </table:table-cell>
              <table:table-cell office:value-type="float" office:value="7">
                <text:p>7</text:p>
              </table:table-cell>
              <table:table-cell office:value-type="float" office:value="89.9999999966024">
                <text:p>89.9999999966024</text:p>
              </table:table-cell>
              <table:table-cell office:value-type="float" office:value="7">
                <text:p>7</text:p>
              </table:table-cell>
              <table:table-cell office:value-type="float" office:value="24.2047279232996">
                <text:p>24.2047279232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90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30">
                <text:p>3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09.999993374069">
                <text:p>109.999993374069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89.9999999973539">
                <text:p>89.9999999973539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24.9490812031898">
                <text:p>24.94908120318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90">
                <text:p>9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30">
                <text:p>3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09.999994152637">
                <text:p>109.999994152637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89.9999999979393">
                <text:p>89.9999999979393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25.707381345805">
                <text:p>25.707381345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10">
                <text:p>110</text:p>
              </table:table-cell>
              <table:table-cell office:value-type="float" office:value="7.125">
                <text:p>7.125</text:p>
              </table:table-cell>
              <table:table-cell office:value-type="float" office:value="90">
                <text:p>90</text:p>
              </table:table-cell>
              <table:table-cell office:value-type="float" office:value="7.125">
                <text:p>7.125</text:p>
              </table:table-cell>
              <table:table-cell office:value-type="float" office:value="30">
                <text:p>30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09.99999483972">
                <text:p>109.99999483972</text:p>
              </table:table-cell>
              <table:table-cell office:value-type="float" office:value="7.125">
                <text:p>7.125</text:p>
              </table:table-cell>
              <table:table-cell office:value-type="float" office:value="89.9999999983951">
                <text:p>89.9999999983951</text:p>
              </table:table-cell>
              <table:table-cell office:value-type="float" office:value="7.125">
                <text:p>7.125</text:p>
              </table:table-cell>
              <table:table-cell office:value-type="float" office:value="26.479347494669">
                <text:p>26.479347494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90">
                <text:p>9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0">
                <text:p>3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09.999995446069">
                <text:p>109.999995446069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89.9999999987501">
                <text:p>89.9999999987501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27.2646644431133">
                <text:p>27.2646644431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90">
                <text:p>9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30">
                <text:p>3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09.99999598117">
                <text:p>109.99999598117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89.9999999990266">
                <text:p>89.9999999990266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28.0629824259093">
                <text:p>28.0629824259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10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90">
                <text:p>90</text:p>
              </table:table-cell>
              <table:table-cell office:value-type="float" office:value="7.25">
                <text:p>7.25</text:p>
              </table:table-cell>
              <table:table-cell office:value-type="float" office:value="30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09.999996453395">
                <text:p>109.999996453395</text:p>
              </table:table-cell>
              <table:table-cell office:value-type="float" office:value="7.25">
                <text:p>7.25</text:p>
              </table:table-cell>
              <table:table-cell office:value-type="float" office:value="89.9999999992419">
                <text:p>89.9999999992419</text:p>
              </table:table-cell>
              <table:table-cell office:value-type="float" office:value="7.25">
                <text:p>7.25</text:p>
              </table:table-cell>
              <table:table-cell office:value-type="float" office:value="28.8739170742146">
                <text:p>28.8739170742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90">
                <text:p>9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30">
                <text:p>3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09.999999520019">
                <text:p>109.999999520019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9.9999999999861">
                <text:p>89.9999999999861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3.1260843164531">
                <text:p>43.12608431645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90">
                <text:p>9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30">
                <text:p>3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09.999999576418">
                <text:p>109.999999576418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89.9999999999892">
                <text:p>89.9999999999892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44.0626356101372">
                <text:p>44.0626356101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09.999999626191">
                <text:p>109.999999626191</text:p>
              </table:table-cell>
              <table:table-cell office:value-type="float" office:value="8">
                <text:p>8</text:p>
              </table:table-cell>
              <table:table-cell office:value-type="float" office:value="89.9999999999916">
                <text:p>89.9999999999916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90">
                <text:p>9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30">
                <text:p>3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09.999999670114">
                <text:p>109.999999670114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89.9999999999934">
                <text:p>89.9999999999934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45.9373643898628">
                <text:p>45.937364389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90">
                <text:p>9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30">
                <text:p>3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09.999999708877">
                <text:p>109.999999708877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9.9999999999949">
                <text:p>89.9999999999949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46.8739156835469">
                <text:p>46.8739156835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10">
                <text:p>110</text:p>
              </table:table-cell>
              <table:table-cell office:value-type="float" office:value="8.125">
                <text:p>8.125</text:p>
              </table:table-cell>
              <table:table-cell office:value-type="float" office:value="90">
                <text:p>90</text:p>
              </table:table-cell>
              <table:table-cell office:value-type="float" office:value="8.125">
                <text:p>8.125</text:p>
              </table:table-cell>
              <table:table-cell office:value-type="float" office:value="30">
                <text:p>30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09.999999743085">
                <text:p>109.999999743085</text:p>
              </table:table-cell>
              <table:table-cell office:value-type="float" office:value="8.125">
                <text:p>8.125</text:p>
              </table:table-cell>
              <table:table-cell office:value-type="float" office:value="89.999999999996">
                <text:p>89.999999999996</text:p>
              </table:table-cell>
              <table:table-cell office:value-type="float" office:value="8.125">
                <text:p>8.125</text:p>
              </table:table-cell>
              <table:table-cell office:value-type="float" office:value="47.8088436036381">
                <text:p>47.8088436036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90">
                <text:p>9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30">
                <text:p>3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09.999999773273">
                <text:p>109.99999977327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9.9999999999969">
                <text:p>89.999999999996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48.741343489512">
                <text:p>48.741343489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90">
                <text:p>9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30">
                <text:p>3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09.999999799914">
                <text:p>109.999999799914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89.9999999999976">
                <text:p>89.9999999999976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49.6706190541408">
                <text:p>49.67061905414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10">
                <text:p>110</text:p>
              </table:table-cell>
              <table:table-cell office:value-type="float" office:value="8.25">
                <text:p>8.25</text:p>
              </table:table-cell>
              <table:table-cell office:value-type="float" office:value="90">
                <text:p>90</text:p>
              </table:table-cell>
              <table:table-cell office:value-type="float" office:value="8.25">
                <text:p>8.25</text:p>
              </table:table-cell>
              <table:table-cell office:value-type="float" office:value="30">
                <text:p>30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09.999999823425">
                <text:p>109.999999823425</text:p>
              </table:table-cell>
              <table:table-cell office:value-type="float" office:value="8.25">
                <text:p>8.25</text:p>
              </table:table-cell>
              <table:table-cell office:value-type="float" office:value="89.9999999999981">
                <text:p>89.9999999999981</text:p>
              </table:table-cell>
              <table:table-cell office:value-type="float" office:value="8.25">
                <text:p>8.25</text:p>
              </table:table-cell>
              <table:table-cell office:value-type="float" office:value="50.5958850797218">
                <text:p>50.59588507972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40">
                <text:p>4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09.999999976103">
                <text:p>109.999999976103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64.292618654195">
                <text:p>64.2926186541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50">
                <text:p>5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09.999999978911">
                <text:p>109.999999978911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65.0509187968102">
                <text:p>65.0509187968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09.999999981389">
                <text:p>109.999999981389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65.7952720767004">
                <text:p>65.7952720767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60">
                <text:p>6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09.999999983576">
                <text:p>109.999999983576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66.5254316250944">
                <text:p>66.52543162509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70">
                <text:p>7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09.999999985506">
                <text:p>109.999999985506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67.2411840543603">
                <text:p>67.2411840543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10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75">
                <text:p>75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09.999999987209">
                <text:p>109.999999987209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67.9423488180865">
                <text:p>67.94234881808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0">
                <text:p>8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09.999999988712">
                <text:p>109.99999998871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68.6287774490488">
                <text:p>68.6287774490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5">
                <text:p>85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09.999999990038">
                <text:p>109.999999990038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69.3003526866618">
                <text:p>69.30035268666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09.999999999073">
                <text:p>109.99999999907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79.2717370180094">
                <text:p>79.27173701800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valeurs.M10:valeurs.M121 valeurs.A10:valeurs.B121 valeurs.F10:valeurs.G121 valeurs.U10:valeurs.X122" chart:data-source-has-labels="row" svg:x="0.77cm" svg:y="0.855cm" svg:width="11.711cm" svg:height="7.545cm">
          <chartooo:coordinate-region svg:x="0.916cm" svg:y="1.054cm" svg:width="11.379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valeurs.B10:valeurs.B121" chart:label-cell-address="valeurs.B10:valeurs.B10" chart:class="chart:scatter">
            <chart:domain table:cell-range-address="valeurs.M10:valeurs.M121"/>
            <chart:data-point chart:repeated="112"/>
          </chart:series>
          <chart:series chart:style-name="ch8" chart:values-cell-range-address="valeurs.A11:valeurs.A121" chart:label-cell-address="valeurs.A10:valeurs.A10" chart:class="chart:scatter">
            <chart:domain table:cell-range-address="valeurs.M11:valeurs.M121"/>
            <chart:data-point chart:repeated="111"/>
          </chart:series>
          <chart:series chart:style-name="ch9" chart:values-cell-range-address="valeurs.G11:valeurs.G121" chart:label-cell-address="valeurs.G10:valeurs.G10" chart:class="chart:scatter">
            <chart:domain table:cell-range-address="valeurs.M11:valeurs.M121"/>
            <chart:data-point chart:repeated="111"/>
          </chart:series>
          <chart:series chart:style-name="ch10" chart:values-cell-range-address="valeurs.F11:valeurs.F121" chart:label-cell-address="valeurs.F10:valeurs.F10" chart:class="chart:scatter">
            <chart:domain table:cell-range-address="valeurs.M11:valeurs.M121"/>
            <chart:data-point chart:repeated="111"/>
          </chart:series>
          <chart:series chart:style-name="ch11" chart:values-cell-range-address="valeurs.U11:valeurs.U122" chart:label-cell-address="valeurs.U10:valeurs.U10" chart:class="chart:scatter">
            <chart:domain table:cell-range-address="valeurs.M11:valeurs.M122"/>
            <chart:data-point chart:repeated="112"/>
          </chart:series>
          <chart:series chart:style-name="ch12" chart:values-cell-range-address="valeurs.V11:valeurs.V122" chart:label-cell-address="valeurs.V10:valeurs.V10" chart:class="chart:scatter">
            <chart:domain table:cell-range-address="valeurs.M11:valeurs.M122"/>
            <chart:data-point chart:repeated="112"/>
          </chart:series>
          <chart:series chart:style-name="ch13" chart:values-cell-range-address="valeurs.W11:valeurs.W122" chart:label-cell-address="valeurs.W10:valeurs.W10" chart:class="chart:scatter">
            <chart:domain table:cell-range-address="valeurs.M11:valeurs.M122"/>
            <chart:data-point chart:repeated="112"/>
          </chart:series>
          <chart:series chart:style-name="ch14" chart:values-cell-range-address="valeurs.X11:valeurs.X122" chart:label-cell-address="valeurs.X10:valeurs.X10" chart:class="chart:scatter">
            <chart:domain table:cell-range-address="valeurs.M11:valeurs.M122"/>
            <chart:data-point chart:repeated="1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 S+</text:p>
                <draw:g>
                  <svg:desc>valeurs.B10:valeurs.B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-</text:p>
                <draw:g>
                  <svg:desc>valeurs.A10:valeurs.A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 P+</text:p>
                <draw:g>
                  <svg:desc>valeurs.G10:valeurs.G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P-</text:p>
                <draw:g>
                  <svg:desc>valeurs.F10:valeurs.F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+</text:p>
                <draw:g>
                  <svg:desc>valeurs.U10:valeurs.U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-</text:p>
                <draw:g>
                  <svg:desc>valeurs.V10:valeurs.V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+</text:p>
                <draw:g>
                  <svg:desc>valeurs.W10:valeurs.W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-</text:p>
                <draw:g>
                  <svg:desc>valeurs.X10:valeurs.X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aleurs.M10:valeurs.M121</svg:desc>
                </draw:g>
              </table:table-cell>
              <table:table-cell office:value-type="float" office:value="NaN">
                <text:p>NaN</text:p>
                <draw:g>
                  <svg:desc>valeurs.B10:valeurs.B121</svg:desc>
                </draw:g>
              </table:table-cell>
              <table:table-cell office:value-type="float" office:value="-3">
                <text:p>-3</text:p>
                <draw:g>
                  <svg:desc>valeurs.M11:valeurs.M121</svg:desc>
                </draw:g>
              </table:table-cell>
              <table:table-cell office:value-type="float" office:value="0">
                <text:p>0</text:p>
                <draw:g>
                  <svg:desc>valeurs.A11:valeurs.A121</svg:desc>
                </draw:g>
              </table:table-cell>
              <table:table-cell office:value-type="float" office:value="-3">
                <text:p>-3</text:p>
                <draw:g>
                  <svg:desc>valeurs.M11:valeurs.M121</svg:desc>
                </draw:g>
              </table:table-cell>
              <table:table-cell office:value-type="float" office:value="0">
                <text:p>0</text:p>
                <draw:g>
                  <svg:desc>valeurs.G11:valeurs.G121</svg:desc>
                </draw:g>
              </table:table-cell>
              <table:table-cell office:value-type="float" office:value="-3">
                <text:p>-3</text:p>
                <draw:g>
                  <svg:desc>valeurs.M11:valeurs.M121</svg:desc>
                </draw:g>
              </table:table-cell>
              <table:table-cell office:value-type="float" office:value="0">
                <text:p>0</text:p>
                <draw:g>
                  <svg:desc>valeurs.F11:valeurs.F121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00000909907250659486">
                <text:p>0.0000000909907250659486</text:p>
                <draw:g>
                  <svg:desc>valeurs.U11:valeurs.U122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0150805292754363">
                <text:p>0.000150805292754363</text:p>
                <draw:g>
                  <svg:desc>valeurs.V11:valeurs.V122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00000000000208757054721921">
                <text:p>0.0000000000000208757054721921</text:p>
                <draw:g>
                  <svg:desc>valeurs.W11:valeurs.W122</svg:desc>
                </draw:g>
              </table:table-cell>
              <table:table-cell office:value-type="float" office:value="-3">
                <text:p>-3</text:p>
                <draw:g>
                  <svg:desc>valeurs.M11:valeurs.M122</svg:desc>
                </draw:g>
              </table:table-cell>
              <table:table-cell office:value-type="float" office:value="0.00150312796632857">
                <text:p>0.00150312796632857</text:p>
                <draw:g>
                  <svg:desc>valeurs.X11:valeurs.X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00116834403642362">
                <text:p>0.000000116834403642362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170884753005451">
                <text:p>0.000170884753005451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00000000026804936417582">
                <text:p>0.000000000000026804936417582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156708029584281">
                <text:p>0.00156708029584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00150018343778863">
                <text:p>0.000000150018343778863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193637753467674">
                <text:p>0.000193637753467674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000000000344182196528742">
                <text:p>0.0000000000000344182196528742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163375350228667">
                <text:p>0.00163375350228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.000000192627366313063">
                <text:p>0.000000192627366313063</text:p>
              </table:table-cell>
              <table:table-cell office:value-type="float" office:value="-2.875">
                <text:p>-2.875</text:p>
              </table:table-cell>
              <table:table-cell office:value-type="float" office:value="0.000219420269367976">
                <text:p>0.000219420269367976</text:p>
              </table:table-cell>
              <table:table-cell office:value-type="float" office:value="-2.875">
                <text:p>-2.875</text:p>
              </table:table-cell>
              <table:table-cell office:value-type="float" office:value="0.000000000000044193868831432">
                <text:p>0.000000000000044193868831432</text:p>
              </table:table-cell>
              <table:table-cell office:value-type="float" office:value="-2.875">
                <text:p>-2.875</text:p>
              </table:table-cell>
              <table:table-cell office:value-type="float" office:value="0.00170326334214336">
                <text:p>0.0017032633421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000247338434182824">
                <text:p>0.000000247338434182824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248635672769393">
                <text:p>0.000248635672769393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0000000000567460508413229">
                <text:p>0.0000000000000567460508413229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17757304962454">
                <text:p>0.0017757304962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000317588835828572">
                <text:p>0.000000317588835828572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281741043183454">
                <text:p>0.000281741043183454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0000000000728633715769134">
                <text:p>0.0000000000000728633715769134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185128077922698">
                <text:p>0.00185128077922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.000000407792136953622">
                <text:p>0.000000407792136953622</text:p>
              </table:table-cell>
              <table:table-cell office:value-type="float" office:value="-2.75">
                <text:p>-2.75</text:p>
              </table:table-cell>
              <table:table-cell office:value-type="float" office:value="0.000319254318373221">
                <text:p>0.000319254318373221</text:p>
              </table:table-cell>
              <table:table-cell office:value-type="float" office:value="-2.75">
                <text:p>-2.75</text:p>
              </table:table-cell>
              <table:table-cell office:value-type="float" office:value="0.0000000000000935584210503199">
                <text:p>0.0000000000000935584210503199</text:p>
              </table:table-cell>
              <table:table-cell office:value-type="float" office:value="-2.75">
                <text:p>-2.75</text:p>
              </table:table-cell>
              <table:table-cell office:value-type="float" office:value="0.00193004535788226">
                <text:p>0.00193004535788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002226469222042">
                <text:p>0.00002226469222042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235894432630053">
                <text:p>0.00235894432630053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000000000510811670936914">
                <text:p>0.00000000000510811670936914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375913864318845">
                <text:p>0.00375913864318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285884291992012">
                <text:p>0.0000285884291992012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267302648176076">
                <text:p>0.00267302648176076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0000000655895168623727">
                <text:p>0.00000000000655895168623727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39190713940233">
                <text:p>0.0039190713940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000036708267231075">
                <text:p>0.000036708267231075</text:p>
              </table:table-cell>
              <table:table-cell office:value-type="float" office:value="-2">
                <text:p>-2</text:p>
              </table:table-cell>
              <table:table-cell office:value-type="float" office:value="0.00302892602260418">
                <text:p>0.00302892602260418</text:p>
              </table:table-cell>
              <table:table-cell office:value-type="float" office:value="-2">
                <text:p>-2</text:p>
              </table:table-cell>
              <table:table-cell office:value-type="float" office:value="0.00000000000842186067195537">
                <text:p>0.00000000000842186067195537</text:p>
              </table:table-cell>
              <table:table-cell office:value-type="float" office:value="-2">
                <text:p>-2</text:p>
              </table:table-cell>
              <table:table-cell office:value-type="float" office:value="0.0040858081832191">
                <text:p>0.0040858081832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471343440320454">
                <text:p>0.0000471343440320454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343221025333632">
                <text:p>0.00343221025333632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000000108138831585933">
                <text:p>0.0000000000108138831585933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4259638448958">
                <text:p>0.004259638448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605216889841741">
                <text:p>0.0000605216889841741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388918758159187">
                <text:p>0.00388918758159187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000000138853008287249">
                <text:p>0.0000000000138853008287249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444086393955103">
                <text:p>0.00444086393955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.0000777113757845912">
                <text:p>0.0000777113757845912</text:p>
              </table:table-cell>
              <table:table-cell office:value-type="float" office:value="-1.875">
                <text:p>-1.875</text:p>
              </table:table-cell>
              <table:table-cell office:value-type="float" office:value="0.0044070061452128">
                <text:p>0.0044070061452128</text:p>
              </table:table-cell>
              <table:table-cell office:value-type="float" office:value="-1.875">
                <text:p>-1.875</text:p>
              </table:table-cell>
              <table:table-cell office:value-type="float" office:value="0.0000000000178290791824373">
                <text:p>0.0000000000178290791824373</text:p>
              </table:table-cell>
              <table:table-cell office:value-type="float" office:value="-1.875">
                <text:p>-1.875</text:p>
              </table:table-cell>
              <table:table-cell office:value-type="float" office:value="0.00462979923679881">
                <text:p>0.00462979923679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99783363319696">
                <text:p>0.000099783363319696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499376555726778">
                <text:p>0.00499376555726778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000000228929908263865">
                <text:p>0.000000000022892990826386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48267723015853">
                <text:p>0.0048267723015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128124344405297">
                <text:p>0.000128124344405297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565864351164299">
                <text:p>0.00565864351164299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0000000293951820850774">
                <text:p>0.0000000000293951820850774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503212504264729">
                <text:p>0.00503212504264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898154730127335">
                <text:p>0.0089815473012733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473612789457077">
                <text:p>0.047361278945707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000000206076136103381">
                <text:p>0.00000000206076136103381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102176649472083">
                <text:p>0.0102176649472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115322898599369">
                <text:p>0.0115322898599369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536642835060492">
                <text:p>0.0536642835060492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0000000264606996527823">
                <text:p>0.00000000264606996527823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106523435146077">
                <text:p>0.0106523435146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0148073491183478">
                <text:p>0.0148073491183478</text:p>
              </table:table-cell>
              <table:table-cell office:value-type="float" office:value="-1">
                <text:p>-1</text:p>
              </table:table-cell>
              <table:table-cell office:value-type="float" office:value="0.0608056500615959">
                <text:p>0.0608056500615959</text:p>
              </table:table-cell>
              <table:table-cell office:value-type="float" office:value="-1">
                <text:p>-1</text:p>
              </table:table-cell>
              <table:table-cell office:value-type="float" office:value="0.00000000339762108972292">
                <text:p>0.00000000339762108972292</text:p>
              </table:table-cell>
              <table:table-cell office:value-type="float" office:value="-1">
                <text:p>-1</text:p>
              </table:table-cell>
              <table:table-cell office:value-type="float" office:value="0.0111055118387609">
                <text:p>0.0111055118387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190123462923031">
                <text:p>0.0190123462923031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688967573920362">
                <text:p>0.0688967573920362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0000000436263183543176">
                <text:p>0.00000000436263183543176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115779562131171">
                <text:p>0.0115779562131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244112373666248">
                <text:p>0.0244112373666248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780637439010647">
                <text:p>0.0780637439010647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0000000560173016026834">
                <text:p>0.00000000560173016026834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120704963517282">
                <text:p>0.0120704963517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.0313428382914863">
                <text:p>0.0313428382914863</text:p>
              </table:table-cell>
              <table:table-cell office:value-type="float" office:value="-0.875">
                <text:p>-0.875</text:p>
              </table:table-cell>
              <table:table-cell office:value-type="float" office:value="0.0884494529192159">
                <text:p>0.0884494529192159</text:p>
              </table:table-cell>
              <table:table-cell office:value-type="float" office:value="-0.875">
                <text:p>-0.875</text:p>
              </table:table-cell>
              <table:table-cell office:value-type="float" office:value="0.0000000071927639030837">
                <text:p>0.0000000071927639030837</text:p>
              </table:table-cell>
              <table:table-cell office:value-type="float" office:value="-0.875">
                <text:p>-0.875</text:p>
              </table:table-cell>
              <table:table-cell office:value-type="float" office:value="0.0125839868082596">
                <text:p>0.0125839868082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402420156559774">
                <text:p>0.0402420156559774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100215631384071">
                <text:p>0.100215631384071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0000000923569166758394">
                <text:p>0.00000000923569166758394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131193184551219">
                <text:p>0.0131193184551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516668497589538">
                <text:p>0.0516668497589538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11354541404303">
                <text:p>0.11354541404303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000000118588628415233">
                <text:p>0.0000000118588628415233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136774200252579">
                <text:p>0.0136774200252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3.51746769016276">
                <text:p>3.5174676901627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943523395508318">
                <text:p>0.943523395508318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000000831370461897611">
                <text:p>0.000000831370461897611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0277690758787332">
                <text:p>0.0277690758787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47922648129554">
                <text:p>4.4792264812955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1.06793241296215">
                <text:p>1.06793241296215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00000106750080095919">
                <text:p>0.00000106750080095919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0289501840695595">
                <text:p>0.0289501840695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9110478130801">
                <text:p>5.69110478130801</text:p>
              </table:table-cell>
              <table:table-cell office:value-type="float" office:value="0">
                <text:p>0</text:p>
              </table:table-cell>
              <table:table-cell office:value-type="float" office:value="1.20856368936525">
                <text:p>1.20856368936525</text:p>
              </table:table-cell>
              <table:table-cell office:value-type="float" office:value="0">
                <text:p>0</text:p>
              </table:table-cell>
              <table:table-cell office:value-type="float" office:value="0.00000137069815614843">
                <text:p>0.00000137069815614843</text:p>
              </table:table-cell>
              <table:table-cell office:value-type="float" office:value="0">
                <text:p>0</text:p>
              </table:table-cell>
              <table:table-cell office:value-type="float" office:value="0.030181511741983">
                <text:p>0.030181511741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7.21039802088092">
                <text:p>7.2103980208809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.36748159385044">
                <text:p>1.36748159385044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0000176001126348833">
                <text:p>0.0000017600112634883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314651927117225">
                <text:p>0.0314651927117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.10298160254923">
                <text:p>9.102981602549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546998974757">
                <text:p>1.54699897475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0000225989918342353">
                <text:p>0.0000022598991834235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328034513327242">
                <text:p>0.0328034513327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11.4419357878931">
                <text:p>11.4419357878931</text:p>
              </table:table-cell>
              <table:table-cell office:value-type="float" office:value="0.125">
                <text:p>0.125</text:p>
              </table:table-cell>
              <table:table-cell office:value-type="float" office:value="1.74970308829962">
                <text:p>1.74970308829962</text:p>
              </table:table-cell>
              <table:table-cell office:value-type="float" office:value="0.125">
                <text:p>0.125</text:p>
              </table:table-cell>
              <table:table-cell office:value-type="float" office:value="0.00000290176796997264">
                <text:p>0.00000290176796997264</text:p>
              </table:table-cell>
              <table:table-cell office:value-type="float" office:value="0.125">
                <text:p>0.125</text:p>
              </table:table-cell>
              <table:table-cell office:value-type="float" office:value="0.0341986063276678">
                <text:p>0.0341986063276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4.3043506426541">
                <text:p>14.30435064265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.97848309583007">
                <text:p>1.9784830958300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00037259437926549">
                <text:p>0.000003725943792654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56530747795738">
                <text:p>0.03565307477957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0">
                <text:p>1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7.7656637638027">
                <text:p>17.765663763802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.23655886769246">
                <text:p>2.2365588676924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000478420647466384">
                <text:p>0.0000047842064746638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371693762912036">
                <text:p>0.0371693762912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1.8910628567628">
                <text:p>21.8910628567628</text:p>
              </table:table-cell>
              <table:table-cell office:value-type="float" office:value="0.25">
                <text:p>0.25</text:p>
              </table:table-cell>
              <table:table-cell office:value-type="float" office:value="2.52751069010282">
                <text:p>2.52751069010282</text:p>
              </table:table-cell>
              <table:table-cell office:value-type="float" office:value="0.25">
                <text:p>0.25</text:p>
              </table:table-cell>
              <table:table-cell office:value-type="float" office:value="0.00000614304261940166">
                <text:p>0.00000614304261940166</text:p>
              </table:table-cell>
              <table:table-cell office:value-type="float" office:value="0.25">
                <text:p>0.25</text:p>
              </table:table-cell>
              <table:table-cell office:value-type="float" office:value="0.0387501373192153">
                <text:p>0.03875013731921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10.897018397451">
                <text:p>110.89701839745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6.2851917834858">
                <text:p>16.285191783485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0033539753557679">
                <text:p>0.0003353975355767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0754441762842518">
                <text:p>0.0754441762842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0">
                <text:p>9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12.789601979119">
                <text:p>112.7896019791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8.0968109186219">
                <text:p>18.09681091862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000430658504540111">
                <text:p>0.000430658504540111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0786512873437258">
                <text:p>0.0786512873437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4.308895218692">
                <text:p>114.308895218692</text:p>
              </table:table-cell>
              <table:table-cell office:value-type="float" office:value="1">
                <text:p>1</text:p>
              </table:table-cell>
              <table:table-cell office:value-type="float" office:value="20.0668076186992">
                <text:p>20.0668076186992</text:p>
              </table:table-cell>
              <table:table-cell office:value-type="float" office:value="1">
                <text:p>1</text:p>
              </table:table-cell>
              <table:table-cell office:value-type="float" office:value="0.000552975714199325">
                <text:p>0.000552975714199325</text:p>
              </table:table-cell>
              <table:table-cell office:value-type="float" office:value="1">
                <text:p>1</text:p>
              </table:table-cell>
              <table:table-cell office:value-type="float" office:value="0.0819946074960581">
                <text:p>0.0819946074960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40">
                <text:p>4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15.520773518704">
                <text:p>115.520773518704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22.1994544486417">
                <text:p>22.199454448641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.000710033632762053">
                <text:p>0.000710033632762053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.0854799108800345">
                <text:p>0.085479910880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40">
                <text:p>4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16.482532309837">
                <text:p>116.482532309837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24.497015270784">
                <text:p>24.49701527078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000911699188278653">
                <text:p>0.000911699188278653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0891132154732508">
                <text:p>0.08911321547325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1.125">
                <text:p>1.125</text:p>
              </table:table-cell>
              <table:table-cell office:value-type="float" office:value="50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117.242715610797">
                <text:p>117.242715610797</text:p>
              </table:table-cell>
              <table:table-cell office:value-type="float" office:value="1.125">
                <text:p>1.125</text:p>
              </table:table-cell>
              <table:table-cell office:value-type="float" office:value="26.9593514445609">
                <text:p>26.9593514445609</text:p>
              </table:table-cell>
              <table:table-cell office:value-type="float" office:value="1.125">
                <text:p>1.125</text:p>
              </table:table-cell>
              <table:table-cell office:value-type="float" office:value="0.00117064156198284">
                <text:p>0.00117064156198284</text:p>
              </table:table-cell>
              <table:table-cell office:value-type="float" office:value="1.125">
                <text:p>1.125</text:p>
              </table:table-cell>
              <table:table-cell office:value-type="float" office:value="0.0929007933079338">
                <text:p>0.0929007933079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5">
                <text:p>1.125</text:p>
              </table:table-cell>
              <table:table-cell office:value-type="float" office:value="120">
                <text:p>12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0">
                <text:p>6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17.841654804549">
                <text:p>117.84165480454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9.5835563506995">
                <text:p>29.583556350699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00150312796632857">
                <text:p>0.0015031279663285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0968491811076838">
                <text:p>0.0968491811076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70">
                <text:p>7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18.312364754811">
                <text:p>118.31236475481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32.3636469379288">
                <text:p>32.3636469379288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.00193004535788226">
                <text:p>0.00193004535788226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.100965191361868">
                <text:p>0.100965191361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1.25">
                <text:p>1.25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18.681566884329">
                <text:p>118.681566884329</text:p>
              </table:table-cell>
              <table:table-cell office:value-type="float" office:value="1.25">
                <text:p>1.25</text:p>
              </table:table-cell>
              <table:table-cell office:value-type="float" office:value="35.2903430907068">
                <text:p>35.2903430907068</text:p>
              </table:table-cell>
              <table:table-cell office:value-type="float" office:value="1.25">
                <text:p>1.25</text:p>
              </table:table-cell>
              <table:table-cell office:value-type="float" office:value="0.00247821220031251">
                <text:p>0.00247821220031251</text:p>
              </table:table-cell>
              <table:table-cell office:value-type="float" office:value="1.25">
                <text:p>1.25</text:p>
              </table:table-cell>
              <table:table-cell office:value-type="float" office:value="0.105255923854996">
                <text:p>0.105255923854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">
                <text:p>1.25</text:p>
              </table:table-cell>
              <table:table-cell office:value-type="float" office:value="120">
                <text:p>12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0">
                <text:p>8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5">
                <text:p>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">
                <text:p>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19.975588762633">
                <text:p>119.97558876263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5.502984729216">
                <text:p>85.502984729216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.135106403106329">
                <text:p>0.135106403106329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.204783566944761">
                <text:p>0.204783566944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85">
                <text:p>8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5">
                <text:p>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">
                <text:p>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19.980987653708">
                <text:p>119.980987653708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87.8005455513583">
                <text:p>87.8005455513583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.173406119699473">
                <text:p>0.173406119699473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.213475807342498">
                <text:p>0.213475807342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9.985192650882">
                <text:p>119.985192650882</text:p>
              </table:table-cell>
              <table:table-cell office:value-type="float" office:value="2">
                <text:p>2</text:p>
              </table:table-cell>
              <table:table-cell office:value-type="float" office:value="89.9331923813008">
                <text:p>89.9331923813008</text:p>
              </table:table-cell>
              <table:table-cell office:value-type="float" office:value="2">
                <text:p>2</text:p>
              </table:table-cell>
              <table:table-cell office:value-type="float" office:value="0.22253608409713">
                <text:p>0.22253608409713</text:p>
              </table:table-cell>
              <table:table-cell office:value-type="float" office:value="2">
                <text:p>2</text:p>
              </table:table-cell>
              <table:table-cell office:value-type="float" office:value="0.22253608409713">
                <text:p>0.222536084097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85">
                <text:p>85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0">
                <text:p>1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">
                <text:p>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19.98846771014">
                <text:p>119.98846771014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91.903189081378">
                <text:p>91.903189081378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.285541455823667">
                <text:p>0.285541455823667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.231979900911616">
                <text:p>0.231979900911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5">
                <text:p>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0">
                <text:p>1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">
                <text:p>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19.991018452699">
                <text:p>119.991018452699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93.7148082165142">
                <text:p>93.714808216514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366312394430652">
                <text:p>0.36631239443065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241823407722495">
                <text:p>0.241823407722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  <table:table-cell office:value-type="float" office:value="85">
                <text:p>85</text:p>
              </table:table-cell>
              <table:table-cell office:value-type="float" office:value="2.125">
                <text:p>2.125</text:p>
              </table:table-cell>
              <table:table-cell office:value-type="float" office:value="10">
                <text:p>10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2.125">
                <text:p>2.125</text:p>
              </table:table-cell>
              <table:table-cell office:value-type="float" office:value="119.993005048121">
                <text:p>119.993005048121</text:p>
              </table:table-cell>
              <table:table-cell office:value-type="float" office:value="2.125">
                <text:p>2.125</text:p>
              </table:table-cell>
              <table:table-cell office:value-type="float" office:value="95.3739335782388">
                <text:p>95.3739335782388</text:p>
              </table:table-cell>
              <table:table-cell office:value-type="float" office:value="2.125">
                <text:p>2.125</text:p>
              </table:table-cell>
              <table:table-cell office:value-type="float" office:value="0.469811312420256">
                <text:p>0.469811312420256</text:p>
              </table:table-cell>
              <table:table-cell office:value-type="float" office:value="2.125">
                <text:p>2.125</text:p>
              </table:table-cell>
              <table:table-cell office:value-type="float" office:value="0.252083427040888">
                <text:p>0.252083427040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25">
                <text:p>2.125</text:p>
              </table:table-cell>
              <table:table-cell office:value-type="float" office:value="120">
                <text:p>1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5">
                <text:p>8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">
                <text:p>1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19.994552255756">
                <text:p>119.99455225575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96.8876785775671">
                <text:p>96.887678577567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602356583185636">
                <text:p>0.60235658318563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262777481315296">
                <text:p>0.262777481315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85">
                <text:p>85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">
                <text:p>12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">
                <text:p>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19.995757249911">
                <text:p>119.995757249911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98.2640346659784">
                <text:p>98.2640346659784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.771973687234079">
                <text:p>0.771973687234079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.273923821351255">
                <text:p>0.273923821351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5">
                <text:p>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5">
                <text:p>1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19.999939478311">
                <text:p>119.99993947831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08.453001025243">
                <text:p>108.45300102524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33.9786601918331">
                <text:p>33.978660191833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.554491535481582">
                <text:p>0.5544915354815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85">
                <text:p>85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20">
                <text:p>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">
                <text:p>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19.999952865656">
                <text:p>119.999952865656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08.63251840615">
                <text:p>108.63251840615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39.4041149202782">
                <text:p>39.404114920278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.577931939694502">
                <text:p>0.577931939694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9.999963291733">
                <text:p>119.999963291733</text:p>
              </table:table-cell>
              <table:table-cell office:value-type="float" office:value="3">
                <text:p>3</text:p>
              </table:table-cell>
              <table:table-cell office:value-type="float" office:value="108.791436310635">
                <text:p>108.791436310635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.602356583185637">
                <text:p>0.6023565831856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88">
                <text:p>8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25">
                <text:p>25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">
                <text:p>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19.999971411571">
                <text:p>119.999971411571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08.932067587038">
                <text:p>108.93206758703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50.5958850797218">
                <text:p>50.595885079721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.627806217463676">
                <text:p>0.6278062174636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88">
                <text:p>8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30">
                <text:p>3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">
                <text:p>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19.999977735308">
                <text:p>119.99997773530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09.056476604492">
                <text:p>109.056476604492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56.0213398081669">
                <text:p>56.0213398081669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654323231672414">
                <text:p>0.654323231672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3.125">
                <text:p>3.125</text:p>
              </table:table-cell>
              <table:table-cell office:value-type="float" office:value="88">
                <text:p>88</text:p>
              </table:table-cell>
              <table:table-cell office:value-type="float" office:value="3.125">
                <text:p>3.125</text:p>
              </table:table-cell>
              <table:table-cell office:value-type="float" office:value="45">
                <text:p>45</text:p>
              </table:table-cell>
              <table:table-cell office:value-type="float" office:value="3.125">
                <text:p>3.125</text:p>
              </table:table-cell>
              <table:table-cell office:value-type="float" office:value="0">
                <text:p>0</text:p>
              </table:table-cell>
              <table:table-cell office:value-type="float" office:value="3.125">
                <text:p>3.125</text:p>
              </table:table-cell>
              <table:table-cell office:value-type="float" office:value="119.99998266024">
                <text:p>119.99998266024</text:p>
              </table:table-cell>
              <table:table-cell office:value-type="float" office:value="3.125">
                <text:p>3.125</text:p>
              </table:table-cell>
              <table:table-cell office:value-type="float" office:value="109.166503460535">
                <text:p>109.166503460535</text:p>
              </table:table-cell>
              <table:table-cell office:value-type="float" office:value="3.125">
                <text:p>3.125</text:p>
              </table:table-cell>
              <table:table-cell office:value-type="float" office:value="61.1260829257854">
                <text:p>61.1260829257854</text:p>
              </table:table-cell>
              <table:table-cell office:value-type="float" office:value="3.125">
                <text:p>3.125</text:p>
              </table:table-cell>
              <table:table-cell office:value-type="float" office:value="0.681951714107473">
                <text:p>0.681951714107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5">
                <text:p>3.125</text:p>
              </table:table-cell>
              <table:table-cell office:value-type="float" office:value="120">
                <text:p>1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8">
                <text:p>8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90">
                <text:p>9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19.999986495781">
                <text:p>119.99998649578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09.263786398329">
                <text:p>109.26378639832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65.7952720767004">
                <text:p>65.795272076700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710737515667696">
                <text:p>0.710737515667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88">
                <text:p>8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90">
                <text:p>9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">
                <text:p>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19.999989482903">
                <text:p>119.999989482903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09.349782425813">
                <text:p>109.349782425813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69.9569875057222">
                <text:p>69.9569875057222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.740728315267608">
                <text:p>0.74072831526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88">
                <text:p>88</text:p>
              </table:table-cell>
              <table:table-cell office:value-type="float" office:value="3.25">
                <text:p>3.25</text:p>
              </table:table-cell>
              <table:table-cell office:value-type="float" office:value="90">
                <text:p>9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119.999991809277">
                <text:p>119.999991809277</text:p>
              </table:table-cell>
              <table:table-cell office:value-type="float" office:value="3.25">
                <text:p>3.25</text:p>
              </table:table-cell>
              <table:table-cell office:value-type="float" office:value="109.425786173709">
                <text:p>109.425786173709</text:p>
              </table:table-cell>
              <table:table-cell office:value-type="float" office:value="3.25">
                <text:p>3.25</text:p>
              </table:table-cell>
              <table:table-cell office:value-type="float" office:value="73.5817028574279">
                <text:p>73.5817028574279</text:p>
              </table:table-cell>
              <table:table-cell office:value-type="float" office:value="3.25">
                <text:p>3.25</text:p>
              </table:table-cell>
              <table:table-cell office:value-type="float" office:value="0.771973687234079">
                <text:p>0.7719736872340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5">
                <text:p>3.25</text:p>
              </table:table-cell>
              <table:table-cell office:value-type="float" office:value="120">
                <text:p>12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">
                <text:p>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19.999999849982">
                <text:p>119.999999849982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09.921936256099">
                <text:p>109.921936256099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89.6336876055694">
                <text:p>89.6336876055694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.49147496852646">
                <text:p>1.491474968526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">
                <text:p>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19.999999883166">
                <text:p>119.999999883166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09.931103242608">
                <text:p>109.931103242608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89.7144585441763">
                <text:p>89.7144585441763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.55383702552868">
                <text:p>1.55383702552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9.999999909009">
                <text:p>119.999999909009</text:p>
              </table:table-cell>
              <table:table-cell office:value-type="float" office:value="4">
                <text:p>4</text:p>
              </table:table-cell>
              <table:table-cell office:value-type="float" office:value="109.939194349938">
                <text:p>109.939194349938</text:p>
              </table:table-cell>
              <table:table-cell office:value-type="float" office:value="4">
                <text:p>4</text:p>
              </table:table-cell>
              <table:table-cell office:value-type="float" office:value="89.7774639159029">
                <text:p>89.7774639159029</text:p>
              </table:table-cell>
              <table:table-cell office:value-type="float" office:value="4">
                <text:p>4</text:p>
              </table:table-cell>
              <table:table-cell office:value-type="float" office:value="1.61875889658824">
                <text:p>1.618758896588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0">
                <text:p>10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90">
                <text:p>9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0">
                <text:p>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19.999999929136">
                <text:p>119.999999929136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9.946335716494">
                <text:p>109.946335716494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89.8265938803005">
                <text:p>89.8265938803005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.68634159221781">
                <text:p>1.68634159221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0">
                <text:p>10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90">
                <text:p>9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0">
                <text:p>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19.999999944811">
                <text:p>119.999999944811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9.952638721054">
                <text:p>109.952638721054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89.8648935968937">
                <text:p>89.8648935968937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.75668976296033">
                <text:p>1.75668976296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4.125">
                <text:p>4.125</text:p>
              </table:table-cell>
              <table:table-cell office:value-type="float" office:value="100">
                <text:p>100</text:p>
              </table:table-cell>
              <table:table-cell office:value-type="float" office:value="4.125">
                <text:p>4.125</text:p>
              </table:table-cell>
              <table:table-cell office:value-type="float" office:value="90">
                <text:p>90</text:p>
              </table:table-cell>
              <table:table-cell office:value-type="float" office:value="4.125">
                <text:p>4.125</text:p>
              </table:table-cell>
              <table:table-cell office:value-type="float" office:value="0">
                <text:p>0</text:p>
              </table:table-cell>
              <table:table-cell office:value-type="float" office:value="4.125">
                <text:p>4.125</text:p>
              </table:table-cell>
              <table:table-cell office:value-type="float" office:value="119.999999957019">
                <text:p>119.999999957019</text:p>
              </table:table-cell>
              <table:table-cell office:value-type="float" office:value="4.125">
                <text:p>4.125</text:p>
              </table:table-cell>
              <table:table-cell office:value-type="float" office:value="109.958201703377">
                <text:p>109.958201703377</text:p>
              </table:table-cell>
              <table:table-cell office:value-type="float" office:value="4.125">
                <text:p>4.125</text:p>
              </table:table-cell>
              <table:table-cell office:value-type="float" office:value="89.894744076145">
                <text:p>89.894744076145</text:p>
              </table:table-cell>
              <table:table-cell office:value-type="float" office:value="4.125">
                <text:p>4.125</text:p>
              </table:table-cell>
              <table:table-cell office:value-type="float" office:value="1.82991180083929">
                <text:p>1.829911800839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25">
                <text:p>4.125</text:p>
              </table:table-cell>
              <table:table-cell office:value-type="float" office:value="120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0">
                <text:p>10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90">
                <text:p>9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19.999999966526">
                <text:p>119.9999999665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9.963111485649">
                <text:p>109.963111485649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89.918005392504">
                <text:p>89.91800539250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.90611994095609">
                <text:p>1.906119940956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0">
                <text:p>10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90">
                <text:p>9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0">
                <text:p>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19.999999973931">
                <text:p>119.999999973931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9.967444717514">
                <text:p>109.967444717514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89.936129664081">
                <text:p>89.936129664081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.98543036293724">
                <text:p>1.98543036293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4.25">
                <text:p>4.25</text:p>
              </table:table-cell>
              <table:table-cell office:value-type="float" office:value="100">
                <text:p>100</text:p>
              </table:table-cell>
              <table:table-cell office:value-type="float" office:value="4.25">
                <text:p>4.25</text:p>
              </table:table-cell>
              <table:table-cell office:value-type="float" office:value="90">
                <text:p>90</text:p>
              </table:table-cell>
              <table:table-cell office:value-type="float" office:value="4.25">
                <text:p>4.25</text:p>
              </table:table-cell>
              <table:table-cell office:value-type="float" office:value="10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119.999999979697">
                <text:p>119.999999979697</text:p>
              </table:table-cell>
              <table:table-cell office:value-type="float" office:value="4.25">
                <text:p>4.25</text:p>
              </table:table-cell>
              <table:table-cell office:value-type="float" office:value="109.971269064899">
                <text:p>109.971269064899</text:p>
              </table:table-cell>
              <table:table-cell office:value-type="float" office:value="4.25">
                <text:p>4.25</text:p>
              </table:table-cell>
              <table:table-cell office:value-type="float" office:value="89.9502499226769">
                <text:p>89.9502499226769</text:p>
              </table:table-cell>
              <table:table-cell office:value-type="float" office:value="4.25">
                <text:p>4.25</text:p>
              </table:table-cell>
              <table:table-cell office:value-type="float" office:value="2.06796329190231">
                <text:p>2.06796329190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5">
                <text:p>4.25</text:p>
              </table:table-cell>
              <table:table-cell office:value-type="float" office:value="120">
                <text:p>12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90">
                <text:p>9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">
                <text:p>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9.999999999628">
                <text:p>119.999999999628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9.996110812418">
                <text:p>109.996110812418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89.9990883008117">
                <text:p>89.9990883008117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3.9419997944815">
                <text:p>3.9419997944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90">
                <text:p>9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">
                <text:p>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9.99999999971">
                <text:p>119.99999999971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9.996567789747">
                <text:p>109.996567789747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89.9992899663672">
                <text:p>89.9992899663672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4.10207524582721">
                <text:p>4.102075245827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9.999999999774">
                <text:p>119.999999999774</text:p>
              </table:table-cell>
              <table:table-cell office:value-type="float" office:value="5">
                <text:p>5</text:p>
              </table:table-cell>
              <table:table-cell office:value-type="float" office:value="109.996971073977">
                <text:p>109.996971073977</text:p>
              </table:table-cell>
              <table:table-cell office:value-type="float" office:value="5">
                <text:p>5</text:p>
              </table:table-cell>
              <table:table-cell office:value-type="float" office:value="89.9994470242858">
                <text:p>89.9994470242858</text:p>
              </table:table-cell>
              <table:table-cell office:value-type="float" office:value="5">
                <text:p>5</text:p>
              </table:table-cell>
              <table:table-cell office:value-type="float" office:value="4.26832858598101">
                <text:p>4.26832858598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90">
                <text:p>9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">
                <text:p>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9.999999999824">
                <text:p>119.999999999824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9.997326973518">
                <text:p>109.997326973518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89.9995693414955">
                <text:p>89.9995693414955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4.44097165787817">
                <text:p>4.440971657878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90">
                <text:p>9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">
                <text:p>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9.999999999863">
                <text:p>119.99999999986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9.997641055674">
                <text:p>109.997641055674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89.9996646024644">
                <text:p>89.9996646024644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4.62022138037846">
                <text:p>4.62022138037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5.125">
                <text:p>5.125</text:p>
              </table:table-cell>
              <table:table-cell office:value-type="float" office:value="110">
                <text:p>110</text:p>
              </table:table-cell>
              <table:table-cell office:value-type="float" office:value="5.125">
                <text:p>5.125</text:p>
              </table:table-cell>
              <table:table-cell office:value-type="float" office:value="90">
                <text:p>90</text:p>
              </table:table-cell>
              <table:table-cell office:value-type="float" office:value="5.125">
                <text:p>5.125</text:p>
              </table:table-cell>
              <table:table-cell office:value-type="float" office:value="20">
                <text:p>20</text:p>
              </table:table-cell>
              <table:table-cell office:value-type="float" office:value="5.125">
                <text:p>5.125</text:p>
              </table:table-cell>
              <table:table-cell office:value-type="float" office:value="119.999999999893">
                <text:p>119.999999999893</text:p>
              </table:table-cell>
              <table:table-cell office:value-type="float" office:value="5.125">
                <text:p>5.125</text:p>
              </table:table-cell>
              <table:table-cell office:value-type="float" office:value="109.997918233693">
                <text:p>109.997918233693</text:p>
              </table:table-cell>
              <table:table-cell office:value-type="float" office:value="5.125">
                <text:p>5.125</text:p>
              </table:table-cell>
              <table:table-cell office:value-type="float" office:value="89.9997387919213">
                <text:p>89.9997387919213</text:p>
              </table:table-cell>
              <table:table-cell office:value-type="float" office:value="5.125">
                <text:p>5.125</text:p>
              </table:table-cell>
              <table:table-cell office:value-type="float" office:value="4.80629968198418">
                <text:p>4.80629968198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25">
                <text:p>5.125</text:p>
              </table:table-cell>
              <table:table-cell office:value-type="float" office:value="120">
                <text:p>1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90">
                <text:p>9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0">
                <text:p>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9.999999999917">
                <text:p>119.99999999991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9.998162843597">
                <text:p>109.9981628435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89.9997965708132">
                <text:p>89.99979657081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99943341418506">
                <text:p>4.99943341418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90">
                <text:p>9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0">
                <text:p>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9.999999999935">
                <text:p>119.999999999935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09.998378711983">
                <text:p>109.998378711983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89.9998415691108">
                <text:p>89.9998415691108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5.19985424280422">
                <text:p>5.19985424280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5.25">
                <text:p>5.25</text:p>
              </table:table-cell>
              <table:table-cell office:value-type="float" office:value="110">
                <text:p>110</text:p>
              </table:table-cell>
              <table:table-cell office:value-type="float" office:value="5.25">
                <text:p>5.25</text:p>
              </table:table-cell>
              <table:table-cell office:value-type="float" office:value="90">
                <text:p>90</text:p>
              </table:table-cell>
              <table:table-cell office:value-type="float" office:value="5.25">
                <text:p>5.25</text:p>
              </table:table-cell>
              <table:table-cell office:value-type="float" office:value="20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119.99999999995">
                <text:p>119.99999999995</text:p>
              </table:table-cell>
              <table:table-cell office:value-type="float" office:value="5.25">
                <text:p>5.25</text:p>
              </table:table-cell>
              <table:table-cell office:value-type="float" office:value="109.998569215869">
                <text:p>109.998569215869</text:p>
              </table:table-cell>
              <table:table-cell office:value-type="float" office:value="5.25">
                <text:p>5.25</text:p>
              </table:table-cell>
              <table:table-cell office:value-type="float" office:value="89.9998766138514">
                <text:p>89.9998766138514</text:p>
              </table:table-cell>
              <table:table-cell office:value-type="float" office:value="5.25">
                <text:p>5.25</text:p>
              </table:table-cell>
              <table:table-cell office:value-type="float" office:value="5.40779851566069">
                <text:p>5.40779851566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5">
                <text:p>5.25</text:p>
              </table:table-cell>
              <table:table-cell office:value-type="float" office:value="120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0">
                <text:p>9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20">
                <text:p>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09.999806362247">
                <text:p>109.999806362247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89.9999977401008">
                <text:p>89.9999977401008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.96545861751314">
                <text:p>9.96545861751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90">
                <text:p>9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20">
                <text:p>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09.999829115247">
                <text:p>109.999829115247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89.9999982399887">
                <text:p>89.9999982399887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0.3407417235549">
                <text:p>10.3407417235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6">
                <text:p>6</text:p>
              </table:table-cell>
              <table:table-cell office:value-type="float" office:value="109.999849194707">
                <text:p>109.999849194707</text:p>
              </table:table-cell>
              <table:table-cell office:value-type="float" office:value="6">
                <text:p>6</text:p>
              </table:table-cell>
              <table:table-cell office:value-type="float" office:value="89.9999986293019">
                <text:p>89.9999986293019</text:p>
              </table:table-cell>
              <table:table-cell office:value-type="float" office:value="6">
                <text:p>6</text:p>
              </table:table-cell>
              <table:table-cell office:value-type="float" office:value="10.7282629819906">
                <text:p>10.7282629819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90">
                <text:p>9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20">
                <text:p>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09.999866914775">
                <text:p>109.999866914775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89.9999989324992">
                <text:p>89.9999989324992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.1282779112398">
                <text:p>11.1282779112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90">
                <text:p>9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20">
                <text:p>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09.999882552684">
                <text:p>109.99988255268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89.9999991686295">
                <text:p>89.999999168629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.5410363833267">
                <text:p>11.54103638332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10">
                <text:p>110</text:p>
              </table:table-cell>
              <table:table-cell office:value-type="float" office:value="6.125">
                <text:p>6.125</text:p>
              </table:table-cell>
              <table:table-cell office:value-type="float" office:value="90">
                <text:p>90</text:p>
              </table:table-cell>
              <table:table-cell office:value-type="float" office:value="6.125">
                <text:p>6.125</text:p>
              </table:table-cell>
              <table:table-cell office:value-type="float" office:value="30">
                <text:p>30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09.999896353095">
                <text:p>109.999896353095</text:p>
              </table:table-cell>
              <table:table-cell office:value-type="float" office:value="6.125">
                <text:p>6.125</text:p>
              </table:table-cell>
              <table:table-cell office:value-type="float" office:value="89.999999352528">
                <text:p>89.999999352528</text:p>
              </table:table-cell>
              <table:table-cell office:value-type="float" office:value="6.125">
                <text:p>6.125</text:p>
              </table:table-cell>
              <table:table-cell office:value-type="float" office:value="11.9667816178046">
                <text:p>11.96678161780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90">
                <text:p>9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0">
                <text:p>3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09.999908531917">
                <text:p>109.99990853191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89.9999994957483">
                <text:p>89.999999495748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.4057491268442">
                <text:p>12.40574912684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90">
                <text:p>9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30">
                <text:p>3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09.999919279692">
                <text:p>109.999919279692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89.9999996072884">
                <text:p>89.9999996072884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.8581656131452">
                <text:p>12.8581656131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10">
                <text:p>110</text:p>
              </table:table-cell>
              <table:table-cell office:value-type="float" office:value="6.25">
                <text:p>6.25</text:p>
              </table:table-cell>
              <table:table-cell office:value-type="float" office:value="90">
                <text:p>90</text:p>
              </table:table-cell>
              <table:table-cell office:value-type="float" office:value="6.25">
                <text:p>6.25</text:p>
              </table:table-cell>
              <table:table-cell office:value-type="float" office:value="30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09.999928764572">
                <text:p>109.999928764572</text:p>
              </table:table-cell>
              <table:table-cell office:value-type="float" office:value="6.25">
                <text:p>6.25</text:p>
              </table:table-cell>
              <table:table-cell office:value-type="float" office:value="89.9999996941559">
                <text:p>89.9999996941559</text:p>
              </table:table-cell>
              <table:table-cell office:value-type="float" office:value="6.25">
                <text:p>6.25</text:p>
              </table:table-cell>
              <table:table-cell office:value-type="float" office:value="13.3242478228521">
                <text:p>13.3242478228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90">
                <text:p>9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30">
                <text:p>3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09.999990359328">
                <text:p>109.999990359328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89.9999999943983">
                <text:p>89.9999999943983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22.7588159456397">
                <text:p>22.75881594563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90">
                <text:p>9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30">
                <text:p>3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09.999991492137">
                <text:p>109.999991492137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89.9999999956374">
                <text:p>89.9999999956374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23.4745683749056">
                <text:p>23.47456837490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09.999992491837">
                <text:p>109.999992491837</text:p>
              </table:table-cell>
              <table:table-cell office:value-type="float" office:value="7">
                <text:p>7</text:p>
              </table:table-cell>
              <table:table-cell office:value-type="float" office:value="89.9999999966024">
                <text:p>89.9999999966024</text:p>
              </table:table-cell>
              <table:table-cell office:value-type="float" office:value="7">
                <text:p>7</text:p>
              </table:table-cell>
              <table:table-cell office:value-type="float" office:value="24.2047279232996">
                <text:p>24.20472792329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90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30">
                <text:p>3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09.999993374069">
                <text:p>109.999993374069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89.9999999973539">
                <text:p>89.9999999973539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24.9490812031898">
                <text:p>24.94908120318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90">
                <text:p>9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30">
                <text:p>3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09.999994152637">
                <text:p>109.999994152637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89.9999999979393">
                <text:p>89.9999999979393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25.707381345805">
                <text:p>25.707381345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10">
                <text:p>110</text:p>
              </table:table-cell>
              <table:table-cell office:value-type="float" office:value="7.125">
                <text:p>7.125</text:p>
              </table:table-cell>
              <table:table-cell office:value-type="float" office:value="90">
                <text:p>90</text:p>
              </table:table-cell>
              <table:table-cell office:value-type="float" office:value="7.125">
                <text:p>7.125</text:p>
              </table:table-cell>
              <table:table-cell office:value-type="float" office:value="30">
                <text:p>30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09.99999483972">
                <text:p>109.99999483972</text:p>
              </table:table-cell>
              <table:table-cell office:value-type="float" office:value="7.125">
                <text:p>7.125</text:p>
              </table:table-cell>
              <table:table-cell office:value-type="float" office:value="89.9999999983951">
                <text:p>89.9999999983951</text:p>
              </table:table-cell>
              <table:table-cell office:value-type="float" office:value="7.125">
                <text:p>7.125</text:p>
              </table:table-cell>
              <table:table-cell office:value-type="float" office:value="26.479347494669">
                <text:p>26.479347494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90">
                <text:p>9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0">
                <text:p>3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09.999995446069">
                <text:p>109.999995446069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89.9999999987501">
                <text:p>89.9999999987501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27.2646644431133">
                <text:p>27.2646644431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90">
                <text:p>9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30">
                <text:p>3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09.99999598117">
                <text:p>109.99999598117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89.9999999990266">
                <text:p>89.9999999990266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28.0629824259093">
                <text:p>28.0629824259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10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90">
                <text:p>90</text:p>
              </table:table-cell>
              <table:table-cell office:value-type="float" office:value="7.25">
                <text:p>7.25</text:p>
              </table:table-cell>
              <table:table-cell office:value-type="float" office:value="30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09.999996453395">
                <text:p>109.999996453395</text:p>
              </table:table-cell>
              <table:table-cell office:value-type="float" office:value="7.25">
                <text:p>7.25</text:p>
              </table:table-cell>
              <table:table-cell office:value-type="float" office:value="89.9999999992419">
                <text:p>89.9999999992419</text:p>
              </table:table-cell>
              <table:table-cell office:value-type="float" office:value="7.25">
                <text:p>7.25</text:p>
              </table:table-cell>
              <table:table-cell office:value-type="float" office:value="28.8739170742146">
                <text:p>28.8739170742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90">
                <text:p>9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30">
                <text:p>3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09.999999520019">
                <text:p>109.999999520019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9.9999999999861">
                <text:p>89.9999999999861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3.1260843164531">
                <text:p>43.12608431645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90">
                <text:p>9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30">
                <text:p>3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09.999999576418">
                <text:p>109.999999576418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89.9999999999892">
                <text:p>89.9999999999892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44.0626356101372">
                <text:p>44.0626356101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09.999999626191">
                <text:p>109.999999626191</text:p>
              </table:table-cell>
              <table:table-cell office:value-type="float" office:value="8">
                <text:p>8</text:p>
              </table:table-cell>
              <table:table-cell office:value-type="float" office:value="89.9999999999916">
                <text:p>89.9999999999916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90">
                <text:p>9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30">
                <text:p>3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09.999999670114">
                <text:p>109.999999670114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89.9999999999934">
                <text:p>89.9999999999934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45.9373643898628">
                <text:p>45.937364389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90">
                <text:p>9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30">
                <text:p>3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09.999999708877">
                <text:p>109.999999708877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9.9999999999949">
                <text:p>89.9999999999949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46.8739156835469">
                <text:p>46.8739156835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10">
                <text:p>110</text:p>
              </table:table-cell>
              <table:table-cell office:value-type="float" office:value="8.125">
                <text:p>8.125</text:p>
              </table:table-cell>
              <table:table-cell office:value-type="float" office:value="90">
                <text:p>90</text:p>
              </table:table-cell>
              <table:table-cell office:value-type="float" office:value="8.125">
                <text:p>8.125</text:p>
              </table:table-cell>
              <table:table-cell office:value-type="float" office:value="30">
                <text:p>30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09.999999743085">
                <text:p>109.999999743085</text:p>
              </table:table-cell>
              <table:table-cell office:value-type="float" office:value="8.125">
                <text:p>8.125</text:p>
              </table:table-cell>
              <table:table-cell office:value-type="float" office:value="89.999999999996">
                <text:p>89.999999999996</text:p>
              </table:table-cell>
              <table:table-cell office:value-type="float" office:value="8.125">
                <text:p>8.125</text:p>
              </table:table-cell>
              <table:table-cell office:value-type="float" office:value="47.8088436036381">
                <text:p>47.80884360363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90">
                <text:p>9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30">
                <text:p>3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09.999999773273">
                <text:p>109.99999977327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9.9999999999969">
                <text:p>89.999999999996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48.741343489512">
                <text:p>48.741343489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90">
                <text:p>9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30">
                <text:p>3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09.999999799914">
                <text:p>109.999999799914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89.9999999999976">
                <text:p>89.9999999999976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49.6706190541408">
                <text:p>49.67061905414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10">
                <text:p>110</text:p>
              </table:table-cell>
              <table:table-cell office:value-type="float" office:value="8.25">
                <text:p>8.25</text:p>
              </table:table-cell>
              <table:table-cell office:value-type="float" office:value="90">
                <text:p>90</text:p>
              </table:table-cell>
              <table:table-cell office:value-type="float" office:value="8.25">
                <text:p>8.25</text:p>
              </table:table-cell>
              <table:table-cell office:value-type="float" office:value="30">
                <text:p>30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09.999999823425">
                <text:p>109.999999823425</text:p>
              </table:table-cell>
              <table:table-cell office:value-type="float" office:value="8.25">
                <text:p>8.25</text:p>
              </table:table-cell>
              <table:table-cell office:value-type="float" office:value="89.9999999999981">
                <text:p>89.9999999999981</text:p>
              </table:table-cell>
              <table:table-cell office:value-type="float" office:value="8.25">
                <text:p>8.25</text:p>
              </table:table-cell>
              <table:table-cell office:value-type="float" office:value="50.5958850797218">
                <text:p>50.59588507972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40">
                <text:p>4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09.999999976103">
                <text:p>109.999999976103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64.292618654195">
                <text:p>64.2926186541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50">
                <text:p>5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09.999999978911">
                <text:p>109.999999978911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65.0509187968102">
                <text:p>65.0509187968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09.999999981389">
                <text:p>109.999999981389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65.7952720767004">
                <text:p>65.7952720767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60">
                <text:p>6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09.999999983576">
                <text:p>109.999999983576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66.5254316250944">
                <text:p>66.52543162509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70">
                <text:p>7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09.999999985506">
                <text:p>109.999999985506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67.2411840543603">
                <text:p>67.2411840543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10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75">
                <text:p>75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09.999999987209">
                <text:p>109.999999987209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67.9423488180865">
                <text:p>67.94234881808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0">
                <text:p>8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09.999999988712">
                <text:p>109.99999998871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68.6287774490488">
                <text:p>68.6287774490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5">
                <text:p>85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09.999999990038">
                <text:p>109.999999990038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69.3003526866618">
                <text:p>69.30035268666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09.999999999073">
                <text:p>109.999999999073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79.2717370180094">
                <text:p>79.2717370180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2.458cm" style:legend-expansion="high" chart:style-name="ch2"/>
        <chart:plot-area chart:style-name="ch3" table:cell-range-address="moyennes.M10:moyennes.M121 moyennes.A10:moyennes.B121 moyennes.F10:moyennes.G121 moyennes.U10:moyennes.X122" chart:data-source-has-labels="row" svg:x="0.77cm" svg:y="0.855cm" svg:width="11.711cm" svg:height="7.545cm">
          <chartooo:coordinate-region svg:x="1.061cm" svg:y="1.054cm" svg:width="11.089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oyennes.B10:moyennes.B121" chart:label-cell-address="moyennes.B10:moyennes.B10" chart:class="chart:scatter">
            <chart:domain table:cell-range-address="moyennes.M10:moyennes.M121"/>
            <chart:data-point chart:repeated="112"/>
          </chart:series>
          <chart:series chart:style-name="ch8" chart:values-cell-range-address="moyennes.A11:moyennes.A121" chart:label-cell-address="moyennes.A10:moyennes.A10" chart:class="chart:scatter">
            <chart:domain table:cell-range-address="moyennes.M11:moyennes.M121"/>
            <chart:data-point chart:repeated="111"/>
          </chart:series>
          <chart:series chart:style-name="ch9" chart:values-cell-range-address="moyennes.G11:moyennes.G121" chart:label-cell-address="moyennes.G10:moyennes.G10" chart:class="chart:scatter">
            <chart:domain table:cell-range-address="moyennes.M11:moyennes.M121"/>
            <chart:data-point chart:repeated="111"/>
          </chart:series>
          <chart:series chart:style-name="ch10" chart:values-cell-range-address="moyennes.F11:moyennes.F121" chart:label-cell-address="moyennes.F10:moyennes.F10" chart:class="chart:scatter">
            <chart:domain table:cell-range-address="moyennes.M11:moyennes.M121"/>
            <chart:data-point chart:repeated="111"/>
          </chart:series>
          <chart:series chart:style-name="ch11" chart:values-cell-range-address="moyennes.U11:moyennes.U122" chart:label-cell-address="moyennes.U10:moyennes.U10" chart:class="chart:scatter">
            <chart:domain table:cell-range-address="moyennes.M11:moyennes.M122"/>
            <chart:data-point chart:repeated="112"/>
          </chart:series>
          <chart:series chart:style-name="ch12" chart:values-cell-range-address="moyennes.V11:moyennes.V122" chart:label-cell-address="moyennes.V10:moyennes.V10" chart:class="chart:scatter">
            <chart:domain table:cell-range-address="moyennes.M11:moyennes.M122"/>
            <chart:data-point chart:repeated="112"/>
          </chart:series>
          <chart:series chart:style-name="ch13" chart:values-cell-range-address="moyennes.W11:moyennes.W122" chart:label-cell-address="moyennes.W10:moyennes.W10" chart:class="chart:scatter">
            <chart:domain table:cell-range-address="moyennes.M11:moyennes.M122"/>
            <chart:data-point chart:repeated="112"/>
          </chart:series>
          <chart:series chart:style-name="ch14" chart:values-cell-range-address="moyennes.X11:moyennes.X122" chart:label-cell-address="moyennes.X10:moyennes.X10" chart:class="chart:scatter">
            <chart:domain table:cell-range-address="moyennes.M11:moyennes.M122"/>
            <chart:data-point chart:repeated="1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 S+</text:p>
                <draw:g>
                  <svg:desc>moyennes.B10:moyennes.B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-</text:p>
                <draw:g>
                  <svg:desc>moyennes.A10:moyennes.A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 P+</text:p>
                <draw:g>
                  <svg:desc>moyennes.G10:moyennes.G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P-</text:p>
                <draw:g>
                  <svg:desc>moyennes.F10:moyennes.F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+</text:p>
                <draw:g>
                  <svg:desc>moyennes.U10:moyennes.U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S-</text:p>
                <draw:g>
                  <svg:desc>moyennes.V10:moyennes.V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+</text:p>
                <draw:g>
                  <svg:desc>moyennes.W10:moyennes.W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igmo P-</text:p>
                <draw:g>
                  <svg:desc>moyennes.X10:moyennes.X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oyennes.M10:moyennes.M121</svg:desc>
                </draw:g>
              </table:table-cell>
              <table:table-cell office:value-type="float" office:value="NaN">
                <text:p>NaN</text:p>
                <draw:g>
                  <svg:desc>moyennes.B10:moyennes.B121</svg:desc>
                </draw:g>
              </table:table-cell>
              <table:table-cell office:value-type="float" office:value="-3">
                <text:p>-3</text:p>
                <draw:g>
                  <svg:desc>moyennes.M11:moyennes.M121</svg:desc>
                </draw:g>
              </table:table-cell>
              <table:table-cell office:value-type="float" office:value="0">
                <text:p>0</text:p>
                <draw:g>
                  <svg:desc>moyennes.A11:moyennes.A121</svg:desc>
                </draw:g>
              </table:table-cell>
              <table:table-cell office:value-type="float" office:value="-3">
                <text:p>-3</text:p>
                <draw:g>
                  <svg:desc>moyennes.M11:moyennes.M121</svg:desc>
                </draw:g>
              </table:table-cell>
              <table:table-cell office:value-type="float" office:value="0">
                <text:p>0</text:p>
                <draw:g>
                  <svg:desc>moyennes.G11:moyennes.G121</svg:desc>
                </draw:g>
              </table:table-cell>
              <table:table-cell office:value-type="float" office:value="-3">
                <text:p>-3</text:p>
                <draw:g>
                  <svg:desc>moyennes.M11:moyennes.M121</svg:desc>
                </draw:g>
              </table:table-cell>
              <table:table-cell office:value-type="float" office:value="0">
                <text:p>0</text:p>
                <draw:g>
                  <svg:desc>moyennes.F11:moyennes.F121</svg:desc>
                </draw:g>
              </table:table-cell>
              <table:table-cell office:value-type="float" office:value="-3">
                <text:p>-3</text:p>
                <draw:g>
                  <svg:desc>moyennes.M11:moyennes.M122</svg:desc>
                </draw:g>
              </table:table-cell>
              <table:table-cell office:value-type="float" office:value="0.0000000909907250659486">
                <text:p>0.0000000909907250659486</text:p>
                <draw:g>
                  <svg:desc>moyennes.U11:moyennes.U122</svg:desc>
                </draw:g>
              </table:table-cell>
              <table:table-cell office:value-type="float" office:value="-3">
                <text:p>-3</text:p>
                <draw:g>
                  <svg:desc>moyennes.M11:moyennes.M122</svg:desc>
                </draw:g>
              </table:table-cell>
              <table:table-cell office:value-type="float" office:value="0.0000712354278025419">
                <text:p>0.0000712354278025419</text:p>
                <draw:g>
                  <svg:desc>moyennes.V11:moyennes.V122</svg:desc>
                </draw:g>
              </table:table-cell>
              <table:table-cell office:value-type="float" office:value="-3">
                <text:p>-3</text:p>
                <draw:g>
                  <svg:desc>moyennes.M11:moyennes.M122</svg:desc>
                </draw:g>
              </table:table-cell>
              <table:table-cell office:value-type="float" office:value="0.000203429186811322">
                <text:p>0.000203429186811322</text:p>
                <draw:g>
                  <svg:desc>moyennes.W11:moyennes.W122</svg:desc>
                </draw:g>
              </table:table-cell>
              <table:table-cell office:value-type="float" office:value="-3">
                <text:p>-3</text:p>
                <draw:g>
                  <svg:desc>moyennes.M11:moyennes.M122</svg:desc>
                </draw:g>
              </table:table-cell>
              <table:table-cell office:value-type="float" office:value="0.0273102327026027">
                <text:p>0.0273102327026027</text:p>
                <draw:g>
                  <svg:desc>moyennes.X11:moyennes.X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00116834403642362">
                <text:p>0.000000116834403642362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0807203078577947">
                <text:p>0.0000807203078577947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00221107963503503">
                <text:p>0.000221107963503503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.0283534824673205">
                <text:p>0.0283534824673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00150018343778863">
                <text:p>0.000000150018343778863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0914680830430547">
                <text:p>0.0000914680830430547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00240323089603897">
                <text:p>0.000240323089603897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.0294365712915916">
                <text:p>0.0294365712915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.000000192627366313063">
                <text:p>0.000000192627366313063</text:p>
              </table:table-cell>
              <table:table-cell office:value-type="float" office:value="-2.875">
                <text:p>-2.875</text:p>
              </table:table-cell>
              <table:table-cell office:value-type="float" office:value="0.000103646905329785">
                <text:p>0.000103646905329785</text:p>
              </table:table-cell>
              <table:table-cell office:value-type="float" office:value="-2.875">
                <text:p>-2.875</text:p>
              </table:table-cell>
              <table:table-cell office:value-type="float" office:value="0.000261208078668999">
                <text:p>0.000261208078668999</text:p>
              </table:table-cell>
              <table:table-cell office:value-type="float" office:value="-2.875">
                <text:p>-2.875</text:p>
              </table:table-cell>
              <table:table-cell office:value-type="float" office:value="0.0305610195128074">
                <text:p>0.0305610195128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000247338434182824">
                <text:p>0.000000247338434182824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117447315704856">
                <text:p>0.000117447315704856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0028390804686495">
                <text:p>0.00028390804686495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.0317284054084115">
                <text:p>0.0317284054084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000317588835828572">
                <text:p>0.000000317588835828572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133085225188016">
                <text:p>0.000133085225188016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00308580721234314">
                <text:p>0.000308580721234314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.0329403673978404">
                <text:p>0.0329403673978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.000000407792136953622">
                <text:p>0.000000407792136953622</text:p>
              </table:table-cell>
              <table:table-cell office:value-type="float" office:value="-2.75">
                <text:p>-2.75</text:p>
              </table:table-cell>
              <table:table-cell office:value-type="float" office:value="0.000150805292754363">
                <text:p>0.000150805292754363</text:p>
              </table:table-cell>
              <table:table-cell office:value-type="float" office:value="-2.75">
                <text:p>-2.75</text:p>
              </table:table-cell>
              <table:table-cell office:value-type="float" office:value="0.00033539753557679">
                <text:p>0.00033539753557679</text:p>
              </table:table-cell>
              <table:table-cell office:value-type="float" office:value="-2.75">
                <text:p>-2.75</text:p>
              </table:table-cell>
              <table:table-cell office:value-type="float" office:value="0.0341986063276678">
                <text:p>0.0341986063276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002226469222042">
                <text:p>0.00002226469222042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111429900789613">
                <text:p>0.00111429900789613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0127237361600132">
                <text:p>0.00127237361600132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.0622944632190887">
                <text:p>0.0622944632190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00285884291992012">
                <text:p>0.0000285884291992012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126266449397884">
                <text:p>0.00126266449397884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0138294633664149">
                <text:p>0.00138294633664149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.0646731485358951">
                <text:p>0.06467314853589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.000036708267231075">
                <text:p>0.000036708267231075</text:p>
              </table:table-cell>
              <table:table-cell office:value-type="float" office:value="-2">
                <text:p>-2</text:p>
              </table:table-cell>
              <table:table-cell office:value-type="float" office:value="0.00143078413131236">
                <text:p>0.00143078413131236</text:p>
              </table:table-cell>
              <table:table-cell office:value-type="float" office:value="-2">
                <text:p>-2</text:p>
              </table:table-cell>
              <table:table-cell office:value-type="float" office:value="0.00150312796632857">
                <text:p>0.00150312796632857</text:p>
              </table:table-cell>
              <table:table-cell office:value-type="float" office:value="-2">
                <text:p>-2</text:p>
              </table:table-cell>
              <table:table-cell office:value-type="float" office:value="0.0671425950453027">
                <text:p>0.0671425950453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00471343440320454">
                <text:p>0.0000471343440320454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162128801719444">
                <text:p>0.00162128801719444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0163375350228667">
                <text:p>0.00163375350228667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.0697062605573307">
                <text:p>0.0697062605573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00605216889841741">
                <text:p>0.0000605216889841741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183715640329047">
                <text:p>0.00183715640329047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017757304962454">
                <text:p>0.0017757304962454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.0723677342066312">
                <text:p>0.0723677342066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.0000777113757845912">
                <text:p>0.0000777113757845912</text:p>
              </table:table-cell>
              <table:table-cell office:value-type="float" office:value="-1.875">
                <text:p>-1.875</text:p>
              </table:table-cell>
              <table:table-cell office:value-type="float" office:value="0.00208176630706411">
                <text:p>0.00208176630706411</text:p>
              </table:table-cell>
              <table:table-cell office:value-type="float" office:value="-1.875">
                <text:p>-1.875</text:p>
              </table:table-cell>
              <table:table-cell office:value-type="float" office:value="0.00193004535788226">
                <text:p>0.00193004535788226</text:p>
              </table:table-cell>
              <table:table-cell office:value-type="float" office:value="-1.875">
                <text:p>-1.875</text:p>
              </table:table-cell>
              <table:table-cell office:value-type="float" office:value="0.0751307414081212">
                <text:p>0.0751307414081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0099783363319696">
                <text:p>0.000099783363319696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235894432630053">
                <text:p>0.00235894432630053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0209777020572643">
                <text:p>0.00209777020572643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.0779991489971278">
                <text:p>0.0779991489971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0128124344405297">
                <text:p>0.000128124344405297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267302648176076">
                <text:p>0.00267302648176076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0228007031304022">
                <text:p>0.00228007031304022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.0809769705607215">
                <text:p>0.0809769705607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898154730127335">
                <text:p>0.00898154730127335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223769675860727">
                <text:p>0.022376967586072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00940079089928084">
                <text:p>0.00940079089928084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.153065017029176">
                <text:p>0.153065017029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115322898599369">
                <text:p>0.0115322898599369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253557394192454">
                <text:p>0.0253557394192454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0102176649472083">
                <text:p>0.0102176649472083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.158903610185434">
                <text:p>0.158903610185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0148073491183478">
                <text:p>0.0148073491183478</text:p>
              </table:table-cell>
              <table:table-cell office:value-type="float" office:value="-1">
                <text:p>-1</text:p>
              </table:table-cell>
              <table:table-cell office:value-type="float" office:value="0.0287309351005291">
                <text:p>0.0287309351005291</text:p>
              </table:table-cell>
              <table:table-cell office:value-type="float" office:value="-1">
                <text:p>-1</text:p>
              </table:table-cell>
              <table:table-cell office:value-type="float" office:value="0.0111055118387609">
                <text:p>0.0111055118387609</text:p>
              </table:table-cell>
              <table:table-cell office:value-type="float" office:value="-1">
                <text:p>-1</text:p>
              </table:table-cell>
              <table:table-cell office:value-type="float" office:value="0.164964504824352">
                <text:p>0.164964504824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190123462923031">
                <text:p>0.0190123462923031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325552824864385">
                <text:p>0.0325552824864385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0120704963517282">
                <text:p>0.0120704963517282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.171256133177635">
                <text:p>0.171256133177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244112373666248">
                <text:p>0.0244112373666248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368885143513126">
                <text:p>0.0368885143513126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0131193184551219">
                <text:p>0.0131193184551219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.177787244853982">
                <text:p>0.177787244853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.0313428382914863">
                <text:p>0.0313428382914863</text:p>
              </table:table-cell>
              <table:table-cell office:value-type="float" office:value="-0.875">
                <text:p>-0.875</text:p>
              </table:table-cell>
              <table:table-cell office:value-type="float" office:value="0.0417982966227051">
                <text:p>0.0417982966227051</text:p>
              </table:table-cell>
              <table:table-cell office:value-type="float" office:value="-0.875">
                <text:p>-0.875</text:p>
              </table:table-cell>
              <table:table-cell office:value-type="float" office:value="0.0142592597192273">
                <text:p>0.0142592597192273</text:p>
              </table:table-cell>
              <table:table-cell office:value-type="float" office:value="-0.875">
                <text:p>-0.875</text:p>
              </table:table-cell>
              <table:table-cell office:value-type="float" office:value="0.184566918592564">
                <text:p>0.184566918592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402420156559774">
                <text:p>0.0402420156559774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473612789457076">
                <text:p>0.0473612789457076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0154982337407123">
                <text:p>0.0154982337407123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.191604574436777">
                <text:p>0.191604574436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516668497589538">
                <text:p>0.0516668497589538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536642835060492">
                <text:p>0.0536642835060492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0168448409284268">
                <text:p>0.0168448409284268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198909986342119">
                <text:p>0.198909986342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3.51746769016276">
                <text:p>3.51746769016276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447715148748574">
                <text:p>0.447715148748574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0694166456058449">
                <text:p>0.069416645605844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375546941980466">
                <text:p>0.375546941980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47922648129554">
                <text:p>4.4792264812955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507052939731163">
                <text:p>0.507052939731163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0754441762842518">
                <text:p>0.0754441762842518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.389835181850759">
                <text:p>0.389835181850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9110478130801">
                <text:p>5.69110478130801</text:p>
              </table:table-cell>
              <table:table-cell office:value-type="float" office:value="0">
                <text:p>0</text:p>
              </table:table-cell>
              <table:table-cell office:value-type="float" office:value="0.574213826291424">
                <text:p>0.574213826291424</text:p>
              </table:table-cell>
              <table:table-cell office:value-type="float" office:value="0">
                <text:p>0</text:p>
              </table:table-cell>
              <table:table-cell office:value-type="float" office:value="0.0819946074960581">
                <text:p>0.0819946074960581</text:p>
              </table:table-cell>
              <table:table-cell office:value-type="float" office:value="0">
                <text:p>0</text:p>
              </table:table-cell>
              <table:table-cell office:value-type="float" office:value="0.404664584484706">
                <text:p>0.404664584484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7.21039802088092">
                <text:p>7.2103980208809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650217574186818">
                <text:p>0.65021757418681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0891132154732508">
                <text:p>0.089113215473250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420055456015868">
                <text:p>0.420055456015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.10298160254923">
                <text:p>9.102981602549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736213601671334">
                <text:p>0.73621360167133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968491811076838">
                <text:p>0.096849181107683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436028849787582">
                <text:p>0.436028849787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11.4419357878931">
                <text:p>11.4419357878931</text:p>
              </table:table-cell>
              <table:table-cell office:value-type="float" office:value="0.125">
                <text:p>0.125</text:p>
              </table:table-cell>
              <table:table-cell office:value-type="float" office:value="0.833496539464689">
                <text:p>0.833496539464689</text:p>
              </table:table-cell>
              <table:table-cell office:value-type="float" office:value="0.125">
                <text:p>0.125</text:p>
              </table:table-cell>
              <table:table-cell office:value-type="float" office:value="0.105255923854996">
                <text:p>0.105255923854996</text:p>
              </table:table-cell>
              <table:table-cell office:value-type="float" office:value="0.125">
                <text:p>0.125</text:p>
              </table:table-cell>
              <table:table-cell office:value-type="float" office:value="0.452606592703903">
                <text:p>0.452606592703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4.3043506426541">
                <text:p>14.304350642654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43523395508318">
                <text:p>0.94352339550831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14391463677322">
                <text:p>0.11439146367732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69811312420256">
                <text:p>0.469811312420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0">
                <text:p>1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7.7656637638027">
                <text:p>17.765663763802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.06793241296215">
                <text:p>1.0679324129621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124318813285482">
                <text:p>0.12431881328548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48766646539334">
                <text:p>0.48766646539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1.8910628567628">
                <text:p>21.8910628567628</text:p>
              </table:table-cell>
              <table:table-cell office:value-type="float" office:value="0.25">
                <text:p>0.25</text:p>
              </table:table-cell>
              <table:table-cell office:value-type="float" office:value="1.20856368936525">
                <text:p>1.20856368936525</text:p>
              </table:table-cell>
              <table:table-cell office:value-type="float" office:value="0.25">
                <text:p>0.25</text:p>
              </table:table-cell>
              <table:table-cell office:value-type="float" office:value="0.135106403106329">
                <text:p>0.135106403106329</text:p>
              </table:table-cell>
              <table:table-cell office:value-type="float" office:value="0.25">
                <text:p>0.25</text:p>
              </table:table-cell>
              <table:table-cell office:value-type="float" office:value="0.506196365809705">
                <text:p>0.506196365809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10.897018397451">
                <text:p>110.89701839745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8.34439980233679">
                <text:p>8.3443998023367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510408271236679">
                <text:p>0.51040827123667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8104664669267">
                <text:p>0.918104664669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0">
                <text:p>9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12.789601979119">
                <text:p>112.78960197911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9.36089495077223">
                <text:p>9.36089495077223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554491535481582">
                <text:p>0.554491535481582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.952815863325625">
                <text:p>0.95281586332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4.308895218692">
                <text:p>114.308895218692</text:p>
              </table:table-cell>
              <table:table-cell office:value-type="float" office:value="1">
                <text:p>1</text:p>
              </table:table-cell>
              <table:table-cell office:value-type="float" office:value="10.488441138902">
                <text:p>10.488441138902</text:p>
              </table:table-cell>
              <table:table-cell office:value-type="float" office:value="1">
                <text:p>1</text:p>
              </table:table-cell>
              <table:table-cell office:value-type="float" office:value="0.602356583185637">
                <text:p>0.602356583185637</text:p>
              </table:table-cell>
              <table:table-cell office:value-type="float" office:value="1">
                <text:p>1</text:p>
              </table:table-cell>
              <table:table-cell office:value-type="float" office:value="0.988824836753386">
                <text:p>0.988824836753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40">
                <text:p>4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15.520773518704">
                <text:p>115.520773518704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1.7359653340216">
                <text:p>11.7359653340216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.654323231672414">
                <text:p>0.654323231672414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.0261789847079">
                <text:p>1.0261789847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40">
                <text:p>4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16.482532309837">
                <text:p>116.482532309837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3.1123214224329">
                <text:p>13.1123214224329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710737515667696">
                <text:p>0.710737515667696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6492735194019">
                <text:p>1.06492735194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1.125">
                <text:p>1.125</text:p>
              </table:table-cell>
              <table:table-cell office:value-type="float" office:value="50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117.242715610797">
                <text:p>117.242715610797</text:p>
              </table:table-cell>
              <table:table-cell office:value-type="float" office:value="1.125">
                <text:p>1.125</text:p>
              </table:table-cell>
              <table:table-cell office:value-type="float" office:value="14.6260664217612">
                <text:p>14.6260664217612</text:p>
              </table:table-cell>
              <table:table-cell office:value-type="float" office:value="1.125">
                <text:p>1.125</text:p>
              </table:table-cell>
              <table:table-cell office:value-type="float" office:value="0.771973687234079">
                <text:p>0.771973687234079</text:p>
              </table:table-cell>
              <table:table-cell office:value-type="float" office:value="1.125">
                <text:p>1.125</text:p>
              </table:table-cell>
              <table:table-cell office:value-type="float" office:value="1.10512067861899">
                <text:p>1.10512067861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5">
                <text:p>1.125</text:p>
              </table:table-cell>
              <table:table-cell office:value-type="float" office:value="120">
                <text:p>12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0">
                <text:p>6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17.841654804549">
                <text:p>117.84165480454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6.2851917834858">
                <text:p>16.285191783485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838436341056002">
                <text:p>0.83843634105600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681145177004">
                <text:p>1.14681145177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70">
                <text:p>7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18.312364754811">
                <text:p>118.31236475481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8.0968109186219">
                <text:p>18.0968109186219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.910562667747806">
                <text:p>0.910562667747806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.19005395770746">
                <text:p>1.19005395770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1.25">
                <text:p>1.25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18.681566884329">
                <text:p>118.681566884329</text:p>
              </table:table-cell>
              <table:table-cell office:value-type="float" office:value="1.25">
                <text:p>1.25</text:p>
              </table:table-cell>
              <table:table-cell office:value-type="float" office:value="20.0668076186992">
                <text:p>20.0668076186992</text:p>
              </table:table-cell>
              <table:table-cell office:value-type="float" office:value="1.25">
                <text:p>1.25</text:p>
              </table:table-cell>
              <table:table-cell office:value-type="float" office:value="0.988824836753386">
                <text:p>0.988824836753386</text:p>
              </table:table-cell>
              <table:table-cell office:value-type="float" office:value="1.25">
                <text:p>1.25</text:p>
              </table:table-cell>
              <table:table-cell office:value-type="float" office:value="1.2349043354267">
                <text:p>1.23490433542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">
                <text:p>1.25</text:p>
              </table:table-cell>
              <table:table-cell office:value-type="float" office:value="120">
                <text:p>12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0">
                <text:p>8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5">
                <text:p>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">
                <text:p>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19.975588762633">
                <text:p>119.97558876263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68.470526432204">
                <text:p>68.470526432204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3.63956083362029">
                <text:p>3.63956083362029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2.22504298023381">
                <text:p>2.22504298023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85">
                <text:p>8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5">
                <text:p>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">
                <text:p>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19.980987653708">
                <text:p>119.980987653708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71.649035113266">
                <text:p>71.649035113266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3.9419997944815">
                <text:p>3.941999794481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2.30788604753961">
                <text:p>2.30788604753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9.985192650882">
                <text:p>119.985192650882</text:p>
              </table:table-cell>
              <table:table-cell office:value-type="float" office:value="2">
                <text:p>2</text:p>
              </table:table-cell>
              <table:table-cell office:value-type="float" office:value="74.7096569092932">
                <text:p>74.7096569092932</text:p>
              </table:table-cell>
              <table:table-cell office:value-type="float" office:value="2">
                <text:p>2</text:p>
              </table:table-cell>
              <table:table-cell office:value-type="float" office:value="4.26832858598101">
                <text:p>4.26832858598101</text:p>
              </table:table-cell>
              <table:table-cell office:value-type="float" office:value="2">
                <text:p>2</text:p>
              </table:table-cell>
              <table:table-cell office:value-type="float" office:value="2.39372942191793">
                <text:p>2.393729421917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85">
                <text:p>85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0">
                <text:p>1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">
                <text:p>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19.98846771014">
                <text:p>119.98846771014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77.6363530620712">
                <text:p>77.6363530620712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4.62022138037846">
                <text:p>4.6202213803784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4826754004111">
                <text:p>2.4826754004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5">
                <text:p>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0">
                <text:p>1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">
                <text:p>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19.991018452699">
                <text:p>119.991018452699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0.4164436493005">
                <text:p>80.416443649300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4.99943341418506">
                <text:p>4.99943341418506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2.57482928704915">
                <text:p>2.57482928704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  <table:table-cell office:value-type="float" office:value="85">
                <text:p>85</text:p>
              </table:table-cell>
              <table:table-cell office:value-type="float" office:value="2.125">
                <text:p>2.125</text:p>
              </table:table-cell>
              <table:table-cell office:value-type="float" office:value="10">
                <text:p>10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2.125">
                <text:p>2.125</text:p>
              </table:table-cell>
              <table:table-cell office:value-type="float" office:value="119.993005048121">
                <text:p>119.993005048121</text:p>
              </table:table-cell>
              <table:table-cell office:value-type="float" office:value="2.125">
                <text:p>2.125</text:p>
              </table:table-cell>
              <table:table-cell office:value-type="float" office:value="83.0406485554391">
                <text:p>83.0406485554391</text:p>
              </table:table-cell>
              <table:table-cell office:value-type="float" office:value="2.125">
                <text:p>2.125</text:p>
              </table:table-cell>
              <table:table-cell office:value-type="float" office:value="5.40779851566069">
                <text:p>5.40779851566069</text:p>
              </table:table-cell>
              <table:table-cell office:value-type="float" office:value="2.125">
                <text:p>2.125</text:p>
              </table:table-cell>
              <table:table-cell office:value-type="float" office:value="2.67029944427534">
                <text:p>2.67029944427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25">
                <text:p>2.125</text:p>
              </table:table-cell>
              <table:table-cell office:value-type="float" office:value="120">
                <text:p>1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5">
                <text:p>8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">
                <text:p>1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19.994552255756">
                <text:p>119.99455225575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5.502984729216">
                <text:p>85.5029847292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5.84722522157976">
                <text:p>5.8472252215797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76919734214332">
                <text:p>2.76919734214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85">
                <text:p>85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">
                <text:p>12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">
                <text:p>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19.995757249911">
                <text:p>119.995757249911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87.8005455513583">
                <text:p>87.8005455513583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6.31969126474975">
                <text:p>6.31969126474975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2.87163760495478">
                <text:p>2.87163760495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5">
                <text:p>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5">
                <text:p>1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19.999939478311">
                <text:p>119.99993947831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06.775654617351">
                <text:p>106.77565461735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21.3712225509512">
                <text:p>21.3712225509512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5.2821157492882">
                <text:p>5.2821157492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85">
                <text:p>85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20">
                <text:p>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">
                <text:p>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19.999952865656">
                <text:p>119.999952865656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07.144690708242">
                <text:p>107.14469070824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22.7588159456397">
                <text:p>22.7588159456397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5.47168476420621">
                <text:p>5.47168476420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9.999963291733">
                <text:p>119.999963291733</text:p>
              </table:table-cell>
              <table:table-cell office:value-type="float" office:value="3">
                <text:p>3</text:p>
              </table:table-cell>
              <table:table-cell office:value-type="float" office:value="107.472489309897">
                <text:p>107.472489309897</text:p>
              </table:table-cell>
              <table:table-cell office:value-type="float" office:value="3">
                <text:p>3</text:p>
              </table:table-cell>
              <table:table-cell office:value-type="float" office:value="24.2047279232996">
                <text:p>24.2047279232996</text:p>
              </table:table-cell>
              <table:table-cell office:value-type="float" office:value="3">
                <text:p>3</text:p>
              </table:table-cell>
              <table:table-cell office:value-type="float" office:value="5.66760204512968">
                <text:p>5.667602045129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88">
                <text:p>8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25">
                <text:p>25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">
                <text:p>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19.999971411571">
                <text:p>119.999971411571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07.763441132308">
                <text:p>107.76344113230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25.707381345805">
                <text:p>25.707381345805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5.87004712226048">
                <text:p>5.87004712226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88">
                <text:p>8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30">
                <text:p>3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">
                <text:p>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19.999977735308">
                <text:p>119.99997773530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08.02151690417">
                <text:p>108.02151690417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27.2646644431133">
                <text:p>27.2646644431133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6.07920220256662">
                <text:p>6.07920220256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3.125">
                <text:p>3.125</text:p>
              </table:table-cell>
              <table:table-cell office:value-type="float" office:value="88">
                <text:p>88</text:p>
              </table:table-cell>
              <table:table-cell office:value-type="float" office:value="3.125">
                <text:p>3.125</text:p>
              </table:table-cell>
              <table:table-cell office:value-type="float" office:value="45">
                <text:p>45</text:p>
              </table:table-cell>
              <table:table-cell office:value-type="float" office:value="3.125">
                <text:p>3.125</text:p>
              </table:table-cell>
              <table:table-cell office:value-type="float" office:value="0">
                <text:p>0</text:p>
              </table:table-cell>
              <table:table-cell office:value-type="float" office:value="3.125">
                <text:p>3.125</text:p>
              </table:table-cell>
              <table:table-cell office:value-type="float" office:value="119.99998266024">
                <text:p>119.99998266024</text:p>
              </table:table-cell>
              <table:table-cell office:value-type="float" office:value="3.125">
                <text:p>3.125</text:p>
              </table:table-cell>
              <table:table-cell office:value-type="float" office:value="108.2502969117">
                <text:p>108.2502969117</text:p>
              </table:table-cell>
              <table:table-cell office:value-type="float" office:value="3.125">
                <text:p>3.125</text:p>
              </table:table-cell>
              <table:table-cell office:value-type="float" office:value="28.8739170742146">
                <text:p>28.8739170742146</text:p>
              </table:table-cell>
              <table:table-cell office:value-type="float" office:value="3.125">
                <text:p>3.125</text:p>
              </table:table-cell>
              <table:table-cell office:value-type="float" office:value="6.29525202238957">
                <text:p>6.295252022389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5">
                <text:p>3.125</text:p>
              </table:table-cell>
              <table:table-cell office:value-type="float" office:value="120">
                <text:p>1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8">
                <text:p>8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90">
                <text:p>9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19.999986495781">
                <text:p>119.99998649578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08.453001025243">
                <text:p>108.45300102524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0.5319268110764">
                <text:p>30.531926811076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6.51838368253659">
                <text:p>6.51838368253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88">
                <text:p>8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90">
                <text:p>9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">
                <text:p>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19.999989482903">
                <text:p>119.999989482903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08.63251840615">
                <text:p>108.63251840615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32.2349359420142">
                <text:p>32.2349359420142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6.74878646495459">
                <text:p>6.7487864649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88">
                <text:p>88</text:p>
              </table:table-cell>
              <table:table-cell office:value-type="float" office:value="3.25">
                <text:p>3.25</text:p>
              </table:table-cell>
              <table:table-cell office:value-type="float" office:value="90">
                <text:p>9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119.999991809277">
                <text:p>119.999991809277</text:p>
              </table:table-cell>
              <table:table-cell office:value-type="float" office:value="3.25">
                <text:p>3.25</text:p>
              </table:table-cell>
              <table:table-cell office:value-type="float" office:value="108.791436310635">
                <text:p>108.791436310635</text:p>
              </table:table-cell>
              <table:table-cell office:value-type="float" office:value="3.25">
                <text:p>3.25</text:p>
              </table:table-cell>
              <table:table-cell office:value-type="float" office:value="33.9786601918331">
                <text:p>33.9786601918331</text:p>
              </table:table-cell>
              <table:table-cell office:value-type="float" office:value="3.25">
                <text:p>3.25</text:p>
              </table:table-cell>
              <table:table-cell office:value-type="float" office:value="6.98665163008396">
                <text:p>6.98665163008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5">
                <text:p>3.25</text:p>
              </table:table-cell>
              <table:table-cell office:value-type="float" office:value="120">
                <text:p>12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">
                <text:p>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19.999999849982">
                <text:p>119.999999849982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09.834869951759">
                <text:p>109.834869951759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62.7353355568867">
                <text:p>62.7353355568867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1.9667816178046">
                <text:p>11.9667816178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">
                <text:p>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19.999999883166">
                <text:p>119.999999883166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09.854247534107">
                <text:p>109.854247534107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64.292618654195">
                <text:p>64.292618654195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.3612508383688">
                <text:p>12.3612508383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19.999999909009">
                <text:p>119.999999909009</text:p>
              </table:table-cell>
              <table:table-cell office:value-type="float" office:value="4">
                <text:p>4</text:p>
              </table:table-cell>
              <table:table-cell office:value-type="float" office:value="109.871353870844">
                <text:p>109.871353870844</text:p>
              </table:table-cell>
              <table:table-cell office:value-type="float" office:value="4">
                <text:p>4</text:p>
              </table:table-cell>
              <table:table-cell office:value-type="float" office:value="65.7952720767004">
                <text:p>65.7952720767004</text:p>
              </table:table-cell>
              <table:table-cell office:value-type="float" office:value="4">
                <text:p>4</text:p>
              </table:table-cell>
              <table:table-cell office:value-type="float" office:value="12.7665958410439">
                <text:p>12.7665958410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0">
                <text:p>10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90">
                <text:p>9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0">
                <text:p>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19.999999929136">
                <text:p>119.999999929136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9.886454585957">
                <text:p>109.886454585957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67.2411840543603">
                <text:p>67.2411840543603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3.1829757975561">
                <text:p>13.1829757975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0">
                <text:p>10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90">
                <text:p>9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0">
                <text:p>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19.999999944811">
                <text:p>119.999999944811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9.899784368616">
                <text:p>109.899784368616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68.6287774490488">
                <text:p>68.6287774490488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3.6105427258167">
                <text:p>13.6105427258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4.125">
                <text:p>4.125</text:p>
              </table:table-cell>
              <table:table-cell office:value-type="float" office:value="100">
                <text:p>100</text:p>
              </table:table-cell>
              <table:table-cell office:value-type="float" office:value="4.125">
                <text:p>4.125</text:p>
              </table:table-cell>
              <table:table-cell office:value-type="float" office:value="90">
                <text:p>90</text:p>
              </table:table-cell>
              <table:table-cell office:value-type="float" office:value="4.125">
                <text:p>4.125</text:p>
              </table:table-cell>
              <table:table-cell office:value-type="float" office:value="0">
                <text:p>0</text:p>
              </table:table-cell>
              <table:table-cell office:value-type="float" office:value="4.125">
                <text:p>4.125</text:p>
              </table:table-cell>
              <table:table-cell office:value-type="float" office:value="119.999999957019">
                <text:p>119.999999957019</text:p>
              </table:table-cell>
              <table:table-cell office:value-type="float" office:value="4.125">
                <text:p>4.125</text:p>
              </table:table-cell>
              <table:table-cell office:value-type="float" office:value="109.911550547081">
                <text:p>109.911550547081</text:p>
              </table:table-cell>
              <table:table-cell office:value-type="float" office:value="4.125">
                <text:p>4.125</text:p>
              </table:table-cell>
              <table:table-cell office:value-type="float" office:value="69.9569875057222">
                <text:p>69.9569875057222</text:p>
              </table:table-cell>
              <table:table-cell office:value-type="float" office:value="4.125">
                <text:p>4.125</text:p>
              </table:table-cell>
              <table:table-cell office:value-type="float" office:value="14.0494407700912">
                <text:p>14.0494407700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25">
                <text:p>4.125</text:p>
              </table:table-cell>
              <table:table-cell office:value-type="float" office:value="120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0">
                <text:p>10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90">
                <text:p>9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19.999999966526">
                <text:p>119.9999999665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9.921936256099">
                <text:p>109.921936256099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71.225232540656">
                <text:p>71.22523254065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4.4998054618927">
                <text:p>14.4998054618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0">
                <text:p>10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90">
                <text:p>9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0">
                <text:p>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19.999999973931">
                <text:p>119.999999973931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9.931103242608">
                <text:p>109.931103242608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72.4333790687544">
                <text:p>72.4333790687544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4.9617629636878">
                <text:p>14.96176296368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4.25">
                <text:p>4.25</text:p>
              </table:table-cell>
              <table:table-cell office:value-type="float" office:value="100">
                <text:p>100</text:p>
              </table:table-cell>
              <table:table-cell office:value-type="float" office:value="4.25">
                <text:p>4.25</text:p>
              </table:table-cell>
              <table:table-cell office:value-type="float" office:value="90">
                <text:p>90</text:p>
              </table:table-cell>
              <table:table-cell office:value-type="float" office:value="4.25">
                <text:p>4.25</text:p>
              </table:table-cell>
              <table:table-cell office:value-type="float" office:value="10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119.999999979697">
                <text:p>119.999999979697</text:p>
              </table:table-cell>
              <table:table-cell office:value-type="float" office:value="4.25">
                <text:p>4.25</text:p>
              </table:table-cell>
              <table:table-cell office:value-type="float" office:value="109.939194349938">
                <text:p>109.939194349938</text:p>
              </table:table-cell>
              <table:table-cell office:value-type="float" office:value="4.25">
                <text:p>4.25</text:p>
              </table:table-cell>
              <table:table-cell office:value-type="float" office:value="73.5817028574279">
                <text:p>73.5817028574279</text:p>
              </table:table-cell>
              <table:table-cell office:value-type="float" office:value="4.25">
                <text:p>4.25</text:p>
              </table:table-cell>
              <table:table-cell office:value-type="float" office:value="15.4354292977861">
                <text:p>15.4354292977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5">
                <text:p>4.25</text:p>
              </table:table-cell>
              <table:table-cell office:value-type="float" office:value="120">
                <text:p>12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90">
                <text:p>9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">
                <text:p>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9.999999999628">
                <text:p>119.999999999628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9.991766914974">
                <text:p>109.991766914974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85.000566585815">
                <text:p>85.000566585815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24.6496516865299">
                <text:p>24.6496516865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90">
                <text:p>9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">
                <text:p>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9.99999999971">
                <text:p>119.99999999971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9.992734264066">
                <text:p>109.992734264066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85.3797786196215">
                <text:p>85.3797786196215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25.3265046686229">
                <text:p>25.3265046686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9.999999999774">
                <text:p>119.999999999774</text:p>
              </table:table-cell>
              <table:table-cell office:value-type="float" office:value="5">
                <text:p>5</text:p>
              </table:table-cell>
              <table:table-cell office:value-type="float" office:value="109.993587960777">
                <text:p>109.993587960777</text:p>
              </table:table-cell>
              <table:table-cell office:value-type="float" office:value="5">
                <text:p>5</text:p>
              </table:table-cell>
              <table:table-cell office:value-type="float" office:value="85.731671414019">
                <text:p>85.731671414019</text:p>
              </table:table-cell>
              <table:table-cell office:value-type="float" office:value="5">
                <text:p>5</text:p>
              </table:table-cell>
              <table:table-cell office:value-type="float" office:value="26.0145447637496">
                <text:p>26.01454476374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90">
                <text:p>9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">
                <text:p>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9.999999999824">
                <text:p>119.999999999824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9.994341356488">
                <text:p>109.994341356488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86.0580002055185">
                <text:p>86.0580002055185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26.7135559902172">
                <text:p>26.7135559902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90">
                <text:p>9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">
                <text:p>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9.999999999863">
                <text:p>119.99999999986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9.995006234443">
                <text:p>109.99500623444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86.3604391663797">
                <text:p>86.3604391663797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27.4232997587191">
                <text:p>27.4232997587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5.125">
                <text:p>5.125</text:p>
              </table:table-cell>
              <table:table-cell office:value-type="float" office:value="110">
                <text:p>110</text:p>
              </table:table-cell>
              <table:table-cell office:value-type="float" office:value="5.125">
                <text:p>5.125</text:p>
              </table:table-cell>
              <table:table-cell office:value-type="float" office:value="90">
                <text:p>90</text:p>
              </table:table-cell>
              <table:table-cell office:value-type="float" office:value="5.125">
                <text:p>5.125</text:p>
              </table:table-cell>
              <table:table-cell office:value-type="float" office:value="20">
                <text:p>20</text:p>
              </table:table-cell>
              <table:table-cell office:value-type="float" office:value="5.125">
                <text:p>5.125</text:p>
              </table:table-cell>
              <table:table-cell office:value-type="float" office:value="119.999999999893">
                <text:p>119.999999999893</text:p>
              </table:table-cell>
              <table:table-cell office:value-type="float" office:value="5.125">
                <text:p>5.125</text:p>
              </table:table-cell>
              <table:table-cell office:value-type="float" office:value="109.995592993855">
                <text:p>109.995592993855</text:p>
              </table:table-cell>
              <table:table-cell office:value-type="float" office:value="5.125">
                <text:p>5.125</text:p>
              </table:table-cell>
              <table:table-cell office:value-type="float" office:value="86.6405801390284">
                <text:p>86.6405801390284</text:p>
              </table:table-cell>
              <table:table-cell office:value-type="float" office:value="5.125">
                <text:p>5.125</text:p>
              </table:table-cell>
              <table:table-cell office:value-type="float" office:value="28.1435147822516">
                <text:p>28.1435147822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25">
                <text:p>5.125</text:p>
              </table:table-cell>
              <table:table-cell office:value-type="float" office:value="120">
                <text:p>1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90">
                <text:p>9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0">
                <text:p>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9.999999999917">
                <text:p>119.99999999991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09.996110812418">
                <text:p>109.996110812418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86.899932390041">
                <text:p>86.899932390041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8.8739170742146">
                <text:p>28.8739170742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90">
                <text:p>9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0">
                <text:p>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9.999999999935">
                <text:p>119.999999999935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09.996567789747">
                <text:p>109.996567789747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87.1399232136693">
                <text:p>87.1399232136693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9.61420003848">
                <text:p>29.61420003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5.25">
                <text:p>5.25</text:p>
              </table:table-cell>
              <table:table-cell office:value-type="float" office:value="110">
                <text:p>110</text:p>
              </table:table-cell>
              <table:table-cell office:value-type="float" office:value="5.25">
                <text:p>5.25</text:p>
              </table:table-cell>
              <table:table-cell office:value-type="float" office:value="90">
                <text:p>90</text:p>
              </table:table-cell>
              <table:table-cell office:value-type="float" office:value="5.25">
                <text:p>5.25</text:p>
              </table:table-cell>
              <table:table-cell office:value-type="float" office:value="20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119.99999999995">
                <text:p>119.99999999995</text:p>
              </table:table-cell>
              <table:table-cell office:value-type="float" office:value="5.25">
                <text:p>5.25</text:p>
              </table:table-cell>
              <table:table-cell office:value-type="float" office:value="109.996971073977">
                <text:p>109.996971073977</text:p>
              </table:table-cell>
              <table:table-cell office:value-type="float" office:value="5.25">
                <text:p>5.25</text:p>
              </table:table-cell>
              <table:table-cell office:value-type="float" office:value="87.3618992323779">
                <text:p>87.3618992323779</text:p>
              </table:table-cell>
              <table:table-cell office:value-type="float" office:value="5.25">
                <text:p>5.25</text:p>
              </table:table-cell>
              <table:table-cell office:value-type="float" office:value="30.3640346546926">
                <text:p>30.3640346546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5">
                <text:p>5.25</text:p>
              </table:table-cell>
              <table:table-cell office:value-type="float" office:value="120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0">
                <text:p>9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20">
                <text:p>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09.999590069679">
                <text:p>109.99959006967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89.2892624843323">
                <text:p>89.2892624843323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43.3132905709318">
                <text:p>43.31329057093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90">
                <text:p>9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20">
                <text:p>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09.999638237603">
                <text:p>109.999638237603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89.3456767683276">
                <text:p>89.3456767683276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44.1563488630505">
                <text:p>44.1563488630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19.999999999999">
                <text:p>119.999999999999</text:p>
              </table:table-cell>
              <table:table-cell office:value-type="float" office:value="6">
                <text:p>6</text:p>
              </table:table-cell>
              <table:table-cell office:value-type="float" office:value="109.999680745682">
                <text:p>109.999680745682</text:p>
              </table:table-cell>
              <table:table-cell office:value-type="float" office:value="6">
                <text:p>6</text:p>
              </table:table-cell>
              <table:table-cell office:value-type="float" office:value="89.3976434168144">
                <text:p>89.3976434168144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90">
                <text:p>9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20">
                <text:p>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09.999718258957">
                <text:p>109.999718258957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89.4455084645184">
                <text:p>89.4455084645184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45.8436511369495">
                <text:p>45.84365113694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90">
                <text:p>9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20">
                <text:p>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09.999751364327">
                <text:p>109.999751364327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89.4895917287633">
                <text:p>89.4895917287633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46.6867094290682">
                <text:p>46.6867094290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10">
                <text:p>110</text:p>
              </table:table-cell>
              <table:table-cell office:value-type="float" office:value="6.125">
                <text:p>6.125</text:p>
              </table:table-cell>
              <table:table-cell office:value-type="float" office:value="90">
                <text:p>90</text:p>
              </table:table-cell>
              <table:table-cell office:value-type="float" office:value="6.125">
                <text:p>6.125</text:p>
              </table:table-cell>
              <table:table-cell office:value-type="float" office:value="30">
                <text:p>30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09.999780579731">
                <text:p>109.999780579731</text:p>
              </table:table-cell>
              <table:table-cell office:value-type="float" office:value="6.125">
                <text:p>6.125</text:p>
              </table:table-cell>
              <table:table-cell office:value-type="float" office:value="89.5301886875798">
                <text:p>89.5301886875798</text:p>
              </table:table-cell>
              <table:table-cell office:value-type="float" office:value="6.125">
                <text:p>6.125</text:p>
              </table:table-cell>
              <table:table-cell office:value-type="float" office:value="47.5285836967548">
                <text:p>47.5285836967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90">
                <text:p>9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0">
                <text:p>3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09.999806362247">
                <text:p>109.99980636224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89.5675722401557">
                <text:p>89.567572240155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48.3686860809375">
                <text:p>48.3686860809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90">
                <text:p>9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30">
                <text:p>3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09.999829115247">
                <text:p>109.999829115247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89.6019943542574">
                <text:p>89.6019943542574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49.2064336786152">
                <text:p>49.2064336786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10">
                <text:p>110</text:p>
              </table:table-cell>
              <table:table-cell office:value-type="float" office:value="6.25">
                <text:p>6.25</text:p>
              </table:table-cell>
              <table:table-cell office:value-type="float" office:value="90">
                <text:p>90</text:p>
              </table:table-cell>
              <table:table-cell office:value-type="float" office:value="6.25">
                <text:p>6.25</text:p>
              </table:table-cell>
              <table:table-cell office:value-type="float" office:value="30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09.999849194707">
                <text:p>109.999849194707</text:p>
              </table:table-cell>
              <table:table-cell office:value-type="float" office:value="6.25">
                <text:p>6.25</text:p>
              </table:table-cell>
              <table:table-cell office:value-type="float" office:value="89.6336876055694">
                <text:p>89.6336876055694</text:p>
              </table:table-cell>
              <table:table-cell office:value-type="float" office:value="6.25">
                <text:p>6.25</text:p>
              </table:table-cell>
              <table:table-cell office:value-type="float" office:value="50.0412501490158">
                <text:p>50.0412501490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90">
                <text:p>9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30">
                <text:p>3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09.999979590699">
                <text:p>109.999979590699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89.9031508188923">
                <text:p>89.9031508188923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62.5767002412809">
                <text:p>62.5767002412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90">
                <text:p>9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30">
                <text:p>3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09.999981988855">
                <text:p>109.999981988855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89.9108867845267">
                <text:p>89.9108867845267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63.2864440097828">
                <text:p>63.2864440097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09.99998410522">
                <text:p>109.99998410522</text:p>
              </table:table-cell>
              <table:table-cell office:value-type="float" office:value="7">
                <text:p>7</text:p>
              </table:table-cell>
              <table:table-cell office:value-type="float" office:value="89.918005392504">
                <text:p>89.918005392504</text:p>
              </table:table-cell>
              <table:table-cell office:value-type="float" office:value="7">
                <text:p>7</text:p>
              </table:table-cell>
              <table:table-cell office:value-type="float" office:value="63.9854552362504">
                <text:p>63.9854552362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90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30">
                <text:p>3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09.999985972905">
                <text:p>109.999985972905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89.9245558237157">
                <text:p>89.9245558237157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64.6734953313771">
                <text:p>64.67349533137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90">
                <text:p>9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30">
                <text:p>3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09.999987621132">
                <text:p>109.999987621132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89.9305833543941">
                <text:p>89.9305833543941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65.3503483134701">
                <text:p>65.35034831347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10">
                <text:p>110</text:p>
              </table:table-cell>
              <table:table-cell office:value-type="float" office:value="7.125">
                <text:p>7.125</text:p>
              </table:table-cell>
              <table:table-cell office:value-type="float" office:value="90">
                <text:p>90</text:p>
              </table:table-cell>
              <table:table-cell office:value-type="float" office:value="7.125">
                <text:p>7.125</text:p>
              </table:table-cell>
              <table:table-cell office:value-type="float" office:value="30">
                <text:p>30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09.999989075687">
                <text:p>109.999989075687</text:p>
              </table:table-cell>
              <table:table-cell office:value-type="float" office:value="7.125">
                <text:p>7.125</text:p>
              </table:table-cell>
              <table:table-cell office:value-type="float" office:value="89.936129664081">
                <text:p>89.936129664081</text:p>
              </table:table-cell>
              <table:table-cell office:value-type="float" office:value="7.125">
                <text:p>7.125</text:p>
              </table:table-cell>
              <table:table-cell office:value-type="float" office:value="66.0158206344252">
                <text:p>66.0158206344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90">
                <text:p>9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0">
                <text:p>3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09.999990359328">
                <text:p>109.999990359328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89.9412331196202">
                <text:p>89.9412331196202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66.6697409263939">
                <text:p>66.6697409263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90">
                <text:p>9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30">
                <text:p>3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09.999991492137">
                <text:p>109.999991492137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89.9459290369924">
                <text:p>89.9459290369924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67.3119596741074">
                <text:p>67.3119596741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10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90">
                <text:p>90</text:p>
              </table:table-cell>
              <table:table-cell office:value-type="float" office:value="7.25">
                <text:p>7.25</text:p>
              </table:table-cell>
              <table:table-cell office:value-type="float" office:value="30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09.999992491837">
                <text:p>109.999992491837</text:p>
              </table:table-cell>
              <table:table-cell office:value-type="float" office:value="7.25">
                <text:p>7.25</text:p>
              </table:table-cell>
              <table:table-cell office:value-type="float" office:value="89.9502499226769">
                <text:p>89.9502499226769</text:p>
              </table:table-cell>
              <table:table-cell office:value-type="float" office:value="7.25">
                <text:p>7.25</text:p>
              </table:table-cell>
              <table:table-cell office:value-type="float" office:value="67.9423488180865">
                <text:p>67.9423488180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90">
                <text:p>9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30">
                <text:p>3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09.999998983881">
                <text:p>109.999998983881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9.9868806815449">
                <text:p>89.9868806815449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76.3894572741833">
                <text:p>76.38945727418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90">
                <text:p>9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30">
                <text:p>3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09.999999103278">
                <text:p>109.999999103278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89.9879295036483">
                <text:p>89.9879295036483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76.8170242024439">
                <text:p>76.8170242024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09.999999208645">
                <text:p>109.999999208645</text:p>
              </table:table-cell>
              <table:table-cell office:value-type="float" office:value="8">
                <text:p>8</text:p>
              </table:table-cell>
              <table:table-cell office:value-type="float" office:value="89.9888944881612">
                <text:p>89.9888944881612</text:p>
              </table:table-cell>
              <table:table-cell office:value-type="float" office:value="8">
                <text:p>8</text:p>
              </table:table-cell>
              <table:table-cell office:value-type="float" office:value="77.2334041589561">
                <text:p>77.23340415895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90">
                <text:p>9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30">
                <text:p>3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09.999999301632">
                <text:p>109.999999301632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89.9897823350528">
                <text:p>89.9897823350528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77.6387491616312">
                <text:p>77.6387491616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90">
                <text:p>9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30">
                <text:p>3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09.999999383692">
                <text:p>109.999999383692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9.9905992091007">
                <text:p>89.9905992091007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78.0332183821954">
                <text:p>78.0332183821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10">
                <text:p>110</text:p>
              </table:table-cell>
              <table:table-cell office:value-type="float" office:value="8.125">
                <text:p>8.125</text:p>
              </table:table-cell>
              <table:table-cell office:value-type="float" office:value="90">
                <text:p>90</text:p>
              </table:table-cell>
              <table:table-cell office:value-type="float" office:value="8.125">
                <text:p>8.125</text:p>
              </table:table-cell>
              <table:table-cell office:value-type="float" office:value="30">
                <text:p>30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09.99999945611">
                <text:p>109.99999945611</text:p>
              </table:table-cell>
              <table:table-cell office:value-type="float" office:value="8.125">
                <text:p>8.125</text:p>
              </table:table-cell>
              <table:table-cell office:value-type="float" office:value="89.991350782605">
                <text:p>89.991350782605</text:p>
              </table:table-cell>
              <table:table-cell office:value-type="float" office:value="8.125">
                <text:p>8.125</text:p>
              </table:table-cell>
              <table:table-cell office:value-type="float" office:value="78.4169774474446">
                <text:p>78.4169774474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90">
                <text:p>9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30">
                <text:p>3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09.999999520019">
                <text:p>109.99999952001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9.9920422746983">
                <text:p>89.992042274698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78.7901977631325">
                <text:p>78.7901977631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90">
                <text:p>9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30">
                <text:p>3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09.999999576418">
                <text:p>109.999999576418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89.9926784875228">
                <text:p>89.9926784875228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79.1530558617852">
                <text:p>79.1530558617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10">
                <text:p>110</text:p>
              </table:table-cell>
              <table:table-cell office:value-type="float" office:value="8.25">
                <text:p>8.25</text:p>
              </table:table-cell>
              <table:table-cell office:value-type="float" office:value="90">
                <text:p>90</text:p>
              </table:table-cell>
              <table:table-cell office:value-type="float" office:value="8.25">
                <text:p>8.25</text:p>
              </table:table-cell>
              <table:table-cell office:value-type="float" office:value="30">
                <text:p>30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09.999999626191">
                <text:p>109.999999626191</text:p>
              </table:table-cell>
              <table:table-cell office:value-type="float" office:value="8.25">
                <text:p>8.25</text:p>
              </table:table-cell>
              <table:table-cell office:value-type="float" office:value="89.993263839524">
                <text:p>89.993263839524</text:p>
              </table:table-cell>
              <table:table-cell office:value-type="float" office:value="8.25">
                <text:p>8.25</text:p>
              </table:table-cell>
              <table:table-cell office:value-type="float" office:value="79.5057327754975">
                <text:p>79.50573277549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40">
                <text:p>4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09.99999994941">
                <text:p>109.99999994941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89.9982242695038">
                <text:p>89.9982242695038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83.9207977974334">
                <text:p>83.9207977974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50">
                <text:p>5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09.999999955355">
                <text:p>109.999999955355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89.9983662464977">
                <text:p>89.9983662464977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84.1299528777395">
                <text:p>84.12995287773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09.999999960601">
                <text:p>109.999999960601</text:p>
              </table:table-cell>
              <table:table-cell office:value-type="float" office:value="9">
                <text:p>9</text:p>
              </table:table-cell>
              <table:table-cell office:value-type="float" office:value="89.9984968720337">
                <text:p>89.9984968720337</text:p>
              </table:table-cell>
              <table:table-cell office:value-type="float" office:value="9">
                <text:p>9</text:p>
              </table:table-cell>
              <table:table-cell office:value-type="float" office:value="84.3323979548703">
                <text:p>84.33239795487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60">
                <text:p>6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09.99999996523">
                <text:p>109.99999996523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89.9986170536634">
                <text:p>89.9986170536634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84.5283152357938">
                <text:p>84.52831523579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70">
                <text:p>7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09.999999969316">
                <text:p>109.999999969316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89.998727626384">
                <text:p>89.998727626384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84.7178842507118">
                <text:p>84.71788425071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10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75">
                <text:p>75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09.999999972921">
                <text:p>109.999999972921</text:p>
              </table:table-cell>
              <table:table-cell office:value-type="float" office:value="9.125">
                <text:p>9.125</text:p>
              </table:table-cell>
              <table:table-cell office:value-type="float" office:value="89.998829358438">
                <text:p>89.998829358438</text:p>
              </table:table-cell>
              <table:table-cell office:value-type="float" office:value="9.125">
                <text:p>9.125</text:p>
              </table:table-cell>
              <table:table-cell office:value-type="float" office:value="84.9012817222824">
                <text:p>84.90128172228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0">
                <text:p>8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09.999999976103">
                <text:p>109.999999976103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9.9989229566492">
                <text:p>89.998922956649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5.0786814505653">
                <text:p>85.07868145056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5">
                <text:p>85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09.999999978911">
                <text:p>109.999999978911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9.9990090713327">
                <text:p>89.9990090713327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5.250254212812">
                <text:p>85.250254212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09.999999998038">
                <text:p>109.999999998038</text:p>
              </table:table-cell>
              <table:table-cell office:value-type="float" office:value="10">
                <text:p>10</text:p>
              </table:table-cell>
              <table:table-cell office:value-type="float" office:value="89.9997965708132">
                <text:p>89.9997965708132</text:p>
              </table:table-cell>
              <table:table-cell office:value-type="float" office:value="10">
                <text:p>10</text:p>
              </table:table-cell>
              <table:table-cell office:value-type="float" office:value="87.6062705780821">
                <text:p>87.6062705780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13cm" svg:height="9cm" xlink:href=".." xlink:type="simple" chart:class="chart:scatter" chart:style-name="ch1">
        <chart:legend chart:legend-position="end" svg:x="12.538cm" svg:y="2.458cm" style:legend-expansion="high" chart:style-name="ch2"/>
        <chart:plot-area chart:style-name="ch3" table:cell-range-address="'segments moyens'.M10:'segments moyens'.M121 'segments moyens'.A10:'segments moyens'.B121 'segments moyens'.F10:'segments moyens'.G121 'segments moyens'.U10:'segments moyens'.X122" chart:data-source-has-labels="row" svg:x="0.766cm" svg:y="0.855cm" svg:width="11.14cm" svg:height="7.545cm">
          <chartooo:coordinate-region svg:x="1.057cm" svg:y="1.054cm" svg:width="10.517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egments moyens'.B10:'segments moyens'.B121" chart:label-cell-address="'segments moyens'.B10:'segments moyens'.B10" chart:class="chart:scatter">
            <chart:domain table:cell-range-address="'segments moyens'.M10:'segments moyens'.M121"/>
            <chart:data-point chart:repeated="112"/>
          </chart:series>
          <chart:series chart:style-name="ch8" chart:values-cell-range-address="'segments moyens'.A11:'segments moyens'.A121" chart:label-cell-address="'segments moyens'.A10:'segments moyens'.A10" chart:class="chart:scatter">
            <chart:domain table:cell-range-address="'segments moyens'.M11:'segments moyens'.M121"/>
            <chart:data-point chart:repeated="111"/>
          </chart:series>
          <chart:series chart:style-name="ch9" chart:values-cell-range-address="'segments moyens'.G11:'segments moyens'.G121" chart:label-cell-address="'segments moyens'.G10:'segments moyens'.G10" chart:class="chart:scatter">
            <chart:domain table:cell-range-address="'segments moyens'.M11:'segments moyens'.M121"/>
            <chart:data-point chart:repeated="111"/>
          </chart:series>
          <chart:series chart:style-name="ch10" chart:values-cell-range-address="'segments moyens'.F11:'segments moyens'.F121" chart:label-cell-address="'segments moyens'.F10:'segments moyens'.F10" chart:class="chart:scatter">
            <chart:domain table:cell-range-address="'segments moyens'.M11:'segments moyens'.M121"/>
            <chart:data-point chart:repeated="111"/>
          </chart:series>
          <chart:series chart:style-name="ch11" chart:values-cell-range-address="'segments moyens'.U11:'segments moyens'.U122" chart:label-cell-address="'segments moyens'.U10:'segments moyens'.U10" chart:class="chart:scatter">
            <chart:domain table:cell-range-address="'segments moyens'.M11:'segments moyens'.M122"/>
            <chart:data-point chart:repeated="112"/>
          </chart:series>
          <chart:series chart:style-name="ch12" chart:values-cell-range-address="'segments moyens'.V11:'segments moyens'.V122" chart:label-cell-address="'segments moyens'.V10:'segments moyens'.V10" chart:class="chart:scatter">
            <chart:domain table:cell-range-address="'segments moyens'.M11:'segments moyens'.M122"/>
            <chart:data-point chart:repeated="112"/>
          </chart:series>
          <chart:series chart:style-name="ch13" chart:values-cell-range-address="'segments moyens'.W11:'segments moyens'.W122" chart:label-cell-address="'segments moyens'.W10:'segments moyens'.W10" chart:class="chart:scatter">
            <chart:domain table:cell-range-address="'segments moyens'.M11:'segments moyens'.M122"/>
            <chart:data-point chart:repeated="112"/>
          </chart:series>
          <chart:series chart:style-name="ch14" chart:values-cell-range-address="'segments moyens'.X11:'segments moyens'.X122" chart:label-cell-address="'segments moyens'.X10:'segments moyens'.X10" chart:class="chart:scatter">
            <chart:domain table:cell-range-address="'segments moyens'.M11:'segments moyens'.M122"/>
            <chart:data-point chart:repeated="1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 S+</text:p>
                <draw:g>
                  <svg:desc>'segments moyens'.B10:'segments moyens'.B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-</text:p>
                <draw:g>
                  <svg:desc>'segments moyens'.A10:'segments moyens'.A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 P+</text:p>
                <draw:g>
                  <svg:desc>'segments moyens'.G10:'segments moyens'.G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P-</text:p>
                <draw:g>
                  <svg:desc>'segments moyens'.F10:'segments moyens'.F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egment S+</text:p>
                <draw:g>
                  <svg:desc>'segments moyens'.U10:'segments moyens'.U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egment S-</text:p>
                <draw:g>
                  <svg:desc>'segments moyens'.V10:'segments moyens'.V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egment P+</text:p>
                <draw:g>
                  <svg:desc>'segments moyens'.W10:'segments moyens'.W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egment P-</text:p>
                <draw:g>
                  <svg:desc>'segments moyens'.X10:'segments moyens'.X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gments moyens'.M10:'segments moyens'.M121</svg:desc>
                </draw:g>
              </table:table-cell>
              <table:table-cell office:value-type="float" office:value="NaN">
                <text:p>NaN</text:p>
                <draw:g>
                  <svg:desc>'segments moyens'.B10:'segments moyens'.B121</svg:desc>
                </draw:g>
              </table:table-cell>
              <table:table-cell office:value-type="float" office:value="-3">
                <text:p>-3</text:p>
                <draw:g>
                  <svg:desc>'segments moyens'.M11:'segments moyens'.M121</svg:desc>
                </draw:g>
              </table:table-cell>
              <table:table-cell office:value-type="float" office:value="0">
                <text:p>0</text:p>
                <draw:g>
                  <svg:desc>'segments moyens'.A11:'segments moyens'.A121</svg:desc>
                </draw:g>
              </table:table-cell>
              <table:table-cell office:value-type="float" office:value="-3">
                <text:p>-3</text:p>
                <draw:g>
                  <svg:desc>'segments moyens'.M11:'segments moyens'.M121</svg:desc>
                </draw:g>
              </table:table-cell>
              <table:table-cell office:value-type="float" office:value="0">
                <text:p>0</text:p>
                <draw:g>
                  <svg:desc>'segments moyens'.G11:'segments moyens'.G121</svg:desc>
                </draw:g>
              </table:table-cell>
              <table:table-cell office:value-type="float" office:value="-3">
                <text:p>-3</text:p>
                <draw:g>
                  <svg:desc>'segments moyens'.M11:'segments moyens'.M121</svg:desc>
                </draw:g>
              </table:table-cell>
              <table:table-cell office:value-type="float" office:value="0">
                <text:p>0</text:p>
                <draw:g>
                  <svg:desc>'segments moyens'.F11:'segments moyens'.F121</svg:desc>
                </draw:g>
              </table:table-cell>
              <table:table-cell office:value-type="float" office:value="-3">
                <text:p>-3</text:p>
                <draw:g>
                  <svg:desc>'segments moyens'.M11:'segments moyens'.M122</svg:desc>
                </draw:g>
              </table:table-cell>
              <table:table-cell office:value-type="float" office:value="0">
                <text:p>0</text:p>
                <draw:g>
                  <svg:desc>'segments moyens'.U11:'segments moyens'.U122</svg:desc>
                </draw:g>
              </table:table-cell>
              <table:table-cell office:value-type="float" office:value="-3">
                <text:p>-3</text:p>
                <draw:g>
                  <svg:desc>'segments moyens'.M11:'segments moyens'.M122</svg:desc>
                </draw:g>
              </table:table-cell>
              <table:table-cell office:value-type="float" office:value="0">
                <text:p>0</text:p>
                <draw:g>
                  <svg:desc>'segments moyens'.V11:'segments moyens'.V122</svg:desc>
                </draw:g>
              </table:table-cell>
              <table:table-cell office:value-type="float" office:value="-3">
                <text:p>-3</text:p>
                <draw:g>
                  <svg:desc>'segments moyens'.M11:'segments moyens'.M122</svg:desc>
                </draw:g>
              </table:table-cell>
              <table:table-cell office:value-type="float" office:value="0">
                <text:p>0</text:p>
                <draw:g>
                  <svg:desc>'segments moyens'.W11:'segments moyens'.W122</svg:desc>
                </draw:g>
              </table:table-cell>
              <table:table-cell office:value-type="float" office:value="-3">
                <text:p>-3</text:p>
                <draw:g>
                  <svg:desc>'segments moyens'.M11:'segments moyens'.M122</svg:desc>
                </draw:g>
              </table:table-cell>
              <table:table-cell office:value-type="float" office:value="0">
                <text:p>0</text:p>
                <draw:g>
                  <svg:desc>'segments moyens'.X11:'segments moyens'.X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95833333333333">
                <text:p>-2.95833333333333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91666666666667">
                <text:p>-2.91666666666667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875">
                <text:p>-2.875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79166666666667">
                <text:p>-2.79166666666667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75">
                <text:p>-2.75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08333333333333">
                <text:p>-2.08333333333333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04166666666667">
                <text:p>-2.04166666666667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5833333333333">
                <text:p>-1.95833333333333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1666666666667">
                <text:p>-1.91666666666667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75">
                <text:p>-1.875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4166666666667">
                <text:p>-1.0416666666666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58333333333333">
                <text:p>-0.958333333333333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16666666666667">
                <text:p>-0.916666666666667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5">
                <text:p>-0.875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5">
                <text:p>5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15">
                <text:p>15</text:p>
              </table:table-cell>
              <table:table-cell office:value-type="float" office:value="0.125">
                <text:p>0.125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6.11111111111111">
                <text:p>6.111111111111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0">
                <text:p>1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5">
                <text:p>2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7.63888888888889">
                <text:p>7.6388888888888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10">
                <text:p>11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33.6111111111111">
                <text:p>33.611111111111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0">
                <text:p>9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15">
                <text:p>11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35.1388888888889">
                <text:p>35.1388888888889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8333333333333">
                <text:p>0.958333333333333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40">
                <text:p>4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38.1944444444444">
                <text:p>38.1944444444444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7">
                <text:p>1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40">
                <text:p>4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39.7222222222222">
                <text:p>39.722222222222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1.125">
                <text:p>1.125</text:p>
              </table:table-cell>
              <table:table-cell office:value-type="float" office:value="50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120">
                <text:p>120</text:p>
              </table:table-cell>
              <table:table-cell office:value-type="float" office:value="1.125">
                <text:p>1.125</text:p>
              </table:table-cell>
              <table:table-cell office:value-type="float" office:value="41.25">
                <text:p>41.25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5">
                <text:p>1.125</text:p>
              </table:table-cell>
              <table:table-cell office:value-type="float" office:value="120">
                <text:p>12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0">
                <text:p>6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42.7777777777778">
                <text:p>42.777777777777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70">
                <text:p>7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44.3055555555556">
                <text:p>44.3055555555556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0833333333333">
                <text:p>1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1.25">
                <text:p>1.25</text:p>
              </table:table-cell>
              <table:table-cell office:value-type="float" office:value="80">
                <text:p>8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120">
                <text:p>120</text:p>
              </table:table-cell>
              <table:table-cell office:value-type="float" office:value="1.25">
                <text:p>1.25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">
                <text:p>1.25</text:p>
              </table:table-cell>
              <table:table-cell office:value-type="float" office:value="120">
                <text:p>12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0">
                <text:p>8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5">
                <text:p>5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">
                <text:p>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70.2777777777778">
                <text:p>70.2777777777778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">
                <text:p>0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85">
                <text:p>8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5">
                <text:p>5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">
                <text:p>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71.8055555555556">
                <text:p>71.8055555555556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">
                <text:p>0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85">
                <text:p>85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0">
                <text:p>1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">
                <text:p>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74.8611111111111">
                <text:p>74.8611111111111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53571428571428">
                <text:p>2.53571428571428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5">
                <text:p>8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0">
                <text:p>1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">
                <text:p>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76.3888888888889">
                <text:p>76.3888888888889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  <table:table-cell office:value-type="float" office:value="85">
                <text:p>85</text:p>
              </table:table-cell>
              <table:table-cell office:value-type="float" office:value="2.125">
                <text:p>2.125</text:p>
              </table:table-cell>
              <table:table-cell office:value-type="float" office:value="10">
                <text:p>10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2.125">
                <text:p>2.125</text:p>
              </table:table-cell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  <table:table-cell office:value-type="float" office:value="77.9166666666667">
                <text:p>77.9166666666667</text:p>
              </table:table-cell>
              <table:table-cell office:value-type="float" office:value="2.125">
                <text:p>2.125</text:p>
              </table:table-cell>
              <table:table-cell office:value-type="float" office:value="3.60714285714286">
                <text:p>3.60714285714286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25">
                <text:p>2.125</text:p>
              </table:table-cell>
              <table:table-cell office:value-type="float" office:value="120">
                <text:p>1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5">
                <text:p>8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">
                <text:p>1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">
                <text:p>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79.4444444444444">
                <text:p>79.444444444444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85">
                <text:p>85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">
                <text:p>12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">
                <text:p>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80.9722222222222">
                <text:p>80.9722222222222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4.67857142857143">
                <text:p>4.67857142857143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0833333333333">
                <text:p>2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5">
                <text:p>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5">
                <text:p>1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06.944444444444">
                <text:p>106.944444444444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3.7857142857143">
                <text:p>13.785714285714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85">
                <text:p>85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20">
                <text:p>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">
                <text:p>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08.472222222222">
                <text:p>108.47222222222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4.3214285714286">
                <text:p>14.3214285714286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5833333333333">
                <text:p>2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88">
                <text:p>88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25">
                <text:p>25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">
                <text:p>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5.3928571428571">
                <text:p>15.3928571428571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166666666667">
                <text:p>3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88">
                <text:p>8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30">
                <text:p>3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">
                <text:p>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5.9285714285714">
                <text:p>15.9285714285714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3.125">
                <text:p>3.125</text:p>
              </table:table-cell>
              <table:table-cell office:value-type="float" office:value="88">
                <text:p>88</text:p>
              </table:table-cell>
              <table:table-cell office:value-type="float" office:value="3.125">
                <text:p>3.125</text:p>
              </table:table-cell>
              <table:table-cell office:value-type="float" office:value="45">
                <text:p>45</text:p>
              </table:table-cell>
              <table:table-cell office:value-type="float" office:value="3.125">
                <text:p>3.125</text:p>
              </table:table-cell>
              <table:table-cell office:value-type="float" office:value="0">
                <text:p>0</text:p>
              </table:table-cell>
              <table:table-cell office:value-type="float" office:value="3.125">
                <text:p>3.125</text:p>
              </table:table-cell>
              <table:table-cell office:value-type="float" office:value="120">
                <text:p>120</text:p>
              </table:table-cell>
              <table:table-cell office:value-type="float" office:value="3.125">
                <text:p>3.125</text:p>
              </table:table-cell>
              <table:table-cell office:value-type="float" office:value="110">
                <text:p>110</text:p>
              </table:table-cell>
              <table:table-cell office:value-type="float" office:value="3.125">
                <text:p>3.125</text:p>
              </table:table-cell>
              <table:table-cell office:value-type="float" office:value="16.4642857142857">
                <text:p>16.4642857142857</text:p>
              </table:table-cell>
              <table:table-cell office:value-type="float" office:value="3.125">
                <text:p>3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25">
                <text:p>3.125</text:p>
              </table:table-cell>
              <table:table-cell office:value-type="float" office:value="120">
                <text:p>1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8">
                <text:p>8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90">
                <text:p>9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7">
                <text:p>1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88">
                <text:p>8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90">
                <text:p>9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">
                <text:p>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7.5357142857143">
                <text:p>17.5357142857143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833333333333">
                <text:p>3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88">
                <text:p>88</text:p>
              </table:table-cell>
              <table:table-cell office:value-type="float" office:value="3.25">
                <text:p>3.25</text:p>
              </table:table-cell>
              <table:table-cell office:value-type="float" office:value="90">
                <text:p>90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110">
                <text:p>110</text:p>
              </table:table-cell>
              <table:table-cell office:value-type="float" office:value="3.25">
                <text:p>3.25</text:p>
              </table:table-cell>
              <table:table-cell office:value-type="float" office:value="18.0714285714286">
                <text:p>18.0714285714286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5">
                <text:p>3.25</text:p>
              </table:table-cell>
              <table:table-cell office:value-type="float" office:value="120">
                <text:p>12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90">
                <text:p>9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">
                <text:p>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26.6428571428571">
                <text:p>26.6428571428571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90">
                <text:p>9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">
                <text:p>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27.1785714285714">
                <text:p>27.1785714285714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27.7142857142857">
                <text:p>27.714285714285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00">
                <text:p>10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90">
                <text:p>9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0">
                <text:p>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28.25">
                <text:p>28.25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4166666666667">
                <text:p>4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00">
                <text:p>10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90">
                <text:p>9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0">
                <text:p>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28.7857142857143">
                <text:p>28.7857142857143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4.125">
                <text:p>4.125</text:p>
              </table:table-cell>
              <table:table-cell office:value-type="float" office:value="100">
                <text:p>100</text:p>
              </table:table-cell>
              <table:table-cell office:value-type="float" office:value="4.125">
                <text:p>4.125</text:p>
              </table:table-cell>
              <table:table-cell office:value-type="float" office:value="90">
                <text:p>90</text:p>
              </table:table-cell>
              <table:table-cell office:value-type="float" office:value="4.125">
                <text:p>4.125</text:p>
              </table:table-cell>
              <table:table-cell office:value-type="float" office:value="0">
                <text:p>0</text:p>
              </table:table-cell>
              <table:table-cell office:value-type="float" office:value="4.125">
                <text:p>4.125</text:p>
              </table:table-cell>
              <table:table-cell office:value-type="float" office:value="120">
                <text:p>120</text:p>
              </table:table-cell>
              <table:table-cell office:value-type="float" office:value="4.125">
                <text:p>4.125</text:p>
              </table:table-cell>
              <table:table-cell office:value-type="float" office:value="110">
                <text:p>110</text:p>
              </table:table-cell>
              <table:table-cell office:value-type="float" office:value="4.125">
                <text:p>4.125</text:p>
              </table:table-cell>
              <table:table-cell office:value-type="float" office:value="29.3214285714286">
                <text:p>29.3214285714286</text:p>
              </table:table-cell>
              <table:table-cell office:value-type="float" office:value="4.125">
                <text:p>4.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25">
                <text:p>4.125</text:p>
              </table:table-cell>
              <table:table-cell office:value-type="float" office:value="120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00">
                <text:p>10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90">
                <text:p>9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9.8571428571429">
                <text:p>29.8571428571429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00">
                <text:p>10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90">
                <text:p>9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0">
                <text:p>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30.3928571428571">
                <text:p>30.3928571428571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0833333333333">
                <text:p>4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4.25">
                <text:p>4.25</text:p>
              </table:table-cell>
              <table:table-cell office:value-type="float" office:value="100">
                <text:p>100</text:p>
              </table:table-cell>
              <table:table-cell office:value-type="float" office:value="4.25">
                <text:p>4.25</text:p>
              </table:table-cell>
              <table:table-cell office:value-type="float" office:value="90">
                <text:p>90</text:p>
              </table:table-cell>
              <table:table-cell office:value-type="float" office:value="4.25">
                <text:p>4.25</text:p>
              </table:table-cell>
              <table:table-cell office:value-type="float" office:value="10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120">
                <text:p>120</text:p>
              </table:table-cell>
              <table:table-cell office:value-type="float" office:value="4.25">
                <text:p>4.25</text:p>
              </table:table-cell>
              <table:table-cell office:value-type="float" office:value="110">
                <text:p>110</text:p>
              </table:table-cell>
              <table:table-cell office:value-type="float" office:value="4.25">
                <text:p>4.25</text:p>
              </table:table-cell>
              <table:table-cell office:value-type="float" office:value="30.9285714285714">
                <text:p>30.9285714285714</text:p>
              </table:table-cell>
              <table:table-cell office:value-type="float" office:value="4.25">
                <text:p>4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5">
                <text:p>4.25</text:p>
              </table:table-cell>
              <table:table-cell office:value-type="float" office:value="120">
                <text:p>12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90">
                <text:p>9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0">
                <text:p>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39.5">
                <text:p>39.5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90">
                <text:p>9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0">
                <text:p>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40.0357142857143">
                <text:p>40.0357142857143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5833333333333">
                <text:p>4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40.5714285714286">
                <text:p>40.5714285714286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90">
                <text:p>9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0">
                <text:p>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41.1071428571429">
                <text:p>41.1071428571429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04166666666667">
                <text:p>5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90">
                <text:p>9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0">
                <text:p>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41.6428571428571">
                <text:p>41.6428571428571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5.125">
                <text:p>5.125</text:p>
              </table:table-cell>
              <table:table-cell office:value-type="float" office:value="110">
                <text:p>110</text:p>
              </table:table-cell>
              <table:table-cell office:value-type="float" office:value="5.125">
                <text:p>5.125</text:p>
              </table:table-cell>
              <table:table-cell office:value-type="float" office:value="90">
                <text:p>90</text:p>
              </table:table-cell>
              <table:table-cell office:value-type="float" office:value="5.125">
                <text:p>5.125</text:p>
              </table:table-cell>
              <table:table-cell office:value-type="float" office:value="20">
                <text:p>20</text:p>
              </table:table-cell>
              <table:table-cell office:value-type="float" office:value="5.125">
                <text:p>5.125</text:p>
              </table:table-cell>
              <table:table-cell office:value-type="float" office:value="120">
                <text:p>120</text:p>
              </table:table-cell>
              <table:table-cell office:value-type="float" office:value="5.125">
                <text:p>5.125</text:p>
              </table:table-cell>
              <table:table-cell office:value-type="float" office:value="110">
                <text:p>110</text:p>
              </table:table-cell>
              <table:table-cell office:value-type="float" office:value="5.125">
                <text:p>5.125</text:p>
              </table:table-cell>
              <table:table-cell office:value-type="float" office:value="42.1785714285714">
                <text:p>42.1785714285714</text:p>
              </table:table-cell>
              <table:table-cell office:value-type="float" office:value="5.125">
                <text:p>5.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125">
                <text:p>5.125</text:p>
              </table:table-cell>
              <table:table-cell office:value-type="float" office:value="120">
                <text:p>1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90">
                <text:p>9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0">
                <text:p>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2.7142857142857">
                <text:p>42.714285714285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90">
                <text:p>9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0">
                <text:p>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43.25">
                <text:p>43.25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0833333333333">
                <text:p>5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5.25">
                <text:p>5.25</text:p>
              </table:table-cell>
              <table:table-cell office:value-type="float" office:value="110">
                <text:p>110</text:p>
              </table:table-cell>
              <table:table-cell office:value-type="float" office:value="5.25">
                <text:p>5.25</text:p>
              </table:table-cell>
              <table:table-cell office:value-type="float" office:value="90">
                <text:p>90</text:p>
              </table:table-cell>
              <table:table-cell office:value-type="float" office:value="5.25">
                <text:p>5.25</text:p>
              </table:table-cell>
              <table:table-cell office:value-type="float" office:value="20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120">
                <text:p>120</text:p>
              </table:table-cell>
              <table:table-cell office:value-type="float" office:value="5.25">
                <text:p>5.25</text:p>
              </table:table-cell>
              <table:table-cell office:value-type="float" office:value="110">
                <text:p>110</text:p>
              </table:table-cell>
              <table:table-cell office:value-type="float" office:value="5.25">
                <text:p>5.25</text:p>
              </table:table-cell>
              <table:table-cell office:value-type="float" office:value="43.7857142857143">
                <text:p>43.7857142857143</text:p>
              </table:table-cell>
              <table:table-cell office:value-type="float" office:value="5.25">
                <text:p>5.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5">
                <text:p>5.25</text:p>
              </table:table-cell>
              <table:table-cell office:value-type="float" office:value="120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0">
                <text:p>9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20">
                <text:p>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52.3571428571429">
                <text:p>52.357142857142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90">
                <text:p>9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20">
                <text:p>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52.8928571428571">
                <text:p>52.8928571428571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53.4285714285714">
                <text:p>53.4285714285714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90">
                <text:p>9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20">
                <text:p>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53.9642857142857">
                <text:p>53.9642857142857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36.6666666666667">
                <text:p>36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4166666666667">
                <text:p>6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90">
                <text:p>9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20">
                <text:p>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54.5">
                <text:p>54.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10">
                <text:p>110</text:p>
              </table:table-cell>
              <table:table-cell office:value-type="float" office:value="6.125">
                <text:p>6.125</text:p>
              </table:table-cell>
              <table:table-cell office:value-type="float" office:value="90">
                <text:p>90</text:p>
              </table:table-cell>
              <table:table-cell office:value-type="float" office:value="6.125">
                <text:p>6.125</text:p>
              </table:table-cell>
              <table:table-cell office:value-type="float" office:value="30">
                <text:p>30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25">
                <text:p>6.125</text:p>
              </table:table-cell>
              <table:table-cell office:value-type="float" office:value="110">
                <text:p>110</text:p>
              </table:table-cell>
              <table:table-cell office:value-type="float" office:value="6.125">
                <text:p>6.125</text:p>
              </table:table-cell>
              <table:table-cell office:value-type="float" office:value="55.0357142857143">
                <text:p>55.0357142857143</text:p>
              </table:table-cell>
              <table:table-cell office:value-type="float" office:value="6.125">
                <text:p>6.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25">
                <text:p>6.125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90">
                <text:p>9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0">
                <text:p>3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55.5714285714286">
                <text:p>55.571428571428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90">
                <text:p>9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30">
                <text:p>3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56.1071428571429">
                <text:p>56.1071428571429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0833333333333">
                <text:p>6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10">
                <text:p>110</text:p>
              </table:table-cell>
              <table:table-cell office:value-type="float" office:value="6.25">
                <text:p>6.25</text:p>
              </table:table-cell>
              <table:table-cell office:value-type="float" office:value="90">
                <text:p>90</text:p>
              </table:table-cell>
              <table:table-cell office:value-type="float" office:value="6.25">
                <text:p>6.25</text:p>
              </table:table-cell>
              <table:table-cell office:value-type="float" office:value="30">
                <text:p>30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25">
                <text:p>6.25</text:p>
              </table:table-cell>
              <table:table-cell office:value-type="float" office:value="110">
                <text:p>110</text:p>
              </table:table-cell>
              <table:table-cell office:value-type="float" office:value="6.25">
                <text:p>6.25</text:p>
              </table:table-cell>
              <table:table-cell office:value-type="float" office:value="56.6428571428571">
                <text:p>56.6428571428571</text:p>
              </table:table-cell>
              <table:table-cell office:value-type="float" office:value="6.25">
                <text:p>6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5">
                <text:p>6.25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90">
                <text:p>9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30">
                <text:p>3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65.2142857142857">
                <text:p>65.2142857142857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50.6666666666667">
                <text:p>50.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90">
                <text:p>9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30">
                <text:p>3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65.75">
                <text:p>65.75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95833333333333">
                <text:p>6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66.2857142857143">
                <text:p>66.2857142857143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90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30">
                <text:p>3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66.8214285714286">
                <text:p>66.8214285714286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52.6666666666667">
                <text:p>52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90">
                <text:p>9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30">
                <text:p>3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67.3571428571429">
                <text:p>67.3571428571429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10">
                <text:p>110</text:p>
              </table:table-cell>
              <table:table-cell office:value-type="float" office:value="7.125">
                <text:p>7.125</text:p>
              </table:table-cell>
              <table:table-cell office:value-type="float" office:value="90">
                <text:p>90</text:p>
              </table:table-cell>
              <table:table-cell office:value-type="float" office:value="7.125">
                <text:p>7.125</text:p>
              </table:table-cell>
              <table:table-cell office:value-type="float" office:value="30">
                <text:p>30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25">
                <text:p>7.125</text:p>
              </table:table-cell>
              <table:table-cell office:value-type="float" office:value="110">
                <text:p>110</text:p>
              </table:table-cell>
              <table:table-cell office:value-type="float" office:value="7.125">
                <text:p>7.125</text:p>
              </table:table-cell>
              <table:table-cell office:value-type="float" office:value="67.8928571428571">
                <text:p>67.8928571428571</text:p>
              </table:table-cell>
              <table:table-cell office:value-type="float" office:value="7.125">
                <text:p>7.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25">
                <text:p>7.125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90">
                <text:p>9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0">
                <text:p>3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68.4285714285714">
                <text:p>68.428571428571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90">
                <text:p>9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30">
                <text:p>3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68.9642857142857">
                <text:p>68.9642857142857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20833333333333">
                <text:p>7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10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90">
                <text:p>90</text:p>
              </table:table-cell>
              <table:table-cell office:value-type="float" office:value="7.25">
                <text:p>7.25</text:p>
              </table:table-cell>
              <table:table-cell office:value-type="float" office:value="30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25">
                <text:p>7.25</text:p>
              </table:table-cell>
              <table:table-cell office:value-type="float" office:value="110">
                <text:p>110</text:p>
              </table:table-cell>
              <table:table-cell office:value-type="float" office:value="7.25">
                <text:p>7.25</text:p>
              </table:table-cell>
              <table:table-cell office:value-type="float" office:value="69.5">
                <text:p>69.5</text:p>
              </table:table-cell>
              <table:table-cell office:value-type="float" office:value="7.25">
                <text:p>7.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25">
                <text:p>7.25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90">
                <text:p>9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30">
                <text:p>3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78.0714285714286">
                <text:p>78.071428571428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90">
                <text:p>9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30">
                <text:p>3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78.6071428571429">
                <text:p>78.6071428571429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67.3333333333333">
                <text:p>67.3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95833333333333">
                <text:p>7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79.1428571428571">
                <text:p>79.1428571428571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90">
                <text:p>9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30">
                <text:p>3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79.6785714285714">
                <text:p>79.6785714285714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68.6666666666667">
                <text:p>68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04166666666667">
                <text:p>8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90">
                <text:p>9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30">
                <text:p>3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0.2142857142857">
                <text:p>80.2142857142857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69.3333333333333">
                <text:p>69.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10">
                <text:p>110</text:p>
              </table:table-cell>
              <table:table-cell office:value-type="float" office:value="8.125">
                <text:p>8.125</text:p>
              </table:table-cell>
              <table:table-cell office:value-type="float" office:value="90">
                <text:p>90</text:p>
              </table:table-cell>
              <table:table-cell office:value-type="float" office:value="8.125">
                <text:p>8.125</text:p>
              </table:table-cell>
              <table:table-cell office:value-type="float" office:value="30">
                <text:p>30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25">
                <text:p>8.125</text:p>
              </table:table-cell>
              <table:table-cell office:value-type="float" office:value="110">
                <text:p>110</text:p>
              </table:table-cell>
              <table:table-cell office:value-type="float" office:value="8.125">
                <text:p>8.125</text:p>
              </table:table-cell>
              <table:table-cell office:value-type="float" office:value="80.75">
                <text:p>80.75</text:p>
              </table:table-cell>
              <table:table-cell office:value-type="float" office:value="8.125">
                <text:p>8.1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125">
                <text:p>8.125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90">
                <text:p>9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30">
                <text:p>3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1.2857142857143">
                <text:p>81.285714285714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90">
                <text:p>9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30">
                <text:p>3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81.8214285714286">
                <text:p>81.8214285714286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71.3333333333333">
                <text:p>71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20833333333333">
                <text:p>8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10">
                <text:p>110</text:p>
              </table:table-cell>
              <table:table-cell office:value-type="float" office:value="8.25">
                <text:p>8.25</text:p>
              </table:table-cell>
              <table:table-cell office:value-type="float" office:value="90">
                <text:p>90</text:p>
              </table:table-cell>
              <table:table-cell office:value-type="float" office:value="8.25">
                <text:p>8.25</text:p>
              </table:table-cell>
              <table:table-cell office:value-type="float" office:value="30">
                <text:p>30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25">
                <text:p>8.25</text:p>
              </table:table-cell>
              <table:table-cell office:value-type="float" office:value="110">
                <text:p>110</text:p>
              </table:table-cell>
              <table:table-cell office:value-type="float" office:value="8.25">
                <text:p>8.25</text:p>
              </table:table-cell>
              <table:table-cell office:value-type="float" office:value="82.3571428571429">
                <text:p>82.3571428571429</text:p>
              </table:table-cell>
              <table:table-cell office:value-type="float" office:value="8.25">
                <text:p>8.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25">
                <text:p>8.25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">
                <text:p>9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40">
                <text:p>4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10">
                <text:p>110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90.9285714285714">
                <text:p>90.9285714285714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0">
                <text:p>9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50">
                <text:p>5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10">
                <text:p>110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91.4642857142857">
                <text:p>91.4642857142857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95833333333333">
                <text:p>8.95833333333333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60">
                <text:p>6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10">
                <text:p>11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90">
                <text:p>90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04166666666667">
                <text:p>9.04166666666667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70">
                <text:p>7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10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90">
                <text:p>9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10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75">
                <text:p>75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25">
                <text:p>9.125</text:p>
              </table:table-cell>
              <table:table-cell office:value-type="float" office:value="110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90">
                <text:p>90</text:p>
              </table:table-cell>
              <table:table-cell office:value-type="float" office:value="9.125">
                <text:p>9.1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125">
                <text:p>9.125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0">
                <text:p>8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10">
                <text:p>11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90">
                <text:p>90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5">
                <text:p>85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10">
                <text:p>11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90">
                <text:p>90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0833333333333">
                <text:p>9.20833333333333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